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ymalizacja_wycinana_z_trace" table:style-name="ta1">
        <table:shapes>
          <draw:frame draw:z-index="0" draw:style-name="gr1" draw:text-style-name="P1" svg:width="41.088cm" svg:height="14.349cm" svg:x="0.1cm" svg:y="5.068cm">
            <draw:object draw:notify-on-update-of-ranges="optymalizacja_wycinana_z_trace.A1:optymalizacja_wycinana_z_trace.OJ1 optymalizacja_wycinana_z_trace.A2:optymalizacja_wycinana_z_trace.OJ2 optymalizacja_wycinana_z_trace.A3:optymalizacja_wycinana_z_trace.OJ3 optymalizacja_wycinana_z_trace.A4:optymalizacja_wycinana_z_trace.OJ4 optymalizacja_wycinana_z_trace.A5:optymalizacja_wycinana_z_trace.OJ5 optymalizacja_wycinana_z_trace.A6:optymalizacja_wycinana_z_trace.OJ6 optymalizacja_wycinana_z_trace.A7:optymalizacja_wycinana_z_trace.OJ7 optymalizacja_wycinana_z_trace.A8:optymalizacja_wycinana_z_trace.OJ8 optymalizacja_wycinana_z_trace.A9:optymalizacja_wycinana_z_trace.OJ9 optymalizacja_wycinana_z_trace.A10:optymalizacja_wycinana_z_trace.OJ10 optymalizacja_wycinana_z_trace.A11:optymalizacja_wycinana_z_trace.O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4.165cm">
            <draw:object draw:notify-on-update-of-ranges="optymalizacja_wycinana_z_trace.A9:optymalizacja_wycinana_z_trace.OJ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-62.3341903686523" calcext:value-type="float">
            <text:p>-62,3341903686523</text:p>
          </table:table-cell>
          <table:table-cell office:value-type="float" office:value="-62.3323936462402" calcext:value-type="float">
            <text:p>-62,3323936462402</text:p>
          </table:table-cell>
          <table:table-cell office:value-type="float" office:value="-62.326961517334" calcext:value-type="float">
            <text:p>-62,326961517334</text:p>
          </table:table-cell>
          <table:table-cell office:value-type="float" office:value="-62.310718536377" calcext:value-type="float">
            <text:p>-62,310718536377</text:p>
          </table:table-cell>
          <table:table-cell office:value-type="float" office:value="-62.3221130371094" calcext:value-type="float">
            <text:p>-62,3221130371094</text:p>
          </table:table-cell>
          <table:table-cell office:value-type="float" office:value="-62.3070106506348" calcext:value-type="float">
            <text:p>-62,3070106506348</text:p>
          </table:table-cell>
          <table:table-cell office:value-type="float" office:value="-62.3316421508789" calcext:value-type="float">
            <text:p>-62,3316421508789</text:p>
          </table:table-cell>
          <table:table-cell office:value-type="float" office:value="-62.3189849853516" calcext:value-type="float">
            <text:p>-62,3189849853516</text:p>
          </table:table-cell>
          <table:table-cell office:value-type="float" office:value="-62.3206520080566" calcext:value-type="float">
            <text:p>-62,3206520080566</text:p>
          </table:table-cell>
          <table:table-cell office:value-type="float" office:value="-62.3330192565918" calcext:value-type="float">
            <text:p>-62,3330192565918</text:p>
          </table:table-cell>
          <table:table-cell office:value-type="float" office:value="-62.3492164611816" calcext:value-type="float">
            <text:p>-62,3492164611816</text:p>
          </table:table-cell>
          <table:table-cell office:value-type="float" office:value="-62.3348579406738" calcext:value-type="float">
            <text:p>-62,3348579406738</text:p>
          </table:table-cell>
          <table:table-cell office:value-type="float" office:value="-62.3088455200195" calcext:value-type="float">
            <text:p>-62,3088455200195</text:p>
          </table:table-cell>
          <table:table-cell office:value-type="float" office:value="-62.3236999511719" calcext:value-type="float">
            <text:p>-62,3236999511719</text:p>
          </table:table-cell>
          <table:table-cell office:value-type="float" office:value="-62.3243255615234" calcext:value-type="float">
            <text:p>-62,3243255615234</text:p>
          </table:table-cell>
          <table:table-cell office:value-type="float" office:value="-62.3446083068848" calcext:value-type="float">
            <text:p>-62,3446083068848</text:p>
          </table:table-cell>
          <table:table-cell office:value-type="float" office:value="-62.3155632019043" calcext:value-type="float">
            <text:p>-62,3155632019043</text:p>
          </table:table-cell>
          <table:table-cell office:value-type="float" office:value="-62.3234519958496" calcext:value-type="float">
            <text:p>-62,3234519958496</text:p>
          </table:table-cell>
          <table:table-cell office:value-type="float" office:value="-62.3178977966309" calcext:value-type="float">
            <text:p>-62,3178977966309</text:p>
          </table:table-cell>
          <table:table-cell office:value-type="float" office:value="-62.3229522705078" calcext:value-type="float">
            <text:p>-62,3229522705078</text:p>
          </table:table-cell>
          <table:table-cell office:value-type="float" office:value="-62.3411369323731" calcext:value-type="float">
            <text:p>-62,3411369323731</text:p>
          </table:table-cell>
          <table:table-cell office:value-type="float" office:value="-62.3254585266113" calcext:value-type="float">
            <text:p>-62,3254585266113</text:p>
          </table:table-cell>
          <table:table-cell office:value-type="float" office:value="-62.3350715637207" calcext:value-type="float">
            <text:p>-62,3350715637207</text:p>
          </table:table-cell>
          <table:table-cell office:value-type="float" office:value="-62.3260002136231" calcext:value-type="float">
            <text:p>-62,3260002136231</text:p>
          </table:table-cell>
          <table:table-cell office:value-type="float" office:value="-62.3427238464356" calcext:value-type="float">
            <text:p>-62,3427238464356</text:p>
          </table:table-cell>
          <table:table-cell office:value-type="float" office:value="-62.3382034301758" calcext:value-type="float">
            <text:p>-62,3382034301758</text:p>
          </table:table-cell>
          <table:table-cell office:value-type="float" office:value="-62.3238296508789" calcext:value-type="float">
            <text:p>-62,3238296508789</text:p>
          </table:table-cell>
          <table:table-cell office:value-type="float" office:value="-62.3377456665039" calcext:value-type="float">
            <text:p>-62,3377456665039</text:p>
          </table:table-cell>
          <table:table-cell office:value-type="float" office:value="-62.3374519348145" calcext:value-type="float">
            <text:p>-62,3374519348145</text:p>
          </table:table-cell>
          <table:table-cell office:value-type="float" office:value="-62.3144340515137" calcext:value-type="float">
            <text:p>-62,3144340515137</text:p>
          </table:table-cell>
          <table:table-cell office:value-type="float" office:value="-62.3314323425293" calcext:value-type="float">
            <text:p>-62,3314323425293</text:p>
          </table:table-cell>
          <table:table-cell office:value-type="float" office:value="-62.3328132629395" calcext:value-type="float">
            <text:p>-62,3328132629395</text:p>
          </table:table-cell>
          <table:table-cell office:value-type="float" office:value="-62.3318481445313" calcext:value-type="float">
            <text:p>-62,3318481445313</text:p>
          </table:table-cell>
          <table:table-cell office:value-type="float" office:value="-62.3388328552246" calcext:value-type="float">
            <text:p>-62,3388328552246</text:p>
          </table:table-cell>
          <table:table-cell office:value-type="float" office:value="-62.3369483947754" calcext:value-type="float">
            <text:p>-62,3369483947754</text:p>
          </table:table-cell>
          <table:table-cell office:value-type="float" office:value="-62.3157691955566" calcext:value-type="float">
            <text:p>-62,3157691955566</text:p>
          </table:table-cell>
          <table:table-cell office:value-type="float" office:value="-62.3404235839844" calcext:value-type="float">
            <text:p>-62,3404235839844</text:p>
          </table:table-cell>
          <table:table-cell office:value-type="float" office:value="-62.3260803222656" calcext:value-type="float">
            <text:p>-62,3260803222656</text:p>
          </table:table-cell>
          <table:table-cell office:value-type="float" office:value="-62.3262481689453" calcext:value-type="float">
            <text:p>-62,3262481689453</text:p>
          </table:table-cell>
          <table:table-cell office:value-type="float" office:value="-62.3274192810059" calcext:value-type="float">
            <text:p>-62,3274192810059</text:p>
          </table:table-cell>
          <table:table-cell office:value-type="float" office:value="-62.3354454040527" calcext:value-type="float">
            <text:p>-62,3354454040527</text:p>
          </table:table-cell>
          <table:table-cell office:value-type="float" office:value="-62.3106384277344" calcext:value-type="float">
            <text:p>-62,3106384277344</text:p>
          </table:table-cell>
          <table:table-cell office:value-type="float" office:value="-62.3349418640137" calcext:value-type="float">
            <text:p>-62,3349418640137</text:p>
          </table:table-cell>
          <table:table-cell office:value-type="float" office:value="-62.3335189819336" calcext:value-type="float">
            <text:p>-62,3335189819336</text:p>
          </table:table-cell>
          <table:table-cell office:value-type="float" office:value="-62.3126831054688" calcext:value-type="float">
            <text:p>-62,3126831054688</text:p>
          </table:table-cell>
          <table:table-cell office:value-type="float" office:value="-62.3108024597168" calcext:value-type="float">
            <text:p>-62,3108024597168</text:p>
          </table:table-cell>
          <table:table-cell office:value-type="float" office:value="-62.3394584655762" calcext:value-type="float">
            <text:p>-62,3394584655762</text:p>
          </table:table-cell>
          <table:table-cell office:value-type="float" office:value="-62.3437309265137" calcext:value-type="float">
            <text:p>-62,3437309265137</text:p>
          </table:table-cell>
          <table:table-cell office:value-type="float" office:value="-62.3300971984863" calcext:value-type="float">
            <text:p>-62,3300971984863</text:p>
          </table:table-cell>
          <table:table-cell office:value-type="float" office:value="-62.3390426635742" calcext:value-type="float">
            <text:p>-62,3390426635742</text:p>
          </table:table-cell>
          <table:table-cell office:value-type="float" office:value="-62.339542388916" calcext:value-type="float">
            <text:p>-62,339542388916</text:p>
          </table:table-cell>
          <table:table-cell office:value-type="float" office:value="-62.345573425293" calcext:value-type="float">
            <text:p>-62,345573425293</text:p>
          </table:table-cell>
          <table:table-cell office:value-type="float" office:value="-62.3367004394531" calcext:value-type="float">
            <text:p>-62,3367004394531</text:p>
          </table:table-cell>
          <table:table-cell office:value-type="float" office:value="-62.3242034912109" calcext:value-type="float">
            <text:p>-62,3242034912109</text:p>
          </table:table-cell>
          <table:table-cell office:value-type="float" office:value="-62.3369903564453" calcext:value-type="float">
            <text:p>-62,3369903564453</text:p>
          </table:table-cell>
          <table:table-cell office:value-type="float" office:value="-62.3491706848145" calcext:value-type="float">
            <text:p>-62,3491706848145</text:p>
          </table:table-cell>
          <table:table-cell office:value-type="float" office:value="-62.3214874267578" calcext:value-type="float">
            <text:p>-62,3214874267578</text:p>
          </table:table-cell>
          <table:table-cell office:value-type="float" office:value="-62.3339805603027" calcext:value-type="float">
            <text:p>-62,3339805603027</text:p>
          </table:table-cell>
          <table:table-cell office:value-type="float" office:value="-62.3444023132324" calcext:value-type="float">
            <text:p>-62,3444023132324</text:p>
          </table:table-cell>
          <table:table-cell office:value-type="float" office:value="-62.3341903686523" calcext:value-type="float">
            <text:p>-62,3341903686523</text:p>
          </table:table-cell>
          <table:table-cell office:value-type="float" office:value="-62.3568420410156" calcext:value-type="float">
            <text:p>-62,3568420410156</text:p>
          </table:table-cell>
          <table:table-cell office:value-type="float" office:value="-62.3417205810547" calcext:value-type="float">
            <text:p>-62,3417205810547</text:p>
          </table:table-cell>
          <table:table-cell office:value-type="float" office:value="-62.3543281555176" calcext:value-type="float">
            <text:p>-62,3543281555176</text:p>
          </table:table-cell>
          <table:table-cell office:value-type="float" office:value="-62.3412208557129" calcext:value-type="float">
            <text:p>-62,3412208557129</text:p>
          </table:table-cell>
          <table:table-cell office:value-type="float" office:value="-62.3570938110352" calcext:value-type="float">
            <text:p>-62,3570938110352</text:p>
          </table:table-cell>
          <table:table-cell office:value-type="float" office:value="-62.3388748168945" calcext:value-type="float">
            <text:p>-62,3388748168945</text:p>
          </table:table-cell>
          <table:table-cell office:value-type="float" office:value="-62.3310546875" calcext:value-type="float">
            <text:p>-62,3310546875</text:p>
          </table:table-cell>
          <table:table-cell office:value-type="float" office:value="-62.3303451538086" calcext:value-type="float">
            <text:p>-62,3303451538086</text:p>
          </table:table-cell>
          <table:table-cell office:value-type="float" office:value="-62.3343162536621" calcext:value-type="float">
            <text:p>-62,3343162536621</text:p>
          </table:table-cell>
          <table:table-cell office:value-type="float" office:value="-62.3236999511719" calcext:value-type="float">
            <text:p>-62,3236999511719</text:p>
          </table:table-cell>
          <table:table-cell office:value-type="float" office:value="-62.3370361328125" calcext:value-type="float">
            <text:p>-62,3370361328125</text:p>
          </table:table-cell>
          <table:table-cell office:value-type="float" office:value="-62.3393363952637" calcext:value-type="float">
            <text:p>-62,3393363952637</text:p>
          </table:table-cell>
          <table:table-cell office:value-type="float" office:value="-62.3232841491699" calcext:value-type="float">
            <text:p>-62,3232841491699</text:p>
          </table:table-cell>
          <table:table-cell office:value-type="float" office:value="-62.3346519470215" calcext:value-type="float">
            <text:p>-62,3346519470215</text:p>
          </table:table-cell>
          <table:table-cell office:value-type="float" office:value="-62.3508071899414" calcext:value-type="float">
            <text:p>-62,3508071899414</text:p>
          </table:table-cell>
          <table:table-cell office:value-type="float" office:value="-62.3286285400391" calcext:value-type="float">
            <text:p>-62,3286285400391</text:p>
          </table:table-cell>
          <table:table-cell office:value-type="float" office:value="-62.3328971862793" calcext:value-type="float">
            <text:p>-62,3328971862793</text:p>
          </table:table-cell>
          <table:table-cell office:value-type="float" office:value="-62.3570938110352" calcext:value-type="float">
            <text:p>-62,3570938110352</text:p>
          </table:table-cell>
          <table:table-cell office:value-type="float" office:value="-62.3396720886231" calcext:value-type="float">
            <text:p>-62,3396720886231</text:p>
          </table:table-cell>
          <table:table-cell office:value-type="float" office:value="-62.3377876281738" calcext:value-type="float">
            <text:p>-62,3377876281738</text:p>
          </table:table-cell>
          <table:table-cell office:value-type="float" office:value="-62.3493423461914" calcext:value-type="float">
            <text:p>-62,3493423461914</text:p>
          </table:table-cell>
          <table:table-cell office:value-type="float" office:value="-62.3573913574219" calcext:value-type="float">
            <text:p>-62,3573913574219</text:p>
          </table:table-cell>
          <table:table-cell office:value-type="float" office:value="-62.3472061157227" calcext:value-type="float">
            <text:p>-62,3472061157227</text:p>
          </table:table-cell>
          <table:table-cell office:value-type="float" office:value="-62.3275451660156" calcext:value-type="float">
            <text:p>-62,3275451660156</text:p>
          </table:table-cell>
          <table:table-cell office:value-type="float" office:value="-62.3586845397949" calcext:value-type="float">
            <text:p>-62,3586845397949</text:p>
          </table:table-cell>
          <table:table-cell office:value-type="float" office:value="-62.3569259643555" calcext:value-type="float">
            <text:p>-62,3569259643555</text:p>
          </table:table-cell>
          <table:table-cell office:value-type="float" office:value="-62.3482933044434" calcext:value-type="float">
            <text:p>-62,3482933044434</text:p>
          </table:table-cell>
          <table:table-cell office:value-type="float" office:value="-62.343563079834" calcext:value-type="float">
            <text:p>-62,343563079834</text:p>
          </table:table-cell>
          <table:table-cell office:value-type="float" office:value="-62.3442726135254" calcext:value-type="float">
            <text:p>-62,3442726135254</text:p>
          </table:table-cell>
          <table:table-cell office:value-type="float" office:value="-62.3624649047852" calcext:value-type="float">
            <text:p>-62,3624649047852</text:p>
          </table:table-cell>
          <table:table-cell office:value-type="float" office:value="-62.3815727233887" calcext:value-type="float">
            <text:p>-62,3815727233887</text:p>
          </table:table-cell>
          <table:table-cell office:value-type="float" office:value="-62.3565902709961" calcext:value-type="float">
            <text:p>-62,3565902709961</text:p>
          </table:table-cell>
          <table:table-cell office:value-type="float" office:value="-62.3618354797363" calcext:value-type="float">
            <text:p>-62,3618354797363</text:p>
          </table:table-cell>
          <table:table-cell office:value-type="float" office:value="-62.3476638793945" calcext:value-type="float">
            <text:p>-62,3476638793945</text:p>
          </table:table-cell>
          <table:table-cell office:value-type="float" office:value="-62.3496360778809" calcext:value-type="float">
            <text:p>-62,3496360778809</text:p>
          </table:table-cell>
          <table:table-cell office:value-type="float" office:value="-62.329719543457" calcext:value-type="float">
            <text:p>-62,329719543457</text:p>
          </table:table-cell>
          <table:table-cell office:value-type="float" office:value="-62.3394203186035" calcext:value-type="float">
            <text:p>-62,3394203186035</text:p>
          </table:table-cell>
          <table:table-cell office:value-type="float" office:value="-62.3201942443848" calcext:value-type="float">
            <text:p>-62,3201942443848</text:p>
          </table:table-cell>
          <table:table-cell office:value-type="float" office:value="-62.3403854370117" calcext:value-type="float">
            <text:p>-62,3403854370117</text:p>
          </table:table-cell>
          <table:table-cell office:value-type="float" office:value="-62.3359489440918" calcext:value-type="float">
            <text:p>-62,3359489440918</text:p>
          </table:table-cell>
          <table:table-cell office:value-type="float" office:value="-62.323657989502" calcext:value-type="float">
            <text:p>-62,323657989502</text:p>
          </table:table-cell>
          <table:table-cell office:value-type="float" office:value="-62.349048614502" calcext:value-type="float">
            <text:p>-62,349048614502</text:p>
          </table:table-cell>
          <table:table-cell office:value-type="float" office:value="-62.3477516174316" calcext:value-type="float">
            <text:p>-62,3477516174316</text:p>
          </table:table-cell>
          <table:table-cell office:value-type="float" office:value="-62.3403434753418" calcext:value-type="float">
            <text:p>-62,3403434753418</text:p>
          </table:table-cell>
          <table:table-cell office:value-type="float" office:value="-62.3384170532227" calcext:value-type="float">
            <text:p>-62,3384170532227</text:p>
          </table:table-cell>
          <table:table-cell office:value-type="float" office:value="-62.3508491516113" calcext:value-type="float">
            <text:p>-62,3508491516113</text:p>
          </table:table-cell>
          <table:table-cell office:value-type="float" office:value="-62.3379135131836" calcext:value-type="float">
            <text:p>-62,3379135131836</text:p>
          </table:table-cell>
          <table:table-cell office:value-type="float" office:value="-62.3443603515625" calcext:value-type="float">
            <text:p>-62,3443603515625</text:p>
          </table:table-cell>
          <table:table-cell office:value-type="float" office:value="-62.3445663452148" calcext:value-type="float">
            <text:p>-62,3445663452148</text:p>
          </table:table-cell>
          <table:table-cell office:value-type="float" office:value="-62.3466606140137" calcext:value-type="float">
            <text:p>-62,3466606140137</text:p>
          </table:table-cell>
          <table:table-cell office:value-type="float" office:value="-62.3390007019043" calcext:value-type="float">
            <text:p>-62,3390007019043</text:p>
          </table:table-cell>
          <table:table-cell office:value-type="float" office:value="-62.3509330749512" calcext:value-type="float">
            <text:p>-62,3509330749512</text:p>
          </table:table-cell>
          <table:table-cell office:value-type="float" office:value="-62.3316421508789" calcext:value-type="float">
            <text:p>-62,3316421508789</text:p>
          </table:table-cell>
          <table:table-cell office:value-type="float" office:value="-62.3249549865723" calcext:value-type="float">
            <text:p>-62,3249549865723</text:p>
          </table:table-cell>
          <table:table-cell office:value-type="float" office:value="-62.3524436950684" calcext:value-type="float">
            <text:p>-62,3524436950684</text:p>
          </table:table-cell>
          <table:table-cell office:value-type="float" office:value="-62.3517723083496" calcext:value-type="float">
            <text:p>-62,3517723083496</text:p>
          </table:table-cell>
          <table:table-cell office:value-type="float" office:value="-62.3398361206055" calcext:value-type="float">
            <text:p>-62,3398361206055</text:p>
          </table:table-cell>
          <table:table-cell office:value-type="float" office:value="-62.3497200012207" calcext:value-type="float">
            <text:p>-62,3497200012207</text:p>
          </table:table-cell>
          <table:table-cell office:value-type="float" office:value="-62.3328971862793" calcext:value-type="float">
            <text:p>-62,3328971862793</text:p>
          </table:table-cell>
          <table:table-cell office:value-type="float" office:value="-62.347583770752" calcext:value-type="float">
            <text:p>-62,347583770752</text:p>
          </table:table-cell>
          <table:table-cell office:value-type="float" office:value="-62.3398361206055" calcext:value-type="float">
            <text:p>-62,3398361206055</text:p>
          </table:table-cell>
          <table:table-cell office:value-type="float" office:value="-62.3456993103027" calcext:value-type="float">
            <text:p>-62,3456993103027</text:p>
          </table:table-cell>
          <table:table-cell office:value-type="float" office:value="-62.3469963073731" calcext:value-type="float">
            <text:p>-62,3469963073731</text:p>
          </table:table-cell>
          <table:table-cell office:value-type="float" office:value="-62.3513908386231" calcext:value-type="float">
            <text:p>-62,3513908386231</text:p>
          </table:table-cell>
          <table:table-cell office:value-type="float" office:value="-62.3583488464356" calcext:value-type="float">
            <text:p>-62,3583488464356</text:p>
          </table:table-cell>
          <table:table-cell office:value-type="float" office:value="-62.3580131530762" calcext:value-type="float">
            <text:p>-62,3580131530762</text:p>
          </table:table-cell>
          <table:table-cell office:value-type="float" office:value="-62.3391227722168" calcext:value-type="float">
            <text:p>-62,3391227722168</text:p>
          </table:table-cell>
          <table:table-cell office:value-type="float" office:value="-62.3436050415039" calcext:value-type="float">
            <text:p>-62,3436050415039</text:p>
          </table:table-cell>
          <table:table-cell office:value-type="float" office:value="-62.3365745544434" calcext:value-type="float">
            <text:p>-62,3365745544434</text:p>
          </table:table-cell>
          <table:table-cell office:value-type="float" office:value="-62.3425979614258" calcext:value-type="float">
            <text:p>-62,3425979614258</text:p>
          </table:table-cell>
          <table:table-cell office:value-type="float" office:value="-62.3446922302246" calcext:value-type="float">
            <text:p>-62,3446922302246</text:p>
          </table:table-cell>
          <table:table-cell office:value-type="float" office:value="-62.3299674987793" calcext:value-type="float">
            <text:p>-62,3299674987793</text:p>
          </table:table-cell>
          <table:table-cell office:value-type="float" office:value="-62.3503913879395" calcext:value-type="float">
            <text:p>-62,3503913879395</text:p>
          </table:table-cell>
          <table:table-cell office:value-type="float" office:value="-62.3295059204102" calcext:value-type="float">
            <text:p>-62,3295059204102</text:p>
          </table:table-cell>
          <table:table-cell office:value-type="float" office:value="-62.3156051635742" calcext:value-type="float">
            <text:p>-62,3156051635742</text:p>
          </table:table-cell>
          <table:table-cell office:value-type="float" office:value="-62.3242416381836" calcext:value-type="float">
            <text:p>-62,3242416381836</text:p>
          </table:table-cell>
          <table:table-cell office:value-type="float" office:value="-62.3323059082031" calcext:value-type="float">
            <text:p>-62,3323059082031</text:p>
          </table:table-cell>
          <table:table-cell office:value-type="float" office:value="-62.328296661377" calcext:value-type="float">
            <text:p>-62,328296661377</text:p>
          </table:table-cell>
          <table:table-cell office:value-type="float" office:value="-62.3345680236816" calcext:value-type="float">
            <text:p>-62,3345680236816</text:p>
          </table:table-cell>
          <table:table-cell office:value-type="float" office:value="-62.3340225219727" calcext:value-type="float">
            <text:p>-62,3340225219727</text:p>
          </table:table-cell>
          <table:table-cell office:value-type="float" office:value="-62.3388748168945" calcext:value-type="float">
            <text:p>-62,3388748168945</text:p>
          </table:table-cell>
          <table:table-cell office:value-type="float" office:value="-62.3693428039551" calcext:value-type="float">
            <text:p>-62,3693428039551</text:p>
          </table:table-cell>
          <table:table-cell office:value-type="float" office:value="-62.3452377319336" calcext:value-type="float">
            <text:p>-62,3452377319336</text:p>
          </table:table-cell>
          <table:table-cell office:value-type="float" office:value="-62.3417205810547" calcext:value-type="float">
            <text:p>-62,3417205810547</text:p>
          </table:table-cell>
          <table:table-cell office:value-type="float" office:value="-62.3263778686523" calcext:value-type="float">
            <text:p>-62,3263778686523</text:p>
          </table:table-cell>
          <table:table-cell office:value-type="float" office:value="-62.3338165283203" calcext:value-type="float">
            <text:p>-62,3338165283203</text:p>
          </table:table-cell>
          <table:table-cell office:value-type="float" office:value="-62.3449440002441" calcext:value-type="float">
            <text:p>-62,3449440002441</text:p>
          </table:table-cell>
          <table:table-cell office:value-type="float" office:value="-62.349006652832" calcext:value-type="float">
            <text:p>-62,349006652832</text:p>
          </table:table-cell>
          <table:table-cell office:value-type="float" office:value="-62.3426818847656" calcext:value-type="float">
            <text:p>-62,3426818847656</text:p>
          </table:table-cell>
          <table:table-cell office:value-type="float" office:value="-62.33251953125" calcext:value-type="float">
            <text:p>-62,33251953125</text:p>
          </table:table-cell>
          <table:table-cell office:value-type="float" office:value="-62.3126831054688" calcext:value-type="float">
            <text:p>-62,3126831054688</text:p>
          </table:table-cell>
          <table:table-cell office:value-type="float" office:value="-62.3272514343262" calcext:value-type="float">
            <text:p>-62,3272514343262</text:p>
          </table:table-cell>
          <table:table-cell office:value-type="float" office:value="-62.3304252624512" calcext:value-type="float">
            <text:p>-62,3304252624512</text:p>
          </table:table-cell>
          <table:table-cell office:value-type="float" office:value="-62.3290061950684" calcext:value-type="float">
            <text:p>-62,3290061950684</text:p>
          </table:table-cell>
          <table:table-cell office:value-type="float" office:value="-62.3407135009766" calcext:value-type="float">
            <text:p>-62,3407135009766</text:p>
          </table:table-cell>
          <table:table-cell office:value-type="float" office:value="-62.3332290649414" calcext:value-type="float">
            <text:p>-62,3332290649414</text:p>
          </table:table-cell>
          <table:table-cell office:value-type="float" office:value="-62.3275451660156" calcext:value-type="float">
            <text:p>-62,3275451660156</text:p>
          </table:table-cell>
          <table:table-cell office:value-type="float" office:value="-62.3393363952637" calcext:value-type="float">
            <text:p>-62,3393363952637</text:p>
          </table:table-cell>
          <table:table-cell office:value-type="float" office:value="-62.3212814331055" calcext:value-type="float">
            <text:p>-62,3212814331055</text:p>
          </table:table-cell>
          <table:table-cell office:value-type="float" office:value="-62.3320159912109" calcext:value-type="float">
            <text:p>-62,3320159912109</text:p>
          </table:table-cell>
          <table:table-cell office:value-type="float" office:value="-62.3398361206055" calcext:value-type="float">
            <text:p>-62,3398361206055</text:p>
          </table:table-cell>
          <table:table-cell office:value-type="float" office:value="-62.3471221923828" calcext:value-type="float">
            <text:p>-62,3471221923828</text:p>
          </table:table-cell>
          <table:table-cell office:value-type="float" office:value="-62.3323516845703" calcext:value-type="float">
            <text:p>-62,3323516845703</text:p>
          </table:table-cell>
          <table:table-cell office:value-type="float" office:value="-62.3444023132324" calcext:value-type="float">
            <text:p>-62,3444023132324</text:p>
          </table:table-cell>
          <table:table-cell office:value-type="float" office:value="-62.3407135009766" calcext:value-type="float">
            <text:p>-62,3407135009766</text:p>
          </table:table-cell>
          <table:table-cell office:value-type="float" office:value="-62.3419342041016" calcext:value-type="float">
            <text:p>-62,3419342041016</text:p>
          </table:table-cell>
          <table:table-cell office:value-type="float" office:value="-62.3507652282715" calcext:value-type="float">
            <text:p>-62,3507652282715</text:p>
          </table:table-cell>
          <table:table-cell office:value-type="float" office:value="-62.3218612670898" calcext:value-type="float">
            <text:p>-62,3218612670898</text:p>
          </table:table-cell>
          <table:table-cell office:value-type="float" office:value="-62.3438148498535" calcext:value-type="float">
            <text:p>-62,3438148498535</text:p>
          </table:table-cell>
          <table:table-cell office:value-type="float" office:value="-62.3550415039063" calcext:value-type="float">
            <text:p>-62,3550415039063</text:p>
          </table:table-cell>
          <table:table-cell office:value-type="float" office:value="-62.3458671569824" calcext:value-type="float">
            <text:p>-62,3458671569824</text:p>
          </table:table-cell>
          <table:table-cell office:value-type="float" office:value="-62.3527336120606" calcext:value-type="float">
            <text:p>-62,3527336120606</text:p>
          </table:table-cell>
          <table:table-cell office:value-type="float" office:value="-62.3478355407715" calcext:value-type="float">
            <text:p>-62,3478355407715</text:p>
          </table:table-cell>
          <table:table-cell office:value-type="float" office:value="-62.3539924621582" calcext:value-type="float">
            <text:p>-62,3539924621582</text:p>
          </table:table-cell>
          <table:table-cell office:value-type="float" office:value="-62.3368682861328" calcext:value-type="float">
            <text:p>-62,3368682861328</text:p>
          </table:table-cell>
          <table:table-cell office:value-type="float" office:value="-62.3442726135254" calcext:value-type="float">
            <text:p>-62,3442726135254</text:p>
          </table:table-cell>
          <table:table-cell office:value-type="float" office:value="-62.3295478820801" calcext:value-type="float">
            <text:p>-62,3295478820801</text:p>
          </table:table-cell>
          <table:table-cell office:value-type="float" office:value="-62.3427238464356" calcext:value-type="float">
            <text:p>-62,3427238464356</text:p>
          </table:table-cell>
          <table:table-cell office:value-type="float" office:value="-62.3364906311035" calcext:value-type="float">
            <text:p>-62,3364906311035</text:p>
          </table:table-cell>
          <table:table-cell office:value-type="float" office:value="-62.3344841003418" calcext:value-type="float">
            <text:p>-62,3344841003418</text:p>
          </table:table-cell>
          <table:table-cell office:value-type="float" office:value="-62.3335189819336" calcext:value-type="float">
            <text:p>-62,3335189819336</text:p>
          </table:table-cell>
          <table:table-cell office:value-type="float" office:value="-62.3305130004883" calcext:value-type="float">
            <text:p>-62,3305130004883</text:p>
          </table:table-cell>
          <table:table-cell office:value-type="float" office:value="-62.3291358947754" calcext:value-type="float">
            <text:p>-62,3291358947754</text:p>
          </table:table-cell>
          <table:table-cell office:value-type="float" office:value="-62.3318481445313" calcext:value-type="float">
            <text:p>-62,3318481445313</text:p>
          </table:table-cell>
          <table:table-cell office:value-type="float" office:value="-62.3129730224609" calcext:value-type="float">
            <text:p>-62,3129730224609</text:p>
          </table:table-cell>
          <table:table-cell office:value-type="float" office:value="-62.3244132995606" calcext:value-type="float">
            <text:p>-62,3244132995606</text:p>
          </table:table-cell>
          <table:table-cell office:value-type="float" office:value="-62.3352355957031" calcext:value-type="float">
            <text:p>-62,3352355957031</text:p>
          </table:table-cell>
          <table:table-cell office:value-type="float" office:value="-62.3448181152344" calcext:value-type="float">
            <text:p>-62,3448181152344</text:p>
          </table:table-cell>
          <table:table-cell office:value-type="float" office:value="-62.3238677978516" calcext:value-type="float">
            <text:p>-62,3238677978516</text:p>
          </table:table-cell>
          <table:table-cell office:value-type="float" office:value="-62.3243713378906" calcext:value-type="float">
            <text:p>-62,3243713378906</text:p>
          </table:table-cell>
          <table:table-cell office:value-type="float" office:value="-62.3150596618652" calcext:value-type="float">
            <text:p>-62,3150596618652</text:p>
          </table:table-cell>
          <table:table-cell office:value-type="float" office:value="-62.3258323669434" calcext:value-type="float">
            <text:p>-62,3258323669434</text:p>
          </table:table-cell>
          <table:table-cell office:value-type="float" office:value="-62.3267059326172" calcext:value-type="float">
            <text:p>-62,3267059326172</text:p>
          </table:table-cell>
          <table:table-cell office:value-type="float" office:value="-62.3320579528809" calcext:value-type="float">
            <text:p>-62,3320579528809</text:p>
          </table:table-cell>
          <table:table-cell office:value-type="float" office:value="-62.3150596618652" calcext:value-type="float">
            <text:p>-62,3150596618652</text:p>
          </table:table-cell>
          <table:table-cell office:value-type="float" office:value="-62.327880859375" calcext:value-type="float">
            <text:p>-62,327880859375</text:p>
          </table:table-cell>
          <table:table-cell office:value-type="float" office:value="-62.3312644958496" calcext:value-type="float">
            <text:p>-62,3312644958496</text:p>
          </table:table-cell>
          <table:table-cell office:value-type="float" office:value="-62.3259582519531" calcext:value-type="float">
            <text:p>-62,3259582519531</text:p>
          </table:table-cell>
          <table:table-cell office:value-type="float" office:value="-62.3247032165527" calcext:value-type="float">
            <text:p>-62,3247032165527</text:p>
          </table:table-cell>
          <table:table-cell office:value-type="float" office:value="-62.3233222961426" calcext:value-type="float">
            <text:p>-62,3233222961426</text:p>
          </table:table-cell>
          <table:table-cell office:value-type="float" office:value="-62.3307609558106" calcext:value-type="float">
            <text:p>-62,3307609558106</text:p>
          </table:table-cell>
          <table:table-cell office:value-type="float" office:value="-62.3206939697266" calcext:value-type="float">
            <text:p>-62,3206939697266</text:p>
          </table:table-cell>
          <table:table-cell office:value-type="float" office:value="-62.3165588378906" calcext:value-type="float">
            <text:p>-62,3165588378906</text:p>
          </table:table-cell>
          <table:table-cell office:value-type="float" office:value="-62.3275451660156" calcext:value-type="float">
            <text:p>-62,3275451660156</text:p>
          </table:table-cell>
          <table:table-cell office:value-type="float" office:value="-62.3090972900391" calcext:value-type="float">
            <text:p>-62,3090972900391</text:p>
          </table:table-cell>
          <table:table-cell office:value-type="float" office:value="-62.3156051635742" calcext:value-type="float">
            <text:p>-62,3156051635742</text:p>
          </table:table-cell>
          <table:table-cell office:value-type="float" office:value="-62.317440032959" calcext:value-type="float">
            <text:p>-62,317440032959</text:p>
          </table:table-cell>
          <table:table-cell office:value-type="float" office:value="-62.3224067687988" calcext:value-type="float">
            <text:p>-62,3224067687988</text:p>
          </table:table-cell>
          <table:table-cell office:value-type="float" office:value="-62.3131446838379" calcext:value-type="float">
            <text:p>-62,3131446838379</text:p>
          </table:table-cell>
          <table:table-cell office:value-type="float" office:value="-62.3191070556641" calcext:value-type="float">
            <text:p>-62,3191070556641</text:p>
          </table:table-cell>
          <table:table-cell office:value-type="float" office:value="-62.3155212402344" calcext:value-type="float">
            <text:p>-62,3155212402344</text:p>
          </table:table-cell>
          <table:table-cell office:value-type="float" office:value="-62.3090972900391" calcext:value-type="float">
            <text:p>-62,3090972900391</text:p>
          </table:table-cell>
          <table:table-cell office:value-type="float" office:value="-62.3364067077637" calcext:value-type="float">
            <text:p>-62,3364067077637</text:p>
          </table:table-cell>
          <table:table-cell office:value-type="float" office:value="-62.3382453918457" calcext:value-type="float">
            <text:p>-62,3382453918457</text:p>
          </table:table-cell>
          <table:table-cell office:value-type="float" office:value="-62.3231582641602" calcext:value-type="float">
            <text:p>-62,3231582641602</text:p>
          </table:table-cell>
          <table:table-cell office:value-type="float" office:value="-62.3107643127441" calcext:value-type="float">
            <text:p>-62,3107643127441</text:p>
          </table:table-cell>
          <table:table-cell office:value-type="float" office:value="-62.3154792785645" calcext:value-type="float">
            <text:p>-62,3154792785645</text:p>
          </table:table-cell>
          <table:table-cell office:value-type="float" office:value="-62.322696685791" calcext:value-type="float">
            <text:p>-62,322696685791</text:p>
          </table:table-cell>
          <table:table-cell office:value-type="float" office:value="-62.3361129760742" calcext:value-type="float">
            <text:p>-62,3361129760742</text:p>
          </table:table-cell>
          <table:table-cell office:value-type="float" office:value="-62.326416015625" calcext:value-type="float">
            <text:p>-62,326416015625</text:p>
          </table:table-cell>
          <table:table-cell office:value-type="float" office:value="-62.3192367553711" calcext:value-type="float">
            <text:p>-62,3192367553711</text:p>
          </table:table-cell>
          <table:table-cell office:value-type="float" office:value="-62.3093872070313" calcext:value-type="float">
            <text:p>-62,3093872070313</text:p>
          </table:table-cell>
          <table:table-cell office:value-type="float" office:value="-62.3152694702148" calcext:value-type="float">
            <text:p>-62,3152694702148</text:p>
          </table:table-cell>
          <table:table-cell office:value-type="float" office:value="-62.3209037780762" calcext:value-type="float">
            <text:p>-62,3209037780762</text:p>
          </table:table-cell>
          <table:table-cell office:value-type="float" office:value="-62.3341102600098" calcext:value-type="float">
            <text:p>-62,3341102600098</text:p>
          </table:table-cell>
          <table:table-cell office:value-type="float" office:value="-62.3128890991211" calcext:value-type="float">
            <text:p>-62,3128890991211</text:p>
          </table:table-cell>
          <table:table-cell office:value-type="float" office:value="-62.3195266723633" calcext:value-type="float">
            <text:p>-62,3195266723633</text:p>
          </table:table-cell>
          <table:table-cell office:value-type="float" office:value="-62.3102226257324" calcext:value-type="float">
            <text:p>-62,3102226257324</text:p>
          </table:table-cell>
          <table:table-cell office:value-type="float" office:value="-62.3124732971191" calcext:value-type="float">
            <text:p>-62,3124732971191</text:p>
          </table:table-cell>
          <table:table-cell office:value-type="float" office:value="-62.3082618713379" calcext:value-type="float">
            <text:p>-62,3082618713379</text:p>
          </table:table-cell>
          <table:table-cell office:value-type="float" office:value="-62.3104705810547" calcext:value-type="float">
            <text:p>-62,3104705810547</text:p>
          </table:table-cell>
          <table:table-cell office:value-type="float" office:value="-62.3196907043457" calcext:value-type="float">
            <text:p>-62,3196907043457</text:p>
          </table:table-cell>
          <table:table-cell office:value-type="float" office:value="-62.3130989074707" calcext:value-type="float">
            <text:p>-62,3130989074707</text:p>
          </table:table-cell>
          <table:table-cell office:value-type="float" office:value="-62.2969284057617" calcext:value-type="float">
            <text:p>-62,2969284057617</text:p>
          </table:table-cell>
          <table:table-cell office:value-type="float" office:value="-62.3410491943359" calcext:value-type="float">
            <text:p>-62,3410491943359</text:p>
          </table:table-cell>
          <table:table-cell office:value-type="float" office:value="-62.3257484436035" calcext:value-type="float">
            <text:p>-62,3257484436035</text:p>
          </table:table-cell>
          <table:table-cell office:value-type="float" office:value="-62.3184394836426" calcext:value-type="float">
            <text:p>-62,3184394836426</text:p>
          </table:table-cell>
          <table:table-cell office:value-type="float" office:value="-62.3229942321777" calcext:value-type="float">
            <text:p>-62,3229942321777</text:p>
          </table:table-cell>
          <table:table-cell office:value-type="float" office:value="-62.327335357666" calcext:value-type="float">
            <text:p>-62,327335357666</text:p>
          </table:table-cell>
          <table:table-cell office:value-type="float" office:value="-62.3229522705078" calcext:value-type="float">
            <text:p>-62,3229522705078</text:p>
          </table:table-cell>
          <table:table-cell office:value-type="float" office:value="-62.3171501159668" calcext:value-type="float">
            <text:p>-62,3171501159668</text:p>
          </table:table-cell>
          <table:table-cell office:value-type="float" office:value="-62.298511505127" calcext:value-type="float">
            <text:p>-62,298511505127</text:p>
          </table:table-cell>
          <table:table-cell office:value-type="float" office:value="-62.296012878418" calcext:value-type="float">
            <text:p>-62,296012878418</text:p>
          </table:table-cell>
          <table:table-cell office:value-type="float" office:value="-62.3189849853516" calcext:value-type="float">
            <text:p>-62,3189849853516</text:p>
          </table:table-cell>
          <table:table-cell office:value-type="float" office:value="-62.324577331543" calcext:value-type="float">
            <text:p>-62,324577331543</text:p>
          </table:table-cell>
          <table:table-cell office:value-type="float" office:value="-62.3126831054688" calcext:value-type="float">
            <text:p>-62,3126831054688</text:p>
          </table:table-cell>
          <table:table-cell office:value-type="float" office:value="-62.3001327514648" calcext:value-type="float">
            <text:p>-62,3001327514648</text:p>
          </table:table-cell>
          <table:table-cell office:value-type="float" office:value="-62.3249549865723" calcext:value-type="float">
            <text:p>-62,3249549865723</text:p>
          </table:table-cell>
          <table:table-cell office:value-type="float" office:value="-62.3205680847168" calcext:value-type="float">
            <text:p>-62,3205680847168</text:p>
          </table:table-cell>
          <table:table-cell office:value-type="float" office:value="-62.3084297180176" calcext:value-type="float">
            <text:p>-62,3084297180176</text:p>
          </table:table-cell>
          <table:table-cell office:value-type="float" office:value="-62.3256645202637" calcext:value-type="float">
            <text:p>-62,3256645202637</text:p>
          </table:table-cell>
          <table:table-cell office:value-type="float" office:value="-62.312183380127" calcext:value-type="float">
            <text:p>-62,312183380127</text:p>
          </table:table-cell>
          <table:table-cell office:value-type="float" office:value="-62.3169784545898" calcext:value-type="float">
            <text:p>-62,3169784545898</text:p>
          </table:table-cell>
          <table:table-cell office:value-type="float" office:value="-62.3088455200195" calcext:value-type="float">
            <text:p>-62,3088455200195</text:p>
          </table:table-cell>
          <table:table-cell office:value-type="float" office:value="-62.2994728088379" calcext:value-type="float">
            <text:p>-62,2994728088379</text:p>
          </table:table-cell>
          <table:table-cell office:value-type="float" office:value="-62.3045120239258" calcext:value-type="float">
            <text:p>-62,3045120239258</text:p>
          </table:table-cell>
          <table:table-cell office:value-type="float" office:value="-62.2934722900391" calcext:value-type="float">
            <text:p>-62,2934722900391</text:p>
          </table:table-cell>
          <table:table-cell office:value-type="float" office:value="-62.3120994567871" calcext:value-type="float">
            <text:p>-62,3120994567871</text:p>
          </table:table-cell>
          <table:table-cell office:value-type="float" office:value="-62.3043403625488" calcext:value-type="float">
            <text:p>-62,3043403625488</text:p>
          </table:table-cell>
          <table:table-cell office:value-type="float" office:value="-62.3072624206543" calcext:value-type="float">
            <text:p>-62,3072624206543</text:p>
          </table:table-cell>
          <table:table-cell office:value-type="float" office:value="-62.3096389770508" calcext:value-type="float">
            <text:p>-62,3096389770508</text:p>
          </table:table-cell>
          <table:table-cell office:value-type="float" office:value="-62.3020095825195" calcext:value-type="float">
            <text:p>-62,3020095825195</text:p>
          </table:table-cell>
          <table:table-cell office:value-type="float" office:value="-62.3287582397461" calcext:value-type="float">
            <text:p>-62,3287582397461</text:p>
          </table:table-cell>
          <table:table-cell office:value-type="float" office:value="-62.3156433105469" calcext:value-type="float">
            <text:p>-62,3156433105469</text:p>
          </table:table-cell>
          <table:table-cell office:value-type="float" office:value="-62.3033447265625" calcext:value-type="float">
            <text:p>-62,3033447265625</text:p>
          </table:table-cell>
          <table:table-cell office:value-type="float" office:value="-62.3056335449219" calcext:value-type="float">
            <text:p>-62,3056335449219</text:p>
          </table:table-cell>
          <table:table-cell office:value-type="float" office:value="-62.3185653686523" calcext:value-type="float">
            <text:p>-62,3185653686523</text:p>
          </table:table-cell>
          <table:table-cell office:value-type="float" office:value="-62.3119354248047" calcext:value-type="float">
            <text:p>-62,3119354248047</text:p>
          </table:table-cell>
          <table:table-cell office:value-type="float" office:value="-62.3172302246094" calcext:value-type="float">
            <text:p>-62,3172302246094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3065528869629" calcext:value-type="float">
            <text:p>-62,3065528869629</text:p>
          </table:table-cell>
          <table:table-cell office:value-type="float" office:value="-62.2964324951172" calcext:value-type="float">
            <text:p>-62,2964324951172</text:p>
          </table:table-cell>
          <table:table-cell office:value-type="float" office:value="-62.3221549987793" calcext:value-type="float">
            <text:p>-62,3221549987793</text:p>
          </table:table-cell>
          <table:table-cell office:value-type="float" office:value="-62.3114738464356" calcext:value-type="float">
            <text:p>-62,3114738464356</text:p>
          </table:table-cell>
          <table:table-cell office:value-type="float" office:value="-62.3033866882324" calcext:value-type="float">
            <text:p>-62,3033866882324</text:p>
          </table:table-cell>
          <table:table-cell office:value-type="float" office:value="-62.3235778808594" calcext:value-type="float">
            <text:p>-62,3235778808594</text:p>
          </table:table-cell>
          <table:table-cell office:value-type="float" office:value="-62.3104286193848" calcext:value-type="float">
            <text:p>-62,3104286193848</text:p>
          </table:table-cell>
          <table:table-cell office:value-type="float" office:value="-62.2924346923828" calcext:value-type="float">
            <text:p>-62,2924346923828</text:p>
          </table:table-cell>
          <table:table-cell office:value-type="float" office:value="-62.3100547790527" calcext:value-type="float">
            <text:p>-62,3100547790527</text:p>
          </table:table-cell>
          <table:table-cell office:value-type="float" office:value="-62.2878150939941" calcext:value-type="float">
            <text:p>-62,2878150939941</text:p>
          </table:table-cell>
          <table:table-cell office:value-type="float" office:value="-62.2989692687988" calcext:value-type="float">
            <text:p>-62,2989692687988</text:p>
          </table:table-cell>
          <table:table-cell office:value-type="float" office:value="-62.2908515930176" calcext:value-type="float">
            <text:p>-62,2908515930176</text:p>
          </table:table-cell>
          <table:table-cell office:value-type="float" office:value="-62.2969703674316" calcext:value-type="float">
            <text:p>-62,2969703674316</text:p>
          </table:table-cell>
          <table:table-cell office:value-type="float" office:value="-62.3106803894043" calcext:value-type="float">
            <text:p>-62,3106803894043</text:p>
          </table:table-cell>
          <table:table-cell office:value-type="float" office:value="-62.3052215576172" calcext:value-type="float">
            <text:p>-62,3052215576172</text:p>
          </table:table-cell>
          <table:table-cell office:value-type="float" office:value="-62.3024291992188" calcext:value-type="float">
            <text:p>-62,3024291992188</text:p>
          </table:table-cell>
          <table:table-cell office:value-type="float" office:value="-62.2963905334473" calcext:value-type="float">
            <text:p>-62,2963905334473</text:p>
          </table:table-cell>
          <table:table-cell office:value-type="float" office:value="-62.2994728088379" calcext:value-type="float">
            <text:p>-62,2994728088379</text:p>
          </table:table-cell>
          <table:table-cell office:value-type="float" office:value="-62.2937622070313" calcext:value-type="float">
            <text:p>-62,2937622070313</text:p>
          </table:table-cell>
          <table:table-cell office:value-type="float" office:value="-62.3099708557129" calcext:value-type="float">
            <text:p>-62,3099708557129</text:p>
          </table:table-cell>
          <table:table-cell office:value-type="float" office:value="-62.3125991821289" calcext:value-type="float">
            <text:p>-62,3125991821289</text:p>
          </table:table-cell>
          <table:table-cell office:value-type="float" office:value="-62.3131446838379" calcext:value-type="float">
            <text:p>-62,3131446838379</text:p>
          </table:table-cell>
          <table:table-cell office:value-type="float" office:value="-62.2942237854004" calcext:value-type="float">
            <text:p>-62,2942237854004</text:p>
          </table:table-cell>
          <table:table-cell office:value-type="float" office:value="-62.3103904724121" calcext:value-type="float">
            <text:p>-62,3103904724121</text:p>
          </table:table-cell>
          <table:table-cell office:value-type="float" office:value="-62.3074264526367" calcext:value-type="float">
            <text:p>-62,3074264526367</text:p>
          </table:table-cell>
          <table:table-cell office:value-type="float" office:value="-62.2995529174805" calcext:value-type="float">
            <text:p>-62,2995529174805</text:p>
          </table:table-cell>
          <table:table-cell office:value-type="float" office:value="-62.2897300720215" calcext:value-type="float">
            <text:p>-62,2897300720215</text:p>
          </table:table-cell>
          <table:table-cell office:value-type="float" office:value="-62.3062591552734" calcext:value-type="float">
            <text:p>-62,3062591552734</text:p>
          </table:table-cell>
          <table:table-cell office:value-type="float" office:value="-62.294807434082" calcext:value-type="float">
            <text:p>-62,294807434082</text:p>
          </table:table-cell>
          <table:table-cell office:value-type="float" office:value="-62.2882308959961" calcext:value-type="float">
            <text:p>-62,2882308959961</text:p>
          </table:table-cell>
          <table:table-cell office:value-type="float" office:value="-62.3028030395508" calcext:value-type="float">
            <text:p>-62,3028030395508</text:p>
          </table:table-cell>
          <table:table-cell office:value-type="float" office:value="-62.3025932312012" calcext:value-type="float">
            <text:p>-62,3025932312012</text:p>
          </table:table-cell>
          <table:table-cell office:value-type="float" office:value="-62.3124732971191" calcext:value-type="float">
            <text:p>-62,3124732971191</text:p>
          </table:table-cell>
          <table:table-cell office:value-type="float" office:value="-62.2762603759766" calcext:value-type="float">
            <text:p>-62,2762603759766</text:p>
          </table:table-cell>
          <table:table-cell office:value-type="float" office:value="-62.2974700927734" calcext:value-type="float">
            <text:p>-62,2974700927734</text:p>
          </table:table-cell>
          <table:table-cell office:value-type="float" office:value="-62.3089714050293" calcext:value-type="float">
            <text:p>-62,3089714050293</text:p>
          </table:table-cell>
          <table:table-cell office:value-type="float" office:value="-62.2857360839844" calcext:value-type="float">
            <text:p>-62,2857360839844</text:p>
          </table:table-cell>
          <table:table-cell office:value-type="float" office:value="-62.2958488464356" calcext:value-type="float">
            <text:p>-62,2958488464356</text:p>
          </table:table-cell>
          <table:table-cell office:value-type="float" office:value="-62.2957649230957" calcext:value-type="float">
            <text:p>-62,2957649230957</text:p>
          </table:table-cell>
          <table:table-cell office:value-type="float" office:value="-62.2980117797852" calcext:value-type="float">
            <text:p>-62,2980117797852</text:p>
          </table:table-cell>
          <table:table-cell office:value-type="float" office:value="-62.2787132263184" calcext:value-type="float">
            <text:p>-62,2787132263184</text:p>
          </table:table-cell>
          <table:table-cell office:value-type="float" office:value="-62.2977180480957" calcext:value-type="float">
            <text:p>-62,2977180480957</text:p>
          </table:table-cell>
          <table:table-cell office:value-type="float" office:value="-62.2978858947754" calcext:value-type="float">
            <text:p>-62,2978858947754</text:p>
          </table:table-cell>
          <table:table-cell office:value-type="float" office:value="-62.2925605773926" calcext:value-type="float">
            <text:p>-62,2925605773926</text:p>
          </table:table-cell>
          <table:table-cell office:value-type="float" office:value="-62.3035087585449" calcext:value-type="float">
            <text:p>-62,3035087585449</text:p>
          </table:table-cell>
          <table:table-cell office:value-type="float" office:value="-62.284782409668" calcext:value-type="float">
            <text:p>-62,284782409668</text:p>
          </table:table-cell>
          <table:table-cell office:value-type="float" office:value="-62.2731056213379" calcext:value-type="float">
            <text:p>-62,2731056213379</text:p>
          </table:table-cell>
          <table:table-cell office:value-type="float" office:value="-62.3084716796875" calcext:value-type="float">
            <text:p>-62,3084716796875</text:p>
          </table:table-cell>
          <table:table-cell office:value-type="float" office:value="-62.297306060791" calcext:value-type="float">
            <text:p>-62,297306060791</text:p>
          </table:table-cell>
          <table:table-cell office:value-type="float" office:value="-62.3061370849609" calcext:value-type="float">
            <text:p>-62,3061370849609</text:p>
          </table:table-cell>
          <table:table-cell office:value-type="float" office:value="-62.272647857666" calcext:value-type="float">
            <text:p>-62,272647857666</text:p>
          </table:table-cell>
          <table:table-cell office:value-type="float" office:value="-62.2805404663086" calcext:value-type="float">
            <text:p>-62,2805404663086</text:p>
          </table:table-cell>
          <table:table-cell office:value-type="float" office:value="-62.2821617126465" calcext:value-type="float">
            <text:p>-62,2821617126465</text:p>
          </table:table-cell>
          <table:table-cell office:value-type="float" office:value="-62.2773818969727" calcext:value-type="float">
            <text:p>-62,2773818969727</text:p>
          </table:table-cell>
          <table:table-cell office:value-type="float" office:value="-62.295597076416" calcext:value-type="float">
            <text:p>-62,295597076416</text:p>
          </table:table-cell>
          <table:table-cell office:value-type="float" office:value="-62.3131828308106" calcext:value-type="float">
            <text:p>-62,3131828308106</text:p>
          </table:table-cell>
          <table:table-cell office:value-type="float" office:value="-62.2949333190918" calcext:value-type="float">
            <text:p>-62,2949333190918</text:p>
          </table:table-cell>
          <table:table-cell office:value-type="float" office:value="-62.2768402099609" calcext:value-type="float">
            <text:p>-62,2768402099609</text:p>
          </table:table-cell>
          <table:table-cell office:value-type="float" office:value="-62.2974281311035" calcext:value-type="float">
            <text:p>-62,2974281311035</text:p>
          </table:table-cell>
          <table:table-cell office:value-type="float" office:value="-62.2774658203125" calcext:value-type="float">
            <text:p>-62,2774658203125</text:p>
          </table:table-cell>
          <table:table-cell office:value-type="float" office:value="-62.3133926391602" calcext:value-type="float">
            <text:p>-62,3133926391602</text:p>
          </table:table-cell>
          <table:table-cell office:value-type="float" office:value="-62.3016777038574" calcext:value-type="float">
            <text:p>-62,3016777038574</text:p>
          </table:table-cell>
          <table:table-cell office:value-type="float" office:value="-62.2749710083008" calcext:value-type="float">
            <text:p>-62,2749710083008</text:p>
          </table:table-cell>
          <table:table-cell office:value-type="float" office:value="-62.2889785766602" calcext:value-type="float">
            <text:p>-62,2889785766602</text:p>
          </table:table-cell>
          <table:table-cell office:value-type="float" office:value="-62.2964744567871" calcext:value-type="float">
            <text:p>-62,2964744567871</text:p>
          </table:table-cell>
          <table:table-cell office:value-type="float" office:value="-62.2860260009766" calcext:value-type="float">
            <text:p>-62,2860260009766</text:p>
          </table:table-cell>
          <table:table-cell office:value-type="float" office:value="-62.279541015625" calcext:value-type="float">
            <text:p>-62,279541015625</text:p>
          </table:table-cell>
          <table:table-cell office:value-type="float" office:value="-62.281867980957" calcext:value-type="float">
            <text:p>-62,281867980957</text:p>
          </table:table-cell>
          <table:table-cell office:value-type="float" office:value="-62.2908935546875" calcext:value-type="float">
            <text:p>-62,2908935546875</text:p>
          </table:table-cell>
          <table:table-cell office:value-type="float" office:value="-62.2896461486816" calcext:value-type="float">
            <text:p>-62,2896461486816</text:p>
          </table:table-cell>
          <table:table-cell office:value-type="float" office:value="-62.2912712097168" calcext:value-type="float">
            <text:p>-62,2912712097168</text:p>
          </table:table-cell>
          <table:table-cell office:value-type="float" office:value="-62.2674179077148" calcext:value-type="float">
            <text:p>-62,2674179077148</text:p>
          </table:table-cell>
          <table:table-cell office:value-type="float" office:value="-62.2946853637695" calcext:value-type="float">
            <text:p>-62,2946853637695</text:p>
          </table:table-cell>
          <table:table-cell office:value-type="float" office:value="-62.2849884033203" calcext:value-type="float">
            <text:p>-62,2849884033203</text:p>
          </table:table-cell>
          <table:table-cell office:value-type="float" office:value="-62.2719841003418" calcext:value-type="float">
            <text:p>-62,2719841003418</text:p>
          </table:table-cell>
          <table:table-cell office:value-type="float" office:value="-62.3081359863281" calcext:value-type="float">
            <text:p>-62,3081359863281</text:p>
          </table:table-cell>
          <table:table-cell office:value-type="float" office:value="-62.298095703125" calcext:value-type="float">
            <text:p>-62,298095703125</text:p>
          </table:table-cell>
          <table:table-cell office:value-type="float" office:value="-62.2901840209961" calcext:value-type="float">
            <text:p>-62,2901840209961</text:p>
          </table:table-cell>
          <table:table-cell office:value-type="float" office:value="-62.2725677490234" calcext:value-type="float">
            <text:p>-62,2725677490234</text:p>
          </table:table-cell>
          <table:table-cell office:value-type="float" office:value="-62.2826194763184" calcext:value-type="float">
            <text:p>-62,2826194763184</text:p>
          </table:table-cell>
          <table:table-cell office:value-type="float" office:value="-62.2923088073731" calcext:value-type="float">
            <text:p>-62,2923088073731</text:p>
          </table:table-cell>
          <table:table-cell office:value-type="float" office:value="-62.2945976257324" calcext:value-type="float">
            <text:p>-62,2945976257324</text:p>
          </table:table-cell>
          <table:table-cell office:value-type="float" office:value="-62.2991371154785" calcext:value-type="float">
            <text:p>-62,2991371154785</text:p>
          </table:table-cell>
          <table:table-cell office:value-type="float" office:value="-62.2933921813965" calcext:value-type="float">
            <text:p>-62,2933921813965</text:p>
          </table:table-cell>
          <table:table-cell office:value-type="float" office:value="-62.255558013916" calcext:value-type="float">
            <text:p>-62,255558013916</text:p>
          </table:table-cell>
          <table:table-cell office:value-type="float" office:value="-62.2854881286621" calcext:value-type="float">
            <text:p>-62,2854881286621</text:p>
          </table:table-cell>
          <table:table-cell office:value-type="float" office:value="-62.2720642089844" calcext:value-type="float">
            <text:p>-62,2720642089844</text:p>
          </table:table-cell>
          <table:table-cell office:value-type="float" office:value="-62.2974281311035" calcext:value-type="float">
            <text:p>-62,2974281311035</text:p>
          </table:table-cell>
          <table:table-cell office:value-type="float" office:value="-62.2801666259766" calcext:value-type="float">
            <text:p>-62,2801666259766</text:p>
          </table:table-cell>
          <table:table-cell office:value-type="float" office:value="-62.2924766540527" calcext:value-type="float">
            <text:p>-62,2924766540527</text:p>
          </table:table-cell>
          <table:table-cell office:value-type="float" office:value="-62.2772178649902" calcext:value-type="float">
            <text:p>-62,2772178649902</text:p>
          </table:table-cell>
          <table:table-cell office:value-type="float" office:value="-62.2805404663086" calcext:value-type="float">
            <text:p>-62,2805404663086</text:p>
          </table:table-cell>
          <table:table-cell office:value-type="float" office:value="-62.2920150756836" calcext:value-type="float">
            <text:p>-62,2920150756836</text:p>
          </table:table-cell>
          <table:table-cell office:value-type="float" office:value="-62.2720222473145" calcext:value-type="float">
            <text:p>-62,2720222473145</text:p>
          </table:table-cell>
          <table:table-cell office:value-type="float" office:value="-62.2993011474609" calcext:value-type="float">
            <text:p>-62,2993011474609</text:p>
          </table:table-cell>
          <table:table-cell office:value-type="float" office:value="-62.2915191650391" calcext:value-type="float">
            <text:p>-62,2915191650391</text:p>
          </table:table-cell>
          <table:table-cell office:value-type="float" office:value="-62.2821159362793" calcext:value-type="float">
            <text:p>-62,2821159362793</text:p>
          </table:table-cell>
          <table:table-cell office:value-type="float" office:value="-62.2951393127441" calcext:value-type="float">
            <text:p>-62,2951393127441</text:p>
          </table:table-cell>
          <table:table-cell office:value-type="float" office:value="-62.2928504943848" calcext:value-type="float">
            <text:p>-62,2928504943848</text:p>
          </table:table-cell>
          <table:table-cell office:value-type="float" office:value="-62.2951812744141" calcext:value-type="float">
            <text:p>-62,2951812744141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597427368164" calcext:value-type="float">
            <text:p>-62,2597427368164</text:p>
          </table:table-cell>
          <table:table-cell office:value-type="float" office:value="-62.2972221374512" calcext:value-type="float">
            <text:p>-62,2972221374512</text:p>
          </table:table-cell>
          <table:table-cell office:value-type="float" office:value="-62.3181037902832" calcext:value-type="float">
            <text:p>-62,3181037902832</text:p>
          </table:table-cell>
          <table:table-cell office:value-type="float" office:value="-62.2772598266602" calcext:value-type="float">
            <text:p>-62,2772598266602</text:p>
          </table:table-cell>
          <table:table-cell office:value-type="float" office:value="-62.273063659668" calcext:value-type="float">
            <text:p>-62,273063659668</text:p>
          </table:table-cell>
          <table:table-cell office:value-type="float" office:value="-62.2824096679688" calcext:value-type="float">
            <text:p>-62,2824096679688</text:p>
          </table:table-cell>
          <table:table-cell office:value-type="float" office:value="-62.2898139953613" calcext:value-type="float">
            <text:p>-62,2898139953613</text:p>
          </table:table-cell>
          <table:table-cell office:value-type="float" office:value="-62.267333984375" calcext:value-type="float">
            <text:p>-62,267333984375</text:p>
          </table:table-cell>
          <table:table-cell office:value-type="float" office:value="-62.2645149230957" calcext:value-type="float">
            <text:p>-62,2645149230957</text:p>
          </table:table-cell>
          <table:table-cell office:value-type="float" office:value="-62.2883949279785" calcext:value-type="float">
            <text:p>-62,2883949279785</text:p>
          </table:table-cell>
          <table:table-cell office:value-type="float" office:value="-62.3037223815918" calcext:value-type="float">
            <text:p>-62,3037223815918</text:p>
          </table:table-cell>
          <table:table-cell office:value-type="float" office:value="-62.2665061950684" calcext:value-type="float">
            <text:p>-62,2665061950684</text:p>
          </table:table-cell>
          <table:table-cell office:value-type="float" office:value="-62.2778816223145" calcext:value-type="float">
            <text:p>-62,2778816223145</text:p>
          </table:table-cell>
          <table:table-cell office:value-type="float" office:value="-62.2753028869629" calcext:value-type="float">
            <text:p>-62,2753028869629</text:p>
          </table:table-cell>
          <table:table-cell office:value-type="float" office:value="-62.2807884216309" calcext:value-type="float">
            <text:p>-62,2807884216309</text:p>
          </table:table-cell>
          <table:table-cell office:value-type="float" office:value="-62.275634765625" calcext:value-type="float">
            <text:p>-62,275634765625</text:p>
          </table:table-cell>
          <table:table-cell office:value-type="float" office:value="-62.262565612793" calcext:value-type="float">
            <text:p>-62,262565612793</text:p>
          </table:table-cell>
          <table:table-cell office:value-type="float" office:value="-62.2886505126953" calcext:value-type="float">
            <text:p>-62,2886505126953</text:p>
          </table:table-cell>
          <table:table-cell office:value-type="float" office:value="-62.2821998596191" calcext:value-type="float">
            <text:p>-62,2821998596191</text:p>
          </table:table-cell>
          <table:table-cell office:value-type="float" office:value="-62.2824096679688" calcext:value-type="float">
            <text:p>-62,2824096679688</text:p>
          </table:table-cell>
          <table:table-cell office:value-type="float" office:value="-62.2688713073731" calcext:value-type="float">
            <text:p>-62,2688713073731</text:p>
          </table:table-cell>
          <table:table-cell office:value-type="float" office:value="-62.2696189880371" calcext:value-type="float">
            <text:p>-62,2696189880371</text:p>
          </table:table-cell>
          <table:table-cell office:value-type="float" office:value="-62.2783393859863" calcext:value-type="float">
            <text:p>-62,2783393859863</text:p>
          </table:table-cell>
          <table:table-cell office:value-type="float" office:value="-62.2935981750488" calcext:value-type="float">
            <text:p>-62,2935981750488</text:p>
          </table:table-cell>
          <table:table-cell office:value-type="float" office:value="-62.3050117492676" calcext:value-type="float">
            <text:p>-62,3050117492676</text:p>
          </table:table-cell>
          <table:table-cell office:value-type="float" office:value="-62.2984275817871" calcext:value-type="float">
            <text:p>-62,2984275817871</text:p>
          </table:table-cell>
          <table:table-cell office:value-type="float" office:value="-62.2715682983398" calcext:value-type="float">
            <text:p>-62,2715682983398</text:p>
          </table:table-cell>
          <table:table-cell office:value-type="float" office:value="-62.2760543823242" calcext:value-type="float">
            <text:p>-62,2760543823242</text:p>
          </table:table-cell>
          <table:table-cell office:value-type="float" office:value="-62.266170501709" calcext:value-type="float">
            <text:p>-62,266170501709</text:p>
          </table:table-cell>
        </table:table-row>
        <table:table-row table:style-name="ro1">
          <table:table-cell office:value-type="float" office:value="-62.2380065917969" calcext:value-type="float">
            <text:p>-62,2380065917969</text:p>
          </table:table-cell>
          <table:table-cell office:value-type="float" office:value="-62.2244529724121" calcext:value-type="float">
            <text:p>-62,2244529724121</text:p>
          </table:table-cell>
          <table:table-cell office:value-type="float" office:value="-62.2277145385742" calcext:value-type="float">
            <text:p>-62,2277145385742</text:p>
          </table:table-cell>
          <table:table-cell office:value-type="float" office:value="-62.2128562927246" calcext:value-type="float">
            <text:p>-62,2128562927246</text:p>
          </table:table-cell>
          <table:table-cell office:value-type="float" office:value="-62.2057685852051" calcext:value-type="float">
            <text:p>-62,2057685852051</text:p>
          </table:table-cell>
          <table:table-cell office:value-type="float" office:value="-62.2288284301758" calcext:value-type="float">
            <text:p>-62,2288284301758</text:p>
          </table:table-cell>
          <table:table-cell office:value-type="float" office:value="-62.2259368896484" calcext:value-type="float">
            <text:p>-62,2259368896484</text:p>
          </table:table-cell>
          <table:table-cell office:value-type="float" office:value="-62.2155380249023" calcext:value-type="float">
            <text:p>-62,2155380249023</text:p>
          </table:table-cell>
          <table:table-cell office:value-type="float" office:value="-62.2168960571289" calcext:value-type="float">
            <text:p>-62,2168960571289</text:p>
          </table:table-cell>
          <table:table-cell office:value-type="float" office:value="-62.2258567810059" calcext:value-type="float">
            <text:p>-62,2258567810059</text:p>
          </table:table-cell>
          <table:table-cell office:value-type="float" office:value="-62.2309799194336" calcext:value-type="float">
            <text:p>-62,2309799194336</text:p>
          </table:table-cell>
          <table:table-cell office:value-type="float" office:value="-62.2327156066895" calcext:value-type="float">
            <text:p>-62,2327156066895</text:p>
          </table:table-cell>
          <table:table-cell office:value-type="float" office:value="-62.2287063598633" calcext:value-type="float">
            <text:p>-62,2287063598633</text:p>
          </table:table-cell>
          <table:table-cell office:value-type="float" office:value="-62.2206954956055" calcext:value-type="float">
            <text:p>-62,2206954956055</text:p>
          </table:table-cell>
          <table:table-cell office:value-type="float" office:value="-62.2397422790527" calcext:value-type="float">
            <text:p>-62,2397422790527</text:p>
          </table:table-cell>
          <table:table-cell office:value-type="float" office:value="-62.2452049255371" calcext:value-type="float">
            <text:p>-62,2452049255371</text:p>
          </table:table-cell>
          <table:table-cell office:value-type="float" office:value="-62.2175598144531" calcext:value-type="float">
            <text:p>-62,2175598144531</text:p>
          </table:table-cell>
          <table:table-cell office:value-type="float" office:value="-62.2271766662598" calcext:value-type="float">
            <text:p>-62,2271766662598</text:p>
          </table:table-cell>
          <table:table-cell office:value-type="float" office:value="-62.2180938720703" calcext:value-type="float">
            <text:p>-62,2180938720703</text:p>
          </table:table-cell>
          <table:table-cell office:value-type="float" office:value="-62.2300682067871" calcext:value-type="float">
            <text:p>-62,2300682067871</text:p>
          </table:table-cell>
          <table:table-cell office:value-type="float" office:value="-62.2407379150391" calcext:value-type="float">
            <text:p>-62,2407379150391</text:p>
          </table:table-cell>
          <table:table-cell office:value-type="float" office:value="-62.2447509765625" calcext:value-type="float">
            <text:p>-62,2447509765625</text:p>
          </table:table-cell>
          <table:table-cell office:value-type="float" office:value="-62.231143951416" calcext:value-type="float">
            <text:p>-62,231143951416</text:p>
          </table:table-cell>
          <table:table-cell office:value-type="float" office:value="-62.2332534790039" calcext:value-type="float">
            <text:p>-62,2332534790039</text:p>
          </table:table-cell>
          <table:table-cell office:value-type="float" office:value="-62.2478523254395" calcext:value-type="float">
            <text:p>-62,2478523254395</text:p>
          </table:table-cell>
          <table:table-cell office:value-type="float" office:value="-62.2306480407715" calcext:value-type="float">
            <text:p>-62,2306480407715</text:p>
          </table:table-cell>
          <table:table-cell office:value-type="float" office:value="-62.2164878845215" calcext:value-type="float">
            <text:p>-62,2164878845215</text:p>
          </table:table-cell>
          <table:table-cell office:value-type="float" office:value="-62.2165718078613" calcext:value-type="float">
            <text:p>-62,2165718078613</text:p>
          </table:table-cell>
          <table:table-cell office:value-type="float" office:value="-62.2314720153809" calcext:value-type="float">
            <text:p>-62,2314720153809</text:p>
          </table:table-cell>
          <table:table-cell office:value-type="float" office:value="-62.2385406494141" calcext:value-type="float">
            <text:p>-62,2385406494141</text:p>
          </table:table-cell>
          <table:table-cell office:value-type="float" office:value="-62.2513313293457" calcext:value-type="float">
            <text:p>-62,2513313293457</text:p>
          </table:table-cell>
          <table:table-cell office:value-type="float" office:value="-62.2262268066406" calcext:value-type="float">
            <text:p>-62,2262268066406</text:p>
          </table:table-cell>
          <table:table-cell office:value-type="float" office:value="-62.2226753234863" calcext:value-type="float">
            <text:p>-62,2226753234863</text:p>
          </table:table-cell>
          <table:table-cell office:value-type="float" office:value="-62.2375106811523" calcext:value-type="float">
            <text:p>-62,2375106811523</text:p>
          </table:table-cell>
          <table:table-cell office:value-type="float" office:value="-62.223503112793" calcext:value-type="float">
            <text:p>-62,223503112793</text:p>
          </table:table-cell>
          <table:table-cell office:value-type="float" office:value="-62.2406539916992" calcext:value-type="float">
            <text:p>-62,2406539916992</text:p>
          </table:table-cell>
          <table:table-cell office:value-type="float" office:value="-62.2084426879883" calcext:value-type="float">
            <text:p>-62,2084426879883</text:p>
          </table:table-cell>
          <table:table-cell office:value-type="float" office:value="-62.2284965515137" calcext:value-type="float">
            <text:p>-62,2284965515137</text:p>
          </table:table-cell>
          <table:table-cell office:value-type="float" office:value="-62.252326965332" calcext:value-type="float">
            <text:p>-62,252326965332</text:p>
          </table:table-cell>
          <table:table-cell office:value-type="float" office:value="-62.2102165222168" calcext:value-type="float">
            <text:p>-62,2102165222168</text:p>
          </table:table-cell>
          <table:table-cell office:value-type="float" office:value="-62.2398681640625" calcext:value-type="float">
            <text:p>-62,2398681640625</text:p>
          </table:table-cell>
          <table:table-cell office:value-type="float" office:value="-62.2294082641602" calcext:value-type="float">
            <text:p>-62,2294082641602</text:p>
          </table:table-cell>
          <table:table-cell office:value-type="float" office:value="-62.2413139343262" calcext:value-type="float">
            <text:p>-62,2413139343262</text:p>
          </table:table-cell>
          <table:table-cell office:value-type="float" office:value="-62.2525329589844" calcext:value-type="float">
            <text:p>-62,2525329589844</text:p>
          </table:table-cell>
          <table:table-cell office:value-type="float" office:value="-62.2253570556641" calcext:value-type="float">
            <text:p>-62,2253570556641</text:p>
          </table:table-cell>
          <table:table-cell office:value-type="float" office:value="-62.229736328125" calcext:value-type="float">
            <text:p>-62,229736328125</text:p>
          </table:table-cell>
          <table:table-cell office:value-type="float" office:value="-62.2326736450195" calcext:value-type="float">
            <text:p>-62,2326736450195</text:p>
          </table:table-cell>
          <table:table-cell office:value-type="float" office:value="-62.2237510681152" calcext:value-type="float">
            <text:p>-62,2237510681152</text:p>
          </table:table-cell>
          <table:table-cell office:value-type="float" office:value="-62.2278823852539" calcext:value-type="float">
            <text:p>-62,2278823852539</text:p>
          </table:table-cell>
          <table:table-cell office:value-type="float" office:value="-62.2235450744629" calcext:value-type="float">
            <text:p>-62,2235450744629</text:p>
          </table:table-cell>
          <table:table-cell office:value-type="float" office:value="-62.2251129150391" calcext:value-type="float">
            <text:p>-62,2251129150391</text:p>
          </table:table-cell>
          <table:table-cell office:value-type="float" office:value="-62.222225189209" calcext:value-type="float">
            <text:p>-62,222225189209</text:p>
          </table:table-cell>
          <table:table-cell office:value-type="float" office:value="-62.2148742675781" calcext:value-type="float">
            <text:p>-62,2148742675781</text:p>
          </table:table-cell>
          <table:table-cell office:value-type="float" office:value="-62.2289543151856" calcext:value-type="float">
            <text:p>-62,2289543151856</text:p>
          </table:table-cell>
          <table:table-cell office:value-type="float" office:value="-62.2413940429688" calcext:value-type="float">
            <text:p>-62,2413940429688</text:p>
          </table:table-cell>
          <table:table-cell office:value-type="float" office:value="-62.2402420043945" calcext:value-type="float">
            <text:p>-62,2402420043945</text:p>
          </table:table-cell>
          <table:table-cell office:value-type="float" office:value="-62.2451248168945" calcext:value-type="float">
            <text:p>-62,2451248168945</text:p>
          </table:table-cell>
          <table:table-cell office:value-type="float" office:value="-62.2303581237793" calcext:value-type="float">
            <text:p>-62,2303581237793</text:p>
          </table:table-cell>
          <table:table-cell office:value-type="float" office:value="-62.2265129089356" calcext:value-type="float">
            <text:p>-62,2265129089356</text:p>
          </table:table-cell>
          <table:table-cell office:value-type="float" office:value="-62.2150001525879" calcext:value-type="float">
            <text:p>-62,2150001525879</text:p>
          </table:table-cell>
          <table:table-cell office:value-type="float" office:value="-62.233211517334" calcext:value-type="float">
            <text:p>-62,233211517334</text:p>
          </table:table-cell>
          <table:table-cell office:value-type="float" office:value="-62.2252349853516" calcext:value-type="float">
            <text:p>-62,2252349853516</text:p>
          </table:table-cell>
          <table:table-cell office:value-type="float" office:value="-62.2271766662598" calcext:value-type="float">
            <text:p>-62,2271766662598</text:p>
          </table:table-cell>
          <table:table-cell office:value-type="float" office:value="-62.2205696105957" calcext:value-type="float">
            <text:p>-62,2205696105957</text:p>
          </table:table-cell>
          <table:table-cell office:value-type="float" office:value="-62.2226753234863" calcext:value-type="float">
            <text:p>-62,2226753234863</text:p>
          </table:table-cell>
          <table:table-cell office:value-type="float" office:value="-62.2227592468262" calcext:value-type="float">
            <text:p>-62,2227592468262</text:p>
          </table:table-cell>
          <table:table-cell office:value-type="float" office:value="-62.2333717346191" calcext:value-type="float">
            <text:p>-62,2333717346191</text:p>
          </table:table-cell>
          <table:table-cell office:value-type="float" office:value="-62.2333374023438" calcext:value-type="float">
            <text:p>-62,2333374023438</text:p>
          </table:table-cell>
          <table:table-cell office:value-type="float" office:value="-62.239990234375" calcext:value-type="float">
            <text:p>-62,239990234375</text:p>
          </table:table-cell>
          <table:table-cell office:value-type="float" office:value="-62.2415199279785" calcext:value-type="float">
            <text:p>-62,2415199279785</text:p>
          </table:table-cell>
          <table:table-cell office:value-type="float" office:value="-62.2441711425781" calcext:value-type="float">
            <text:p>-62,2441711425781</text:p>
          </table:table-cell>
          <table:table-cell office:value-type="float" office:value="-62.2400741577148" calcext:value-type="float">
            <text:p>-62,2400741577148</text:p>
          </table:table-cell>
          <table:table-cell office:value-type="float" office:value="-62.2302322387695" calcext:value-type="float">
            <text:p>-62,2302322387695</text:p>
          </table:table-cell>
          <table:table-cell office:value-type="float" office:value="-62.2328796386719" calcext:value-type="float">
            <text:p>-62,2328796386719</text:p>
          </table:table-cell>
          <table:table-cell office:value-type="float" office:value="-62.2416038513184" calcext:value-type="float">
            <text:p>-62,2416038513184</text:p>
          </table:table-cell>
          <table:table-cell office:value-type="float" office:value="-62.2388725280762" calcext:value-type="float">
            <text:p>-62,2388725280762</text:p>
          </table:table-cell>
          <table:table-cell office:value-type="float" office:value="-62.2405319213867" calcext:value-type="float">
            <text:p>-62,2405319213867</text:p>
          </table:table-cell>
          <table:table-cell office:value-type="float" office:value="-62.2248229980469" calcext:value-type="float">
            <text:p>-62,2248229980469</text:p>
          </table:table-cell>
          <table:table-cell office:value-type="float" office:value="-62.252986907959" calcext:value-type="float">
            <text:p>-62,252986907959</text:p>
          </table:table-cell>
          <table:table-cell office:value-type="float" office:value="-62.2358551025391" calcext:value-type="float">
            <text:p>-62,2358551025391</text:p>
          </table:table-cell>
          <table:table-cell office:value-type="float" office:value="-62.214958190918" calcext:value-type="float">
            <text:p>-62,214958190918</text:p>
          </table:table-cell>
          <table:table-cell office:value-type="float" office:value="-62.2446250915527" calcext:value-type="float">
            <text:p>-62,2446250915527</text:p>
          </table:table-cell>
          <table:table-cell office:value-type="float" office:value="-62.2489280700684" calcext:value-type="float">
            <text:p>-62,2489280700684</text:p>
          </table:table-cell>
          <table:table-cell office:value-type="float" office:value="-62.2486801147461" calcext:value-type="float">
            <text:p>-62,2486801147461</text:p>
          </table:table-cell>
          <table:table-cell office:value-type="float" office:value="-62.2437553405762" calcext:value-type="float">
            <text:p>-62,2437553405762</text:p>
          </table:table-cell>
          <table:table-cell office:value-type="float" office:value="-62.2528648376465" calcext:value-type="float">
            <text:p>-62,2528648376465</text:p>
          </table:table-cell>
          <table:table-cell office:value-type="float" office:value="-62.2375526428223" calcext:value-type="float">
            <text:p>-62,2375526428223</text:p>
          </table:table-cell>
          <table:table-cell office:value-type="float" office:value="-62.2343254089356" calcext:value-type="float">
            <text:p>-62,2343254089356</text:p>
          </table:table-cell>
          <table:table-cell office:value-type="float" office:value="-62.2334175109863" calcext:value-type="float">
            <text:p>-62,2334175109863</text:p>
          </table:table-cell>
          <table:table-cell office:value-type="float" office:value="-62.2495498657227" calcext:value-type="float">
            <text:p>-62,2495498657227</text:p>
          </table:table-cell>
          <table:table-cell office:value-type="float" office:value="-62.2401580810547" calcext:value-type="float">
            <text:p>-62,2401580810547</text:p>
          </table:table-cell>
          <table:table-cell office:value-type="float" office:value="-62.2250747680664" calcext:value-type="float">
            <text:p>-62,2250747680664</text:p>
          </table:table-cell>
          <table:table-cell office:value-type="float" office:value="-62.2487640380859" calcext:value-type="float">
            <text:p>-62,2487640380859</text:p>
          </table:table-cell>
          <table:table-cell office:value-type="float" office:value="-62.242057800293" calcext:value-type="float">
            <text:p>-62,242057800293</text:p>
          </table:table-cell>
          <table:table-cell office:value-type="float" office:value="-62.2402801513672" calcext:value-type="float">
            <text:p>-62,2402801513672</text:p>
          </table:table-cell>
          <table:table-cell office:value-type="float" office:value="-62.2538185119629" calcext:value-type="float">
            <text:p>-62,2538185119629</text:p>
          </table:table-cell>
          <table:table-cell office:value-type="float" office:value="-62.2449150085449" calcext:value-type="float">
            <text:p>-62,2449150085449</text:p>
          </table:table-cell>
          <table:table-cell office:value-type="float" office:value="-62.2364768981934" calcext:value-type="float">
            <text:p>-62,2364768981934</text:p>
          </table:table-cell>
          <table:table-cell office:value-type="float" office:value="-62.246940612793" calcext:value-type="float">
            <text:p>-62,246940612793</text:p>
          </table:table-cell>
          <table:table-cell office:value-type="float" office:value="-62.2254829406738" calcext:value-type="float">
            <text:p>-62,2254829406738</text:p>
          </table:table-cell>
          <table:table-cell office:value-type="float" office:value="-62.233829498291" calcext:value-type="float">
            <text:p>-62,233829498291</text:p>
          </table:table-cell>
          <table:table-cell office:value-type="float" office:value="-62.2278823852539" calcext:value-type="float">
            <text:p>-62,2278823852539</text:p>
          </table:table-cell>
          <table:table-cell office:value-type="float" office:value="-62.2348213195801" calcext:value-type="float">
            <text:p>-62,2348213195801</text:p>
          </table:table-cell>
          <table:table-cell office:value-type="float" office:value="-62.2425956726074" calcext:value-type="float">
            <text:p>-62,2425956726074</text:p>
          </table:table-cell>
          <table:table-cell office:value-type="float" office:value="-62.2319259643555" calcext:value-type="float">
            <text:p>-62,2319259643555</text:p>
          </table:table-cell>
          <table:table-cell office:value-type="float" office:value="-62.2313537597656" calcext:value-type="float">
            <text:p>-62,2313537597656</text:p>
          </table:table-cell>
          <table:table-cell office:value-type="float" office:value="-62.2484741210938" calcext:value-type="float">
            <text:p>-62,2484741210938</text:p>
          </table:table-cell>
          <table:table-cell office:value-type="float" office:value="-62.2568855285645" calcext:value-type="float">
            <text:p>-62,2568855285645</text:p>
          </table:table-cell>
          <table:table-cell office:value-type="float" office:value="-62.2559700012207" calcext:value-type="float">
            <text:p>-62,2559700012207</text:p>
          </table:table-cell>
          <table:table-cell office:value-type="float" office:value="-62.2343254089356" calcext:value-type="float">
            <text:p>-62,2343254089356</text:p>
          </table:table-cell>
          <table:table-cell office:value-type="float" office:value="-62.2502136230469" calcext:value-type="float">
            <text:p>-62,2502136230469</text:p>
          </table:table-cell>
          <table:table-cell office:value-type="float" office:value="-62.240779876709" calcext:value-type="float">
            <text:p>-62,240779876709</text:p>
          </table:table-cell>
          <table:table-cell office:value-type="float" office:value="-62.252368927002" calcext:value-type="float">
            <text:p>-62,252368927002</text:p>
          </table:table-cell>
          <table:table-cell office:value-type="float" office:value="-62.2218933105469" calcext:value-type="float">
            <text:p>-62,2218933105469</text:p>
          </table:table-cell>
          <table:table-cell office:value-type="float" office:value="-62.2269706726074" calcext:value-type="float">
            <text:p>-62,2269706726074</text:p>
          </table:table-cell>
          <table:table-cell office:value-type="float" office:value="-62.2532386779785" calcext:value-type="float">
            <text:p>-62,2532386779785</text:p>
          </table:table-cell>
          <table:table-cell office:value-type="float" office:value="-62.2496337890625" calcext:value-type="float">
            <text:p>-62,2496337890625</text:p>
          </table:table-cell>
          <table:table-cell office:value-type="float" office:value="-62.2359771728516" calcext:value-type="float">
            <text:p>-62,2359771728516</text:p>
          </table:table-cell>
          <table:table-cell office:value-type="float" office:value="-62.230110168457" calcext:value-type="float">
            <text:p>-62,230110168457</text:p>
          </table:table-cell>
          <table:table-cell office:value-type="float" office:value="-62.2341613769531" calcext:value-type="float">
            <text:p>-62,2341613769531</text:p>
          </table:table-cell>
          <table:table-cell office:value-type="float" office:value="-62.2491798400879" calcext:value-type="float">
            <text:p>-62,2491798400879</text:p>
          </table:table-cell>
          <table:table-cell office:value-type="float" office:value="-62.2490119934082" calcext:value-type="float">
            <text:p>-62,2490119934082</text:p>
          </table:table-cell>
          <table:table-cell office:value-type="float" office:value="-62.2430114746094" calcext:value-type="float">
            <text:p>-62,2430114746094</text:p>
          </table:table-cell>
          <table:table-cell office:value-type="float" office:value="-62.2494277954102" calcext:value-type="float">
            <text:p>-62,2494277954102</text:p>
          </table:table-cell>
          <table:table-cell office:value-type="float" office:value="-62.2544364929199" calcext:value-type="float">
            <text:p>-62,2544364929199</text:p>
          </table:table-cell>
          <table:table-cell office:value-type="float" office:value="-62.2349052429199" calcext:value-type="float">
            <text:p>-62,2349052429199</text:p>
          </table:table-cell>
          <table:table-cell office:value-type="float" office:value="-62.2339134216309" calcext:value-type="float">
            <text:p>-62,2339134216309</text:p>
          </table:table-cell>
          <table:table-cell office:value-type="float" office:value="-62.2508354187012" calcext:value-type="float">
            <text:p>-62,2508354187012</text:p>
          </table:table-cell>
          <table:table-cell office:value-type="float" office:value="-62.2503395080566" calcext:value-type="float">
            <text:p>-62,2503395080566</text:p>
          </table:table-cell>
          <table:table-cell office:value-type="float" office:value="-62.2339935302734" calcext:value-type="float">
            <text:p>-62,2339935302734</text:p>
          </table:table-cell>
          <table:table-cell office:value-type="float" office:value="-62.2463188171387" calcext:value-type="float">
            <text:p>-62,2463188171387</text:p>
          </table:table-cell>
          <table:table-cell office:value-type="float" office:value="-62.2596626281738" calcext:value-type="float">
            <text:p>-62,2596626281738</text:p>
          </table:table-cell>
          <table:table-cell office:value-type="float" office:value="-62.2583351135254" calcext:value-type="float">
            <text:p>-62,2583351135254</text:p>
          </table:table-cell>
          <table:table-cell office:value-type="float" office:value="-62.2502555847168" calcext:value-type="float">
            <text:p>-62,2502555847168</text:p>
          </table:table-cell>
          <table:table-cell office:value-type="float" office:value="-62.2442131042481" calcext:value-type="float">
            <text:p>-62,2442131042481</text:p>
          </table:table-cell>
          <table:table-cell office:value-type="float" office:value="-62.2392463684082" calcext:value-type="float">
            <text:p>-62,2392463684082</text:p>
          </table:table-cell>
          <table:table-cell office:value-type="float" office:value="-62.2299041748047" calcext:value-type="float">
            <text:p>-62,2299041748047</text:p>
          </table:table-cell>
          <table:table-cell office:value-type="float" office:value="-62.2483901977539" calcext:value-type="float">
            <text:p>-62,2483901977539</text:p>
          </table:table-cell>
          <table:table-cell office:value-type="float" office:value="-62.2465705871582" calcext:value-type="float">
            <text:p>-62,2465705871582</text:p>
          </table:table-cell>
          <table:table-cell office:value-type="float" office:value="-62.2368049621582" calcext:value-type="float">
            <text:p>-62,2368049621582</text:p>
          </table:table-cell>
          <table:table-cell office:value-type="float" office:value="-62.2344093322754" calcext:value-type="float">
            <text:p>-62,2344093322754</text:p>
          </table:table-cell>
          <table:table-cell office:value-type="float" office:value="-62.2315979003906" calcext:value-type="float">
            <text:p>-62,2315979003906</text:p>
          </table:table-cell>
          <table:table-cell office:value-type="float" office:value="-62.2351531982422" calcext:value-type="float">
            <text:p>-62,2351531982422</text:p>
          </table:table-cell>
          <table:table-cell office:value-type="float" office:value="-62.2145919799805" calcext:value-type="float">
            <text:p>-62,2145919799805</text:p>
          </table:table-cell>
          <table:table-cell office:value-type="float" office:value="-62.2441711425781" calcext:value-type="float">
            <text:p>-62,2441711425781</text:p>
          </table:table-cell>
          <table:table-cell office:value-type="float" office:value="-62.2423057556152" calcext:value-type="float">
            <text:p>-62,2423057556152</text:p>
          </table:table-cell>
          <table:table-cell office:value-type="float" office:value="-62.2300262451172" calcext:value-type="float">
            <text:p>-62,2300262451172</text:p>
          </table:table-cell>
          <table:table-cell office:value-type="float" office:value="-62.2548942565918" calcext:value-type="float">
            <text:p>-62,2548942565918</text:p>
          </table:table-cell>
          <table:table-cell office:value-type="float" office:value="-62.2395362854004" calcext:value-type="float">
            <text:p>-62,2395362854004</text:p>
          </table:table-cell>
          <table:table-cell office:value-type="float" office:value="-62.23486328125" calcext:value-type="float">
            <text:p>-62,23486328125</text:p>
          </table:table-cell>
          <table:table-cell office:value-type="float" office:value="-62.2351531982422" calcext:value-type="float">
            <text:p>-62,2351531982422</text:p>
          </table:table-cell>
          <table:table-cell office:value-type="float" office:value="-62.2310638427734" calcext:value-type="float">
            <text:p>-62,2310638427734</text:p>
          </table:table-cell>
          <table:table-cell office:value-type="float" office:value="-62.2358131408691" calcext:value-type="float">
            <text:p>-62,2358131408691</text:p>
          </table:table-cell>
          <table:table-cell office:value-type="float" office:value="-62.2397003173828" calcext:value-type="float">
            <text:p>-62,2397003173828</text:p>
          </table:table-cell>
          <table:table-cell office:value-type="float" office:value="-62.2311859130859" calcext:value-type="float">
            <text:p>-62,2311859130859</text:p>
          </table:table-cell>
          <table:table-cell office:value-type="float" office:value="-62.2475204467773" calcext:value-type="float">
            <text:p>-62,2475204467773</text:p>
          </table:table-cell>
          <table:table-cell office:value-type="float" office:value="-62.2433853149414" calcext:value-type="float">
            <text:p>-62,2433853149414</text:p>
          </table:table-cell>
          <table:table-cell office:value-type="float" office:value="-62.2306900024414" calcext:value-type="float">
            <text:p>-62,2306900024414</text:p>
          </table:table-cell>
          <table:table-cell office:value-type="float" office:value="-62.2371788024902" calcext:value-type="float">
            <text:p>-62,2371788024902</text:p>
          </table:table-cell>
          <table:table-cell office:value-type="float" office:value="-62.2347412109375" calcext:value-type="float">
            <text:p>-62,2347412109375</text:p>
          </table:table-cell>
          <table:table-cell office:value-type="float" office:value="-62.2350311279297" calcext:value-type="float">
            <text:p>-62,2350311279297</text:p>
          </table:table-cell>
          <table:table-cell office:value-type="float" office:value="-62.2397003173828" calcext:value-type="float">
            <text:p>-62,2397003173828</text:p>
          </table:table-cell>
          <table:table-cell office:value-type="float" office:value="-62.2451248168945" calcext:value-type="float">
            <text:p>-62,2451248168945</text:p>
          </table:table-cell>
          <table:table-cell office:value-type="float" office:value="-62.2517051696777" calcext:value-type="float">
            <text:p>-62,2517051696777</text:p>
          </table:table-cell>
          <table:table-cell office:value-type="float" office:value="-62.2342414855957" calcext:value-type="float">
            <text:p>-62,2342414855957</text:p>
          </table:table-cell>
          <table:table-cell office:value-type="float" office:value="-62.2333374023438" calcext:value-type="float">
            <text:p>-62,2333374023438</text:p>
          </table:table-cell>
          <table:table-cell office:value-type="float" office:value="-62.2459106445313" calcext:value-type="float">
            <text:p>-62,2459106445313</text:p>
          </table:table-cell>
          <table:table-cell office:value-type="float" office:value="-62.2325057983398" calcext:value-type="float">
            <text:p>-62,2325057983398</text:p>
          </table:table-cell>
          <table:table-cell office:value-type="float" office:value="-62.2303581237793" calcext:value-type="float">
            <text:p>-62,2303581237793</text:p>
          </table:table-cell>
          <table:table-cell office:value-type="float" office:value="-62.2269706726074" calcext:value-type="float">
            <text:p>-62,2269706726074</text:p>
          </table:table-cell>
          <table:table-cell office:value-type="float" office:value="-62.2368049621582" calcext:value-type="float">
            <text:p>-62,2368049621582</text:p>
          </table:table-cell>
          <table:table-cell office:value-type="float" office:value="-62.2353210449219" calcext:value-type="float">
            <text:p>-62,2353210449219</text:p>
          </table:table-cell>
          <table:table-cell office:value-type="float" office:value="-62.2391204833984" calcext:value-type="float">
            <text:p>-62,2391204833984</text:p>
          </table:table-cell>
          <table:table-cell office:value-type="float" office:value="-62.2320518493652" calcext:value-type="float">
            <text:p>-62,2320518493652</text:p>
          </table:table-cell>
          <table:table-cell office:value-type="float" office:value="-62.2510414123535" calcext:value-type="float">
            <text:p>-62,2510414123535</text:p>
          </table:table-cell>
          <table:table-cell office:value-type="float" office:value="-62.2435913085938" calcext:value-type="float">
            <text:p>-62,2435913085938</text:p>
          </table:table-cell>
          <table:table-cell office:value-type="float" office:value="-62.2506294250488" calcext:value-type="float">
            <text:p>-62,2506294250488</text:p>
          </table:table-cell>
          <table:table-cell office:value-type="float" office:value="-62.2294502258301" calcext:value-type="float">
            <text:p>-62,2294502258301</text:p>
          </table:table-cell>
          <table:table-cell office:value-type="float" office:value="-62.2292861938477" calcext:value-type="float">
            <text:p>-62,2292861938477</text:p>
          </table:table-cell>
          <table:table-cell office:value-type="float" office:value="-62.230152130127" calcext:value-type="float">
            <text:p>-62,230152130127</text:p>
          </table:table-cell>
          <table:table-cell office:value-type="float" office:value="-62.2478103637695" calcext:value-type="float">
            <text:p>-62,2478103637695</text:p>
          </table:table-cell>
          <table:table-cell office:value-type="float" office:value="-62.2331695556641" calcext:value-type="float">
            <text:p>-62,2331695556641</text:p>
          </table:table-cell>
          <table:table-cell office:value-type="float" office:value="-62.2400741577148" calcext:value-type="float">
            <text:p>-62,2400741577148</text:p>
          </table:table-cell>
          <table:table-cell office:value-type="float" office:value="-62.2426376342773" calcext:value-type="float">
            <text:p>-62,2426376342773</text:p>
          </table:table-cell>
          <table:table-cell office:value-type="float" office:value="-62.2357711791992" calcext:value-type="float">
            <text:p>-62,2357711791992</text:p>
          </table:table-cell>
          <table:table-cell office:value-type="float" office:value="-62.2255668640137" calcext:value-type="float">
            <text:p>-62,2255668640137</text:p>
          </table:table-cell>
          <table:table-cell office:value-type="float" office:value="-62.2416458129883" calcext:value-type="float">
            <text:p>-62,2416458129883</text:p>
          </table:table-cell>
          <table:table-cell office:value-type="float" office:value="-62.2212753295898" calcext:value-type="float">
            <text:p>-62,2212753295898</text:p>
          </table:table-cell>
          <table:table-cell office:value-type="float" office:value="-62.2254409790039" calcext:value-type="float">
            <text:p>-62,2254409790039</text:p>
          </table:table-cell>
          <table:table-cell office:value-type="float" office:value="-62.2215614318848" calcext:value-type="float">
            <text:p>-62,2215614318848</text:p>
          </table:table-cell>
          <table:table-cell office:value-type="float" office:value="-62.2293663024902" calcext:value-type="float">
            <text:p>-62,2293663024902</text:p>
          </table:table-cell>
          <table:table-cell office:value-type="float" office:value="-62.2259368896484" calcext:value-type="float">
            <text:p>-62,2259368896484</text:p>
          </table:table-cell>
          <table:table-cell office:value-type="float" office:value="-62.2323837280273" calcext:value-type="float">
            <text:p>-62,2323837280273</text:p>
          </table:table-cell>
          <table:table-cell office:value-type="float" office:value="-62.2229652404785" calcext:value-type="float">
            <text:p>-62,2229652404785</text:p>
          </table:table-cell>
          <table:table-cell office:value-type="float" office:value="-62.244255065918" calcext:value-type="float">
            <text:p>-62,244255065918</text:p>
          </table:table-cell>
          <table:table-cell office:value-type="float" office:value="-62.2303161621094" calcext:value-type="float">
            <text:p>-62,2303161621094</text:p>
          </table:table-cell>
          <table:table-cell office:value-type="float" office:value="-62.2375526428223" calcext:value-type="float">
            <text:p>-62,2375526428223</text:p>
          </table:table-cell>
          <table:table-cell office:value-type="float" office:value="-62.2391204833984" calcext:value-type="float">
            <text:p>-62,2391204833984</text:p>
          </table:table-cell>
          <table:table-cell office:value-type="float" office:value="-62.2293281555176" calcext:value-type="float">
            <text:p>-62,2293281555176</text:p>
          </table:table-cell>
          <table:table-cell office:value-type="float" office:value="-62.2342414855957" calcext:value-type="float">
            <text:p>-62,2342414855957</text:p>
          </table:table-cell>
          <table:table-cell office:value-type="float" office:value="-62.2339935302734" calcext:value-type="float">
            <text:p>-62,2339935302734</text:p>
          </table:table-cell>
          <table:table-cell office:value-type="float" office:value="-62.2314720153809" calcext:value-type="float">
            <text:p>-62,2314720153809</text:p>
          </table:table-cell>
          <table:table-cell office:value-type="float" office:value="-62.2317619323731" calcext:value-type="float">
            <text:p>-62,2317619323731</text:p>
          </table:table-cell>
          <table:table-cell office:value-type="float" office:value="-62.21533203125" calcext:value-type="float">
            <text:p>-62,21533203125</text:p>
          </table:table-cell>
          <table:table-cell office:value-type="float" office:value="-62.2285804748535" calcext:value-type="float">
            <text:p>-62,2285804748535</text:p>
          </table:table-cell>
          <table:table-cell office:value-type="float" office:value="-62.2065505981445" calcext:value-type="float">
            <text:p>-62,2065505981445</text:p>
          </table:table-cell>
          <table:table-cell office:value-type="float" office:value="-62.1614646911621" calcext:value-type="float">
            <text:p>-62,1614646911621</text:p>
          </table:table-cell>
          <table:table-cell office:value-type="float" office:value="-62.1259994506836" calcext:value-type="float">
            <text:p>-62,1259994506836</text:p>
          </table:table-cell>
          <table:table-cell office:value-type="float" office:value="-62.1505661010742" calcext:value-type="float">
            <text:p>-62,1505661010742</text:p>
          </table:table-cell>
          <table:table-cell office:value-type="float" office:value="-62.1568756103516" calcext:value-type="float">
            <text:p>-62,1568756103516</text:p>
          </table:table-cell>
          <table:table-cell office:value-type="float" office:value="-62.1638832092285" calcext:value-type="float">
            <text:p>-62,1638832092285</text:p>
          </table:table-cell>
          <table:table-cell office:value-type="float" office:value="-62.1759071350098" calcext:value-type="float">
            <text:p>-62,1759071350098</text:p>
          </table:table-cell>
          <table:table-cell office:value-type="float" office:value="-62.1542930603027" calcext:value-type="float">
            <text:p>-62,1542930603027</text:p>
          </table:table-cell>
          <table:table-cell office:value-type="float" office:value="-62.1856842041016" calcext:value-type="float">
            <text:p>-62,1856842041016</text:p>
          </table:table-cell>
          <table:table-cell office:value-type="float" office:value="-62.1500358581543" calcext:value-type="float">
            <text:p>-62,1500358581543</text:p>
          </table:table-cell>
          <table:table-cell office:value-type="float" office:value="-62.1609725952148" calcext:value-type="float">
            <text:p>-62,1609725952148</text:p>
          </table:table-cell>
          <table:table-cell office:value-type="float" office:value="-62.1527366638184" calcext:value-type="float">
            <text:p>-62,1527366638184</text:p>
          </table:table-cell>
          <table:table-cell office:value-type="float" office:value="-62.1641311645508" calcext:value-type="float">
            <text:p>-62,1641311645508</text:p>
          </table:table-cell>
          <table:table-cell office:value-type="float" office:value="-62.1687660217285" calcext:value-type="float">
            <text:p>-62,1687660217285</text:p>
          </table:table-cell>
          <table:table-cell office:value-type="float" office:value="-62.174674987793" calcext:value-type="float">
            <text:p>-62,174674987793</text:p>
          </table:table-cell>
          <table:table-cell office:value-type="float" office:value="-62.166633605957" calcext:value-type="float">
            <text:p>-62,166633605957</text:p>
          </table:table-cell>
          <table:table-cell office:value-type="float" office:value="-62.1659317016602" calcext:value-type="float">
            <text:p>-62,1659317016602</text:p>
          </table:table-cell>
          <table:table-cell office:value-type="float" office:value="-62.1653213500977" calcext:value-type="float">
            <text:p>-62,1653213500977</text:p>
          </table:table-cell>
          <table:table-cell office:value-type="float" office:value="-62.1667938232422" calcext:value-type="float">
            <text:p>-62,1667938232422</text:p>
          </table:table-cell>
          <table:table-cell office:value-type="float" office:value="-62.157283782959" calcext:value-type="float">
            <text:p>-62,157283782959</text:p>
          </table:table-cell>
          <table:table-cell office:value-type="float" office:value="-62.1621589660645" calcext:value-type="float">
            <text:p>-62,1621589660645</text:p>
          </table:table-cell>
          <table:table-cell office:value-type="float" office:value="-62.1570777893066" calcext:value-type="float">
            <text:p>-62,1570777893066</text:p>
          </table:table-cell>
          <table:table-cell office:value-type="float" office:value="-62.1713905334473" calcext:value-type="float">
            <text:p>-62,1713905334473</text:p>
          </table:table-cell>
          <table:table-cell office:value-type="float" office:value="-62.1756591796875" calcext:value-type="float">
            <text:p>-62,1756591796875</text:p>
          </table:table-cell>
          <table:table-cell office:value-type="float" office:value="-62.1593360900879" calcext:value-type="float">
            <text:p>-62,1593360900879</text:p>
          </table:table-cell>
          <table:table-cell office:value-type="float" office:value="-62.1697044372559" calcext:value-type="float">
            <text:p>-62,1697044372559</text:p>
          </table:table-cell>
          <table:table-cell office:value-type="float" office:value="-62.1715965270996" calcext:value-type="float">
            <text:p>-62,1715965270996</text:p>
          </table:table-cell>
          <table:table-cell office:value-type="float" office:value="-62.1574859619141" calcext:value-type="float">
            <text:p>-62,1574859619141</text:p>
          </table:table-cell>
          <table:table-cell office:value-type="float" office:value="-62.1432800292969" calcext:value-type="float">
            <text:p>-62,1432800292969</text:p>
          </table:table-cell>
          <table:table-cell office:value-type="float" office:value="-62.1694602966309" calcext:value-type="float">
            <text:p>-62,1694602966309</text:p>
          </table:table-cell>
          <table:table-cell office:value-type="float" office:value="-62.1669616699219" calcext:value-type="float">
            <text:p>-62,1669616699219</text:p>
          </table:table-cell>
          <table:table-cell office:value-type="float" office:value="-62.1708145141602" calcext:value-type="float">
            <text:p>-62,1708145141602</text:p>
          </table:table-cell>
          <table:table-cell office:value-type="float" office:value="-62.1660575866699" calcext:value-type="float">
            <text:p>-62,1660575866699</text:p>
          </table:table-cell>
          <table:table-cell office:value-type="float" office:value="-62.1754531860352" calcext:value-type="float">
            <text:p>-62,1754531860352</text:p>
          </table:table-cell>
          <table:table-cell office:value-type="float" office:value="-62.1691360473633" calcext:value-type="float">
            <text:p>-62,1691360473633</text:p>
          </table:table-cell>
          <table:table-cell office:value-type="float" office:value="-62.1695442199707" calcext:value-type="float">
            <text:p>-62,1695442199707</text:p>
          </table:table-cell>
          <table:table-cell office:value-type="float" office:value="-62.1778373718262" calcext:value-type="float">
            <text:p>-62,1778373718262</text:p>
          </table:table-cell>
          <table:table-cell office:value-type="float" office:value="-62.1685600280762" calcext:value-type="float">
            <text:p>-62,1685600280762</text:p>
          </table:table-cell>
          <table:table-cell office:value-type="float" office:value="-62.1695022583008" calcext:value-type="float">
            <text:p>-62,1695022583008</text:p>
          </table:table-cell>
          <table:table-cell office:value-type="float" office:value="-62.1798896789551" calcext:value-type="float">
            <text:p>-62,1798896789551</text:p>
          </table:table-cell>
          <table:table-cell office:value-type="float" office:value="-62.1800155639648" calcext:value-type="float">
            <text:p>-62,1800155639648</text:p>
          </table:table-cell>
          <table:table-cell office:value-type="float" office:value="-62.1530647277832" calcext:value-type="float">
            <text:p>-62,1530647277832</text:p>
          </table:table-cell>
          <table:table-cell office:value-type="float" office:value="-62.1754150390625" calcext:value-type="float">
            <text:p>-62,1754150390625</text:p>
          </table:table-cell>
          <table:table-cell office:value-type="float" office:value="-62.1682739257813" calcext:value-type="float">
            <text:p>-62,1682739257813</text:p>
          </table:table-cell>
          <table:table-cell office:value-type="float" office:value="-62.1744270324707" calcext:value-type="float">
            <text:p>-62,1744270324707</text:p>
          </table:table-cell>
          <table:table-cell office:value-type="float" office:value="-62.1715545654297" calcext:value-type="float">
            <text:p>-62,1715545654297</text:p>
          </table:table-cell>
          <table:table-cell office:value-type="float" office:value="-62.165153503418" calcext:value-type="float">
            <text:p>-62,165153503418</text:p>
          </table:table-cell>
          <table:table-cell office:value-type="float" office:value="-62.172004699707" calcext:value-type="float">
            <text:p>-62,172004699707</text:p>
          </table:table-cell>
          <table:table-cell office:value-type="float" office:value="-62.1827659606934" calcext:value-type="float">
            <text:p>-62,1827659606934</text:p>
          </table:table-cell>
          <table:table-cell office:value-type="float" office:value="-62.1925926208496" calcext:value-type="float">
            <text:p>-62,1925926208496</text:p>
          </table:table-cell>
          <table:table-cell office:value-type="float" office:value="-62.1962127685547" calcext:value-type="float">
            <text:p>-62,1962127685547</text:p>
          </table:table-cell>
          <table:table-cell office:value-type="float" office:value="-62.1885223388672" calcext:value-type="float">
            <text:p>-62,1885223388672</text:p>
          </table:table-cell>
          <table:table-cell office:value-type="float" office:value="-62.1899185180664" calcext:value-type="float">
            <text:p>-62,1899185180664</text:p>
          </table:table-cell>
          <table:table-cell office:value-type="float" office:value="-62.1804656982422" calcext:value-type="float">
            <text:p>-62,1804656982422</text:p>
          </table:table-cell>
          <table:table-cell office:value-type="float" office:value="-62.1731986999512" calcext:value-type="float">
            <text:p>-62,1731986999512</text:p>
          </table:table-cell>
          <table:table-cell office:value-type="float" office:value="-62.1658134460449" calcext:value-type="float">
            <text:p>-62,1658134460449</text:p>
          </table:table-cell>
          <table:table-cell office:value-type="float" office:value="-62.1782035827637" calcext:value-type="float">
            <text:p>-62,1782035827637</text:p>
          </table:table-cell>
          <table:table-cell office:value-type="float" office:value="-62.1768074035645" calcext:value-type="float">
            <text:p>-62,1768074035645</text:p>
          </table:table-cell>
          <table:table-cell office:value-type="float" office:value="-62.1770935058594" calcext:value-type="float">
            <text:p>-62,1770935058594</text:p>
          </table:table-cell>
          <table:table-cell office:value-type="float" office:value="-62.1760292053223" calcext:value-type="float">
            <text:p>-62,1760292053223</text:p>
          </table:table-cell>
          <table:table-cell office:value-type="float" office:value="-62.1931266784668" calcext:value-type="float">
            <text:p>-62,1931266784668</text:p>
          </table:table-cell>
          <table:table-cell office:value-type="float" office:value="-62.1715545654297" calcext:value-type="float">
            <text:p>-62,1715545654297</text:p>
          </table:table-cell>
          <table:table-cell office:value-type="float" office:value="-62.1885643005371" calcext:value-type="float">
            <text:p>-62,1885643005371</text:p>
          </table:table-cell>
          <table:table-cell office:value-type="float" office:value="-62.1909484863281" calcext:value-type="float">
            <text:p>-62,1909484863281</text:p>
          </table:table-cell>
          <table:table-cell office:value-type="float" office:value="-62.1685180664063" calcext:value-type="float">
            <text:p>-62,1685180664063</text:p>
          </table:table-cell>
          <table:table-cell office:value-type="float" office:value="-62.1759490966797" calcext:value-type="float">
            <text:p>-62,1759490966797</text:p>
          </table:table-cell>
          <table:table-cell office:value-type="float" office:value="-62.1829299926758" calcext:value-type="float">
            <text:p>-62,1829299926758</text:p>
          </table:table-cell>
          <table:table-cell office:value-type="float" office:value="-62.1627769470215" calcext:value-type="float">
            <text:p>-62,1627769470215</text:p>
          </table:table-cell>
          <table:table-cell office:value-type="float" office:value="-62.1879425048828" calcext:value-type="float">
            <text:p>-62,1879425048828</text:p>
          </table:table-cell>
          <table:table-cell office:value-type="float" office:value="-62.1764831542969" calcext:value-type="float">
            <text:p>-62,1764831542969</text:p>
          </table:table-cell>
          <table:table-cell office:value-type="float" office:value="-62.1887664794922" calcext:value-type="float">
            <text:p>-62,1887664794922</text:p>
          </table:table-cell>
          <table:table-cell office:value-type="float" office:value="-62.1921005249023" calcext:value-type="float">
            <text:p>-62,1921005249023</text:p>
          </table:table-cell>
          <table:table-cell office:value-type="float" office:value="-62.2049446105957" calcext:value-type="float">
            <text:p>-62,2049446105957</text:p>
          </table:table-cell>
          <table:table-cell office:value-type="float" office:value="-62.2050666809082" calcext:value-type="float">
            <text:p>-62,2050666809082</text:p>
          </table:table-cell>
          <table:table-cell office:value-type="float" office:value="-62.1944847106934" calcext:value-type="float">
            <text:p>-62,1944847106934</text:p>
          </table:table-cell>
          <table:table-cell office:value-type="float" office:value="-62.1909065246582" calcext:value-type="float">
            <text:p>-62,1909065246582</text:p>
          </table:table-cell>
          <table:table-cell office:value-type="float" office:value="-62.1970367431641" calcext:value-type="float">
            <text:p>-62,1970367431641</text:p>
          </table:table-cell>
          <table:table-cell office:value-type="float" office:value="-62.1925506591797" calcext:value-type="float">
            <text:p>-62,1925506591797</text:p>
          </table:table-cell>
          <table:table-cell office:value-type="float" office:value="-62.2007827758789" calcext:value-type="float">
            <text:p>-62,2007827758789</text:p>
          </table:table-cell>
          <table:table-cell office:value-type="float" office:value="-62.1759490966797" calcext:value-type="float">
            <text:p>-62,1759490966797</text:p>
          </table:table-cell>
          <table:table-cell office:value-type="float" office:value="-62.1940727233887" calcext:value-type="float">
            <text:p>-62,1940727233887</text:p>
          </table:table-cell>
          <table:table-cell office:value-type="float" office:value="-62.2090644836426" calcext:value-type="float">
            <text:p>-62,2090644836426</text:p>
          </table:table-cell>
          <table:table-cell office:value-type="float" office:value="-62.2040367126465" calcext:value-type="float">
            <text:p>-62,2040367126465</text:p>
          </table:table-cell>
          <table:table-cell office:value-type="float" office:value="-62.1973648071289" calcext:value-type="float">
            <text:p>-62,1973648071289</text:p>
          </table:table-cell>
          <table:table-cell office:value-type="float" office:value="-62.1956787109375" calcext:value-type="float">
            <text:p>-62,1956787109375</text:p>
          </table:table-cell>
          <table:table-cell office:value-type="float" office:value="-62.1748809814453" calcext:value-type="float">
            <text:p>-62,1748809814453</text:p>
          </table:table-cell>
          <table:table-cell office:value-type="float" office:value="-62.1847763061523" calcext:value-type="float">
            <text:p>-62,1847763061523</text:p>
          </table:table-cell>
          <table:table-cell office:value-type="float" office:value="-62.1960487365723" calcext:value-type="float">
            <text:p>-62,1960487365723</text:p>
          </table:table-cell>
          <table:table-cell office:value-type="float" office:value="-62.1951026916504" calcext:value-type="float">
            <text:p>-62,1951026916504</text:p>
          </table:table-cell>
          <table:table-cell office:value-type="float" office:value="-62.2005386352539" calcext:value-type="float">
            <text:p>-62,2005386352539</text:p>
          </table:table-cell>
          <table:table-cell office:value-type="float" office:value="-62.1894264221191" calcext:value-type="float">
            <text:p>-62,1894264221191</text:p>
          </table:table-cell>
          <table:table-cell office:value-type="float" office:value="-62.1773834228516" calcext:value-type="float">
            <text:p>-62,1773834228516</text:p>
          </table:table-cell>
          <table:table-cell office:value-type="float" office:value="-62.1972389221191" calcext:value-type="float">
            <text:p>-62,1972389221191</text:p>
          </table:table-cell>
          <table:table-cell office:value-type="float" office:value="-62.1890563964844" calcext:value-type="float">
            <text:p>-62,1890563964844</text:p>
          </table:table-cell>
          <table:table-cell office:value-type="float" office:value="-62.1790657043457" calcext:value-type="float">
            <text:p>-62,1790657043457</text:p>
          </table:table-cell>
          <table:table-cell office:value-type="float" office:value="-62.2122383117676" calcext:value-type="float">
            <text:p>-62,2122383117676</text:p>
          </table:table-cell>
          <table:table-cell office:value-type="float" office:value="-62.2018966674805" calcext:value-type="float">
            <text:p>-62,2018966674805</text:p>
          </table:table-cell>
          <table:table-cell office:value-type="float" office:value="-62.1987228393555" calcext:value-type="float">
            <text:p>-62,1987228393555</text:p>
          </table:table-cell>
          <table:table-cell office:value-type="float" office:value="-62.1818199157715" calcext:value-type="float">
            <text:p>-62,1818199157715</text:p>
          </table:table-cell>
          <table:table-cell office:value-type="float" office:value="-62.1812858581543" calcext:value-type="float">
            <text:p>-62,1812858581543</text:p>
          </table:table-cell>
          <table:table-cell office:value-type="float" office:value="-62.197322845459" calcext:value-type="float">
            <text:p>-62,197322845459</text:p>
          </table:table-cell>
          <table:table-cell office:value-type="float" office:value="-62.1975708007813" calcext:value-type="float">
            <text:p>-62,1975708007813</text:p>
          </table:table-cell>
          <table:table-cell office:value-type="float" office:value="-62.1937026977539" calcext:value-type="float">
            <text:p>-62,1937026977539</text:p>
          </table:table-cell>
          <table:table-cell office:value-type="float" office:value="-62.1926345825195" calcext:value-type="float">
            <text:p>-62,1926345825195</text:p>
          </table:table-cell>
          <table:table-cell office:value-type="float" office:value="-62.1787796020508" calcext:value-type="float">
            <text:p>-62,1787796020508</text:p>
          </table:table-cell>
          <table:table-cell office:value-type="float" office:value="-62.1935386657715" calcext:value-type="float">
            <text:p>-62,1935386657715</text:p>
          </table:table-cell>
          <table:table-cell office:value-type="float" office:value="-62.1780433654785" calcext:value-type="float">
            <text:p>-62,1780433654785</text:p>
          </table:table-cell>
          <table:table-cell office:value-type="float" office:value="-62.1882743835449" calcext:value-type="float">
            <text:p>-62,1882743835449</text:p>
          </table:table-cell>
          <table:table-cell office:value-type="float" office:value="-62.1950187683106" calcext:value-type="float">
            <text:p>-62,1950187683106</text:p>
          </table:table-cell>
          <table:table-cell office:value-type="float" office:value="-62.1966247558594" calcext:value-type="float">
            <text:p>-62,1966247558594</text:p>
          </table:table-cell>
          <table:table-cell office:value-type="float" office:value="-62.2037048339844" calcext:value-type="float">
            <text:p>-62,2037048339844</text:p>
          </table:table-cell>
          <table:table-cell office:value-type="float" office:value="-62.2048606872559" calcext:value-type="float">
            <text:p>-62,2048606872559</text:p>
          </table:table-cell>
          <table:table-cell office:value-type="float" office:value="-62.2085266113281" calcext:value-type="float">
            <text:p>-62,2085266113281</text:p>
          </table:table-cell>
          <table:table-cell office:value-type="float" office:value="-62.2013626098633" calcext:value-type="float">
            <text:p>-62,2013626098633</text:p>
          </table:table-cell>
          <table:table-cell office:value-type="float" office:value="-62.1954727172852" calcext:value-type="float">
            <text:p>-62,1954727172852</text:p>
          </table:table-cell>
          <table:table-cell office:value-type="float" office:value="-62.1963386535645" calcext:value-type="float">
            <text:p>-62,1963386535645</text:p>
          </table:table-cell>
          <table:table-cell office:value-type="float" office:value="-62.1975288391113" calcext:value-type="float">
            <text:p>-62,1975288391113</text:p>
          </table:table-cell>
          <table:table-cell office:value-type="float" office:value="-62.2079086303711" calcext:value-type="float">
            <text:p>-62,2079086303711</text:p>
          </table:table-cell>
          <table:table-cell office:value-type="float" office:value="-62.2056007385254" calcext:value-type="float">
            <text:p>-62,2056007385254</text:p>
          </table:table-cell>
          <table:table-cell office:value-type="float" office:value="-62.1869201660156" calcext:value-type="float">
            <text:p>-62,1869201660156</text:p>
          </table:table-cell>
          <table:table-cell office:value-type="float" office:value="-62.1930046081543" calcext:value-type="float">
            <text:p>-62,1930046081543</text:p>
          </table:table-cell>
          <table:table-cell office:value-type="float" office:value="-62.1886825561523" calcext:value-type="float">
            <text:p>-62,1886825561523</text:p>
          </table:table-cell>
          <table:table-cell office:value-type="float" office:value="-62.2063026428223" calcext:value-type="float">
            <text:p>-62,2063026428223</text:p>
          </table:table-cell>
          <table:table-cell office:value-type="float" office:value="-62.2034606933594" calcext:value-type="float">
            <text:p>-62,2034606933594</text:p>
          </table:table-cell>
          <table:table-cell office:value-type="float" office:value="-62.1932525634766" calcext:value-type="float">
            <text:p>-62,1932525634766</text:p>
          </table:table-cell>
          <table:table-cell office:value-type="float" office:value="-62.1833419799805" calcext:value-type="float">
            <text:p>-62,1833419799805</text:p>
          </table:table-cell>
          <table:table-cell office:value-type="float" office:value="-62.1888084411621" calcext:value-type="float">
            <text:p>-62,1888084411621</text:p>
          </table:table-cell>
          <table:table-cell office:value-type="float" office:value="-62.172004699707" calcext:value-type="float">
            <text:p>-62,172004699707</text:p>
          </table:table-cell>
          <table:table-cell office:value-type="float" office:value="-62.1890563964844" calcext:value-type="float">
            <text:p>-62,1890563964844</text:p>
          </table:table-cell>
          <table:table-cell office:value-type="float" office:value="-62.2043647766113" calcext:value-type="float">
            <text:p>-62,2043647766113</text:p>
          </table:table-cell>
          <table:table-cell office:value-type="float" office:value="-62.204776763916" calcext:value-type="float">
            <text:p>-62,204776763916</text:p>
          </table:table-cell>
          <table:table-cell office:value-type="float" office:value="-62.2055625915527" calcext:value-type="float">
            <text:p>-62,2055625915527</text:p>
          </table:table-cell>
          <table:table-cell office:value-type="float" office:value="-62.2015228271484" calcext:value-type="float">
            <text:p>-62,2015228271484</text:p>
          </table:table-cell>
          <table:table-cell office:value-type="float" office:value="-62.1928367614746" calcext:value-type="float">
            <text:p>-62,1928367614746</text:p>
          </table:table-cell>
          <table:table-cell office:value-type="float" office:value="-62.1950607299805" calcext:value-type="float">
            <text:p>-62,1950607299805</text:p>
          </table:table-cell>
          <table:table-cell office:value-type="float" office:value="-62.1825218200684" calcext:value-type="float">
            <text:p>-62,1825218200684</text:p>
          </table:table-cell>
          <table:table-cell office:value-type="float" office:value="-62.1794815063477" calcext:value-type="float">
            <text:p>-62,1794815063477</text:p>
          </table:table-cell>
          <table:table-cell office:value-type="float" office:value="-62.1993408203125" calcext:value-type="float">
            <text:p>-62,1993408203125</text:p>
          </table:table-cell>
          <table:table-cell office:value-type="float" office:value="-62.1934127807617" calcext:value-type="float">
            <text:p>-62,1934127807617</text:p>
          </table:table-cell>
          <table:table-cell office:value-type="float" office:value="-62.1862602233887" calcext:value-type="float">
            <text:p>-62,1862602233887</text:p>
          </table:table-cell>
          <table:table-cell office:value-type="float" office:value="-62.177547454834" calcext:value-type="float">
            <text:p>-62,177547454834</text:p>
          </table:table-cell>
          <table:table-cell office:value-type="float" office:value="-62.1867523193359" calcext:value-type="float">
            <text:p>-62,1867523193359</text:p>
          </table:table-cell>
          <table:table-cell office:value-type="float" office:value="-62.1984786987305" calcext:value-type="float">
            <text:p>-62,1984786987305</text:p>
          </table:table-cell>
          <table:table-cell office:value-type="float" office:value="-62.1736488342285" calcext:value-type="float">
            <text:p>-62,1736488342285</text:p>
          </table:table-cell>
          <table:table-cell office:value-type="float" office:value="-62.183464050293" calcext:value-type="float">
            <text:p>-62,183464050293</text:p>
          </table:table-cell>
          <table:table-cell office:value-type="float" office:value="-62.1854362487793" calcext:value-type="float">
            <text:p>-62,1854362487793</text:p>
          </table:table-cell>
          <table:table-cell office:value-type="float" office:value="-62.1868743896484" calcext:value-type="float">
            <text:p>-62,1868743896484</text:p>
          </table:table-cell>
          <table:table-cell office:value-type="float" office:value="-62.187614440918" calcext:value-type="float">
            <text:p>-62,187614440918</text:p>
          </table:table-cell>
          <table:table-cell office:value-type="float" office:value="-62.1840400695801" calcext:value-type="float">
            <text:p>-62,1840400695801</text:p>
          </table:table-cell>
          <table:table-cell office:value-type="float" office:value="-62.1623268127441" calcext:value-type="float">
            <text:p>-62,1623268127441</text:p>
          </table:table-cell>
          <table:table-cell office:value-type="float" office:value="-62.171760559082" calcext:value-type="float">
            <text:p>-62,171760559082</text:p>
          </table:table-cell>
          <table:table-cell office:value-type="float" office:value="-62.1748809814453" calcext:value-type="float">
            <text:p>-62,1748809814453</text:p>
          </table:table-cell>
          <table:table-cell office:value-type="float" office:value="-62.1670417785645" calcext:value-type="float">
            <text:p>-62,1670417785645</text:p>
          </table:table-cell>
          <table:table-cell office:value-type="float" office:value="-62.1505241394043" calcext:value-type="float">
            <text:p>-62,1505241394043</text:p>
          </table:table-cell>
          <table:table-cell office:value-type="float" office:value="-62.1666717529297" calcext:value-type="float">
            <text:p>-62,1666717529297</text:p>
          </table:table-cell>
          <table:table-cell office:value-type="float" office:value="-62.1948547363281" calcext:value-type="float">
            <text:p>-62,1948547363281</text:p>
          </table:table-cell>
          <table:table-cell office:value-type="float" office:value="-62.1599082946777" calcext:value-type="float">
            <text:p>-62,1599082946777</text:p>
          </table:table-cell>
          <table:table-cell office:value-type="float" office:value="-62.1765632629395" calcext:value-type="float">
            <text:p>-62,1765632629395</text:p>
          </table:table-cell>
          <table:table-cell office:value-type="float" office:value="-62.1823959350586" calcext:value-type="float">
            <text:p>-62,1823959350586</text:p>
          </table:table-cell>
          <table:table-cell office:value-type="float" office:value="-62.1553192138672" calcext:value-type="float">
            <text:p>-62,1553192138672</text:p>
          </table:table-cell>
          <table:table-cell office:value-type="float" office:value="-62.1614227294922" calcext:value-type="float">
            <text:p>-62,1614227294922</text:p>
          </table:table-cell>
          <table:table-cell office:value-type="float" office:value="-62.1643333435059" calcext:value-type="float">
            <text:p>-62,1643333435059</text:p>
          </table:table-cell>
          <table:table-cell office:value-type="float" office:value="-62.165771484375" calcext:value-type="float">
            <text:p>-62,165771484375</text:p>
          </table:table-cell>
          <table:table-cell office:value-type="float" office:value="-62.1510200500488" calcext:value-type="float">
            <text:p>-62,1510200500488</text:p>
          </table:table-cell>
          <table:table-cell office:value-type="float" office:value="-62.1688041687012" calcext:value-type="float">
            <text:p>-62,1688041687012</text:p>
          </table:table-cell>
          <table:table-cell office:value-type="float" office:value="-62.1501579284668" calcext:value-type="float">
            <text:p>-62,1501579284668</text:p>
          </table:table-cell>
          <table:table-cell office:value-type="float" office:value="-62.1520843505859" calcext:value-type="float">
            <text:p>-62,1520843505859</text:p>
          </table:table-cell>
          <table:table-cell office:value-type="float" office:value="-62.1537170410156" calcext:value-type="float">
            <text:p>-62,1537170410156</text:p>
          </table:table-cell>
          <table:table-cell office:value-type="float" office:value="-62.153434753418" calcext:value-type="float">
            <text:p>-62,153434753418</text:p>
          </table:table-cell>
          <table:table-cell office:value-type="float" office:value="-62.145694732666" calcext:value-type="float">
            <text:p>-62,145694732666</text:p>
          </table:table-cell>
          <table:table-cell office:value-type="float" office:value="-62.1822319030762" calcext:value-type="float">
            <text:p>-62,1822319030762</text:p>
          </table:table-cell>
          <table:table-cell office:value-type="float" office:value="-62.1811218261719" calcext:value-type="float">
            <text:p>-62,1811218261719</text:p>
          </table:table-cell>
          <table:table-cell office:value-type="float" office:value="-62.1705665588379" calcext:value-type="float">
            <text:p>-62,1705665588379</text:p>
          </table:table-cell>
          <table:table-cell office:value-type="float" office:value="-62.1777534484863" calcext:value-type="float">
            <text:p>-62,1777534484863</text:p>
          </table:table-cell>
          <table:table-cell office:value-type="float" office:value="-62.1576538085938" calcext:value-type="float">
            <text:p>-62,1576538085938</text:p>
          </table:table-cell>
          <table:table-cell office:value-type="float" office:value="-62.1724967956543" calcext:value-type="float">
            <text:p>-62,1724967956543</text:p>
          </table:table-cell>
          <table:table-cell office:value-type="float" office:value="-62.1673698425293" calcext:value-type="float">
            <text:p>-62,1673698425293</text:p>
          </table:table-cell>
          <table:table-cell office:value-type="float" office:value="-62.1733589172363" calcext:value-type="float">
            <text:p>-62,1733589172363</text:p>
          </table:table-cell>
          <table:table-cell office:value-type="float" office:value="-62.1565055847168" calcext:value-type="float">
            <text:p>-62,1565055847168</text:p>
          </table:table-cell>
          <table:table-cell office:value-type="float" office:value="-62.1646194458008" calcext:value-type="float">
            <text:p>-62,1646194458008</text:p>
          </table:table-cell>
          <table:table-cell office:value-type="float" office:value="-62.1577758789063" calcext:value-type="float">
            <text:p>-62,1577758789063</text:p>
          </table:table-cell>
          <table:table-cell office:value-type="float" office:value="-62.1599464416504" calcext:value-type="float">
            <text:p>-62,1599464416504</text:p>
          </table:table-cell>
          <table:table-cell office:value-type="float" office:value="-62.1795196533203" calcext:value-type="float">
            <text:p>-62,1795196533203</text:p>
          </table:table-cell>
          <table:table-cell office:value-type="float" office:value="-62.1551513671875" calcext:value-type="float">
            <text:p>-62,1551513671875</text:p>
          </table:table-cell>
          <table:table-cell office:value-type="float" office:value="-62.1528205871582" calcext:value-type="float">
            <text:p>-62,1528205871582</text:p>
          </table:table-cell>
          <table:table-cell office:value-type="float" office:value="-62.1446304321289" calcext:value-type="float">
            <text:p>-62,1446304321289</text:p>
          </table:table-cell>
          <table:table-cell office:value-type="float" office:value="-62.1463088989258" calcext:value-type="float">
            <text:p>-62,1463088989258</text:p>
          </table:table-cell>
          <table:table-cell office:value-type="float" office:value="-62.1469650268555" calcext:value-type="float">
            <text:p>-62,1469650268555</text:p>
          </table:table-cell>
          <table:table-cell office:value-type="float" office:value="-62.146842956543" calcext:value-type="float">
            <text:p>-62,146842956543</text:p>
          </table:table-cell>
          <table:table-cell office:value-type="float" office:value="-62.1597404479981" calcext:value-type="float">
            <text:p>-62,1597404479981</text:p>
          </table:table-cell>
          <table:table-cell office:value-type="float" office:value="-62.1607284545898" calcext:value-type="float">
            <text:p>-62,1607284545898</text:p>
          </table:table-cell>
          <table:table-cell office:value-type="float" office:value="-62.1538009643555" calcext:value-type="float">
            <text:p>-62,1538009643555</text:p>
          </table:table-cell>
          <table:table-cell office:value-type="float" office:value="-62.144100189209" calcext:value-type="float">
            <text:p>-62,144100189209</text:p>
          </table:table-cell>
          <table:table-cell office:value-type="float" office:value="-62.1459808349609" calcext:value-type="float">
            <text:p>-62,1459808349609</text:p>
          </table:table-cell>
          <table:table-cell office:value-type="float" office:value="-62.150691986084" calcext:value-type="float">
            <text:p>-62,150691986084</text:p>
          </table:table-cell>
        </table:table-row>
        <table:table-row table:style-name="ro1">
          <table:table-cell office:value-type="float" office:value="-62.1008453369141" calcext:value-type="float">
            <text:p>-62,1008453369141</text:p>
          </table:table-cell>
          <table:table-cell office:value-type="float" office:value="-62.0910377502441" calcext:value-type="float">
            <text:p>-62,0910377502441</text:p>
          </table:table-cell>
          <table:table-cell office:value-type="float" office:value="-62.0901832580566" calcext:value-type="float">
            <text:p>-62,0901832580566</text:p>
          </table:table-cell>
          <table:table-cell office:value-type="float" office:value="-62.1149406433106" calcext:value-type="float">
            <text:p>-62,1149406433106</text:p>
          </table:table-cell>
          <table:table-cell office:value-type="float" office:value="-62.104305267334" calcext:value-type="float">
            <text:p>-62,104305267334</text:p>
          </table:table-cell>
          <table:table-cell office:value-type="float" office:value="-62.1035346984863" calcext:value-type="float">
            <text:p>-62,1035346984863</text:p>
          </table:table-cell>
          <table:table-cell office:value-type="float" office:value="-62.0937232971191" calcext:value-type="float">
            <text:p>-62,0937232971191</text:p>
          </table:table-cell>
          <table:table-cell office:value-type="float" office:value="-62.1114349365234" calcext:value-type="float">
            <text:p>-62,1114349365234</text:p>
          </table:table-cell>
          <table:table-cell office:value-type="float" office:value="-62.1014938354492" calcext:value-type="float">
            <text:p>-62,1014938354492</text:p>
          </table:table-cell>
          <table:table-cell office:value-type="float" office:value="-62.1210556030273" calcext:value-type="float">
            <text:p>-62,1210556030273</text:p>
          </table:table-cell>
          <table:table-cell office:value-type="float" office:value="-62.1234664916992" calcext:value-type="float">
            <text:p>-62,1234664916992</text:p>
          </table:table-cell>
          <table:table-cell office:value-type="float" office:value="-62.1126976013184" calcext:value-type="float">
            <text:p>-62,1126976013184</text:p>
          </table:table-cell>
          <table:table-cell office:value-type="float" office:value="-62.1300811767578" calcext:value-type="float">
            <text:p>-62,1300811767578</text:p>
          </table:table-cell>
          <table:table-cell office:value-type="float" office:value="-62.0975914001465" calcext:value-type="float">
            <text:p>-62,0975914001465</text:p>
          </table:table-cell>
          <table:table-cell office:value-type="float" office:value="-62.1134338378906" calcext:value-type="float">
            <text:p>-62,1134338378906</text:p>
          </table:table-cell>
          <table:table-cell office:value-type="float" office:value="-62.1207695007324" calcext:value-type="float">
            <text:p>-62,1207695007324</text:p>
          </table:table-cell>
          <table:table-cell office:value-type="float" office:value="-62.0942497253418" calcext:value-type="float">
            <text:p>-62,0942497253418</text:p>
          </table:table-cell>
          <table:table-cell office:value-type="float" office:value="-62.1002311706543" calcext:value-type="float">
            <text:p>-62,1002311706543</text:p>
          </table:table-cell>
          <table:table-cell office:value-type="float" office:value="-62.1008033752441" calcext:value-type="float">
            <text:p>-62,1008033752441</text:p>
          </table:table-cell>
          <table:table-cell office:value-type="float" office:value="-62.1066284179688" calcext:value-type="float">
            <text:p>-62,1066284179688</text:p>
          </table:table-cell>
          <table:table-cell office:value-type="float" office:value="-62.1086654663086" calcext:value-type="float">
            <text:p>-62,1086654663086</text:p>
          </table:table-cell>
          <table:table-cell office:value-type="float" office:value="-62.1192207336426" calcext:value-type="float">
            <text:p>-62,1192207336426</text:p>
          </table:table-cell>
          <table:table-cell office:value-type="float" office:value="-62.1137161254883" calcext:value-type="float">
            <text:p>-62,1137161254883</text:p>
          </table:table-cell>
          <table:table-cell office:value-type="float" office:value="-62.1087074279785" calcext:value-type="float">
            <text:p>-62,1087074279785</text:p>
          </table:table-cell>
          <table:table-cell office:value-type="float" office:value="-62.0966110229492" calcext:value-type="float">
            <text:p>-62,0966110229492</text:p>
          </table:table-cell>
          <table:table-cell office:value-type="float" office:value="-62.0949859619141" calcext:value-type="float">
            <text:p>-62,0949859619141</text:p>
          </table:table-cell>
          <table:table-cell office:value-type="float" office:value="-62.1132698059082" calcext:value-type="float">
            <text:p>-62,1132698059082</text:p>
          </table:table-cell>
          <table:table-cell office:value-type="float" office:value="-62.1191825866699" calcext:value-type="float">
            <text:p>-62,1191825866699</text:p>
          </table:table-cell>
          <table:table-cell office:value-type="float" office:value="-62.1184883117676" calcext:value-type="float">
            <text:p>-62,1184883117676</text:p>
          </table:table-cell>
          <table:table-cell office:value-type="float" office:value="-62.1144523620606" calcext:value-type="float">
            <text:p>-62,1144523620606</text:p>
          </table:table-cell>
          <table:table-cell office:value-type="float" office:value="-62.1059341430664" calcext:value-type="float">
            <text:p>-62,1059341430664</text:p>
          </table:table-cell>
          <table:table-cell office:value-type="float" office:value="-62.1205253601074" calcext:value-type="float">
            <text:p>-62,1205253601074</text:p>
          </table:table-cell>
          <table:table-cell office:value-type="float" office:value="-62.125545501709" calcext:value-type="float">
            <text:p>-62,125545501709</text:p>
          </table:table-cell>
          <table:table-cell office:value-type="float" office:value="-62.1210556030273" calcext:value-type="float">
            <text:p>-62,1210556030273</text:p>
          </table:table-cell>
          <table:table-cell office:value-type="float" office:value="-62.1101722717285" calcext:value-type="float">
            <text:p>-62,1101722717285</text:p>
          </table:table-cell>
          <table:table-cell office:value-type="float" office:value="-62.1209754943848" calcext:value-type="float">
            <text:p>-62,1209754943848</text:p>
          </table:table-cell>
          <table:table-cell office:value-type="float" office:value="-62.1166534423828" calcext:value-type="float">
            <text:p>-62,1166534423828</text:p>
          </table:table-cell>
          <table:table-cell office:value-type="float" office:value="-62.1289329528809" calcext:value-type="float">
            <text:p>-62,1289329528809</text:p>
          </table:table-cell>
          <table:table-cell office:value-type="float" office:value="-62.1241188049316" calcext:value-type="float">
            <text:p>-62,1241188049316</text:p>
          </table:table-cell>
          <table:table-cell office:value-type="float" office:value="-62.1238327026367" calcext:value-type="float">
            <text:p>-62,1238327026367</text:p>
          </table:table-cell>
          <table:table-cell office:value-type="float" office:value="-62.1092720031738" calcext:value-type="float">
            <text:p>-62,1092720031738</text:p>
          </table:table-cell>
          <table:table-cell office:value-type="float" office:value="-62.1309394836426" calcext:value-type="float">
            <text:p>-62,1309394836426</text:p>
          </table:table-cell>
          <table:table-cell office:value-type="float" office:value="-62.1188163757324" calcext:value-type="float">
            <text:p>-62,1188163757324</text:p>
          </table:table-cell>
          <table:table-cell office:value-type="float" office:value="-62.1133918762207" calcext:value-type="float">
            <text:p>-62,1133918762207</text:p>
          </table:table-cell>
          <table:table-cell office:value-type="float" office:value="-62.1174278259277" calcext:value-type="float">
            <text:p>-62,1174278259277</text:p>
          </table:table-cell>
          <table:table-cell office:value-type="float" office:value="-62.1451644897461" calcext:value-type="float">
            <text:p>-62,1451644897461</text:p>
          </table:table-cell>
          <table:table-cell office:value-type="float" office:value="-62.1414833068848" calcext:value-type="float">
            <text:p>-62,1414833068848</text:p>
          </table:table-cell>
          <table:table-cell office:value-type="float" office:value="-62.1345329284668" calcext:value-type="float">
            <text:p>-62,1345329284668</text:p>
          </table:table-cell>
          <table:table-cell office:value-type="float" office:value="-62.1033248901367" calcext:value-type="float">
            <text:p>-62,1033248901367</text:p>
          </table:table-cell>
          <table:table-cell office:value-type="float" office:value="-62.1296310424805" calcext:value-type="float">
            <text:p>-62,1296310424805</text:p>
          </table:table-cell>
          <table:table-cell office:value-type="float" office:value="-62.1335105895996" calcext:value-type="float">
            <text:p>-62,1335105895996</text:p>
          </table:table-cell>
          <table:table-cell office:value-type="float" office:value="-62.1357612609863" calcext:value-type="float">
            <text:p>-62,1357612609863</text:p>
          </table:table-cell>
          <table:table-cell office:value-type="float" office:value="-62.1208114624023" calcext:value-type="float">
            <text:p>-62,1208114624023</text:p>
          </table:table-cell>
          <table:table-cell office:value-type="float" office:value="-62.1264457702637" calcext:value-type="float">
            <text:p>-62,1264457702637</text:p>
          </table:table-cell>
          <table:table-cell office:value-type="float" office:value="-62.1360473632813" calcext:value-type="float">
            <text:p>-62,1360473632813</text:p>
          </table:table-cell>
          <table:table-cell office:value-type="float" office:value="-62.1364135742188" calcext:value-type="float">
            <text:p>-62,1364135742188</text:p>
          </table:table-cell>
          <table:table-cell office:value-type="float" office:value="-62.122241973877" calcext:value-type="float">
            <text:p>-62,122241973877</text:p>
          </table:table-cell>
          <table:table-cell office:value-type="float" office:value="-62.1233024597168" calcext:value-type="float">
            <text:p>-62,1233024597168</text:p>
          </table:table-cell>
          <table:table-cell office:value-type="float" office:value="-62.1365356445313" calcext:value-type="float">
            <text:p>-62,1365356445313</text:p>
          </table:table-cell>
          <table:table-cell office:value-type="float" office:value="-62.1275482177734" calcext:value-type="float">
            <text:p>-62,1275482177734</text:p>
          </table:table-cell>
          <table:table-cell office:value-type="float" office:value="-62.1248550415039" calcext:value-type="float">
            <text:p>-62,1248550415039</text:p>
          </table:table-cell>
          <table:table-cell office:value-type="float" office:value="-62.1451644897461" calcext:value-type="float">
            <text:p>-62,1451644897461</text:p>
          </table:table-cell>
          <table:table-cell office:value-type="float" office:value="-62.1459045410156" calcext:value-type="float">
            <text:p>-62,1459045410156</text:p>
          </table:table-cell>
          <table:table-cell office:value-type="float" office:value="-62.1413612365723" calcext:value-type="float">
            <text:p>-62,1413612365723</text:p>
          </table:table-cell>
          <table:table-cell office:value-type="float" office:value="-62.1418533325195" calcext:value-type="float">
            <text:p>-62,1418533325195</text:p>
          </table:table-cell>
          <table:table-cell office:value-type="float" office:value="-62.1325302124023" calcext:value-type="float">
            <text:p>-62,1325302124023</text:p>
          </table:table-cell>
          <table:table-cell office:value-type="float" office:value="-62.1462287902832" calcext:value-type="float">
            <text:p>-62,1462287902832</text:p>
          </table:table-cell>
          <table:table-cell office:value-type="float" office:value="-62.1392364501953" calcext:value-type="float">
            <text:p>-62,1392364501953</text:p>
          </table:table-cell>
          <table:table-cell office:value-type="float" office:value="-62.1184883117676" calcext:value-type="float">
            <text:p>-62,1184883117676</text:p>
          </table:table-cell>
          <table:table-cell office:value-type="float" office:value="-62.1543769836426" calcext:value-type="float">
            <text:p>-62,1543769836426</text:p>
          </table:table-cell>
          <table:table-cell office:value-type="float" office:value="-62.1266479492188" calcext:value-type="float">
            <text:p>-62,1266479492188</text:p>
          </table:table-cell>
          <table:table-cell office:value-type="float" office:value="-62.1283683776856" calcext:value-type="float">
            <text:p>-62,1283683776856</text:p>
          </table:table-cell>
          <table:table-cell office:value-type="float" office:value="-62.1204872131348" calcext:value-type="float">
            <text:p>-62,1204872131348</text:p>
          </table:table-cell>
          <table:table-cell office:value-type="float" office:value="-62.1421813964844" calcext:value-type="float">
            <text:p>-62,1421813964844</text:p>
          </table:table-cell>
          <table:table-cell office:value-type="float" office:value="-62.1453285217285" calcext:value-type="float">
            <text:p>-62,1453285217285</text:p>
          </table:table-cell>
          <table:table-cell office:value-type="float" office:value="-62.1334266662598" calcext:value-type="float">
            <text:p>-62,1334266662598</text:p>
          </table:table-cell>
          <table:table-cell office:value-type="float" office:value="-62.1296730041504" calcext:value-type="float">
            <text:p>-62,1296730041504</text:p>
          </table:table-cell>
          <table:table-cell office:value-type="float" office:value="-62.1253852844238" calcext:value-type="float">
            <text:p>-62,1253852844238</text:p>
          </table:table-cell>
          <table:table-cell office:value-type="float" office:value="-62.1365776062012" calcext:value-type="float">
            <text:p>-62,1365776062012</text:p>
          </table:table-cell>
          <table:table-cell office:value-type="float" office:value="-62.125545501709" calcext:value-type="float">
            <text:p>-62,125545501709</text:p>
          </table:table-cell>
          <table:table-cell office:value-type="float" office:value="-62.1191825866699" calcext:value-type="float">
            <text:p>-62,1191825866699</text:p>
          </table:table-cell>
          <table:table-cell office:value-type="float" office:value="-62.1359214782715" calcext:value-type="float">
            <text:p>-62,1359214782715</text:p>
          </table:table-cell>
          <table:table-cell office:value-type="float" office:value="-62.1488075256348" calcext:value-type="float">
            <text:p>-62,1488075256348</text:p>
          </table:table-cell>
          <table:table-cell office:value-type="float" office:value="-62.1572036743164" calcext:value-type="float">
            <text:p>-62,1572036743164</text:p>
          </table:table-cell>
          <table:table-cell office:value-type="float" office:value="-62.1299171447754" calcext:value-type="float">
            <text:p>-62,1299171447754</text:p>
          </table:table-cell>
          <table:table-cell office:value-type="float" office:value="-62.149829864502" calcext:value-type="float">
            <text:p>-62,149829864502</text:p>
          </table:table-cell>
          <table:table-cell office:value-type="float" office:value="-62.1548652648926" calcext:value-type="float">
            <text:p>-62,1548652648926</text:p>
          </table:table-cell>
          <table:table-cell office:value-type="float" office:value="-62.1454925537109" calcext:value-type="float">
            <text:p>-62,1454925537109</text:p>
          </table:table-cell>
          <table:table-cell office:value-type="float" office:value="-62.1448822021484" calcext:value-type="float">
            <text:p>-62,1448822021484</text:p>
          </table:table-cell>
          <table:table-cell office:value-type="float" office:value="-62.1347389221191" calcext:value-type="float">
            <text:p>-62,1347389221191</text:p>
          </table:table-cell>
          <table:table-cell office:value-type="float" office:value="-62.1340026855469" calcext:value-type="float">
            <text:p>-62,1340026855469</text:p>
          </table:table-cell>
          <table:table-cell office:value-type="float" office:value="-62.1503639221191" calcext:value-type="float">
            <text:p>-62,1503639221191</text:p>
          </table:table-cell>
          <table:table-cell office:value-type="float" office:value="-62.1508941650391" calcext:value-type="float">
            <text:p>-62,1508941650391</text:p>
          </table:table-cell>
          <table:table-cell office:value-type="float" office:value="-62.1375579833984" calcext:value-type="float">
            <text:p>-62,1375579833984</text:p>
          </table:table-cell>
          <table:table-cell office:value-type="float" office:value="-62.1403770446777" calcext:value-type="float">
            <text:p>-62,1403770446777</text:p>
          </table:table-cell>
          <table:table-cell office:value-type="float" office:value="-62.1553192138672" calcext:value-type="float">
            <text:p>-62,1553192138672</text:p>
          </table:table-cell>
          <table:table-cell office:value-type="float" office:value="-62.1397666931152" calcext:value-type="float">
            <text:p>-62,1397666931152</text:p>
          </table:table-cell>
          <table:table-cell office:value-type="float" office:value="-62.1488075256348" calcext:value-type="float">
            <text:p>-62,1488075256348</text:p>
          </table:table-cell>
          <table:table-cell office:value-type="float" office:value="-62.1390266418457" calcext:value-type="float">
            <text:p>-62,1390266418457</text:p>
          </table:table-cell>
          <table:table-cell office:value-type="float" office:value="-62.1643333435059" calcext:value-type="float">
            <text:p>-62,1643333435059</text:p>
          </table:table-cell>
          <table:table-cell office:value-type="float" office:value="-62.1575698852539" calcext:value-type="float">
            <text:p>-62,1575698852539</text:p>
          </table:table-cell>
          <table:table-cell office:value-type="float" office:value="-62.1484794616699" calcext:value-type="float">
            <text:p>-62,1484794616699</text:p>
          </table:table-cell>
          <table:table-cell office:value-type="float" office:value="-62.1364135742188" calcext:value-type="float">
            <text:p>-62,1364135742188</text:p>
          </table:table-cell>
          <table:table-cell office:value-type="float" office:value="-62.1575698852539" calcext:value-type="float">
            <text:p>-62,1575698852539</text:p>
          </table:table-cell>
          <table:table-cell office:value-type="float" office:value="-62.1490135192871" calcext:value-type="float">
            <text:p>-62,1490135192871</text:p>
          </table:table-cell>
          <table:table-cell office:value-type="float" office:value="-62.161792755127" calcext:value-type="float">
            <text:p>-62,161792755127</text:p>
          </table:table-cell>
          <table:table-cell office:value-type="float" office:value="-62.1231002807617" calcext:value-type="float">
            <text:p>-62,1231002807617</text:p>
          </table:table-cell>
          <table:table-cell office:value-type="float" office:value="-62.1330223083496" calcext:value-type="float">
            <text:p>-62,1330223083496</text:p>
          </table:table-cell>
          <table:table-cell office:value-type="float" office:value="-62.127384185791" calcext:value-type="float">
            <text:p>-62,127384185791</text:p>
          </table:table-cell>
          <table:table-cell office:value-type="float" office:value="-62.1610527038574" calcext:value-type="float">
            <text:p>-62,1610527038574</text:p>
          </table:table-cell>
          <table:table-cell office:value-type="float" office:value="-62.152042388916" calcext:value-type="float">
            <text:p>-62,152042388916</text:p>
          </table:table-cell>
          <table:table-cell office:value-type="float" office:value="-62.1484794616699" calcext:value-type="float">
            <text:p>-62,1484794616699</text:p>
          </table:table-cell>
          <table:table-cell office:value-type="float" office:value="-62.1435317993164" calcext:value-type="float">
            <text:p>-62,1435317993164</text:p>
          </table:table-cell>
          <table:table-cell office:value-type="float" office:value="-62.1265296936035" calcext:value-type="float">
            <text:p>-62,1265296936035</text:p>
          </table:table-cell>
          <table:table-cell office:value-type="float" office:value="-62.1397666931152" calcext:value-type="float">
            <text:p>-62,1397666931152</text:p>
          </table:table-cell>
          <table:table-cell office:value-type="float" office:value="-62.1556015014648" calcext:value-type="float">
            <text:p>-62,1556015014648</text:p>
          </table:table-cell>
          <table:table-cell office:value-type="float" office:value="-62.1641311645508" calcext:value-type="float">
            <text:p>-62,1641311645508</text:p>
          </table:table-cell>
          <table:table-cell office:value-type="float" office:value="-62.1450004577637" calcext:value-type="float">
            <text:p>-62,1450004577637</text:p>
          </table:table-cell>
          <table:table-cell office:value-type="float" office:value="-62.1469230651856" calcext:value-type="float">
            <text:p>-62,1469230651856</text:p>
          </table:table-cell>
          <table:table-cell office:value-type="float" office:value="-62.1439361572266" calcext:value-type="float">
            <text:p>-62,1439361572266</text:p>
          </table:table-cell>
          <table:table-cell office:value-type="float" office:value="-62.1387405395508" calcext:value-type="float">
            <text:p>-62,1387405395508</text:p>
          </table:table-cell>
          <table:table-cell office:value-type="float" office:value="-62.1429977416992" calcext:value-type="float">
            <text:p>-62,1429977416992</text:p>
          </table:table-cell>
          <table:table-cell office:value-type="float" office:value="-62.1523284912109" calcext:value-type="float">
            <text:p>-62,1523284912109</text:p>
          </table:table-cell>
          <table:table-cell office:value-type="float" office:value="-62.1531486511231" calcext:value-type="float">
            <text:p>-62,1531486511231</text:p>
          </table:table-cell>
          <table:table-cell office:value-type="float" office:value="-62.1447982788086" calcext:value-type="float">
            <text:p>-62,1447982788086</text:p>
          </table:table-cell>
          <table:table-cell office:value-type="float" office:value="-62.1541290283203" calcext:value-type="float">
            <text:p>-62,1541290283203</text:p>
          </table:table-cell>
          <table:table-cell office:value-type="float" office:value="-62.1426277160645" calcext:value-type="float">
            <text:p>-62,1426277160645</text:p>
          </table:table-cell>
          <table:table-cell office:value-type="float" office:value="-62.1443061828613" calcext:value-type="float">
            <text:p>-62,1443061828613</text:p>
          </table:table-cell>
          <table:table-cell office:value-type="float" office:value="-62.1503639221191" calcext:value-type="float">
            <text:p>-62,1503639221191</text:p>
          </table:table-cell>
          <table:table-cell office:value-type="float" office:value="-62.1472969055176" calcext:value-type="float">
            <text:p>-62,1472969055176</text:p>
          </table:table-cell>
          <table:table-cell office:value-type="float" office:value="-62.1407051086426" calcext:value-type="float">
            <text:p>-62,1407051086426</text:p>
          </table:table-cell>
          <table:table-cell office:value-type="float" office:value="-62.1578178405762" calcext:value-type="float">
            <text:p>-62,1578178405762</text:p>
          </table:table-cell>
          <table:table-cell office:value-type="float" office:value="-62.1440200805664" calcext:value-type="float">
            <text:p>-62,1440200805664</text:p>
          </table:table-cell>
          <table:table-cell office:value-type="float" office:value="-62.1417694091797" calcext:value-type="float">
            <text:p>-62,1417694091797</text:p>
          </table:table-cell>
          <table:table-cell office:value-type="float" office:value="-62.1419715881348" calcext:value-type="float">
            <text:p>-62,1419715881348</text:p>
          </table:table-cell>
          <table:table-cell office:value-type="float" office:value="-62.1521224975586" calcext:value-type="float">
            <text:p>-62,1521224975586</text:p>
          </table:table-cell>
          <table:table-cell office:value-type="float" office:value="-62.1542930603027" calcext:value-type="float">
            <text:p>-62,1542930603027</text:p>
          </table:table-cell>
          <table:table-cell office:value-type="float" office:value="-62.1515884399414" calcext:value-type="float">
            <text:p>-62,1515884399414</text:p>
          </table:table-cell>
          <table:table-cell office:value-type="float" office:value="-62.1585159301758" calcext:value-type="float">
            <text:p>-62,1585159301758</text:p>
          </table:table-cell>
          <table:table-cell office:value-type="float" office:value="-62.1538009643555" calcext:value-type="float">
            <text:p>-62,1538009643555</text:p>
          </table:table-cell>
          <table:table-cell office:value-type="float" office:value="-62.1698303222656" calcext:value-type="float">
            <text:p>-62,1698303222656</text:p>
          </table:table-cell>
          <table:table-cell office:value-type="float" office:value="-62.1470031738281" calcext:value-type="float">
            <text:p>-62,1470031738281</text:p>
          </table:table-cell>
          <table:table-cell office:value-type="float" office:value="-62.1464767456055" calcext:value-type="float">
            <text:p>-62,1464767456055</text:p>
          </table:table-cell>
          <table:table-cell office:value-type="float" office:value="-62.1708564758301" calcext:value-type="float">
            <text:p>-62,1708564758301</text:p>
          </table:table-cell>
          <table:table-cell office:value-type="float" office:value="-62.1546630859375" calcext:value-type="float">
            <text:p>-62,1546630859375</text:p>
          </table:table-cell>
          <table:table-cell office:value-type="float" office:value="-62.1666717529297" calcext:value-type="float">
            <text:p>-62,1666717529297</text:p>
          </table:table-cell>
          <table:table-cell office:value-type="float" office:value="-62.1621208190918" calcext:value-type="float">
            <text:p>-62,1621208190918</text:p>
          </table:table-cell>
          <table:table-cell office:value-type="float" office:value="-62.1378860473633" calcext:value-type="float">
            <text:p>-62,1378860473633</text:p>
          </table:table-cell>
          <table:table-cell office:value-type="float" office:value="-62.1688461303711" calcext:value-type="float">
            <text:p>-62,1688461303711</text:p>
          </table:table-cell>
          <table:table-cell office:value-type="float" office:value="-62.1733589172363" calcext:value-type="float">
            <text:p>-62,1733589172363</text:p>
          </table:table-cell>
          <table:table-cell office:value-type="float" office:value="-62.1486434936523" calcext:value-type="float">
            <text:p>-62,1486434936523</text:p>
          </table:table-cell>
          <table:table-cell office:value-type="float" office:value="-62.1594123840332" calcext:value-type="float">
            <text:p>-62,1594123840332</text:p>
          </table:table-cell>
          <table:table-cell office:value-type="float" office:value="-62.1452026367188" calcext:value-type="float">
            <text:p>-62,1452026367188</text:p>
          </table:table-cell>
          <table:table-cell office:value-type="float" office:value="-62.1481094360352" calcext:value-type="float">
            <text:p>-62,1481094360352</text:p>
          </table:table-cell>
          <table:table-cell office:value-type="float" office:value="-62.1553192138672" calcext:value-type="float">
            <text:p>-62,1553192138672</text:p>
          </table:table-cell>
          <table:table-cell office:value-type="float" office:value="-62.1590881347656" calcext:value-type="float">
            <text:p>-62,1590881347656</text:p>
          </table:table-cell>
          <table:table-cell office:value-type="float" office:value="-62.1508941650391" calcext:value-type="float">
            <text:p>-62,1508941650391</text:p>
          </table:table-cell>
          <table:table-cell office:value-type="float" office:value="-62.1644172668457" calcext:value-type="float">
            <text:p>-62,1644172668457</text:p>
          </table:table-cell>
          <table:table-cell office:value-type="float" office:value="-62.1602745056152" calcext:value-type="float">
            <text:p>-62,1602745056152</text:p>
          </table:table-cell>
          <table:table-cell office:value-type="float" office:value="-62.149829864502" calcext:value-type="float">
            <text:p>-62,149829864502</text:p>
          </table:table-cell>
          <table:table-cell office:value-type="float" office:value="-62.1699943542481" calcext:value-type="float">
            <text:p>-62,1699943542481</text:p>
          </table:table-cell>
          <table:table-cell office:value-type="float" office:value="-62.1355934143066" calcext:value-type="float">
            <text:p>-62,1355934143066</text:p>
          </table:table-cell>
          <table:table-cell office:value-type="float" office:value="-62.1605606079102" calcext:value-type="float">
            <text:p>-62,1605606079102</text:p>
          </table:table-cell>
          <table:table-cell office:value-type="float" office:value="-62.1579399108887" calcext:value-type="float">
            <text:p>-62,1579399108887</text:p>
          </table:table-cell>
          <table:table-cell office:value-type="float" office:value="-62.1479072570801" calcext:value-type="float">
            <text:p>-62,1479072570801</text:p>
          </table:table-cell>
          <table:table-cell office:value-type="float" office:value="-62.1508140563965" calcext:value-type="float">
            <text:p>-62,1508140563965</text:p>
          </table:table-cell>
          <table:table-cell office:value-type="float" office:value="-62.1403770446777" calcext:value-type="float">
            <text:p>-62,1403770446777</text:p>
          </table:table-cell>
          <table:table-cell office:value-type="float" office:value="-62.1563415527344" calcext:value-type="float">
            <text:p>-62,1563415527344</text:p>
          </table:table-cell>
          <table:table-cell office:value-type="float" office:value="-62.1513862609863" calcext:value-type="float">
            <text:p>-62,1513862609863</text:p>
          </table:table-cell>
          <table:table-cell office:value-type="float" office:value="-62.147087097168" calcext:value-type="float">
            <text:p>-62,147087097168</text:p>
          </table:table-cell>
          <table:table-cell office:value-type="float" office:value="-62.157283782959" calcext:value-type="float">
            <text:p>-62,157283782959</text:p>
          </table:table-cell>
          <table:table-cell office:value-type="float" office:value="-62.1375579833984" calcext:value-type="float">
            <text:p>-62,1375579833984</text:p>
          </table:table-cell>
          <table:table-cell office:value-type="float" office:value="-62.1751289367676" calcext:value-type="float">
            <text:p>-62,1751289367676</text:p>
          </table:table-cell>
          <table:table-cell office:value-type="float" office:value="-62.1598243713379" calcext:value-type="float">
            <text:p>-62,1598243713379</text:p>
          </table:table-cell>
          <table:table-cell office:value-type="float" office:value="-62.1633491516113" calcext:value-type="float">
            <text:p>-62,1633491516113</text:p>
          </table:table-cell>
          <table:table-cell office:value-type="float" office:value="-62.1646194458008" calcext:value-type="float">
            <text:p>-62,1646194458008</text:p>
          </table:table-cell>
          <table:table-cell office:value-type="float" office:value="-62.1590881347656" calcext:value-type="float">
            <text:p>-62,1590881347656</text:p>
          </table:table-cell>
          <table:table-cell office:value-type="float" office:value="-62.1521224975586" calcext:value-type="float">
            <text:p>-62,1521224975586</text:p>
          </table:table-cell>
          <table:table-cell office:value-type="float" office:value="-62.1642532348633" calcext:value-type="float">
            <text:p>-62,1642532348633</text:p>
          </table:table-cell>
          <table:table-cell office:value-type="float" office:value="-62.1397247314453" calcext:value-type="float">
            <text:p>-62,1397247314453</text:p>
          </table:table-cell>
          <table:table-cell office:value-type="float" office:value="-62.1611366271973" calcext:value-type="float">
            <text:p>-62,1611366271973</text:p>
          </table:table-cell>
          <table:table-cell office:value-type="float" office:value="-62.151180267334" calcext:value-type="float">
            <text:p>-62,151180267334</text:p>
          </table:table-cell>
          <table:table-cell office:value-type="float" office:value="-62.1420555114746" calcext:value-type="float">
            <text:p>-62,1420555114746</text:p>
          </table:table-cell>
          <table:table-cell office:value-type="float" office:value="-62.1515502929688" calcext:value-type="float">
            <text:p>-62,1515502929688</text:p>
          </table:table-cell>
          <table:table-cell office:value-type="float" office:value="-62.149299621582" calcext:value-type="float">
            <text:p>-62,149299621582</text:p>
          </table:table-cell>
          <table:table-cell office:value-type="float" office:value="-62.1601524353027" calcext:value-type="float">
            <text:p>-62,1601524353027</text:p>
          </table:table-cell>
          <table:table-cell office:value-type="float" office:value="-62.1478233337402" calcext:value-type="float">
            <text:p>-62,1478233337402</text:p>
          </table:table-cell>
          <table:table-cell office:value-type="float" office:value="-62.1399726867676" calcext:value-type="float">
            <text:p>-62,1399726867676</text:p>
          </table:table-cell>
          <table:table-cell office:value-type="float" office:value="-62.152286529541" calcext:value-type="float">
            <text:p>-62,152286529541</text:p>
          </table:table-cell>
          <table:table-cell office:value-type="float" office:value="-62.1528625488281" calcext:value-type="float">
            <text:p>-62,1528625488281</text:p>
          </table:table-cell>
          <table:table-cell office:value-type="float" office:value="-62.1399726867676" calcext:value-type="float">
            <text:p>-62,1399726867676</text:p>
          </table:table-cell>
          <table:table-cell office:value-type="float" office:value="-62.1609725952148" calcext:value-type="float">
            <text:p>-62,1609725952148</text:p>
          </table:table-cell>
          <table:table-cell office:value-type="float" office:value="-62.1437759399414" calcext:value-type="float">
            <text:p>-62,1437759399414</text:p>
          </table:table-cell>
          <table:table-cell office:value-type="float" office:value="-62.1644592285156" calcext:value-type="float">
            <text:p>-62,1644592285156</text:p>
          </table:table-cell>
          <table:table-cell office:value-type="float" office:value="-62.1658897399902" calcext:value-type="float">
            <text:p>-62,1658897399902</text:p>
          </table:table-cell>
          <table:table-cell office:value-type="float" office:value="-62.1574516296387" calcext:value-type="float">
            <text:p>-62,1574516296387</text:p>
          </table:table-cell>
          <table:table-cell office:value-type="float" office:value="-62.149543762207" calcext:value-type="float">
            <text:p>-62,149543762207</text:p>
          </table:table-cell>
          <table:table-cell office:value-type="float" office:value="-62.1436920166016" calcext:value-type="float">
            <text:p>-62,1436920166016</text:p>
          </table:table-cell>
          <table:table-cell office:value-type="float" office:value="-62.1180000305176" calcext:value-type="float">
            <text:p>-62,1180000305176</text:p>
          </table:table-cell>
          <table:table-cell office:value-type="float" office:value="-62.0298957824707" calcext:value-type="float">
            <text:p>-62,0298957824707</text:p>
          </table:table-cell>
          <table:table-cell office:value-type="float" office:value="-62.0315895080566" calcext:value-type="float">
            <text:p>-62,0315895080566</text:p>
          </table:table-cell>
          <table:table-cell office:value-type="float" office:value="-62.0066719055176" calcext:value-type="float">
            <text:p>-62,0066719055176</text:p>
          </table:table-cell>
          <table:table-cell office:value-type="float" office:value="-62.0035705566406" calcext:value-type="float">
            <text:p>-62,0035705566406</text:p>
          </table:table-cell>
          <table:table-cell office:value-type="float" office:value="-62.0105400085449" calcext:value-type="float">
            <text:p>-62,0105400085449</text:p>
          </table:table-cell>
          <table:table-cell office:value-type="float" office:value="-62.0296134948731" calcext:value-type="float">
            <text:p>-62,0296134948731</text:p>
          </table:table-cell>
          <table:table-cell office:value-type="float" office:value="-62.0213813781738" calcext:value-type="float">
            <text:p>-62,0213813781738</text:p>
          </table:table-cell>
          <table:table-cell office:value-type="float" office:value="-62.0160598754883" calcext:value-type="float">
            <text:p>-62,0160598754883</text:p>
          </table:table-cell>
          <table:table-cell office:value-type="float" office:value="-62.0248527526856" calcext:value-type="float">
            <text:p>-62,0248527526856</text:p>
          </table:table-cell>
          <table:table-cell office:value-type="float" office:value="-62.0230331420898" calcext:value-type="float">
            <text:p>-62,0230331420898</text:p>
          </table:table-cell>
          <table:table-cell office:value-type="float" office:value="-62.0102157592773" calcext:value-type="float">
            <text:p>-62,0102157592773</text:p>
          </table:table-cell>
          <table:table-cell office:value-type="float" office:value="-62.00634765625" calcext:value-type="float">
            <text:p>-62,00634765625</text:p>
          </table:table-cell>
          <table:table-cell office:value-type="float" office:value="-62.0208549499512" calcext:value-type="float">
            <text:p>-62,0208549499512</text:p>
          </table:table-cell>
          <table:table-cell office:value-type="float" office:value="-62.0285263061523" calcext:value-type="float">
            <text:p>-62,0285263061523</text:p>
          </table:table-cell>
          <table:table-cell office:value-type="float" office:value="-62.0262641906738" calcext:value-type="float">
            <text:p>-62,0262641906738</text:p>
          </table:table-cell>
          <table:table-cell office:value-type="float" office:value="-62.0210151672363" calcext:value-type="float">
            <text:p>-62,0210151672363</text:p>
          </table:table-cell>
          <table:table-cell office:value-type="float" office:value="-62.0229949951172" calcext:value-type="float">
            <text:p>-62,0229949951172</text:p>
          </table:table-cell>
          <table:table-cell office:value-type="float" office:value="-62.0221481323242" calcext:value-type="float">
            <text:p>-62,0221481323242</text:p>
          </table:table-cell>
          <table:table-cell office:value-type="float" office:value="-62.0152931213379" calcext:value-type="float">
            <text:p>-62,0152931213379</text:p>
          </table:table-cell>
          <table:table-cell office:value-type="float" office:value="-62.0172691345215" calcext:value-type="float">
            <text:p>-62,0172691345215</text:p>
          </table:table-cell>
          <table:table-cell office:value-type="float" office:value="-62.0131149291992" calcext:value-type="float">
            <text:p>-62,0131149291992</text:p>
          </table:table-cell>
          <table:table-cell office:value-type="float" office:value="-62.0060653686523" calcext:value-type="float">
            <text:p>-62,0060653686523</text:p>
          </table:table-cell>
          <table:table-cell office:value-type="float" office:value="-62.0227508544922" calcext:value-type="float">
            <text:p>-62,0227508544922</text:p>
          </table:table-cell>
          <table:table-cell office:value-type="float" office:value="-62.0253372192383" calcext:value-type="float">
            <text:p>-62,0253372192383</text:p>
          </table:table-cell>
          <table:table-cell office:value-type="float" office:value="-62.0146865844727" calcext:value-type="float">
            <text:p>-62,0146865844727</text:p>
          </table:table-cell>
          <table:table-cell office:value-type="float" office:value="-62.0202903747559" calcext:value-type="float">
            <text:p>-62,0202903747559</text:p>
          </table:table-cell>
          <table:table-cell office:value-type="float" office:value="-62.0248107910156" calcext:value-type="float">
            <text:p>-62,0248107910156</text:p>
          </table:table-cell>
          <table:table-cell office:value-type="float" office:value="-62.0179138183594" calcext:value-type="float">
            <text:p>-62,0179138183594</text:p>
          </table:table-cell>
          <table:table-cell office:value-type="float" office:value="-62.0276336669922" calcext:value-type="float">
            <text:p>-62,0276336669922</text:p>
          </table:table-cell>
          <table:table-cell office:value-type="float" office:value="-62.0214614868164" calcext:value-type="float">
            <text:p>-62,0214614868164</text:p>
          </table:table-cell>
          <table:table-cell office:value-type="float" office:value="-62.019287109375" calcext:value-type="float">
            <text:p>-62,019287109375</text:p>
          </table:table-cell>
          <table:table-cell office:value-type="float" office:value="-62.0172271728516" calcext:value-type="float">
            <text:p>-62,0172271728516</text:p>
          </table:table-cell>
          <table:table-cell office:value-type="float" office:value="-62.0033264160156" calcext:value-type="float">
            <text:p>-62,0033264160156</text:p>
          </table:table-cell>
          <table:table-cell office:value-type="float" office:value="-62.0269889831543" calcext:value-type="float">
            <text:p>-62,0269889831543</text:p>
          </table:table-cell>
          <table:table-cell office:value-type="float" office:value="-62.0247306823731" calcext:value-type="float">
            <text:p>-62,0247306823731</text:p>
          </table:table-cell>
          <table:table-cell office:value-type="float" office:value="-62.0525360107422" calcext:value-type="float">
            <text:p>-62,0525360107422</text:p>
          </table:table-cell>
          <table:table-cell office:value-type="float" office:value="-62.0319557189941" calcext:value-type="float">
            <text:p>-62,0319557189941</text:p>
          </table:table-cell>
          <table:table-cell office:value-type="float" office:value="-62.0200881958008" calcext:value-type="float">
            <text:p>-62,0200881958008</text:p>
          </table:table-cell>
          <table:table-cell office:value-type="float" office:value="-62.009651184082" calcext:value-type="float">
            <text:p>-62,009651184082</text:p>
          </table:table-cell>
          <table:table-cell office:value-type="float" office:value="-62.0243263244629" calcext:value-type="float">
            <text:p>-62,0243263244629</text:p>
          </table:table-cell>
          <table:table-cell office:value-type="float" office:value="-62.0331687927246" calcext:value-type="float">
            <text:p>-62,0331687927246</text:p>
          </table:table-cell>
          <table:table-cell office:value-type="float" office:value="-62.038257598877" calcext:value-type="float">
            <text:p>-62,038257598877</text:p>
          </table:table-cell>
          <table:table-cell office:value-type="float" office:value="-62.0416145324707" calcext:value-type="float">
            <text:p>-62,0416145324707</text:p>
          </table:table-cell>
          <table:table-cell office:value-type="float" office:value="-62.032844543457" calcext:value-type="float">
            <text:p>-62,032844543457</text:p>
          </table:table-cell>
          <table:table-cell office:value-type="float" office:value="-62.0217056274414" calcext:value-type="float">
            <text:p>-62,0217056274414</text:p>
          </table:table-cell>
          <table:table-cell office:value-type="float" office:value="-62.0208549499512" calcext:value-type="float">
            <text:p>-62,0208549499512</text:p>
          </table:table-cell>
          <table:table-cell office:value-type="float" office:value="-62.0342979431152" calcext:value-type="float">
            <text:p>-62,0342979431152</text:p>
          </table:table-cell>
          <table:table-cell office:value-type="float" office:value="-62.0250511169434" calcext:value-type="float">
            <text:p>-62,0250511169434</text:p>
          </table:table-cell>
          <table:table-cell office:value-type="float" office:value="-62.0194053649902" calcext:value-type="float">
            <text:p>-62,0194053649902</text:p>
          </table:table-cell>
          <table:table-cell office:value-type="float" office:value="-62.0269470214844" calcext:value-type="float">
            <text:p>-62,0269470214844</text:p>
          </table:table-cell>
          <table:table-cell office:value-type="float" office:value="-62.0597038269043" calcext:value-type="float">
            <text:p>-62,0597038269043</text:p>
          </table:table-cell>
          <table:table-cell office:value-type="float" office:value="-62.0273132324219" calcext:value-type="float">
            <text:p>-62,0273132324219</text:p>
          </table:table-cell>
          <table:table-cell office:value-type="float" office:value="-62.0305862426758" calcext:value-type="float">
            <text:p>-62,0305862426758</text:p>
          </table:table-cell>
          <table:table-cell office:value-type="float" office:value="-62.0349464416504" calcext:value-type="float">
            <text:p>-62,0349464416504</text:p>
          </table:table-cell>
          <table:table-cell office:value-type="float" office:value="-62.0307846069336" calcext:value-type="float">
            <text:p>-62,0307846069336</text:p>
          </table:table-cell>
          <table:table-cell office:value-type="float" office:value="-62.0488548278809" calcext:value-type="float">
            <text:p>-62,0488548278809</text:p>
          </table:table-cell>
          <table:table-cell office:value-type="float" office:value="-62.042667388916" calcext:value-type="float">
            <text:p>-62,042667388916</text:p>
          </table:table-cell>
          <table:table-cell office:value-type="float" office:value="-62.043270111084" calcext:value-type="float">
            <text:p>-62,043270111084</text:p>
          </table:table-cell>
          <table:table-cell office:value-type="float" office:value="-62.0462226867676" calcext:value-type="float">
            <text:p>-62,0462226867676</text:p>
          </table:table-cell>
          <table:table-cell office:value-type="float" office:value="-62.0540771484375" calcext:value-type="float">
            <text:p>-62,0540771484375</text:p>
          </table:table-cell>
          <table:table-cell office:value-type="float" office:value="-62.0707702636719" calcext:value-type="float">
            <text:p>-62,0707702636719</text:p>
          </table:table-cell>
          <table:table-cell office:value-type="float" office:value="-62.0408058166504" calcext:value-type="float">
            <text:p>-62,0408058166504</text:p>
          </table:table-cell>
          <table:table-cell office:value-type="float" office:value="-62.0510787963867" calcext:value-type="float">
            <text:p>-62,0510787963867</text:p>
          </table:table-cell>
          <table:table-cell office:value-type="float" office:value="-62.0299377441406" calcext:value-type="float">
            <text:p>-62,0299377441406</text:p>
          </table:table-cell>
          <table:table-cell office:value-type="float" office:value="-62.0130348205566" calcext:value-type="float">
            <text:p>-62,0130348205566</text:p>
          </table:table-cell>
          <table:table-cell office:value-type="float" office:value="-62.0372886657715" calcext:value-type="float">
            <text:p>-62,0372886657715</text:p>
          </table:table-cell>
          <table:table-cell office:value-type="float" office:value="-62.0598258972168" calcext:value-type="float">
            <text:p>-62,0598258972168</text:p>
          </table:table-cell>
          <table:table-cell office:value-type="float" office:value="-62.0613670349121" calcext:value-type="float">
            <text:p>-62,0613670349121</text:p>
          </table:table-cell>
          <table:table-cell office:value-type="float" office:value="-62.036075592041" calcext:value-type="float">
            <text:p>-62,036075592041</text:p>
          </table:table-cell>
          <table:table-cell office:value-type="float" office:value="-62.0511589050293" calcext:value-type="float">
            <text:p>-62,0511589050293</text:p>
          </table:table-cell>
          <table:table-cell office:value-type="float" office:value="-62.0583267211914" calcext:value-type="float">
            <text:p>-62,0583267211914</text:p>
          </table:table-cell>
          <table:table-cell office:value-type="float" office:value="-62.0484123229981" calcext:value-type="float">
            <text:p>-62,0484123229981</text:p>
          </table:table-cell>
          <table:table-cell office:value-type="float" office:value="-62.0573959350586" calcext:value-type="float">
            <text:p>-62,0573959350586</text:p>
          </table:table-cell>
          <table:table-cell office:value-type="float" office:value="-62.0377731323242" calcext:value-type="float">
            <text:p>-62,0377731323242</text:p>
          </table:table-cell>
          <table:table-cell office:value-type="float" office:value="-62.0548057556152" calcext:value-type="float">
            <text:p>-62,0548057556152</text:p>
          </table:table-cell>
          <table:table-cell office:value-type="float" office:value="-62.038703918457" calcext:value-type="float">
            <text:p>-62,038703918457</text:p>
          </table:table-cell>
          <table:table-cell office:value-type="float" office:value="-62.0351867675781" calcext:value-type="float">
            <text:p>-62,0351867675781</text:p>
          </table:table-cell>
          <table:table-cell office:value-type="float" office:value="-62.0568695068359" calcext:value-type="float">
            <text:p>-62,0568695068359</text:p>
          </table:table-cell>
          <table:table-cell office:value-type="float" office:value="-62.0579605102539" calcext:value-type="float">
            <text:p>-62,0579605102539</text:p>
          </table:table-cell>
          <table:table-cell office:value-type="float" office:value="-62.0657424926758" calcext:value-type="float">
            <text:p>-62,0657424926758</text:p>
          </table:table-cell>
          <table:table-cell office:value-type="float" office:value="-62.0351066589356" calcext:value-type="float">
            <text:p>-62,0351066589356</text:p>
          </table:table-cell>
          <table:table-cell office:value-type="float" office:value="-62.0680122375488" calcext:value-type="float">
            <text:p>-62,0680122375488</text:p>
          </table:table-cell>
          <table:table-cell office:value-type="float" office:value="-62.0546455383301" calcext:value-type="float">
            <text:p>-62,0546455383301</text:p>
          </table:table-cell>
          <table:table-cell office:value-type="float" office:value="-62.0715065002441" calcext:value-type="float">
            <text:p>-62,0715065002441</text:p>
          </table:table-cell>
          <table:table-cell office:value-type="float" office:value="-62.0468711853027" calcext:value-type="float">
            <text:p>-62,0468711853027</text:p>
          </table:table-cell>
          <table:table-cell office:value-type="float" office:value="-62.0534248352051" calcext:value-type="float">
            <text:p>-62,0534248352051</text:p>
          </table:table-cell>
          <table:table-cell office:value-type="float" office:value="-62.0456581115723" calcext:value-type="float">
            <text:p>-62,0456581115723</text:p>
          </table:table-cell>
          <table:table-cell office:value-type="float" office:value="-62.0543174743652" calcext:value-type="float">
            <text:p>-62,0543174743652</text:p>
          </table:table-cell>
          <table:table-cell office:value-type="float" office:value="-62.0589752197266" calcext:value-type="float">
            <text:p>-62,0589752197266</text:p>
          </table:table-cell>
          <table:table-cell office:value-type="float" office:value="-62.0442810058594" calcext:value-type="float">
            <text:p>-62,0442810058594</text:p>
          </table:table-cell>
          <table:table-cell office:value-type="float" office:value="-62.0471954345703" calcext:value-type="float">
            <text:p>-62,0471954345703</text:p>
          </table:table-cell>
          <table:table-cell office:value-type="float" office:value="-62.0544776916504" calcext:value-type="float">
            <text:p>-62,0544776916504</text:p>
          </table:table-cell>
          <table:table-cell office:value-type="float" office:value="-62.0525360107422" calcext:value-type="float">
            <text:p>-62,0525360107422</text:p>
          </table:table-cell>
          <table:table-cell office:value-type="float" office:value="-62.0680961608887" calcext:value-type="float">
            <text:p>-62,0680961608887</text:p>
          </table:table-cell>
          <table:table-cell office:value-type="float" office:value="-62.0672836303711" calcext:value-type="float">
            <text:p>-62,0672836303711</text:p>
          </table:table-cell>
          <table:table-cell office:value-type="float" office:value="-62.067569732666" calcext:value-type="float">
            <text:p>-62,067569732666</text:p>
          </table:table-cell>
          <table:table-cell office:value-type="float" office:value="-62.0545616149902" calcext:value-type="float">
            <text:p>-62,0545616149902</text:p>
          </table:table-cell>
          <table:table-cell office:value-type="float" office:value="-62.0680541992188" calcext:value-type="float">
            <text:p>-62,0680541992188</text:p>
          </table:table-cell>
          <table:table-cell office:value-type="float" office:value="-62.0509986877441" calcext:value-type="float">
            <text:p>-62,0509986877441</text:p>
          </table:table-cell>
          <table:table-cell office:value-type="float" office:value="-62.0510787963867" calcext:value-type="float">
            <text:p>-62,0510787963867</text:p>
          </table:table-cell>
          <table:table-cell office:value-type="float" office:value="-62.0399169921875" calcext:value-type="float">
            <text:p>-62,0399169921875</text:p>
          </table:table-cell>
          <table:table-cell office:value-type="float" office:value="-62.0585289001465" calcext:value-type="float">
            <text:p>-62,0585289001465</text:p>
          </table:table-cell>
          <table:table-cell office:value-type="float" office:value="-62.0484123229981" calcext:value-type="float">
            <text:p>-62,0484123229981</text:p>
          </table:table-cell>
          <table:table-cell office:value-type="float" office:value="-62.0384216308594" calcext:value-type="float">
            <text:p>-62,0384216308594</text:p>
          </table:table-cell>
          <table:table-cell office:value-type="float" office:value="-62.0680122375488" calcext:value-type="float">
            <text:p>-62,0680122375488</text:p>
          </table:table-cell>
          <table:table-cell office:value-type="float" office:value="-62.0582885742188" calcext:value-type="float">
            <text:p>-62,0582885742188</text:p>
          </table:table-cell>
          <table:table-cell office:value-type="float" office:value="-62.0665969848633" calcext:value-type="float">
            <text:p>-62,0665969848633</text:p>
          </table:table-cell>
          <table:table-cell office:value-type="float" office:value="-62.0567474365234" calcext:value-type="float">
            <text:p>-62,0567474365234</text:p>
          </table:table-cell>
          <table:table-cell office:value-type="float" office:value="-62.0596237182617" calcext:value-type="float">
            <text:p>-62,0596237182617</text:p>
          </table:table-cell>
          <table:table-cell office:value-type="float" office:value="-62.0680961608887" calcext:value-type="float">
            <text:p>-62,0680961608887</text:p>
          </table:table-cell>
          <table:table-cell office:value-type="float" office:value="-62.0442390441895" calcext:value-type="float">
            <text:p>-62,0442390441895</text:p>
          </table:table-cell>
          <table:table-cell office:value-type="float" office:value="-62.0482063293457" calcext:value-type="float">
            <text:p>-62,0482063293457</text:p>
          </table:table-cell>
          <table:table-cell office:value-type="float" office:value="-62.0464248657227" calcext:value-type="float">
            <text:p>-62,0464248657227</text:p>
          </table:table-cell>
          <table:table-cell office:value-type="float" office:value="-62.0513648986816" calcext:value-type="float">
            <text:p>-62,0513648986816</text:p>
          </table:table-cell>
          <table:table-cell office:value-type="float" office:value="-62.0668792724609" calcext:value-type="float">
            <text:p>-62,0668792724609</text:p>
          </table:table-cell>
          <table:table-cell office:value-type="float" office:value="-62.061164855957" calcext:value-type="float">
            <text:p>-62,061164855957</text:p>
          </table:table-cell>
          <table:table-cell office:value-type="float" office:value="-62.0444068908691" calcext:value-type="float">
            <text:p>-62,0444068908691</text:p>
          </table:table-cell>
          <table:table-cell office:value-type="float" office:value="-62.072395324707" calcext:value-type="float">
            <text:p>-62,072395324707</text:p>
          </table:table-cell>
          <table:table-cell office:value-type="float" office:value="-62.0649719238281" calcext:value-type="float">
            <text:p>-62,0649719238281</text:p>
          </table:table-cell>
          <table:table-cell office:value-type="float" office:value="-62.0575180053711" calcext:value-type="float">
            <text:p>-62,0575180053711</text:p>
          </table:table-cell>
          <table:table-cell office:value-type="float" office:value="-62.0619735717773" calcext:value-type="float">
            <text:p>-62,0619735717773</text:p>
          </table:table-cell>
          <table:table-cell office:value-type="float" office:value="-62.0772666931152" calcext:value-type="float">
            <text:p>-62,0772666931152</text:p>
          </table:table-cell>
          <table:table-cell office:value-type="float" office:value="-62.0667190551758" calcext:value-type="float">
            <text:p>-62,0667190551758</text:p>
          </table:table-cell>
          <table:table-cell office:value-type="float" office:value="-62.0664710998535" calcext:value-type="float">
            <text:p>-62,0664710998535</text:p>
          </table:table-cell>
          <table:table-cell office:value-type="float" office:value="-62.0525779724121" calcext:value-type="float">
            <text:p>-62,0525779724121</text:p>
          </table:table-cell>
          <table:table-cell office:value-type="float" office:value="-62.0538749694824" calcext:value-type="float">
            <text:p>-62,0538749694824</text:p>
          </table:table-cell>
          <table:table-cell office:value-type="float" office:value="-62.0620956420898" calcext:value-type="float">
            <text:p>-62,0620956420898</text:p>
          </table:table-cell>
          <table:table-cell office:value-type="float" office:value="-62.0690269470215" calcext:value-type="float">
            <text:p>-62,0690269470215</text:p>
          </table:table-cell>
          <table:table-cell office:value-type="float" office:value="-62.0605163574219" calcext:value-type="float">
            <text:p>-62,0605163574219</text:p>
          </table:table-cell>
          <table:table-cell office:value-type="float" office:value="-62.072883605957" calcext:value-type="float">
            <text:p>-62,072883605957</text:p>
          </table:table-cell>
          <table:table-cell office:value-type="float" office:value="-62.0802307128906" calcext:value-type="float">
            <text:p>-62,0802307128906</text:p>
          </table:table-cell>
          <table:table-cell office:value-type="float" office:value="-62.0427856445313" calcext:value-type="float">
            <text:p>-62,0427856445313</text:p>
          </table:table-cell>
          <table:table-cell office:value-type="float" office:value="-62.0451736450195" calcext:value-type="float">
            <text:p>-62,0451736450195</text:p>
          </table:table-cell>
          <table:table-cell office:value-type="float" office:value="-62.0488548278809" calcext:value-type="float">
            <text:p>-62,0488548278809</text:p>
          </table:table-cell>
          <table:table-cell office:value-type="float" office:value="-62.0741386413574" calcext:value-type="float">
            <text:p>-62,0741386413574</text:p>
          </table:table-cell>
          <table:table-cell office:value-type="float" office:value="-62.0506744384766" calcext:value-type="float">
            <text:p>-62,0506744384766</text:p>
          </table:table-cell>
          <table:table-cell office:value-type="float" office:value="-62.0493392944336" calcext:value-type="float">
            <text:p>-62,0493392944336</text:p>
          </table:table-cell>
          <table:table-cell office:value-type="float" office:value="-62.0528984069824" calcext:value-type="float">
            <text:p>-62,0528984069824</text:p>
          </table:table-cell>
          <table:table-cell office:value-type="float" office:value="-62.0437545776367" calcext:value-type="float">
            <text:p>-62,0437545776367</text:p>
          </table:table-cell>
          <table:table-cell office:value-type="float" office:value="-62.0421409606934" calcext:value-type="float">
            <text:p>-62,0421409606934</text:p>
          </table:table-cell>
          <table:table-cell office:value-type="float" office:value="-62.0688247680664" calcext:value-type="float">
            <text:p>-62,0688247680664</text:p>
          </table:table-cell>
          <table:table-cell office:value-type="float" office:value="-62.0477180480957" calcext:value-type="float">
            <text:p>-62,0477180480957</text:p>
          </table:table-cell>
          <table:table-cell office:value-type="float" office:value="-62.0643653869629" calcext:value-type="float">
            <text:p>-62,0643653869629</text:p>
          </table:table-cell>
          <table:table-cell office:value-type="float" office:value="-62.0557365417481" calcext:value-type="float">
            <text:p>-62,0557365417481</text:p>
          </table:table-cell>
          <table:table-cell office:value-type="float" office:value="-62.0467071533203" calcext:value-type="float">
            <text:p>-62,0467071533203</text:p>
          </table:table-cell>
          <table:table-cell office:value-type="float" office:value="-62.064567565918" calcext:value-type="float">
            <text:p>-62,064567565918</text:p>
          </table:table-cell>
          <table:table-cell office:value-type="float" office:value="-62.0449676513672" calcext:value-type="float">
            <text:p>-62,0449676513672</text:p>
          </table:table-cell>
          <table:table-cell office:value-type="float" office:value="-62.0632705688477" calcext:value-type="float">
            <text:p>-62,0632705688477</text:p>
          </table:table-cell>
          <table:table-cell office:value-type="float" office:value="-62.0596618652344" calcext:value-type="float">
            <text:p>-62,0596618652344</text:p>
          </table:table-cell>
          <table:table-cell office:value-type="float" office:value="-62.0464668273926" calcext:value-type="float">
            <text:p>-62,0464668273926</text:p>
          </table:table-cell>
          <table:table-cell office:value-type="float" office:value="-62.044807434082" calcext:value-type="float">
            <text:p>-62,044807434082</text:p>
          </table:table-cell>
          <table:table-cell office:value-type="float" office:value="-62.0542793273926" calcext:value-type="float">
            <text:p>-62,0542793273926</text:p>
          </table:table-cell>
          <table:table-cell office:value-type="float" office:value="-62.05322265625" calcext:value-type="float">
            <text:p>-62,05322265625</text:p>
          </table:table-cell>
          <table:table-cell office:value-type="float" office:value="-62.0467910766602" calcext:value-type="float">
            <text:p>-62,0467910766602</text:p>
          </table:table-cell>
          <table:table-cell office:value-type="float" office:value="-62.0601119995117" calcext:value-type="float">
            <text:p>-62,0601119995117</text:p>
          </table:table-cell>
          <table:table-cell office:value-type="float" office:value="-62.0546798706055" calcext:value-type="float">
            <text:p>-62,0546798706055</text:p>
          </table:table-cell>
          <table:table-cell office:value-type="float" office:value="-62.0410461425781" calcext:value-type="float">
            <text:p>-62,0410461425781</text:p>
          </table:table-cell>
          <table:table-cell office:value-type="float" office:value="-62.0404434204102" calcext:value-type="float">
            <text:p>-62,0404434204102</text:p>
          </table:table-cell>
          <table:table-cell office:value-type="float" office:value="-62.0540771484375" calcext:value-type="float">
            <text:p>-62,0540771484375</text:p>
          </table:table-cell>
          <table:table-cell office:value-type="float" office:value="-62.0623397827148" calcext:value-type="float">
            <text:p>-62,0623397827148</text:p>
          </table:table-cell>
          <table:table-cell office:value-type="float" office:value="-62.0481643676758" calcext:value-type="float">
            <text:p>-62,0481643676758</text:p>
          </table:table-cell>
          <table:table-cell office:value-type="float" office:value="-62.0539131164551" calcext:value-type="float">
            <text:p>-62,0539131164551</text:p>
          </table:table-cell>
          <table:table-cell office:value-type="float" office:value="-62.0547637939453" calcext:value-type="float">
            <text:p>-62,0547637939453</text:p>
          </table:table-cell>
          <table:table-cell office:value-type="float" office:value="-62.0369682312012" calcext:value-type="float">
            <text:p>-62,0369682312012</text:p>
          </table:table-cell>
          <table:table-cell office:value-type="float" office:value="-62.0552482604981" calcext:value-type="float">
            <text:p>-62,0552482604981</text:p>
          </table:table-cell>
          <table:table-cell office:value-type="float" office:value="-62.0595016479492" calcext:value-type="float">
            <text:p>-62,0595016479492</text:p>
          </table:table-cell>
          <table:table-cell office:value-type="float" office:value="-62.0588150024414" calcext:value-type="float">
            <text:p>-62,0588150024414</text:p>
          </table:table-cell>
          <table:table-cell office:value-type="float" office:value="-62.0451736450195" calcext:value-type="float">
            <text:p>-62,0451736450195</text:p>
          </table:table-cell>
          <table:table-cell office:value-type="float" office:value="-62.0439987182617" calcext:value-type="float">
            <text:p>-62,0439987182617</text:p>
          </table:table-cell>
          <table:table-cell office:value-type="float" office:value="-62.0480041503906" calcext:value-type="float">
            <text:p>-62,0480041503906</text:p>
          </table:table-cell>
          <table:table-cell office:value-type="float" office:value="-62.0237617492676" calcext:value-type="float">
            <text:p>-62,0237617492676</text:p>
          </table:table-cell>
          <table:table-cell office:value-type="float" office:value="-62.0417327880859" calcext:value-type="float">
            <text:p>-62,0417327880859</text:p>
          </table:table-cell>
          <table:table-cell office:value-type="float" office:value="-62.0414924621582" calcext:value-type="float">
            <text:p>-62,0414924621582</text:p>
          </table:table-cell>
          <table:table-cell office:value-type="float" office:value="-62.0432281494141" calcext:value-type="float">
            <text:p>-62,0432281494141</text:p>
          </table:table-cell>
          <table:table-cell office:value-type="float" office:value="-62.0595855712891" calcext:value-type="float">
            <text:p>-62,0595855712891</text:p>
          </table:table-cell>
          <table:table-cell office:value-type="float" office:value="-62.0422172546387" calcext:value-type="float">
            <text:p>-62,0422172546387</text:p>
          </table:table-cell>
          <table:table-cell office:value-type="float" office:value="-62.0449676513672" calcext:value-type="float">
            <text:p>-62,0449676513672</text:p>
          </table:table-cell>
          <table:table-cell office:value-type="float" office:value="-62.0416145324707" calcext:value-type="float">
            <text:p>-62,0416145324707</text:p>
          </table:table-cell>
          <table:table-cell office:value-type="float" office:value="-62.0544013977051" calcext:value-type="float">
            <text:p>-62,0544013977051</text:p>
          </table:table-cell>
          <table:table-cell office:value-type="float" office:value="-62.0541534423828" calcext:value-type="float">
            <text:p>-62,0541534423828</text:p>
          </table:table-cell>
          <table:table-cell office:value-type="float" office:value="-62.0586547851563" calcext:value-type="float">
            <text:p>-62,0586547851563</text:p>
          </table:table-cell>
          <table:table-cell office:value-type="float" office:value="-62.043514251709" calcext:value-type="float">
            <text:p>-62,043514251709</text:p>
          </table:table-cell>
          <table:table-cell office:value-type="float" office:value="-62.0553321838379" calcext:value-type="float">
            <text:p>-62,0553321838379</text:p>
          </table:table-cell>
          <table:table-cell office:value-type="float" office:value="-62.0469512939453" calcext:value-type="float">
            <text:p>-62,0469512939453</text:p>
          </table:table-cell>
          <table:table-cell office:value-type="float" office:value="-62.0398330688477" calcext:value-type="float">
            <text:p>-62,0398330688477</text:p>
          </table:table-cell>
          <table:table-cell office:value-type="float" office:value="-62.0307464599609" calcext:value-type="float">
            <text:p>-62,0307464599609</text:p>
          </table:table-cell>
          <table:table-cell office:value-type="float" office:value="-62.0509147644043" calcext:value-type="float">
            <text:p>-62,0509147644043</text:p>
          </table:table-cell>
          <table:table-cell office:value-type="float" office:value="-62.0403213500977" calcext:value-type="float">
            <text:p>-62,0403213500977</text:p>
          </table:table-cell>
          <table:table-cell office:value-type="float" office:value="-62.0490570068359" calcext:value-type="float">
            <text:p>-62,0490570068359</text:p>
          </table:table-cell>
          <table:table-cell office:value-type="float" office:value="-62.0458183288574" calcext:value-type="float">
            <text:p>-62,0458183288574</text:p>
          </table:table-cell>
          <table:table-cell office:value-type="float" office:value="-62.0444412231445" calcext:value-type="float">
            <text:p>-62,0444412231445</text:p>
          </table:table-cell>
          <table:table-cell office:value-type="float" office:value="-62.0541954040527" calcext:value-type="float">
            <text:p>-62,0541954040527</text:p>
          </table:table-cell>
          <table:table-cell office:value-type="float" office:value="-62.0393104553223" calcext:value-type="float">
            <text:p>-62,0393104553223</text:p>
          </table:table-cell>
          <table:table-cell office:value-type="float" office:value="-62.0565872192383" calcext:value-type="float">
            <text:p>-62,0565872192383</text:p>
          </table:table-cell>
          <table:table-cell office:value-type="float" office:value="-62.044807434082" calcext:value-type="float">
            <text:p>-62,044807434082</text:p>
          </table:table-cell>
          <table:table-cell office:value-type="float" office:value="-62.0368423461914" calcext:value-type="float">
            <text:p>-62,0368423461914</text:p>
          </table:table-cell>
          <table:table-cell office:value-type="float" office:value="-62.0540351867676" calcext:value-type="float">
            <text:p>-62,0540351867676</text:p>
          </table:table-cell>
          <table:table-cell office:value-type="float" office:value="-62.0613250732422" calcext:value-type="float">
            <text:p>-62,0613250732422</text:p>
          </table:table-cell>
          <table:table-cell office:value-type="float" office:value="-62.0634346008301" calcext:value-type="float">
            <text:p>-62,0634346008301</text:p>
          </table:table-cell>
          <table:table-cell office:value-type="float" office:value="-62.0418968200684" calcext:value-type="float">
            <text:p>-62,0418968200684</text:p>
          </table:table-cell>
          <table:table-cell office:value-type="float" office:value="-62.0390663146973" calcext:value-type="float">
            <text:p>-62,0390663146973</text:p>
          </table:table-cell>
        </table:table-row>
        <table:table-row table:style-name="ro1">
          <table:table-cell office:value-type="float" office:value="-62.0190811157227" calcext:value-type="float">
            <text:p>-62,0190811157227</text:p>
          </table:table-cell>
          <table:table-cell office:value-type="float" office:value="-62.0028839111328" calcext:value-type="float">
            <text:p>-62,0028839111328</text:p>
          </table:table-cell>
          <table:table-cell office:value-type="float" office:value="-62.0161361694336" calcext:value-type="float">
            <text:p>-62,0161361694336</text:p>
          </table:table-cell>
          <table:table-cell office:value-type="float" office:value="-62.0122299194336" calcext:value-type="float">
            <text:p>-62,0122299194336</text:p>
          </table:table-cell>
          <table:table-cell office:value-type="float" office:value="-62.0190811157227" calcext:value-type="float">
            <text:p>-62,0190811157227</text:p>
          </table:table-cell>
          <table:table-cell office:value-type="float" office:value="-62.0333290100098" calcext:value-type="float">
            <text:p>-62,0333290100098</text:p>
          </table:table-cell>
          <table:table-cell office:value-type="float" office:value="-62.0218658447266" calcext:value-type="float">
            <text:p>-62,0218658447266</text:p>
          </table:table-cell>
          <table:table-cell office:value-type="float" office:value="-62.0279159545898" calcext:value-type="float">
            <text:p>-62,0279159545898</text:p>
          </table:table-cell>
          <table:table-cell office:value-type="float" office:value="-62.0282020568848" calcext:value-type="float">
            <text:p>-62,0282020568848</text:p>
          </table:table-cell>
          <table:table-cell office:value-type="float" office:value="-62.0412483215332" calcext:value-type="float">
            <text:p>-62,0412483215332</text:p>
          </table:table-cell>
          <table:table-cell office:value-type="float" office:value="-62.0435562133789" calcext:value-type="float">
            <text:p>-62,0435562133789</text:p>
          </table:table-cell>
          <table:table-cell office:value-type="float" office:value="-62.0346603393555" calcext:value-type="float">
            <text:p>-62,0346603393555</text:p>
          </table:table-cell>
          <table:table-cell office:value-type="float" office:value="-62.019889831543" calcext:value-type="float">
            <text:p>-62,019889831543</text:p>
          </table:table-cell>
          <table:table-cell office:value-type="float" office:value="-62.0348625183106" calcext:value-type="float">
            <text:p>-62,0348625183106</text:p>
          </table:table-cell>
          <table:table-cell office:value-type="float" office:value="-62.0030860900879" calcext:value-type="float">
            <text:p>-62,0030860900879</text:p>
          </table:table-cell>
          <table:table-cell office:value-type="float" office:value="-62.0094909667969" calcext:value-type="float">
            <text:p>-62,0094909667969</text:p>
          </table:table-cell>
          <table:table-cell office:value-type="float" office:value="-62.013599395752" calcext:value-type="float">
            <text:p>-62,013599395752</text:p>
          </table:table-cell>
          <table:table-cell office:value-type="float" office:value="-62.0263442993164" calcext:value-type="float">
            <text:p>-62,0263442993164</text:p>
          </table:table-cell>
          <table:table-cell office:value-type="float" office:value="-62.0232772827148" calcext:value-type="float">
            <text:p>-62,0232772827148</text:p>
          </table:table-cell>
          <table:table-cell office:value-type="float" office:value="-62.0270729064941" calcext:value-type="float">
            <text:p>-62,0270729064941</text:p>
          </table:table-cell>
          <table:table-cell office:value-type="float" office:value="-62.0195274353027" calcext:value-type="float">
            <text:p>-62,0195274353027</text:p>
          </table:table-cell>
          <table:table-cell office:value-type="float" office:value="-62.0098495483398" calcext:value-type="float">
            <text:p>-62,0098495483398</text:p>
          </table:table-cell>
          <table:table-cell office:value-type="float" office:value="-62.0184364318848" calcext:value-type="float">
            <text:p>-62,0184364318848</text:p>
          </table:table-cell>
          <table:table-cell office:value-type="float" office:value="-62.0121078491211" calcext:value-type="float">
            <text:p>-62,0121078491211</text:p>
          </table:table-cell>
          <table:table-cell office:value-type="float" office:value="-62.0227508544922" calcext:value-type="float">
            <text:p>-62,0227508544922</text:p>
          </table:table-cell>
          <table:table-cell office:value-type="float" office:value="-62.0079574584961" calcext:value-type="float">
            <text:p>-62,0079574584961</text:p>
          </table:table-cell>
          <table:table-cell office:value-type="float" office:value="-62.009449005127" calcext:value-type="float">
            <text:p>-62,009449005127</text:p>
          </table:table-cell>
          <table:table-cell office:value-type="float" office:value="-62.0208549499512" calcext:value-type="float">
            <text:p>-62,0208549499512</text:p>
          </table:table-cell>
          <table:table-cell office:value-type="float" office:value="-62.0204544067383" calcext:value-type="float">
            <text:p>-62,0204544067383</text:p>
          </table:table-cell>
          <table:table-cell office:value-type="float" office:value="-62.0005950927734" calcext:value-type="float">
            <text:p>-62,0005950927734</text:p>
          </table:table-cell>
          <table:table-cell office:value-type="float" office:value="-62.0239601135254" calcext:value-type="float">
            <text:p>-62,0239601135254</text:p>
          </table:table-cell>
          <table:table-cell office:value-type="float" office:value="-62.0272331237793" calcext:value-type="float">
            <text:p>-62,0272331237793</text:p>
          </table:table-cell>
          <table:table-cell table:number-columns-repeated="2" office:value-type="float" office:value="-62.0146064758301" calcext:value-type="float">
            <text:p>-62,0146064758301</text:p>
          </table:table-cell>
          <table:table-cell office:value-type="float" office:value="-62.0247688293457" calcext:value-type="float">
            <text:p>-62,0247688293457</text:p>
          </table:table-cell>
          <table:table-cell office:value-type="float" office:value="-62.0290489196777" calcext:value-type="float">
            <text:p>-62,0290489196777</text:p>
          </table:table-cell>
          <table:table-cell office:value-type="float" office:value="-62.0078811645508" calcext:value-type="float">
            <text:p>-62,0078811645508</text:p>
          </table:table-cell>
          <table:table-cell office:value-type="float" office:value="-62.0216217041016" calcext:value-type="float">
            <text:p>-62,0216217041016</text:p>
          </table:table-cell>
          <table:table-cell office:value-type="float" office:value="-62.0307846069336" calcext:value-type="float">
            <text:p>-62,0307846069336</text:p>
          </table:table-cell>
          <table:table-cell office:value-type="float" office:value="-62.0237617492676" calcext:value-type="float">
            <text:p>-62,0237617492676</text:p>
          </table:table-cell>
          <table:table-cell office:value-type="float" office:value="-62.0283241271973" calcext:value-type="float">
            <text:p>-62,0283241271973</text:p>
          </table:table-cell>
          <table:table-cell office:value-type="float" office:value="-62.0138816833496" calcext:value-type="float">
            <text:p>-62,0138816833496</text:p>
          </table:table-cell>
          <table:table-cell office:value-type="float" office:value="-62.0073165893555" calcext:value-type="float">
            <text:p>-62,0073165893555</text:p>
          </table:table-cell>
          <table:table-cell office:value-type="float" office:value="-62.0262641906738" calcext:value-type="float">
            <text:p>-62,0262641906738</text:p>
          </table:table-cell>
          <table:table-cell office:value-type="float" office:value="-61.9993438720703" calcext:value-type="float">
            <text:p>-61,9993438720703</text:p>
          </table:table-cell>
          <table:table-cell office:value-type="float" office:value="-62.0252952575684" calcext:value-type="float">
            <text:p>-62,0252952575684</text:p>
          </table:table-cell>
          <table:table-cell office:value-type="float" office:value="-62.0176696777344" calcext:value-type="float">
            <text:p>-62,0176696777344</text:p>
          </table:table-cell>
          <table:table-cell office:value-type="float" office:value="-62.0178718566895" calcext:value-type="float">
            <text:p>-62,0178718566895</text:p>
          </table:table-cell>
          <table:table-cell office:value-type="float" office:value="-62.022834777832" calcext:value-type="float">
            <text:p>-62,022834777832</text:p>
          </table:table-cell>
          <table:table-cell office:value-type="float" office:value="-62.0173873901367" calcext:value-type="float">
            <text:p>-62,0173873901367</text:p>
          </table:table-cell>
          <table:table-cell office:value-type="float" office:value="-62.0166625976563" calcext:value-type="float">
            <text:p>-62,0166625976563</text:p>
          </table:table-cell>
          <table:table-cell office:value-type="float" office:value="-62.0294914245606" calcext:value-type="float">
            <text:p>-62,0294914245606</text:p>
          </table:table-cell>
          <table:table-cell office:value-type="float" office:value="-62.0180740356445" calcext:value-type="float">
            <text:p>-62,0180740356445</text:p>
          </table:table-cell>
          <table:table-cell office:value-type="float" office:value="-62.0304222106934" calcext:value-type="float">
            <text:p>-62,0304222106934</text:p>
          </table:table-cell>
          <table:table-cell office:value-type="float" office:value="-62.0170669555664" calcext:value-type="float">
            <text:p>-62,0170669555664</text:p>
          </table:table-cell>
          <table:table-cell office:value-type="float" office:value="-62.0003929138184" calcext:value-type="float">
            <text:p>-62,0003929138184</text:p>
          </table:table-cell>
          <table:table-cell office:value-type="float" office:value="-62.0142440795898" calcext:value-type="float">
            <text:p>-62,0142440795898</text:p>
          </table:table-cell>
          <table:table-cell office:value-type="float" office:value="-62.0416984558106" calcext:value-type="float">
            <text:p>-62,0416984558106</text:p>
          </table:table-cell>
          <table:table-cell office:value-type="float" office:value="-62.0175933837891" calcext:value-type="float">
            <text:p>-62,0175933837891</text:p>
          </table:table-cell>
          <table:table-cell office:value-type="float" office:value="-62.0223503112793" calcext:value-type="float">
            <text:p>-62,0223503112793</text:p>
          </table:table-cell>
          <table:table-cell office:value-type="float" office:value="-62.0254173278809" calcext:value-type="float">
            <text:p>-62,0254173278809</text:p>
          </table:table-cell>
          <table:table-cell office:value-type="float" office:value="-62.0385398864746" calcext:value-type="float">
            <text:p>-62,0385398864746</text:p>
          </table:table-cell>
          <table:table-cell office:value-type="float" office:value="-62.0216636657715" calcext:value-type="float">
            <text:p>-62,0216636657715</text:p>
          </table:table-cell>
          <table:table-cell office:value-type="float" office:value="-62.0373268127441" calcext:value-type="float">
            <text:p>-62,0373268127441</text:p>
          </table:table-cell>
          <table:table-cell office:value-type="float" office:value="-62.0262222290039" calcext:value-type="float">
            <text:p>-62,0262222290039</text:p>
          </table:table-cell>
          <table:table-cell office:value-type="float" office:value="-62.0110588073731" calcext:value-type="float">
            <text:p>-62,0110588073731</text:p>
          </table:table-cell>
          <table:table-cell office:value-type="float" office:value="-62.0273551940918" calcext:value-type="float">
            <text:p>-62,0273551940918</text:p>
          </table:table-cell>
          <table:table-cell office:value-type="float" office:value="-62.0057067871094" calcext:value-type="float">
            <text:p>-62,0057067871094</text:p>
          </table:table-cell>
          <table:table-cell office:value-type="float" office:value="-62.0298156738281" calcext:value-type="float">
            <text:p>-62,0298156738281</text:p>
          </table:table-cell>
          <table:table-cell office:value-type="float" office:value="-62.0143241882324" calcext:value-type="float">
            <text:p>-62,0143241882324</text:p>
          </table:table-cell>
          <table:table-cell office:value-type="float" office:value="-62.0108985900879" calcext:value-type="float">
            <text:p>-62,0108985900879</text:p>
          </table:table-cell>
          <table:table-cell office:value-type="float" office:value="-62.038948059082" calcext:value-type="float">
            <text:p>-62,038948059082</text:p>
          </table:table-cell>
          <table:table-cell office:value-type="float" office:value="-62.0359573364258" calcext:value-type="float">
            <text:p>-62,0359573364258</text:p>
          </table:table-cell>
          <table:table-cell office:value-type="float" office:value="-62.0313911437988" calcext:value-type="float">
            <text:p>-62,0313911437988</text:p>
          </table:table-cell>
          <table:table-cell office:value-type="float" office:value="-62.0225486755371" calcext:value-type="float">
            <text:p>-62,0225486755371</text:p>
          </table:table-cell>
          <table:table-cell office:value-type="float" office:value="-62.0432281494141" calcext:value-type="float">
            <text:p>-62,0432281494141</text:p>
          </table:table-cell>
          <table:table-cell office:value-type="float" office:value="-62.0337753295898" calcext:value-type="float">
            <text:p>-62,0337753295898</text:p>
          </table:table-cell>
          <table:table-cell office:value-type="float" office:value="-62.0142860412598" calcext:value-type="float">
            <text:p>-62,0142860412598</text:p>
          </table:table-cell>
          <table:table-cell office:value-type="float" office:value="-62.0342178344727" calcext:value-type="float">
            <text:p>-62,0342178344727</text:p>
          </table:table-cell>
          <table:table-cell office:value-type="float" office:value="-62.021297454834" calcext:value-type="float">
            <text:p>-62,021297454834</text:p>
          </table:table-cell>
          <table:table-cell office:value-type="float" office:value="-62.0082817077637" calcext:value-type="float">
            <text:p>-62,0082817077637</text:p>
          </table:table-cell>
          <table:table-cell office:value-type="float" office:value="-62.0116653442383" calcext:value-type="float">
            <text:p>-62,0116653442383</text:p>
          </table:table-cell>
          <table:table-cell office:value-type="float" office:value="-62.0171089172363" calcext:value-type="float">
            <text:p>-62,0171089172363</text:p>
          </table:table-cell>
          <table:table-cell office:value-type="float" office:value="-62.0319137573242" calcext:value-type="float">
            <text:p>-62,0319137573242</text:p>
          </table:table-cell>
          <table:table-cell office:value-type="float" office:value="-62.0166244506836" calcext:value-type="float">
            <text:p>-62,0166244506836</text:p>
          </table:table-cell>
          <table:table-cell office:value-type="float" office:value="-62.0235595703125" calcext:value-type="float">
            <text:p>-62,0235595703125</text:p>
          </table:table-cell>
          <table:table-cell office:value-type="float" office:value="-62.0405616760254" calcext:value-type="float">
            <text:p>-62,0405616760254</text:p>
          </table:table-cell>
          <table:table-cell office:value-type="float" office:value="-62.0163841247559" calcext:value-type="float">
            <text:p>-62,0163841247559</text:p>
          </table:table-cell>
          <table:table-cell office:value-type="float" office:value="-62.0047760009766" calcext:value-type="float">
            <text:p>-62,0047760009766</text:p>
          </table:table-cell>
          <table:table-cell office:value-type="float" office:value="-62.0258178710938" calcext:value-type="float">
            <text:p>-62,0258178710938</text:p>
          </table:table-cell>
          <table:table-cell office:value-type="float" office:value="-62.0194053649902" calcext:value-type="float">
            <text:p>-62,0194053649902</text:p>
          </table:table-cell>
          <table:table-cell office:value-type="float" office:value="-62.0312690734863" calcext:value-type="float">
            <text:p>-62,0312690734863</text:p>
          </table:table-cell>
          <table:table-cell office:value-type="float" office:value="-62.0355911254883" calcext:value-type="float">
            <text:p>-62,0355911254883</text:p>
          </table:table-cell>
          <table:table-cell office:value-type="float" office:value="-62.0141639709473" calcext:value-type="float">
            <text:p>-62,0141639709473</text:p>
          </table:table-cell>
          <table:table-cell office:value-type="float" office:value="-62.0251350402832" calcext:value-type="float">
            <text:p>-62,0251350402832</text:p>
          </table:table-cell>
          <table:table-cell office:value-type="float" office:value="-62.0315132141113" calcext:value-type="float">
            <text:p>-62,0315132141113</text:p>
          </table:table-cell>
          <table:table-cell office:value-type="float" office:value="-62.0155334472656" calcext:value-type="float">
            <text:p>-62,0155334472656</text:p>
          </table:table-cell>
          <table:table-cell office:value-type="float" office:value="-62.0059432983398" calcext:value-type="float">
            <text:p>-62,0059432983398</text:p>
          </table:table-cell>
          <table:table-cell office:value-type="float" office:value="-62.0246505737305" calcext:value-type="float">
            <text:p>-62,0246505737305</text:p>
          </table:table-cell>
          <table:table-cell office:value-type="float" office:value="-62.0209808349609" calcext:value-type="float">
            <text:p>-62,0209808349609</text:p>
          </table:table-cell>
          <table:table-cell office:value-type="float" office:value="-62.0115852355957" calcext:value-type="float">
            <text:p>-62,0115852355957</text:p>
          </table:table-cell>
          <table:table-cell office:value-type="float" office:value="-62.0236434936523" calcext:value-type="float">
            <text:p>-62,0236434936523</text:p>
          </table:table-cell>
          <table:table-cell office:value-type="float" office:value="-62.0111808776856" calcext:value-type="float">
            <text:p>-62,0111808776856</text:p>
          </table:table-cell>
          <table:table-cell office:value-type="float" office:value="-62.0282020568848" calcext:value-type="float">
            <text:p>-62,0282020568848</text:p>
          </table:table-cell>
          <table:table-cell office:value-type="float" office:value="-62.015251159668" calcext:value-type="float">
            <text:p>-62,015251159668</text:p>
          </table:table-cell>
          <table:table-cell office:value-type="float" office:value="-62.0273551940918" calcext:value-type="float">
            <text:p>-62,0273551940918</text:p>
          </table:table-cell>
          <table:table-cell office:value-type="float" office:value="-62.0280380249023" calcext:value-type="float">
            <text:p>-62,0280380249023</text:p>
          </table:table-cell>
          <table:table-cell office:value-type="float" office:value="-62.0163421630859" calcext:value-type="float">
            <text:p>-62,0163421630859</text:p>
          </table:table-cell>
          <table:table-cell office:value-type="float" office:value="-62.0145683288574" calcext:value-type="float">
            <text:p>-62,0145683288574</text:p>
          </table:table-cell>
          <table:table-cell office:value-type="float" office:value="-62.029411315918" calcext:value-type="float">
            <text:p>-62,029411315918</text:p>
          </table:table-cell>
          <table:table-cell office:value-type="float" office:value="-62.0218238830566" calcext:value-type="float">
            <text:p>-62,0218238830566</text:p>
          </table:table-cell>
          <table:table-cell office:value-type="float" office:value="-62.0221900939941" calcext:value-type="float">
            <text:p>-62,0221900939941</text:p>
          </table:table-cell>
          <table:table-cell office:value-type="float" office:value="-62.0311050415039" calcext:value-type="float">
            <text:p>-62,0311050415039</text:p>
          </table:table-cell>
          <table:table-cell office:value-type="float" office:value="-62.0270309448242" calcext:value-type="float">
            <text:p>-62,0270309448242</text:p>
          </table:table-cell>
          <table:table-cell office:value-type="float" office:value="-62.031795501709" calcext:value-type="float">
            <text:p>-62,031795501709</text:p>
          </table:table-cell>
          <table:table-cell office:value-type="float" office:value="-62.0222663879395" calcext:value-type="float">
            <text:p>-62,0222663879395</text:p>
          </table:table-cell>
          <table:table-cell office:value-type="float" office:value="-62.0248908996582" calcext:value-type="float">
            <text:p>-62,0248908996582</text:p>
          </table:table-cell>
          <table:table-cell office:value-type="float" office:value="-62.0179138183594" calcext:value-type="float">
            <text:p>-62,0179138183594</text:p>
          </table:table-cell>
          <table:table-cell office:value-type="float" office:value="-62.0247306823731" calcext:value-type="float">
            <text:p>-62,0247306823731</text:p>
          </table:table-cell>
          <table:table-cell office:value-type="float" office:value="-62.0186386108398" calcext:value-type="float">
            <text:p>-62,0186386108398</text:p>
          </table:table-cell>
          <table:table-cell office:value-type="float" office:value="-62.0144844055176" calcext:value-type="float">
            <text:p>-62,0144844055176</text:p>
          </table:table-cell>
          <table:table-cell office:value-type="float" office:value="-62.0216217041016" calcext:value-type="float">
            <text:p>-62,0216217041016</text:p>
          </table:table-cell>
          <table:table-cell office:value-type="float" office:value="-62.0303802490234" calcext:value-type="float">
            <text:p>-62,0303802490234</text:p>
          </table:table-cell>
          <table:table-cell office:value-type="float" office:value="-62.0364837646484" calcext:value-type="float">
            <text:p>-62,0364837646484</text:p>
          </table:table-cell>
          <table:table-cell office:value-type="float" office:value="-62.0337333679199" calcext:value-type="float">
            <text:p>-62,0337333679199</text:p>
          </table:table-cell>
          <table:table-cell office:value-type="float" office:value="-62.0251770019531" calcext:value-type="float">
            <text:p>-62,0251770019531</text:p>
          </table:table-cell>
          <table:table-cell office:value-type="float" office:value="-62.0222663879395" calcext:value-type="float">
            <text:p>-62,0222663879395</text:p>
          </table:table-cell>
          <table:table-cell office:value-type="float" office:value="-62.017993927002" calcext:value-type="float">
            <text:p>-62,017993927002</text:p>
          </table:table-cell>
          <table:table-cell office:value-type="float" office:value="-62.0185585021973" calcext:value-type="float">
            <text:p>-62,0185585021973</text:p>
          </table:table-cell>
          <table:table-cell office:value-type="float" office:value="-62.0425033569336" calcext:value-type="float">
            <text:p>-62,0425033569336</text:p>
          </table:table-cell>
          <table:table-cell office:value-type="float" office:value="-62.0380554199219" calcext:value-type="float">
            <text:p>-62,0380554199219</text:p>
          </table:table-cell>
          <table:table-cell office:value-type="float" office:value="-62.0210990905762" calcext:value-type="float">
            <text:p>-62,0210990905762</text:p>
          </table:table-cell>
          <table:table-cell office:value-type="float" office:value="-62.0168609619141" calcext:value-type="float">
            <text:p>-62,0168609619141</text:p>
          </table:table-cell>
          <table:table-cell office:value-type="float" office:value="-62.0120277404785" calcext:value-type="float">
            <text:p>-62,0120277404785</text:p>
          </table:table-cell>
          <table:table-cell office:value-type="float" office:value="-62.0273895263672" calcext:value-type="float">
            <text:p>-62,0273895263672</text:p>
          </table:table-cell>
          <table:table-cell office:value-type="float" office:value="-62.0221061706543" calcext:value-type="float">
            <text:p>-62,0221061706543</text:p>
          </table:table-cell>
          <table:table-cell office:value-type="float" office:value="-62.0427436828613" calcext:value-type="float">
            <text:p>-62,0427436828613</text:p>
          </table:table-cell>
          <table:table-cell office:value-type="float" office:value="-62.0317535400391" calcext:value-type="float">
            <text:p>-62,0317535400391</text:p>
          </table:table-cell>
          <table:table-cell office:value-type="float" office:value="-62.024284362793" calcext:value-type="float">
            <text:p>-62,024284362793</text:p>
          </table:table-cell>
          <table:table-cell office:value-type="float" office:value="-62.0349044799805" calcext:value-type="float">
            <text:p>-62,0349044799805</text:p>
          </table:table-cell>
          <table:table-cell office:value-type="float" office:value="-62.0279998779297" calcext:value-type="float">
            <text:p>-62,0279998779297</text:p>
          </table:table-cell>
          <table:table-cell office:value-type="float" office:value="-62.0198059082031" calcext:value-type="float">
            <text:p>-62,0198059082031</text:p>
          </table:table-cell>
          <table:table-cell office:value-type="float" office:value="-62.0218238830566" calcext:value-type="float">
            <text:p>-62,0218238830566</text:p>
          </table:table-cell>
          <table:table-cell office:value-type="float" office:value="-62.0278816223145" calcext:value-type="float">
            <text:p>-62,0278816223145</text:p>
          </table:table-cell>
          <table:table-cell office:value-type="float" office:value="-62.025577545166" calcext:value-type="float">
            <text:p>-62,025577545166</text:p>
          </table:table-cell>
          <table:table-cell office:value-type="float" office:value="-62.0124740600586" calcext:value-type="float">
            <text:p>-62,0124740600586</text:p>
          </table:table-cell>
          <table:table-cell office:value-type="float" office:value="-62.0350646972656" calcext:value-type="float">
            <text:p>-62,0350646972656</text:p>
          </table:table-cell>
          <table:table-cell office:value-type="float" office:value="-62.0365600585938" calcext:value-type="float">
            <text:p>-62,0365600585938</text:p>
          </table:table-cell>
          <table:table-cell office:value-type="float" office:value="-62.0321159362793" calcext:value-type="float">
            <text:p>-62,0321159362793</text:p>
          </table:table-cell>
          <table:table-cell office:value-type="float" office:value="-62.0301017761231" calcext:value-type="float">
            <text:p>-62,0301017761231</text:p>
          </table:table-cell>
          <table:table-cell office:value-type="float" office:value="-62.0271911621094" calcext:value-type="float">
            <text:p>-62,0271911621094</text:p>
          </table:table-cell>
          <table:table-cell office:value-type="float" office:value="-62.0316734313965" calcext:value-type="float">
            <text:p>-62,0316734313965</text:p>
          </table:table-cell>
          <table:table-cell office:value-type="float" office:value="-62.0251770019531" calcext:value-type="float">
            <text:p>-62,0251770019531</text:p>
          </table:table-cell>
          <table:table-cell office:value-type="float" office:value="-62.0252532958984" calcext:value-type="float">
            <text:p>-62,0252532958984</text:p>
          </table:table-cell>
          <table:table-cell office:value-type="float" office:value="-62.0178718566895" calcext:value-type="float">
            <text:p>-62,0178718566895</text:p>
          </table:table-cell>
          <table:table-cell office:value-type="float" office:value="-62.022590637207" calcext:value-type="float">
            <text:p>-62,022590637207</text:p>
          </table:table-cell>
          <table:table-cell office:value-type="float" office:value="-62.0474357604981" calcext:value-type="float">
            <text:p>-62,0474357604981</text:p>
          </table:table-cell>
          <table:table-cell office:value-type="float" office:value="-62.0454177856445" calcext:value-type="float">
            <text:p>-62,0454177856445</text:p>
          </table:table-cell>
          <table:table-cell office:value-type="float" office:value="-62.0207366943359" calcext:value-type="float">
            <text:p>-62,0207366943359</text:p>
          </table:table-cell>
          <table:table-cell office:value-type="float" office:value="-62.0357131958008" calcext:value-type="float">
            <text:p>-62,0357131958008</text:p>
          </table:table-cell>
          <table:table-cell office:value-type="float" office:value="-62.0263061523438" calcext:value-type="float">
            <text:p>-62,0263061523438</text:p>
          </table:table-cell>
          <table:table-cell office:value-type="float" office:value="-62.0146064758301" calcext:value-type="float">
            <text:p>-62,0146064758301</text:p>
          </table:table-cell>
          <table:table-cell office:value-type="float" office:value="-62.0322799682617" calcext:value-type="float">
            <text:p>-62,0322799682617</text:p>
          </table:table-cell>
          <table:table-cell office:value-type="float" office:value="-62.0319557189941" calcext:value-type="float">
            <text:p>-62,0319557189941</text:p>
          </table:table-cell>
          <table:table-cell office:value-type="float" office:value="-62.0127143859863" calcext:value-type="float">
            <text:p>-62,0127143859863</text:p>
          </table:table-cell>
          <table:table-cell office:value-type="float" office:value="-62.0242462158203" calcext:value-type="float">
            <text:p>-62,0242462158203</text:p>
          </table:table-cell>
          <table:table-cell office:value-type="float" office:value="-62.0469131469727" calcext:value-type="float">
            <text:p>-62,0469131469727</text:p>
          </table:table-cell>
          <table:table-cell office:value-type="float" office:value="-62.0160598754883" calcext:value-type="float">
            <text:p>-62,0160598754883</text:p>
          </table:table-cell>
          <table:table-cell office:value-type="float" office:value="-62.0252113342285" calcext:value-type="float">
            <text:p>-62,0252113342285</text:p>
          </table:table-cell>
          <table:table-cell office:value-type="float" office:value="-62.0311050415039" calcext:value-type="float">
            <text:p>-62,0311050415039</text:p>
          </table:table-cell>
          <table:table-cell office:value-type="float" office:value="-62.0231971740723" calcext:value-type="float">
            <text:p>-62,0231971740723</text:p>
          </table:table-cell>
          <table:table-cell office:value-type="float" office:value="-62.0292930603027" calcext:value-type="float">
            <text:p>-62,0292930603027</text:p>
          </table:table-cell>
          <table:table-cell office:value-type="float" office:value="-62.0032920837402" calcext:value-type="float">
            <text:p>-62,0032920837402</text:p>
          </table:table-cell>
          <table:table-cell office:value-type="float" office:value="-62.027717590332" calcext:value-type="float">
            <text:p>-62,027717590332</text:p>
          </table:table-cell>
          <table:table-cell office:value-type="float" office:value="-62.0295753479004" calcext:value-type="float">
            <text:p>-62,0295753479004</text:p>
          </table:table-cell>
          <table:table-cell office:value-type="float" office:value="-62.0285263061523" calcext:value-type="float">
            <text:p>-62,0285263061523</text:p>
          </table:table-cell>
          <table:table-cell office:value-type="float" office:value="-62.0177116394043" calcext:value-type="float">
            <text:p>-62,0177116394043</text:p>
          </table:table-cell>
          <table:table-cell office:value-type="float" office:value="-62.0177917480469" calcext:value-type="float">
            <text:p>-62,0177917480469</text:p>
          </table:table-cell>
          <table:table-cell office:value-type="float" office:value="-62.0317153930664" calcext:value-type="float">
            <text:p>-62,0317153930664</text:p>
          </table:table-cell>
          <table:table-cell office:value-type="float" office:value="-62.0198478698731" calcext:value-type="float">
            <text:p>-62,0198478698731</text:p>
          </table:table-cell>
          <table:table-cell office:value-type="float" office:value="-62.0324821472168" calcext:value-type="float">
            <text:p>-62,0324821472168</text:p>
          </table:table-cell>
          <table:table-cell office:value-type="float" office:value="-62.0605964660645" calcext:value-type="float">
            <text:p>-62,0605964660645</text:p>
          </table:table-cell>
          <table:table-cell office:value-type="float" office:value="-62.0223083496094" calcext:value-type="float">
            <text:p>-62,0223083496094</text:p>
          </table:table-cell>
          <table:table-cell office:value-type="float" office:value="-62.0401191711426" calcext:value-type="float">
            <text:p>-62,0401191711426</text:p>
          </table:table-cell>
          <table:table-cell office:value-type="float" office:value="-62.0248527526856" calcext:value-type="float">
            <text:p>-62,0248527526856</text:p>
          </table:table-cell>
          <table:table-cell office:value-type="float" office:value="-62.0237197875977" calcext:value-type="float">
            <text:p>-62,0237197875977</text:p>
          </table:table-cell>
          <table:table-cell office:value-type="float" office:value="-62.0370864868164" calcext:value-type="float">
            <text:p>-62,0370864868164</text:p>
          </table:table-cell>
          <table:table-cell office:value-type="float" office:value="-62.0186386108398" calcext:value-type="float">
            <text:p>-62,0186386108398</text:p>
          </table:table-cell>
          <table:table-cell office:value-type="float" office:value="-62.013843536377" calcext:value-type="float">
            <text:p>-62,013843536377</text:p>
          </table:table-cell>
          <table:table-cell office:value-type="float" office:value="-61.9450378417969" calcext:value-type="float">
            <text:p>-61,9450378417969</text:p>
          </table:table-cell>
          <table:table-cell office:value-type="float" office:value="-61.8734436035156" calcext:value-type="float">
            <text:p>-61,8734436035156</text:p>
          </table:table-cell>
          <table:table-cell office:value-type="float" office:value="-61.865478515625" calcext:value-type="float">
            <text:p>-61,865478515625</text:p>
          </table:table-cell>
          <table:table-cell office:value-type="float" office:value="-61.870231628418" calcext:value-type="float">
            <text:p>-61,870231628418</text:p>
          </table:table-cell>
          <table:table-cell office:value-type="float" office:value="-61.8700752258301" calcext:value-type="float">
            <text:p>-61,8700752258301</text:p>
          </table:table-cell>
          <table:table-cell office:value-type="float" office:value="-61.861515045166" calcext:value-type="float">
            <text:p>-61,861515045166</text:p>
          </table:table-cell>
          <table:table-cell office:value-type="float" office:value="-61.8689231872559" calcext:value-type="float">
            <text:p>-61,8689231872559</text:p>
          </table:table-cell>
          <table:table-cell office:value-type="float" office:value="-61.8625450134277" calcext:value-type="float">
            <text:p>-61,8625450134277</text:p>
          </table:table-cell>
          <table:table-cell office:value-type="float" office:value="-61.8696784973145" calcext:value-type="float">
            <text:p>-61,8696784973145</text:p>
          </table:table-cell>
          <table:table-cell office:value-type="float" office:value="-61.8713417053223" calcext:value-type="float">
            <text:p>-61,8713417053223</text:p>
          </table:table-cell>
          <table:table-cell office:value-type="float" office:value="-61.8872566223145" calcext:value-type="float">
            <text:p>-61,8872566223145</text:p>
          </table:table-cell>
          <table:table-cell office:value-type="float" office:value="-61.8577537536621" calcext:value-type="float">
            <text:p>-61,8577537536621</text:p>
          </table:table-cell>
          <table:table-cell office:value-type="float" office:value="-61.8665885925293" calcext:value-type="float">
            <text:p>-61,8665885925293</text:p>
          </table:table-cell>
          <table:table-cell office:value-type="float" office:value="-61.8682479858398" calcext:value-type="float">
            <text:p>-61,8682479858398</text:p>
          </table:table-cell>
          <table:table-cell office:value-type="float" office:value="-61.879035949707" calcext:value-type="float">
            <text:p>-61,879035949707</text:p>
          </table:table-cell>
          <table:table-cell office:value-type="float" office:value="-61.8678131103516" calcext:value-type="float">
            <text:p>-61,8678131103516</text:p>
          </table:table-cell>
          <table:table-cell office:value-type="float" office:value="-61.8858642578125" calcext:value-type="float">
            <text:p>-61,8858642578125</text:p>
          </table:table-cell>
          <table:table-cell office:value-type="float" office:value="-61.8863792419434" calcext:value-type="float">
            <text:p>-61,8863792419434</text:p>
          </table:table-cell>
          <table:table-cell office:value-type="float" office:value="-61.8756256103516" calcext:value-type="float">
            <text:p>-61,8756256103516</text:p>
          </table:table-cell>
          <table:table-cell office:value-type="float" office:value="-61.8810997009277" calcext:value-type="float">
            <text:p>-61,8810997009277</text:p>
          </table:table-cell>
          <table:table-cell office:value-type="float" office:value="-61.8794708251953" calcext:value-type="float">
            <text:p>-61,8794708251953</text:p>
          </table:table-cell>
          <table:table-cell office:value-type="float" office:value="-61.8542709350586" calcext:value-type="float">
            <text:p>-61,8542709350586</text:p>
          </table:table-cell>
          <table:table-cell office:value-type="float" office:value="-61.8903121948242" calcext:value-type="float">
            <text:p>-61,8903121948242</text:p>
          </table:table-cell>
          <table:table-cell office:value-type="float" office:value="-61.8597755432129" calcext:value-type="float">
            <text:p>-61,8597755432129</text:p>
          </table:table-cell>
          <table:table-cell office:value-type="float" office:value="-61.8694801330566" calcext:value-type="float">
            <text:p>-61,8694801330566</text:p>
          </table:table-cell>
          <table:table-cell office:value-type="float" office:value="-61.8744354248047" calcext:value-type="float">
            <text:p>-61,8744354248047</text:p>
          </table:table-cell>
          <table:table-cell office:value-type="float" office:value="-61.8703536987305" calcext:value-type="float">
            <text:p>-61,8703536987305</text:p>
          </table:table-cell>
          <table:table-cell office:value-type="float" office:value="-61.8652801513672" calcext:value-type="float">
            <text:p>-61,8652801513672</text:p>
          </table:table-cell>
          <table:table-cell office:value-type="float" office:value="-61.8745155334473" calcext:value-type="float">
            <text:p>-61,8745155334473</text:p>
          </table:table-cell>
          <table:table-cell office:value-type="float" office:value="-61.8706283569336" calcext:value-type="float">
            <text:p>-61,8706283569336</text:p>
          </table:table-cell>
          <table:table-cell office:value-type="float" office:value="-61.8664665222168" calcext:value-type="float">
            <text:p>-61,8664665222168</text:p>
          </table:table-cell>
          <table:table-cell office:value-type="float" office:value="-61.8718566894531" calcext:value-type="float">
            <text:p>-61,8718566894531</text:p>
          </table:table-cell>
          <table:table-cell office:value-type="float" office:value="-61.8672218322754" calcext:value-type="float">
            <text:p>-61,8672218322754</text:p>
          </table:table-cell>
          <table:table-cell office:value-type="float" office:value="-61.9013671875" calcext:value-type="float">
            <text:p>-61,9013671875</text:p>
          </table:table-cell>
          <table:table-cell office:value-type="float" office:value="-61.8703117370606" calcext:value-type="float">
            <text:p>-61,8703117370606</text:p>
          </table:table-cell>
          <table:table-cell office:value-type="float" office:value="-61.8574371337891" calcext:value-type="float">
            <text:p>-61,8574371337891</text:p>
          </table:table-cell>
          <table:table-cell office:value-type="float" office:value="-61.8538360595703" calcext:value-type="float">
            <text:p>-61,8538360595703</text:p>
          </table:table-cell>
          <table:table-cell office:value-type="float" office:value="-61.8791961669922" calcext:value-type="float">
            <text:p>-61,8791961669922</text:p>
          </table:table-cell>
          <table:table-cell office:value-type="float" office:value="-61.8701553344727" calcext:value-type="float">
            <text:p>-61,8701553344727</text:p>
          </table:table-cell>
          <table:table-cell office:value-type="float" office:value="-61.8591003417969" calcext:value-type="float">
            <text:p>-61,8591003417969</text:p>
          </table:table-cell>
          <table:table-cell office:value-type="float" office:value="-61.8944091796875" calcext:value-type="float">
            <text:p>-61,8944091796875</text:p>
          </table:table-cell>
          <table:table-cell office:value-type="float" office:value="-61.8757019042969" calcext:value-type="float">
            <text:p>-61,8757019042969</text:p>
          </table:table-cell>
          <table:table-cell office:value-type="float" office:value="-61.8675346374512" calcext:value-type="float">
            <text:p>-61,8675346374512</text:p>
          </table:table-cell>
          <table:table-cell office:value-type="float" office:value="-61.8678550720215" calcext:value-type="float">
            <text:p>-61,8678550720215</text:p>
          </table:table-cell>
          <table:table-cell office:value-type="float" office:value="-61.8594169616699" calcext:value-type="float">
            <text:p>-61,8594169616699</text:p>
          </table:table-cell>
          <table:table-cell office:value-type="float" office:value="-61.8667030334473" calcext:value-type="float">
            <text:p>-61,8667030334473</text:p>
          </table:table-cell>
          <table:table-cell office:value-type="float" office:value="-61.8709449768066" calcext:value-type="float">
            <text:p>-61,8709449768066</text:p>
          </table:table-cell>
          <table:table-cell office:value-type="float" office:value="-61.8667449951172" calcext:value-type="float">
            <text:p>-61,8667449951172</text:p>
          </table:table-cell>
          <table:table-cell office:value-type="float" office:value="-61.8685684204102" calcext:value-type="float">
            <text:p>-61,8685684204102</text:p>
          </table:table-cell>
          <table:table-cell office:value-type="float" office:value="-61.8825302124023" calcext:value-type="float">
            <text:p>-61,8825302124023</text:p>
          </table:table-cell>
          <table:table-cell office:value-type="float" office:value="-61.8732452392578" calcext:value-type="float">
            <text:p>-61,8732452392578</text:p>
          </table:table-cell>
          <table:table-cell office:value-type="float" office:value="-61.8878517150879" calcext:value-type="float">
            <text:p>-61,8878517150879</text:p>
          </table:table-cell>
          <table:table-cell office:value-type="float" office:value="-61.8629417419434" calcext:value-type="float">
            <text:p>-61,8629417419434</text:p>
          </table:table-cell>
          <table:table-cell office:value-type="float" office:value="-61.8667449951172" calcext:value-type="float">
            <text:p>-61,8667449951172</text:p>
          </table:table-cell>
          <table:table-cell office:value-type="float" office:value="-61.8723754882813" calcext:value-type="float">
            <text:p>-61,8723754882813</text:p>
          </table:table-cell>
          <table:table-cell office:value-type="float" office:value="-61.8736839294434" calcext:value-type="float">
            <text:p>-61,8736839294434</text:p>
          </table:table-cell>
          <table:table-cell office:value-type="float" office:value="-61.8775291442871" calcext:value-type="float">
            <text:p>-61,8775291442871</text:p>
          </table:table-cell>
          <table:table-cell office:value-type="float" office:value="-61.8730087280273" calcext:value-type="float">
            <text:p>-61,8730087280273</text:p>
          </table:table-cell>
          <table:table-cell office:value-type="float" office:value="-61.8652381896973" calcext:value-type="float">
            <text:p>-61,8652381896973</text:p>
          </table:table-cell>
          <table:table-cell office:value-type="float" office:value="-61.869556427002" calcext:value-type="float">
            <text:p>-61,869556427002</text:p>
          </table:table-cell>
          <table:table-cell office:value-type="float" office:value="-61.8778877258301" calcext:value-type="float">
            <text:p>-61,8778877258301</text:p>
          </table:table-cell>
          <table:table-cell office:value-type="float" office:value="-61.8771705627441" calcext:value-type="float">
            <text:p>-61,8771705627441</text:p>
          </table:table-cell>
          <table:table-cell office:value-type="float" office:value="-61.8486175537109" calcext:value-type="float">
            <text:p>-61,8486175537109</text:p>
          </table:table-cell>
          <table:table-cell office:value-type="float" office:value="-61.8754272460938" calcext:value-type="float">
            <text:p>-61,8754272460938</text:p>
          </table:table-cell>
          <table:table-cell office:value-type="float" office:value="-61.8897209167481" calcext:value-type="float">
            <text:p>-61,8897209167481</text:p>
          </table:table-cell>
          <table:table-cell office:value-type="float" office:value="-61.8882484436035" calcext:value-type="float">
            <text:p>-61,8882484436035</text:p>
          </table:table-cell>
          <table:table-cell office:value-type="float" office:value="-61.8758239746094" calcext:value-type="float">
            <text:p>-61,8758239746094</text:p>
          </table:table-cell>
          <table:table-cell office:value-type="float" office:value="-61.874870300293" calcext:value-type="float">
            <text:p>-61,874870300293</text:p>
          </table:table-cell>
          <table:table-cell office:value-type="float" office:value="-61.8659515380859" calcext:value-type="float">
            <text:p>-61,8659515380859</text:p>
          </table:table-cell>
          <table:table-cell office:value-type="float" office:value="-61.8876113891602" calcext:value-type="float">
            <text:p>-61,8876113891602</text:p>
          </table:table-cell>
          <table:table-cell office:value-type="float" office:value="-61.8772888183594" calcext:value-type="float">
            <text:p>-61,8772888183594</text:p>
          </table:table-cell>
          <table:table-cell office:value-type="float" office:value="-61.8818550109863" calcext:value-type="float">
            <text:p>-61,8818550109863</text:p>
          </table:table-cell>
          <table:table-cell office:value-type="float" office:value="-61.8774871826172" calcext:value-type="float">
            <text:p>-61,8774871826172</text:p>
          </table:table-cell>
          <table:table-cell office:value-type="float" office:value="-61.8740386962891" calcext:value-type="float">
            <text:p>-61,8740386962891</text:p>
          </table:table-cell>
          <table:table-cell office:value-type="float" office:value="-61.8781623840332" calcext:value-type="float">
            <text:p>-61,8781623840332</text:p>
          </table:table-cell>
          <table:table-cell office:value-type="float" office:value="-61.8831253051758" calcext:value-type="float">
            <text:p>-61,8831253051758</text:p>
          </table:table-cell>
          <table:table-cell office:value-type="float" office:value="-61.8914260864258" calcext:value-type="float">
            <text:p>-61,8914260864258</text:p>
          </table:table-cell>
          <table:table-cell office:value-type="float" office:value="-61.8901557922363" calcext:value-type="float">
            <text:p>-61,8901557922363</text:p>
          </table:table-cell>
          <table:table-cell office:value-type="float" office:value="-61.8803825378418" calcext:value-type="float">
            <text:p>-61,8803825378418</text:p>
          </table:table-cell>
          <table:table-cell office:value-type="float" office:value="-61.8672981262207" calcext:value-type="float">
            <text:p>-61,8672981262207</text:p>
          </table:table-cell>
          <table:table-cell office:value-type="float" office:value="-61.8945655822754" calcext:value-type="float">
            <text:p>-61,8945655822754</text:p>
          </table:table-cell>
          <table:table-cell office:value-type="float" office:value="-61.8861389160156" calcext:value-type="float">
            <text:p>-61,8861389160156</text:p>
          </table:table-cell>
          <table:table-cell office:value-type="float" office:value="-61.8940467834473" calcext:value-type="float">
            <text:p>-61,8940467834473</text:p>
          </table:table-cell>
          <table:table-cell office:value-type="float" office:value="-61.8811798095703" calcext:value-type="float">
            <text:p>-61,8811798095703</text:p>
          </table:table-cell>
          <table:table-cell office:value-type="float" office:value="-61.8797912597656" calcext:value-type="float">
            <text:p>-61,8797912597656</text:p>
          </table:table-cell>
          <table:table-cell office:value-type="float" office:value="-61.8792724609375" calcext:value-type="float">
            <text:p>-61,8792724609375</text:p>
          </table:table-cell>
          <table:table-cell office:value-type="float" office:value="-61.8818168640137" calcext:value-type="float">
            <text:p>-61,8818168640137</text:p>
          </table:table-cell>
          <table:table-cell office:value-type="float" office:value="-61.8850326538086" calcext:value-type="float">
            <text:p>-61,8850326538086</text:p>
          </table:table-cell>
          <table:table-cell office:value-type="float" office:value="-61.8976669311523" calcext:value-type="float">
            <text:p>-61,8976669311523</text:p>
          </table:table-cell>
          <table:table-cell office:value-type="float" office:value="-61.8831253051758" calcext:value-type="float">
            <text:p>-61,8831253051758</text:p>
          </table:table-cell>
          <table:table-cell office:value-type="float" office:value="-61.8971900939941" calcext:value-type="float">
            <text:p>-61,8971900939941</text:p>
          </table:table-cell>
          <table:table-cell office:value-type="float" office:value="-61.8882865905762" calcext:value-type="float">
            <text:p>-61,8882865905762</text:p>
          </table:table-cell>
          <table:table-cell office:value-type="float" office:value="-61.8855056762695" calcext:value-type="float">
            <text:p>-61,8855056762695</text:p>
          </table:table-cell>
          <table:table-cell office:value-type="float" office:value="-61.875545501709" calcext:value-type="float">
            <text:p>-61,875545501709</text:p>
          </table:table-cell>
          <table:table-cell office:value-type="float" office:value="-61.9016075134277" calcext:value-type="float">
            <text:p>-61,9016075134277</text:p>
          </table:table-cell>
          <table:table-cell office:value-type="float" office:value="-61.8826484680176" calcext:value-type="float">
            <text:p>-61,8826484680176</text:p>
          </table:table-cell>
          <table:table-cell office:value-type="float" office:value="-61.8740386962891" calcext:value-type="float">
            <text:p>-61,8740386962891</text:p>
          </table:table-cell>
          <table:table-cell office:value-type="float" office:value="-61.8940887451172" calcext:value-type="float">
            <text:p>-61,8940887451172</text:p>
          </table:table-cell>
          <table:table-cell office:value-type="float" office:value="-61.8828468322754" calcext:value-type="float">
            <text:p>-61,8828468322754</text:p>
          </table:table-cell>
          <table:table-cell office:value-type="float" office:value="-61.8920631408691" calcext:value-type="float">
            <text:p>-61,8920631408691</text:p>
          </table:table-cell>
          <table:table-cell office:value-type="float" office:value="-61.8692436218262" calcext:value-type="float">
            <text:p>-61,8692436218262</text:p>
          </table:table-cell>
          <table:table-cell office:value-type="float" office:value="-61.8861045837402" calcext:value-type="float">
            <text:p>-61,8861045837402</text:p>
          </table:table-cell>
          <table:table-cell office:value-type="float" office:value="-61.8839149475098" calcext:value-type="float">
            <text:p>-61,8839149475098</text:p>
          </table:table-cell>
          <table:table-cell office:value-type="float" office:value="-61.8998527526856" calcext:value-type="float">
            <text:p>-61,8998527526856</text:p>
          </table:table-cell>
          <table:table-cell office:value-type="float" office:value="-61.8853874206543" calcext:value-type="float">
            <text:p>-61,8853874206543</text:p>
          </table:table-cell>
          <table:table-cell office:value-type="float" office:value="-61.8900337219238" calcext:value-type="float">
            <text:p>-61,8900337219238</text:p>
          </table:table-cell>
          <table:table-cell office:value-type="float" office:value="-61.8865013122559" calcext:value-type="float">
            <text:p>-61,8865013122559</text:p>
          </table:table-cell>
          <table:table-cell office:value-type="float" office:value="-61.8849906921387" calcext:value-type="float">
            <text:p>-61,8849906921387</text:p>
          </table:table-cell>
          <table:table-cell office:value-type="float" office:value="-61.9049873352051" calcext:value-type="float">
            <text:p>-61,9049873352051</text:p>
          </table:table-cell>
          <table:table-cell office:value-type="float" office:value="-61.8946838378906" calcext:value-type="float">
            <text:p>-61,8946838378906</text:p>
          </table:table-cell>
          <table:table-cell office:value-type="float" office:value="-61.884952545166" calcext:value-type="float">
            <text:p>-61,884952545166</text:p>
          </table:table-cell>
          <table:table-cell office:value-type="float" office:value="-61.8942108154297" calcext:value-type="float">
            <text:p>-61,8942108154297</text:p>
          </table:table-cell>
          <table:table-cell office:value-type="float" office:value="-61.8866996765137" calcext:value-type="float">
            <text:p>-61,8866996765137</text:p>
          </table:table-cell>
          <table:table-cell office:value-type="float" office:value="-61.8798294067383" calcext:value-type="float">
            <text:p>-61,8798294067383</text:p>
          </table:table-cell>
          <table:table-cell office:value-type="float" office:value="-61.8870544433594" calcext:value-type="float">
            <text:p>-61,8870544433594</text:p>
          </table:table-cell>
          <table:table-cell office:value-type="float" office:value="-61.8929748535156" calcext:value-type="float">
            <text:p>-61,8929748535156</text:p>
          </table:table-cell>
          <table:table-cell office:value-type="float" office:value="-61.8844757080078" calcext:value-type="float">
            <text:p>-61,8844757080078</text:p>
          </table:table-cell>
          <table:table-cell office:value-type="float" office:value="-61.8768920898438" calcext:value-type="float">
            <text:p>-61,8768920898438</text:p>
          </table:table-cell>
          <table:table-cell office:value-type="float" office:value="-61.8884048461914" calcext:value-type="float">
            <text:p>-61,8884048461914</text:p>
          </table:table-cell>
          <table:table-cell office:value-type="float" office:value="-61.8797492980957" calcext:value-type="float">
            <text:p>-61,8797492980957</text:p>
          </table:table-cell>
          <table:table-cell office:value-type="float" office:value="-61.8760223388672" calcext:value-type="float">
            <text:p>-61,8760223388672</text:p>
          </table:table-cell>
          <table:table-cell office:value-type="float" office:value="-61.8747138977051" calcext:value-type="float">
            <text:p>-61,8747138977051</text:p>
          </table:table-cell>
          <table:table-cell office:value-type="float" office:value="-61.8789978027344" calcext:value-type="float">
            <text:p>-61,8789978027344</text:p>
          </table:table-cell>
          <table:table-cell office:value-type="float" office:value="-61.8975868225098" calcext:value-type="float">
            <text:p>-61,8975868225098</text:p>
          </table:table-cell>
          <table:table-cell office:value-type="float" office:value="-61.8720550537109" calcext:value-type="float">
            <text:p>-61,8720550537109</text:p>
          </table:table-cell>
          <table:table-cell office:value-type="float" office:value="-61.8834800720215" calcext:value-type="float">
            <text:p>-61,8834800720215</text:p>
          </table:table-cell>
          <table:table-cell office:value-type="float" office:value="-61.8934516906738" calcext:value-type="float">
            <text:p>-61,8934516906738</text:p>
          </table:table-cell>
          <table:table-cell office:value-type="float" office:value="-61.8888816833496" calcext:value-type="float">
            <text:p>-61,8888816833496</text:p>
          </table:table-cell>
          <table:table-cell office:value-type="float" office:value="-61.8844337463379" calcext:value-type="float">
            <text:p>-61,8844337463379</text:p>
          </table:table-cell>
          <table:table-cell office:value-type="float" office:value="-61.9002914428711" calcext:value-type="float">
            <text:p>-61,9002914428711</text:p>
          </table:table-cell>
          <table:table-cell office:value-type="float" office:value="-61.8699150085449" calcext:value-type="float">
            <text:p>-61,8699150085449</text:p>
          </table:table-cell>
          <table:table-cell office:value-type="float" office:value="-61.889835357666" calcext:value-type="float">
            <text:p>-61,889835357666</text:p>
          </table:table-cell>
          <table:table-cell office:value-type="float" office:value="-61.8899154663086" calcext:value-type="float">
            <text:p>-61,8899154663086</text:p>
          </table:table-cell>
          <table:table-cell office:value-type="float" office:value="-61.8832397460938" calcext:value-type="float">
            <text:p>-61,8832397460938</text:p>
          </table:table-cell>
          <table:table-cell office:value-type="float" office:value="-61.8859825134277" calcext:value-type="float">
            <text:p>-61,8859825134277</text:p>
          </table:table-cell>
          <table:table-cell office:value-type="float" office:value="-61.8768539428711" calcext:value-type="float">
            <text:p>-61,8768539428711</text:p>
          </table:table-cell>
          <table:table-cell office:value-type="float" office:value="-61.868091583252" calcext:value-type="float">
            <text:p>-61,868091583252</text:p>
          </table:table-cell>
          <table:table-cell office:value-type="float" office:value="-61.8925399780273" calcext:value-type="float">
            <text:p>-61,8925399780273</text:p>
          </table:table-cell>
          <table:table-cell office:value-type="float" office:value="-61.8977890014648" calcext:value-type="float">
            <text:p>-61,8977890014648</text:p>
          </table:table-cell>
          <table:table-cell office:value-type="float" office:value="-61.8761787414551" calcext:value-type="float">
            <text:p>-61,8761787414551</text:p>
          </table:table-cell>
          <table:table-cell office:value-type="float" office:value="-61.9070549011231" calcext:value-type="float">
            <text:p>-61,9070549011231</text:p>
          </table:table-cell>
          <table:table-cell office:value-type="float" office:value="-61.897388458252" calcext:value-type="float">
            <text:p>-61,897388458252</text:p>
          </table:table-cell>
          <table:table-cell office:value-type="float" office:value="-61.8971481323242" calcext:value-type="float">
            <text:p>-61,8971481323242</text:p>
          </table:table-cell>
          <table:table-cell office:value-type="float" office:value="-61.8768119812012" calcext:value-type="float">
            <text:p>-61,8768119812012</text:p>
          </table:table-cell>
          <table:table-cell office:value-type="float" office:value="-61.8947639465332" calcext:value-type="float">
            <text:p>-61,8947639465332</text:p>
          </table:table-cell>
          <table:table-cell office:value-type="float" office:value="-61.8957595825195" calcext:value-type="float">
            <text:p>-61,8957595825195</text:p>
          </table:table-cell>
          <table:table-cell office:value-type="float" office:value="-61.896354675293" calcext:value-type="float">
            <text:p>-61,896354675293</text:p>
          </table:table-cell>
          <table:table-cell office:value-type="float" office:value="-61.9032745361328" calcext:value-type="float">
            <text:p>-61,9032745361328</text:p>
          </table:table-cell>
          <table:table-cell office:value-type="float" office:value="-61.8852653503418" calcext:value-type="float">
            <text:p>-61,8852653503418</text:p>
          </table:table-cell>
          <table:table-cell office:value-type="float" office:value="-61.8983421325684" calcext:value-type="float">
            <text:p>-61,8983421325684</text:p>
          </table:table-cell>
          <table:table-cell office:value-type="float" office:value="-61.8843955993652" calcext:value-type="float">
            <text:p>-61,8843955993652</text:p>
          </table:table-cell>
          <table:table-cell office:value-type="float" office:value="-61.8850326538086" calcext:value-type="float">
            <text:p>-61,8850326538086</text:p>
          </table:table-cell>
          <table:table-cell office:value-type="float" office:value="-61.8814964294434" calcext:value-type="float">
            <text:p>-61,8814964294434</text:p>
          </table:table-cell>
          <table:table-cell office:value-type="float" office:value="-61.8827285766602" calcext:value-type="float">
            <text:p>-61,8827285766602</text:p>
          </table:table-cell>
          <table:table-cell office:value-type="float" office:value="-61.8863410949707" calcext:value-type="float">
            <text:p>-61,8863410949707</text:p>
          </table:table-cell>
          <table:table-cell office:value-type="float" office:value="-61.8924179077148" calcext:value-type="float">
            <text:p>-61,8924179077148</text:p>
          </table:table-cell>
          <table:table-cell office:value-type="float" office:value="-61.8750686645508" calcext:value-type="float">
            <text:p>-61,8750686645508</text:p>
          </table:table-cell>
          <table:table-cell office:value-type="float" office:value="-61.8806648254395" calcext:value-type="float">
            <text:p>-61,8806648254395</text:p>
          </table:table-cell>
          <table:table-cell office:value-type="float" office:value="-61.8866577148438" calcext:value-type="float">
            <text:p>-61,8866577148438</text:p>
          </table:table-cell>
          <table:table-cell office:value-type="float" office:value="-61.8674163818359" calcext:value-type="float">
            <text:p>-61,8674163818359</text:p>
          </table:table-cell>
          <table:table-cell office:value-type="float" office:value="-61.8814201354981" calcext:value-type="float">
            <text:p>-61,8814201354981</text:p>
          </table:table-cell>
          <table:table-cell office:value-type="float" office:value="-61.8915061950684" calcext:value-type="float">
            <text:p>-61,8915061950684</text:p>
          </table:table-cell>
          <table:table-cell office:value-type="float" office:value="-61.9131088256836" calcext:value-type="float">
            <text:p>-61,9131088256836</text:p>
          </table:table-cell>
          <table:table-cell office:value-type="float" office:value="-61.8947257995606" calcext:value-type="float">
            <text:p>-61,8947257995606</text:p>
          </table:table-cell>
          <table:table-cell office:value-type="float" office:value="-61.9000930786133" calcext:value-type="float">
            <text:p>-61,9000930786133</text:p>
          </table:table-cell>
          <table:table-cell office:value-type="float" office:value="-61.8983001708984" calcext:value-type="float">
            <text:p>-61,8983001708984</text:p>
          </table:table-cell>
          <table:table-cell office:value-type="float" office:value="-61.9109153747559" calcext:value-type="float">
            <text:p>-61,9109153747559</text:p>
          </table:table-cell>
          <table:table-cell office:value-type="float" office:value="-61.8990173339844" calcext:value-type="float">
            <text:p>-61,8990173339844</text:p>
          </table:table-cell>
          <table:table-cell office:value-type="float" office:value="-61.8832817077637" calcext:value-type="float">
            <text:p>-61,8832817077637</text:p>
          </table:table-cell>
          <table:table-cell office:value-type="float" office:value="-61.8989791870117" calcext:value-type="float">
            <text:p>-61,8989791870117</text:p>
          </table:table-cell>
          <table:table-cell office:value-type="float" office:value="-61.8851089477539" calcext:value-type="float">
            <text:p>-61,8851089477539</text:p>
          </table:table-cell>
          <table:table-cell office:value-type="float" office:value="-61.897705078125" calcext:value-type="float">
            <text:p>-61,897705078125</text:p>
          </table:table-cell>
          <table:table-cell office:value-type="float" office:value="-61.8916244506836" calcext:value-type="float">
            <text:p>-61,8916244506836</text:p>
          </table:table-cell>
          <table:table-cell office:value-type="float" office:value="-61.9017219543457" calcext:value-type="float">
            <text:p>-61,9017219543457</text:p>
          </table:table-cell>
          <table:table-cell office:value-type="float" office:value="-61.8907890319824" calcext:value-type="float">
            <text:p>-61,8907890319824</text:p>
          </table:table-cell>
          <table:table-cell office:value-type="float" office:value="-61.9054679870606" calcext:value-type="float">
            <text:p>-61,9054679870606</text:p>
          </table:table-cell>
          <table:table-cell office:value-type="float" office:value="-61.8924980163574" calcext:value-type="float">
            <text:p>-61,8924980163574</text:p>
          </table:table-cell>
          <table:table-cell office:value-type="float" office:value="-61.9030380249023" calcext:value-type="float">
            <text:p>-61,9030380249023</text:p>
          </table:table-cell>
          <table:table-cell office:value-type="float" office:value="-61.902042388916" calcext:value-type="float">
            <text:p>-61,902042388916</text:p>
          </table:table-cell>
          <table:table-cell office:value-type="float" office:value="-61.908447265625" calcext:value-type="float">
            <text:p>-61,908447265625</text:p>
          </table:table-cell>
          <table:table-cell office:value-type="float" office:value="-61.8968734741211" calcext:value-type="float">
            <text:p>-61,8968734741211</text:p>
          </table:table-cell>
          <table:table-cell office:value-type="float" office:value="-61.9045104980469" calcext:value-type="float">
            <text:p>-61,9045104980469</text:p>
          </table:table-cell>
          <table:table-cell office:value-type="float" office:value="-61.8979072570801" calcext:value-type="float">
            <text:p>-61,8979072570801</text:p>
          </table:table-cell>
          <table:table-cell office:value-type="float" office:value="-61.8826484680176" calcext:value-type="float">
            <text:p>-61,8826484680176</text:p>
          </table:table-cell>
          <table:table-cell office:value-type="float" office:value="-61.8866577148438" calcext:value-type="float">
            <text:p>-61,8866577148438</text:p>
          </table:table-cell>
          <table:table-cell office:value-type="float" office:value="-61.8938903808594" calcext:value-type="float">
            <text:p>-61,8938903808594</text:p>
          </table:table-cell>
          <table:table-cell office:value-type="float" office:value="-61.8998947143555" calcext:value-type="float">
            <text:p>-61,8998947143555</text:p>
          </table:table-cell>
          <table:table-cell office:value-type="float" office:value="-61.8922576904297" calcext:value-type="float">
            <text:p>-61,8922576904297</text:p>
          </table:table-cell>
          <table:table-cell office:value-type="float" office:value="-61.8766975402832" calcext:value-type="float">
            <text:p>-61,8766975402832</text:p>
          </table:table-cell>
          <table:table-cell office:value-type="float" office:value="-61.8893585205078" calcext:value-type="float">
            <text:p>-61,8893585205078</text:p>
          </table:table-cell>
          <table:table-cell office:value-type="float" office:value="-61.8852310180664" calcext:value-type="float">
            <text:p>-61,8852310180664</text:p>
          </table:table-cell>
          <table:table-cell office:value-type="float" office:value="-61.8824081420898" calcext:value-type="float">
            <text:p>-61,8824081420898</text:p>
          </table:table-cell>
          <table:table-cell office:value-type="float" office:value="-61.8961982727051" calcext:value-type="float">
            <text:p>-61,8961982727051</text:p>
          </table:table-cell>
          <table:table-cell office:value-type="float" office:value="-61.8863410949707" calcext:value-type="float">
            <text:p>-61,8863410949707</text:p>
          </table:table-cell>
          <table:table-cell office:value-type="float" office:value="-61.8879318237305" calcext:value-type="float">
            <text:p>-61,8879318237305</text:p>
          </table:table-cell>
          <table:table-cell office:value-type="float" office:value="-61.9021606445313" calcext:value-type="float">
            <text:p>-61,9021606445313</text:p>
          </table:table-cell>
          <table:table-cell office:value-type="float" office:value="-61.8797912597656" calcext:value-type="float">
            <text:p>-61,8797912597656</text:p>
          </table:table-cell>
          <table:table-cell office:value-type="float" office:value="-61.8804244995117" calcext:value-type="float">
            <text:p>-61,8804244995117</text:p>
          </table:table-cell>
          <table:table-cell office:value-type="float" office:value="-61.8992576599121" calcext:value-type="float">
            <text:p>-61,8992576599121</text:p>
          </table:table-cell>
          <table:table-cell office:value-type="float" office:value="-61.8749923706055" calcext:value-type="float">
            <text:p>-61,8749923706055</text:p>
          </table:table-cell>
          <table:table-cell office:value-type="float" office:value="-61.8893585205078" calcext:value-type="float">
            <text:p>-61,8893585205078</text:p>
          </table:table-cell>
          <table:table-cell office:value-type="float" office:value="-61.8754692077637" calcext:value-type="float">
            <text:p>-61,8754692077637</text:p>
          </table:table-cell>
          <table:table-cell office:value-type="float" office:value="-61.8924980163574" calcext:value-type="float">
            <text:p>-61,8924980163574</text:p>
          </table:table-cell>
          <table:table-cell office:value-type="float" office:value="-61.8882865905762" calcext:value-type="float">
            <text:p>-61,8882865905762</text:p>
          </table:table-cell>
          <table:table-cell office:value-type="float" office:value="-61.8957214355469" calcext:value-type="float">
            <text:p>-61,8957214355469</text:p>
          </table:table-cell>
          <table:table-cell office:value-type="float" office:value="-61.898738861084" calcext:value-type="float">
            <text:p>-61,898738861084</text:p>
          </table:table-cell>
          <table:table-cell office:value-type="float" office:value="-61.8933334350586" calcext:value-type="float">
            <text:p>-61,8933334350586</text:p>
          </table:table-cell>
          <table:table-cell office:value-type="float" office:value="-61.881534576416" calcext:value-type="float">
            <text:p>-61,881534576416</text:p>
          </table:table-cell>
          <table:table-cell office:value-type="float" office:value="-61.8966331481934" calcext:value-type="float">
            <text:p>-61,8966331481934</text:p>
          </table:table-cell>
          <table:table-cell office:value-type="float" office:value="-61.8868980407715" calcext:value-type="float">
            <text:p>-61,8868980407715</text:p>
          </table:table-cell>
          <table:table-cell office:value-type="float" office:value="-61.8922576904297" calcext:value-type="float">
            <text:p>-61,8922576904297</text:p>
          </table:table-cell>
        </table:table-row>
        <table:table-row table:style-name="ro1">
          <table:table-cell office:value-type="float" office:value="-61.7291526794434" calcext:value-type="float">
            <text:p>-61,7291526794434</text:p>
          </table:table-cell>
          <table:table-cell office:value-type="float" office:value="-61.7035675048828" calcext:value-type="float">
            <text:p>-61,7035675048828</text:p>
          </table:table-cell>
          <table:table-cell office:value-type="float" office:value="-61.7113075256348" calcext:value-type="float">
            <text:p>-61,7113075256348</text:p>
          </table:table-cell>
          <table:table-cell office:value-type="float" office:value="-61.7213172912598" calcext:value-type="float">
            <text:p>-61,7213172912598</text:p>
          </table:table-cell>
          <table:table-cell office:value-type="float" office:value="-61.7273216247559" calcext:value-type="float">
            <text:p>-61,7273216247559</text:p>
          </table:table-cell>
          <table:table-cell office:value-type="float" office:value="-61.7117767333984" calcext:value-type="float">
            <text:p>-61,7117767333984</text:p>
          </table:table-cell>
          <table:table-cell office:value-type="float" office:value="-61.7350463867188" calcext:value-type="float">
            <text:p>-61,7350463867188</text:p>
          </table:table-cell>
          <table:table-cell office:value-type="float" office:value="-61.7351226806641" calcext:value-type="float">
            <text:p>-61,7351226806641</text:p>
          </table:table-cell>
          <table:table-cell office:value-type="float" office:value="-61.7305183410645" calcext:value-type="float">
            <text:p>-61,7305183410645</text:p>
          </table:table-cell>
          <table:table-cell office:value-type="float" office:value="-61.7387924194336" calcext:value-type="float">
            <text:p>-61,7387924194336</text:p>
          </table:table-cell>
          <table:table-cell office:value-type="float" office:value="-61.7417602539063" calcext:value-type="float">
            <text:p>-61,7417602539063</text:p>
          </table:table-cell>
          <table:table-cell office:value-type="float" office:value="-61.7474250793457" calcext:value-type="float">
            <text:p>-61,7474250793457</text:p>
          </table:table-cell>
          <table:table-cell office:value-type="float" office:value="-61.7372703552246" calcext:value-type="float">
            <text:p>-61,7372703552246</text:p>
          </table:table-cell>
          <table:table-cell office:value-type="float" office:value="-61.7184753417969" calcext:value-type="float">
            <text:p>-61,7184753417969</text:p>
          </table:table-cell>
          <table:table-cell office:value-type="float" office:value="-61.7361755371094" calcext:value-type="float">
            <text:p>-61,7361755371094</text:p>
          </table:table-cell>
          <table:table-cell office:value-type="float" office:value="-61.7004585266113" calcext:value-type="float">
            <text:p>-61,7004585266113</text:p>
          </table:table-cell>
          <table:table-cell office:value-type="float" office:value="-61.7132568359375" calcext:value-type="float">
            <text:p>-61,7132568359375</text:p>
          </table:table-cell>
          <table:table-cell office:value-type="float" office:value="-61.7143058776856" calcext:value-type="float">
            <text:p>-61,7143058776856</text:p>
          </table:table-cell>
          <table:table-cell office:value-type="float" office:value="-61.7286834716797" calcext:value-type="float">
            <text:p>-61,7286834716797</text:p>
          </table:table-cell>
          <table:table-cell office:value-type="float" office:value="-61.7342643737793" calcext:value-type="float">
            <text:p>-61,7342643737793</text:p>
          </table:table-cell>
          <table:table-cell office:value-type="float" office:value="-61.7337951660156" calcext:value-type="float">
            <text:p>-61,7337951660156</text:p>
          </table:table-cell>
          <table:table-cell office:value-type="float" office:value="-61.7303237915039" calcext:value-type="float">
            <text:p>-61,7303237915039</text:p>
          </table:table-cell>
          <table:table-cell office:value-type="float" office:value="-61.7200317382813" calcext:value-type="float">
            <text:p>-61,7200317382813</text:p>
          </table:table-cell>
          <table:table-cell office:value-type="float" office:value="-61.721549987793" calcext:value-type="float">
            <text:p>-61,721549987793</text:p>
          </table:table-cell>
          <table:table-cell office:value-type="float" office:value="-61.7238502502441" calcext:value-type="float">
            <text:p>-61,7238502502441</text:p>
          </table:table-cell>
          <table:table-cell office:value-type="float" office:value="-61.7212409973145" calcext:value-type="float">
            <text:p>-61,7212409973145</text:p>
          </table:table-cell>
          <table:table-cell office:value-type="float" office:value="-61.7116584777832" calcext:value-type="float">
            <text:p>-61,7116584777832</text:p>
          </table:table-cell>
          <table:table-cell office:value-type="float" office:value="-61.7250175476074" calcext:value-type="float">
            <text:p>-61,7250175476074</text:p>
          </table:table-cell>
          <table:table-cell office:value-type="float" office:value="-61.7227210998535" calcext:value-type="float">
            <text:p>-61,7227210998535</text:p>
          </table:table-cell>
          <table:table-cell office:value-type="float" office:value="-61.7430877685547" calcext:value-type="float">
            <text:p>-61,7430877685547</text:p>
          </table:table-cell>
          <table:table-cell office:value-type="float" office:value="-61.7333641052246" calcext:value-type="float">
            <text:p>-61,7333641052246</text:p>
          </table:table-cell>
          <table:table-cell office:value-type="float" office:value="-61.7180061340332" calcext:value-type="float">
            <text:p>-61,7180061340332</text:p>
          </table:table-cell>
          <table:table-cell office:value-type="float" office:value="-61.7338371276856" calcext:value-type="float">
            <text:p>-61,7338371276856</text:p>
          </table:table-cell>
          <table:table-cell office:value-type="float" office:value="-61.7344589233398" calcext:value-type="float">
            <text:p>-61,7344589233398</text:p>
          </table:table-cell>
          <table:table-cell office:value-type="float" office:value="-61.7115020751953" calcext:value-type="float">
            <text:p>-61,7115020751953</text:p>
          </table:table-cell>
          <table:table-cell office:value-type="float" office:value="-61.7015037536621" calcext:value-type="float">
            <text:p>-61,7015037536621</text:p>
          </table:table-cell>
          <table:table-cell office:value-type="float" office:value="-61.7314529418945" calcext:value-type="float">
            <text:p>-61,7314529418945</text:p>
          </table:table-cell>
          <table:table-cell office:value-type="float" office:value="-61.7100257873535" calcext:value-type="float">
            <text:p>-61,7100257873535</text:p>
          </table:table-cell>
          <table:table-cell office:value-type="float" office:value="-61.7238502502441" calcext:value-type="float">
            <text:p>-61,7238502502441</text:p>
          </table:table-cell>
          <table:table-cell office:value-type="float" office:value="-61.7313766479492" calcext:value-type="float">
            <text:p>-61,7313766479492</text:p>
          </table:table-cell>
          <table:table-cell office:value-type="float" office:value="-61.7196426391602" calcext:value-type="float">
            <text:p>-61,7196426391602</text:p>
          </table:table-cell>
          <table:table-cell office:value-type="float" office:value="-61.7267761230469" calcext:value-type="float">
            <text:p>-61,7267761230469</text:p>
          </table:table-cell>
          <table:table-cell office:value-type="float" office:value="-61.7117767333984" calcext:value-type="float">
            <text:p>-61,7117767333984</text:p>
          </table:table-cell>
          <table:table-cell office:value-type="float" office:value="-61.711540222168" calcext:value-type="float">
            <text:p>-61,711540222168</text:p>
          </table:table-cell>
          <table:table-cell office:value-type="float" office:value="-61.7283325195313" calcext:value-type="float">
            <text:p>-61,7283325195313</text:p>
          </table:table-cell>
          <table:table-cell office:value-type="float" office:value="-61.7363700866699" calcext:value-type="float">
            <text:p>-61,7363700866699</text:p>
          </table:table-cell>
          <table:table-cell office:value-type="float" office:value="-61.7255668640137" calcext:value-type="float">
            <text:p>-61,7255668640137</text:p>
          </table:table-cell>
          <table:table-cell office:value-type="float" office:value="-61.7289581298828" calcext:value-type="float">
            <text:p>-61,7289581298828</text:p>
          </table:table-cell>
          <table:table-cell office:value-type="float" office:value="-61.6996421813965" calcext:value-type="float">
            <text:p>-61,6996421813965</text:p>
          </table:table-cell>
          <table:table-cell office:value-type="float" office:value="-61.7185897827148" calcext:value-type="float">
            <text:p>-61,7185897827148</text:p>
          </table:table-cell>
          <table:table-cell office:value-type="float" office:value="-61.7208099365234" calcext:value-type="float">
            <text:p>-61,7208099365234</text:p>
          </table:table-cell>
          <table:table-cell office:value-type="float" office:value="-61.727668762207" calcext:value-type="float">
            <text:p>-61,727668762207</text:p>
          </table:table-cell>
          <table:table-cell office:value-type="float" office:value="-61.7229499816895" calcext:value-type="float">
            <text:p>-61,7229499816895</text:p>
          </table:table-cell>
          <table:table-cell office:value-type="float" office:value="-61.7139930725098" calcext:value-type="float">
            <text:p>-61,7139930725098</text:p>
          </table:table-cell>
          <table:table-cell office:value-type="float" office:value="-61.7208480834961" calcext:value-type="float">
            <text:p>-61,7208480834961</text:p>
          </table:table-cell>
          <table:table-cell office:value-type="float" office:value="-61.7036437988281" calcext:value-type="float">
            <text:p>-61,7036437988281</text:p>
          </table:table-cell>
          <table:table-cell office:value-type="float" office:value="-61.7062492370606" calcext:value-type="float">
            <text:p>-61,7062492370606</text:p>
          </table:table-cell>
          <table:table-cell office:value-type="float" office:value="-61.737190246582" calcext:value-type="float">
            <text:p>-61,737190246582</text:p>
          </table:table-cell>
          <table:table-cell office:value-type="float" office:value="-61.7107620239258" calcext:value-type="float">
            <text:p>-61,7107620239258</text:p>
          </table:table-cell>
          <table:table-cell office:value-type="float" office:value="-61.730598449707" calcext:value-type="float">
            <text:p>-61,730598449707</text:p>
          </table:table-cell>
          <table:table-cell office:value-type="float" office:value="-61.7229499816895" calcext:value-type="float">
            <text:p>-61,7229499816895</text:p>
          </table:table-cell>
          <table:table-cell office:value-type="float" office:value="-61.7102203369141" calcext:value-type="float">
            <text:p>-61,7102203369141</text:p>
          </table:table-cell>
          <table:table-cell office:value-type="float" office:value="-61.7346916198731" calcext:value-type="float">
            <text:p>-61,7346916198731</text:p>
          </table:table-cell>
          <table:table-cell office:value-type="float" office:value="-61.7284889221191" calcext:value-type="float">
            <text:p>-61,7284889221191</text:p>
          </table:table-cell>
          <table:table-cell office:value-type="float" office:value="-61.7129440307617" calcext:value-type="float">
            <text:p>-61,7129440307617</text:p>
          </table:table-cell>
          <table:table-cell office:value-type="float" office:value="-61.7284507751465" calcext:value-type="float">
            <text:p>-61,7284507751465</text:p>
          </table:table-cell>
          <table:table-cell office:value-type="float" office:value="-61.7139549255371" calcext:value-type="float">
            <text:p>-61,7139549255371</text:p>
          </table:table-cell>
          <table:table-cell office:value-type="float" office:value="-61.7148132324219" calcext:value-type="float">
            <text:p>-61,7148132324219</text:p>
          </table:table-cell>
          <table:table-cell office:value-type="float" office:value="-61.7116584777832" calcext:value-type="float">
            <text:p>-61,7116584777832</text:p>
          </table:table-cell>
          <table:table-cell office:value-type="float" office:value="-61.7290725708008" calcext:value-type="float">
            <text:p>-61,7290725708008</text:p>
          </table:table-cell>
          <table:table-cell office:value-type="float" office:value="-61.7152824401856" calcext:value-type="float">
            <text:p>-61,7152824401856</text:p>
          </table:table-cell>
          <table:table-cell office:value-type="float" office:value="-61.7238883972168" calcext:value-type="float">
            <text:p>-61,7238883972168</text:p>
          </table:table-cell>
          <table:table-cell office:value-type="float" office:value="-61.7205772399902" calcext:value-type="float">
            <text:p>-61,7205772399902</text:p>
          </table:table-cell>
          <table:table-cell office:value-type="float" office:value="-61.7167587280273" calcext:value-type="float">
            <text:p>-61,7167587280273</text:p>
          </table:table-cell>
          <table:table-cell office:value-type="float" office:value="-61.7289199829102" calcext:value-type="float">
            <text:p>-61,7289199829102</text:p>
          </table:table-cell>
          <table:table-cell table:number-columns-repeated="2" office:value-type="float" office:value="-61.7189788818359" calcext:value-type="float">
            <text:p>-61,7189788818359</text:p>
          </table:table-cell>
          <table:table-cell office:value-type="float" office:value="-61.707145690918" calcext:value-type="float">
            <text:p>-61,707145690918</text:p>
          </table:table-cell>
          <table:table-cell office:value-type="float" office:value="-61.7113456726074" calcext:value-type="float">
            <text:p>-61,7113456726074</text:p>
          </table:table-cell>
          <table:table-cell office:value-type="float" office:value="-61.7076110839844" calcext:value-type="float">
            <text:p>-61,7076110839844</text:p>
          </table:table-cell>
          <table:table-cell office:value-type="float" office:value="-61.6949768066406" calcext:value-type="float">
            <text:p>-61,6949768066406</text:p>
          </table:table-cell>
          <table:table-cell office:value-type="float" office:value="-61.7236938476563" calcext:value-type="float">
            <text:p>-61,7236938476563</text:p>
          </table:table-cell>
          <table:table-cell office:value-type="float" office:value="-61.718864440918" calcext:value-type="float">
            <text:p>-61,718864440918</text:p>
          </table:table-cell>
          <table:table-cell office:value-type="float" office:value="-61.7030639648438" calcext:value-type="float">
            <text:p>-61,7030639648438</text:p>
          </table:table-cell>
          <table:table-cell office:value-type="float" office:value="-61.6983146667481" calcext:value-type="float">
            <text:p>-61,6983146667481</text:p>
          </table:table-cell>
          <table:table-cell office:value-type="float" office:value="-61.7038803100586" calcext:value-type="float">
            <text:p>-61,7038803100586</text:p>
          </table:table-cell>
          <table:table-cell office:value-type="float" office:value="-61.7220191955566" calcext:value-type="float">
            <text:p>-61,7220191955566</text:p>
          </table:table-cell>
          <table:table-cell office:value-type="float" office:value="-61.7233047485352" calcext:value-type="float">
            <text:p>-61,7233047485352</text:p>
          </table:table-cell>
          <table:table-cell office:value-type="float" office:value="-61.7027893066406" calcext:value-type="float">
            <text:p>-61,7027893066406</text:p>
          </table:table-cell>
          <table:table-cell office:value-type="float" office:value="-61.726188659668" calcext:value-type="float">
            <text:p>-61,726188659668</text:p>
          </table:table-cell>
          <table:table-cell office:value-type="float" office:value="-61.7047729492188" calcext:value-type="float">
            <text:p>-61,7047729492188</text:p>
          </table:table-cell>
          <table:table-cell office:value-type="float" office:value="-61.6916351318359" calcext:value-type="float">
            <text:p>-61,6916351318359</text:p>
          </table:table-cell>
          <table:table-cell office:value-type="float" office:value="-61.7060928344727" calcext:value-type="float">
            <text:p>-61,7060928344727</text:p>
          </table:table-cell>
          <table:table-cell office:value-type="float" office:value="-61.716682434082" calcext:value-type="float">
            <text:p>-61,716682434082</text:p>
          </table:table-cell>
          <table:table-cell office:value-type="float" office:value="-61.7117347717285" calcext:value-type="float">
            <text:p>-61,7117347717285</text:p>
          </table:table-cell>
          <table:table-cell office:value-type="float" office:value="-61.706714630127" calcext:value-type="float">
            <text:p>-61,706714630127</text:p>
          </table:table-cell>
          <table:table-cell office:value-type="float" office:value="-61.727668762207" calcext:value-type="float">
            <text:p>-61,727668762207</text:p>
          </table:table-cell>
          <table:table-cell office:value-type="float" office:value="-61.7091293334961" calcext:value-type="float">
            <text:p>-61,7091293334961</text:p>
          </table:table-cell>
          <table:table-cell office:value-type="float" office:value="-61.7130966186523" calcext:value-type="float">
            <text:p>-61,7130966186523</text:p>
          </table:table-cell>
          <table:table-cell office:value-type="float" office:value="-61.7190170288086" calcext:value-type="float">
            <text:p>-61,7190170288086</text:p>
          </table:table-cell>
          <table:table-cell office:value-type="float" office:value="-61.7295417785645" calcext:value-type="float">
            <text:p>-61,7295417785645</text:p>
          </table:table-cell>
          <table:table-cell office:value-type="float" office:value="-61.7127876281738" calcext:value-type="float">
            <text:p>-61,7127876281738</text:p>
          </table:table-cell>
          <table:table-cell office:value-type="float" office:value="-61.7203407287598" calcext:value-type="float">
            <text:p>-61,7203407287598</text:p>
          </table:table-cell>
          <table:table-cell office:value-type="float" office:value="-61.7102584838867" calcext:value-type="float">
            <text:p>-61,7102584838867</text:p>
          </table:table-cell>
          <table:table-cell office:value-type="float" office:value="-61.7109184265137" calcext:value-type="float">
            <text:p>-61,7109184265137</text:p>
          </table:table-cell>
          <table:table-cell office:value-type="float" office:value="-61.7058639526367" calcext:value-type="float">
            <text:p>-61,7058639526367</text:p>
          </table:table-cell>
          <table:table-cell office:value-type="float" office:value="-61.7139549255371" calcext:value-type="float">
            <text:p>-61,7139549255371</text:p>
          </table:table-cell>
          <table:table-cell office:value-type="float" office:value="-61.7141494750977" calcext:value-type="float">
            <text:p>-61,7141494750977</text:p>
          </table:table-cell>
          <table:table-cell office:value-type="float" office:value="-61.7088928222656" calcext:value-type="float">
            <text:p>-61,7088928222656</text:p>
          </table:table-cell>
          <table:table-cell office:value-type="float" office:value="-61.6944313049316" calcext:value-type="float">
            <text:p>-61,6944313049316</text:p>
          </table:table-cell>
          <table:table-cell office:value-type="float" office:value="-61.7073783874512" calcext:value-type="float">
            <text:p>-61,7073783874512</text:p>
          </table:table-cell>
          <table:table-cell office:value-type="float" office:value="-61.7058639526367" calcext:value-type="float">
            <text:p>-61,7058639526367</text:p>
          </table:table-cell>
          <table:table-cell office:value-type="float" office:value="-61.7041893005371" calcext:value-type="float">
            <text:p>-61,7041893005371</text:p>
          </table:table-cell>
          <table:table-cell office:value-type="float" office:value="-61.709400177002" calcext:value-type="float">
            <text:p>-61,709400177002</text:p>
          </table:table-cell>
          <table:table-cell office:value-type="float" office:value="-61.6981620788574" calcext:value-type="float">
            <text:p>-61,6981620788574</text:p>
          </table:table-cell>
          <table:table-cell office:value-type="float" office:value="-61.6865501403809" calcext:value-type="float">
            <text:p>-61,6865501403809</text:p>
          </table:table-cell>
          <table:table-cell office:value-type="float" office:value="-61.6889991760254" calcext:value-type="float">
            <text:p>-61,6889991760254</text:p>
          </table:table-cell>
          <table:table-cell office:value-type="float" office:value="-61.7058219909668" calcext:value-type="float">
            <text:p>-61,7058219909668</text:p>
          </table:table-cell>
          <table:table-cell office:value-type="float" office:value="-61.6941223144531" calcext:value-type="float">
            <text:p>-61,6941223144531</text:p>
          </table:table-cell>
          <table:table-cell office:value-type="float" office:value="-61.7091674804688" calcext:value-type="float">
            <text:p>-61,7091674804688</text:p>
          </table:table-cell>
          <table:table-cell office:value-type="float" office:value="-61.703254699707" calcext:value-type="float">
            <text:p>-61,703254699707</text:p>
          </table:table-cell>
          <table:table-cell office:value-type="float" office:value="-61.7012329101563" calcext:value-type="float">
            <text:p>-61,7012329101563</text:p>
          </table:table-cell>
          <table:table-cell office:value-type="float" office:value="-61.6980857849121" calcext:value-type="float">
            <text:p>-61,6980857849121</text:p>
          </table:table-cell>
          <table:table-cell office:value-type="float" office:value="-61.6941223144531" calcext:value-type="float">
            <text:p>-61,6941223144531</text:p>
          </table:table-cell>
          <table:table-cell office:value-type="float" office:value="-61.7154769897461" calcext:value-type="float">
            <text:p>-61,7154769897461</text:p>
          </table:table-cell>
          <table:table-cell office:value-type="float" office:value="-61.7127494812012" calcext:value-type="float">
            <text:p>-61,7127494812012</text:p>
          </table:table-cell>
          <table:table-cell office:value-type="float" office:value="-61.718864440918" calcext:value-type="float">
            <text:p>-61,718864440918</text:p>
          </table:table-cell>
          <table:table-cell office:value-type="float" office:value="-61.7101783752441" calcext:value-type="float">
            <text:p>-61,7101783752441</text:p>
          </table:table-cell>
          <table:table-cell office:value-type="float" office:value="-61.7144622802734" calcext:value-type="float">
            <text:p>-61,7144622802734</text:p>
          </table:table-cell>
          <table:table-cell office:value-type="float" office:value="-61.694393157959" calcext:value-type="float">
            <text:p>-61,694393157959</text:p>
          </table:table-cell>
          <table:table-cell office:value-type="float" office:value="-61.7077255249023" calcext:value-type="float">
            <text:p>-61,7077255249023</text:p>
          </table:table-cell>
          <table:table-cell office:value-type="float" office:value="-61.6962585449219" calcext:value-type="float">
            <text:p>-61,6962585449219</text:p>
          </table:table-cell>
          <table:table-cell office:value-type="float" office:value="-61.7048492431641" calcext:value-type="float">
            <text:p>-61,7048492431641</text:p>
          </table:table-cell>
          <table:table-cell office:value-type="float" office:value="-61.7005310058594" calcext:value-type="float">
            <text:p>-61,7005310058594</text:p>
          </table:table-cell>
          <table:table-cell office:value-type="float" office:value="-61.7013893127441" calcext:value-type="float">
            <text:p>-61,7013893127441</text:p>
          </table:table-cell>
          <table:table-cell office:value-type="float" office:value="-61.7141075134277" calcext:value-type="float">
            <text:p>-61,7141075134277</text:p>
          </table:table-cell>
          <table:table-cell office:value-type="float" office:value="-61.703914642334" calcext:value-type="float">
            <text:p>-61,703914642334</text:p>
          </table:table-cell>
          <table:table-cell office:value-type="float" office:value="-61.7050857543945" calcext:value-type="float">
            <text:p>-61,7050857543945</text:p>
          </table:table-cell>
          <table:table-cell office:value-type="float" office:value="-61.7041893005371" calcext:value-type="float">
            <text:p>-61,7041893005371</text:p>
          </table:table-cell>
          <table:table-cell office:value-type="float" office:value="-61.6919479370117" calcext:value-type="float">
            <text:p>-61,6919479370117</text:p>
          </table:table-cell>
          <table:table-cell office:value-type="float" office:value="-61.694278717041" calcext:value-type="float">
            <text:p>-61,694278717041</text:p>
          </table:table-cell>
          <table:table-cell office:value-type="float" office:value="-61.7002601623535" calcext:value-type="float">
            <text:p>-61,7002601623535</text:p>
          </table:table-cell>
          <table:table-cell office:value-type="float" office:value="-61.6888389587402" calcext:value-type="float">
            <text:p>-61,6888389587402</text:p>
          </table:table-cell>
          <table:table-cell office:value-type="float" office:value="-61.7199516296387" calcext:value-type="float">
            <text:p>-61,7199516296387</text:p>
          </table:table-cell>
          <table:table-cell office:value-type="float" office:value="-61.7174224853516" calcext:value-type="float">
            <text:p>-61,7174224853516</text:p>
          </table:table-cell>
          <table:table-cell office:value-type="float" office:value="-61.7007675170898" calcext:value-type="float">
            <text:p>-61,7007675170898</text:p>
          </table:table-cell>
          <table:table-cell office:value-type="float" office:value="-61.6861610412598" calcext:value-type="float">
            <text:p>-61,6861610412598</text:p>
          </table:table-cell>
          <table:table-cell office:value-type="float" office:value="-61.7042694091797" calcext:value-type="float">
            <text:p>-61,7042694091797</text:p>
          </table:table-cell>
          <table:table-cell office:value-type="float" office:value="-61.7139549255371" calcext:value-type="float">
            <text:p>-61,7139549255371</text:p>
          </table:table-cell>
          <table:table-cell office:value-type="float" office:value="-61.7192535400391" calcext:value-type="float">
            <text:p>-61,7192535400391</text:p>
          </table:table-cell>
          <table:table-cell office:value-type="float" office:value="-61.7157440185547" calcext:value-type="float">
            <text:p>-61,7157440185547</text:p>
          </table:table-cell>
          <table:table-cell office:value-type="float" office:value="-61.71142578125" calcext:value-type="float">
            <text:p>-61,71142578125</text:p>
          </table:table-cell>
          <table:table-cell office:value-type="float" office:value="-61.695484161377" calcext:value-type="float">
            <text:p>-61,695484161377</text:p>
          </table:table-cell>
          <table:table-cell office:value-type="float" office:value="-61.7090530395508" calcext:value-type="float">
            <text:p>-61,7090530395508</text:p>
          </table:table-cell>
          <table:table-cell office:value-type="float" office:value="-61.7078056335449" calcext:value-type="float">
            <text:p>-61,7078056335449</text:p>
          </table:table-cell>
          <table:table-cell office:value-type="float" office:value="-61.6962585449219" calcext:value-type="float">
            <text:p>-61,6962585449219</text:p>
          </table:table-cell>
          <table:table-cell office:value-type="float" office:value="-61.7106819152832" calcext:value-type="float">
            <text:p>-61,7106819152832</text:p>
          </table:table-cell>
          <table:table-cell office:value-type="float" office:value="-61.7130966186523" calcext:value-type="float">
            <text:p>-61,7130966186523</text:p>
          </table:table-cell>
          <table:table-cell office:value-type="float" office:value="-61.7046585083008" calcext:value-type="float">
            <text:p>-61,7046585083008</text:p>
          </table:table-cell>
          <table:table-cell office:value-type="float" office:value="-61.7170333862305" calcext:value-type="float">
            <text:p>-61,7170333862305</text:p>
          </table:table-cell>
          <table:table-cell office:value-type="float" office:value="-61.7037200927734" calcext:value-type="float">
            <text:p>-61,7037200927734</text:p>
          </table:table-cell>
          <table:table-cell office:value-type="float" office:value="-61.7139549255371" calcext:value-type="float">
            <text:p>-61,7139549255371</text:p>
          </table:table-cell>
          <table:table-cell office:value-type="float" office:value="-61.7211608886719" calcext:value-type="float">
            <text:p>-61,7211608886719</text:p>
          </table:table-cell>
          <table:table-cell office:value-type="float" office:value="-61.7153167724609" calcext:value-type="float">
            <text:p>-61,7153167724609</text:p>
          </table:table-cell>
          <table:table-cell office:value-type="float" office:value="-61.7187080383301" calcext:value-type="float">
            <text:p>-61,7187080383301</text:p>
          </table:table-cell>
          <table:table-cell office:value-type="float" office:value="-61.686824798584" calcext:value-type="float">
            <text:p>-61,686824798584</text:p>
          </table:table-cell>
          <table:table-cell office:value-type="float" office:value="-61.6992530822754" calcext:value-type="float">
            <text:p>-61,6992530822754</text:p>
          </table:table-cell>
          <table:table-cell office:value-type="float" office:value="-61.6971893310547" calcext:value-type="float">
            <text:p>-61,6971893310547</text:p>
          </table:table-cell>
          <table:table-cell office:value-type="float" office:value="-61.6970367431641" calcext:value-type="float">
            <text:p>-61,6970367431641</text:p>
          </table:table-cell>
          <table:table-cell office:value-type="float" office:value="-61.6930732727051" calcext:value-type="float">
            <text:p>-61,6930732727051</text:p>
          </table:table-cell>
          <table:table-cell office:value-type="float" office:value="-61.6884117126465" calcext:value-type="float">
            <text:p>-61,6884117126465</text:p>
          </table:table-cell>
          <table:table-cell office:value-type="float" office:value="-61.7176971435547" calcext:value-type="float">
            <text:p>-61,7176971435547</text:p>
          </table:table-cell>
          <table:table-cell office:value-type="float" office:value="-61.7199172973633" calcext:value-type="float">
            <text:p>-61,7199172973633</text:p>
          </table:table-cell>
          <table:table-cell office:value-type="float" office:value="-61.6907806396484" calcext:value-type="float">
            <text:p>-61,6907806396484</text:p>
          </table:table-cell>
          <table:table-cell office:value-type="float" office:value="-61.7000694274902" calcext:value-type="float">
            <text:p>-61,7000694274902</text:p>
          </table:table-cell>
          <table:table-cell office:value-type="float" office:value="-61.6851921081543" calcext:value-type="float">
            <text:p>-61,6851921081543</text:p>
          </table:table-cell>
          <table:table-cell office:value-type="float" office:value="-61.7045783996582" calcext:value-type="float">
            <text:p>-61,7045783996582</text:p>
          </table:table-cell>
          <table:table-cell office:value-type="float" office:value="-61.697811126709" calcext:value-type="float">
            <text:p>-61,697811126709</text:p>
          </table:table-cell>
          <table:table-cell office:value-type="float" office:value="-61.6987075805664" calcext:value-type="float">
            <text:p>-61,6987075805664</text:p>
          </table:table-cell>
          <table:table-cell office:value-type="float" office:value="-61.7063255310059" calcext:value-type="float">
            <text:p>-61,7063255310059</text:p>
          </table:table-cell>
          <table:table-cell office:value-type="float" office:value="-61.7102928161621" calcext:value-type="float">
            <text:p>-61,7102928161621</text:p>
          </table:table-cell>
          <table:table-cell office:value-type="float" office:value="-61.7048110961914" calcext:value-type="float">
            <text:p>-61,7048110961914</text:p>
          </table:table-cell>
          <table:table-cell office:value-type="float" office:value="-61.6855812072754" calcext:value-type="float">
            <text:p>-61,6855812072754</text:p>
          </table:table-cell>
          <table:table-cell office:value-type="float" office:value="-61.6199760437012" calcext:value-type="float">
            <text:p>-61,6199760437012</text:p>
          </table:table-cell>
          <table:table-cell office:value-type="float" office:value="-61.6072731018066" calcext:value-type="float">
            <text:p>-61,6072731018066</text:p>
          </table:table-cell>
          <table:table-cell office:value-type="float" office:value="-61.6128082275391" calcext:value-type="float">
            <text:p>-61,6128082275391</text:p>
          </table:table-cell>
          <table:table-cell office:value-type="float" office:value="-61.5945892333984" calcext:value-type="float">
            <text:p>-61,5945892333984</text:p>
          </table:table-cell>
          <table:table-cell office:value-type="float" office:value="-61.6026229858398" calcext:value-type="float">
            <text:p>-61,6026229858398</text:p>
          </table:table-cell>
          <table:table-cell office:value-type="float" office:value="-61.6125030517578" calcext:value-type="float">
            <text:p>-61,6125030517578</text:p>
          </table:table-cell>
          <table:table-cell office:value-type="float" office:value="-61.6057357788086" calcext:value-type="float">
            <text:p>-61,6057357788086</text:p>
          </table:table-cell>
          <table:table-cell office:value-type="float" office:value="-61.5948600769043" calcext:value-type="float">
            <text:p>-61,5948600769043</text:p>
          </table:table-cell>
          <table:table-cell office:value-type="float" office:value="-61.6201667785645" calcext:value-type="float">
            <text:p>-61,6201667785645</text:p>
          </table:table-cell>
          <table:table-cell office:value-type="float" office:value="-61.6159706115723" calcext:value-type="float">
            <text:p>-61,6159706115723</text:p>
          </table:table-cell>
          <table:table-cell office:value-type="float" office:value="-61.6292991638184" calcext:value-type="float">
            <text:p>-61,6292991638184</text:p>
          </table:table-cell>
          <table:table-cell office:value-type="float" office:value="-61.6030807495117" calcext:value-type="float">
            <text:p>-61,6030807495117</text:p>
          </table:table-cell>
          <table:table-cell office:value-type="float" office:value="-61.6100807189941" calcext:value-type="float">
            <text:p>-61,6100807189941</text:p>
          </table:table-cell>
          <table:table-cell office:value-type="float" office:value="-61.6085815429688" calcext:value-type="float">
            <text:p>-61,6085815429688</text:p>
          </table:table-cell>
          <table:table-cell office:value-type="float" office:value="-61.622127532959" calcext:value-type="float">
            <text:p>-61,622127532959</text:p>
          </table:table-cell>
          <table:table-cell office:value-type="float" office:value="-61.6005821228027" calcext:value-type="float">
            <text:p>-61,6005821228027</text:p>
          </table:table-cell>
          <table:table-cell office:value-type="float" office:value="-61.614315032959" calcext:value-type="float">
            <text:p>-61,614315032959</text:p>
          </table:table-cell>
          <table:table-cell office:value-type="float" office:value="-61.6249809265137" calcext:value-type="float">
            <text:p>-61,6249809265137</text:p>
          </table:table-cell>
          <table:table-cell office:value-type="float" office:value="-61.6189308166504" calcext:value-type="float">
            <text:p>-61,6189308166504</text:p>
          </table:table-cell>
          <table:table-cell office:value-type="float" office:value="-61.6061973571777" calcext:value-type="float">
            <text:p>-61,6061973571777</text:p>
          </table:table-cell>
          <table:table-cell office:value-type="float" office:value="-61.6110420227051" calcext:value-type="float">
            <text:p>-61,6110420227051</text:p>
          </table:table-cell>
          <table:table-cell office:value-type="float" office:value="-61.6236686706543" calcext:value-type="float">
            <text:p>-61,6236686706543</text:p>
          </table:table-cell>
          <table:table-cell office:value-type="float" office:value="-61.6156578063965" calcext:value-type="float">
            <text:p>-61,6156578063965</text:p>
          </table:table-cell>
          <table:table-cell office:value-type="float" office:value="-61.6220932006836" calcext:value-type="float">
            <text:p>-61,6220932006836</text:p>
          </table:table-cell>
          <table:table-cell office:value-type="float" office:value="-61.5932426452637" calcext:value-type="float">
            <text:p>-61,5932426452637</text:p>
          </table:table-cell>
          <table:table-cell office:value-type="float" office:value="-61.6232833862305" calcext:value-type="float">
            <text:p>-61,6232833862305</text:p>
          </table:table-cell>
          <table:table-cell office:value-type="float" office:value="-61.6155052185059" calcext:value-type="float">
            <text:p>-61,6155052185059</text:p>
          </table:table-cell>
          <table:table-cell office:value-type="float" office:value="-61.5960121154785" calcext:value-type="float">
            <text:p>-61,5960121154785</text:p>
          </table:table-cell>
          <table:table-cell office:value-type="float" office:value="-61.5937843322754" calcext:value-type="float">
            <text:p>-61,5937843322754</text:p>
          </table:table-cell>
          <table:table-cell office:value-type="float" office:value="-61.6080436706543" calcext:value-type="float">
            <text:p>-61,6080436706543</text:p>
          </table:table-cell>
          <table:table-cell office:value-type="float" office:value="-61.6099662780762" calcext:value-type="float">
            <text:p>-61,6099662780762</text:p>
          </table:table-cell>
          <table:table-cell office:value-type="float" office:value="-61.61962890625" calcext:value-type="float">
            <text:p>-61,61962890625</text:p>
          </table:table-cell>
          <table:table-cell office:value-type="float" office:value="-61.6180076599121" calcext:value-type="float">
            <text:p>-61,6180076599121</text:p>
          </table:table-cell>
          <table:table-cell office:value-type="float" office:value="-61.6118125915527" calcext:value-type="float">
            <text:p>-61,6118125915527</text:p>
          </table:table-cell>
          <table:table-cell office:value-type="float" office:value="-61.6059646606445" calcext:value-type="float">
            <text:p>-61,6059646606445</text:p>
          </table:table-cell>
          <table:table-cell office:value-type="float" office:value="-61.6147003173828" calcext:value-type="float">
            <text:p>-61,6147003173828</text:p>
          </table:table-cell>
          <table:table-cell office:value-type="float" office:value="-61.6381683349609" calcext:value-type="float">
            <text:p>-61,6381683349609</text:p>
          </table:table-cell>
          <table:table-cell office:value-type="float" office:value="-61.5916709899902" calcext:value-type="float">
            <text:p>-61,5916709899902</text:p>
          </table:table-cell>
          <table:table-cell office:value-type="float" office:value="-61.6051177978516" calcext:value-type="float">
            <text:p>-61,6051177978516</text:p>
          </table:table-cell>
          <table:table-cell office:value-type="float" office:value="-61.6136207580566" calcext:value-type="float">
            <text:p>-61,6136207580566</text:p>
          </table:table-cell>
          <table:table-cell office:value-type="float" office:value="-61.6231689453125" calcext:value-type="float">
            <text:p>-61,6231689453125</text:p>
          </table:table-cell>
          <table:table-cell office:value-type="float" office:value="-61.6287612915039" calcext:value-type="float">
            <text:p>-61,6287612915039</text:p>
          </table:table-cell>
          <table:table-cell office:value-type="float" office:value="-61.615047454834" calcext:value-type="float">
            <text:p>-61,615047454834</text:p>
          </table:table-cell>
          <table:table-cell office:value-type="float" office:value="-61.5993919372559" calcext:value-type="float">
            <text:p>-61,5993919372559</text:p>
          </table:table-cell>
          <table:table-cell office:value-type="float" office:value="-61.6038131713867" calcext:value-type="float">
            <text:p>-61,6038131713867</text:p>
          </table:table-cell>
          <table:table-cell office:value-type="float" office:value="-61.597469329834" calcext:value-type="float">
            <text:p>-61,597469329834</text:p>
          </table:table-cell>
          <table:table-cell office:value-type="float" office:value="-61.6137733459473" calcext:value-type="float">
            <text:p>-61,6137733459473</text:p>
          </table:table-cell>
          <table:table-cell office:value-type="float" office:value="-61.6120796203613" calcext:value-type="float">
            <text:p>-61,6120796203613</text:p>
          </table:table-cell>
          <table:table-cell office:value-type="float" office:value="-61.6349296569824" calcext:value-type="float">
            <text:p>-61,6349296569824</text:p>
          </table:table-cell>
          <table:table-cell office:value-type="float" office:value="-61.6244812011719" calcext:value-type="float">
            <text:p>-61,6244812011719</text:p>
          </table:table-cell>
          <table:table-cell office:value-type="float" office:value="-61.57958984375" calcext:value-type="float">
            <text:p>-61,57958984375</text:p>
          </table:table-cell>
          <table:table-cell office:value-type="float" office:value="-61.610538482666" calcext:value-type="float">
            <text:p>-61,610538482666</text:p>
          </table:table-cell>
          <table:table-cell office:value-type="float" office:value="-61.6125030517578" calcext:value-type="float">
            <text:p>-61,6125030517578</text:p>
          </table:table-cell>
          <table:table-cell office:value-type="float" office:value="-61.6040420532227" calcext:value-type="float">
            <text:p>-61,6040420532227</text:p>
          </table:table-cell>
          <table:table-cell office:value-type="float" office:value="-61.6229782104492" calcext:value-type="float">
            <text:p>-61,6229782104492</text:p>
          </table:table-cell>
          <table:table-cell office:value-type="float" office:value="-61.6096572875977" calcext:value-type="float">
            <text:p>-61,6096572875977</text:p>
          </table:table-cell>
          <table:table-cell office:value-type="float" office:value="-61.6203956604004" calcext:value-type="float">
            <text:p>-61,6203956604004</text:p>
          </table:table-cell>
          <table:table-cell office:value-type="float" office:value="-61.6186256408691" calcext:value-type="float">
            <text:p>-61,6186256408691</text:p>
          </table:table-cell>
          <table:table-cell office:value-type="float" office:value="-61.6081581115723" calcext:value-type="float">
            <text:p>-61,6081581115723</text:p>
          </table:table-cell>
          <table:table-cell office:value-type="float" office:value="-61.6018524169922" calcext:value-type="float">
            <text:p>-61,6018524169922</text:p>
          </table:table-cell>
          <table:table-cell office:value-type="float" office:value="-61.6138534545898" calcext:value-type="float">
            <text:p>-61,6138534545898</text:p>
          </table:table-cell>
          <table:table-cell office:value-type="float" office:value="-61.6102333068848" calcext:value-type="float">
            <text:p>-61,6102333068848</text:p>
          </table:table-cell>
          <table:table-cell office:value-type="float" office:value="-61.610466003418" calcext:value-type="float">
            <text:p>-61,610466003418</text:p>
          </table:table-cell>
          <table:table-cell office:value-type="float" office:value="-61.6007385253906" calcext:value-type="float">
            <text:p>-61,6007385253906</text:p>
          </table:table-cell>
          <table:table-cell office:value-type="float" office:value="-61.616584777832" calcext:value-type="float">
            <text:p>-61,616584777832</text:p>
          </table:table-cell>
          <table:table-cell office:value-type="float" office:value="-61.6337356567383" calcext:value-type="float">
            <text:p>-61,6337356567383</text:p>
          </table:table-cell>
          <table:table-cell office:value-type="float" office:value="-61.6017761230469" calcext:value-type="float">
            <text:p>-61,6017761230469</text:p>
          </table:table-cell>
          <table:table-cell office:value-type="float" office:value="-61.6080436706543" calcext:value-type="float">
            <text:p>-61,6080436706543</text:p>
          </table:table-cell>
          <table:table-cell office:value-type="float" office:value="-61.6047744750977" calcext:value-type="float">
            <text:p>-61,6047744750977</text:p>
          </table:table-cell>
          <table:table-cell office:value-type="float" office:value="-61.6169319152832" calcext:value-type="float">
            <text:p>-61,6169319152832</text:p>
          </table:table-cell>
          <table:table-cell office:value-type="float" office:value="-61.6255569458008" calcext:value-type="float">
            <text:p>-61,6255569458008</text:p>
          </table:table-cell>
          <table:table-cell office:value-type="float" office:value="-61.6067695617676" calcext:value-type="float">
            <text:p>-61,6067695617676</text:p>
          </table:table-cell>
          <table:table-cell office:value-type="float" office:value="-61.6234016418457" calcext:value-type="float">
            <text:p>-61,6234016418457</text:p>
          </table:table-cell>
          <table:table-cell office:value-type="float" office:value="-61.6232109069824" calcext:value-type="float">
            <text:p>-61,6232109069824</text:p>
          </table:table-cell>
          <table:table-cell office:value-type="float" office:value="-61.6092720031738" calcext:value-type="float">
            <text:p>-61,6092720031738</text:p>
          </table:table-cell>
          <table:table-cell office:value-type="float" office:value="-61.6218605041504" calcext:value-type="float">
            <text:p>-61,6218605041504</text:p>
          </table:table-cell>
          <table:table-cell office:value-type="float" office:value="-61.6223220825195" calcext:value-type="float">
            <text:p>-61,6223220825195</text:p>
          </table:table-cell>
          <table:table-cell office:value-type="float" office:value="-61.615047454834" calcext:value-type="float">
            <text:p>-61,615047454834</text:p>
          </table:table-cell>
          <table:table-cell office:value-type="float" office:value="-61.6111564636231" calcext:value-type="float">
            <text:p>-61,6111564636231</text:p>
          </table:table-cell>
          <table:table-cell office:value-type="float" office:value="-61.6088485717773" calcext:value-type="float">
            <text:p>-61,6088485717773</text:p>
          </table:table-cell>
          <table:table-cell office:value-type="float" office:value="-61.6348876953125" calcext:value-type="float">
            <text:p>-61,6348876953125</text:p>
          </table:table-cell>
          <table:table-cell office:value-type="float" office:value="-61.6360855102539" calcext:value-type="float">
            <text:p>-61,6360855102539</text:p>
          </table:table-cell>
          <table:table-cell office:value-type="float" office:value="-61.6193962097168" calcext:value-type="float">
            <text:p>-61,6193962097168</text:p>
          </table:table-cell>
          <table:table-cell office:value-type="float" office:value="-61.6150054931641" calcext:value-type="float">
            <text:p>-61,6150054931641</text:p>
          </table:table-cell>
          <table:table-cell office:value-type="float" office:value="-61.6047744750977" calcext:value-type="float">
            <text:p>-61,6047744750977</text:p>
          </table:table-cell>
          <table:table-cell office:value-type="float" office:value="-61.628604888916" calcext:value-type="float">
            <text:p>-61,628604888916</text:p>
          </table:table-cell>
          <table:table-cell office:value-type="float" office:value="-61.6205520629883" calcext:value-type="float">
            <text:p>-61,6205520629883</text:p>
          </table:table-cell>
          <table:table-cell office:value-type="float" office:value="-61.6286811828613" calcext:value-type="float">
            <text:p>-61,6286811828613</text:p>
          </table:table-cell>
          <table:table-cell office:value-type="float" office:value="-61.6266403198242" calcext:value-type="float">
            <text:p>-61,6266403198242</text:p>
          </table:table-cell>
          <table:table-cell office:value-type="float" office:value="-61.6305313110352" calcext:value-type="float">
            <text:p>-61,6305313110352</text:p>
          </table:table-cell>
          <table:table-cell office:value-type="float" office:value="-61.6185874938965" calcext:value-type="float">
            <text:p>-61,6185874938965</text:p>
          </table:table-cell>
          <table:table-cell office:value-type="float" office:value="-61.624210357666" calcext:value-type="float">
            <text:p>-61,624210357666</text:p>
          </table:table-cell>
          <table:table-cell office:value-type="float" office:value="-61.623477935791" calcext:value-type="float">
            <text:p>-61,623477935791</text:p>
          </table:table-cell>
          <table:table-cell office:value-type="float" office:value="-61.6348533630371" calcext:value-type="float">
            <text:p>-61,6348533630371</text:p>
          </table:table-cell>
          <table:table-cell office:value-type="float" office:value="-61.6189727783203" calcext:value-type="float">
            <text:p>-61,6189727783203</text:p>
          </table:table-cell>
          <table:table-cell office:value-type="float" office:value="-61.639289855957" calcext:value-type="float">
            <text:p>-61,639289855957</text:p>
          </table:table-cell>
          <table:table-cell office:value-type="float" office:value="-61.6218605041504" calcext:value-type="float">
            <text:p>-61,6218605041504</text:p>
          </table:table-cell>
          <table:table-cell office:value-type="float" office:value="-61.6370124816895" calcext:value-type="float">
            <text:p>-61,6370124816895</text:p>
          </table:table-cell>
          <table:table-cell office:value-type="float" office:value="-61.6509552001953" calcext:value-type="float">
            <text:p>-61,6509552001953</text:p>
          </table:table-cell>
          <table:table-cell office:value-type="float" office:value="-61.6169319152832" calcext:value-type="float">
            <text:p>-61,6169319152832</text:p>
          </table:table-cell>
          <table:table-cell office:value-type="float" office:value="-61.6137733459473" calcext:value-type="float">
            <text:p>-61,6137733459473</text:p>
          </table:table-cell>
          <table:table-cell office:value-type="float" office:value="-61.6445007324219" calcext:value-type="float">
            <text:p>-61,6445007324219</text:p>
          </table:table-cell>
          <table:table-cell office:value-type="float" office:value="-61.6115417480469" calcext:value-type="float">
            <text:p>-61,6115417480469</text:p>
          </table:table-cell>
          <table:table-cell office:value-type="float" office:value="-61.6409111022949" calcext:value-type="float">
            <text:p>-61,6409111022949</text:p>
          </table:table-cell>
          <table:table-cell office:value-type="float" office:value="-61.6435356140137" calcext:value-type="float">
            <text:p>-61,6435356140137</text:p>
          </table:table-cell>
          <table:table-cell office:value-type="float" office:value="-61.627254486084" calcext:value-type="float">
            <text:p>-61,627254486084</text:p>
          </table:table-cell>
          <table:table-cell office:value-type="float" office:value="-61.630916595459" calcext:value-type="float">
            <text:p>-61,630916595459</text:p>
          </table:table-cell>
          <table:table-cell office:value-type="float" office:value="-61.6250953674316" calcext:value-type="float">
            <text:p>-61,6250953674316</text:p>
          </table:table-cell>
          <table:table-cell office:value-type="float" office:value="-61.6442337036133" calcext:value-type="float">
            <text:p>-61,6442337036133</text:p>
          </table:table-cell>
          <table:table-cell office:value-type="float" office:value="-61.6467056274414" calcext:value-type="float">
            <text:p>-61,6467056274414</text:p>
          </table:table-cell>
          <table:table-cell office:value-type="float" office:value="-61.6261749267578" calcext:value-type="float">
            <text:p>-61,6261749267578</text:p>
          </table:table-cell>
          <table:table-cell office:value-type="float" office:value="-61.6246337890625" calcext:value-type="float">
            <text:p>-61,6246337890625</text:p>
          </table:table-cell>
          <table:table-cell office:value-type="float" office:value="-61.6284484863281" calcext:value-type="float">
            <text:p>-61,6284484863281</text:p>
          </table:table-cell>
          <table:table-cell office:value-type="float" office:value="-61.6336975097656" calcext:value-type="float">
            <text:p>-61,6336975097656</text:p>
          </table:table-cell>
          <table:table-cell office:value-type="float" office:value="-61.6542015075684" calcext:value-type="float">
            <text:p>-61,6542015075684</text:p>
          </table:table-cell>
          <table:table-cell office:value-type="float" office:value="-61.6455841064453" calcext:value-type="float">
            <text:p>-61,6455841064453</text:p>
          </table:table-cell>
          <table:table-cell office:value-type="float" office:value="-61.6321144104004" calcext:value-type="float">
            <text:p>-61,6321144104004</text:p>
          </table:table-cell>
          <table:table-cell office:value-type="float" office:value="-61.6392135620117" calcext:value-type="float">
            <text:p>-61,6392135620117</text:p>
          </table:table-cell>
          <table:table-cell office:value-type="float" office:value="-61.6372833251953" calcext:value-type="float">
            <text:p>-61,6372833251953</text:p>
          </table:table-cell>
          <table:table-cell office:value-type="float" office:value="-61.6557083129883" calcext:value-type="float">
            <text:p>-61,6557083129883</text:p>
          </table:table-cell>
          <table:table-cell office:value-type="float" office:value="-61.6284484863281" calcext:value-type="float">
            <text:p>-61,6284484863281</text:p>
          </table:table-cell>
          <table:table-cell office:value-type="float" office:value="-61.6382865905762" calcext:value-type="float">
            <text:p>-61,6382865905762</text:p>
          </table:table-cell>
          <table:table-cell office:value-type="float" office:value="-61.6341552734375" calcext:value-type="float">
            <text:p>-61,6341552734375</text:p>
          </table:table-cell>
          <table:table-cell office:value-type="float" office:value="-61.6354331970215" calcext:value-type="float">
            <text:p>-61,6354331970215</text:p>
          </table:table-cell>
          <table:table-cell office:value-type="float" office:value="-61.6337356567383" calcext:value-type="float">
            <text:p>-61,6337356567383</text:p>
          </table:table-cell>
          <table:table-cell office:value-type="float" office:value="-61.6291465759277" calcext:value-type="float">
            <text:p>-61,6291465759277</text:p>
          </table:table-cell>
          <table:table-cell office:value-type="float" office:value="-61.6352729797363" calcext:value-type="float">
            <text:p>-61,6352729797363</text:p>
          </table:table-cell>
          <table:table-cell office:value-type="float" office:value="-61.6242866516113" calcext:value-type="float">
            <text:p>-61,6242866516113</text:p>
          </table:table-cell>
          <table:table-cell office:value-type="float" office:value="-61.6262893676758" calcext:value-type="float">
            <text:p>-61,6262893676758</text:p>
          </table:table-cell>
          <table:table-cell office:value-type="float" office:value="-61.6408729553223" calcext:value-type="float">
            <text:p>-61,6408729553223</text:p>
          </table:table-cell>
          <table:table-cell office:value-type="float" office:value="-61.6606216430664" calcext:value-type="float">
            <text:p>-61,6606216430664</text:p>
          </table:table-cell>
          <table:table-cell office:value-type="float" office:value="-61.6467437744141" calcext:value-type="float">
            <text:p>-61,6467437744141</text:p>
          </table:table-cell>
          <table:table-cell office:value-type="float" office:value="-61.6358528137207" calcext:value-type="float">
            <text:p>-61,6358528137207</text:p>
          </table:table-cell>
          <table:table-cell office:value-type="float" office:value="-61.6602363586426" calcext:value-type="float">
            <text:p>-61,6602363586426</text:p>
          </table:table-cell>
          <table:table-cell office:value-type="float" office:value="-61.6545486450195" calcext:value-type="float">
            <text:p>-61,6545486450195</text:p>
          </table:table-cell>
          <table:table-cell office:value-type="float" office:value="-61.6507225036621" calcext:value-type="float">
            <text:p>-61,6507225036621</text:p>
          </table:table-cell>
          <table:table-cell office:value-type="float" office:value="-61.6343498229981" calcext:value-type="float">
            <text:p>-61,6343498229981</text:p>
          </table:table-cell>
          <table:table-cell office:value-type="float" office:value="-61.6321144104004" calcext:value-type="float">
            <text:p>-61,6321144104004</text:p>
          </table:table-cell>
          <table:table-cell office:value-type="float" office:value="-61.6352729797363" calcext:value-type="float">
            <text:p>-61,6352729797363</text:p>
          </table:table-cell>
          <table:table-cell office:value-type="float" office:value="-61.6416816711426" calcext:value-type="float">
            <text:p>-61,6416816711426</text:p>
          </table:table-cell>
          <table:table-cell office:value-type="float" office:value="-61.6393661499023" calcext:value-type="float">
            <text:p>-61,6393661499023</text:p>
          </table:table-cell>
          <table:table-cell office:value-type="float" office:value="-61.6479034423828" calcext:value-type="float">
            <text:p>-61,6479034423828</text:p>
          </table:table-cell>
          <table:table-cell office:value-type="float" office:value="-61.6491355895996" calcext:value-type="float">
            <text:p>-61,6491355895996</text:p>
          </table:table-cell>
          <table:table-cell office:value-type="float" office:value="-61.6516876220703" calcext:value-type="float">
            <text:p>-61,6516876220703</text:p>
          </table:table-cell>
          <table:table-cell office:value-type="float" office:value="-61.6492156982422" calcext:value-type="float">
            <text:p>-61,6492156982422</text:p>
          </table:table-cell>
          <table:table-cell office:value-type="float" office:value="-61.6434593200684" calcext:value-type="float">
            <text:p>-61,6434593200684</text:p>
          </table:table-cell>
          <table:table-cell office:value-type="float" office:value="-61.6636428833008" calcext:value-type="float">
            <text:p>-61,6636428833008</text:p>
          </table:table-cell>
          <table:table-cell table:number-columns-repeated="2" office:value-type="float" office:value="-61.6362800598145" calcext:value-type="float">
            <text:p>-61,6362800598145</text:p>
          </table:table-cell>
          <table:table-cell office:value-type="float" office:value="-61.6325378417969" calcext:value-type="float">
            <text:p>-61,6325378417969</text:p>
          </table:table-cell>
          <table:table-cell office:value-type="float" office:value="-61.6406784057617" calcext:value-type="float">
            <text:p>-61,6406784057617</text:p>
          </table:table-cell>
          <table:table-cell office:value-type="float" office:value="-61.6531944274902" calcext:value-type="float">
            <text:p>-61,6531944274902</text:p>
          </table:table-cell>
          <table:table-cell office:value-type="float" office:value="-61.6486358642578" calcext:value-type="float">
            <text:p>-61,6486358642578</text:p>
          </table:table-cell>
          <table:table-cell office:value-type="float" office:value="-61.6592292785645" calcext:value-type="float">
            <text:p>-61,6592292785645</text:p>
          </table:table-cell>
          <table:table-cell office:value-type="float" office:value="-61.6561737060547" calcext:value-type="float">
            <text:p>-61,6561737060547</text:p>
          </table:table-cell>
          <table:table-cell office:value-type="float" office:value="-61.6492156982422" calcext:value-type="float">
            <text:p>-61,6492156982422</text:p>
          </table:table-cell>
          <table:table-cell office:value-type="float" office:value="-61.6568336486816" calcext:value-type="float">
            <text:p>-61,6568336486816</text:p>
          </table:table-cell>
          <table:table-cell office:value-type="float" office:value="-61.662483215332" calcext:value-type="float">
            <text:p>-61,662483215332</text:p>
          </table:table-cell>
          <table:table-cell office:value-type="float" office:value="-61.6487884521484" calcext:value-type="float">
            <text:p>-61,6487884521484</text:p>
          </table:table-cell>
          <table:table-cell office:value-type="float" office:value="-61.6397933959961" calcext:value-type="float">
            <text:p>-61,6397933959961</text:p>
          </table:table-cell>
          <table:table-cell office:value-type="float" office:value="-61.6417617797852" calcext:value-type="float">
            <text:p>-61,6417617797852</text:p>
          </table:table-cell>
          <table:table-cell office:value-type="float" office:value="-61.6533126831055" calcext:value-type="float">
            <text:p>-61,6533126831055</text:p>
          </table:table-cell>
          <table:table-cell office:value-type="float" office:value="-61.6581878662109" calcext:value-type="float">
            <text:p>-61,6581878662109</text:p>
          </table:table-cell>
          <table:table-cell office:value-type="float" office:value="-61.6487503051758" calcext:value-type="float">
            <text:p>-61,6487503051758</text:p>
          </table:table-cell>
          <table:table-cell office:value-type="float" office:value="-61.6601982116699" calcext:value-type="float">
            <text:p>-61,6601982116699</text:p>
          </table:table-cell>
          <table:table-cell office:value-type="float" office:value="-61.6646881103516" calcext:value-type="float">
            <text:p>-61,6646881103516</text:p>
          </table:table-cell>
          <table:table-cell office:value-type="float" office:value="-61.6504898071289" calcext:value-type="float">
            <text:p>-61,6504898071289</text:p>
          </table:table-cell>
          <table:table-cell office:value-type="float" office:value="-61.6629829406738" calcext:value-type="float">
            <text:p>-61,6629829406738</text:p>
          </table:table-cell>
          <table:table-cell office:value-type="float" office:value="-61.6458168029785" calcext:value-type="float">
            <text:p>-61,6458168029785</text:p>
          </table:table-cell>
          <table:table-cell office:value-type="float" office:value="-61.6579933166504" calcext:value-type="float">
            <text:p>-61,6579933166504</text:p>
          </table:table-cell>
          <table:table-cell office:value-type="float" office:value="-61.6376686096191" calcext:value-type="float">
            <text:p>-61,6376686096191</text:p>
          </table:table-cell>
          <table:table-cell office:value-type="float" office:value="-61.6633338928223" calcext:value-type="float">
            <text:p>-61,6633338928223</text:p>
          </table:table-cell>
          <table:table-cell office:value-type="float" office:value="-61.6543960571289" calcext:value-type="float">
            <text:p>-61,6543960571289</text:p>
          </table:table-cell>
          <table:table-cell office:value-type="float" office:value="-61.6466255187988" calcext:value-type="float">
            <text:p>-61,6466255187988</text:p>
          </table:table-cell>
          <table:table-cell office:value-type="float" office:value="-61.6496810913086" calcext:value-type="float">
            <text:p>-61,6496810913086</text:p>
          </table:table-cell>
          <table:table-cell office:value-type="float" office:value="-61.6516494750977" calcext:value-type="float">
            <text:p>-61,6516494750977</text:p>
          </table:table-cell>
          <table:table-cell office:value-type="float" office:value="-61.6576461791992" calcext:value-type="float">
            <text:p>-61,6576461791992</text:p>
          </table:table-cell>
          <table:table-cell office:value-type="float" office:value="-61.648365020752" calcext:value-type="float">
            <text:p>-61,648365020752</text:p>
          </table:table-cell>
          <table:table-cell office:value-type="float" office:value="-61.6505699157715" calcext:value-type="float">
            <text:p>-61,6505699157715</text:p>
          </table:table-cell>
          <table:table-cell office:value-type="float" office:value="-61.6587677001953" calcext:value-type="float">
            <text:p>-61,6587677001953</text:p>
          </table:table-cell>
          <table:table-cell office:value-type="float" office:value="-61.629451751709" calcext:value-type="float">
            <text:p>-61,629451751709</text:p>
          </table:table-cell>
          <table:table-cell office:value-type="float" office:value="-61.6631774902344" calcext:value-type="float">
            <text:p>-61,6631774902344</text:p>
          </table:table-cell>
          <table:table-cell office:value-type="float" office:value="-61.6420288085938" calcext:value-type="float">
            <text:p>-61,6420288085938</text:p>
          </table:table-cell>
          <table:table-cell office:value-type="float" office:value="-61.6473236083984" calcext:value-type="float">
            <text:p>-61,6473236083984</text:p>
          </table:table-cell>
          <table:table-cell office:value-type="float" office:value="-61.6507225036621" calcext:value-type="float">
            <text:p>-61,6507225036621</text:p>
          </table:table-cell>
          <table:table-cell office:value-type="float" office:value="-61.6666603088379" calcext:value-type="float">
            <text:p>-61,6666603088379</text:p>
          </table:table-cell>
          <table:table-cell office:value-type="float" office:value="-61.6642990112305" calcext:value-type="float">
            <text:p>-61,6642990112305</text:p>
          </table:table-cell>
          <table:table-cell office:value-type="float" office:value="-61.6541633605957" calcext:value-type="float">
            <text:p>-61,6541633605957</text:p>
          </table:table-cell>
          <table:table-cell office:value-type="float" office:value="-61.6574897766113" calcext:value-type="float">
            <text:p>-61,6574897766113</text:p>
          </table:table-cell>
          <table:table-cell office:value-type="float" office:value="-61.6461639404297" calcext:value-type="float">
            <text:p>-61,6461639404297</text:p>
          </table:table-cell>
          <table:table-cell office:value-type="float" office:value="-61.6704216003418" calcext:value-type="float">
            <text:p>-61,6704216003418</text:p>
          </table:table-cell>
          <table:table-cell office:value-type="float" office:value="-61.6577606201172" calcext:value-type="float">
            <text:p>-61,6577606201172</text:p>
          </table:table-cell>
          <table:table-cell office:value-type="float" office:value="-61.6484451293945" calcext:value-type="float">
            <text:p>-61,6484451293945</text:p>
          </table:table-cell>
          <table:table-cell office:value-type="float" office:value="-61.6672439575195" calcext:value-type="float">
            <text:p>-61,6672439575195</text:p>
          </table:table-cell>
          <table:table-cell office:value-type="float" office:value="-61.6617088317871" calcext:value-type="float">
            <text:p>-61,6617088317871</text:p>
          </table:table-cell>
          <table:table-cell office:value-type="float" office:value="-61.6374359130859" calcext:value-type="float">
            <text:p>-61,6374359130859</text:p>
          </table:table-cell>
          <table:table-cell office:value-type="float" office:value="-61.6484451293945" calcext:value-type="float">
            <text:p>-61,6484451293945</text:p>
          </table:table-cell>
          <table:table-cell office:value-type="float" office:value="-61.6683654785156" calcext:value-type="float">
            <text:p>-61,6683654785156</text:p>
          </table:table-cell>
          <table:table-cell office:value-type="float" office:value="-61.6491355895996" calcext:value-type="float">
            <text:p>-61,6491355895996</text:p>
          </table:table-cell>
          <table:table-cell office:value-type="float" office:value="-61.6598892211914" calcext:value-type="float">
            <text:p>-61,6598892211914</text:p>
          </table:table-cell>
          <table:table-cell office:value-type="float" office:value="-61.6644172668457" calcext:value-type="float">
            <text:p>-61,6644172668457</text:p>
          </table:table-cell>
          <table:table-cell office:value-type="float" office:value="-61.6590347290039" calcext:value-type="float">
            <text:p>-61,6590347290039</text:p>
          </table:table-cell>
          <table:table-cell office:value-type="float" office:value="-61.6693382263184" calcext:value-type="float">
            <text:p>-61,6693382263184</text:p>
          </table:table-cell>
          <table:table-cell office:value-type="float" office:value="-61.6777076721191" calcext:value-type="float">
            <text:p>-61,6777076721191</text:p>
          </table:table-cell>
          <table:table-cell office:value-type="float" office:value="-61.6518440246582" calcext:value-type="float">
            <text:p>-61,6518440246582</text:p>
          </table:table-cell>
          <table:table-cell office:value-type="float" office:value="-61.6531944274902" calcext:value-type="float">
            <text:p>-61,6531944274902</text:p>
          </table:table-cell>
          <table:table-cell office:value-type="float" office:value="-61.6656188964844" calcext:value-type="float">
            <text:p>-61,6656188964844</text:p>
          </table:table-cell>
          <table:table-cell office:value-type="float" office:value="-61.6739845275879" calcext:value-type="float">
            <text:p>-61,6739845275879</text:p>
          </table:table-cell>
          <table:table-cell office:value-type="float" office:value="-61.668830871582" calcext:value-type="float">
            <text:p>-61,668830871582</text:p>
          </table:table-cell>
          <table:table-cell office:value-type="float" office:value="-61.6555557250977" calcext:value-type="float">
            <text:p>-61,6555557250977</text:p>
          </table:table-cell>
          <table:table-cell office:value-type="float" office:value="-61.6622886657715" calcext:value-type="float">
            <text:p>-61,6622886657715</text:p>
          </table:table-cell>
          <table:table-cell office:value-type="float" office:value="-61.666934967041" calcext:value-type="float">
            <text:p>-61,666934967041</text:p>
          </table:table-cell>
          <table:table-cell office:value-type="float" office:value="-61.6729774475098" calcext:value-type="float">
            <text:p>-61,6729774475098</text:p>
          </table:table-cell>
          <table:table-cell office:value-type="float" office:value="-61.6526947021484" calcext:value-type="float">
            <text:p>-61,6526947021484</text:p>
          </table:table-cell>
          <table:table-cell office:value-type="float" office:value="-61.6506080627441" calcext:value-type="float">
            <text:p>-61,6506080627441</text:p>
          </table:table-cell>
          <table:table-cell office:value-type="float" office:value="-61.6624031066895" calcext:value-type="float">
            <text:p>-61,6624031066895</text:p>
          </table:table-cell>
          <table:table-cell office:value-type="float" office:value="-61.6594619750977" calcext:value-type="float">
            <text:p>-61,6594619750977</text:p>
          </table:table-cell>
        </table:table-row>
        <table:table-row table:style-name="ro1">
          <table:table-cell office:value-type="float" office:value="-61.8937339782715" calcext:value-type="float">
            <text:p>-61,8937339782715</text:p>
          </table:table-cell>
          <table:table-cell office:value-type="float" office:value="-61.919605255127" calcext:value-type="float">
            <text:p>-61,919605255127</text:p>
          </table:table-cell>
          <table:table-cell office:value-type="float" office:value="-61.9005699157715" calcext:value-type="float">
            <text:p>-61,9005699157715</text:p>
          </table:table-cell>
          <table:table-cell office:value-type="float" office:value="-61.8894004821777" calcext:value-type="float">
            <text:p>-61,8894004821777</text:p>
          </table:table-cell>
          <table:table-cell office:value-type="float" office:value="-61.9080505371094" calcext:value-type="float">
            <text:p>-61,9080505371094</text:p>
          </table:table-cell>
          <table:table-cell office:value-type="float" office:value="-61.8897209167481" calcext:value-type="float">
            <text:p>-61,8897209167481</text:p>
          </table:table-cell>
          <table:table-cell office:value-type="float" office:value="-61.9188079833984" calcext:value-type="float">
            <text:p>-61,9188079833984</text:p>
          </table:table-cell>
          <table:table-cell office:value-type="float" office:value="-61.9073753356934" calcext:value-type="float">
            <text:p>-61,9073753356934</text:p>
          </table:table-cell>
          <table:table-cell office:value-type="float" office:value="-61.8909873962402" calcext:value-type="float">
            <text:p>-61,8909873962402</text:p>
          </table:table-cell>
          <table:table-cell office:value-type="float" office:value="-61.9091262817383" calcext:value-type="float">
            <text:p>-61,9091262817383</text:p>
          </table:table-cell>
          <table:table-cell office:value-type="float" office:value="-61.9059028625488" calcext:value-type="float">
            <text:p>-61,9059028625488</text:p>
          </table:table-cell>
          <table:table-cell office:value-type="float" office:value="-61.9194869995117" calcext:value-type="float">
            <text:p>-61,9194869995117</text:p>
          </table:table-cell>
          <table:table-cell office:value-type="float" office:value="-61.9145812988281" calcext:value-type="float">
            <text:p>-61,9145812988281</text:p>
          </table:table-cell>
          <table:table-cell office:value-type="float" office:value="-61.884952545166" calcext:value-type="float">
            <text:p>-61,884952545166</text:p>
          </table:table-cell>
          <table:table-cell office:value-type="float" office:value="-61.9000930786133" calcext:value-type="float">
            <text:p>-61,9000930786133</text:p>
          </table:table-cell>
          <table:table-cell office:value-type="float" office:value="-61.9049873352051" calcext:value-type="float">
            <text:p>-61,9049873352051</text:p>
          </table:table-cell>
          <table:table-cell office:value-type="float" office:value="-61.906063079834" calcext:value-type="float">
            <text:p>-61,906063079834</text:p>
          </table:table-cell>
          <table:table-cell office:value-type="float" office:value="-61.8962326049805" calcext:value-type="float">
            <text:p>-61,8962326049805</text:p>
          </table:table-cell>
          <table:table-cell office:value-type="float" office:value="-61.9128303527832" calcext:value-type="float">
            <text:p>-61,9128303527832</text:p>
          </table:table-cell>
          <table:table-cell office:value-type="float" office:value="-61.9294967651367" calcext:value-type="float">
            <text:p>-61,9294967651367</text:p>
          </table:table-cell>
          <table:table-cell office:value-type="float" office:value="-61.9195289611816" calcext:value-type="float">
            <text:p>-61,9195289611816</text:p>
          </table:table-cell>
          <table:table-cell office:value-type="float" office:value="-61.9280204772949" calcext:value-type="float">
            <text:p>-61,9280204772949</text:p>
          </table:table-cell>
          <table:table-cell office:value-type="float" office:value="-61.9181671142578" calcext:value-type="float">
            <text:p>-61,9181671142578</text:p>
          </table:table-cell>
          <table:table-cell office:value-type="float" office:value="-61.9180908203125" calcext:value-type="float">
            <text:p>-61,9180908203125</text:p>
          </table:table-cell>
          <table:table-cell office:value-type="float" office:value="-61.9145431518555" calcext:value-type="float">
            <text:p>-61,9145431518555</text:p>
          </table:table-cell>
          <table:table-cell office:value-type="float" office:value="-61.8935356140137" calcext:value-type="float">
            <text:p>-61,8935356140137</text:p>
          </table:table-cell>
          <table:table-cell office:value-type="float" office:value="-61.9061813354492" calcext:value-type="float">
            <text:p>-61,9061813354492</text:p>
          </table:table-cell>
          <table:table-cell office:value-type="float" office:value="-61.8970718383789" calcext:value-type="float">
            <text:p>-61,8970718383789</text:p>
          </table:table-cell>
          <table:table-cell office:value-type="float" office:value="-61.9238319396973" calcext:value-type="float">
            <text:p>-61,9238319396973</text:p>
          </table:table-cell>
          <table:table-cell office:value-type="float" office:value="-61.9273414611816" calcext:value-type="float">
            <text:p>-61,9273414611816</text:p>
          </table:table-cell>
          <table:table-cell office:value-type="float" office:value="-61.9336090087891" calcext:value-type="float">
            <text:p>-61,9336090087891</text:p>
          </table:table-cell>
          <table:table-cell office:value-type="float" office:value="-61.9131889343262" calcext:value-type="float">
            <text:p>-61,9131889343262</text:p>
          </table:table-cell>
          <table:table-cell office:value-type="float" office:value="-61.9154586791992" calcext:value-type="float">
            <text:p>-61,9154586791992</text:p>
          </table:table-cell>
          <table:table-cell office:value-type="float" office:value="-61.9279441833496" calcext:value-type="float">
            <text:p>-61,9279441833496</text:p>
          </table:table-cell>
          <table:table-cell office:value-type="float" office:value="-61.9051475524902" calcext:value-type="float">
            <text:p>-61,9051475524902</text:p>
          </table:table-cell>
          <table:table-cell office:value-type="float" office:value="-61.9251480102539" calcext:value-type="float">
            <text:p>-61,9251480102539</text:p>
          </table:table-cell>
          <table:table-cell office:value-type="float" office:value="-61.9306144714356" calcext:value-type="float">
            <text:p>-61,9306144714356</text:p>
          </table:table-cell>
          <table:table-cell office:value-type="float" office:value="-61.9085693359375" calcext:value-type="float">
            <text:p>-61,9085693359375</text:p>
          </table:table-cell>
          <table:table-cell office:value-type="float" office:value="-61.9039916992188" calcext:value-type="float">
            <text:p>-61,9039916992188</text:p>
          </table:table-cell>
          <table:table-cell office:value-type="float" office:value="-61.9304161071777" calcext:value-type="float">
            <text:p>-61,9304161071777</text:p>
          </table:table-cell>
          <table:table-cell office:value-type="float" office:value="-61.9300956726074" calcext:value-type="float">
            <text:p>-61,9300956726074</text:p>
          </table:table-cell>
          <table:table-cell office:value-type="float" office:value="-61.9145050048828" calcext:value-type="float">
            <text:p>-61,9145050048828</text:p>
          </table:table-cell>
          <table:table-cell office:value-type="float" office:value="-61.9204444885254" calcext:value-type="float">
            <text:p>-61,9204444885254</text:p>
          </table:table-cell>
          <table:table-cell office:value-type="float" office:value="-61.9106788635254" calcext:value-type="float">
            <text:p>-61,9106788635254</text:p>
          </table:table-cell>
          <table:table-cell office:value-type="float" office:value="-61.9180488586426" calcext:value-type="float">
            <text:p>-61,9180488586426</text:p>
          </table:table-cell>
          <table:table-cell office:value-type="float" office:value="-61.9235534667969" calcext:value-type="float">
            <text:p>-61,9235534667969</text:p>
          </table:table-cell>
          <table:table-cell office:value-type="float" office:value="-61.9188499450684" calcext:value-type="float">
            <text:p>-61,9188499450684</text:p>
          </table:table-cell>
          <table:table-cell office:value-type="float" office:value="-61.9319305419922" calcext:value-type="float">
            <text:p>-61,9319305419922</text:p>
          </table:table-cell>
          <table:table-cell office:value-type="float" office:value="-61.926944732666" calcext:value-type="float">
            <text:p>-61,926944732666</text:p>
          </table:table-cell>
          <table:table-cell office:value-type="float" office:value="-61.9287376403809" calcext:value-type="float">
            <text:p>-61,9287376403809</text:p>
          </table:table-cell>
          <table:table-cell office:value-type="float" office:value="-61.9347267150879" calcext:value-type="float">
            <text:p>-61,9347267150879</text:p>
          </table:table-cell>
          <table:table-cell office:value-type="float" office:value="-61.9257469177246" calcext:value-type="float">
            <text:p>-61,9257469177246</text:p>
          </table:table-cell>
          <table:table-cell office:value-type="float" office:value="-61.9229164123535" calcext:value-type="float">
            <text:p>-61,9229164123535</text:p>
          </table:table-cell>
          <table:table-cell office:value-type="float" office:value="-61.9284629821777" calcext:value-type="float">
            <text:p>-61,9284629821777</text:p>
          </table:table-cell>
          <table:table-cell office:value-type="float" office:value="-61.9349250793457" calcext:value-type="float">
            <text:p>-61,9349250793457</text:p>
          </table:table-cell>
          <table:table-cell office:value-type="float" office:value="-61.9201240539551" calcext:value-type="float">
            <text:p>-61,9201240539551</text:p>
          </table:table-cell>
          <table:table-cell office:value-type="float" office:value="-61.9134254455566" calcext:value-type="float">
            <text:p>-61,9134254455566</text:p>
          </table:table-cell>
          <table:table-cell office:value-type="float" office:value="-61.9121932983398" calcext:value-type="float">
            <text:p>-61,9121932983398</text:p>
          </table:table-cell>
          <table:table-cell office:value-type="float" office:value="-61.9180488586426" calcext:value-type="float">
            <text:p>-61,9180488586426</text:p>
          </table:table-cell>
          <table:table-cell office:value-type="float" office:value="-61.9319305419922" calcext:value-type="float">
            <text:p>-61,9319305419922</text:p>
          </table:table-cell>
          <table:table-cell office:value-type="float" office:value="-61.9330902099609" calcext:value-type="float">
            <text:p>-61,9330902099609</text:p>
          </table:table-cell>
          <table:table-cell office:value-type="float" office:value="-61.9291000366211" calcext:value-type="float">
            <text:p>-61,9291000366211</text:p>
          </table:table-cell>
          <table:table-cell office:value-type="float" office:value="-61.9161338806152" calcext:value-type="float">
            <text:p>-61,9161338806152</text:p>
          </table:table-cell>
          <table:table-cell office:value-type="float" office:value="-61.9368858337402" calcext:value-type="float">
            <text:p>-61,9368858337402</text:p>
          </table:table-cell>
          <table:table-cell office:value-type="float" office:value="-61.9302978515625" calcext:value-type="float">
            <text:p>-61,9302978515625</text:p>
          </table:table-cell>
          <table:table-cell office:value-type="float" office:value="-61.9106407165527" calcext:value-type="float">
            <text:p>-61,9106407165527</text:p>
          </table:table-cell>
          <table:table-cell office:value-type="float" office:value="-61.9218788146973" calcext:value-type="float">
            <text:p>-61,9218788146973</text:p>
          </table:table-cell>
          <table:table-cell office:value-type="float" office:value="-61.9335708618164" calcext:value-type="float">
            <text:p>-61,9335708618164</text:p>
          </table:table-cell>
          <table:table-cell office:value-type="float" office:value="-61.9342880249023" calcext:value-type="float">
            <text:p>-61,9342880249023</text:p>
          </table:table-cell>
          <table:table-cell office:value-type="float" office:value="-61.9111557006836" calcext:value-type="float">
            <text:p>-61,9111557006836</text:p>
          </table:table-cell>
          <table:table-cell office:value-type="float" office:value="-61.9318962097168" calcext:value-type="float">
            <text:p>-61,9318962097168</text:p>
          </table:table-cell>
          <table:table-cell office:value-type="float" office:value="-61.9322128295898" calcext:value-type="float">
            <text:p>-61,9322128295898</text:p>
          </table:table-cell>
          <table:table-cell office:value-type="float" office:value="-61.9536399841309" calcext:value-type="float">
            <text:p>-61,9536399841309</text:p>
          </table:table-cell>
          <table:table-cell office:value-type="float" office:value="-61.9431610107422" calcext:value-type="float">
            <text:p>-61,9431610107422</text:p>
          </table:table-cell>
          <table:table-cell office:value-type="float" office:value="-61.9308547973633" calcext:value-type="float">
            <text:p>-61,9308547973633</text:p>
          </table:table-cell>
          <table:table-cell office:value-type="float" office:value="-61.9318542480469" calcext:value-type="float">
            <text:p>-61,9318542480469</text:p>
          </table:table-cell>
          <table:table-cell office:value-type="float" office:value="-61.9260673522949" calcext:value-type="float">
            <text:p>-61,9260673522949</text:p>
          </table:table-cell>
          <table:table-cell office:value-type="float" office:value="-61.9239921569824" calcext:value-type="float">
            <text:p>-61,9239921569824</text:p>
          </table:table-cell>
          <table:table-cell office:value-type="float" office:value="-61.9387245178223" calcext:value-type="float">
            <text:p>-61,9387245178223</text:p>
          </table:table-cell>
          <table:table-cell office:value-type="float" office:value="-61.929615020752" calcext:value-type="float">
            <text:p>-61,929615020752</text:p>
          </table:table-cell>
          <table:table-cell office:value-type="float" office:value="-61.9412803649902" calcext:value-type="float">
            <text:p>-61,9412803649902</text:p>
          </table:table-cell>
          <table:table-cell office:value-type="float" office:value="-61.944637298584" calcext:value-type="float">
            <text:p>-61,944637298584</text:p>
          </table:table-cell>
          <table:table-cell office:value-type="float" office:value="-61.9410018920898" calcext:value-type="float">
            <text:p>-61,9410018920898</text:p>
          </table:table-cell>
          <table:table-cell office:value-type="float" office:value="-61.9272232055664" calcext:value-type="float">
            <text:p>-61,9272232055664</text:p>
          </table:table-cell>
          <table:table-cell office:value-type="float" office:value="-61.9538383483887" calcext:value-type="float">
            <text:p>-61,9538383483887</text:p>
          </table:table-cell>
          <table:table-cell office:value-type="float" office:value="-61.940559387207" calcext:value-type="float">
            <text:p>-61,940559387207</text:p>
          </table:table-cell>
          <table:table-cell office:value-type="float" office:value="-61.9318542480469" calcext:value-type="float">
            <text:p>-61,9318542480469</text:p>
          </table:table-cell>
          <table:table-cell office:value-type="float" office:value="-61.9338073730469" calcext:value-type="float">
            <text:p>-61,9338073730469</text:p>
          </table:table-cell>
          <table:table-cell office:value-type="float" office:value="-61.9370040893555" calcext:value-type="float">
            <text:p>-61,9370040893555</text:p>
          </table:table-cell>
          <table:table-cell office:value-type="float" office:value="-61.9473190307617" calcext:value-type="float">
            <text:p>-61,9473190307617</text:p>
          </table:table-cell>
          <table:table-cell office:value-type="float" office:value="-61.9525566101074" calcext:value-type="float">
            <text:p>-61,9525566101074</text:p>
          </table:table-cell>
          <table:table-cell office:value-type="float" office:value="-61.9295387268066" calcext:value-type="float">
            <text:p>-61,9295387268066</text:p>
          </table:table-cell>
          <table:table-cell office:value-type="float" office:value="-61.9271430969238" calcext:value-type="float">
            <text:p>-61,9271430969238</text:p>
          </table:table-cell>
          <table:table-cell office:value-type="float" office:value="-61.9364471435547" calcext:value-type="float">
            <text:p>-61,9364471435547</text:p>
          </table:table-cell>
          <table:table-cell office:value-type="float" office:value="-61.9272232055664" calcext:value-type="float">
            <text:p>-61,9272232055664</text:p>
          </table:table-cell>
          <table:table-cell office:value-type="float" office:value="-61.9434394836426" calcext:value-type="float">
            <text:p>-61,9434394836426</text:p>
          </table:table-cell>
          <table:table-cell office:value-type="float" office:value="-61.9261054992676" calcext:value-type="float">
            <text:p>-61,9261054992676</text:p>
          </table:table-cell>
          <table:table-cell office:value-type="float" office:value="-61.9290199279785" calcext:value-type="float">
            <text:p>-61,9290199279785</text:p>
          </table:table-cell>
          <table:table-cell office:value-type="float" office:value="-61.9416007995606" calcext:value-type="float">
            <text:p>-61,9416007995606</text:p>
          </table:table-cell>
          <table:table-cell office:value-type="float" office:value="-61.9288597106934" calcext:value-type="float">
            <text:p>-61,9288597106934</text:p>
          </table:table-cell>
          <table:table-cell office:value-type="float" office:value="-61.924991607666" calcext:value-type="float">
            <text:p>-61,924991607666</text:p>
          </table:table-cell>
          <table:table-cell office:value-type="float" office:value="-61.9372825622559" calcext:value-type="float">
            <text:p>-61,9372825622559</text:p>
          </table:table-cell>
          <table:table-cell office:value-type="float" office:value="-61.9410018920898" calcext:value-type="float">
            <text:p>-61,9410018920898</text:p>
          </table:table-cell>
          <table:table-cell office:value-type="float" office:value="-61.94091796875" calcext:value-type="float">
            <text:p>-61,94091796875</text:p>
          </table:table-cell>
          <table:table-cell office:value-type="float" office:value="-61.9231567382813" calcext:value-type="float">
            <text:p>-61,9231567382813</text:p>
          </table:table-cell>
          <table:table-cell office:value-type="float" office:value="-61.938404083252" calcext:value-type="float">
            <text:p>-61,938404083252</text:p>
          </table:table-cell>
          <table:table-cell office:value-type="float" office:value="-61.9275436401367" calcext:value-type="float">
            <text:p>-61,9275436401367</text:p>
          </table:table-cell>
          <table:table-cell office:value-type="float" office:value="-61.9372444152832" calcext:value-type="float">
            <text:p>-61,9372444152832</text:p>
          </table:table-cell>
          <table:table-cell office:value-type="float" office:value="-61.9508399963379" calcext:value-type="float">
            <text:p>-61,9508399963379</text:p>
          </table:table-cell>
          <table:table-cell office:value-type="float" office:value="-61.9438781738281" calcext:value-type="float">
            <text:p>-61,9438781738281</text:p>
          </table:table-cell>
          <table:table-cell office:value-type="float" office:value="-61.9413986206055" calcext:value-type="float">
            <text:p>-61,9413986206055</text:p>
          </table:table-cell>
          <table:table-cell office:value-type="float" office:value="-61.9355278015137" calcext:value-type="float">
            <text:p>-61,9355278015137</text:p>
          </table:table-cell>
          <table:table-cell office:value-type="float" office:value="-61.9545593261719" calcext:value-type="float">
            <text:p>-61,9545593261719</text:p>
          </table:table-cell>
          <table:table-cell office:value-type="float" office:value="-61.9368438720703" calcext:value-type="float">
            <text:p>-61,9368438720703</text:p>
          </table:table-cell>
          <table:table-cell office:value-type="float" office:value="-61.9441184997559" calcext:value-type="float">
            <text:p>-61,9441184997559</text:p>
          </table:table-cell>
          <table:table-cell office:value-type="float" office:value="-61.9374046325684" calcext:value-type="float">
            <text:p>-61,9374046325684</text:p>
          </table:table-cell>
          <table:table-cell office:value-type="float" office:value="-61.9487991333008" calcext:value-type="float">
            <text:p>-61,9487991333008</text:p>
          </table:table-cell>
          <table:table-cell office:value-type="float" office:value="-61.9491577148438" calcext:value-type="float">
            <text:p>-61,9491577148438</text:p>
          </table:table-cell>
          <table:table-cell office:value-type="float" office:value="-61.9397583007813" calcext:value-type="float">
            <text:p>-61,9397583007813</text:p>
          </table:table-cell>
          <table:table-cell office:value-type="float" office:value="-61.9413223266602" calcext:value-type="float">
            <text:p>-61,9413223266602</text:p>
          </table:table-cell>
          <table:table-cell office:value-type="float" office:value="-61.9283790588379" calcext:value-type="float">
            <text:p>-61,9283790588379</text:p>
          </table:table-cell>
          <table:table-cell office:value-type="float" office:value="-61.9364471435547" calcext:value-type="float">
            <text:p>-61,9364471435547</text:p>
          </table:table-cell>
          <table:table-cell office:value-type="float" office:value="-61.9429969787598" calcext:value-type="float">
            <text:p>-61,9429969787598</text:p>
          </table:table-cell>
          <table:table-cell office:value-type="float" office:value="-61.9429206848145" calcext:value-type="float">
            <text:p>-61,9429206848145</text:p>
          </table:table-cell>
          <table:table-cell office:value-type="float" office:value="-61.9316558837891" calcext:value-type="float">
            <text:p>-61,9316558837891</text:p>
          </table:table-cell>
          <table:table-cell office:value-type="float" office:value="-61.9484786987305" calcext:value-type="float">
            <text:p>-61,9484786987305</text:p>
          </table:table-cell>
          <table:table-cell office:value-type="float" office:value="-61.9359664916992" calcext:value-type="float">
            <text:p>-61,9359664916992</text:p>
          </table:table-cell>
          <table:table-cell office:value-type="float" office:value="-61.9194869995117" calcext:value-type="float">
            <text:p>-61,9194869995117</text:p>
          </table:table-cell>
          <table:table-cell office:value-type="float" office:value="-61.9247512817383" calcext:value-type="float">
            <text:p>-61,9247512817383</text:p>
          </table:table-cell>
          <table:table-cell office:value-type="float" office:value="-61.9399642944336" calcext:value-type="float">
            <text:p>-61,9399642944336</text:p>
          </table:table-cell>
          <table:table-cell office:value-type="float" office:value="-61.9383659362793" calcext:value-type="float">
            <text:p>-61,9383659362793</text:p>
          </table:table-cell>
          <table:table-cell office:value-type="float" office:value="-61.9199676513672" calcext:value-type="float">
            <text:p>-61,9199676513672</text:p>
          </table:table-cell>
          <table:table-cell office:value-type="float" office:value="-61.9341697692871" calcext:value-type="float">
            <text:p>-61,9341697692871</text:p>
          </table:table-cell>
          <table:table-cell office:value-type="float" office:value="-61.9246292114258" calcext:value-type="float">
            <text:p>-61,9246292114258</text:p>
          </table:table-cell>
          <table:table-cell office:value-type="float" office:value="-61.9459190368652" calcext:value-type="float">
            <text:p>-61,9459190368652</text:p>
          </table:table-cell>
          <table:table-cell office:value-type="float" office:value="-61.9455184936523" calcext:value-type="float">
            <text:p>-61,9455184936523</text:p>
          </table:table-cell>
          <table:table-cell office:value-type="float" office:value="-61.9519157409668" calcext:value-type="float">
            <text:p>-61,9519157409668</text:p>
          </table:table-cell>
          <table:table-cell office:value-type="float" office:value="-61.939884185791" calcext:value-type="float">
            <text:p>-61,939884185791</text:p>
          </table:table-cell>
          <table:table-cell office:value-type="float" office:value="-61.9493560791016" calcext:value-type="float">
            <text:p>-61,9493560791016</text:p>
          </table:table-cell>
          <table:table-cell office:value-type="float" office:value="-61.939079284668" calcext:value-type="float">
            <text:p>-61,939079284668</text:p>
          </table:table-cell>
          <table:table-cell office:value-type="float" office:value="-61.9502754211426" calcext:value-type="float">
            <text:p>-61,9502754211426</text:p>
          </table:table-cell>
          <table:table-cell office:value-type="float" office:value="-61.9629707336426" calcext:value-type="float">
            <text:p>-61,9629707336426</text:p>
          </table:table-cell>
          <table:table-cell office:value-type="float" office:value="-61.9473190307617" calcext:value-type="float">
            <text:p>-61,9473190307617</text:p>
          </table:table-cell>
          <table:table-cell office:value-type="float" office:value="-61.9373245239258" calcext:value-type="float">
            <text:p>-61,9373245239258</text:p>
          </table:table-cell>
          <table:table-cell office:value-type="float" office:value="-61.9432373046875" calcext:value-type="float">
            <text:p>-61,9432373046875</text:p>
          </table:table-cell>
          <table:table-cell office:value-type="float" office:value="-61.9505577087402" calcext:value-type="float">
            <text:p>-61,9505577087402</text:p>
          </table:table-cell>
          <table:table-cell office:value-type="float" office:value="-61.9516754150391" calcext:value-type="float">
            <text:p>-61,9516754150391</text:p>
          </table:table-cell>
          <table:table-cell office:value-type="float" office:value="-61.9322128295898" calcext:value-type="float">
            <text:p>-61,9322128295898</text:p>
          </table:table-cell>
          <table:table-cell office:value-type="float" office:value="-61.9402389526367" calcext:value-type="float">
            <text:p>-61,9402389526367</text:p>
          </table:table-cell>
          <table:table-cell office:value-type="float" office:value="-61.9376449584961" calcext:value-type="float">
            <text:p>-61,9376449584961</text:p>
          </table:table-cell>
          <table:table-cell office:value-type="float" office:value="-61.9518775939941" calcext:value-type="float">
            <text:p>-61,9518775939941</text:p>
          </table:table-cell>
          <table:table-cell office:value-type="float" office:value="-61.9495964050293" calcext:value-type="float">
            <text:p>-61,9495964050293</text:p>
          </table:table-cell>
          <table:table-cell office:value-type="float" office:value="-61.9496383666992" calcext:value-type="float">
            <text:p>-61,9496383666992</text:p>
          </table:table-cell>
          <table:table-cell office:value-type="float" office:value="-61.9426002502441" calcext:value-type="float">
            <text:p>-61,9426002502441</text:p>
          </table:table-cell>
          <table:table-cell office:value-type="float" office:value="-61.9345283508301" calcext:value-type="float">
            <text:p>-61,9345283508301</text:p>
          </table:table-cell>
          <table:table-cell office:value-type="float" office:value="-61.9317321777344" calcext:value-type="float">
            <text:p>-61,9317321777344</text:p>
          </table:table-cell>
          <table:table-cell office:value-type="float" office:value="-61.9581260681152" calcext:value-type="float">
            <text:p>-61,9581260681152</text:p>
          </table:table-cell>
          <table:table-cell office:value-type="float" office:value="-61.95263671875" calcext:value-type="float">
            <text:p>-61,95263671875</text:p>
          </table:table-cell>
          <table:table-cell office:value-type="float" office:value="-61.9287033081055" calcext:value-type="float">
            <text:p>-61,9287033081055</text:p>
          </table:table-cell>
          <table:table-cell office:value-type="float" office:value="-61.9314575195313" calcext:value-type="float">
            <text:p>-61,9314575195313</text:p>
          </table:table-cell>
          <table:table-cell office:value-type="float" office:value="-61.959285736084" calcext:value-type="float">
            <text:p>-61,959285736084</text:p>
          </table:table-cell>
          <table:table-cell office:value-type="float" office:value="-61.9396820068359" calcext:value-type="float">
            <text:p>-61,9396820068359</text:p>
          </table:table-cell>
          <table:table-cell office:value-type="float" office:value="-61.9528770446777" calcext:value-type="float">
            <text:p>-61,9528770446777</text:p>
          </table:table-cell>
          <table:table-cell office:value-type="float" office:value="-61.9418029785156" calcext:value-type="float">
            <text:p>-61,9418029785156</text:p>
          </table:table-cell>
          <table:table-cell office:value-type="float" office:value="-61.9467964172363" calcext:value-type="float">
            <text:p>-61,9467964172363</text:p>
          </table:table-cell>
          <table:table-cell office:value-type="float" office:value="-61.947437286377" calcext:value-type="float">
            <text:p>-61,947437286377</text:p>
          </table:table-cell>
          <table:table-cell office:value-type="float" office:value="-61.9422798156738" calcext:value-type="float">
            <text:p>-61,9422798156738</text:p>
          </table:table-cell>
          <table:table-cell office:value-type="float" office:value="-61.9330139160156" calcext:value-type="float">
            <text:p>-61,9330139160156</text:p>
          </table:table-cell>
          <table:table-cell office:value-type="float" office:value="-61.9462776184082" calcext:value-type="float">
            <text:p>-61,9462776184082</text:p>
          </table:table-cell>
          <table:table-cell office:value-type="float" office:value="-61.9442367553711" calcext:value-type="float">
            <text:p>-61,9442367553711</text:p>
          </table:table-cell>
          <table:table-cell office:value-type="float" office:value="-61.944637298584" calcext:value-type="float">
            <text:p>-61,944637298584</text:p>
          </table:table-cell>
          <table:table-cell office:value-type="float" office:value="-61.9640083312988" calcext:value-type="float">
            <text:p>-61,9640083312988</text:p>
          </table:table-cell>
          <table:table-cell office:value-type="float" office:value="-61.9524383544922" calcext:value-type="float">
            <text:p>-61,9524383544922</text:p>
          </table:table-cell>
          <table:table-cell office:value-type="float" office:value="-61.9263877868652" calcext:value-type="float">
            <text:p>-61,9263877868652</text:p>
          </table:table-cell>
          <table:table-cell office:value-type="float" office:value="-61.9337692260742" calcext:value-type="float">
            <text:p>-61,9337692260742</text:p>
          </table:table-cell>
          <table:table-cell office:value-type="float" office:value="-61.9510383605957" calcext:value-type="float">
            <text:p>-61,9510383605957</text:p>
          </table:table-cell>
          <table:table-cell office:value-type="float" office:value="-61.9519157409668" calcext:value-type="float">
            <text:p>-61,9519157409668</text:p>
          </table:table-cell>
          <table:table-cell office:value-type="float" office:value="-61.9299354553223" calcext:value-type="float">
            <text:p>-61,9299354553223</text:p>
          </table:table-cell>
          <table:table-cell office:value-type="float" office:value="-61.9250335693359" calcext:value-type="float">
            <text:p>-61,9250335693359</text:p>
          </table:table-cell>
          <table:table-cell office:value-type="float" office:value="-61.9278602600098" calcext:value-type="float">
            <text:p>-61,9278602600098</text:p>
          </table:table-cell>
          <table:table-cell office:value-type="float" office:value="-61.9426002502441" calcext:value-type="float">
            <text:p>-61,9426002502441</text:p>
          </table:table-cell>
          <table:table-cell office:value-type="float" office:value="-61.9625701904297" calcext:value-type="float">
            <text:p>-61,9625701904297</text:p>
          </table:table-cell>
          <table:table-cell office:value-type="float" office:value="-61.9592056274414" calcext:value-type="float">
            <text:p>-61,9592056274414</text:p>
          </table:table-cell>
          <table:table-cell office:value-type="float" office:value="-61.9504356384277" calcext:value-type="float">
            <text:p>-61,9504356384277</text:p>
          </table:table-cell>
          <table:table-cell office:value-type="float" office:value="-61.9433174133301" calcext:value-type="float">
            <text:p>-61,9433174133301</text:p>
          </table:table-cell>
          <table:table-cell office:value-type="float" office:value="-61.9443206787109" calcext:value-type="float">
            <text:p>-61,9443206787109</text:p>
          </table:table-cell>
          <table:table-cell office:value-type="float" office:value="-61.9459190368652" calcext:value-type="float">
            <text:p>-61,9459190368652</text:p>
          </table:table-cell>
          <table:table-cell office:value-type="float" office:value="-61.9407196044922" calcext:value-type="float">
            <text:p>-61,9407196044922</text:p>
          </table:table-cell>
          <table:table-cell office:value-type="float" office:value="-61.9640083312988" calcext:value-type="float">
            <text:p>-61,9640083312988</text:p>
          </table:table-cell>
          <table:table-cell office:value-type="float" office:value="-61.945240020752" calcext:value-type="float">
            <text:p>-61,945240020752</text:p>
          </table:table-cell>
          <table:table-cell office:value-type="float" office:value="-61.9611663818359" calcext:value-type="float">
            <text:p>-61,9611663818359</text:p>
          </table:table-cell>
          <table:table-cell office:value-type="float" office:value="-61.9512786865234" calcext:value-type="float">
            <text:p>-61,9512786865234</text:p>
          </table:table-cell>
          <table:table-cell office:value-type="float" office:value="-61.9449996948242" calcext:value-type="float">
            <text:p>-61,9449996948242</text:p>
          </table:table-cell>
          <table:table-cell office:value-type="float" office:value="-61.9717102050781" calcext:value-type="float">
            <text:p>-61,9717102050781</text:p>
          </table:table-cell>
          <table:table-cell office:value-type="float" office:value="-61.9503173828125" calcext:value-type="float">
            <text:p>-61,9503173828125</text:p>
          </table:table-cell>
          <table:table-cell office:value-type="float" office:value="-61.9472770690918" calcext:value-type="float">
            <text:p>-61,9472770690918</text:p>
          </table:table-cell>
          <table:table-cell office:value-type="float" office:value="-61.9499588012695" calcext:value-type="float">
            <text:p>-61,9499588012695</text:p>
          </table:table-cell>
          <table:table-cell office:value-type="float" office:value="-61.9531593322754" calcext:value-type="float">
            <text:p>-61,9531593322754</text:p>
          </table:table-cell>
          <table:table-cell office:value-type="float" office:value="-61.9332504272461" calcext:value-type="float">
            <text:p>-61,9332504272461</text:p>
          </table:table-cell>
          <table:table-cell office:value-type="float" office:value="-61.9489974975586" calcext:value-type="float">
            <text:p>-61,9489974975586</text:p>
          </table:table-cell>
          <table:table-cell office:value-type="float" office:value="-61.9370460510254" calcext:value-type="float">
            <text:p>-61,9370460510254</text:p>
          </table:table-cell>
          <table:table-cell office:value-type="float" office:value="-61.9445991516113" calcext:value-type="float">
            <text:p>-61,9445991516113</text:p>
          </table:table-cell>
          <table:table-cell office:value-type="float" office:value="-61.9480781555176" calcext:value-type="float">
            <text:p>-61,9480781555176</text:p>
          </table:table-cell>
          <table:table-cell office:value-type="float" office:value="-61.9489974975586" calcext:value-type="float">
            <text:p>-61,9489974975586</text:p>
          </table:table-cell>
          <table:table-cell office:value-type="float" office:value="-61.9551200866699" calcext:value-type="float">
            <text:p>-61,9551200866699</text:p>
          </table:table-cell>
          <table:table-cell office:value-type="float" office:value="-61.9418029785156" calcext:value-type="float">
            <text:p>-61,9418029785156</text:p>
          </table:table-cell>
          <table:table-cell office:value-type="float" office:value="-61.9533576965332" calcext:value-type="float">
            <text:p>-61,9533576965332</text:p>
          </table:table-cell>
          <table:table-cell office:value-type="float" office:value="-61.9343681335449" calcext:value-type="float">
            <text:p>-61,9343681335449</text:p>
          </table:table-cell>
          <table:table-cell office:value-type="float" office:value="-61.9570808410645" calcext:value-type="float">
            <text:p>-61,9570808410645</text:p>
          </table:table-cell>
          <table:table-cell office:value-type="float" office:value="-61.9374046325684" calcext:value-type="float">
            <text:p>-61,9374046325684</text:p>
          </table:table-cell>
          <table:table-cell office:value-type="float" office:value="-61.956241607666" calcext:value-type="float">
            <text:p>-61,956241607666</text:p>
          </table:table-cell>
          <table:table-cell office:value-type="float" office:value="-61.9281005859375" calcext:value-type="float">
            <text:p>-61,9281005859375</text:p>
          </table:table-cell>
          <table:table-cell office:value-type="float" office:value="-61.9265441894531" calcext:value-type="float">
            <text:p>-61,9265441894531</text:p>
          </table:table-cell>
          <table:table-cell office:value-type="float" office:value="-61.951717376709" calcext:value-type="float">
            <text:p>-61,951717376709</text:p>
          </table:table-cell>
          <table:table-cell office:value-type="float" office:value="-61.9509963989258" calcext:value-type="float">
            <text:p>-61,9509963989258</text:p>
          </table:table-cell>
          <table:table-cell office:value-type="float" office:value="-61.9520378112793" calcext:value-type="float">
            <text:p>-61,9520378112793</text:p>
          </table:table-cell>
          <table:table-cell office:value-type="float" office:value="-61.9354476928711" calcext:value-type="float">
            <text:p>-61,9354476928711</text:p>
          </table:table-cell>
          <table:table-cell office:value-type="float" office:value="-61.9497184753418" calcext:value-type="float">
            <text:p>-61,9497184753418</text:p>
          </table:table-cell>
          <table:table-cell office:value-type="float" office:value="-61.9392433166504" calcext:value-type="float">
            <text:p>-61,9392433166504</text:p>
          </table:table-cell>
          <table:table-cell office:value-type="float" office:value="-61.9578857421875" calcext:value-type="float">
            <text:p>-61,9578857421875</text:p>
          </table:table-cell>
          <table:table-cell office:value-type="float" office:value="-61.9393196105957" calcext:value-type="float">
            <text:p>-61,9393196105957</text:p>
          </table:table-cell>
          <table:table-cell office:value-type="float" office:value="-61.9494781494141" calcext:value-type="float">
            <text:p>-61,9494781494141</text:p>
          </table:table-cell>
          <table:table-cell office:value-type="float" office:value="-61.9443206787109" calcext:value-type="float">
            <text:p>-61,9443206787109</text:p>
          </table:table-cell>
          <table:table-cell office:value-type="float" office:value="-61.9300575256348" calcext:value-type="float">
            <text:p>-61,9300575256348</text:p>
          </table:table-cell>
          <table:table-cell office:value-type="float" office:value="-61.9465560913086" calcext:value-type="float">
            <text:p>-61,9465560913086</text:p>
          </table:table-cell>
          <table:table-cell office:value-type="float" office:value="-61.9344100952148" calcext:value-type="float">
            <text:p>-61,9344100952148</text:p>
          </table:table-cell>
          <table:table-cell office:value-type="float" office:value="-61.9421195983887" calcext:value-type="float">
            <text:p>-61,9421195983887</text:p>
          </table:table-cell>
          <table:table-cell office:value-type="float" office:value="-61.9387626647949" calcext:value-type="float">
            <text:p>-61,9387626647949</text:p>
          </table:table-cell>
          <table:table-cell office:value-type="float" office:value="-61.9371681213379" calcext:value-type="float">
            <text:p>-61,9371681213379</text:p>
          </table:table-cell>
          <table:table-cell office:value-type="float" office:value="-61.9477996826172" calcext:value-type="float">
            <text:p>-61,9477996826172</text:p>
          </table:table-cell>
          <table:table-cell office:value-type="float" office:value="-61.936164855957" calcext:value-type="float">
            <text:p>-61,936164855957</text:p>
          </table:table-cell>
          <table:table-cell office:value-type="float" office:value="-61.9511566162109" calcext:value-type="float">
            <text:p>-61,9511566162109</text:p>
          </table:table-cell>
          <table:table-cell office:value-type="float" office:value="-61.9447174072266" calcext:value-type="float">
            <text:p>-61,9447174072266</text:p>
          </table:table-cell>
          <table:table-cell office:value-type="float" office:value="-61.9480361938477" calcext:value-type="float">
            <text:p>-61,9480361938477</text:p>
          </table:table-cell>
          <table:table-cell office:value-type="float" office:value="-61.9400825500488" calcext:value-type="float">
            <text:p>-61,9400825500488</text:p>
          </table:table-cell>
          <table:table-cell office:value-type="float" office:value="-61.9416389465332" calcext:value-type="float">
            <text:p>-61,9416389465332</text:p>
          </table:table-cell>
          <table:table-cell office:value-type="float" office:value="-61.962287902832" calcext:value-type="float">
            <text:p>-61,962287902832</text:p>
          </table:table-cell>
          <table:table-cell office:value-type="float" office:value="-61.9505996704102" calcext:value-type="float">
            <text:p>-61,9505996704102</text:p>
          </table:table-cell>
          <table:table-cell office:value-type="float" office:value="-61.9385223388672" calcext:value-type="float">
            <text:p>-61,9385223388672</text:p>
          </table:table-cell>
          <table:table-cell office:value-type="float" office:value="-61.9402389526367" calcext:value-type="float">
            <text:p>-61,9402389526367</text:p>
          </table:table-cell>
          <table:table-cell office:value-type="float" office:value="-61.931095123291" calcext:value-type="float">
            <text:p>-61,931095123291</text:p>
          </table:table-cell>
          <table:table-cell office:value-type="float" office:value="-61.9167785644531" calcext:value-type="float">
            <text:p>-61,9167785644531</text:p>
          </table:table-cell>
          <table:table-cell office:value-type="float" office:value="-61.9523162841797" calcext:value-type="float">
            <text:p>-61,9523162841797</text:p>
          </table:table-cell>
          <table:table-cell office:value-type="float" office:value="-61.9468765258789" calcext:value-type="float">
            <text:p>-61,9468765258789</text:p>
          </table:table-cell>
          <table:table-cell office:value-type="float" office:value="-61.9237518310547" calcext:value-type="float">
            <text:p>-61,9237518310547</text:p>
          </table:table-cell>
          <table:table-cell office:value-type="float" office:value="-61.9413223266602" calcext:value-type="float">
            <text:p>-61,9413223266602</text:p>
          </table:table-cell>
          <table:table-cell office:value-type="float" office:value="-61.9410018920898" calcext:value-type="float">
            <text:p>-61,9410018920898</text:p>
          </table:table-cell>
          <table:table-cell office:value-type="float" office:value="-61.9514770507813" calcext:value-type="float">
            <text:p>-61,9514770507813</text:p>
          </table:table-cell>
          <table:table-cell office:value-type="float" office:value="-61.9532012939453" calcext:value-type="float">
            <text:p>-61,9532012939453</text:p>
          </table:table-cell>
          <table:table-cell office:value-type="float" office:value="-61.9523582458496" calcext:value-type="float">
            <text:p>-61,9523582458496</text:p>
          </table:table-cell>
          <table:table-cell office:value-type="float" office:value="-61.941837310791" calcext:value-type="float">
            <text:p>-61,941837310791</text:p>
          </table:table-cell>
          <table:table-cell office:value-type="float" office:value="-61.9335289001465" calcext:value-type="float">
            <text:p>-61,9335289001465</text:p>
          </table:table-cell>
          <table:table-cell office:value-type="float" office:value="-61.944637298584" calcext:value-type="float">
            <text:p>-61,944637298584</text:p>
          </table:table-cell>
          <table:table-cell office:value-type="float" office:value="-61.9441986083984" calcext:value-type="float">
            <text:p>-61,9441986083984</text:p>
          </table:table-cell>
          <table:table-cell office:value-type="float" office:value="-61.9584007263184" calcext:value-type="float">
            <text:p>-61,9584007263184</text:p>
          </table:table-cell>
          <table:table-cell office:value-type="float" office:value="-61.9486770629883" calcext:value-type="float">
            <text:p>-61,9486770629883</text:p>
          </table:table-cell>
          <table:table-cell office:value-type="float" office:value="-61.9525184631348" calcext:value-type="float">
            <text:p>-61,9525184631348</text:p>
          </table:table-cell>
          <table:table-cell office:value-type="float" office:value="-61.9536399841309" calcext:value-type="float">
            <text:p>-61,9536399841309</text:p>
          </table:table-cell>
          <table:table-cell office:value-type="float" office:value="-61.962646484375" calcext:value-type="float">
            <text:p>-61,962646484375</text:p>
          </table:table-cell>
          <table:table-cell office:value-type="float" office:value="-61.9524383544922" calcext:value-type="float">
            <text:p>-61,9524383544922</text:p>
          </table:table-cell>
          <table:table-cell office:value-type="float" office:value="-61.9487991333008" calcext:value-type="float">
            <text:p>-61,9487991333008</text:p>
          </table:table-cell>
          <table:table-cell office:value-type="float" office:value="-61.9577598571777" calcext:value-type="float">
            <text:p>-61,9577598571777</text:p>
          </table:table-cell>
          <table:table-cell office:value-type="float" office:value="-61.9443206787109" calcext:value-type="float">
            <text:p>-61,9443206787109</text:p>
          </table:table-cell>
          <table:table-cell office:value-type="float" office:value="-61.952995300293" calcext:value-type="float">
            <text:p>-61,952995300293</text:p>
          </table:table-cell>
          <table:table-cell office:value-type="float" office:value="-61.9463577270508" calcext:value-type="float">
            <text:p>-61,9463577270508</text:p>
          </table:table-cell>
          <table:table-cell office:value-type="float" office:value="-61.9463157653809" calcext:value-type="float">
            <text:p>-61,9463157653809</text:p>
          </table:table-cell>
          <table:table-cell office:value-type="float" office:value="-61.9598426818848" calcext:value-type="float">
            <text:p>-61,9598426818848</text:p>
          </table:table-cell>
          <table:table-cell office:value-type="float" office:value="-61.9406433105469" calcext:value-type="float">
            <text:p>-61,9406433105469</text:p>
          </table:table-cell>
          <table:table-cell office:value-type="float" office:value="-61.9434776306152" calcext:value-type="float">
            <text:p>-61,9434776306152</text:p>
          </table:table-cell>
          <table:table-cell office:value-type="float" office:value="-61.9420394897461" calcext:value-type="float">
            <text:p>-61,9420394897461</text:p>
          </table:table-cell>
          <table:table-cell office:value-type="float" office:value="-61.9465980529785" calcext:value-type="float">
            <text:p>-61,9465980529785</text:p>
          </table:table-cell>
          <table:table-cell office:value-type="float" office:value="-61.9400825500488" calcext:value-type="float">
            <text:p>-61,9400825500488</text:p>
          </table:table-cell>
          <table:table-cell office:value-type="float" office:value="-61.9624900817871" calcext:value-type="float">
            <text:p>-61,9624900817871</text:p>
          </table:table-cell>
          <table:table-cell office:value-type="float" office:value="-61.9385223388672" calcext:value-type="float">
            <text:p>-61,9385223388672</text:p>
          </table:table-cell>
          <table:table-cell office:value-type="float" office:value="-61.9446754455566" calcext:value-type="float">
            <text:p>-61,9446754455566</text:p>
          </table:table-cell>
          <table:table-cell office:value-type="float" office:value="-61.9517974853516" calcext:value-type="float">
            <text:p>-61,9517974853516</text:p>
          </table:table-cell>
          <table:table-cell office:value-type="float" office:value="-61.9453582763672" calcext:value-type="float">
            <text:p>-61,9453582763672</text:p>
          </table:table-cell>
          <table:table-cell office:value-type="float" office:value="-61.9487571716309" calcext:value-type="float">
            <text:p>-61,9487571716309</text:p>
          </table:table-cell>
          <table:table-cell office:value-type="float" office:value="-61.938606262207" calcext:value-type="float">
            <text:p>-61,938606262207</text:p>
          </table:table-cell>
          <table:table-cell office:value-type="float" office:value="-61.948356628418" calcext:value-type="float">
            <text:p>-61,948356628418</text:p>
          </table:table-cell>
          <table:table-cell office:value-type="float" office:value="-61.9348068237305" calcext:value-type="float">
            <text:p>-61,9348068237305</text:p>
          </table:table-cell>
          <table:table-cell office:value-type="float" office:value="-61.9364471435547" calcext:value-type="float">
            <text:p>-61,9364471435547</text:p>
          </table:table-cell>
          <table:table-cell office:value-type="float" office:value="-61.9482383728027" calcext:value-type="float">
            <text:p>-61,9482383728027</text:p>
          </table:table-cell>
          <table:table-cell office:value-type="float" office:value="-61.9558372497559" calcext:value-type="float">
            <text:p>-61,9558372497559</text:p>
          </table:table-cell>
          <table:table-cell office:value-type="float" office:value="-61.9550399780273" calcext:value-type="float">
            <text:p>-61,9550399780273</text:p>
          </table:table-cell>
          <table:table-cell office:value-type="float" office:value="-61.9467544555664" calcext:value-type="float">
            <text:p>-61,9467544555664</text:p>
          </table:table-cell>
          <table:table-cell office:value-type="float" office:value="-61.9614448547363" calcext:value-type="float">
            <text:p>-61,9614448547363</text:p>
          </table:table-cell>
          <table:table-cell office:value-type="float" office:value="-61.9529190063477" calcext:value-type="float">
            <text:p>-61,9529190063477</text:p>
          </table:table-cell>
          <table:table-cell office:value-type="float" office:value="-61.949275970459" calcext:value-type="float">
            <text:p>-61,949275970459</text:p>
          </table:table-cell>
          <table:table-cell office:value-type="float" office:value="-61.9576034545898" calcext:value-type="float">
            <text:p>-61,9576034545898</text:p>
          </table:table-cell>
          <table:table-cell office:value-type="float" office:value="-61.9447593688965" calcext:value-type="float">
            <text:p>-61,9447593688965</text:p>
          </table:table-cell>
          <table:table-cell office:value-type="float" office:value="-61.9454383850098" calcext:value-type="float">
            <text:p>-61,9454383850098</text:p>
          </table:table-cell>
          <table:table-cell office:value-type="float" office:value="-61.9645309448242" calcext:value-type="float">
            <text:p>-61,9645309448242</text:p>
          </table:table-cell>
          <table:table-cell office:value-type="float" office:value="-61.9517593383789" calcext:value-type="float">
            <text:p>-61,9517593383789</text:p>
          </table:table-cell>
          <table:table-cell office:value-type="float" office:value="-61.9757614135742" calcext:value-type="float">
            <text:p>-61,9757614135742</text:p>
          </table:table-cell>
          <table:table-cell office:value-type="float" office:value="-61.9562797546387" calcext:value-type="float">
            <text:p>-61,9562797546387</text:p>
          </table:table-cell>
          <table:table-cell office:value-type="float" office:value="-61.9433174133301" calcext:value-type="float">
            <text:p>-61,9433174133301</text:p>
          </table:table-cell>
          <table:table-cell office:value-type="float" office:value="-61.9555969238281" calcext:value-type="float">
            <text:p>-61,9555969238281</text:p>
          </table:table-cell>
          <table:table-cell office:value-type="float" office:value="-61.9690208435059" calcext:value-type="float">
            <text:p>-61,9690208435059</text:p>
          </table:table-cell>
          <table:table-cell office:value-type="float" office:value="-61.9593620300293" calcext:value-type="float">
            <text:p>-61,9593620300293</text:p>
          </table:table-cell>
          <table:table-cell office:value-type="float" office:value="-61.9700241088867" calcext:value-type="float">
            <text:p>-61,9700241088867</text:p>
          </table:table-cell>
          <table:table-cell office:value-type="float" office:value="-61.9686622619629" calcext:value-type="float">
            <text:p>-61,9686622619629</text:p>
          </table:table-cell>
          <table:table-cell office:value-type="float" office:value="-61.9705467224121" calcext:value-type="float">
            <text:p>-61,9705467224121</text:p>
          </table:table-cell>
          <table:table-cell office:value-type="float" office:value="-61.9587211608887" calcext:value-type="float">
            <text:p>-61,9587211608887</text:p>
          </table:table-cell>
          <table:table-cell office:value-type="float" office:value="-61.9688606262207" calcext:value-type="float">
            <text:p>-61,9688606262207</text:p>
          </table:table-cell>
          <table:table-cell office:value-type="float" office:value="-61.9534416198731" calcext:value-type="float">
            <text:p>-61,9534416198731</text:p>
          </table:table-cell>
          <table:table-cell office:value-type="float" office:value="-61.9576454162598" calcext:value-type="float">
            <text:p>-61,9576454162598</text:p>
          </table:table-cell>
          <table:table-cell office:value-type="float" office:value="-61.960563659668" calcext:value-type="float">
            <text:p>-61,960563659668</text:p>
          </table:table-cell>
          <table:table-cell office:value-type="float" office:value="-61.9605255126953" calcext:value-type="float">
            <text:p>-61,9605255126953</text:p>
          </table:table-cell>
          <table:table-cell office:value-type="float" office:value="-61.9753570556641" calcext:value-type="float">
            <text:p>-61,9753570556641</text:p>
          </table:table-cell>
          <table:table-cell office:value-type="float" office:value="-61.9665794372559" calcext:value-type="float">
            <text:p>-61,9665794372559</text:p>
          </table:table-cell>
          <table:table-cell office:value-type="float" office:value="-61.950798034668" calcext:value-type="float">
            <text:p>-61,950798034668</text:p>
          </table:table-cell>
          <table:table-cell office:value-type="float" office:value="-61.9520378112793" calcext:value-type="float">
            <text:p>-61,9520378112793</text:p>
          </table:table-cell>
          <table:table-cell office:value-type="float" office:value="-61.9746360778809" calcext:value-type="float">
            <text:p>-61,9746360778809</text:p>
          </table:table-cell>
          <table:table-cell office:value-type="float" office:value="-61.9766426086426" calcext:value-type="float">
            <text:p>-61,9766426086426</text:p>
          </table:table-cell>
          <table:table-cell office:value-type="float" office:value="-61.9748382568359" calcext:value-type="float">
            <text:p>-61,9748382568359</text:p>
          </table:table-cell>
          <table:table-cell office:value-type="float" office:value="-61.9577598571777" calcext:value-type="float">
            <text:p>-61,9577598571777</text:p>
          </table:table-cell>
          <table:table-cell office:value-type="float" office:value="-61.9609642028809" calcext:value-type="float">
            <text:p>-61,9609642028809</text:p>
          </table:table-cell>
          <table:table-cell office:value-type="float" office:value="-61.9617691040039" calcext:value-type="float">
            <text:p>-61,9617691040039</text:p>
          </table:table-cell>
          <table:table-cell office:value-type="float" office:value="-61.9635276794434" calcext:value-type="float">
            <text:p>-61,9635276794434</text:p>
          </table:table-cell>
          <table:table-cell office:value-type="float" office:value="-61.9539222717285" calcext:value-type="float">
            <text:p>-61,9539222717285</text:p>
          </table:table-cell>
          <table:table-cell office:value-type="float" office:value="-61.967658996582" calcext:value-type="float">
            <text:p>-61,967658996582</text:p>
          </table:table-cell>
          <table:table-cell office:value-type="float" office:value="-61.9696235656738" calcext:value-type="float">
            <text:p>-61,9696235656738</text:p>
          </table:table-cell>
          <table:table-cell office:value-type="float" office:value="-61.9508399963379" calcext:value-type="float">
            <text:p>-61,9508399963379</text:p>
          </table:table-cell>
          <table:table-cell office:value-type="float" office:value="-61.959602355957" calcext:value-type="float">
            <text:p>-61,959602355957</text:p>
          </table:table-cell>
          <table:table-cell office:value-type="float" office:value="-61.961727142334" calcext:value-type="float">
            <text:p>-61,961727142334</text:p>
          </table:table-cell>
          <table:table-cell office:value-type="float" office:value="-61.9721908569336" calcext:value-type="float">
            <text:p>-61,9721908569336</text:p>
          </table:table-cell>
          <table:table-cell office:value-type="float" office:value="-61.9725494384766" calcext:value-type="float">
            <text:p>-61,9725494384766</text:p>
          </table:table-cell>
          <table:table-cell office:value-type="float" office:value="-61.968620300293" calcext:value-type="float">
            <text:p>-61,968620300293</text:p>
          </table:table-cell>
          <table:table-cell office:value-type="float" office:value="-61.9792518615723" calcext:value-type="float">
            <text:p>-61,9792518615723</text:p>
          </table:table-cell>
          <table:table-cell office:value-type="float" office:value="-61.9702644348145" calcext:value-type="float">
            <text:p>-61,9702644348145</text:p>
          </table:table-cell>
          <table:table-cell office:value-type="float" office:value="-61.9710693359375" calcext:value-type="float">
            <text:p>-61,9710693359375</text:p>
          </table:table-cell>
          <table:table-cell office:value-type="float" office:value="-61.9772415161133" calcext:value-type="float">
            <text:p>-61,9772415161133</text:p>
          </table:table-cell>
          <table:table-cell office:value-type="float" office:value="-61.9796943664551" calcext:value-type="float">
            <text:p>-61,9796943664551</text:p>
          </table:table-cell>
          <table:table-cell office:value-type="float" office:value="-61.9873657226563" calcext:value-type="float">
            <text:p>-61,9873657226563</text:p>
          </table:table-cell>
          <table:table-cell office:value-type="float" office:value="-61.9671783447266" calcext:value-type="float">
            <text:p>-61,9671783447266</text:p>
          </table:table-cell>
          <table:table-cell office:value-type="float" office:value="-61.9635696411133" calcext:value-type="float">
            <text:p>-61,9635696411133</text:p>
          </table:table-cell>
          <table:table-cell office:value-type="float" office:value="-61.9816207885742" calcext:value-type="float">
            <text:p>-61,9816207885742</text:p>
          </table:table-cell>
          <table:table-cell office:value-type="float" office:value="-61.9748382568359" calcext:value-type="float">
            <text:p>-61,9748382568359</text:p>
          </table:table-cell>
          <table:table-cell office:value-type="float" office:value="-61.9675788879395" calcext:value-type="float">
            <text:p>-61,9675788879395</text:p>
          </table:table-cell>
          <table:table-cell office:value-type="float" office:value="-61.9801750183106" calcext:value-type="float">
            <text:p>-61,9801750183106</text:p>
          </table:table-cell>
          <table:table-cell office:value-type="float" office:value="-61.9652137756348" calcext:value-type="float">
            <text:p>-61,9652137756348</text:p>
          </table:table-cell>
          <table:table-cell office:value-type="float" office:value="-61.9804573059082" calcext:value-type="float">
            <text:p>-61,9804573059082</text:p>
          </table:table-cell>
          <table:table-cell office:value-type="float" office:value="-61.9856758117676" calcext:value-type="float">
            <text:p>-61,9856758117676</text:p>
          </table:table-cell>
          <table:table-cell office:value-type="float" office:value="-61.9626083374023" calcext:value-type="float">
            <text:p>-61,9626083374023</text:p>
          </table:table-cell>
          <table:table-cell office:value-type="float" office:value="-61.9741935729981" calcext:value-type="float">
            <text:p>-61,9741935729981</text:p>
          </table:table-cell>
          <table:table-cell office:value-type="float" office:value="-61.9640884399414" calcext:value-type="float">
            <text:p>-61,9640884399414</text:p>
          </table:table-cell>
          <table:table-cell office:value-type="float" office:value="-61.9608879089356" calcext:value-type="float">
            <text:p>-61,9608879089356</text:p>
          </table:table-cell>
          <table:table-cell office:value-type="float" office:value="-61.9938354492188" calcext:value-type="float">
            <text:p>-61,9938354492188</text:p>
          </table:table-cell>
          <table:table-cell office:value-type="float" office:value="-61.9813804626465" calcext:value-type="float">
            <text:p>-61,9813804626465</text:p>
          </table:table-cell>
          <table:table-cell office:value-type="float" office:value="-61.9667778015137" calcext:value-type="float">
            <text:p>-61,9667778015137</text:p>
          </table:table-cell>
          <table:table-cell office:value-type="float" office:value="-61.9897766113281" calcext:value-type="float">
            <text:p>-61,9897766113281</text:p>
          </table:table-cell>
          <table:table-cell office:value-type="float" office:value="-61.9859580993652" calcext:value-type="float">
            <text:p>-61,9859580993652</text:p>
          </table:table-cell>
          <table:table-cell office:value-type="float" office:value="-61.9723892211914" calcext:value-type="float">
            <text:p>-61,9723892211914</text:p>
          </table:table-cell>
          <table:table-cell office:value-type="float" office:value="-61.9857940673828" calcext:value-type="float">
            <text:p>-61,9857940673828</text:p>
          </table:table-cell>
          <table:table-cell office:value-type="float" office:value="-61.9560775756836" calcext:value-type="float">
            <text:p>-61,9560775756836</text:p>
          </table:table-cell>
          <table:table-cell office:value-type="float" office:value="-61.9843902587891" calcext:value-type="float">
            <text:p>-61,9843902587891</text:p>
          </table:table-cell>
          <table:table-cell office:value-type="float" office:value="-61.9941177368164" calcext:value-type="float">
            <text:p>-61,9941177368164</text:p>
          </table:table-cell>
          <table:table-cell office:value-type="float" office:value="-61.9758377075195" calcext:value-type="float">
            <text:p>-61,9758377075195</text:p>
          </table:table-cell>
          <table:table-cell office:value-type="float" office:value="-61.9761199951172" calcext:value-type="float">
            <text:p>-61,9761199951172</text:p>
          </table:table-cell>
          <table:table-cell office:value-type="float" office:value="-61.9846725463867" calcext:value-type="float">
            <text:p>-61,9846725463867</text:p>
          </table:table-cell>
          <table:table-cell office:value-type="float" office:value="-61.9833488464356" calcext:value-type="float">
            <text:p>-61,9833488464356</text:p>
          </table:table-cell>
          <table:table-cell office:value-type="float" office:value="-61.9654541015625" calcext:value-type="float">
            <text:p>-61,9654541015625</text:p>
          </table:table-cell>
          <table:table-cell office:value-type="float" office:value="-61.9937133789063" calcext:value-type="float">
            <text:p>-61,9937133789063</text:p>
          </table:table-cell>
          <table:table-cell office:value-type="float" office:value="-61.9962882995606" calcext:value-type="float">
            <text:p>-61,9962882995606</text:p>
          </table:table-cell>
          <table:table-cell office:value-type="float" office:value="-61.9877662658691" calcext:value-type="float">
            <text:p>-61,9877662658691</text:p>
          </table:table-cell>
          <table:table-cell office:value-type="float" office:value="-61.9746742248535" calcext:value-type="float">
            <text:p>-61,9746742248535</text:p>
          </table:table-cell>
          <table:table-cell office:value-type="float" office:value="-61.9791717529297" calcext:value-type="float">
            <text:p>-61,9791717529297</text:p>
          </table:table-cell>
          <table:table-cell office:value-type="float" office:value="-61.9751167297363" calcext:value-type="float">
            <text:p>-61,9751167297363</text:p>
          </table:table-cell>
          <table:table-cell office:value-type="float" office:value="-61.9909400939941" calcext:value-type="float">
            <text:p>-61,9909400939941</text:p>
          </table:table-cell>
          <table:table-cell office:value-type="float" office:value="-61.9773254394531" calcext:value-type="float">
            <text:p>-61,9773254394531</text:p>
          </table:table-cell>
          <table:table-cell office:value-type="float" office:value="-61.993953704834" calcext:value-type="float">
            <text:p>-61,993953704834</text:p>
          </table:table-cell>
          <table:table-cell office:value-type="float" office:value="-61.9920654296875" calcext:value-type="float">
            <text:p>-61,9920654296875</text:p>
          </table:table-cell>
          <table:table-cell office:value-type="float" office:value="-61.9690628051758" calcext:value-type="float">
            <text:p>-61,9690628051758</text:p>
          </table:table-cell>
          <table:table-cell office:value-type="float" office:value="-61.9543190002441" calcext:value-type="float">
            <text:p>-61,9543190002441</text:p>
          </table:table-cell>
          <table:table-cell office:value-type="float" office:value="-61.9853515625" calcext:value-type="float">
            <text:p>-61,9853515625</text:p>
          </table:table-cell>
          <table:table-cell office:value-type="float" office:value="-62.0108985900879" calcext:value-type="float">
            <text:p>-62,0108985900879</text:p>
          </table:table-cell>
          <table:table-cell office:value-type="float" office:value="-62.0097732543945" calcext:value-type="float">
            <text:p>-62,0097732543945</text:p>
          </table:table-cell>
          <table:table-cell office:value-type="float" office:value="-61.9890937805176" calcext:value-type="float">
            <text:p>-61,9890937805176</text:p>
          </table:table-cell>
          <table:table-cell office:value-type="float" office:value="-61.9978561401367" calcext:value-type="float">
            <text:p>-61,9978561401367</text:p>
          </table:table-cell>
          <table:table-cell office:value-type="float" office:value="-61.9829063415527" calcext:value-type="float">
            <text:p>-61,9829063415527</text:p>
          </table:table-cell>
          <table:table-cell office:value-type="float" office:value="-61.994197845459" calcext:value-type="float">
            <text:p>-61,994197845459</text:p>
          </table:table-cell>
          <table:table-cell office:value-type="float" office:value="-61.9852752685547" calcext:value-type="float">
            <text:p>-61,9852752685547</text:p>
          </table:table-cell>
          <table:table-cell office:value-type="float" office:value="-61.9972915649414" calcext:value-type="float">
            <text:p>-61,9972915649414</text:p>
          </table:table-cell>
          <table:table-cell office:value-type="float" office:value="-61.9956436157227" calcext:value-type="float">
            <text:p>-61,9956436157227</text:p>
          </table:table-cell>
          <table:table-cell office:value-type="float" office:value="-61.9937553405762" calcext:value-type="float">
            <text:p>-61,9937553405762</text:p>
          </table:table-cell>
          <table:table-cell office:value-type="float" office:value="-61.9985008239746" calcext:value-type="float">
            <text:p>-61,9985008239746</text:p>
          </table:table-cell>
          <table:table-cell office:value-type="float" office:value="-61.9972534179688" calcext:value-type="float">
            <text:p>-61,9972534179688</text:p>
          </table:table-cell>
          <table:table-cell office:value-type="float" office:value="-62.0007133483887" calcext:value-type="float">
            <text:p>-62,0007133483887</text:p>
          </table:table-cell>
          <table:table-cell office:value-type="float" office:value="-62.0059089660645" calcext:value-type="float">
            <text:p>-62,0059089660645</text:p>
          </table:table-cell>
          <table:table-cell office:value-type="float" office:value="-61.9848709106445" calcext:value-type="float">
            <text:p>-61,9848709106445</text:p>
          </table:table-cell>
          <table:table-cell office:value-type="float" office:value="-61.9970512390137" calcext:value-type="float">
            <text:p>-61,9970512390137</text:p>
          </table:table-cell>
          <table:table-cell office:value-type="float" office:value="-62.005744934082" calcext:value-type="float">
            <text:p>-62,005744934082</text:p>
          </table:table-cell>
          <table:table-cell office:value-type="float" office:value="-61.9945602416992" calcext:value-type="float">
            <text:p>-61,9945602416992</text:p>
          </table:table-cell>
          <table:table-cell office:value-type="float" office:value="-61.9862403869629" calcext:value-type="float">
            <text:p>-61,9862403869629</text:p>
          </table:table-cell>
          <table:table-cell office:value-type="float" office:value="-61.9715080261231" calcext:value-type="float">
            <text:p>-61,9715080261231</text:p>
          </table:table-cell>
          <table:table-cell office:value-type="float" office:value="-61.9902992248535" calcext:value-type="float">
            <text:p>-61,9902992248535</text:p>
          </table:table-cell>
          <table:table-cell office:value-type="float" office:value="-61.9910583496094" calcext:value-type="float">
            <text:p>-61,9910583496094</text:p>
          </table:table-cell>
          <table:table-cell office:value-type="float" office:value="-61.9894943237305" calcext:value-type="float">
            <text:p>-61,9894943237305</text:p>
          </table:table-cell>
          <table:table-cell office:value-type="float" office:value="-62.0011940002441" calcext:value-type="float">
            <text:p>-62,0011940002441</text:p>
          </table:table-cell>
        </table:table-row>
        <table:table-row table:style-name="ro1">
          <table:table-cell office:value-type="float" office:value="-62.1445922851563" calcext:value-type="float">
            <text:p>-62,1445922851563</text:p>
          </table:table-cell>
          <table:table-cell office:value-type="float" office:value="-62.1376419067383" calcext:value-type="float">
            <text:p>-62,1376419067383</text:p>
          </table:table-cell>
          <table:table-cell office:value-type="float" office:value="-62.1361656188965" calcext:value-type="float">
            <text:p>-62,1361656188965</text:p>
          </table:table-cell>
          <table:table-cell office:value-type="float" office:value="-62.1333503723145" calcext:value-type="float">
            <text:p>-62,1333503723145</text:p>
          </table:table-cell>
          <table:table-cell office:value-type="float" office:value="-62.1119232177734" calcext:value-type="float">
            <text:p>-62,1119232177734</text:p>
          </table:table-cell>
          <table:table-cell office:value-type="float" office:value="-62.1340408325195" calcext:value-type="float">
            <text:p>-62,1340408325195</text:p>
          </table:table-cell>
          <table:table-cell office:value-type="float" office:value="-62.1371116638184" calcext:value-type="float">
            <text:p>-62,1371116638184</text:p>
          </table:table-cell>
          <table:table-cell office:value-type="float" office:value="-62.1272621154785" calcext:value-type="float">
            <text:p>-62,1272621154785</text:p>
          </table:table-cell>
          <table:table-cell office:value-type="float" office:value="-62.1334686279297" calcext:value-type="float">
            <text:p>-62,1334686279297</text:p>
          </table:table-cell>
          <table:table-cell office:value-type="float" office:value="-62.1246109008789" calcext:value-type="float">
            <text:p>-62,1246109008789</text:p>
          </table:table-cell>
          <table:table-cell office:value-type="float" office:value="-62.1299171447754" calcext:value-type="float">
            <text:p>-62,1299171447754</text:p>
          </table:table-cell>
          <table:table-cell office:value-type="float" office:value="-62.1382522583008" calcext:value-type="float">
            <text:p>-62,1382522583008</text:p>
          </table:table-cell>
          <table:table-cell office:value-type="float" office:value="-62.1228141784668" calcext:value-type="float">
            <text:p>-62,1228141784668</text:p>
          </table:table-cell>
          <table:table-cell office:value-type="float" office:value="-62.121509552002" calcext:value-type="float">
            <text:p>-62,121509552002</text:p>
          </table:table-cell>
          <table:table-cell office:value-type="float" office:value="-62.1405029296875" calcext:value-type="float">
            <text:p>-62,1405029296875</text:p>
          </table:table-cell>
          <table:table-cell office:value-type="float" office:value="-62.1447982788086" calcext:value-type="float">
            <text:p>-62,1447982788086</text:p>
          </table:table-cell>
          <table:table-cell office:value-type="float" office:value="-62.1313095092773" calcext:value-type="float">
            <text:p>-62,1313095092773</text:p>
          </table:table-cell>
          <table:table-cell office:value-type="float" office:value="-62.1316299438477" calcext:value-type="float">
            <text:p>-62,1316299438477</text:p>
          </table:table-cell>
          <table:table-cell office:value-type="float" office:value="-62.1376419067383" calcext:value-type="float">
            <text:p>-62,1376419067383</text:p>
          </table:table-cell>
          <table:table-cell office:value-type="float" office:value="-62.1350212097168" calcext:value-type="float">
            <text:p>-62,1350212097168</text:p>
          </table:table-cell>
          <table:table-cell office:value-type="float" office:value="-62.1239967346191" calcext:value-type="float">
            <text:p>-62,1239967346191</text:p>
          </table:table-cell>
          <table:table-cell office:value-type="float" office:value="-62.1683502197266" calcext:value-type="float">
            <text:p>-62,1683502197266</text:p>
          </table:table-cell>
          <table:table-cell office:value-type="float" office:value="-62.1260757446289" calcext:value-type="float">
            <text:p>-62,1260757446289</text:p>
          </table:table-cell>
          <table:table-cell office:value-type="float" office:value="-62.1547889709473" calcext:value-type="float">
            <text:p>-62,1547889709473</text:p>
          </table:table-cell>
          <table:table-cell office:value-type="float" office:value="-62.1437759399414" calcext:value-type="float">
            <text:p>-62,1437759399414</text:p>
          </table:table-cell>
          <table:table-cell office:value-type="float" office:value="-62.1411972045898" calcext:value-type="float">
            <text:p>-62,1411972045898</text:p>
          </table:table-cell>
          <table:table-cell office:value-type="float" office:value="-62.1447982788086" calcext:value-type="float">
            <text:p>-62,1447982788086</text:p>
          </table:table-cell>
          <table:table-cell office:value-type="float" office:value="-62.156421661377" calcext:value-type="float">
            <text:p>-62,156421661377</text:p>
          </table:table-cell>
          <table:table-cell office:value-type="float" office:value="-62.1443862915039" calcext:value-type="float">
            <text:p>-62,1443862915039</text:p>
          </table:table-cell>
          <table:table-cell office:value-type="float" office:value="-62.1474990844727" calcext:value-type="float">
            <text:p>-62,1474990844727</text:p>
          </table:table-cell>
          <table:table-cell office:value-type="float" office:value="-62.1539688110352" calcext:value-type="float">
            <text:p>-62,1539688110352</text:p>
          </table:table-cell>
          <table:table-cell office:value-type="float" office:value="-62.1375999450684" calcext:value-type="float">
            <text:p>-62,1375999450684</text:p>
          </table:table-cell>
          <table:table-cell office:value-type="float" office:value="-62.1405868530273" calcext:value-type="float">
            <text:p>-62,1405868530273</text:p>
          </table:table-cell>
          <table:table-cell office:value-type="float" office:value="-62.1413612365723" calcext:value-type="float">
            <text:p>-62,1413612365723</text:p>
          </table:table-cell>
          <table:table-cell office:value-type="float" office:value="-62.1407890319824" calcext:value-type="float">
            <text:p>-62,1407890319824</text:p>
          </table:table-cell>
          <table:table-cell office:value-type="float" office:value="-62.1365776062012" calcext:value-type="float">
            <text:p>-62,1365776062012</text:p>
          </table:table-cell>
          <table:table-cell office:value-type="float" office:value="-62.1416053771973" calcext:value-type="float">
            <text:p>-62,1416053771973</text:p>
          </table:table-cell>
          <table:table-cell office:value-type="float" office:value="-62.1314697265625" calcext:value-type="float">
            <text:p>-62,1314697265625</text:p>
          </table:table-cell>
          <table:table-cell office:value-type="float" office:value="-62.1563034057617" calcext:value-type="float">
            <text:p>-62,1563034057617</text:p>
          </table:table-cell>
          <table:table-cell office:value-type="float" office:value="-62.1294288635254" calcext:value-type="float">
            <text:p>-62,1294288635254</text:p>
          </table:table-cell>
          <table:table-cell office:value-type="float" office:value="-62.1381301879883" calcext:value-type="float">
            <text:p>-62,1381301879883</text:p>
          </table:table-cell>
          <table:table-cell office:value-type="float" office:value="-62.1375579833984" calcext:value-type="float">
            <text:p>-62,1375579833984</text:p>
          </table:table-cell>
          <table:table-cell office:value-type="float" office:value="-62.142505645752" calcext:value-type="float">
            <text:p>-62,142505645752</text:p>
          </table:table-cell>
          <table:table-cell office:value-type="float" office:value="-62.1560134887695" calcext:value-type="float">
            <text:p>-62,1560134887695</text:p>
          </table:table-cell>
          <table:table-cell office:value-type="float" office:value="-62.1487655639648" calcext:value-type="float">
            <text:p>-62,1487655639648</text:p>
          </table:table-cell>
          <table:table-cell office:value-type="float" office:value="-62.1407051086426" calcext:value-type="float">
            <text:p>-62,1407051086426</text:p>
          </table:table-cell>
          <table:table-cell office:value-type="float" office:value="-62.1597023010254" calcext:value-type="float">
            <text:p>-62,1597023010254</text:p>
          </table:table-cell>
          <table:table-cell office:value-type="float" office:value="-62.1397666931152" calcext:value-type="float">
            <text:p>-62,1397666931152</text:p>
          </table:table-cell>
          <table:table-cell office:value-type="float" office:value="-62.1479873657227" calcext:value-type="float">
            <text:p>-62,1479873657227</text:p>
          </table:table-cell>
          <table:table-cell office:value-type="float" office:value="-62.1614646911621" calcext:value-type="float">
            <text:p>-62,1614646911621</text:p>
          </table:table-cell>
          <table:table-cell office:value-type="float" office:value="-62.1497459411621" calcext:value-type="float">
            <text:p>-62,1497459411621</text:p>
          </table:table-cell>
          <table:table-cell office:value-type="float" office:value="-62.1359214782715" calcext:value-type="float">
            <text:p>-62,1359214782715</text:p>
          </table:table-cell>
          <table:table-cell office:value-type="float" office:value="-62.1349411010742" calcext:value-type="float">
            <text:p>-62,1349411010742</text:p>
          </table:table-cell>
          <table:table-cell office:value-type="float" office:value="-62.1509780883789" calcext:value-type="float">
            <text:p>-62,1509780883789</text:p>
          </table:table-cell>
          <table:table-cell office:value-type="float" office:value="-62.1508522033691" calcext:value-type="float">
            <text:p>-62,1508522033691</text:p>
          </table:table-cell>
          <table:table-cell office:value-type="float" office:value="-62.1503219604492" calcext:value-type="float">
            <text:p>-62,1503219604492</text:p>
          </table:table-cell>
          <table:table-cell office:value-type="float" office:value="-62.1403350830078" calcext:value-type="float">
            <text:p>-62,1403350830078</text:p>
          </table:table-cell>
          <table:table-cell office:value-type="float" office:value="-62.1527366638184" calcext:value-type="float">
            <text:p>-62,1527366638184</text:p>
          </table:table-cell>
          <table:table-cell office:value-type="float" office:value="-62.1512641906738" calcext:value-type="float">
            <text:p>-62,1512641906738</text:p>
          </table:table-cell>
          <table:table-cell office:value-type="float" office:value="-62.1190605163574" calcext:value-type="float">
            <text:p>-62,1190605163574</text:p>
          </table:table-cell>
          <table:table-cell office:value-type="float" office:value="-62.1418952941895" calcext:value-type="float">
            <text:p>-62,1418952941895</text:p>
          </table:table-cell>
          <table:table-cell office:value-type="float" office:value="-62.155933380127" calcext:value-type="float">
            <text:p>-62,155933380127</text:p>
          </table:table-cell>
          <table:table-cell office:value-type="float" office:value="-62.1491737365723" calcext:value-type="float">
            <text:p>-62,1491737365723</text:p>
          </table:table-cell>
          <table:table-cell office:value-type="float" office:value="-62.147331237793" calcext:value-type="float">
            <text:p>-62,147331237793</text:p>
          </table:table-cell>
          <table:table-cell office:value-type="float" office:value="-62.1319160461426" calcext:value-type="float">
            <text:p>-62,1319160461426</text:p>
          </table:table-cell>
          <table:table-cell office:value-type="float" office:value="-62.1419715881348" calcext:value-type="float">
            <text:p>-62,1419715881348</text:p>
          </table:table-cell>
          <table:table-cell office:value-type="float" office:value="-62.1673698425293" calcext:value-type="float">
            <text:p>-62,1673698425293</text:p>
          </table:table-cell>
          <table:table-cell office:value-type="float" office:value="-62.1420555114746" calcext:value-type="float">
            <text:p>-62,1420555114746</text:p>
          </table:table-cell>
          <table:table-cell office:value-type="float" office:value="-62.1470031738281" calcext:value-type="float">
            <text:p>-62,1470031738281</text:p>
          </table:table-cell>
          <table:table-cell office:value-type="float" office:value="-62.1567916870117" calcext:value-type="float">
            <text:p>-62,1567916870117</text:p>
          </table:table-cell>
          <table:table-cell office:value-type="float" office:value="-62.1353492736816" calcext:value-type="float">
            <text:p>-62,1353492736816</text:p>
          </table:table-cell>
          <table:table-cell office:value-type="float" office:value="-62.1441841125488" calcext:value-type="float">
            <text:p>-62,1441841125488</text:p>
          </table:table-cell>
          <table:table-cell office:value-type="float" office:value="-62.1618309020996" calcext:value-type="float">
            <text:p>-62,1618309020996</text:p>
          </table:table-cell>
          <table:table-cell office:value-type="float" office:value="-62.1492156982422" calcext:value-type="float">
            <text:p>-62,1492156982422</text:p>
          </table:table-cell>
          <table:table-cell office:value-type="float" office:value="-62.1468849182129" calcext:value-type="float">
            <text:p>-62,1468849182129</text:p>
          </table:table-cell>
          <table:table-cell office:value-type="float" office:value="-62.1381301879883" calcext:value-type="float">
            <text:p>-62,1381301879883</text:p>
          </table:table-cell>
          <table:table-cell office:value-type="float" office:value="-62.1308135986328" calcext:value-type="float">
            <text:p>-62,1308135986328</text:p>
          </table:table-cell>
          <table:table-cell office:value-type="float" office:value="-62.1569976806641" calcext:value-type="float">
            <text:p>-62,1569976806641</text:p>
          </table:table-cell>
          <table:table-cell office:value-type="float" office:value="-62.1668357849121" calcext:value-type="float">
            <text:p>-62,1668357849121</text:p>
          </table:table-cell>
          <table:table-cell office:value-type="float" office:value="-62.1395606994629" calcext:value-type="float">
            <text:p>-62,1395606994629</text:p>
          </table:table-cell>
          <table:table-cell office:value-type="float" office:value="-62.1386222839356" calcext:value-type="float">
            <text:p>-62,1386222839356</text:p>
          </table:table-cell>
          <table:table-cell office:value-type="float" office:value="-62.1433219909668" calcext:value-type="float">
            <text:p>-62,1433219909668</text:p>
          </table:table-cell>
          <table:table-cell office:value-type="float" office:value="-62.1336364746094" calcext:value-type="float">
            <text:p>-62,1336364746094</text:p>
          </table:table-cell>
          <table:table-cell office:value-type="float" office:value="-62.1731567382813" calcext:value-type="float">
            <text:p>-62,1731567382813</text:p>
          </table:table-cell>
          <table:table-cell office:value-type="float" office:value="-62.1644592285156" calcext:value-type="float">
            <text:p>-62,1644592285156</text:p>
          </table:table-cell>
          <table:table-cell office:value-type="float" office:value="-62.1513442993164" calcext:value-type="float">
            <text:p>-62,1513442993164</text:p>
          </table:table-cell>
          <table:table-cell office:value-type="float" office:value="-62.1551933288574" calcext:value-type="float">
            <text:p>-62,1551933288574</text:p>
          </table:table-cell>
          <table:table-cell office:value-type="float" office:value="-62.1526527404785" calcext:value-type="float">
            <text:p>-62,1526527404785</text:p>
          </table:table-cell>
          <table:table-cell office:value-type="float" office:value="-62.1457786560059" calcext:value-type="float">
            <text:p>-62,1457786560059</text:p>
          </table:table-cell>
          <table:table-cell office:value-type="float" office:value="-62.1405448913574" calcext:value-type="float">
            <text:p>-62,1405448913574</text:p>
          </table:table-cell>
          <table:table-cell office:value-type="float" office:value="-62.1413192749023" calcext:value-type="float">
            <text:p>-62,1413192749023</text:p>
          </table:table-cell>
          <table:table-cell office:value-type="float" office:value="-62.1623268127441" calcext:value-type="float">
            <text:p>-62,1623268127441</text:p>
          </table:table-cell>
          <table:table-cell office:value-type="float" office:value="-62.1599464416504" calcext:value-type="float">
            <text:p>-62,1599464416504</text:p>
          </table:table-cell>
          <table:table-cell office:value-type="float" office:value="-62.1684341430664" calcext:value-type="float">
            <text:p>-62,1684341430664</text:p>
          </table:table-cell>
          <table:table-cell office:value-type="float" office:value="-62.1586761474609" calcext:value-type="float">
            <text:p>-62,1586761474609</text:p>
          </table:table-cell>
          <table:table-cell office:value-type="float" office:value="-62.1594123840332" calcext:value-type="float">
            <text:p>-62,1594123840332</text:p>
          </table:table-cell>
          <table:table-cell office:value-type="float" office:value="-62.1544570922852" calcext:value-type="float">
            <text:p>-62,1544570922852</text:p>
          </table:table-cell>
          <table:table-cell office:value-type="float" office:value="-62.1724128723145" calcext:value-type="float">
            <text:p>-62,1724128723145</text:p>
          </table:table-cell>
          <table:table-cell office:value-type="float" office:value="-62.1521224975586" calcext:value-type="float">
            <text:p>-62,1521224975586</text:p>
          </table:table-cell>
          <table:table-cell office:value-type="float" office:value="-62.1418952941895" calcext:value-type="float">
            <text:p>-62,1418952941895</text:p>
          </table:table-cell>
          <table:table-cell office:value-type="float" office:value="-62.1540870666504" calcext:value-type="float">
            <text:p>-62,1540870666504</text:p>
          </table:table-cell>
          <table:table-cell office:value-type="float" office:value="-62.1524505615234" calcext:value-type="float">
            <text:p>-62,1524505615234</text:p>
          </table:table-cell>
          <table:table-cell office:value-type="float" office:value="-62.1544570922852" calcext:value-type="float">
            <text:p>-62,1544570922852</text:p>
          </table:table-cell>
          <table:table-cell office:value-type="float" office:value="-62.1501159667969" calcext:value-type="float">
            <text:p>-62,1501159667969</text:p>
          </table:table-cell>
          <table:table-cell office:value-type="float" office:value="-62.1392364501953" calcext:value-type="float">
            <text:p>-62,1392364501953</text:p>
          </table:table-cell>
          <table:table-cell office:value-type="float" office:value="-62.1443061828613" calcext:value-type="float">
            <text:p>-62,1443061828613</text:p>
          </table:table-cell>
          <table:table-cell office:value-type="float" office:value="-62.1467208862305" calcext:value-type="float">
            <text:p>-62,1467208862305</text:p>
          </table:table-cell>
          <table:table-cell office:value-type="float" office:value="-62.1388244628906" calcext:value-type="float">
            <text:p>-62,1388244628906</text:p>
          </table:table-cell>
          <table:table-cell office:value-type="float" office:value="-62.1547470092773" calcext:value-type="float">
            <text:p>-62,1547470092773</text:p>
          </table:table-cell>
          <table:table-cell office:value-type="float" office:value="-62.1553573608398" calcext:value-type="float">
            <text:p>-62,1553573608398</text:p>
          </table:table-cell>
          <table:table-cell office:value-type="float" office:value="-62.1613388061523" calcext:value-type="float">
            <text:p>-62,1613388061523</text:p>
          </table:table-cell>
          <table:table-cell office:value-type="float" office:value="-62.1702003479004" calcext:value-type="float">
            <text:p>-62,1702003479004</text:p>
          </table:table-cell>
          <table:table-cell office:value-type="float" office:value="-62.161548614502" calcext:value-type="float">
            <text:p>-62,161548614502</text:p>
          </table:table-cell>
          <table:table-cell office:value-type="float" office:value="-62.1472129821777" calcext:value-type="float">
            <text:p>-62,1472129821777</text:p>
          </table:table-cell>
          <table:table-cell office:value-type="float" office:value="-62.1567077636719" calcext:value-type="float">
            <text:p>-62,1567077636719</text:p>
          </table:table-cell>
          <table:table-cell office:value-type="float" office:value="-62.1464767456055" calcext:value-type="float">
            <text:p>-62,1464767456055</text:p>
          </table:table-cell>
          <table:table-cell office:value-type="float" office:value="-62.1504859924316" calcext:value-type="float">
            <text:p>-62,1504859924316</text:p>
          </table:table-cell>
          <table:table-cell office:value-type="float" office:value="-62.171802520752" calcext:value-type="float">
            <text:p>-62,171802520752</text:p>
          </table:table-cell>
          <table:table-cell office:value-type="float" office:value="-62.1461067199707" calcext:value-type="float">
            <text:p>-62,1461067199707</text:p>
          </table:table-cell>
          <table:table-cell office:value-type="float" office:value="-62.160888671875" calcext:value-type="float">
            <text:p>-62,160888671875</text:p>
          </table:table-cell>
          <table:table-cell office:value-type="float" office:value="-62.1471290588379" calcext:value-type="float">
            <text:p>-62,1471290588379</text:p>
          </table:table-cell>
          <table:table-cell office:value-type="float" office:value="-62.1674957275391" calcext:value-type="float">
            <text:p>-62,1674957275391</text:p>
          </table:table-cell>
          <table:table-cell office:value-type="float" office:value="-62.1445922851563" calcext:value-type="float">
            <text:p>-62,1445922851563</text:p>
          </table:table-cell>
          <table:table-cell office:value-type="float" office:value="-62.1686820983887" calcext:value-type="float">
            <text:p>-62,1686820983887</text:p>
          </table:table-cell>
          <table:table-cell office:value-type="float" office:value="-62.1732788085938" calcext:value-type="float">
            <text:p>-62,1732788085938</text:p>
          </table:table-cell>
          <table:table-cell office:value-type="float" office:value="-62.1615867614746" calcext:value-type="float">
            <text:p>-62,1615867614746</text:p>
          </table:table-cell>
          <table:table-cell office:value-type="float" office:value="-62.1682739257813" calcext:value-type="float">
            <text:p>-62,1682739257813</text:p>
          </table:table-cell>
          <table:table-cell office:value-type="float" office:value="-62.1646194458008" calcext:value-type="float">
            <text:p>-62,1646194458008</text:p>
          </table:table-cell>
          <table:table-cell office:value-type="float" office:value="-62.1656455993652" calcext:value-type="float">
            <text:p>-62,1656455993652</text:p>
          </table:table-cell>
          <table:table-cell office:value-type="float" office:value="-62.1646614074707" calcext:value-type="float">
            <text:p>-62,1646614074707</text:p>
          </table:table-cell>
          <table:table-cell office:value-type="float" office:value="-62.1554412841797" calcext:value-type="float">
            <text:p>-62,1554412841797</text:p>
          </table:table-cell>
          <table:table-cell office:value-type="float" office:value="-62.1697463989258" calcext:value-type="float">
            <text:p>-62,1697463989258</text:p>
          </table:table-cell>
          <table:table-cell office:value-type="float" office:value="-62.1349830627441" calcext:value-type="float">
            <text:p>-62,1349830627441</text:p>
          </table:table-cell>
          <table:table-cell office:value-type="float" office:value="-62.1454925537109" calcext:value-type="float">
            <text:p>-62,1454925537109</text:p>
          </table:table-cell>
          <table:table-cell office:value-type="float" office:value="-62.1759490966797" calcext:value-type="float">
            <text:p>-62,1759490966797</text:p>
          </table:table-cell>
          <table:table-cell office:value-type="float" office:value="-62.1565475463867" calcext:value-type="float">
            <text:p>-62,1565475463867</text:p>
          </table:table-cell>
          <table:table-cell office:value-type="float" office:value="-62.1501579284668" calcext:value-type="float">
            <text:p>-62,1501579284668</text:p>
          </table:table-cell>
          <table:table-cell office:value-type="float" office:value="-62.1644172668457" calcext:value-type="float">
            <text:p>-62,1644172668457</text:p>
          </table:table-cell>
          <table:table-cell office:value-type="float" office:value="-62.1484375" calcext:value-type="float">
            <text:p>-62,1484375</text:p>
          </table:table-cell>
          <table:table-cell office:value-type="float" office:value="-62.1502799987793" calcext:value-type="float">
            <text:p>-62,1502799987793</text:p>
          </table:table-cell>
          <table:table-cell office:value-type="float" office:value="-62.1543769836426" calcext:value-type="float">
            <text:p>-62,1543769836426</text:p>
          </table:table-cell>
          <table:table-cell office:value-type="float" office:value="-62.1569976806641" calcext:value-type="float">
            <text:p>-62,1569976806641</text:p>
          </table:table-cell>
          <table:table-cell office:value-type="float" office:value="-62.145450592041" calcext:value-type="float">
            <text:p>-62,145450592041</text:p>
          </table:table-cell>
          <table:table-cell office:value-type="float" office:value="-62.1704483032227" calcext:value-type="float">
            <text:p>-62,1704483032227</text:p>
          </table:table-cell>
          <table:table-cell office:value-type="float" office:value="-62.1631469726563" calcext:value-type="float">
            <text:p>-62,1631469726563</text:p>
          </table:table-cell>
          <table:table-cell office:value-type="float" office:value="-62.1565055847168" calcext:value-type="float">
            <text:p>-62,1565055847168</text:p>
          </table:table-cell>
          <table:table-cell office:value-type="float" office:value="-62.1632690429688" calcext:value-type="float">
            <text:p>-62,1632690429688</text:p>
          </table:table-cell>
          <table:table-cell office:value-type="float" office:value="-62.1587600708008" calcext:value-type="float">
            <text:p>-62,1587600708008</text:p>
          </table:table-cell>
          <table:table-cell office:value-type="float" office:value="-62.1739768981934" calcext:value-type="float">
            <text:p>-62,1739768981934</text:p>
          </table:table-cell>
          <table:table-cell office:value-type="float" office:value="-62.1861381530762" calcext:value-type="float">
            <text:p>-62,1861381530762</text:p>
          </table:table-cell>
          <table:table-cell office:value-type="float" office:value="-62.160888671875" calcext:value-type="float">
            <text:p>-62,160888671875</text:p>
          </table:table-cell>
          <table:table-cell office:value-type="float" office:value="-62.1765251159668" calcext:value-type="float">
            <text:p>-62,1765251159668</text:p>
          </table:table-cell>
          <table:table-cell office:value-type="float" office:value="-62.1790657043457" calcext:value-type="float">
            <text:p>-62,1790657043457</text:p>
          </table:table-cell>
          <table:table-cell office:value-type="float" office:value="-62.1672058105469" calcext:value-type="float">
            <text:p>-62,1672058105469</text:p>
          </table:table-cell>
          <table:table-cell office:value-type="float" office:value="-62.1768074035645" calcext:value-type="float">
            <text:p>-62,1768074035645</text:p>
          </table:table-cell>
          <table:table-cell office:value-type="float" office:value="-62.1800918579102" calcext:value-type="float">
            <text:p>-62,1800918579102</text:p>
          </table:table-cell>
          <table:table-cell office:value-type="float" office:value="-62.1929206848145" calcext:value-type="float">
            <text:p>-62,1929206848145</text:p>
          </table:table-cell>
          <table:table-cell office:value-type="float" office:value="-62.1650314331055" calcext:value-type="float">
            <text:p>-62,1650314331055</text:p>
          </table:table-cell>
          <table:table-cell office:value-type="float" office:value="-62.1875724792481" calcext:value-type="float">
            <text:p>-62,1875724792481</text:p>
          </table:table-cell>
          <table:table-cell office:value-type="float" office:value="-62.1627769470215" calcext:value-type="float">
            <text:p>-62,1627769470215</text:p>
          </table:table-cell>
          <table:table-cell office:value-type="float" office:value="-62.1741409301758" calcext:value-type="float">
            <text:p>-62,1741409301758</text:p>
          </table:table-cell>
          <table:table-cell office:value-type="float" office:value="-62.1741828918457" calcext:value-type="float">
            <text:p>-62,1741828918457</text:p>
          </table:table-cell>
          <table:table-cell office:value-type="float" office:value="-62.1865043640137" calcext:value-type="float">
            <text:p>-62,1865043640137</text:p>
          </table:table-cell>
          <table:table-cell office:value-type="float" office:value="-62.1806297302246" calcext:value-type="float">
            <text:p>-62,1806297302246</text:p>
          </table:table-cell>
          <table:table-cell office:value-type="float" office:value="-62.1876564025879" calcext:value-type="float">
            <text:p>-62,1876564025879</text:p>
          </table:table-cell>
          <table:table-cell office:value-type="float" office:value="-62.1862602233887" calcext:value-type="float">
            <text:p>-62,1862602233887</text:p>
          </table:table-cell>
          <table:table-cell office:value-type="float" office:value="-62.1662216186523" calcext:value-type="float">
            <text:p>-62,1662216186523</text:p>
          </table:table-cell>
          <table:table-cell office:value-type="float" office:value="-62.1872482299805" calcext:value-type="float">
            <text:p>-62,1872482299805</text:p>
          </table:table-cell>
          <table:table-cell office:value-type="float" office:value="-62.172908782959" calcext:value-type="float">
            <text:p>-62,172908782959</text:p>
          </table:table-cell>
          <table:table-cell office:value-type="float" office:value="-62.1738510131836" calcext:value-type="float">
            <text:p>-62,1738510131836</text:p>
          </table:table-cell>
          <table:table-cell office:value-type="float" office:value="-62.1766052246094" calcext:value-type="float">
            <text:p>-62,1766052246094</text:p>
          </table:table-cell>
          <table:table-cell office:value-type="float" office:value="-62.2008247375488" calcext:value-type="float">
            <text:p>-62,2008247375488</text:p>
          </table:table-cell>
          <table:table-cell office:value-type="float" office:value="-62.1826820373535" calcext:value-type="float">
            <text:p>-62,1826820373535</text:p>
          </table:table-cell>
          <table:table-cell office:value-type="float" office:value="-62.19189453125" calcext:value-type="float">
            <text:p>-62,19189453125</text:p>
          </table:table-cell>
          <table:table-cell office:value-type="float" office:value="-62.1763572692871" calcext:value-type="float">
            <text:p>-62,1763572692871</text:p>
          </table:table-cell>
          <table:table-cell office:value-type="float" office:value="-62.1789894104004" calcext:value-type="float">
            <text:p>-62,1789894104004</text:p>
          </table:table-cell>
          <table:table-cell office:value-type="float" office:value="-62.1728286743164" calcext:value-type="float">
            <text:p>-62,1728286743164</text:p>
          </table:table-cell>
          <table:table-cell office:value-type="float" office:value="-62.1635131835938" calcext:value-type="float">
            <text:p>-62,1635131835938</text:p>
          </table:table-cell>
          <table:table-cell office:value-type="float" office:value="-62.1701583862305" calcext:value-type="float">
            <text:p>-62,1701583862305</text:p>
          </table:table-cell>
          <table:table-cell office:value-type="float" office:value="-62.1844520568848" calcext:value-type="float">
            <text:p>-62,1844520568848</text:p>
          </table:table-cell>
          <table:table-cell office:value-type="float" office:value="-62.1624908447266" calcext:value-type="float">
            <text:p>-62,1624908447266</text:p>
          </table:table-cell>
          <table:table-cell office:value-type="float" office:value="-62.177547454834" calcext:value-type="float">
            <text:p>-62,177547454834</text:p>
          </table:table-cell>
          <table:table-cell office:value-type="float" office:value="-62.1909065246582" calcext:value-type="float">
            <text:p>-62,1909065246582</text:p>
          </table:table-cell>
          <table:table-cell office:value-type="float" office:value="-62.1816558837891" calcext:value-type="float">
            <text:p>-62,1816558837891</text:p>
          </table:table-cell>
          <table:table-cell office:value-type="float" office:value="-62.177547454834" calcext:value-type="float">
            <text:p>-62,177547454834</text:p>
          </table:table-cell>
          <table:table-cell office:value-type="float" office:value="-62.1894264221191" calcext:value-type="float">
            <text:p>-62,1894264221191</text:p>
          </table:table-cell>
          <table:table-cell office:value-type="float" office:value="-62.1539268493652" calcext:value-type="float">
            <text:p>-62,1539268493652</text:p>
          </table:table-cell>
          <table:table-cell office:value-type="float" office:value="-62.1835899353027" calcext:value-type="float">
            <text:p>-62,1835899353027</text:p>
          </table:table-cell>
          <table:table-cell office:value-type="float" office:value="-62.1941146850586" calcext:value-type="float">
            <text:p>-62,1941146850586</text:p>
          </table:table-cell>
          <table:table-cell office:value-type="float" office:value="-62.1722946166992" calcext:value-type="float">
            <text:p>-62,1722946166992</text:p>
          </table:table-cell>
          <table:table-cell office:value-type="float" office:value="-62.1760711669922" calcext:value-type="float">
            <text:p>-62,1760711669922</text:p>
          </table:table-cell>
          <table:table-cell office:value-type="float" office:value="-62.1831359863281" calcext:value-type="float">
            <text:p>-62,1831359863281</text:p>
          </table:table-cell>
          <table:table-cell office:value-type="float" office:value="-62.1655235290527" calcext:value-type="float">
            <text:p>-62,1655235290527</text:p>
          </table:table-cell>
          <table:table-cell office:value-type="float" office:value="-62.1636390686035" calcext:value-type="float">
            <text:p>-62,1636390686035</text:p>
          </table:table-cell>
          <table:table-cell office:value-type="float" office:value="-62.1738090515137" calcext:value-type="float">
            <text:p>-62,1738090515137</text:p>
          </table:table-cell>
          <table:table-cell office:value-type="float" office:value="-62.1804237365723" calcext:value-type="float">
            <text:p>-62,1804237365723</text:p>
          </table:table-cell>
          <table:table-cell office:value-type="float" office:value="-62.1930847167969" calcext:value-type="float">
            <text:p>-62,1930847167969</text:p>
          </table:table-cell>
          <table:table-cell office:value-type="float" office:value="-62.1991386413574" calcext:value-type="float">
            <text:p>-62,1991386413574</text:p>
          </table:table-cell>
          <table:table-cell office:value-type="float" office:value="-62.1894264221191" calcext:value-type="float">
            <text:p>-62,1894264221191</text:p>
          </table:table-cell>
          <table:table-cell office:value-type="float" office:value="-62.1874504089356" calcext:value-type="float">
            <text:p>-62,1874504089356</text:p>
          </table:table-cell>
          <table:table-cell office:value-type="float" office:value="-62.1960487365723" calcext:value-type="float">
            <text:p>-62,1960487365723</text:p>
          </table:table-cell>
          <table:table-cell office:value-type="float" office:value="-62.1952285766602" calcext:value-type="float">
            <text:p>-62,1952285766602</text:p>
          </table:table-cell>
          <table:table-cell office:value-type="float" office:value="-62.1821060180664" calcext:value-type="float">
            <text:p>-62,1821060180664</text:p>
          </table:table-cell>
          <table:table-cell office:value-type="float" office:value="-62.2062187194824" calcext:value-type="float">
            <text:p>-62,2062187194824</text:p>
          </table:table-cell>
          <table:table-cell office:value-type="float" office:value="-62.1939086914063" calcext:value-type="float">
            <text:p>-62,1939086914063</text:p>
          </table:table-cell>
          <table:table-cell office:value-type="float" office:value="-62.1924705505371" calcext:value-type="float">
            <text:p>-62,1924705505371</text:p>
          </table:table-cell>
          <table:table-cell office:value-type="float" office:value="-62.2056007385254" calcext:value-type="float">
            <text:p>-62,2056007385254</text:p>
          </table:table-cell>
          <table:table-cell office:value-type="float" office:value="-62.1910285949707" calcext:value-type="float">
            <text:p>-62,1910285949707</text:p>
          </table:table-cell>
          <table:table-cell office:value-type="float" office:value="-62.1788635253906" calcext:value-type="float">
            <text:p>-62,1788635253906</text:p>
          </table:table-cell>
          <table:table-cell office:value-type="float" office:value="-62.1870803833008" calcext:value-type="float">
            <text:p>-62,1870803833008</text:p>
          </table:table-cell>
          <table:table-cell office:value-type="float" office:value="-62.1884803771973" calcext:value-type="float">
            <text:p>-62,1884803771973</text:p>
          </table:table-cell>
          <table:table-cell office:value-type="float" office:value="-62.2058868408203" calcext:value-type="float">
            <text:p>-62,2058868408203</text:p>
          </table:table-cell>
          <table:table-cell office:value-type="float" office:value="-62.199836730957" calcext:value-type="float">
            <text:p>-62,199836730957</text:p>
          </table:table-cell>
          <table:table-cell office:value-type="float" office:value="-62.1951446533203" calcext:value-type="float">
            <text:p>-62,1951446533203</text:p>
          </table:table-cell>
          <table:table-cell office:value-type="float" office:value="-62.1937446594238" calcext:value-type="float">
            <text:p>-62,1937446594238</text:p>
          </table:table-cell>
          <table:table-cell office:value-type="float" office:value="-62.202018737793" calcext:value-type="float">
            <text:p>-62,202018737793</text:p>
          </table:table-cell>
          <table:table-cell office:value-type="float" office:value="-62.1904945373535" calcext:value-type="float">
            <text:p>-62,1904945373535</text:p>
          </table:table-cell>
          <table:table-cell office:value-type="float" office:value="-62.209888458252" calcext:value-type="float">
            <text:p>-62,209888458252</text:p>
          </table:table-cell>
          <table:table-cell office:value-type="float" office:value="-62.1899604797363" calcext:value-type="float">
            <text:p>-62,1899604797363</text:p>
          </table:table-cell>
          <table:table-cell office:value-type="float" office:value="-62.2190017700195" calcext:value-type="float">
            <text:p>-62,2190017700195</text:p>
          </table:table-cell>
          <table:table-cell office:value-type="float" office:value="-62.1832580566406" calcext:value-type="float">
            <text:p>-62,1832580566406</text:p>
          </table:table-cell>
          <table:table-cell office:value-type="float" office:value="-62.184986114502" calcext:value-type="float">
            <text:p>-62,184986114502</text:p>
          </table:table-cell>
          <table:table-cell office:value-type="float" office:value="-62.1823539733887" calcext:value-type="float">
            <text:p>-62,1823539733887</text:p>
          </table:table-cell>
          <table:table-cell office:value-type="float" office:value="-62.181697845459" calcext:value-type="float">
            <text:p>-62,181697845459</text:p>
          </table:table-cell>
          <table:table-cell office:value-type="float" office:value="-62.2023887634277" calcext:value-type="float">
            <text:p>-62,2023887634277</text:p>
          </table:table-cell>
          <table:table-cell office:value-type="float" office:value="-62.1985206604004" calcext:value-type="float">
            <text:p>-62,1985206604004</text:p>
          </table:table-cell>
          <table:table-cell office:value-type="float" office:value="-62.2093925476074" calcext:value-type="float">
            <text:p>-62,2093925476074</text:p>
          </table:table-cell>
          <table:table-cell office:value-type="float" office:value="-62.1951446533203" calcext:value-type="float">
            <text:p>-62,1951446533203</text:p>
          </table:table-cell>
          <table:table-cell office:value-type="float" office:value="-62.2040786743164" calcext:value-type="float">
            <text:p>-62,2040786743164</text:p>
          </table:table-cell>
          <table:table-cell office:value-type="float" office:value="-62.209846496582" calcext:value-type="float">
            <text:p>-62,209846496582</text:p>
          </table:table-cell>
          <table:table-cell office:value-type="float" office:value="-62.2090644836426" calcext:value-type="float">
            <text:p>-62,2090644836426</text:p>
          </table:table-cell>
          <table:table-cell office:value-type="float" office:value="-62.1869201660156" calcext:value-type="float">
            <text:p>-62,1869201660156</text:p>
          </table:table-cell>
          <table:table-cell office:value-type="float" office:value="-62.1984786987305" calcext:value-type="float">
            <text:p>-62,1984786987305</text:p>
          </table:table-cell>
          <table:table-cell office:value-type="float" office:value="-62.1929206848145" calcext:value-type="float">
            <text:p>-62,1929206848145</text:p>
          </table:table-cell>
          <table:table-cell office:value-type="float" office:value="-62.2009468078613" calcext:value-type="float">
            <text:p>-62,2009468078613</text:p>
          </table:table-cell>
          <table:table-cell office:value-type="float" office:value="-62.2147979736328" calcext:value-type="float">
            <text:p>-62,2147979736328</text:p>
          </table:table-cell>
          <table:table-cell office:value-type="float" office:value="-62.1958045959473" calcext:value-type="float">
            <text:p>-62,1958045959473</text:p>
          </table:table-cell>
          <table:table-cell office:value-type="float" office:value="-62.2079925537109" calcext:value-type="float">
            <text:p>-62,2079925537109</text:p>
          </table:table-cell>
          <table:table-cell office:value-type="float" office:value="-62.1780433654785" calcext:value-type="float">
            <text:p>-62,1780433654785</text:p>
          </table:table-cell>
          <table:table-cell office:value-type="float" office:value="-62.1955947875977" calcext:value-type="float">
            <text:p>-62,1955947875977</text:p>
          </table:table-cell>
          <table:table-cell office:value-type="float" office:value="-62.1899604797363" calcext:value-type="float">
            <text:p>-62,1899604797363</text:p>
          </table:table-cell>
          <table:table-cell office:value-type="float" office:value="-62.1928787231445" calcext:value-type="float">
            <text:p>-62,1928787231445</text:p>
          </table:table-cell>
          <table:table-cell office:value-type="float" office:value="-62.2225914001465" calcext:value-type="float">
            <text:p>-62,2225914001465</text:p>
          </table:table-cell>
          <table:table-cell office:value-type="float" office:value="-62.2100524902344" calcext:value-type="float">
            <text:p>-62,2100524902344</text:p>
          </table:table-cell>
          <table:table-cell office:value-type="float" office:value="-62.2303581237793" calcext:value-type="float">
            <text:p>-62,2303581237793</text:p>
          </table:table-cell>
          <table:table-cell office:value-type="float" office:value="-62.2226753234863" calcext:value-type="float">
            <text:p>-62,2226753234863</text:p>
          </table:table-cell>
          <table:table-cell office:value-type="float" office:value="-62.2126121520996" calcext:value-type="float">
            <text:p>-62,2126121520996</text:p>
          </table:table-cell>
          <table:table-cell office:value-type="float" office:value="-62.2220153808594" calcext:value-type="float">
            <text:p>-62,2220153808594</text:p>
          </table:table-cell>
          <table:table-cell office:value-type="float" office:value="-62.1900024414063" calcext:value-type="float">
            <text:p>-62,1900024414063</text:p>
          </table:table-cell>
          <table:table-cell office:value-type="float" office:value="-62.2095985412598" calcext:value-type="float">
            <text:p>-62,2095985412598</text:p>
          </table:table-cell>
          <table:table-cell office:value-type="float" office:value="-62.2276725769043" calcext:value-type="float">
            <text:p>-62,2276725769043</text:p>
          </table:table-cell>
          <table:table-cell office:value-type="float" office:value="-62.2147979736328" calcext:value-type="float">
            <text:p>-62,2147979736328</text:p>
          </table:table-cell>
          <table:table-cell office:value-type="float" office:value="-62.211784362793" calcext:value-type="float">
            <text:p>-62,211784362793</text:p>
          </table:table-cell>
          <table:table-cell office:value-type="float" office:value="-62.2044067382813" calcext:value-type="float">
            <text:p>-62,2044067382813</text:p>
          </table:table-cell>
          <table:table-cell office:value-type="float" office:value="-62.2066345214844" calcext:value-type="float">
            <text:p>-62,2066345214844</text:p>
          </table:table-cell>
          <table:table-cell office:value-type="float" office:value="-62.2046966552734" calcext:value-type="float">
            <text:p>-62,2046966552734</text:p>
          </table:table-cell>
          <table:table-cell office:value-type="float" office:value="-62.2161979675293" calcext:value-type="float">
            <text:p>-62,2161979675293</text:p>
          </table:table-cell>
          <table:table-cell office:value-type="float" office:value="-62.2032127380371" calcext:value-type="float">
            <text:p>-62,2032127380371</text:p>
          </table:table-cell>
          <table:table-cell office:value-type="float" office:value="-62.2056846618652" calcext:value-type="float">
            <text:p>-62,2056846618652</text:p>
          </table:table-cell>
          <table:table-cell office:value-type="float" office:value="-62.219123840332" calcext:value-type="float">
            <text:p>-62,219123840332</text:p>
          </table:table-cell>
          <table:table-cell office:value-type="float" office:value="-62.2103805541992" calcext:value-type="float">
            <text:p>-62,2103805541992</text:p>
          </table:table-cell>
          <table:table-cell office:value-type="float" office:value="-62.2168617248535" calcext:value-type="float">
            <text:p>-62,2168617248535</text:p>
          </table:table-cell>
          <table:table-cell office:value-type="float" office:value="-62.2023048400879" calcext:value-type="float">
            <text:p>-62,2023048400879</text:p>
          </table:table-cell>
          <table:table-cell office:value-type="float" office:value="-62.2153739929199" calcext:value-type="float">
            <text:p>-62,2153739929199</text:p>
          </table:table-cell>
          <table:table-cell office:value-type="float" office:value="-62.2423057556152" calcext:value-type="float">
            <text:p>-62,2423057556152</text:p>
          </table:table-cell>
          <table:table-cell office:value-type="float" office:value="-62.2029647827148" calcext:value-type="float">
            <text:p>-62,2029647827148</text:p>
          </table:table-cell>
          <table:table-cell office:value-type="float" office:value="-62.2177658081055" calcext:value-type="float">
            <text:p>-62,2177658081055</text:p>
          </table:table-cell>
          <table:table-cell office:value-type="float" office:value="-62.2289543151856" calcext:value-type="float">
            <text:p>-62,2289543151856</text:p>
          </table:table-cell>
          <table:table-cell office:value-type="float" office:value="-62.2231712341309" calcext:value-type="float">
            <text:p>-62,2231712341309</text:p>
          </table:table-cell>
          <table:table-cell office:value-type="float" office:value="-62.2176856994629" calcext:value-type="float">
            <text:p>-62,2176856994629</text:p>
          </table:table-cell>
          <table:table-cell office:value-type="float" office:value="-62.2247009277344" calcext:value-type="float">
            <text:p>-62,2247009277344</text:p>
          </table:table-cell>
          <table:table-cell office:value-type="float" office:value="-62.2126922607422" calcext:value-type="float">
            <text:p>-62,2126922607422</text:p>
          </table:table-cell>
          <table:table-cell office:value-type="float" office:value="-62.2249488830566" calcext:value-type="float">
            <text:p>-62,2249488830566</text:p>
          </table:table-cell>
          <table:table-cell office:value-type="float" office:value="-62.2170639038086" calcext:value-type="float">
            <text:p>-62,2170639038086</text:p>
          </table:table-cell>
          <table:table-cell office:value-type="float" office:value="-62.2335395812988" calcext:value-type="float">
            <text:p>-62,2335395812988</text:p>
          </table:table-cell>
          <table:table-cell office:value-type="float" office:value="-62.2259368896484" calcext:value-type="float">
            <text:p>-62,2259368896484</text:p>
          </table:table-cell>
          <table:table-cell office:value-type="float" office:value="-62.236930847168" calcext:value-type="float">
            <text:p>-62,236930847168</text:p>
          </table:table-cell>
          <table:table-cell office:value-type="float" office:value="-62.2271766662598" calcext:value-type="float">
            <text:p>-62,2271766662598</text:p>
          </table:table-cell>
          <table:table-cell office:value-type="float" office:value="-62.2200736999512" calcext:value-type="float">
            <text:p>-62,2200736999512</text:p>
          </table:table-cell>
          <table:table-cell office:value-type="float" office:value="-62.2283325195313" calcext:value-type="float">
            <text:p>-62,2283325195313</text:p>
          </table:table-cell>
          <table:table-cell office:value-type="float" office:value="-62.2356452941895" calcext:value-type="float">
            <text:p>-62,2356452941895</text:p>
          </table:table-cell>
          <table:table-cell office:value-type="float" office:value="-62.2159080505371" calcext:value-type="float">
            <text:p>-62,2159080505371</text:p>
          </table:table-cell>
          <table:table-cell office:value-type="float" office:value="-62.21240234375" calcext:value-type="float">
            <text:p>-62,21240234375</text:p>
          </table:table-cell>
          <table:table-cell office:value-type="float" office:value="-62.2131462097168" calcext:value-type="float">
            <text:p>-62,2131462097168</text:p>
          </table:table-cell>
          <table:table-cell office:value-type="float" office:value="-62.2250747680664" calcext:value-type="float">
            <text:p>-62,2250747680664</text:p>
          </table:table-cell>
          <table:table-cell office:value-type="float" office:value="-62.2428436279297" calcext:value-type="float">
            <text:p>-62,2428436279297</text:p>
          </table:table-cell>
          <table:table-cell office:value-type="float" office:value="-62.2368049621582" calcext:value-type="float">
            <text:p>-62,2368049621582</text:p>
          </table:table-cell>
          <table:table-cell office:value-type="float" office:value="-62.2212753295898" calcext:value-type="float">
            <text:p>-62,2212753295898</text:p>
          </table:table-cell>
          <table:table-cell office:value-type="float" office:value="-62.2409019470215" calcext:value-type="float">
            <text:p>-62,2409019470215</text:p>
          </table:table-cell>
          <table:table-cell office:value-type="float" office:value="-62.2362251281738" calcext:value-type="float">
            <text:p>-62,2362251281738</text:p>
          </table:table-cell>
          <table:table-cell office:value-type="float" office:value="-62.2327575683594" calcext:value-type="float">
            <text:p>-62,2327575683594</text:p>
          </table:table-cell>
          <table:table-cell office:value-type="float" office:value="-62.2398262023926" calcext:value-type="float">
            <text:p>-62,2398262023926</text:p>
          </table:table-cell>
          <table:table-cell office:value-type="float" office:value="-62.2271766662598" calcext:value-type="float">
            <text:p>-62,2271766662598</text:p>
          </table:table-cell>
          <table:table-cell office:value-type="float" office:value="-62.2216835021973" calcext:value-type="float">
            <text:p>-62,2216835021973</text:p>
          </table:table-cell>
          <table:table-cell office:value-type="float" office:value="-62.230110168457" calcext:value-type="float">
            <text:p>-62,230110168457</text:p>
          </table:table-cell>
          <table:table-cell office:value-type="float" office:value="-62.2362251281738" calcext:value-type="float">
            <text:p>-62,2362251281738</text:p>
          </table:table-cell>
          <table:table-cell office:value-type="float" office:value="-62.2294082641602" calcext:value-type="float">
            <text:p>-62,2294082641602</text:p>
          </table:table-cell>
          <table:table-cell office:value-type="float" office:value="-62.2267227172852" calcext:value-type="float">
            <text:p>-62,2267227172852</text:p>
          </table:table-cell>
          <table:table-cell office:value-type="float" office:value="-62.2238731384277" calcext:value-type="float">
            <text:p>-62,2238731384277</text:p>
          </table:table-cell>
          <table:table-cell office:value-type="float" office:value="-62.2490959167481" calcext:value-type="float">
            <text:p>-62,2490959167481</text:p>
          </table:table-cell>
          <table:table-cell office:value-type="float" office:value="-62.2449989318848" calcext:value-type="float">
            <text:p>-62,2449989318848</text:p>
          </table:table-cell>
          <table:table-cell office:value-type="float" office:value="-62.2555961608887" calcext:value-type="float">
            <text:p>-62,2555961608887</text:p>
          </table:table-cell>
          <table:table-cell office:value-type="float" office:value="-62.2427635192871" calcext:value-type="float">
            <text:p>-62,2427635192871</text:p>
          </table:table-cell>
          <table:table-cell office:value-type="float" office:value="-62.2282485961914" calcext:value-type="float">
            <text:p>-62,2282485961914</text:p>
          </table:table-cell>
          <table:table-cell office:value-type="float" office:value="-62.2480583190918" calcext:value-type="float">
            <text:p>-62,2480583190918</text:p>
          </table:table-cell>
          <table:table-cell office:value-type="float" office:value="-62.2381706237793" calcext:value-type="float">
            <text:p>-62,2381706237793</text:p>
          </table:table-cell>
          <table:table-cell office:value-type="float" office:value="-62.253776550293" calcext:value-type="float">
            <text:p>-62,253776550293</text:p>
          </table:table-cell>
          <table:table-cell office:value-type="float" office:value="-62.2326316833496" calcext:value-type="float">
            <text:p>-62,2326316833496</text:p>
          </table:table-cell>
          <table:table-cell office:value-type="float" office:value="-62.2441711425781" calcext:value-type="float">
            <text:p>-62,2441711425781</text:p>
          </table:table-cell>
          <table:table-cell office:value-type="float" office:value="-62.2209854125977" calcext:value-type="float">
            <text:p>-62,2209854125977</text:p>
          </table:table-cell>
          <table:table-cell office:value-type="float" office:value="-62.2231292724609" calcext:value-type="float">
            <text:p>-62,2231292724609</text:p>
          </table:table-cell>
          <table:table-cell office:value-type="float" office:value="-62.2300262451172" calcext:value-type="float">
            <text:p>-62,2300262451172</text:p>
          </table:table-cell>
          <table:table-cell office:value-type="float" office:value="-62.2335815429688" calcext:value-type="float">
            <text:p>-62,2335815429688</text:p>
          </table:table-cell>
          <table:table-cell office:value-type="float" office:value="-62.2497596740723" calcext:value-type="float">
            <text:p>-62,2497596740723</text:p>
          </table:table-cell>
          <table:table-cell office:value-type="float" office:value="-62.2402420043945" calcext:value-type="float">
            <text:p>-62,2402420043945</text:p>
          </table:table-cell>
          <table:table-cell office:value-type="float" office:value="-62.2314338684082" calcext:value-type="float">
            <text:p>-62,2314338684082</text:p>
          </table:table-cell>
          <table:table-cell office:value-type="float" office:value="-62.2285804748535" calcext:value-type="float">
            <text:p>-62,2285804748535</text:p>
          </table:table-cell>
          <table:table-cell office:value-type="float" office:value="-62.2457427978516" calcext:value-type="float">
            <text:p>-62,2457427978516</text:p>
          </table:table-cell>
          <table:table-cell office:value-type="float" office:value="-62.2534027099609" calcext:value-type="float">
            <text:p>-62,2534027099609</text:p>
          </table:table-cell>
          <table:table-cell office:value-type="float" office:value="-62.2427215576172" calcext:value-type="float">
            <text:p>-62,2427215576172</text:p>
          </table:table-cell>
          <table:table-cell office:value-type="float" office:value="-62.2349472045898" calcext:value-type="float">
            <text:p>-62,2349472045898</text:p>
          </table:table-cell>
          <table:table-cell office:value-type="float" office:value="-62.2372207641602" calcext:value-type="float">
            <text:p>-62,2372207641602</text:p>
          </table:table-cell>
          <table:table-cell office:value-type="float" office:value="-62.2738914489746" calcext:value-type="float">
            <text:p>-62,2738914489746</text:p>
          </table:table-cell>
          <table:table-cell office:value-type="float" office:value="-62.2432594299316" calcext:value-type="float">
            <text:p>-62,2432594299316</text:p>
          </table:table-cell>
          <table:table-cell office:value-type="float" office:value="-62.2602005004883" calcext:value-type="float">
            <text:p>-62,2602005004883</text:p>
          </table:table-cell>
          <table:table-cell office:value-type="float" office:value="-62.2207374572754" calcext:value-type="float">
            <text:p>-62,2207374572754</text:p>
          </table:table-cell>
          <table:table-cell office:value-type="float" office:value="-62.2584609985352" calcext:value-type="float">
            <text:p>-62,2584609985352</text:p>
          </table:table-cell>
          <table:table-cell office:value-type="float" office:value="-62.2419357299805" calcext:value-type="float">
            <text:p>-62,2419357299805</text:p>
          </table:table-cell>
          <table:table-cell office:value-type="float" office:value="-62.2415199279785" calcext:value-type="float">
            <text:p>-62,2415199279785</text:p>
          </table:table-cell>
          <table:table-cell office:value-type="float" office:value="-62.2485160827637" calcext:value-type="float">
            <text:p>-62,2485160827637</text:p>
          </table:table-cell>
          <table:table-cell office:value-type="float" office:value="-62.2387504577637" calcext:value-type="float">
            <text:p>-62,2387504577637</text:p>
          </table:table-cell>
          <table:table-cell office:value-type="float" office:value="-62.2506675720215" calcext:value-type="float">
            <text:p>-62,2506675720215</text:p>
          </table:table-cell>
          <table:table-cell office:value-type="float" office:value="-62.2417678833008" calcext:value-type="float">
            <text:p>-62,2417678833008</text:p>
          </table:table-cell>
          <table:table-cell office:value-type="float" office:value="-62.2460708618164" calcext:value-type="float">
            <text:p>-62,2460708618164</text:p>
          </table:table-cell>
          <table:table-cell office:value-type="float" office:value="-62.2560119628906" calcext:value-type="float">
            <text:p>-62,2560119628906</text:p>
          </table:table-cell>
          <table:table-cell office:value-type="float" office:value="-62.2613220214844" calcext:value-type="float">
            <text:p>-62,2613220214844</text:p>
          </table:table-cell>
          <table:table-cell office:value-type="float" office:value="-62.2684936523438" calcext:value-type="float">
            <text:p>-62,2684936523438</text:p>
          </table:table-cell>
          <table:table-cell office:value-type="float" office:value="-62.2446250915527" calcext:value-type="float">
            <text:p>-62,2446250915527</text:p>
          </table:table-cell>
          <table:table-cell office:value-type="float" office:value="-62.2701568603516" calcext:value-type="float">
            <text:p>-62,2701568603516</text:p>
          </table:table-cell>
          <table:table-cell office:value-type="float" office:value="-62.2496337890625" calcext:value-type="float">
            <text:p>-62,2496337890625</text:p>
          </table:table-cell>
          <table:table-cell office:value-type="float" office:value="-62.2553482055664" calcext:value-type="float">
            <text:p>-62,2553482055664</text:p>
          </table:table-cell>
          <table:table-cell office:value-type="float" office:value="-62.2627296447754" calcext:value-type="float">
            <text:p>-62,2627296447754</text:p>
          </table:table-cell>
          <table:table-cell office:value-type="float" office:value="-62.2497978210449" calcext:value-type="float">
            <text:p>-62,2497978210449</text:p>
          </table:table-cell>
          <table:table-cell office:value-type="float" office:value="-62.2455368041992" calcext:value-type="float">
            <text:p>-62,2455368041992</text:p>
          </table:table-cell>
          <table:table-cell office:value-type="float" office:value="-62.2378845214844" calcext:value-type="float">
            <text:p>-62,2378845214844</text:p>
          </table:table-cell>
          <table:table-cell office:value-type="float" office:value="-62.2670059204102" calcext:value-type="float">
            <text:p>-62,2670059204102</text:p>
          </table:table-cell>
          <table:table-cell office:value-type="float" office:value="-62.2636413574219" calcext:value-type="float">
            <text:p>-62,2636413574219</text:p>
          </table:table-cell>
          <table:table-cell office:value-type="float" office:value="-62.2535285949707" calcext:value-type="float">
            <text:p>-62,2535285949707</text:p>
          </table:table-cell>
          <table:table-cell office:value-type="float" office:value="-62.2762184143066" calcext:value-type="float">
            <text:p>-62,2762184143066</text:p>
          </table:table-cell>
          <table:table-cell office:value-type="float" office:value="-62.2445831298828" calcext:value-type="float">
            <text:p>-62,2445831298828</text:p>
          </table:table-cell>
          <table:table-cell office:value-type="float" office:value="-62.2516212463379" calcext:value-type="float">
            <text:p>-62,2516212463379</text:p>
          </table:table-cell>
          <table:table-cell office:value-type="float" office:value="-62.2360191345215" calcext:value-type="float">
            <text:p>-62,2360191345215</text:p>
          </table:table-cell>
          <table:table-cell office:value-type="float" office:value="-62.2425537109375" calcext:value-type="float">
            <text:p>-62,2425537109375</text:p>
          </table:table-cell>
          <table:table-cell office:value-type="float" office:value="-62.2616119384766" calcext:value-type="float">
            <text:p>-62,2616119384766</text:p>
          </table:table-cell>
          <table:table-cell office:value-type="float" office:value="-62.2588729858398" calcext:value-type="float">
            <text:p>-62,2588729858398</text:p>
          </table:table-cell>
          <table:table-cell office:value-type="float" office:value="-62.2499656677246" calcext:value-type="float">
            <text:p>-62,2499656677246</text:p>
          </table:table-cell>
          <table:table-cell office:value-type="float" office:value="-62.2610740661621" calcext:value-type="float">
            <text:p>-62,2610740661621</text:p>
          </table:table-cell>
          <table:table-cell office:value-type="float" office:value="-62.2636833190918" calcext:value-type="float">
            <text:p>-62,2636833190918</text:p>
          </table:table-cell>
          <table:table-cell office:value-type="float" office:value="-62.254810333252" calcext:value-type="float">
            <text:p>-62,254810333252</text:p>
          </table:table-cell>
          <table:table-cell office:value-type="float" office:value="-62.2564315795898" calcext:value-type="float">
            <text:p>-62,2564315795898</text:p>
          </table:table-cell>
          <table:table-cell office:value-type="float" office:value="-62.2633934020996" calcext:value-type="float">
            <text:p>-62,2633934020996</text:p>
          </table:table-cell>
          <table:table-cell office:value-type="float" office:value="-62.2431335449219" calcext:value-type="float">
            <text:p>-62,2431335449219</text:p>
          </table:table-cell>
          <table:table-cell office:value-type="float" office:value="-62.2772178649902" calcext:value-type="float">
            <text:p>-62,2772178649902</text:p>
          </table:table-cell>
          <table:table-cell office:value-type="float" office:value="-62.2705268859863" calcext:value-type="float">
            <text:p>-62,2705268859863</text:p>
          </table:table-cell>
          <table:table-cell office:value-type="float" office:value="-62.2710304260254" calcext:value-type="float">
            <text:p>-62,2710304260254</text:p>
          </table:table-cell>
          <table:table-cell office:value-type="float" office:value="-62.2672119140625" calcext:value-type="float">
            <text:p>-62,2672119140625</text:p>
          </table:table-cell>
          <table:table-cell office:value-type="float" office:value="-62.2665061950684" calcext:value-type="float">
            <text:p>-62,2665061950684</text:p>
          </table:table-cell>
          <table:table-cell office:value-type="float" office:value="-62.26318359375" calcext:value-type="float">
            <text:p>-62,26318359375</text:p>
          </table:table-cell>
          <table:table-cell office:value-type="float" office:value="-62.2650527954102" calcext:value-type="float">
            <text:p>-62,2650527954102</text:p>
          </table:table-cell>
          <table:table-cell office:value-type="float" office:value="-62.2563858032227" calcext:value-type="float">
            <text:p>-62,2563858032227</text:p>
          </table:table-cell>
          <table:table-cell office:value-type="float" office:value="-62.2670860290527" calcext:value-type="float">
            <text:p>-62,2670860290527</text:p>
          </table:table-cell>
          <table:table-cell office:value-type="float" office:value="-62.2457847595215" calcext:value-type="float">
            <text:p>-62,2457847595215</text:p>
          </table:table-cell>
          <table:table-cell office:value-type="float" office:value="-62.2699089050293" calcext:value-type="float">
            <text:p>-62,2699089050293</text:p>
          </table:table-cell>
          <table:table-cell office:value-type="float" office:value="-62.2642211914063" calcext:value-type="float">
            <text:p>-62,2642211914063</text:p>
          </table:table-cell>
          <table:table-cell office:value-type="float" office:value="-62.2474784851074" calcext:value-type="float">
            <text:p>-62,2474784851074</text:p>
          </table:table-cell>
          <table:table-cell office:value-type="float" office:value="-62.2553062438965" calcext:value-type="float">
            <text:p>-62,2553062438965</text:p>
          </table:table-cell>
          <table:table-cell office:value-type="float" office:value="-62.2600746154785" calcext:value-type="float">
            <text:p>-62,2600746154785</text:p>
          </table:table-cell>
          <table:table-cell office:value-type="float" office:value="-62.2684555053711" calcext:value-type="float">
            <text:p>-62,2684555053711</text:p>
          </table:table-cell>
          <table:table-cell office:value-type="float" office:value="-62.2724838256836" calcext:value-type="float">
            <text:p>-62,2724838256836</text:p>
          </table:table-cell>
          <table:table-cell office:value-type="float" office:value="-62.2701568603516" calcext:value-type="float">
            <text:p>-62,2701568603516</text:p>
          </table:table-cell>
          <table:table-cell office:value-type="float" office:value="-62.2665863037109" calcext:value-type="float">
            <text:p>-62,2665863037109</text:p>
          </table:table-cell>
          <table:table-cell office:value-type="float" office:value="-62.2751808166504" calcext:value-type="float">
            <text:p>-62,2751808166504</text:p>
          </table:table-cell>
          <table:table-cell office:value-type="float" office:value="-62.2543983459473" calcext:value-type="float">
            <text:p>-62,2543983459473</text:p>
          </table:table-cell>
          <table:table-cell office:value-type="float" office:value="-62.2509994506836" calcext:value-type="float">
            <text:p>-62,2509994506836</text:p>
          </table:table-cell>
          <table:table-cell office:value-type="float" office:value="-62.2736854553223" calcext:value-type="float">
            <text:p>-62,2736854553223</text:p>
          </table:table-cell>
          <table:table-cell office:value-type="float" office:value="-62.259578704834" calcext:value-type="float">
            <text:p>-62,259578704834</text:p>
          </table:table-cell>
          <table:table-cell office:value-type="float" office:value="-62.2686614990234" calcext:value-type="float">
            <text:p>-62,2686614990234</text:p>
          </table:table-cell>
          <table:table-cell office:value-type="float" office:value="-62.2535667419434" calcext:value-type="float">
            <text:p>-62,2535667419434</text:p>
          </table:table-cell>
          <table:table-cell office:value-type="float" office:value="-62.2623977661133" calcext:value-type="float">
            <text:p>-62,2623977661133</text:p>
          </table:table-cell>
          <table:table-cell office:value-type="float" office:value="-62.2644309997559" calcext:value-type="float">
            <text:p>-62,2644309997559</text:p>
          </table:table-cell>
          <table:table-cell office:value-type="float" office:value="-62.2614440917969" calcext:value-type="float">
            <text:p>-62,2614440917969</text:p>
          </table:table-cell>
          <table:table-cell office:value-type="float" office:value="-62.2749328613281" calcext:value-type="float">
            <text:p>-62,2749328613281</text:p>
          </table:table-cell>
          <table:table-cell office:value-type="float" office:value="-62.2667541503906" calcext:value-type="float">
            <text:p>-62,2667541503906</text:p>
          </table:table-cell>
          <table:table-cell office:value-type="float" office:value="-62.2776336669922" calcext:value-type="float">
            <text:p>-62,2776336669922</text:p>
          </table:table-cell>
          <table:table-cell office:value-type="float" office:value="-62.2637252807617" calcext:value-type="float">
            <text:p>-62,2637252807617</text:p>
          </table:table-cell>
          <table:table-cell office:value-type="float" office:value="-62.2893104553223" calcext:value-type="float">
            <text:p>-62,2893104553223</text:p>
          </table:table-cell>
          <table:table-cell office:value-type="float" office:value="-62.2873153686523" calcext:value-type="float">
            <text:p>-62,2873153686523</text:p>
          </table:table-cell>
          <table:table-cell office:value-type="float" office:value="-62.2662963867188" calcext:value-type="float">
            <text:p>-62,2662963867188</text:p>
          </table:table-cell>
          <table:table-cell office:value-type="float" office:value="-62.2713623046875" calcext:value-type="float">
            <text:p>-62,2713623046875</text:p>
          </table:table-cell>
          <table:table-cell office:value-type="float" office:value="-62.2607841491699" calcext:value-type="float">
            <text:p>-62,2607841491699</text:p>
          </table:table-cell>
        </table:table-row>
        <table:table-row table:style-name="ro1">
          <table:table-cell office:value-type="float" office:value="-62.2268447875977" calcext:value-type="float">
            <text:p>-62,2268447875977</text:p>
          </table:table-cell>
          <table:table-cell office:value-type="float" office:value="-62.2200736999512" calcext:value-type="float">
            <text:p>-62,2200736999512</text:p>
          </table:table-cell>
          <table:table-cell office:value-type="float" office:value="-62.2461166381836" calcext:value-type="float">
            <text:p>-62,2461166381836</text:p>
          </table:table-cell>
          <table:table-cell office:value-type="float" office:value="-62.2350730895996" calcext:value-type="float">
            <text:p>-62,2350730895996</text:p>
          </table:table-cell>
          <table:table-cell office:value-type="float" office:value="-62.2346153259277" calcext:value-type="float">
            <text:p>-62,2346153259277</text:p>
          </table:table-cell>
          <table:table-cell office:value-type="float" office:value="-62.2311019897461" calcext:value-type="float">
            <text:p>-62,2311019897461</text:p>
          </table:table-cell>
          <table:table-cell office:value-type="float" office:value="-62.2011947631836" calcext:value-type="float">
            <text:p>-62,2011947631836</text:p>
          </table:table-cell>
          <table:table-cell office:value-type="float" office:value="-62.2333374023438" calcext:value-type="float">
            <text:p>-62,2333374023438</text:p>
          </table:table-cell>
          <table:table-cell office:value-type="float" office:value="-62.2299041748047" calcext:value-type="float">
            <text:p>-62,2299041748047</text:p>
          </table:table-cell>
          <table:table-cell office:value-type="float" office:value="-62.227840423584" calcext:value-type="float">
            <text:p>-62,227840423584</text:p>
          </table:table-cell>
          <table:table-cell office:value-type="float" office:value="-62.2240371704102" calcext:value-type="float">
            <text:p>-62,2240371704102</text:p>
          </table:table-cell>
          <table:table-cell office:value-type="float" office:value="-62.2135162353516" calcext:value-type="float">
            <text:p>-62,2135162353516</text:p>
          </table:table-cell>
          <table:table-cell office:value-type="float" office:value="-62.2138442993164" calcext:value-type="float">
            <text:p>-62,2138442993164</text:p>
          </table:table-cell>
          <table:table-cell office:value-type="float" office:value="-62.2247009277344" calcext:value-type="float">
            <text:p>-62,2247009277344</text:p>
          </table:table-cell>
          <table:table-cell office:value-type="float" office:value="-62.2206535339356" calcext:value-type="float">
            <text:p>-62,2206535339356</text:p>
          </table:table-cell>
          <table:table-cell office:value-type="float" office:value="-62.2342414855957" calcext:value-type="float">
            <text:p>-62,2342414855957</text:p>
          </table:table-cell>
          <table:table-cell office:value-type="float" office:value="-62.2295722961426" calcext:value-type="float">
            <text:p>-62,2295722961426</text:p>
          </table:table-cell>
          <table:table-cell office:value-type="float" office:value="-62.2171859741211" calcext:value-type="float">
            <text:p>-62,2171859741211</text:p>
          </table:table-cell>
          <table:table-cell office:value-type="float" office:value="-62.2194137573242" calcext:value-type="float">
            <text:p>-62,2194137573242</text:p>
          </table:table-cell>
          <table:table-cell office:value-type="float" office:value="-62.2250747680664" calcext:value-type="float">
            <text:p>-62,2250747680664</text:p>
          </table:table-cell>
          <table:table-cell office:value-type="float" office:value="-62.2216835021973" calcext:value-type="float">
            <text:p>-62,2216835021973</text:p>
          </table:table-cell>
          <table:table-cell office:value-type="float" office:value="-62.2418518066406" calcext:value-type="float">
            <text:p>-62,2418518066406</text:p>
          </table:table-cell>
          <table:table-cell office:value-type="float" office:value="-62.2291603088379" calcext:value-type="float">
            <text:p>-62,2291603088379</text:p>
          </table:table-cell>
          <table:table-cell office:value-type="float" office:value="-62.2138061523438" calcext:value-type="float">
            <text:p>-62,2138061523438</text:p>
          </table:table-cell>
          <table:table-cell office:value-type="float" office:value="-62.2435913085938" calcext:value-type="float">
            <text:p>-62,2435913085938</text:p>
          </table:table-cell>
          <table:table-cell office:value-type="float" office:value="-62.2285804748535" calcext:value-type="float">
            <text:p>-62,2285804748535</text:p>
          </table:table-cell>
          <table:table-cell office:value-type="float" office:value="-62.2349891662598" calcext:value-type="float">
            <text:p>-62,2349891662598</text:p>
          </table:table-cell>
          <table:table-cell office:value-type="float" office:value="-62.2421417236328" calcext:value-type="float">
            <text:p>-62,2421417236328</text:p>
          </table:table-cell>
          <table:table-cell table:number-columns-repeated="2" office:value-type="float" office:value="-62.2252349853516" calcext:value-type="float">
            <text:p>-62,2252349853516</text:p>
          </table:table-cell>
          <table:table-cell office:value-type="float" office:value="-62.2432174682617" calcext:value-type="float">
            <text:p>-62,2432174682617</text:p>
          </table:table-cell>
          <table:table-cell office:value-type="float" office:value="-62.221435546875" calcext:value-type="float">
            <text:p>-62,221435546875</text:p>
          </table:table-cell>
          <table:table-cell office:value-type="float" office:value="-62.2302742004395" calcext:value-type="float">
            <text:p>-62,2302742004395</text:p>
          </table:table-cell>
          <table:table-cell office:value-type="float" office:value="-62.2377586364746" calcext:value-type="float">
            <text:p>-62,2377586364746</text:p>
          </table:table-cell>
          <table:table-cell office:value-type="float" office:value="-62.2224311828613" calcext:value-type="float">
            <text:p>-62,2224311828613</text:p>
          </table:table-cell>
          <table:table-cell office:value-type="float" office:value="-62.2335815429688" calcext:value-type="float">
            <text:p>-62,2335815429688</text:p>
          </table:table-cell>
          <table:table-cell office:value-type="float" office:value="-62.2531967163086" calcext:value-type="float">
            <text:p>-62,2531967163086</text:p>
          </table:table-cell>
          <table:table-cell office:value-type="float" office:value="-62.2572174072266" calcext:value-type="float">
            <text:p>-62,2572174072266</text:p>
          </table:table-cell>
          <table:table-cell office:value-type="float" office:value="-62.2336196899414" calcext:value-type="float">
            <text:p>-62,2336196899414</text:p>
          </table:table-cell>
          <table:table-cell office:value-type="float" office:value="-62.2339935302734" calcext:value-type="float">
            <text:p>-62,2339935302734</text:p>
          </table:table-cell>
          <table:table-cell office:value-type="float" office:value="-62.2258987426758" calcext:value-type="float">
            <text:p>-62,2258987426758</text:p>
          </table:table-cell>
          <table:table-cell office:value-type="float" office:value="-62.2196655273438" calcext:value-type="float">
            <text:p>-62,2196655273438</text:p>
          </table:table-cell>
          <table:table-cell office:value-type="float" office:value="-62.2410697937012" calcext:value-type="float">
            <text:p>-62,2410697937012</text:p>
          </table:table-cell>
          <table:table-cell office:value-type="float" office:value="-62.2329635620117" calcext:value-type="float">
            <text:p>-62,2329635620117</text:p>
          </table:table-cell>
          <table:table-cell office:value-type="float" office:value="-62.2094764709473" calcext:value-type="float">
            <text:p>-62,2094764709473</text:p>
          </table:table-cell>
          <table:table-cell office:value-type="float" office:value="-62.219123840332" calcext:value-type="float">
            <text:p>-62,219123840332</text:p>
          </table:table-cell>
          <table:table-cell office:value-type="float" office:value="-62.2161979675293" calcext:value-type="float">
            <text:p>-62,2161979675293</text:p>
          </table:table-cell>
          <table:table-cell office:value-type="float" office:value="-62.2349891662598" calcext:value-type="float">
            <text:p>-62,2349891662598</text:p>
          </table:table-cell>
          <table:table-cell office:value-type="float" office:value="-62.2315559387207" calcext:value-type="float">
            <text:p>-62,2315559387207</text:p>
          </table:table-cell>
          <table:table-cell office:value-type="float" office:value="-62.2270545959473" calcext:value-type="float">
            <text:p>-62,2270545959473</text:p>
          </table:table-cell>
          <table:table-cell office:value-type="float" office:value="-62.2238349914551" calcext:value-type="float">
            <text:p>-62,2238349914551</text:p>
          </table:table-cell>
          <table:table-cell office:value-type="float" office:value="-62.2287063598633" calcext:value-type="float">
            <text:p>-62,2287063598633</text:p>
          </table:table-cell>
          <table:table-cell office:value-type="float" office:value="-62.2330055236816" calcext:value-type="float">
            <text:p>-62,2330055236816</text:p>
          </table:table-cell>
          <table:table-cell office:value-type="float" office:value="-62.2310638427734" calcext:value-type="float">
            <text:p>-62,2310638427734</text:p>
          </table:table-cell>
          <table:table-cell office:value-type="float" office:value="-62.2286643981934" calcext:value-type="float">
            <text:p>-62,2286643981934</text:p>
          </table:table-cell>
          <table:table-cell office:value-type="float" office:value="-62.2181358337402" calcext:value-type="float">
            <text:p>-62,2181358337402</text:p>
          </table:table-cell>
          <table:table-cell office:value-type="float" office:value="-62.2382507324219" calcext:value-type="float">
            <text:p>-62,2382507324219</text:p>
          </table:table-cell>
          <table:table-cell office:value-type="float" office:value="-62.2254829406738" calcext:value-type="float">
            <text:p>-62,2254829406738</text:p>
          </table:table-cell>
          <table:table-cell office:value-type="float" office:value="-62.2356452941895" calcext:value-type="float">
            <text:p>-62,2356452941895</text:p>
          </table:table-cell>
          <table:table-cell office:value-type="float" office:value="-62.2282066345215" calcext:value-type="float">
            <text:p>-62,2282066345215</text:p>
          </table:table-cell>
          <table:table-cell office:value-type="float" office:value="-62.2217254638672" calcext:value-type="float">
            <text:p>-62,2217254638672</text:p>
          </table:table-cell>
          <table:table-cell office:value-type="float" office:value="-62.2186737060547" calcext:value-type="float">
            <text:p>-62,2186737060547</text:p>
          </table:table-cell>
          <table:table-cell office:value-type="float" office:value="-62.2305641174316" calcext:value-type="float">
            <text:p>-62,2305641174316</text:p>
          </table:table-cell>
          <table:table-cell office:value-type="float" office:value="-62.2454528808594" calcext:value-type="float">
            <text:p>-62,2454528808594</text:p>
          </table:table-cell>
          <table:table-cell office:value-type="float" office:value="-62.2317199707031" calcext:value-type="float">
            <text:p>-62,2317199707031</text:p>
          </table:table-cell>
          <table:table-cell office:value-type="float" office:value="-62.2384986877441" calcext:value-type="float">
            <text:p>-62,2384986877441</text:p>
          </table:table-cell>
          <table:table-cell office:value-type="float" office:value="-62.2561836242676" calcext:value-type="float">
            <text:p>-62,2561836242676</text:p>
          </table:table-cell>
          <table:table-cell office:value-type="float" office:value="-62.2421836853027" calcext:value-type="float">
            <text:p>-62,2421836853027</text:p>
          </table:table-cell>
          <table:table-cell office:value-type="float" office:value="-62.2307319641113" calcext:value-type="float">
            <text:p>-62,2307319641113</text:p>
          </table:table-cell>
          <table:table-cell office:value-type="float" office:value="-62.2413558959961" calcext:value-type="float">
            <text:p>-62,2413558959961</text:p>
          </table:table-cell>
          <table:table-cell office:value-type="float" office:value="-62.2420158386231" calcext:value-type="float">
            <text:p>-62,2420158386231</text:p>
          </table:table-cell>
          <table:table-cell office:value-type="float" office:value="-62.2320098876953" calcext:value-type="float">
            <text:p>-62,2320098876953</text:p>
          </table:table-cell>
          <table:table-cell office:value-type="float" office:value="-62.2304000854492" calcext:value-type="float">
            <text:p>-62,2304000854492</text:p>
          </table:table-cell>
          <table:table-cell office:value-type="float" office:value="-62.2154960632324" calcext:value-type="float">
            <text:p>-62,2154960632324</text:p>
          </table:table-cell>
          <table:table-cell office:value-type="float" office:value="-62.2387504577637" calcext:value-type="float">
            <text:p>-62,2387504577637</text:p>
          </table:table-cell>
          <table:table-cell office:value-type="float" office:value="-62.2330055236816" calcext:value-type="float">
            <text:p>-62,2330055236816</text:p>
          </table:table-cell>
          <table:table-cell office:value-type="float" office:value="-62.2282485961914" calcext:value-type="float">
            <text:p>-62,2282485961914</text:p>
          </table:table-cell>
          <table:table-cell office:value-type="float" office:value="-62.2341613769531" calcext:value-type="float">
            <text:p>-62,2341613769531</text:p>
          </table:table-cell>
          <table:table-cell office:value-type="float" office:value="-62.2351112365723" calcext:value-type="float">
            <text:p>-62,2351112365723</text:p>
          </table:table-cell>
          <table:table-cell office:value-type="float" office:value="-62.251579284668" calcext:value-type="float">
            <text:p>-62,251579284668</text:p>
          </table:table-cell>
          <table:table-cell office:value-type="float" office:value="-62.2399520874023" calcext:value-type="float">
            <text:p>-62,2399520874023</text:p>
          </table:table-cell>
          <table:table-cell office:value-type="float" office:value="-62.2426376342773" calcext:value-type="float">
            <text:p>-62,2426376342773</text:p>
          </table:table-cell>
          <table:table-cell office:value-type="float" office:value="-62.2291603088379" calcext:value-type="float">
            <text:p>-62,2291603088379</text:p>
          </table:table-cell>
          <table:table-cell office:value-type="float" office:value="-62.2280883789063" calcext:value-type="float">
            <text:p>-62,2280883789063</text:p>
          </table:table-cell>
          <table:table-cell office:value-type="float" office:value="-62.2416038513184" calcext:value-type="float">
            <text:p>-62,2416038513184</text:p>
          </table:table-cell>
          <table:table-cell office:value-type="float" office:value="-62.2362670898438" calcext:value-type="float">
            <text:p>-62,2362670898438</text:p>
          </table:table-cell>
          <table:table-cell office:value-type="float" office:value="-62.2284164428711" calcext:value-type="float">
            <text:p>-62,2284164428711</text:p>
          </table:table-cell>
          <table:table-cell office:value-type="float" office:value="-62.2221412658691" calcext:value-type="float">
            <text:p>-62,2221412658691</text:p>
          </table:table-cell>
          <table:table-cell office:value-type="float" office:value="-62.239990234375" calcext:value-type="float">
            <text:p>-62,239990234375</text:p>
          </table:table-cell>
          <table:table-cell office:value-type="float" office:value="-62.2343254089356" calcext:value-type="float">
            <text:p>-62,2343254089356</text:p>
          </table:table-cell>
          <table:table-cell office:value-type="float" office:value="-62.2474784851074" calcext:value-type="float">
            <text:p>-62,2474784851074</text:p>
          </table:table-cell>
          <table:table-cell office:value-type="float" office:value="-62.2377967834473" calcext:value-type="float">
            <text:p>-62,2377967834473</text:p>
          </table:table-cell>
          <table:table-cell office:value-type="float" office:value="-62.2379188537598" calcext:value-type="float">
            <text:p>-62,2379188537598</text:p>
          </table:table-cell>
          <table:table-cell office:value-type="float" office:value="-62.2416839599609" calcext:value-type="float">
            <text:p>-62,2416839599609</text:p>
          </table:table-cell>
          <table:table-cell office:value-type="float" office:value="-62.2296180725098" calcext:value-type="float">
            <text:p>-62,2296180725098</text:p>
          </table:table-cell>
          <table:table-cell office:value-type="float" office:value="-62.2432594299316" calcext:value-type="float">
            <text:p>-62,2432594299316</text:p>
          </table:table-cell>
          <table:table-cell office:value-type="float" office:value="-62.2155380249023" calcext:value-type="float">
            <text:p>-62,2155380249023</text:p>
          </table:table-cell>
          <table:table-cell office:value-type="float" office:value="-62.2544364929199" calcext:value-type="float">
            <text:p>-62,2544364929199</text:p>
          </table:table-cell>
          <table:table-cell office:value-type="float" office:value="-62.2342414855957" calcext:value-type="float">
            <text:p>-62,2342414855957</text:p>
          </table:table-cell>
          <table:table-cell office:value-type="float" office:value="-62.2402420043945" calcext:value-type="float">
            <text:p>-62,2402420043945</text:p>
          </table:table-cell>
          <table:table-cell office:value-type="float" office:value="-62.219123840332" calcext:value-type="float">
            <text:p>-62,219123840332</text:p>
          </table:table-cell>
          <table:table-cell office:value-type="float" office:value="-62.2546463012695" calcext:value-type="float">
            <text:p>-62,2546463012695</text:p>
          </table:table-cell>
          <table:table-cell office:value-type="float" office:value="-62.2421836853027" calcext:value-type="float">
            <text:p>-62,2421836853027</text:p>
          </table:table-cell>
          <table:table-cell office:value-type="float" office:value="-62.2480583190918" calcext:value-type="float">
            <text:p>-62,2480583190918</text:p>
          </table:table-cell>
          <table:table-cell office:value-type="float" office:value="-62.2416839599609" calcext:value-type="float">
            <text:p>-62,2416839599609</text:p>
          </table:table-cell>
          <table:table-cell office:value-type="float" office:value="-62.2417259216309" calcext:value-type="float">
            <text:p>-62,2417259216309</text:p>
          </table:table-cell>
          <table:table-cell office:value-type="float" office:value="-62.2481422424316" calcext:value-type="float">
            <text:p>-62,2481422424316</text:p>
          </table:table-cell>
          <table:table-cell office:value-type="float" office:value="-62.255184173584" calcext:value-type="float">
            <text:p>-62,255184173584</text:p>
          </table:table-cell>
          <table:table-cell office:value-type="float" office:value="-62.2473564147949" calcext:value-type="float">
            <text:p>-62,2473564147949</text:p>
          </table:table-cell>
          <table:table-cell office:value-type="float" office:value="-62.2542304992676" calcext:value-type="float">
            <text:p>-62,2542304992676</text:p>
          </table:table-cell>
          <table:table-cell office:value-type="float" office:value="-62.2421836853027" calcext:value-type="float">
            <text:p>-62,2421836853027</text:p>
          </table:table-cell>
          <table:table-cell office:value-type="float" office:value="-62.2457427978516" calcext:value-type="float">
            <text:p>-62,2457427978516</text:p>
          </table:table-cell>
          <table:table-cell office:value-type="float" office:value="-62.2354393005371" calcext:value-type="float">
            <text:p>-62,2354393005371</text:p>
          </table:table-cell>
          <table:table-cell office:value-type="float" office:value="-62.2382965087891" calcext:value-type="float">
            <text:p>-62,2382965087891</text:p>
          </table:table-cell>
          <table:table-cell office:value-type="float" office:value="-62.2364349365234" calcext:value-type="float">
            <text:p>-62,2364349365234</text:p>
          </table:table-cell>
          <table:table-cell office:value-type="float" office:value="-62.2461967468262" calcext:value-type="float">
            <text:p>-62,2461967468262</text:p>
          </table:table-cell>
          <table:table-cell office:value-type="float" office:value="-62.2616119384766" calcext:value-type="float">
            <text:p>-62,2616119384766</text:p>
          </table:table-cell>
          <table:table-cell office:value-type="float" office:value="-62.2461585998535" calcext:value-type="float">
            <text:p>-62,2461585998535</text:p>
          </table:table-cell>
          <table:table-cell office:value-type="float" office:value="-62.2517051696777" calcext:value-type="float">
            <text:p>-62,2517051696777</text:p>
          </table:table-cell>
          <table:table-cell office:value-type="float" office:value="-62.2505874633789" calcext:value-type="float">
            <text:p>-62,2505874633789</text:p>
          </table:table-cell>
          <table:table-cell office:value-type="float" office:value="-62.2555961608887" calcext:value-type="float">
            <text:p>-62,2555961608887</text:p>
          </table:table-cell>
          <table:table-cell office:value-type="float" office:value="-62.2540245056152" calcext:value-type="float">
            <text:p>-62,2540245056152</text:p>
          </table:table-cell>
          <table:table-cell office:value-type="float" office:value="-62.2404899597168" calcext:value-type="float">
            <text:p>-62,2404899597168</text:p>
          </table:table-cell>
          <table:table-cell office:value-type="float" office:value="-62.2698249816895" calcext:value-type="float">
            <text:p>-62,2698249816895</text:p>
          </table:table-cell>
          <table:table-cell office:value-type="float" office:value="-62.2527809143066" calcext:value-type="float">
            <text:p>-62,2527809143066</text:p>
          </table:table-cell>
          <table:table-cell office:value-type="float" office:value="-62.2612800598145" calcext:value-type="float">
            <text:p>-62,2612800598145</text:p>
          </table:table-cell>
          <table:table-cell office:value-type="float" office:value="-62.2432174682617" calcext:value-type="float">
            <text:p>-62,2432174682617</text:p>
          </table:table-cell>
          <table:table-cell office:value-type="float" office:value="-62.2637634277344" calcext:value-type="float">
            <text:p>-62,2637634277344</text:p>
          </table:table-cell>
          <table:table-cell office:value-type="float" office:value="-62.2545204162598" calcext:value-type="float">
            <text:p>-62,2545204162598</text:p>
          </table:table-cell>
          <table:table-cell office:value-type="float" office:value="-62.2563056945801" calcext:value-type="float">
            <text:p>-62,2563056945801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636833190918" calcext:value-type="float">
            <text:p>-62,2636833190918</text:p>
          </table:table-cell>
          <table:table-cell office:value-type="float" office:value="-62.2479362487793" calcext:value-type="float">
            <text:p>-62,2479362487793</text:p>
          </table:table-cell>
          <table:table-cell office:value-type="float" office:value="-62.2572593688965" calcext:value-type="float">
            <text:p>-62,2572593688965</text:p>
          </table:table-cell>
          <table:table-cell office:value-type="float" office:value="-62.2755928039551" calcext:value-type="float">
            <text:p>-62,2755928039551</text:p>
          </table:table-cell>
          <table:table-cell office:value-type="float" office:value="-62.2714042663574" calcext:value-type="float">
            <text:p>-62,2714042663574</text:p>
          </table:table-cell>
          <table:table-cell office:value-type="float" office:value="-62.2754707336426" calcext:value-type="float">
            <text:p>-62,2754707336426</text:p>
          </table:table-cell>
          <table:table-cell office:value-type="float" office:value="-62.2585830688477" calcext:value-type="float">
            <text:p>-62,2585830688477</text:p>
          </table:table-cell>
          <table:table-cell office:value-type="float" office:value="-62.2451629638672" calcext:value-type="float">
            <text:p>-62,2451629638672</text:p>
          </table:table-cell>
          <table:table-cell office:value-type="float" office:value="-62.2630615234375" calcext:value-type="float">
            <text:p>-62,2630615234375</text:p>
          </table:table-cell>
          <table:table-cell office:value-type="float" office:value="-62.2689971923828" calcext:value-type="float">
            <text:p>-62,2689971923828</text:p>
          </table:table-cell>
          <table:table-cell office:value-type="float" office:value="-62.2699089050293" calcext:value-type="float">
            <text:p>-62,2699089050293</text:p>
          </table:table-cell>
          <table:table-cell office:value-type="float" office:value="-62.267749786377" calcext:value-type="float">
            <text:p>-62,267749786377</text:p>
          </table:table-cell>
          <table:table-cell office:value-type="float" office:value="-62.2404479980469" calcext:value-type="float">
            <text:p>-62,2404479980469</text:p>
          </table:table-cell>
          <table:table-cell office:value-type="float" office:value="-62.2458267211914" calcext:value-type="float">
            <text:p>-62,2458267211914</text:p>
          </table:table-cell>
          <table:table-cell office:value-type="float" office:value="-62.2794990539551" calcext:value-type="float">
            <text:p>-62,2794990539551</text:p>
          </table:table-cell>
          <table:table-cell office:value-type="float" office:value="-62.2750968933106" calcext:value-type="float">
            <text:p>-62,2750968933106</text:p>
          </table:table-cell>
          <table:table-cell office:value-type="float" office:value="-62.2504196166992" calcext:value-type="float">
            <text:p>-62,2504196166992</text:p>
          </table:table-cell>
          <table:table-cell office:value-type="float" office:value="-62.2546043395996" calcext:value-type="float">
            <text:p>-62,2546043395996</text:p>
          </table:table-cell>
          <table:table-cell office:value-type="float" office:value="-62.2574234008789" calcext:value-type="float">
            <text:p>-62,2574234008789</text:p>
          </table:table-cell>
          <table:table-cell office:value-type="float" office:value="-62.2676658630371" calcext:value-type="float">
            <text:p>-62,2676658630371</text:p>
          </table:table-cell>
          <table:table-cell office:value-type="float" office:value="-62.2581291198731" calcext:value-type="float">
            <text:p>-62,2581291198731</text:p>
          </table:table-cell>
          <table:table-cell office:value-type="float" office:value="-62.2569694519043" calcext:value-type="float">
            <text:p>-62,2569694519043</text:p>
          </table:table-cell>
          <table:table-cell office:value-type="float" office:value="-62.2740173339844" calcext:value-type="float">
            <text:p>-62,2740173339844</text:p>
          </table:table-cell>
          <table:table-cell office:value-type="float" office:value="-62.2646789550781" calcext:value-type="float">
            <text:p>-62,2646789550781</text:p>
          </table:table-cell>
          <table:table-cell office:value-type="float" office:value="-62.2680816650391" calcext:value-type="float">
            <text:p>-62,2680816650391</text:p>
          </table:table-cell>
          <table:table-cell office:value-type="float" office:value="-62.2667961120606" calcext:value-type="float">
            <text:p>-62,2667961120606</text:p>
          </table:table-cell>
          <table:table-cell office:value-type="float" office:value="-62.2698249816895" calcext:value-type="float">
            <text:p>-62,2698249816895</text:p>
          </table:table-cell>
          <table:table-cell office:value-type="float" office:value="-62.2792930603027" calcext:value-type="float">
            <text:p>-62,2792930603027</text:p>
          </table:table-cell>
          <table:table-cell office:value-type="float" office:value="-62.280704498291" calcext:value-type="float">
            <text:p>-62,280704498291</text:p>
          </table:table-cell>
          <table:table-cell office:value-type="float" office:value="-62.2870254516602" calcext:value-type="float">
            <text:p>-62,2870254516602</text:p>
          </table:table-cell>
          <table:table-cell office:value-type="float" office:value="-62.2759704589844" calcext:value-type="float">
            <text:p>-62,2759704589844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716522216797" calcext:value-type="float">
            <text:p>-62,2716522216797</text:p>
          </table:table-cell>
          <table:table-cell office:value-type="float" office:value="-62.2745170593262" calcext:value-type="float">
            <text:p>-62,2745170593262</text:p>
          </table:table-cell>
          <table:table-cell office:value-type="float" office:value="-62.2560958862305" calcext:value-type="float">
            <text:p>-62,2560958862305</text:p>
          </table:table-cell>
          <table:table-cell office:value-type="float" office:value="-62.2829093933106" calcext:value-type="float">
            <text:p>-62,2829093933106</text:p>
          </table:table-cell>
          <table:table-cell office:value-type="float" office:value="-62.2901840209961" calcext:value-type="float">
            <text:p>-62,2901840209961</text:p>
          </table:table-cell>
          <table:table-cell office:value-type="float" office:value="-62.2841949462891" calcext:value-type="float">
            <text:p>-62,2841949462891</text:p>
          </table:table-cell>
          <table:table-cell office:value-type="float" office:value="-62.2755928039551" calcext:value-type="float">
            <text:p>-62,2755928039551</text:p>
          </table:table-cell>
          <table:table-cell office:value-type="float" office:value="-62.2765922546387" calcext:value-type="float">
            <text:p>-62,2765922546387</text:p>
          </table:table-cell>
          <table:table-cell office:value-type="float" office:value="-62.2811660766602" calcext:value-type="float">
            <text:p>-62,2811660766602</text:p>
          </table:table-cell>
          <table:table-cell office:value-type="float" office:value="-62.2754325866699" calcext:value-type="float">
            <text:p>-62,2754325866699</text:p>
          </table:table-cell>
          <table:table-cell office:value-type="float" office:value="-62.2802505493164" calcext:value-type="float">
            <text:p>-62,2802505493164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888565063477" calcext:value-type="float">
            <text:p>-62,2888565063477</text:p>
          </table:table-cell>
          <table:table-cell office:value-type="float" office:value="-62.3050956726074" calcext:value-type="float">
            <text:p>-62,3050956726074</text:p>
          </table:table-cell>
          <table:table-cell office:value-type="float" office:value="-62.2948913574219" calcext:value-type="float">
            <text:p>-62,2948913574219</text:p>
          </table:table-cell>
          <table:table-cell office:value-type="float" office:value="-62.2913932800293" calcext:value-type="float">
            <text:p>-62,2913932800293</text:p>
          </table:table-cell>
          <table:table-cell office:value-type="float" office:value="-62.2898941040039" calcext:value-type="float">
            <text:p>-62,2898941040039</text:p>
          </table:table-cell>
          <table:table-cell office:value-type="float" office:value="-62.2957649230957" calcext:value-type="float">
            <text:p>-62,2957649230957</text:p>
          </table:table-cell>
          <table:table-cell office:value-type="float" office:value="-62.3035926818848" calcext:value-type="float">
            <text:p>-62,3035926818848</text:p>
          </table:table-cell>
          <table:table-cell office:value-type="float" office:value="-62.2959289550781" calcext:value-type="float">
            <text:p>-62,2959289550781</text:p>
          </table:table-cell>
          <table:table-cell office:value-type="float" office:value="-62.2991371154785" calcext:value-type="float">
            <text:p>-62,2991371154785</text:p>
          </table:table-cell>
          <table:table-cell office:value-type="float" office:value="-62.2941818237305" calcext:value-type="float">
            <text:p>-62,2941818237305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881050109863" calcext:value-type="float">
            <text:p>-62,2881050109863</text:p>
          </table:table-cell>
          <table:table-cell office:value-type="float" office:value="-62.2936401367188" calcext:value-type="float">
            <text:p>-62,2936401367188</text:p>
          </table:table-cell>
          <table:table-cell office:value-type="float" office:value="-62.3042602539063" calcext:value-type="float">
            <text:p>-62,3042602539063</text:p>
          </table:table-cell>
          <table:table-cell office:value-type="float" office:value="-62.290225982666" calcext:value-type="float">
            <text:p>-62,290225982666</text:p>
          </table:table-cell>
          <table:table-cell office:value-type="float" office:value="-62.2843246459961" calcext:value-type="float">
            <text:p>-62,2843246459961</text:p>
          </table:table-cell>
          <table:table-cell office:value-type="float" office:value="-62.299259185791" calcext:value-type="float">
            <text:p>-62,299259185791</text:p>
          </table:table-cell>
          <table:table-cell office:value-type="float" office:value="-62.278003692627" calcext:value-type="float">
            <text:p>-62,278003692627</text:p>
          </table:table-cell>
          <table:table-cell office:value-type="float" office:value="-62.2800407409668" calcext:value-type="float">
            <text:p>-62,2800407409668</text:p>
          </table:table-cell>
          <table:table-cell office:value-type="float" office:value="-62.2924346923828" calcext:value-type="float">
            <text:p>-62,2924346923828</text:p>
          </table:table-cell>
          <table:table-cell office:value-type="float" office:value="-62.2969284057617" calcext:value-type="float">
            <text:p>-62,2969284057617</text:p>
          </table:table-cell>
          <table:table-cell office:value-type="float" office:value="-62.2902679443359" calcext:value-type="float">
            <text:p>-62,2902679443359</text:p>
          </table:table-cell>
          <table:table-cell office:value-type="float" office:value="-62.2853202819824" calcext:value-type="float">
            <text:p>-62,2853202819824</text:p>
          </table:table-cell>
          <table:table-cell office:value-type="float" office:value="-62.2971343994141" calcext:value-type="float">
            <text:p>-62,2971343994141</text:p>
          </table:table-cell>
          <table:table-cell office:value-type="float" office:value="-62.2734375" calcext:value-type="float">
            <text:p>-62,2734375</text:p>
          </table:table-cell>
          <table:table-cell office:value-type="float" office:value="-62.2802925109863" calcext:value-type="float">
            <text:p>-62,2802925109863</text:p>
          </table:table-cell>
          <table:table-cell office:value-type="float" office:value="-62.2890625" calcext:value-type="float">
            <text:p>-62,2890625</text:p>
          </table:table-cell>
          <table:table-cell office:value-type="float" office:value="-62.2755508422852" calcext:value-type="float">
            <text:p>-62,2755508422852</text:p>
          </table:table-cell>
          <table:table-cell office:value-type="float" office:value="-62.299259185791" calcext:value-type="float">
            <text:p>-62,299259185791</text:p>
          </table:table-cell>
          <table:table-cell office:value-type="float" office:value="-62.3005523681641" calcext:value-type="float">
            <text:p>-62,3005523681641</text:p>
          </table:table-cell>
          <table:table-cell office:value-type="float" office:value="-62.2903518676758" calcext:value-type="float">
            <text:p>-62,2903518676758</text:p>
          </table:table-cell>
          <table:table-cell office:value-type="float" office:value="-62.2872314453125" calcext:value-type="float">
            <text:p>-62,2872314453125</text:p>
          </table:table-cell>
          <table:table-cell office:value-type="float" office:value="-62.2896881103516" calcext:value-type="float">
            <text:p>-62,2896881103516</text:p>
          </table:table-cell>
          <table:table-cell office:value-type="float" office:value="-62.2724838256836" calcext:value-type="float">
            <text:p>-62,2724838256836</text:p>
          </table:table-cell>
          <table:table-cell office:value-type="float" office:value="-62.2833251953125" calcext:value-type="float">
            <text:p>-62,2833251953125</text:p>
          </table:table-cell>
          <table:table-cell office:value-type="float" office:value="-62.3077201843262" calcext:value-type="float">
            <text:p>-62,3077201843262</text:p>
          </table:table-cell>
          <table:table-cell office:value-type="float" office:value="-62.2954711914063" calcext:value-type="float">
            <text:p>-62,2954711914063</text:p>
          </table:table-cell>
          <table:table-cell office:value-type="float" office:value="-62.30859375" calcext:value-type="float">
            <text:p>-62,30859375</text:p>
          </table:table-cell>
          <table:table-cell office:value-type="float" office:value="-62.2951393127441" calcext:value-type="float">
            <text:p>-62,2951393127441</text:p>
          </table:table-cell>
          <table:table-cell office:value-type="float" office:value="-62.2940979003906" calcext:value-type="float">
            <text:p>-62,2940979003906</text:p>
          </table:table-cell>
          <table:table-cell office:value-type="float" office:value="-62.2957229614258" calcext:value-type="float">
            <text:p>-62,2957229614258</text:p>
          </table:table-cell>
          <table:table-cell office:value-type="float" office:value="-62.2962188720703" calcext:value-type="float">
            <text:p>-62,2962188720703</text:p>
          </table:table-cell>
          <table:table-cell office:value-type="float" office:value="-62.2890205383301" calcext:value-type="float">
            <text:p>-62,2890205383301</text:p>
          </table:table-cell>
          <table:table-cell office:value-type="float" office:value="-62.2831611633301" calcext:value-type="float">
            <text:p>-62,2831611633301</text:p>
          </table:table-cell>
          <table:table-cell office:value-type="float" office:value="-62.3059692382813" calcext:value-type="float">
            <text:p>-62,3059692382813</text:p>
          </table:table-cell>
          <table:table-cell office:value-type="float" office:value="-62.2901458740234" calcext:value-type="float">
            <text:p>-62,2901458740234</text:p>
          </table:table-cell>
          <table:table-cell office:value-type="float" office:value="-62.3030090332031" calcext:value-type="float">
            <text:p>-62,3030090332031</text:p>
          </table:table-cell>
          <table:table-cell office:value-type="float" office:value="-62.298469543457" calcext:value-type="float">
            <text:p>-62,298469543457</text:p>
          </table:table-cell>
          <table:table-cell office:value-type="float" office:value="-62.2905616760254" calcext:value-type="float">
            <text:p>-62,2905616760254</text:p>
          </table:table-cell>
          <table:table-cell office:value-type="float" office:value="-62.3063888549805" calcext:value-type="float">
            <text:p>-62,3063888549805</text:p>
          </table:table-cell>
          <table:table-cell office:value-type="float" office:value="-62.2938461303711" calcext:value-type="float">
            <text:p>-62,2938461303711</text:p>
          </table:table-cell>
          <table:table-cell office:value-type="float" office:value="-62.299259185791" calcext:value-type="float">
            <text:p>-62,299259185791</text:p>
          </table:table-cell>
          <table:table-cell office:value-type="float" office:value="-62.3089714050293" calcext:value-type="float">
            <text:p>-62,3089714050293</text:p>
          </table:table-cell>
          <table:table-cell office:value-type="float" office:value="-62.3006782531738" calcext:value-type="float">
            <text:p>-62,3006782531738</text:p>
          </table:table-cell>
          <table:table-cell office:value-type="float" office:value="-62.2928085327148" calcext:value-type="float">
            <text:p>-62,2928085327148</text:p>
          </table:table-cell>
          <table:table-cell office:value-type="float" office:value="-62.2982215881348" calcext:value-type="float">
            <text:p>-62,2982215881348</text:p>
          </table:table-cell>
          <table:table-cell office:value-type="float" office:value="-62.2871513366699" calcext:value-type="float">
            <text:p>-62,2871513366699</text:p>
          </table:table-cell>
          <table:table-cell office:value-type="float" office:value="-62.2825355529785" calcext:value-type="float">
            <text:p>-62,2825355529785</text:p>
          </table:table-cell>
          <table:table-cell office:value-type="float" office:value="-62.298469543457" calcext:value-type="float">
            <text:p>-62,298469543457</text:p>
          </table:table-cell>
          <table:table-cell office:value-type="float" office:value="-62.2800025939941" calcext:value-type="float">
            <text:p>-62,2800025939941</text:p>
          </table:table-cell>
          <table:table-cell office:value-type="float" office:value="-62.2878150939941" calcext:value-type="float">
            <text:p>-62,2878150939941</text:p>
          </table:table-cell>
          <table:table-cell office:value-type="float" office:value="-62.2932243347168" calcext:value-type="float">
            <text:p>-62,2932243347168</text:p>
          </table:table-cell>
          <table:table-cell office:value-type="float" office:value="-62.303466796875" calcext:value-type="float">
            <text:p>-62,303466796875</text:p>
          </table:table-cell>
          <table:table-cell office:value-type="float" office:value="-62.2858200073242" calcext:value-type="float">
            <text:p>-62,2858200073242</text:p>
          </table:table-cell>
          <table:table-cell office:value-type="float" office:value="-62.3087615966797" calcext:value-type="float">
            <text:p>-62,3087615966797</text:p>
          </table:table-cell>
          <table:table-cell office:value-type="float" office:value="-62.3135147094727" calcext:value-type="float">
            <text:p>-62,3135147094727</text:p>
          </table:table-cell>
          <table:table-cell office:value-type="float" office:value="-62.2888145446777" calcext:value-type="float">
            <text:p>-62,2888145446777</text:p>
          </table:table-cell>
          <table:table-cell office:value-type="float" office:value="-62.2851104736328" calcext:value-type="float">
            <text:p>-62,2851104736328</text:p>
          </table:table-cell>
          <table:table-cell office:value-type="float" office:value="-62.2807884216309" calcext:value-type="float">
            <text:p>-62,2807884216309</text:p>
          </table:table-cell>
          <table:table-cell office:value-type="float" office:value="-62.3217391967773" calcext:value-type="float">
            <text:p>-62,3217391967773</text:p>
          </table:table-cell>
          <table:table-cell office:value-type="float" office:value="-62.3211135864258" calcext:value-type="float">
            <text:p>-62,3211135864258</text:p>
          </table:table-cell>
          <table:table-cell office:value-type="float" office:value="-62.2891883850098" calcext:value-type="float">
            <text:p>-62,2891883850098</text:p>
          </table:table-cell>
          <table:table-cell office:value-type="float" office:value="-62.2985534667969" calcext:value-type="float">
            <text:p>-62,2985534667969</text:p>
          </table:table-cell>
          <table:table-cell office:value-type="float" office:value="-62.2941818237305" calcext:value-type="float">
            <text:p>-62,2941818237305</text:p>
          </table:table-cell>
          <table:table-cell office:value-type="float" office:value="-62.3141403198242" calcext:value-type="float">
            <text:p>-62,3141403198242</text:p>
          </table:table-cell>
          <table:table-cell office:value-type="float" office:value="-62.3053016662598" calcext:value-type="float">
            <text:p>-62,3053016662598</text:p>
          </table:table-cell>
          <table:table-cell office:value-type="float" office:value="-62.3073844909668" calcext:value-type="float">
            <text:p>-62,3073844909668</text:p>
          </table:table-cell>
          <table:table-cell office:value-type="float" office:value="-62.3078880310059" calcext:value-type="float">
            <text:p>-62,3078880310059</text:p>
          </table:table-cell>
          <table:table-cell office:value-type="float" office:value="-62.296802520752" calcext:value-type="float">
            <text:p>-62,296802520752</text:p>
          </table:table-cell>
          <table:table-cell office:value-type="float" office:value="-62.2931022644043" calcext:value-type="float">
            <text:p>-62,2931022644043</text:p>
          </table:table-cell>
          <table:table-cell office:value-type="float" office:value="-62.3035926818848" calcext:value-type="float">
            <text:p>-62,3035926818848</text:p>
          </table:table-cell>
          <table:table-cell office:value-type="float" office:value="-62.3088455200195" calcext:value-type="float">
            <text:p>-62,3088455200195</text:p>
          </table:table-cell>
          <table:table-cell office:value-type="float" office:value="-62.3208618164063" calcext:value-type="float">
            <text:p>-62,3208618164063</text:p>
          </table:table-cell>
          <table:table-cell office:value-type="float" office:value="-62.3063049316406" calcext:value-type="float">
            <text:p>-62,3063049316406</text:p>
          </table:table-cell>
          <table:table-cell office:value-type="float" office:value="-62.2978019714356" calcext:value-type="float">
            <text:p>-62,2978019714356</text:p>
          </table:table-cell>
          <table:table-cell office:value-type="float" office:value="-62.3039283752441" calcext:value-type="float">
            <text:p>-62,3039283752441</text:p>
          </table:table-cell>
          <table:table-cell office:value-type="float" office:value="-62.2934341430664" calcext:value-type="float">
            <text:p>-62,2934341430664</text:p>
          </table:table-cell>
          <table:table-cell office:value-type="float" office:value="-62.307804107666" calcext:value-type="float">
            <text:p>-62,307804107666</text:p>
          </table:table-cell>
          <table:table-cell office:value-type="float" office:value="-62.294059753418" calcext:value-type="float">
            <text:p>-62,294059753418</text:p>
          </table:table-cell>
          <table:table-cell office:value-type="float" office:value="-62.2980537414551" calcext:value-type="float">
            <text:p>-62,2980537414551</text:p>
          </table:table-cell>
          <table:table-cell office:value-type="float" office:value="-62.305549621582" calcext:value-type="float">
            <text:p>-62,305549621582</text:p>
          </table:table-cell>
          <table:table-cell office:value-type="float" office:value="-62.2949333190918" calcext:value-type="float">
            <text:p>-62,2949333190918</text:p>
          </table:table-cell>
          <table:table-cell office:value-type="float" office:value="-62.3276672363281" calcext:value-type="float">
            <text:p>-62,3276672363281</text:p>
          </table:table-cell>
          <table:table-cell office:value-type="float" office:value="-62.3064727783203" calcext:value-type="float">
            <text:p>-62,3064727783203</text:p>
          </table:table-cell>
          <table:table-cell office:value-type="float" office:value="-62.3150596618652" calcext:value-type="float">
            <text:p>-62,3150596618652</text:p>
          </table:table-cell>
          <table:table-cell office:value-type="float" office:value="-62.304012298584" calcext:value-type="float">
            <text:p>-62,304012298584</text:p>
          </table:table-cell>
          <table:table-cell office:value-type="float" office:value="-62.3057632446289" calcext:value-type="float">
            <text:p>-62,3057632446289</text:p>
          </table:table-cell>
          <table:table-cell office:value-type="float" office:value="-62.3106384277344" calcext:value-type="float">
            <text:p>-62,3106384277344</text:p>
          </table:table-cell>
          <table:table-cell office:value-type="float" office:value="-62.3147659301758" calcext:value-type="float">
            <text:p>-62,3147659301758</text:p>
          </table:table-cell>
          <table:table-cell office:value-type="float" office:value="-62.3076820373535" calcext:value-type="float">
            <text:p>-62,3076820373535</text:p>
          </table:table-cell>
          <table:table-cell office:value-type="float" office:value="-62.3014259338379" calcext:value-type="float">
            <text:p>-62,3014259338379</text:p>
          </table:table-cell>
          <table:table-cell office:value-type="float" office:value="-62.3166885375977" calcext:value-type="float">
            <text:p>-62,3166885375977</text:p>
          </table:table-cell>
          <table:table-cell office:value-type="float" office:value="-62.3185234069824" calcext:value-type="float">
            <text:p>-62,3185234069824</text:p>
          </table:table-cell>
          <table:table-cell office:value-type="float" office:value="-62.3180618286133" calcext:value-type="float">
            <text:p>-62,3180618286133</text:p>
          </table:table-cell>
          <table:table-cell office:value-type="float" office:value="-62.3364067077637" calcext:value-type="float">
            <text:p>-62,3364067077637</text:p>
          </table:table-cell>
          <table:table-cell office:value-type="float" office:value="-62.3369483947754" calcext:value-type="float">
            <text:p>-62,3369483947754</text:p>
          </table:table-cell>
          <table:table-cell office:value-type="float" office:value="-62.3425178527832" calcext:value-type="float">
            <text:p>-62,3425178527832</text:p>
          </table:table-cell>
          <table:table-cell office:value-type="float" office:value="-62.3199844360352" calcext:value-type="float">
            <text:p>-62,3199844360352</text:p>
          </table:table-cell>
          <table:table-cell office:value-type="float" office:value="-62.3390007019043" calcext:value-type="float">
            <text:p>-62,3390007019043</text:p>
          </table:table-cell>
          <table:table-cell office:value-type="float" office:value="-62.3300971984863" calcext:value-type="float">
            <text:p>-62,3300971984863</text:p>
          </table:table-cell>
          <table:table-cell office:value-type="float" office:value="-62.3332290649414" calcext:value-type="float">
            <text:p>-62,3332290649414</text:p>
          </table:table-cell>
          <table:table-cell office:value-type="float" office:value="-62.3134346008301" calcext:value-type="float">
            <text:p>-62,3134346008301</text:p>
          </table:table-cell>
          <table:table-cell office:value-type="float" office:value="-62.3283805847168" calcext:value-type="float">
            <text:p>-62,3283805847168</text:p>
          </table:table-cell>
          <table:table-cell office:value-type="float" office:value="-62.3156433105469" calcext:value-type="float">
            <text:p>-62,3156433105469</text:p>
          </table:table-cell>
          <table:table-cell office:value-type="float" office:value="-62.3239517211914" calcext:value-type="float">
            <text:p>-62,3239517211914</text:p>
          </table:table-cell>
          <table:table-cell office:value-type="float" office:value="-62.343189239502" calcext:value-type="float">
            <text:p>-62,343189239502</text:p>
          </table:table-cell>
          <table:table-cell office:value-type="float" office:value="-62.3392944335938" calcext:value-type="float">
            <text:p>-62,3392944335938</text:p>
          </table:table-cell>
          <table:table-cell office:value-type="float" office:value="-62.3329772949219" calcext:value-type="float">
            <text:p>-62,3329772949219</text:p>
          </table:table-cell>
          <table:table-cell office:value-type="float" office:value="-62.3341484069824" calcext:value-type="float">
            <text:p>-62,3341484069824</text:p>
          </table:table-cell>
          <table:table-cell office:value-type="float" office:value="-62.3298416137695" calcext:value-type="float">
            <text:p>-62,3298416137695</text:p>
          </table:table-cell>
          <table:table-cell office:value-type="float" office:value="-62.3303871154785" calcext:value-type="float">
            <text:p>-62,3303871154785</text:p>
          </table:table-cell>
          <table:table-cell office:value-type="float" office:value="-62.3396301269531" calcext:value-type="float">
            <text:p>-62,3396301269531</text:p>
          </table:table-cell>
          <table:table-cell office:value-type="float" office:value="-62.3449440002441" calcext:value-type="float">
            <text:p>-62,3449440002441</text:p>
          </table:table-cell>
          <table:table-cell office:value-type="float" office:value="-62.3467864990234" calcext:value-type="float">
            <text:p>-62,3467864990234</text:p>
          </table:table-cell>
          <table:table-cell office:value-type="float" office:value="-62.3419723510742" calcext:value-type="float">
            <text:p>-62,3419723510742</text:p>
          </table:table-cell>
          <table:table-cell office:value-type="float" office:value="-62.3213653564453" calcext:value-type="float">
            <text:p>-62,3213653564453</text:p>
          </table:table-cell>
          <table:table-cell office:value-type="float" office:value="-62.3195686340332" calcext:value-type="float">
            <text:p>-62,3195686340332</text:p>
          </table:table-cell>
          <table:table-cell office:value-type="float" office:value="-62.3300094604492" calcext:value-type="float">
            <text:p>-62,3300094604492</text:p>
          </table:table-cell>
          <table:table-cell office:value-type="float" office:value="-62.3436889648438" calcext:value-type="float">
            <text:p>-62,3436889648438</text:p>
          </table:table-cell>
          <table:table-cell office:value-type="float" office:value="-62.342098236084" calcext:value-type="float">
            <text:p>-62,342098236084</text:p>
          </table:table-cell>
          <table:table-cell office:value-type="float" office:value="-62.3295936584473" calcext:value-type="float">
            <text:p>-62,3295936584473</text:p>
          </table:table-cell>
          <table:table-cell office:value-type="float" office:value="-62.3368263244629" calcext:value-type="float">
            <text:p>-62,3368263244629</text:p>
          </table:table-cell>
          <table:table-cell office:value-type="float" office:value="-62.3394203186035" calcext:value-type="float">
            <text:p>-62,3394203186035</text:p>
          </table:table-cell>
          <table:table-cell office:value-type="float" office:value="-62.3332290649414" calcext:value-type="float">
            <text:p>-62,3332290649414</text:p>
          </table:table-cell>
          <table:table-cell office:value-type="float" office:value="-62.3197746276856" calcext:value-type="float">
            <text:p>-62,3197746276856</text:p>
          </table:table-cell>
          <table:table-cell office:value-type="float" office:value="-62.3364067077637" calcext:value-type="float">
            <text:p>-62,3364067077637</text:p>
          </table:table-cell>
          <table:table-cell office:value-type="float" office:value="-62.3395004272461" calcext:value-type="float">
            <text:p>-62,3395004272461</text:p>
          </table:table-cell>
          <table:table-cell office:value-type="float" office:value="-62.3480834960938" calcext:value-type="float">
            <text:p>-62,3480834960938</text:p>
          </table:table-cell>
          <table:table-cell office:value-type="float" office:value="-62.3340225219727" calcext:value-type="float">
            <text:p>-62,3340225219727</text:p>
          </table:table-cell>
          <table:table-cell office:value-type="float" office:value="-62.3404655456543" calcext:value-type="float">
            <text:p>-62,3404655456543</text:p>
          </table:table-cell>
          <table:table-cell office:value-type="float" office:value="-62.3268775939941" calcext:value-type="float">
            <text:p>-62,3268775939941</text:p>
          </table:table-cell>
          <table:table-cell office:value-type="float" office:value="-62.3266258239746" calcext:value-type="float">
            <text:p>-62,3266258239746</text:p>
          </table:table-cell>
          <table:table-cell office:value-type="float" office:value="-62.3435173034668" calcext:value-type="float">
            <text:p>-62,3435173034668</text:p>
          </table:table-cell>
          <table:table-cell office:value-type="float" office:value="-62.3380393981934" calcext:value-type="float">
            <text:p>-62,3380393981934</text:p>
          </table:table-cell>
          <table:table-cell office:value-type="float" office:value="-62.3443183898926" calcext:value-type="float">
            <text:p>-62,3443183898926</text:p>
          </table:table-cell>
          <table:table-cell office:value-type="float" office:value="-62.3407974243164" calcext:value-type="float">
            <text:p>-62,3407974243164</text:p>
          </table:table-cell>
          <table:table-cell office:value-type="float" office:value="-62.3669929504395" calcext:value-type="float">
            <text:p>-62,3669929504395</text:p>
          </table:table-cell>
          <table:table-cell office:value-type="float" office:value="-62.3367004394531" calcext:value-type="float">
            <text:p>-62,3367004394531</text:p>
          </table:table-cell>
          <table:table-cell office:value-type="float" office:value="-62.3426818847656" calcext:value-type="float">
            <text:p>-62,3426818847656</text:p>
          </table:table-cell>
          <table:table-cell office:value-type="float" office:value="-62.340633392334" calcext:value-type="float">
            <text:p>-62,340633392334</text:p>
          </table:table-cell>
          <table:table-cell office:value-type="float" office:value="-62.3424339294434" calcext:value-type="float">
            <text:p>-62,3424339294434</text:p>
          </table:table-cell>
          <table:table-cell office:value-type="float" office:value="-62.3272972106934" calcext:value-type="float">
            <text:p>-62,3272972106934</text:p>
          </table:table-cell>
          <table:table-cell office:value-type="float" office:value="-62.3495941162109" calcext:value-type="float">
            <text:p>-62,3495941162109</text:p>
          </table:table-cell>
          <table:table-cell office:value-type="float" office:value="-62.3324356079102" calcext:value-type="float">
            <text:p>-62,3324356079102</text:p>
          </table:table-cell>
          <table:table-cell office:value-type="float" office:value="-62.3446083068848" calcext:value-type="float">
            <text:p>-62,3446083068848</text:p>
          </table:table-cell>
          <table:table-cell office:value-type="float" office:value="-62.3529853820801" calcext:value-type="float">
            <text:p>-62,3529853820801</text:p>
          </table:table-cell>
          <table:table-cell office:value-type="float" office:value="-62.3539123535156" calcext:value-type="float">
            <text:p>-62,3539123535156</text:p>
          </table:table-cell>
          <table:table-cell office:value-type="float" office:value="-62.3460311889648" calcext:value-type="float">
            <text:p>-62,3460311889648</text:p>
          </table:table-cell>
          <table:table-cell office:value-type="float" office:value="-62.3396301269531" calcext:value-type="float">
            <text:p>-62,3396301269531</text:p>
          </table:table-cell>
          <table:table-cell office:value-type="float" office:value="-62.3306388854981" calcext:value-type="float">
            <text:p>-62,3306388854981</text:p>
          </table:table-cell>
          <table:table-cell office:value-type="float" office:value="-62.3476219177246" calcext:value-type="float">
            <text:p>-62,3476219177246</text:p>
          </table:table-cell>
          <table:table-cell office:value-type="float" office:value="-62.3290901184082" calcext:value-type="float">
            <text:p>-62,3290901184082</text:p>
          </table:table-cell>
          <table:table-cell office:value-type="float" office:value="-62.3208236694336" calcext:value-type="float">
            <text:p>-62,3208236694336</text:p>
          </table:table-cell>
          <table:table-cell office:value-type="float" office:value="-62.3379554748535" calcext:value-type="float">
            <text:p>-62,3379554748535</text:p>
          </table:table-cell>
          <table:table-cell office:value-type="float" office:value="-62.3617935180664" calcext:value-type="float">
            <text:p>-62,3617935180664</text:p>
          </table:table-cell>
          <table:table-cell office:value-type="float" office:value="-62.3247871398926" calcext:value-type="float">
            <text:p>-62,3247871398926</text:p>
          </table:table-cell>
          <table:table-cell office:value-type="float" office:value="-62.3505554199219" calcext:value-type="float">
            <text:p>-62,3505554199219</text:p>
          </table:table-cell>
          <table:table-cell office:value-type="float" office:value="-62.3413429260254" calcext:value-type="float">
            <text:p>-62,3413429260254</text:p>
          </table:table-cell>
          <table:table-cell office:value-type="float" office:value="-62.3182754516602" calcext:value-type="float">
            <text:p>-62,3182754516602</text:p>
          </table:table-cell>
          <table:table-cell office:value-type="float" office:value="-62.3469963073731" calcext:value-type="float">
            <text:p>-62,3469963073731</text:p>
          </table:table-cell>
          <table:table-cell office:value-type="float" office:value="-62.350471496582" calcext:value-type="float">
            <text:p>-62,350471496582</text:p>
          </table:table-cell>
          <table:table-cell office:value-type="float" office:value="-62.3428916931152" calcext:value-type="float">
            <text:p>-62,3428916931152</text:p>
          </table:table-cell>
          <table:table-cell office:value-type="float" office:value="-62.3458213806152" calcext:value-type="float">
            <text:p>-62,3458213806152</text:p>
          </table:table-cell>
          <table:table-cell office:value-type="float" office:value="-62.3311386108398" calcext:value-type="float">
            <text:p>-62,3311386108398</text:p>
          </table:table-cell>
          <table:table-cell office:value-type="float" office:value="-62.3328971862793" calcext:value-type="float">
            <text:p>-62,3328971862793</text:p>
          </table:table-cell>
          <table:table-cell office:value-type="float" office:value="-62.3411750793457" calcext:value-type="float">
            <text:p>-62,3411750793457</text:p>
          </table:table-cell>
          <table:table-cell office:value-type="float" office:value="-62.3298835754395" calcext:value-type="float">
            <text:p>-62,3298835754395</text:p>
          </table:table-cell>
          <table:table-cell office:value-type="float" office:value="-62.3503913879395" calcext:value-type="float">
            <text:p>-62,3503913879395</text:p>
          </table:table-cell>
          <table:table-cell office:value-type="float" office:value="-62.3401718139648" calcext:value-type="float">
            <text:p>-62,3401718139648</text:p>
          </table:table-cell>
          <table:table-cell office:value-type="float" office:value="-62.3500137329102" calcext:value-type="float">
            <text:p>-62,3500137329102</text:p>
          </table:table-cell>
          <table:table-cell office:value-type="float" office:value="-62.3470802307129" calcext:value-type="float">
            <text:p>-62,3470802307129</text:p>
          </table:table-cell>
          <table:table-cell office:value-type="float" office:value="-62.3344383239746" calcext:value-type="float">
            <text:p>-62,3344383239746</text:p>
          </table:table-cell>
          <table:table-cell office:value-type="float" office:value="-62.3315582275391" calcext:value-type="float">
            <text:p>-62,3315582275391</text:p>
          </table:table-cell>
          <table:table-cell office:value-type="float" office:value="-62.3312225341797" calcext:value-type="float">
            <text:p>-62,3312225341797</text:p>
          </table:table-cell>
          <table:table-cell office:value-type="float" office:value="-62.3320999145508" calcext:value-type="float">
            <text:p>-62,3320999145508</text:p>
          </table:table-cell>
          <table:table-cell office:value-type="float" office:value="-62.3479995727539" calcext:value-type="float">
            <text:p>-62,3479995727539</text:p>
          </table:table-cell>
          <table:table-cell office:value-type="float" office:value="-62.3229942321777" calcext:value-type="float">
            <text:p>-62,3229942321777</text:p>
          </table:table-cell>
          <table:table-cell office:value-type="float" office:value="-62.327880859375" calcext:value-type="float">
            <text:p>-62,327880859375</text:p>
          </table:table-cell>
          <table:table-cell office:value-type="float" office:value="-62.3708572387695" calcext:value-type="float">
            <text:p>-62,3708572387695</text:p>
          </table:table-cell>
          <table:table-cell office:value-type="float" office:value="-62.3418045043945" calcext:value-type="float">
            <text:p>-62,3418045043945</text:p>
          </table:table-cell>
          <table:table-cell office:value-type="float" office:value="-62.3497619628906" calcext:value-type="float">
            <text:p>-62,3497619628906</text:p>
          </table:table-cell>
          <table:table-cell office:value-type="float" office:value="-62.3333549499512" calcext:value-type="float">
            <text:p>-62,3333549499512</text:p>
          </table:table-cell>
          <table:table-cell office:value-type="float" office:value="-62.3481712341309" calcext:value-type="float">
            <text:p>-62,3481712341309</text:p>
          </table:table-cell>
          <table:table-cell office:value-type="float" office:value="-62.326042175293" calcext:value-type="float">
            <text:p>-62,326042175293</text:p>
          </table:table-cell>
          <table:table-cell office:value-type="float" office:value="-62.3447380065918" calcext:value-type="float">
            <text:p>-62,3447380065918</text:p>
          </table:table-cell>
          <table:table-cell office:value-type="float" office:value="-62.3524436950684" calcext:value-type="float">
            <text:p>-62,3524436950684</text:p>
          </table:table-cell>
          <table:table-cell office:value-type="float" office:value="-62.3609085083008" calcext:value-type="float">
            <text:p>-62,3609085083008</text:p>
          </table:table-cell>
          <table:table-cell office:value-type="float" office:value="-62.3603210449219" calcext:value-type="float">
            <text:p>-62,3603210449219</text:p>
          </table:table-cell>
          <table:table-cell office:value-type="float" office:value="-62.3458213806152" calcext:value-type="float">
            <text:p>-62,3458213806152</text:p>
          </table:table-cell>
          <table:table-cell office:value-type="float" office:value="-62.3564643859863" calcext:value-type="float">
            <text:p>-62,3564643859863</text:p>
          </table:table-cell>
          <table:table-cell office:value-type="float" office:value="-62.3628807067871" calcext:value-type="float">
            <text:p>-62,3628807067871</text:p>
          </table:table-cell>
          <table:table-cell office:value-type="float" office:value="-62.3713607788086" calcext:value-type="float">
            <text:p>-62,3713607788086</text:p>
          </table:table-cell>
          <table:table-cell office:value-type="float" office:value="-62.3613700866699" calcext:value-type="float">
            <text:p>-62,3613700866699</text:p>
          </table:table-cell>
          <table:table-cell office:value-type="float" office:value="-62.3563385009766" calcext:value-type="float">
            <text:p>-62,3563385009766</text:p>
          </table:table-cell>
          <table:table-cell office:value-type="float" office:value="-62.3763160705566" calcext:value-type="float">
            <text:p>-62,3763160705566</text:p>
          </table:table-cell>
          <table:table-cell office:value-type="float" office:value="-62.3615798950195" calcext:value-type="float">
            <text:p>-62,3615798950195</text:p>
          </table:table-cell>
          <table:table-cell office:value-type="float" office:value="-62.3543281555176" calcext:value-type="float">
            <text:p>-62,3543281555176</text:p>
          </table:table-cell>
          <table:table-cell office:value-type="float" office:value="-62.3752250671387" calcext:value-type="float">
            <text:p>-62,3752250671387</text:p>
          </table:table-cell>
          <table:table-cell office:value-type="float" office:value="-62.3652763366699" calcext:value-type="float">
            <text:p>-62,3652763366699</text:p>
          </table:table-cell>
          <table:table-cell office:value-type="float" office:value="-62.3650627136231" calcext:value-type="float">
            <text:p>-62,3650627136231</text:p>
          </table:table-cell>
          <table:table-cell office:value-type="float" office:value="-62.3843879699707" calcext:value-type="float">
            <text:p>-62,3843879699707</text:p>
          </table:table-cell>
          <table:table-cell office:value-type="float" office:value="-62.3822441101074" calcext:value-type="float">
            <text:p>-62,3822441101074</text:p>
          </table:table-cell>
          <table:table-cell office:value-type="float" office:value="-62.3711090087891" calcext:value-type="float">
            <text:p>-62,3711090087891</text:p>
          </table:table-cell>
          <table:table-cell office:value-type="float" office:value="-62.3657341003418" calcext:value-type="float">
            <text:p>-62,3657341003418</text:p>
          </table:table-cell>
          <table:table-cell office:value-type="float" office:value="-62.3659477233887" calcext:value-type="float">
            <text:p>-62,3659477233887</text:p>
          </table:table-cell>
          <table:table-cell office:value-type="float" office:value="-62.3740921020508" calcext:value-type="float">
            <text:p>-62,3740921020508</text:p>
          </table:table-cell>
          <table:table-cell office:value-type="float" office:value="-62.3756446838379" calcext:value-type="float">
            <text:p>-62,3756446838379</text:p>
          </table:table-cell>
          <table:table-cell office:value-type="float" office:value="-62.3818244934082" calcext:value-type="float">
            <text:p>-62,3818244934082</text:p>
          </table:table-cell>
          <table:table-cell office:value-type="float" office:value="-62.3611640930176" calcext:value-type="float">
            <text:p>-62,3611640930176</text:p>
          </table:table-cell>
          <table:table-cell office:value-type="float" office:value="-62.3722839355469" calcext:value-type="float">
            <text:p>-62,3722839355469</text:p>
          </table:table-cell>
          <table:table-cell office:value-type="float" office:value="-62.3634300231934" calcext:value-type="float">
            <text:p>-62,3634300231934</text:p>
          </table:table-cell>
          <table:table-cell office:value-type="float" office:value="-62.3906555175781" calcext:value-type="float">
            <text:p>-62,3906555175781</text:p>
          </table:table-cell>
          <table:table-cell office:value-type="float" office:value="-62.381404876709" calcext:value-type="float">
            <text:p>-62,381404876709</text:p>
          </table:table-cell>
          <table:table-cell office:value-type="float" office:value="-62.3853530883789" calcext:value-type="float">
            <text:p>-62,3853530883789</text:p>
          </table:table-cell>
          <table:table-cell office:value-type="float" office:value="-62.3767395019531" calcext:value-type="float">
            <text:p>-62,3767395019531</text:p>
          </table:table-cell>
        </table:table-row>
        <table:table-row table:style-name="ro1">
          <table:table-cell office:value-type="float" office:value="-62.3904914855957" calcext:value-type="float">
            <text:p>-62,3904914855957</text:p>
          </table:table-cell>
          <table:table-cell office:value-type="float" office:value="-62.378963470459" calcext:value-type="float">
            <text:p>-62,378963470459</text:p>
          </table:table-cell>
          <table:table-cell office:value-type="float" office:value="-62.382453918457" calcext:value-type="float">
            <text:p>-62,382453918457</text:p>
          </table:table-cell>
          <table:table-cell office:value-type="float" office:value="-62.3936462402344" calcext:value-type="float">
            <text:p>-62,3936462402344</text:p>
          </table:table-cell>
          <table:table-cell office:value-type="float" office:value="-62.3908271789551" calcext:value-type="float">
            <text:p>-62,3908271789551</text:p>
          </table:table-cell>
          <table:table-cell office:value-type="float" office:value="-62.3915824890137" calcext:value-type="float">
            <text:p>-62,3915824890137</text:p>
          </table:table-cell>
          <table:table-cell office:value-type="float" office:value="-62.3987426757813" calcext:value-type="float">
            <text:p>-62,3987426757813</text:p>
          </table:table-cell>
          <table:table-cell office:value-type="float" office:value="-62.3902778625488" calcext:value-type="float">
            <text:p>-62,3902778625488</text:p>
          </table:table-cell>
          <table:table-cell office:value-type="float" office:value="-62.4077186584473" calcext:value-type="float">
            <text:p>-62,4077186584473</text:p>
          </table:table-cell>
          <table:table-cell office:value-type="float" office:value="-62.3888931274414" calcext:value-type="float">
            <text:p>-62,3888931274414</text:p>
          </table:table-cell>
          <table:table-cell office:value-type="float" office:value="-62.3807334899902" calcext:value-type="float">
            <text:p>-62,3807334899902</text:p>
          </table:table-cell>
          <table:table-cell office:value-type="float" office:value="-62.388973236084" calcext:value-type="float">
            <text:p>-62,388973236084</text:p>
          </table:table-cell>
          <table:table-cell office:value-type="float" office:value="-62.3841361999512" calcext:value-type="float">
            <text:p>-62,3841361999512</text:p>
          </table:table-cell>
          <table:table-cell office:value-type="float" office:value="-62.3806037902832" calcext:value-type="float">
            <text:p>-62,3806037902832</text:p>
          </table:table-cell>
          <table:table-cell office:value-type="float" office:value="-62.3832550048828" calcext:value-type="float">
            <text:p>-62,3832550048828</text:p>
          </table:table-cell>
          <table:table-cell office:value-type="float" office:value="-62.3936882019043" calcext:value-type="float">
            <text:p>-62,3936882019043</text:p>
          </table:table-cell>
          <table:table-cell office:value-type="float" office:value="-62.3841361999512" calcext:value-type="float">
            <text:p>-62,3841361999512</text:p>
          </table:table-cell>
          <table:table-cell office:value-type="float" office:value="-62.3774108886719" calcext:value-type="float">
            <text:p>-62,3774108886719</text:p>
          </table:table-cell>
          <table:table-cell office:value-type="float" office:value="-62.3734588623047" calcext:value-type="float">
            <text:p>-62,3734588623047</text:p>
          </table:table-cell>
          <table:table-cell office:value-type="float" office:value="-62.3886375427246" calcext:value-type="float">
            <text:p>-62,3886375427246</text:p>
          </table:table-cell>
          <table:table-cell office:value-type="float" office:value="-62.3846435546875" calcext:value-type="float">
            <text:p>-62,3846435546875</text:p>
          </table:table-cell>
          <table:table-cell office:value-type="float" office:value="-62.3875465393066" calcext:value-type="float">
            <text:p>-62,3875465393066</text:p>
          </table:table-cell>
          <table:table-cell office:value-type="float" office:value="-62.3788795471191" calcext:value-type="float">
            <text:p>-62,3788795471191</text:p>
          </table:table-cell>
          <table:table-cell office:value-type="float" office:value="-62.3733367919922" calcext:value-type="float">
            <text:p>-62,3733367919922</text:p>
          </table:table-cell>
          <table:table-cell office:value-type="float" office:value="-62.3598213195801" calcext:value-type="float">
            <text:p>-62,3598213195801</text:p>
          </table:table-cell>
          <table:table-cell office:value-type="float" office:value="-62.3610801696777" calcext:value-type="float">
            <text:p>-62,3610801696777</text:p>
          </table:table-cell>
          <table:table-cell office:value-type="float" office:value="-62.379093170166" calcext:value-type="float">
            <text:p>-62,379093170166</text:p>
          </table:table-cell>
          <table:table-cell office:value-type="float" office:value="-62.3735885620117" calcext:value-type="float">
            <text:p>-62,3735885620117</text:p>
          </table:table-cell>
          <table:table-cell office:value-type="float" office:value="-62.3680839538574" calcext:value-type="float">
            <text:p>-62,3680839538574</text:p>
          </table:table-cell>
          <table:table-cell office:value-type="float" office:value="-62.3510627746582" calcext:value-type="float">
            <text:p>-62,3510627746582</text:p>
          </table:table-cell>
          <table:table-cell office:value-type="float" office:value="-62.3506813049316" calcext:value-type="float">
            <text:p>-62,3506813049316</text:p>
          </table:table-cell>
          <table:table-cell office:value-type="float" office:value="-62.3767814636231" calcext:value-type="float">
            <text:p>-62,3767814636231</text:p>
          </table:table-cell>
          <table:table-cell office:value-type="float" office:value="-62.366153717041" calcext:value-type="float">
            <text:p>-62,366153717041</text:p>
          </table:table-cell>
          <table:table-cell office:value-type="float" office:value="-62.3497200012207" calcext:value-type="float">
            <text:p>-62,3497200012207</text:p>
          </table:table-cell>
          <table:table-cell office:value-type="float" office:value="-62.3569679260254" calcext:value-type="float">
            <text:p>-62,3569679260254</text:p>
          </table:table-cell>
          <table:table-cell office:value-type="float" office:value="-62.354118347168" calcext:value-type="float">
            <text:p>-62,354118347168</text:p>
          </table:table-cell>
          <table:table-cell office:value-type="float" office:value="-62.3636779785156" calcext:value-type="float">
            <text:p>-62,3636779785156</text:p>
          </table:table-cell>
          <table:table-cell office:value-type="float" office:value="-62.3536148071289" calcext:value-type="float">
            <text:p>-62,3536148071289</text:p>
          </table:table-cell>
          <table:table-cell office:value-type="float" office:value="-62.3791770935059" calcext:value-type="float">
            <text:p>-62,3791770935059</text:p>
          </table:table-cell>
          <table:table-cell office:value-type="float" office:value="-62.3487129211426" calcext:value-type="float">
            <text:p>-62,3487129211426</text:p>
          </table:table-cell>
          <table:table-cell office:value-type="float" office:value="-62.357723236084" calcext:value-type="float">
            <text:p>-62,357723236084</text:p>
          </table:table-cell>
          <table:table-cell office:value-type="float" office:value="-62.3424758911133" calcext:value-type="float">
            <text:p>-62,3424758911133</text:p>
          </table:table-cell>
          <table:table-cell office:value-type="float" office:value="-62.3500556945801" calcext:value-type="float">
            <text:p>-62,3500556945801</text:p>
          </table:table-cell>
          <table:table-cell office:value-type="float" office:value="-62.3664474487305" calcext:value-type="float">
            <text:p>-62,3664474487305</text:p>
          </table:table-cell>
          <table:table-cell office:value-type="float" office:value="-62.3566741943359" calcext:value-type="float">
            <text:p>-62,3566741943359</text:p>
          </table:table-cell>
          <table:table-cell office:value-type="float" office:value="-62.3456573486328" calcext:value-type="float">
            <text:p>-62,3456573486328</text:p>
          </table:table-cell>
          <table:table-cell office:value-type="float" office:value="-62.3743019104004" calcext:value-type="float">
            <text:p>-62,3743019104004</text:p>
          </table:table-cell>
          <table:table-cell office:value-type="float" office:value="-62.3517723083496" calcext:value-type="float">
            <text:p>-62,3517723083496</text:p>
          </table:table-cell>
          <table:table-cell office:value-type="float" office:value="-62.3690948486328" calcext:value-type="float">
            <text:p>-62,3690948486328</text:p>
          </table:table-cell>
          <table:table-cell office:value-type="float" office:value="-62.3493423461914" calcext:value-type="float">
            <text:p>-62,3493423461914</text:p>
          </table:table-cell>
          <table:table-cell office:value-type="float" office:value="-62.3474998474121" calcext:value-type="float">
            <text:p>-62,3474998474121</text:p>
          </table:table-cell>
          <table:table-cell office:value-type="float" office:value="-62.3325614929199" calcext:value-type="float">
            <text:p>-62,3325614929199</text:p>
          </table:table-cell>
          <table:table-cell office:value-type="float" office:value="-62.3485488891602" calcext:value-type="float">
            <text:p>-62,3485488891602</text:p>
          </table:table-cell>
          <table:table-cell office:value-type="float" office:value="-62.3346939086914" calcext:value-type="float">
            <text:p>-62,3346939086914</text:p>
          </table:table-cell>
          <table:table-cell office:value-type="float" office:value="-62.3440666198731" calcext:value-type="float">
            <text:p>-62,3440666198731</text:p>
          </table:table-cell>
          <table:table-cell office:value-type="float" office:value="-62.3436050415039" calcext:value-type="float">
            <text:p>-62,3436050415039</text:p>
          </table:table-cell>
          <table:table-cell office:value-type="float" office:value="-62.3563385009766" calcext:value-type="float">
            <text:p>-62,3563385009766</text:p>
          </table:table-cell>
          <table:table-cell office:value-type="float" office:value="-62.3365325927734" calcext:value-type="float">
            <text:p>-62,3365325927734</text:p>
          </table:table-cell>
          <table:table-cell office:value-type="float" office:value="-62.3391227722168" calcext:value-type="float">
            <text:p>-62,3391227722168</text:p>
          </table:table-cell>
          <table:table-cell office:value-type="float" office:value="-62.3480834960938" calcext:value-type="float">
            <text:p>-62,3480834960938</text:p>
          </table:table-cell>
          <table:table-cell office:value-type="float" office:value="-62.3563842773438" calcext:value-type="float">
            <text:p>-62,3563842773438</text:p>
          </table:table-cell>
          <table:table-cell office:value-type="float" office:value="-62.3379974365234" calcext:value-type="float">
            <text:p>-62,3379974365234</text:p>
          </table:table-cell>
          <table:table-cell office:value-type="float" office:value="-62.3290061950684" calcext:value-type="float">
            <text:p>-62,3290061950684</text:p>
          </table:table-cell>
          <table:table-cell office:value-type="float" office:value="-62.3445243835449" calcext:value-type="float">
            <text:p>-62,3445243835449</text:p>
          </table:table-cell>
          <table:table-cell office:value-type="float" office:value="-62.3398780822754" calcext:value-type="float">
            <text:p>-62,3398780822754</text:p>
          </table:table-cell>
          <table:table-cell office:value-type="float" office:value="-62.3465766906738" calcext:value-type="float">
            <text:p>-62,3465766906738</text:p>
          </table:table-cell>
          <table:table-cell office:value-type="float" office:value="-62.3523178100586" calcext:value-type="float">
            <text:p>-62,3523178100586</text:p>
          </table:table-cell>
          <table:table-cell office:value-type="float" office:value="-62.3340225219727" calcext:value-type="float">
            <text:p>-62,3340225219727</text:p>
          </table:table-cell>
          <table:table-cell office:value-type="float" office:value="-62.3412628173828" calcext:value-type="float">
            <text:p>-62,3412628173828</text:p>
          </table:table-cell>
          <table:table-cell office:value-type="float" office:value="-62.3394203186035" calcext:value-type="float">
            <text:p>-62,3394203186035</text:p>
          </table:table-cell>
          <table:table-cell office:value-type="float" office:value="-62.3201942443848" calcext:value-type="float">
            <text:p>-62,3201942443848</text:p>
          </table:table-cell>
          <table:table-cell office:value-type="float" office:value="-62.3217391967773" calcext:value-type="float">
            <text:p>-62,3217391967773</text:p>
          </table:table-cell>
          <table:table-cell office:value-type="float" office:value="-62.3175621032715" calcext:value-type="float">
            <text:p>-62,3175621032715</text:p>
          </table:table-cell>
          <table:table-cell office:value-type="float" office:value="-62.3154792785645" calcext:value-type="float">
            <text:p>-62,3154792785645</text:p>
          </table:table-cell>
          <table:table-cell office:value-type="float" office:value="-62.3314323425293" calcext:value-type="float">
            <text:p>-62,3314323425293</text:p>
          </table:table-cell>
          <table:table-cell office:value-type="float" office:value="-62.3260002136231" calcext:value-type="float">
            <text:p>-62,3260002136231</text:p>
          </table:table-cell>
          <table:table-cell office:value-type="float" office:value="-62.3009300231934" calcext:value-type="float">
            <text:p>-62,3009300231934</text:p>
          </table:table-cell>
          <table:table-cell office:value-type="float" office:value="-62.326961517334" calcext:value-type="float">
            <text:p>-62,326961517334</text:p>
          </table:table-cell>
          <table:table-cell office:value-type="float" office:value="-62.3211135864258" calcext:value-type="float">
            <text:p>-62,3211135864258</text:p>
          </table:table-cell>
          <table:table-cell office:value-type="float" office:value="-62.3093032836914" calcext:value-type="float">
            <text:p>-62,3093032836914</text:p>
          </table:table-cell>
          <table:table-cell office:value-type="float" office:value="-62.310848236084" calcext:value-type="float">
            <text:p>-62,310848236084</text:p>
          </table:table-cell>
          <table:table-cell office:value-type="float" office:value="-62.2963485717773" calcext:value-type="float">
            <text:p>-62,2963485717773</text:p>
          </table:table-cell>
          <table:table-cell office:value-type="float" office:value="-62.2992172241211" calcext:value-type="float">
            <text:p>-62,2992172241211</text:p>
          </table:table-cell>
          <table:table-cell office:value-type="float" office:value="-62.3203201293945" calcext:value-type="float">
            <text:p>-62,3203201293945</text:p>
          </table:table-cell>
          <table:table-cell office:value-type="float" office:value="-62.3190231323242" calcext:value-type="float">
            <text:p>-62,3190231323242</text:p>
          </table:table-cell>
          <table:table-cell office:value-type="float" office:value="-62.3051795959473" calcext:value-type="float">
            <text:p>-62,3051795959473</text:p>
          </table:table-cell>
          <table:table-cell office:value-type="float" office:value="-62.3094711303711" calcext:value-type="float">
            <text:p>-62,3094711303711</text:p>
          </table:table-cell>
          <table:table-cell office:value-type="float" office:value="-62.3112640380859" calcext:value-type="float">
            <text:p>-62,3112640380859</text:p>
          </table:table-cell>
          <table:table-cell office:value-type="float" office:value="-62.3098869323731" calcext:value-type="float">
            <text:p>-62,3098869323731</text:p>
          </table:table-cell>
          <table:table-cell office:value-type="float" office:value="-62.3008003234863" calcext:value-type="float">
            <text:p>-62,3008003234863</text:p>
          </table:table-cell>
          <table:table-cell office:value-type="float" office:value="-62.3070106506348" calcext:value-type="float">
            <text:p>-62,3070106506348</text:p>
          </table:table-cell>
          <table:table-cell office:value-type="float" office:value="-62.3125610351563" calcext:value-type="float">
            <text:p>-62,3125610351563</text:p>
          </table:table-cell>
          <table:table-cell office:value-type="float" office:value="-62.2879829406738" calcext:value-type="float">
            <text:p>-62,2879829406738</text:p>
          </table:table-cell>
          <table:table-cell office:value-type="float" office:value="-62.2884368896484" calcext:value-type="float">
            <text:p>-62,2884368896484</text:p>
          </table:table-cell>
          <table:table-cell office:value-type="float" office:value="-62.2995529174805" calcext:value-type="float">
            <text:p>-62,2995529174805</text:p>
          </table:table-cell>
          <table:table-cell office:value-type="float" office:value="-62.2909774780273" calcext:value-type="float">
            <text:p>-62,2909774780273</text:p>
          </table:table-cell>
          <table:table-cell office:value-type="float" office:value="-62.3083038330078" calcext:value-type="float">
            <text:p>-62,3083038330078</text:p>
          </table:table-cell>
          <table:table-cell office:value-type="float" office:value="-62.3053016662598" calcext:value-type="float">
            <text:p>-62,3053016662598</text:p>
          </table:table-cell>
          <table:table-cell office:value-type="float" office:value="-62.3012199401856" calcext:value-type="float">
            <text:p>-62,3012199401856</text:p>
          </table:table-cell>
          <table:table-cell office:value-type="float" office:value="-62.2911415100098" calcext:value-type="float">
            <text:p>-62,2911415100098</text:p>
          </table:table-cell>
          <table:table-cell office:value-type="float" office:value="-62.2892684936523" calcext:value-type="float">
            <text:p>-62,2892684936523</text:p>
          </table:table-cell>
          <table:table-cell office:value-type="float" office:value="-62.2896881103516" calcext:value-type="float">
            <text:p>-62,2896881103516</text:p>
          </table:table-cell>
          <table:table-cell office:value-type="float" office:value="-62.281867980957" calcext:value-type="float">
            <text:p>-62,281867980957</text:p>
          </table:table-cell>
          <table:table-cell office:value-type="float" office:value="-62.3011779785156" calcext:value-type="float">
            <text:p>-62,3011779785156</text:p>
          </table:table-cell>
          <table:table-cell office:value-type="float" office:value="-62.3018035888672" calcext:value-type="float">
            <text:p>-62,3018035888672</text:p>
          </table:table-cell>
          <table:table-cell office:value-type="float" office:value="-62.2897300720215" calcext:value-type="float">
            <text:p>-62,2897300720215</text:p>
          </table:table-cell>
          <table:table-cell office:value-type="float" office:value="-62.2878570556641" calcext:value-type="float">
            <text:p>-62,2878570556641</text:p>
          </table:table-cell>
          <table:table-cell office:value-type="float" office:value="-62.2824516296387" calcext:value-type="float">
            <text:p>-62,2824516296387</text:p>
          </table:table-cell>
          <table:table-cell office:value-type="float" office:value="-62.2729377746582" calcext:value-type="float">
            <text:p>-62,2729377746582</text:p>
          </table:table-cell>
          <table:table-cell office:value-type="float" office:value="-62.2900199890137" calcext:value-type="float">
            <text:p>-62,2900199890137</text:p>
          </table:table-cell>
          <table:table-cell office:value-type="float" office:value="-62.2930183410645" calcext:value-type="float">
            <text:p>-62,2930183410645</text:p>
          </table:table-cell>
          <table:table-cell office:value-type="float" office:value="-62.2773017883301" calcext:value-type="float">
            <text:p>-62,2773017883301</text:p>
          </table:table-cell>
          <table:table-cell office:value-type="float" office:value="-62.2800827026367" calcext:value-type="float">
            <text:p>-62,2800827026367</text:p>
          </table:table-cell>
          <table:table-cell office:value-type="float" office:value="-62.2816200256348" calcext:value-type="float">
            <text:p>-62,2816200256348</text:p>
          </table:table-cell>
          <table:table-cell office:value-type="float" office:value="-62.2949333190918" calcext:value-type="float">
            <text:p>-62,2949333190918</text:p>
          </table:table-cell>
          <table:table-cell office:value-type="float" office:value="-62.2785873413086" calcext:value-type="float">
            <text:p>-62,2785873413086</text:p>
          </table:table-cell>
          <table:table-cell office:value-type="float" office:value="-62.2843246459961" calcext:value-type="float">
            <text:p>-62,2843246459961</text:p>
          </table:table-cell>
          <table:table-cell office:value-type="float" office:value="-62.2764663696289" calcext:value-type="float">
            <text:p>-62,2764663696289</text:p>
          </table:table-cell>
          <table:table-cell office:value-type="float" office:value="-62.2637634277344" calcext:value-type="float">
            <text:p>-62,2637634277344</text:p>
          </table:table-cell>
          <table:table-cell office:value-type="float" office:value="-62.2715263366699" calcext:value-type="float">
            <text:p>-62,2715263366699</text:p>
          </table:table-cell>
          <table:table-cell office:value-type="float" office:value="-62.2859039306641" calcext:value-type="float">
            <text:p>-62,2859039306641</text:p>
          </table:table-cell>
          <table:table-cell office:value-type="float" office:value="-62.2959289550781" calcext:value-type="float">
            <text:p>-62,2959289550781</text:p>
          </table:table-cell>
          <table:table-cell office:value-type="float" office:value="-62.2835350036621" calcext:value-type="float">
            <text:p>-62,2835350036621</text:p>
          </table:table-cell>
          <table:table-cell office:value-type="float" office:value="-62.2654266357422" calcext:value-type="float">
            <text:p>-62,2654266357422</text:p>
          </table:table-cell>
          <table:table-cell office:value-type="float" office:value="-62.2660064697266" calcext:value-type="float">
            <text:p>-62,2660064697266</text:p>
          </table:table-cell>
          <table:table-cell office:value-type="float" office:value="-62.2622337341309" calcext:value-type="float">
            <text:p>-62,2622337341309</text:p>
          </table:table-cell>
          <table:table-cell office:value-type="float" office:value="-62.2670860290527" calcext:value-type="float">
            <text:p>-62,2670860290527</text:p>
          </table:table-cell>
          <table:table-cell office:value-type="float" office:value="-62.2662124633789" calcext:value-type="float">
            <text:p>-62,2662124633789</text:p>
          </table:table-cell>
          <table:table-cell office:value-type="float" office:value="-62.2890625" calcext:value-type="float">
            <text:p>-62,2890625</text:p>
          </table:table-cell>
          <table:table-cell office:value-type="float" office:value="-62.2659225463867" calcext:value-type="float">
            <text:p>-62,2659225463867</text:p>
          </table:table-cell>
          <table:table-cell office:value-type="float" office:value="-62.2605323791504" calcext:value-type="float">
            <text:p>-62,2605323791504</text:p>
          </table:table-cell>
          <table:table-cell office:value-type="float" office:value="-62.2807884216309" calcext:value-type="float">
            <text:p>-62,2807884216309</text:p>
          </table:table-cell>
          <table:table-cell office:value-type="float" office:value="-62.2754707336426" calcext:value-type="float">
            <text:p>-62,2754707336426</text:p>
          </table:table-cell>
          <table:table-cell office:value-type="float" office:value="-62.2647209167481" calcext:value-type="float">
            <text:p>-62,2647209167481</text:p>
          </table:table-cell>
          <table:table-cell office:value-type="float" office:value="-62.266544342041" calcext:value-type="float">
            <text:p>-62,266544342041</text:p>
          </table:table-cell>
          <table:table-cell office:value-type="float" office:value="-62.2491798400879" calcext:value-type="float">
            <text:p>-62,2491798400879</text:p>
          </table:table-cell>
          <table:table-cell office:value-type="float" office:value="-62.2636413574219" calcext:value-type="float">
            <text:p>-62,2636413574219</text:p>
          </table:table-cell>
          <table:table-cell office:value-type="float" office:value="-62.2683296203613" calcext:value-type="float">
            <text:p>-62,2683296203613</text:p>
          </table:table-cell>
          <table:table-cell office:value-type="float" office:value="-62.2773818969727" calcext:value-type="float">
            <text:p>-62,2773818969727</text:p>
          </table:table-cell>
          <table:table-cell office:value-type="float" office:value="-62.2761383056641" calcext:value-type="float">
            <text:p>-62,2761383056641</text:p>
          </table:table-cell>
          <table:table-cell office:value-type="float" office:value="-62.2648048400879" calcext:value-type="float">
            <text:p>-62,2648048400879</text:p>
          </table:table-cell>
          <table:table-cell office:value-type="float" office:value="-62.2682876586914" calcext:value-type="float">
            <text:p>-62,2682876586914</text:p>
          </table:table-cell>
          <table:table-cell office:value-type="float" office:value="-62.2699890136719" calcext:value-type="float">
            <text:p>-62,2699890136719</text:p>
          </table:table-cell>
          <table:table-cell office:value-type="float" office:value="-62.2585411071777" calcext:value-type="float">
            <text:p>-62,2585411071777</text:p>
          </table:table-cell>
          <table:table-cell office:value-type="float" office:value="-62.2717742919922" calcext:value-type="float">
            <text:p>-62,2717742919922</text:p>
          </table:table-cell>
          <table:table-cell office:value-type="float" office:value="-62.2557220458984" calcext:value-type="float">
            <text:p>-62,2557220458984</text:p>
          </table:table-cell>
          <table:table-cell office:value-type="float" office:value="-62.2647209167481" calcext:value-type="float">
            <text:p>-62,2647209167481</text:p>
          </table:table-cell>
          <table:table-cell office:value-type="float" office:value="-62.2346992492676" calcext:value-type="float">
            <text:p>-62,2346992492676</text:p>
          </table:table-cell>
          <table:table-cell office:value-type="float" office:value="-62.2693290710449" calcext:value-type="float">
            <text:p>-62,2693290710449</text:p>
          </table:table-cell>
          <table:table-cell office:value-type="float" office:value="-62.2719421386719" calcext:value-type="float">
            <text:p>-62,2719421386719</text:p>
          </table:table-cell>
          <table:table-cell office:value-type="float" office:value="-62.2612800598145" calcext:value-type="float">
            <text:p>-62,2612800598145</text:p>
          </table:table-cell>
          <table:table-cell office:value-type="float" office:value="-62.2672538757324" calcext:value-type="float">
            <text:p>-62,2672538757324</text:p>
          </table:table-cell>
          <table:table-cell office:value-type="float" office:value="-62.2481842041016" calcext:value-type="float">
            <text:p>-62,2481842041016</text:p>
          </table:table-cell>
          <table:table-cell office:value-type="float" office:value="-62.2453727722168" calcext:value-type="float">
            <text:p>-62,2453727722168</text:p>
          </table:table-cell>
          <table:table-cell office:value-type="float" office:value="-62.2715263366699" calcext:value-type="float">
            <text:p>-62,2715263366699</text:p>
          </table:table-cell>
          <table:table-cell office:value-type="float" office:value="-62.2601165771484" calcext:value-type="float">
            <text:p>-62,2601165771484</text:p>
          </table:table-cell>
          <table:table-cell office:value-type="float" office:value="-62.2535667419434" calcext:value-type="float">
            <text:p>-62,2535667419434</text:p>
          </table:table-cell>
          <table:table-cell office:value-type="float" office:value="-62.2575492858887" calcext:value-type="float">
            <text:p>-62,2575492858887</text:p>
          </table:table-cell>
          <table:table-cell office:value-type="float" office:value="-62.2733955383301" calcext:value-type="float">
            <text:p>-62,2733955383301</text:p>
          </table:table-cell>
          <table:table-cell office:value-type="float" office:value="-62.2725677490234" calcext:value-type="float">
            <text:p>-62,2725677490234</text:p>
          </table:table-cell>
          <table:table-cell office:value-type="float" office:value="-62.2636413574219" calcext:value-type="float">
            <text:p>-62,2636413574219</text:p>
          </table:table-cell>
          <table:table-cell office:value-type="float" office:value="-62.2712364196777" calcext:value-type="float">
            <text:p>-62,2712364196777</text:p>
          </table:table-cell>
          <table:table-cell office:value-type="float" office:value="-62.2559700012207" calcext:value-type="float">
            <text:p>-62,2559700012207</text:p>
          </table:table-cell>
          <table:table-cell office:value-type="float" office:value="-62.2526969909668" calcext:value-type="float">
            <text:p>-62,2526969909668</text:p>
          </table:table-cell>
          <table:table-cell office:value-type="float" office:value="-62.2722320556641" calcext:value-type="float">
            <text:p>-62,2722320556641</text:p>
          </table:table-cell>
          <table:table-cell office:value-type="float" office:value="-62.2611122131348" calcext:value-type="float">
            <text:p>-62,2611122131348</text:p>
          </table:table-cell>
          <table:table-cell office:value-type="float" office:value="-62.2623977661133" calcext:value-type="float">
            <text:p>-62,2623977661133</text:p>
          </table:table-cell>
          <table:table-cell office:value-type="float" office:value="-62.2621917724609" calcext:value-type="float">
            <text:p>-62,2621917724609</text:p>
          </table:table-cell>
          <table:table-cell office:value-type="float" office:value="-62.2465286254883" calcext:value-type="float">
            <text:p>-62,2465286254883</text:p>
          </table:table-cell>
          <table:table-cell office:value-type="float" office:value="-62.2539825439453" calcext:value-type="float">
            <text:p>-62,2539825439453</text:p>
          </table:table-cell>
          <table:table-cell office:value-type="float" office:value="-62.2289962768555" calcext:value-type="float">
            <text:p>-62,2289962768555</text:p>
          </table:table-cell>
          <table:table-cell office:value-type="float" office:value="-62.2589988708496" calcext:value-type="float">
            <text:p>-62,2589988708496</text:p>
          </table:table-cell>
          <table:table-cell office:value-type="float" office:value="-62.2425956726074" calcext:value-type="float">
            <text:p>-62,2425956726074</text:p>
          </table:table-cell>
          <table:table-cell office:value-type="float" office:value="-62.240406036377" calcext:value-type="float">
            <text:p>-62,240406036377</text:p>
          </table:table-cell>
          <table:table-cell office:value-type="float" office:value="-62.2432174682617" calcext:value-type="float">
            <text:p>-62,2432174682617</text:p>
          </table:table-cell>
          <table:table-cell office:value-type="float" office:value="-62.2343254089356" calcext:value-type="float">
            <text:p>-62,2343254089356</text:p>
          </table:table-cell>
          <table:table-cell office:value-type="float" office:value="-62.2242851257324" calcext:value-type="float">
            <text:p>-62,2242851257324</text:p>
          </table:table-cell>
          <table:table-cell office:value-type="float" office:value="-62.2589988708496" calcext:value-type="float">
            <text:p>-62,2589988708496</text:p>
          </table:table-cell>
          <table:table-cell office:value-type="float" office:value="-62.2339935302734" calcext:value-type="float">
            <text:p>-62,2339935302734</text:p>
          </table:table-cell>
          <table:table-cell office:value-type="float" office:value="-62.2446670532227" calcext:value-type="float">
            <text:p>-62,2446670532227</text:p>
          </table:table-cell>
          <table:table-cell office:value-type="float" office:value="-62.2265129089356" calcext:value-type="float">
            <text:p>-62,2265129089356</text:p>
          </table:table-cell>
          <table:table-cell office:value-type="float" office:value="-62.2480201721191" calcext:value-type="float">
            <text:p>-62,2480201721191</text:p>
          </table:table-cell>
          <table:table-cell office:value-type="float" office:value="-62.2408218383789" calcext:value-type="float">
            <text:p>-62,2408218383789</text:p>
          </table:table-cell>
          <table:table-cell office:value-type="float" office:value="-62.239372253418" calcext:value-type="float">
            <text:p>-62,239372253418</text:p>
          </table:table-cell>
          <table:table-cell office:value-type="float" office:value="-62.2435913085938" calcext:value-type="float">
            <text:p>-62,2435913085938</text:p>
          </table:table-cell>
          <table:table-cell office:value-type="float" office:value="-62.2325057983398" calcext:value-type="float">
            <text:p>-62,2325057983398</text:p>
          </table:table-cell>
          <table:table-cell office:value-type="float" office:value="-62.2306060791016" calcext:value-type="float">
            <text:p>-62,2306060791016</text:p>
          </table:table-cell>
          <table:table-cell office:value-type="float" office:value="-62.2285385131836" calcext:value-type="float">
            <text:p>-62,2285385131836</text:p>
          </table:table-cell>
          <table:table-cell office:value-type="float" office:value="-62.2294502258301" calcext:value-type="float">
            <text:p>-62,2294502258301</text:p>
          </table:table-cell>
          <table:table-cell office:value-type="float" office:value="-62.2401161193848" calcext:value-type="float">
            <text:p>-62,2401161193848</text:p>
          </table:table-cell>
          <table:table-cell office:value-type="float" office:value="-62.2360191345215" calcext:value-type="float">
            <text:p>-62,2360191345215</text:p>
          </table:table-cell>
          <table:table-cell office:value-type="float" office:value="-62.2345314025879" calcext:value-type="float">
            <text:p>-62,2345314025879</text:p>
          </table:table-cell>
          <table:table-cell office:value-type="float" office:value="-62.2157821655273" calcext:value-type="float">
            <text:p>-62,2157821655273</text:p>
          </table:table-cell>
          <table:table-cell office:value-type="float" office:value="-62.2337875366211" calcext:value-type="float">
            <text:p>-62,2337875366211</text:p>
          </table:table-cell>
          <table:table-cell office:value-type="float" office:value="-62.2212295532227" calcext:value-type="float">
            <text:p>-62,2212295532227</text:p>
          </table:table-cell>
          <table:table-cell office:value-type="float" office:value="-62.1997146606445" calcext:value-type="float">
            <text:p>-62,1997146606445</text:p>
          </table:table-cell>
          <table:table-cell office:value-type="float" office:value="-62.2169799804688" calcext:value-type="float">
            <text:p>-62,2169799804688</text:p>
          </table:table-cell>
          <table:table-cell office:value-type="float" office:value="-62.20263671875" calcext:value-type="float">
            <text:p>-62,20263671875</text:p>
          </table:table-cell>
          <table:table-cell office:value-type="float" office:value="-62.2205276489258" calcext:value-type="float">
            <text:p>-62,2205276489258</text:p>
          </table:table-cell>
          <table:table-cell office:value-type="float" office:value="-62.2107543945313" calcext:value-type="float">
            <text:p>-62,2107543945313</text:p>
          </table:table-cell>
          <table:table-cell office:value-type="float" office:value="-62.2224311828613" calcext:value-type="float">
            <text:p>-62,2224311828613</text:p>
          </table:table-cell>
          <table:table-cell office:value-type="float" office:value="-62.2026786804199" calcext:value-type="float">
            <text:p>-62,2026786804199</text:p>
          </table:table-cell>
          <table:table-cell office:value-type="float" office:value="-62.2179718017578" calcext:value-type="float">
            <text:p>-62,2179718017578</text:p>
          </table:table-cell>
          <table:table-cell office:value-type="float" office:value="-62.1949806213379" calcext:value-type="float">
            <text:p>-62,1949806213379</text:p>
          </table:table-cell>
          <table:table-cell office:value-type="float" office:value="-62.2163619995117" calcext:value-type="float">
            <text:p>-62,2163619995117</text:p>
          </table:table-cell>
          <table:table-cell office:value-type="float" office:value="-62.2014808654785" calcext:value-type="float">
            <text:p>-62,2014808654785</text:p>
          </table:table-cell>
          <table:table-cell office:value-type="float" office:value="-62.205436706543" calcext:value-type="float">
            <text:p>-62,205436706543</text:p>
          </table:table-cell>
          <table:table-cell office:value-type="float" office:value="-62.1948966979981" calcext:value-type="float">
            <text:p>-62,1948966979981</text:p>
          </table:table-cell>
          <table:table-cell office:value-type="float" office:value="-62.1979026794434" calcext:value-type="float">
            <text:p>-62,1979026794434</text:p>
          </table:table-cell>
          <table:table-cell office:value-type="float" office:value="-62.199878692627" calcext:value-type="float">
            <text:p>-62,199878692627</text:p>
          </table:table-cell>
          <table:table-cell office:value-type="float" office:value="-62.1844100952148" calcext:value-type="float">
            <text:p>-62,1844100952148</text:p>
          </table:table-cell>
          <table:table-cell office:value-type="float" office:value="-62.184326171875" calcext:value-type="float">
            <text:p>-62,184326171875</text:p>
          </table:table-cell>
          <table:table-cell office:value-type="float" office:value="-62.1895484924316" calcext:value-type="float">
            <text:p>-62,1895484924316</text:p>
          </table:table-cell>
          <table:table-cell office:value-type="float" office:value="-62.1931686401367" calcext:value-type="float">
            <text:p>-62,1931686401367</text:p>
          </table:table-cell>
          <table:table-cell office:value-type="float" office:value="-62.2013969421387" calcext:value-type="float">
            <text:p>-62,2013969421387</text:p>
          </table:table-cell>
          <table:table-cell office:value-type="float" office:value="-62.1907424926758" calcext:value-type="float">
            <text:p>-62,1907424926758</text:p>
          </table:table-cell>
          <table:table-cell office:value-type="float" office:value="-62.1798095703125" calcext:value-type="float">
            <text:p>-62,1798095703125</text:p>
          </table:table-cell>
          <table:table-cell office:value-type="float" office:value="-62.1788635253906" calcext:value-type="float">
            <text:p>-62,1788635253906</text:p>
          </table:table-cell>
          <table:table-cell office:value-type="float" office:value="-62.197322845459" calcext:value-type="float">
            <text:p>-62,197322845459</text:p>
          </table:table-cell>
          <table:table-cell office:value-type="float" office:value="-62.1782455444336" calcext:value-type="float">
            <text:p>-62,1782455444336</text:p>
          </table:table-cell>
          <table:table-cell office:value-type="float" office:value="-62.1923866271973" calcext:value-type="float">
            <text:p>-62,1923866271973</text:p>
          </table:table-cell>
          <table:table-cell office:value-type="float" office:value="-62.1963806152344" calcext:value-type="float">
            <text:p>-62,1963806152344</text:p>
          </table:table-cell>
          <table:table-cell office:value-type="float" office:value="-62.1904945373535" calcext:value-type="float">
            <text:p>-62,1904945373535</text:p>
          </table:table-cell>
          <table:table-cell office:value-type="float" office:value="-62.1846580505371" calcext:value-type="float">
            <text:p>-62,1846580505371</text:p>
          </table:table-cell>
          <table:table-cell office:value-type="float" office:value="-62.1802177429199" calcext:value-type="float">
            <text:p>-62,1802177429199</text:p>
          </table:table-cell>
          <table:table-cell office:value-type="float" office:value="-62.1767692565918" calcext:value-type="float">
            <text:p>-62,1767692565918</text:p>
          </table:table-cell>
          <table:table-cell office:value-type="float" office:value="-62.1803016662598" calcext:value-type="float">
            <text:p>-62,1803016662598</text:p>
          </table:table-cell>
          <table:table-cell office:value-type="float" office:value="-62.1760292053223" calcext:value-type="float">
            <text:p>-62,1760292053223</text:p>
          </table:table-cell>
          <table:table-cell office:value-type="float" office:value="-62.2000389099121" calcext:value-type="float">
            <text:p>-62,2000389099121</text:p>
          </table:table-cell>
          <table:table-cell office:value-type="float" office:value="-62.1780433654785" calcext:value-type="float">
            <text:p>-62,1780433654785</text:p>
          </table:table-cell>
          <table:table-cell office:value-type="float" office:value="-62.1852760314941" calcext:value-type="float">
            <text:p>-62,1852760314941</text:p>
          </table:table-cell>
          <table:table-cell office:value-type="float" office:value="-62.1819877624512" calcext:value-type="float">
            <text:p>-62,1819877624512</text:p>
          </table:table-cell>
          <table:table-cell office:value-type="float" office:value="-62.1731986999512" calcext:value-type="float">
            <text:p>-62,1731986999512</text:p>
          </table:table-cell>
          <table:table-cell office:value-type="float" office:value="-62.1825981140137" calcext:value-type="float">
            <text:p>-62,1825981140137</text:p>
          </table:table-cell>
          <table:table-cell office:value-type="float" office:value="-62.1731567382813" calcext:value-type="float">
            <text:p>-62,1731567382813</text:p>
          </table:table-cell>
          <table:table-cell office:value-type="float" office:value="-62.1853103637695" calcext:value-type="float">
            <text:p>-62,1853103637695</text:p>
          </table:table-cell>
          <table:table-cell office:value-type="float" office:value="-62.1752052307129" calcext:value-type="float">
            <text:p>-62,1752052307129</text:p>
          </table:table-cell>
          <table:table-cell office:value-type="float" office:value="-62.1711006164551" calcext:value-type="float">
            <text:p>-62,1711006164551</text:p>
          </table:table-cell>
          <table:table-cell office:value-type="float" office:value="-62.1823120117188" calcext:value-type="float">
            <text:p>-62,1823120117188</text:p>
          </table:table-cell>
          <table:table-cell office:value-type="float" office:value="-62.1711845397949" calcext:value-type="float">
            <text:p>-62,1711845397949</text:p>
          </table:table-cell>
          <table:table-cell office:value-type="float" office:value="-62.17578125" calcext:value-type="float">
            <text:p>-62,17578125</text:p>
          </table:table-cell>
          <table:table-cell office:value-type="float" office:value="-62.1625289916992" calcext:value-type="float">
            <text:p>-62,1625289916992</text:p>
          </table:table-cell>
          <table:table-cell office:value-type="float" office:value="-62.142505645752" calcext:value-type="float">
            <text:p>-62,142505645752</text:p>
          </table:table-cell>
          <table:table-cell office:value-type="float" office:value="-62.1512222290039" calcext:value-type="float">
            <text:p>-62,1512222290039</text:p>
          </table:table-cell>
          <table:table-cell office:value-type="float" office:value="-62.172004699707" calcext:value-type="float">
            <text:p>-62,172004699707</text:p>
          </table:table-cell>
          <table:table-cell office:value-type="float" office:value="-62.1578178405762" calcext:value-type="float">
            <text:p>-62,1578178405762</text:p>
          </table:table-cell>
          <table:table-cell office:value-type="float" office:value="-62.1696281433106" calcext:value-type="float">
            <text:p>-62,1696281433106</text:p>
          </table:table-cell>
          <table:table-cell office:value-type="float" office:value="-62.1740188598633" calcext:value-type="float">
            <text:p>-62,1740188598633</text:p>
          </table:table-cell>
          <table:table-cell office:value-type="float" office:value="-62.1553573608398" calcext:value-type="float">
            <text:p>-62,1553573608398</text:p>
          </table:table-cell>
          <table:table-cell office:value-type="float" office:value="-62.1708564758301" calcext:value-type="float">
            <text:p>-62,1708564758301</text:p>
          </table:table-cell>
          <table:table-cell office:value-type="float" office:value="-62.1589660644531" calcext:value-type="float">
            <text:p>-62,1589660644531</text:p>
          </table:table-cell>
          <table:table-cell office:value-type="float" office:value="-62.1772613525391" calcext:value-type="float">
            <text:p>-62,1772613525391</text:p>
          </table:table-cell>
          <table:table-cell office:value-type="float" office:value="-62.166015625" calcext:value-type="float">
            <text:p>-62,166015625</text:p>
          </table:table-cell>
          <table:table-cell office:value-type="float" office:value="-62.1613388061523" calcext:value-type="float">
            <text:p>-62,1613388061523</text:p>
          </table:table-cell>
          <table:table-cell office:value-type="float" office:value="-62.166877746582" calcext:value-type="float">
            <text:p>-62,166877746582</text:p>
          </table:table-cell>
          <table:table-cell office:value-type="float" office:value="-62.1550750732422" calcext:value-type="float">
            <text:p>-62,1550750732422</text:p>
          </table:table-cell>
          <table:table-cell office:value-type="float" office:value="-62.1560974121094" calcext:value-type="float">
            <text:p>-62,1560974121094</text:p>
          </table:table-cell>
          <table:table-cell office:value-type="float" office:value="-62.1572036743164" calcext:value-type="float">
            <text:p>-62,1572036743164</text:p>
          </table:table-cell>
          <table:table-cell office:value-type="float" office:value="-62.1611366271973" calcext:value-type="float">
            <text:p>-62,1611366271973</text:p>
          </table:table-cell>
          <table:table-cell office:value-type="float" office:value="-62.1387825012207" calcext:value-type="float">
            <text:p>-62,1387825012207</text:p>
          </table:table-cell>
          <table:table-cell office:value-type="float" office:value="-62.1509780883789" calcext:value-type="float">
            <text:p>-62,1509780883789</text:p>
          </table:table-cell>
          <table:table-cell office:value-type="float" office:value="-62.1479873657227" calcext:value-type="float">
            <text:p>-62,1479873657227</text:p>
          </table:table-cell>
          <table:table-cell office:value-type="float" office:value="-62.1461067199707" calcext:value-type="float">
            <text:p>-62,1461067199707</text:p>
          </table:table-cell>
          <table:table-cell office:value-type="float" office:value="-62.1180000305176" calcext:value-type="float">
            <text:p>-62,1180000305176</text:p>
          </table:table-cell>
          <table:table-cell office:value-type="float" office:value="-62.1453285217285" calcext:value-type="float">
            <text:p>-62,1453285217285</text:p>
          </table:table-cell>
          <table:table-cell office:value-type="float" office:value="-62.1491737365723" calcext:value-type="float">
            <text:p>-62,1491737365723</text:p>
          </table:table-cell>
          <table:table-cell office:value-type="float" office:value="-62.1382102966309" calcext:value-type="float">
            <text:p>-62,1382102966309</text:p>
          </table:table-cell>
          <table:table-cell office:value-type="float" office:value="-62.1413192749023" calcext:value-type="float">
            <text:p>-62,1413192749023</text:p>
          </table:table-cell>
          <table:table-cell office:value-type="float" office:value="-62.1499938964844" calcext:value-type="float">
            <text:p>-62,1499938964844</text:p>
          </table:table-cell>
          <table:table-cell office:value-type="float" office:value="-62.1346969604492" calcext:value-type="float">
            <text:p>-62,1346969604492</text:p>
          </table:table-cell>
          <table:table-cell office:value-type="float" office:value="-62.1272201538086" calcext:value-type="float">
            <text:p>-62,1272201538086</text:p>
          </table:table-cell>
          <table:table-cell office:value-type="float" office:value="-62.1429138183594" calcext:value-type="float">
            <text:p>-62,1429138183594</text:p>
          </table:table-cell>
          <table:table-cell office:value-type="float" office:value="-62.1438980102539" calcext:value-type="float">
            <text:p>-62,1438980102539</text:p>
          </table:table-cell>
          <table:table-cell office:value-type="float" office:value="-62.1432418823242" calcext:value-type="float">
            <text:p>-62,1432418823242</text:p>
          </table:table-cell>
          <table:table-cell office:value-type="float" office:value="-62.1489295959473" calcext:value-type="float">
            <text:p>-62,1489295959473</text:p>
          </table:table-cell>
          <table:table-cell office:value-type="float" office:value="-62.1350212097168" calcext:value-type="float">
            <text:p>-62,1350212097168</text:p>
          </table:table-cell>
          <table:table-cell office:value-type="float" office:value="-62.1398048400879" calcext:value-type="float">
            <text:p>-62,1398048400879</text:p>
          </table:table-cell>
          <table:table-cell office:value-type="float" office:value="-62.1389923095703" calcext:value-type="float">
            <text:p>-62,1389923095703</text:p>
          </table:table-cell>
          <table:table-cell office:value-type="float" office:value="-62.14794921875" calcext:value-type="float">
            <text:p>-62,14794921875</text:p>
          </table:table-cell>
          <table:table-cell office:value-type="float" office:value="-62.1202392578125" calcext:value-type="float">
            <text:p>-62,1202392578125</text:p>
          </table:table-cell>
          <table:table-cell office:value-type="float" office:value="-62.122200012207" calcext:value-type="float">
            <text:p>-62,122200012207</text:p>
          </table:table-cell>
          <table:table-cell office:value-type="float" office:value="-62.1352691650391" calcext:value-type="float">
            <text:p>-62,1352691650391</text:p>
          </table:table-cell>
          <table:table-cell office:value-type="float" office:value="-62.147087097168" calcext:value-type="float">
            <text:p>-62,147087097168</text:p>
          </table:table-cell>
          <table:table-cell office:value-type="float" office:value="-62.1317138671875" calcext:value-type="float">
            <text:p>-62,1317138671875</text:p>
          </table:table-cell>
          <table:table-cell office:value-type="float" office:value="-62.1389083862305" calcext:value-type="float">
            <text:p>-62,1389083862305</text:p>
          </table:table-cell>
          <table:table-cell office:value-type="float" office:value="-62.1546630859375" calcext:value-type="float">
            <text:p>-62,1546630859375</text:p>
          </table:table-cell>
          <table:table-cell office:value-type="float" office:value="-62.1486053466797" calcext:value-type="float">
            <text:p>-62,1486053466797</text:p>
          </table:table-cell>
          <table:table-cell office:value-type="float" office:value="-62.129997253418" calcext:value-type="float">
            <text:p>-62,129997253418</text:p>
          </table:table-cell>
          <table:table-cell office:value-type="float" office:value="-62.1218338012695" calcext:value-type="float">
            <text:p>-62,1218338012695</text:p>
          </table:table-cell>
          <table:table-cell office:value-type="float" office:value="-62.1375579833984" calcext:value-type="float">
            <text:p>-62,1375579833984</text:p>
          </table:table-cell>
          <table:table-cell office:value-type="float" office:value="-62.1180381774902" calcext:value-type="float">
            <text:p>-62,1180381774902</text:p>
          </table:table-cell>
          <table:table-cell office:value-type="float" office:value="-62.1262435913086" calcext:value-type="float">
            <text:p>-62,1262435913086</text:p>
          </table:table-cell>
          <table:table-cell office:value-type="float" office:value="-62.1359634399414" calcext:value-type="float">
            <text:p>-62,1359634399414</text:p>
          </table:table-cell>
          <table:table-cell office:value-type="float" office:value="-62.1264457702637" calcext:value-type="float">
            <text:p>-62,1264457702637</text:p>
          </table:table-cell>
          <table:table-cell office:value-type="float" office:value="-62.1380462646484" calcext:value-type="float">
            <text:p>-62,1380462646484</text:p>
          </table:table-cell>
          <table:table-cell office:value-type="float" office:value="-62.1195068359375" calcext:value-type="float">
            <text:p>-62,1195068359375</text:p>
          </table:table-cell>
          <table:table-cell office:value-type="float" office:value="-62.1219139099121" calcext:value-type="float">
            <text:p>-62,1219139099121</text:p>
          </table:table-cell>
          <table:table-cell office:value-type="float" office:value="-62.110782623291" calcext:value-type="float">
            <text:p>-62,110782623291</text:p>
          </table:table-cell>
          <table:table-cell office:value-type="float" office:value="-62.1322059631348" calcext:value-type="float">
            <text:p>-62,1322059631348</text:p>
          </table:table-cell>
          <table:table-cell office:value-type="float" office:value="-62.1285705566406" calcext:value-type="float">
            <text:p>-62,1285705566406</text:p>
          </table:table-cell>
          <table:table-cell office:value-type="float" office:value="-62.1219139099121" calcext:value-type="float">
            <text:p>-62,1219139099121</text:p>
          </table:table-cell>
          <table:table-cell office:value-type="float" office:value="-62.1254692077637" calcext:value-type="float">
            <text:p>-62,1254692077637</text:p>
          </table:table-cell>
          <table:table-cell office:value-type="float" office:value="-62.110538482666" calcext:value-type="float">
            <text:p>-62,110538482666</text:p>
          </table:table-cell>
          <table:table-cell office:value-type="float" office:value="-62.1074028015137" calcext:value-type="float">
            <text:p>-62,1074028015137</text:p>
          </table:table-cell>
          <table:table-cell office:value-type="float" office:value="-62.1186904907227" calcext:value-type="float">
            <text:p>-62,1186904907227</text:p>
          </table:table-cell>
          <table:table-cell office:value-type="float" office:value="-62.1160430908203" calcext:value-type="float">
            <text:p>-62,1160430908203</text:p>
          </table:table-cell>
          <table:table-cell office:value-type="float" office:value="-62.1156311035156" calcext:value-type="float">
            <text:p>-62,1156311035156</text:p>
          </table:table-cell>
          <table:table-cell office:value-type="float" office:value="-62.1329383850098" calcext:value-type="float">
            <text:p>-62,1329383850098</text:p>
          </table:table-cell>
          <table:table-cell office:value-type="float" office:value="-62.106502532959" calcext:value-type="float">
            <text:p>-62,106502532959</text:p>
          </table:table-cell>
          <table:table-cell office:value-type="float" office:value="-62.1131477355957" calcext:value-type="float">
            <text:p>-62,1131477355957</text:p>
          </table:table-cell>
          <table:table-cell office:value-type="float" office:value="-62.1247291564941" calcext:value-type="float">
            <text:p>-62,1247291564941</text:p>
          </table:table-cell>
          <table:table-cell office:value-type="float" office:value="-62.1037330627441" calcext:value-type="float">
            <text:p>-62,1037330627441</text:p>
          </table:table-cell>
          <table:table-cell office:value-type="float" office:value="-62.1132278442383" calcext:value-type="float">
            <text:p>-62,1132278442383</text:p>
          </table:table-cell>
          <table:table-cell office:value-type="float" office:value="-62.1302833557129" calcext:value-type="float">
            <text:p>-62,1302833557129</text:p>
          </table:table-cell>
          <table:table-cell office:value-type="float" office:value="-62.1211395263672" calcext:value-type="float">
            <text:p>-62,1211395263672</text:p>
          </table:table-cell>
          <table:table-cell office:value-type="float" office:value="-62.1059341430664" calcext:value-type="float">
            <text:p>-62,1059341430664</text:p>
          </table:table-cell>
          <table:table-cell office:value-type="float" office:value="-62.1151428222656" calcext:value-type="float">
            <text:p>-62,1151428222656</text:p>
          </table:table-cell>
          <table:table-cell office:value-type="float" office:value="-62.1149406433106" calcext:value-type="float">
            <text:p>-62,1149406433106</text:p>
          </table:table-cell>
          <table:table-cell office:value-type="float" office:value="-62.1151847839356" calcext:value-type="float">
            <text:p>-62,1151847839356</text:p>
          </table:table-cell>
          <table:table-cell office:value-type="float" office:value="-62.1131477355957" calcext:value-type="float">
            <text:p>-62,1131477355957</text:p>
          </table:table-cell>
          <table:table-cell office:value-type="float" office:value="-62.090633392334" calcext:value-type="float">
            <text:p>-62,090633392334</text:p>
          </table:table-cell>
          <table:table-cell office:value-type="float" office:value="-62.1080932617188" calcext:value-type="float">
            <text:p>-62,1080932617188</text:p>
          </table:table-cell>
          <table:table-cell office:value-type="float" office:value="-62.1039390563965" calcext:value-type="float">
            <text:p>-62,1039390563965</text:p>
          </table:table-cell>
          <table:table-cell office:value-type="float" office:value="-62.1146545410156" calcext:value-type="float">
            <text:p>-62,1146545410156</text:p>
          </table:table-cell>
          <table:table-cell office:value-type="float" office:value="-62.1154708862305" calcext:value-type="float">
            <text:p>-62,1154708862305</text:p>
          </table:table-cell>
          <table:table-cell office:value-type="float" office:value="-62.1142883300781" calcext:value-type="float">
            <text:p>-62,1142883300781</text:p>
          </table:table-cell>
          <table:table-cell office:value-type="float" office:value="-62.0862846374512" calcext:value-type="float">
            <text:p>-62,0862846374512</text:p>
          </table:table-cell>
          <table:table-cell office:value-type="float" office:value="-62.1132698059082" calcext:value-type="float">
            <text:p>-62,1132698059082</text:p>
          </table:table-cell>
          <table:table-cell office:value-type="float" office:value="-62.104305267334" calcext:value-type="float">
            <text:p>-62,104305267334</text:p>
          </table:table-cell>
          <table:table-cell office:value-type="float" office:value="-62.1098022460938" calcext:value-type="float">
            <text:p>-62,1098022460938</text:p>
          </table:table-cell>
          <table:table-cell office:value-type="float" office:value="-62.095027923584" calcext:value-type="float">
            <text:p>-62,095027923584</text:p>
          </table:table-cell>
          <table:table-cell office:value-type="float" office:value="-62.1155128479004" calcext:value-type="float">
            <text:p>-62,1155128479004</text:p>
          </table:table-cell>
          <table:table-cell office:value-type="float" office:value="-62.1114349365234" calcext:value-type="float">
            <text:p>-62,1114349365234</text:p>
          </table:table-cell>
          <table:table-cell office:value-type="float" office:value="-62.1207695007324" calcext:value-type="float">
            <text:p>-62,1207695007324</text:p>
          </table:table-cell>
          <table:table-cell office:value-type="float" office:value="-62.1106185913086" calcext:value-type="float">
            <text:p>-62,1106185913086</text:p>
          </table:table-cell>
          <table:table-cell office:value-type="float" office:value="-62.1161613464356" calcext:value-type="float">
            <text:p>-62,1161613464356</text:p>
          </table:table-cell>
          <table:table-cell office:value-type="float" office:value="-62.1046295166016" calcext:value-type="float">
            <text:p>-62,1046295166016</text:p>
          </table:table-cell>
          <table:table-cell office:value-type="float" office:value="-62.1040992736816" calcext:value-type="float">
            <text:p>-62,1040992736816</text:p>
          </table:table-cell>
          <table:table-cell office:value-type="float" office:value="-62.1020240783691" calcext:value-type="float">
            <text:p>-62,1020240783691</text:p>
          </table:table-cell>
          <table:table-cell office:value-type="float" office:value="-62.0888023376465" calcext:value-type="float">
            <text:p>-62,0888023376465</text:p>
          </table:table-cell>
          <table:table-cell office:value-type="float" office:value="-62.1130218505859" calcext:value-type="float">
            <text:p>-62,1130218505859</text:p>
          </table:table-cell>
          <table:table-cell office:value-type="float" office:value="-62.1041412353516" calcext:value-type="float">
            <text:p>-62,1041412353516</text:p>
          </table:table-cell>
          <table:table-cell office:value-type="float" office:value="-62.0947799682617" calcext:value-type="float">
            <text:p>-62,0947799682617</text:p>
          </table:table-cell>
          <table:table-cell office:value-type="float" office:value="-62.0923805236816" calcext:value-type="float">
            <text:p>-62,0923805236816</text:p>
          </table:table-cell>
          <table:table-cell office:value-type="float" office:value="-62.0872993469238" calcext:value-type="float">
            <text:p>-62,0872993469238</text:p>
          </table:table-cell>
          <table:table-cell office:value-type="float" office:value="-62.1006393432617" calcext:value-type="float">
            <text:p>-62,1006393432617</text:p>
          </table:table-cell>
          <table:table-cell office:value-type="float" office:value="-62.0929107666016" calcext:value-type="float">
            <text:p>-62,0929107666016</text:p>
          </table:table-cell>
          <table:table-cell office:value-type="float" office:value="-62.0933151245117" calcext:value-type="float">
            <text:p>-62,0933151245117</text:p>
          </table:table-cell>
          <table:table-cell office:value-type="float" office:value="-62.099666595459" calcext:value-type="float">
            <text:p>-62,099666595459</text:p>
          </table:table-cell>
          <table:table-cell office:value-type="float" office:value="-62.1078491210938" calcext:value-type="float">
            <text:p>-62,1078491210938</text:p>
          </table:table-cell>
          <table:table-cell office:value-type="float" office:value="-62.0986862182617" calcext:value-type="float">
            <text:p>-62,0986862182617</text:p>
          </table:table-cell>
          <table:table-cell office:value-type="float" office:value="-62.0838432312012" calcext:value-type="float">
            <text:p>-62,0838432312012</text:p>
          </table:table-cell>
          <table:table-cell office:value-type="float" office:value="-62.0994987487793" calcext:value-type="float">
            <text:p>-62,0994987487793</text:p>
          </table:table-cell>
          <table:table-cell office:value-type="float" office:value="-62.0998268127441" calcext:value-type="float">
            <text:p>-62,0998268127441</text:p>
          </table:table-cell>
          <table:table-cell office:value-type="float" office:value="-62.1131057739258" calcext:value-type="float">
            <text:p>-62,1131057739258</text:p>
          </table:table-cell>
          <table:table-cell office:value-type="float" office:value="-62.1028366088867" calcext:value-type="float">
            <text:p>-62,1028366088867</text:p>
          </table:table-cell>
          <table:table-cell office:value-type="float" office:value="-62.1069488525391" calcext:value-type="float">
            <text:p>-62,1069488525391</text:p>
          </table:table-cell>
          <table:table-cell office:value-type="float" office:value="-62.0829544067383" calcext:value-type="float">
            <text:p>-62,0829544067383</text:p>
          </table:table-cell>
          <table:table-cell office:value-type="float" office:value="-62.1137161254883" calcext:value-type="float">
            <text:p>-62,1137161254883</text:p>
          </table:table-cell>
          <table:table-cell office:value-type="float" office:value="-62.0875434875488" calcext:value-type="float">
            <text:p>-62,0875434875488</text:p>
          </table:table-cell>
          <table:table-cell office:value-type="float" office:value="-62.0988082885742" calcext:value-type="float">
            <text:p>-62,0988082885742</text:p>
          </table:table-cell>
          <table:table-cell office:value-type="float" office:value="-62.1030807495117" calcext:value-type="float">
            <text:p>-62,1030807495117</text:p>
          </table:table-cell>
          <table:table-cell office:value-type="float" office:value="-62.1122093200684" calcext:value-type="float">
            <text:p>-62,1122093200684</text:p>
          </table:table-cell>
          <table:table-cell office:value-type="float" office:value="-62.0966529846191" calcext:value-type="float">
            <text:p>-62,0966529846191</text:p>
          </table:table-cell>
          <table:table-cell office:value-type="float" office:value="-62.0886383056641" calcext:value-type="float">
            <text:p>-62,0886383056641</text:p>
          </table:table-cell>
          <table:table-cell office:value-type="float" office:value="-62.0875816345215" calcext:value-type="float">
            <text:p>-62,0875816345215</text:p>
          </table:table-cell>
          <table:table-cell office:value-type="float" office:value="-62.0911636352539" calcext:value-type="float">
            <text:p>-62,0911636352539</text:p>
          </table:table-cell>
          <table:table-cell office:value-type="float" office:value="-62.0884780883789" calcext:value-type="float">
            <text:p>-62,0884780883789</text:p>
          </table:table-cell>
          <table:table-cell office:value-type="float" office:value="-62.0965690612793" calcext:value-type="float">
            <text:p>-62,0965690612793</text:p>
          </table:table-cell>
          <table:table-cell office:value-type="float" office:value="-62.0992965698242" calcext:value-type="float">
            <text:p>-62,0992965698242</text:p>
          </table:table-cell>
          <table:table-cell office:value-type="float" office:value="-62.0890884399414" calcext:value-type="float">
            <text:p>-62,0890884399414</text:p>
          </table:table-cell>
          <table:table-cell office:value-type="float" office:value="-62.0889663696289" calcext:value-type="float">
            <text:p>-62,0889663696289</text:p>
          </table:table-cell>
          <table:table-cell office:value-type="float" office:value="-62.1093139648438" calcext:value-type="float">
            <text:p>-62,1093139648438</text:p>
          </table:table-cell>
          <table:table-cell office:value-type="float" office:value="-62.1154289245606" calcext:value-type="float">
            <text:p>-62,1154289245606</text:p>
          </table:table-cell>
          <table:table-cell office:value-type="float" office:value="-62.0900230407715" calcext:value-type="float">
            <text:p>-62,0900230407715</text:p>
          </table:table-cell>
          <table:table-cell office:value-type="float" office:value="-62.0973472595215" calcext:value-type="float">
            <text:p>-62,0973472595215</text:p>
          </table:table-cell>
          <table:table-cell office:value-type="float" office:value="-62.0953903198242" calcext:value-type="float">
            <text:p>-62,0953903198242</text:p>
          </table:table-cell>
          <table:table-cell office:value-type="float" office:value="-62.1080513000488" calcext:value-type="float">
            <text:p>-62,1080513000488</text:p>
          </table:table-cell>
          <table:table-cell office:value-type="float" office:value="-62.1023483276367" calcext:value-type="float">
            <text:p>-62,1023483276367</text:p>
          </table:table-cell>
          <table:table-cell office:value-type="float" office:value="-62.0814476013184" calcext:value-type="float">
            <text:p>-62,0814476013184</text:p>
          </table:table-cell>
          <table:table-cell office:value-type="float" office:value="-62.104793548584" calcext:value-type="float">
            <text:p>-62,104793548584</text:p>
          </table:table-cell>
          <table:table-cell office:value-type="float" office:value="-62.0918922424316" calcext:value-type="float">
            <text:p>-62,0918922424316</text:p>
          </table:table-cell>
          <table:table-cell office:value-type="float" office:value="-62.0952301025391" calcext:value-type="float">
            <text:p>-62,0952301025391</text:p>
          </table:table-cell>
          <table:table-cell office:value-type="float" office:value="-62.0848197937012" calcext:value-type="float">
            <text:p>-62,0848197937012</text:p>
          </table:table-cell>
          <table:table-cell office:value-type="float" office:value="-62.0932731628418" calcext:value-type="float">
            <text:p>-62,0932731628418</text:p>
          </table:table-cell>
          <table:table-cell office:value-type="float" office:value="-62.0742645263672" calcext:value-type="float">
            <text:p>-62,0742645263672</text:p>
          </table:table-cell>
          <table:table-cell office:value-type="float" office:value="-62.0779533386231" calcext:value-type="float">
            <text:p>-62,0779533386231</text:p>
          </table:table-cell>
          <table:table-cell office:value-type="float" office:value="-62.0707702636719" calcext:value-type="float">
            <text:p>-62,0707702636719</text:p>
          </table:table-cell>
          <table:table-cell office:value-type="float" office:value="-62.0781974792481" calcext:value-type="float">
            <text:p>-62,0781974792481</text:p>
          </table:table-cell>
          <table:table-cell office:value-type="float" office:value="-62.0733261108398" calcext:value-type="float">
            <text:p>-62,0733261108398</text:p>
          </table:table-cell>
          <table:table-cell office:value-type="float" office:value="-62.1021461486816" calcext:value-type="float">
            <text:p>-62,1021461486816</text:p>
          </table:table-cell>
          <table:table-cell office:value-type="float" office:value="-62.0938034057617" calcext:value-type="float">
            <text:p>-62,0938034057617</text:p>
          </table:table-cell>
          <table:table-cell office:value-type="float" office:value="-62.0731239318848" calcext:value-type="float">
            <text:p>-62,0731239318848</text:p>
          </table:table-cell>
          <table:table-cell office:value-type="float" office:value="-62.1088676452637" calcext:value-type="float">
            <text:p>-62,1088676452637</text:p>
          </table:table-cell>
          <table:table-cell office:value-type="float" office:value="-62.0862007141113" calcext:value-type="float">
            <text:p>-62,0862007141113</text:p>
          </table:table-cell>
          <table:table-cell office:value-type="float" office:value="-62.0928688049316" calcext:value-type="float">
            <text:p>-62,0928688049316</text:p>
          </table:table-cell>
          <table:table-cell office:value-type="float" office:value="-62.091609954834" calcext:value-type="float">
            <text:p>-62,091609954834</text:p>
          </table:table-cell>
          <table:table-cell office:value-type="float" office:value="-62.0804710388184" calcext:value-type="float">
            <text:p>-62,0804710388184</text:p>
          </table:table-cell>
          <table:table-cell office:value-type="float" office:value="-62.0762939453125" calcext:value-type="float">
            <text:p>-62,0762939453125</text:p>
          </table:table-cell>
          <table:table-cell office:value-type="float" office:value="-62.078483581543" calcext:value-type="float">
            <text:p>-62,078483581543</text:p>
          </table:table-cell>
        </table:table-row>
        <table:table-row table:style-name="ro1">
          <table:table-cell office:value-type="float" office:value="-62.2021827697754" calcext:value-type="float">
            <text:p>-62,2021827697754</text:p>
          </table:table-cell>
          <table:table-cell office:value-type="float" office:value="-62.1895904541016" calcext:value-type="float">
            <text:p>-62,1895904541016</text:p>
          </table:table-cell>
          <table:table-cell office:value-type="float" office:value="-62.1995887756348" calcext:value-type="float">
            <text:p>-62,1995887756348</text:p>
          </table:table-cell>
          <table:table-cell office:value-type="float" office:value="-62.2070426940918" calcext:value-type="float">
            <text:p>-62,2070426940918</text:p>
          </table:table-cell>
          <table:table-cell office:value-type="float" office:value="-62.2146301269531" calcext:value-type="float">
            <text:p>-62,2146301269531</text:p>
          </table:table-cell>
          <table:table-cell office:value-type="float" office:value="-62.1863403320313" calcext:value-type="float">
            <text:p>-62,1863403320313</text:p>
          </table:table-cell>
          <table:table-cell office:value-type="float" office:value="-62.2042045593262" calcext:value-type="float">
            <text:p>-62,2042045593262</text:p>
          </table:table-cell>
          <table:table-cell office:value-type="float" office:value="-62.1971206665039" calcext:value-type="float">
            <text:p>-62,1971206665039</text:p>
          </table:table-cell>
          <table:table-cell office:value-type="float" office:value="-62.197078704834" calcext:value-type="float">
            <text:p>-62,197078704834</text:p>
          </table:table-cell>
          <table:table-cell office:value-type="float" office:value="-62.2128562927246" calcext:value-type="float">
            <text:p>-62,2128562927246</text:p>
          </table:table-cell>
          <table:table-cell office:value-type="float" office:value="-62.1986808776856" calcext:value-type="float">
            <text:p>-62,1986808776856</text:p>
          </table:table-cell>
          <table:table-cell office:value-type="float" office:value="-62.2050666809082" calcext:value-type="float">
            <text:p>-62,2050666809082</text:p>
          </table:table-cell>
          <table:table-cell office:value-type="float" office:value="-62.2042427062988" calcext:value-type="float">
            <text:p>-62,2042427062988</text:p>
          </table:table-cell>
          <table:table-cell office:value-type="float" office:value="-62.1990547180176" calcext:value-type="float">
            <text:p>-62,1990547180176</text:p>
          </table:table-cell>
          <table:table-cell office:value-type="float" office:value="-62.2395362854004" calcext:value-type="float">
            <text:p>-62,2395362854004</text:p>
          </table:table-cell>
          <table:table-cell office:value-type="float" office:value="-62.2121124267578" calcext:value-type="float">
            <text:p>-62,2121124267578</text:p>
          </table:table-cell>
          <table:table-cell office:value-type="float" office:value="-62.2158241271973" calcext:value-type="float">
            <text:p>-62,2158241271973</text:p>
          </table:table-cell>
          <table:table-cell office:value-type="float" office:value="-62.2156219482422" calcext:value-type="float">
            <text:p>-62,2156219482422</text:p>
          </table:table-cell>
          <table:table-cell office:value-type="float" office:value="-62.2081565856934" calcext:value-type="float">
            <text:p>-62,2081565856934</text:p>
          </table:table-cell>
          <table:table-cell office:value-type="float" office:value="-62.2141342163086" calcext:value-type="float">
            <text:p>-62,2141342163086</text:p>
          </table:table-cell>
          <table:table-cell office:value-type="float" office:value="-62.2121124267578" calcext:value-type="float">
            <text:p>-62,2121124267578</text:p>
          </table:table-cell>
          <table:table-cell office:value-type="float" office:value="-62.2223472595215" calcext:value-type="float">
            <text:p>-62,2223472595215</text:p>
          </table:table-cell>
          <table:table-cell office:value-type="float" office:value="-62.2241630554199" calcext:value-type="float">
            <text:p>-62,2241630554199</text:p>
          </table:table-cell>
          <table:table-cell office:value-type="float" office:value="-62.2219352722168" calcext:value-type="float">
            <text:p>-62,2219352722168</text:p>
          </table:table-cell>
          <table:table-cell office:value-type="float" office:value="-62.2265129089356" calcext:value-type="float">
            <text:p>-62,2265129089356</text:p>
          </table:table-cell>
          <table:table-cell office:value-type="float" office:value="-62.2209854125977" calcext:value-type="float">
            <text:p>-62,2209854125977</text:p>
          </table:table-cell>
          <table:table-cell office:value-type="float" office:value="-62.2095565795898" calcext:value-type="float">
            <text:p>-62,2095565795898</text:p>
          </table:table-cell>
          <table:table-cell office:value-type="float" office:value="-62.2108383178711" calcext:value-type="float">
            <text:p>-62,2108383178711</text:p>
          </table:table-cell>
          <table:table-cell office:value-type="float" office:value="-62.2239952087402" calcext:value-type="float">
            <text:p>-62,2239952087402</text:p>
          </table:table-cell>
          <table:table-cell office:value-type="float" office:value="-62.2121124267578" calcext:value-type="float">
            <text:p>-62,2121124267578</text:p>
          </table:table-cell>
          <table:table-cell office:value-type="float" office:value="-62.2360191345215" calcext:value-type="float">
            <text:p>-62,2360191345215</text:p>
          </table:table-cell>
          <table:table-cell office:value-type="float" office:value="-62.2123222351074" calcext:value-type="float">
            <text:p>-62,2123222351074</text:p>
          </table:table-cell>
          <table:table-cell office:value-type="float" office:value="-62.2173957824707" calcext:value-type="float">
            <text:p>-62,2173957824707</text:p>
          </table:table-cell>
          <table:table-cell office:value-type="float" office:value="-62.2204895019531" calcext:value-type="float">
            <text:p>-62,2204895019531</text:p>
          </table:table-cell>
          <table:table-cell office:value-type="float" office:value="-62.2047386169434" calcext:value-type="float">
            <text:p>-62,2047386169434</text:p>
          </table:table-cell>
          <table:table-cell office:value-type="float" office:value="-62.2091903686523" calcext:value-type="float">
            <text:p>-62,2091903686523</text:p>
          </table:table-cell>
          <table:table-cell office:value-type="float" office:value="-62.2266006469727" calcext:value-type="float">
            <text:p>-62,2266006469727</text:p>
          </table:table-cell>
          <table:table-cell office:value-type="float" office:value="-62.2237510681152" calcext:value-type="float">
            <text:p>-62,2237510681152</text:p>
          </table:table-cell>
          <table:table-cell office:value-type="float" office:value="-62.222225189209" calcext:value-type="float">
            <text:p>-62,222225189209</text:p>
          </table:table-cell>
          <table:table-cell office:value-type="float" office:value="-62.2063865661621" calcext:value-type="float">
            <text:p>-62,2063865661621</text:p>
          </table:table-cell>
          <table:table-cell office:value-type="float" office:value="-62.2001647949219" calcext:value-type="float">
            <text:p>-62,2001647949219</text:p>
          </table:table-cell>
          <table:table-cell office:value-type="float" office:value="-62.2053947448731" calcext:value-type="float">
            <text:p>-62,2053947448731</text:p>
          </table:table-cell>
          <table:table-cell office:value-type="float" office:value="-62.2146720886231" calcext:value-type="float">
            <text:p>-62,2146720886231</text:p>
          </table:table-cell>
          <table:table-cell office:value-type="float" office:value="-62.2177658081055" calcext:value-type="float">
            <text:p>-62,2177658081055</text:p>
          </table:table-cell>
          <table:table-cell office:value-type="float" office:value="-62.2226333618164" calcext:value-type="float">
            <text:p>-62,2226333618164</text:p>
          </table:table-cell>
          <table:table-cell office:value-type="float" office:value="-62.1989707946777" calcext:value-type="float">
            <text:p>-62,1989707946777</text:p>
          </table:table-cell>
          <table:table-cell office:value-type="float" office:value="-62.2287063598633" calcext:value-type="float">
            <text:p>-62,2287063598633</text:p>
          </table:table-cell>
          <table:table-cell office:value-type="float" office:value="-62.2229232788086" calcext:value-type="float">
            <text:p>-62,2229232788086</text:p>
          </table:table-cell>
          <table:table-cell office:value-type="float" office:value="-62.2220573425293" calcext:value-type="float">
            <text:p>-62,2220573425293</text:p>
          </table:table-cell>
          <table:table-cell office:value-type="float" office:value="-62.2238731384277" calcext:value-type="float">
            <text:p>-62,2238731384277</text:p>
          </table:table-cell>
          <table:table-cell office:value-type="float" office:value="-62.2095184326172" calcext:value-type="float">
            <text:p>-62,2095184326172</text:p>
          </table:table-cell>
          <table:table-cell office:value-type="float" office:value="-62.2190856933594" calcext:value-type="float">
            <text:p>-62,2190856933594</text:p>
          </table:table-cell>
          <table:table-cell office:value-type="float" office:value="-62.2302322387695" calcext:value-type="float">
            <text:p>-62,2302322387695</text:p>
          </table:table-cell>
          <table:table-cell office:value-type="float" office:value="-62.225772857666" calcext:value-type="float">
            <text:p>-62,225772857666</text:p>
          </table:table-cell>
          <table:table-cell office:value-type="float" office:value="-62.2253570556641" calcext:value-type="float">
            <text:p>-62,2253570556641</text:p>
          </table:table-cell>
          <table:table-cell office:value-type="float" office:value="-62.2144241333008" calcext:value-type="float">
            <text:p>-62,2144241333008</text:p>
          </table:table-cell>
          <table:table-cell office:value-type="float" office:value="-62.2039527893066" calcext:value-type="float">
            <text:p>-62,2039527893066</text:p>
          </table:table-cell>
          <table:table-cell office:value-type="float" office:value="-62.2280044555664" calcext:value-type="float">
            <text:p>-62,2280044555664</text:p>
          </table:table-cell>
          <table:table-cell office:value-type="float" office:value="-62.2048606872559" calcext:value-type="float">
            <text:p>-62,2048606872559</text:p>
          </table:table-cell>
          <table:table-cell office:value-type="float" office:value="-62.2228813171387" calcext:value-type="float">
            <text:p>-62,2228813171387</text:p>
          </table:table-cell>
          <table:table-cell office:value-type="float" office:value="-62.2169380187988" calcext:value-type="float">
            <text:p>-62,2169380187988</text:p>
          </table:table-cell>
          <table:table-cell office:value-type="float" office:value="-62.2338714599609" calcext:value-type="float">
            <text:p>-62,2338714599609</text:p>
          </table:table-cell>
          <table:table-cell office:value-type="float" office:value="-62.2333374023438" calcext:value-type="float">
            <text:p>-62,2333374023438</text:p>
          </table:table-cell>
          <table:table-cell office:value-type="float" office:value="-62.2362251281738" calcext:value-type="float">
            <text:p>-62,2362251281738</text:p>
          </table:table-cell>
          <table:table-cell office:value-type="float" office:value="-62.2341613769531" calcext:value-type="float">
            <text:p>-62,2341613769531</text:p>
          </table:table-cell>
          <table:table-cell office:value-type="float" office:value="-62.227840423584" calcext:value-type="float">
            <text:p>-62,227840423584</text:p>
          </table:table-cell>
          <table:table-cell office:value-type="float" office:value="-62.2303581237793" calcext:value-type="float">
            <text:p>-62,2303581237793</text:p>
          </table:table-cell>
          <table:table-cell office:value-type="float" office:value="-62.225772857666" calcext:value-type="float">
            <text:p>-62,225772857666</text:p>
          </table:table-cell>
          <table:table-cell office:value-type="float" office:value="-62.2152900695801" calcext:value-type="float">
            <text:p>-62,2152900695801</text:p>
          </table:table-cell>
          <table:table-cell office:value-type="float" office:value="-62.2082405090332" calcext:value-type="float">
            <text:p>-62,2082405090332</text:p>
          </table:table-cell>
          <table:table-cell office:value-type="float" office:value="-62.2174758911133" calcext:value-type="float">
            <text:p>-62,2174758911133</text:p>
          </table:table-cell>
          <table:table-cell office:value-type="float" office:value="-62.2154159545898" calcext:value-type="float">
            <text:p>-62,2154159545898</text:p>
          </table:table-cell>
          <table:table-cell office:value-type="float" office:value="-62.2309379577637" calcext:value-type="float">
            <text:p>-62,2309379577637</text:p>
          </table:table-cell>
          <table:table-cell office:value-type="float" office:value="-62.2158241271973" calcext:value-type="float">
            <text:p>-62,2158241271973</text:p>
          </table:table-cell>
          <table:table-cell office:value-type="float" office:value="-62.2308120727539" calcext:value-type="float">
            <text:p>-62,2308120727539</text:p>
          </table:table-cell>
          <table:table-cell office:value-type="float" office:value="-62.203914642334" calcext:value-type="float">
            <text:p>-62,203914642334</text:p>
          </table:table-cell>
          <table:table-cell office:value-type="float" office:value="-62.2168617248535" calcext:value-type="float">
            <text:p>-62,2168617248535</text:p>
          </table:table-cell>
          <table:table-cell office:value-type="float" office:value="-62.2022247314453" calcext:value-type="float">
            <text:p>-62,2022247314453</text:p>
          </table:table-cell>
          <table:table-cell office:value-type="float" office:value="-62.2294082641602" calcext:value-type="float">
            <text:p>-62,2294082641602</text:p>
          </table:table-cell>
          <table:table-cell office:value-type="float" office:value="-62.2213935852051" calcext:value-type="float">
            <text:p>-62,2213935852051</text:p>
          </table:table-cell>
          <table:table-cell office:value-type="float" office:value="-62.2353210449219" calcext:value-type="float">
            <text:p>-62,2353210449219</text:p>
          </table:table-cell>
          <table:table-cell office:value-type="float" office:value="-62.2174758911133" calcext:value-type="float">
            <text:p>-62,2174758911133</text:p>
          </table:table-cell>
          <table:table-cell office:value-type="float" office:value="-62.2387084960938" calcext:value-type="float">
            <text:p>-62,2387084960938</text:p>
          </table:table-cell>
          <table:table-cell office:value-type="float" office:value="-62.2247009277344" calcext:value-type="float">
            <text:p>-62,2247009277344</text:p>
          </table:table-cell>
          <table:table-cell office:value-type="float" office:value="-62.2293663024902" calcext:value-type="float">
            <text:p>-62,2293663024902</text:p>
          </table:table-cell>
          <table:table-cell office:value-type="float" office:value="-62.2369728088379" calcext:value-type="float">
            <text:p>-62,2369728088379</text:p>
          </table:table-cell>
          <table:table-cell office:value-type="float" office:value="-62.2227592468262" calcext:value-type="float">
            <text:p>-62,2227592468262</text:p>
          </table:table-cell>
          <table:table-cell office:value-type="float" office:value="-62.2387886047363" calcext:value-type="float">
            <text:p>-62,2387886047363</text:p>
          </table:table-cell>
          <table:table-cell office:value-type="float" office:value="-62.2563056945801" calcext:value-type="float">
            <text:p>-62,2563056945801</text:p>
          </table:table-cell>
          <table:table-cell office:value-type="float" office:value="-62.2384605407715" calcext:value-type="float">
            <text:p>-62,2384605407715</text:p>
          </table:table-cell>
          <table:table-cell office:value-type="float" office:value="-62.2342033386231" calcext:value-type="float">
            <text:p>-62,2342033386231</text:p>
          </table:table-cell>
          <table:table-cell office:value-type="float" office:value="-62.2557220458984" calcext:value-type="float">
            <text:p>-62,2557220458984</text:p>
          </table:table-cell>
          <table:table-cell office:value-type="float" office:value="-62.2511253356934" calcext:value-type="float">
            <text:p>-62,2511253356934</text:p>
          </table:table-cell>
          <table:table-cell office:value-type="float" office:value="-62.2530288696289" calcext:value-type="float">
            <text:p>-62,2530288696289</text:p>
          </table:table-cell>
          <table:table-cell office:value-type="float" office:value="-62.2233772277832" calcext:value-type="float">
            <text:p>-62,2233772277832</text:p>
          </table:table-cell>
          <table:table-cell office:value-type="float" office:value="-62.2290382385254" calcext:value-type="float">
            <text:p>-62,2290382385254</text:p>
          </table:table-cell>
          <table:table-cell office:value-type="float" office:value="-62.2320518493652" calcext:value-type="float">
            <text:p>-62,2320518493652</text:p>
          </table:table-cell>
          <table:table-cell office:value-type="float" office:value="-62.227424621582" calcext:value-type="float">
            <text:p>-62,227424621582</text:p>
          </table:table-cell>
          <table:table-cell office:value-type="float" office:value="-62.2247009277344" calcext:value-type="float">
            <text:p>-62,2247009277344</text:p>
          </table:table-cell>
          <table:table-cell office:value-type="float" office:value="-62.2364768981934" calcext:value-type="float">
            <text:p>-62,2364768981934</text:p>
          </table:table-cell>
          <table:table-cell office:value-type="float" office:value="-62.2466087341309" calcext:value-type="float">
            <text:p>-62,2466087341309</text:p>
          </table:table-cell>
          <table:table-cell office:value-type="float" office:value="-62.2322998046875" calcext:value-type="float">
            <text:p>-62,2322998046875</text:p>
          </table:table-cell>
          <table:table-cell office:value-type="float" office:value="-62.2332954406738" calcext:value-type="float">
            <text:p>-62,2332954406738</text:p>
          </table:table-cell>
          <table:table-cell office:value-type="float" office:value="-62.2593727111816" calcext:value-type="float">
            <text:p>-62,2593727111816</text:p>
          </table:table-cell>
          <table:table-cell office:value-type="float" office:value="-62.239372253418" calcext:value-type="float">
            <text:p>-62,239372253418</text:p>
          </table:table-cell>
          <table:table-cell office:value-type="float" office:value="-62.2454528808594" calcext:value-type="float">
            <text:p>-62,2454528808594</text:p>
          </table:table-cell>
          <table:table-cell office:value-type="float" office:value="-62.2363929748535" calcext:value-type="float">
            <text:p>-62,2363929748535</text:p>
          </table:table-cell>
          <table:table-cell office:value-type="float" office:value="-62.2394523620606" calcext:value-type="float">
            <text:p>-62,2394523620606</text:p>
          </table:table-cell>
          <table:table-cell office:value-type="float" office:value="-62.2443351745606" calcext:value-type="float">
            <text:p>-62,2443351745606</text:p>
          </table:table-cell>
          <table:table-cell office:value-type="float" office:value="-62.2531127929688" calcext:value-type="float">
            <text:p>-62,2531127929688</text:p>
          </table:table-cell>
          <table:table-cell office:value-type="float" office:value="-62.2262687683106" calcext:value-type="float">
            <text:p>-62,2262687683106</text:p>
          </table:table-cell>
          <table:table-cell office:value-type="float" office:value="-62.2343254089356" calcext:value-type="float">
            <text:p>-62,2343254089356</text:p>
          </table:table-cell>
          <table:table-cell office:value-type="float" office:value="-62.2488479614258" calcext:value-type="float">
            <text:p>-62,2488479614258</text:p>
          </table:table-cell>
          <table:table-cell office:value-type="float" office:value="-62.2327575683594" calcext:value-type="float">
            <text:p>-62,2327575683594</text:p>
          </table:table-cell>
          <table:table-cell office:value-type="float" office:value="-62.2396202087402" calcext:value-type="float">
            <text:p>-62,2396202087402</text:p>
          </table:table-cell>
          <table:table-cell office:value-type="float" office:value="-62.2502136230469" calcext:value-type="float">
            <text:p>-62,2502136230469</text:p>
          </table:table-cell>
          <table:table-cell office:value-type="float" office:value="-62.2660903930664" calcext:value-type="float">
            <text:p>-62,2660903930664</text:p>
          </table:table-cell>
          <table:table-cell office:value-type="float" office:value="-62.2560958862305" calcext:value-type="float">
            <text:p>-62,2560958862305</text:p>
          </table:table-cell>
          <table:table-cell office:value-type="float" office:value="-62.2250289916992" calcext:value-type="float">
            <text:p>-62,2250289916992</text:p>
          </table:table-cell>
          <table:table-cell office:value-type="float" office:value="-62.2460289001465" calcext:value-type="float">
            <text:p>-62,2460289001465</text:p>
          </table:table-cell>
          <table:table-cell office:value-type="float" office:value="-62.2375526428223" calcext:value-type="float">
            <text:p>-62,2375526428223</text:p>
          </table:table-cell>
          <table:table-cell office:value-type="float" office:value="-62.2600326538086" calcext:value-type="float">
            <text:p>-62,2600326538086</text:p>
          </table:table-cell>
          <table:table-cell office:value-type="float" office:value="-62.233455657959" calcext:value-type="float">
            <text:p>-62,233455657959</text:p>
          </table:table-cell>
          <table:table-cell office:value-type="float" office:value="-62.2402000427246" calcext:value-type="float">
            <text:p>-62,2402000427246</text:p>
          </table:table-cell>
          <table:table-cell office:value-type="float" office:value="-62.2492599487305" calcext:value-type="float">
            <text:p>-62,2492599487305</text:p>
          </table:table-cell>
          <table:table-cell office:value-type="float" office:value="-62.2450828552246" calcext:value-type="float">
            <text:p>-62,2450828552246</text:p>
          </table:table-cell>
          <table:table-cell office:value-type="float" office:value="-62.2344093322754" calcext:value-type="float">
            <text:p>-62,2344093322754</text:p>
          </table:table-cell>
          <table:table-cell office:value-type="float" office:value="-62.2528648376465" calcext:value-type="float">
            <text:p>-62,2528648376465</text:p>
          </table:table-cell>
          <table:table-cell office:value-type="float" office:value="-62.2276344299316" calcext:value-type="float">
            <text:p>-62,2276344299316</text:p>
          </table:table-cell>
          <table:table-cell office:value-type="float" office:value="-62.2316360473633" calcext:value-type="float">
            <text:p>-62,2316360473633</text:p>
          </table:table-cell>
          <table:table-cell office:value-type="float" office:value="-62.2370567321777" calcext:value-type="float">
            <text:p>-62,2370567321777</text:p>
          </table:table-cell>
          <table:table-cell office:value-type="float" office:value="-62.2536506652832" calcext:value-type="float">
            <text:p>-62,2536506652832</text:p>
          </table:table-cell>
          <table:table-cell office:value-type="float" office:value="-62.2409439086914" calcext:value-type="float">
            <text:p>-62,2409439086914</text:p>
          </table:table-cell>
          <table:table-cell office:value-type="float" office:value="-62.2492599487305" calcext:value-type="float">
            <text:p>-62,2492599487305</text:p>
          </table:table-cell>
          <table:table-cell office:value-type="float" office:value="-62.2463607788086" calcext:value-type="float">
            <text:p>-62,2463607788086</text:p>
          </table:table-cell>
          <table:table-cell office:value-type="float" office:value="-62.2471885681152" calcext:value-type="float">
            <text:p>-62,2471885681152</text:p>
          </table:table-cell>
          <table:table-cell office:value-type="float" office:value="-62.2532386779785" calcext:value-type="float">
            <text:p>-62,2532386779785</text:p>
          </table:table-cell>
          <table:table-cell office:value-type="float" office:value="-62.2234191894531" calcext:value-type="float">
            <text:p>-62,2234191894531</text:p>
          </table:table-cell>
          <table:table-cell office:value-type="float" office:value="-62.2427635192871" calcext:value-type="float">
            <text:p>-62,2427635192871</text:p>
          </table:table-cell>
          <table:table-cell office:value-type="float" office:value="-62.2207794189453" calcext:value-type="float">
            <text:p>-62,2207794189453</text:p>
          </table:table-cell>
          <table:table-cell office:value-type="float" office:value="-62.2545623779297" calcext:value-type="float">
            <text:p>-62,2545623779297</text:p>
          </table:table-cell>
          <table:table-cell office:value-type="float" office:value="-62.2574234008789" calcext:value-type="float">
            <text:p>-62,2574234008789</text:p>
          </table:table-cell>
          <table:table-cell office:value-type="float" office:value="-62.2481422424316" calcext:value-type="float">
            <text:p>-62,2481422424316</text:p>
          </table:table-cell>
          <table:table-cell office:value-type="float" office:value="-62.2620239257813" calcext:value-type="float">
            <text:p>-62,2620239257813</text:p>
          </table:table-cell>
          <table:table-cell office:value-type="float" office:value="-62.2587089538574" calcext:value-type="float">
            <text:p>-62,2587089538574</text:p>
          </table:table-cell>
          <table:table-cell office:value-type="float" office:value="-62.2505874633789" calcext:value-type="float">
            <text:p>-62,2505874633789</text:p>
          </table:table-cell>
          <table:table-cell office:value-type="float" office:value="-62.2675018310547" calcext:value-type="float">
            <text:p>-62,2675018310547</text:p>
          </table:table-cell>
          <table:table-cell office:value-type="float" office:value="-62.2461166381836" calcext:value-type="float">
            <text:p>-62,2461166381836</text:p>
          </table:table-cell>
          <table:table-cell office:value-type="float" office:value="-62.2688713073731" calcext:value-type="float">
            <text:p>-62,2688713073731</text:p>
          </table:table-cell>
          <table:table-cell office:value-type="float" office:value="-62.2602424621582" calcext:value-type="float">
            <text:p>-62,2602424621582</text:p>
          </table:table-cell>
          <table:table-cell office:value-type="float" office:value="-62.2500076293945" calcext:value-type="float">
            <text:p>-62,2500076293945</text:p>
          </table:table-cell>
          <table:table-cell office:value-type="float" office:value="-62.252368927002" calcext:value-type="float">
            <text:p>-62,252368927002</text:p>
          </table:table-cell>
          <table:table-cell office:value-type="float" office:value="-62.2443771362305" calcext:value-type="float">
            <text:p>-62,2443771362305</text:p>
          </table:table-cell>
          <table:table-cell office:value-type="float" office:value="-62.2642211914063" calcext:value-type="float">
            <text:p>-62,2642211914063</text:p>
          </table:table-cell>
          <table:table-cell office:value-type="float" office:value="-62.2760963439941" calcext:value-type="float">
            <text:p>-62,2760963439941</text:p>
          </table:table-cell>
          <table:table-cell office:value-type="float" office:value="-62.2402420043945" calcext:value-type="float">
            <text:p>-62,2402420043945</text:p>
          </table:table-cell>
          <table:table-cell office:value-type="float" office:value="-62.2479782104492" calcext:value-type="float">
            <text:p>-62,2479782104492</text:p>
          </table:table-cell>
          <table:table-cell office:value-type="float" office:value="-62.2650108337402" calcext:value-type="float">
            <text:p>-62,2650108337402</text:p>
          </table:table-cell>
          <table:table-cell office:value-type="float" office:value="-62.2775497436523" calcext:value-type="float">
            <text:p>-62,2775497436523</text:p>
          </table:table-cell>
          <table:table-cell office:value-type="float" office:value="-62.2718162536621" calcext:value-type="float">
            <text:p>-62,2718162536621</text:p>
          </table:table-cell>
          <table:table-cell office:value-type="float" office:value="-62.2804145812988" calcext:value-type="float">
            <text:p>-62,2804145812988</text:p>
          </table:table-cell>
          <table:table-cell office:value-type="float" office:value="-62.2707824707031" calcext:value-type="float">
            <text:p>-62,2707824707031</text:p>
          </table:table-cell>
          <table:table-cell office:value-type="float" office:value="-62.2609443664551" calcext:value-type="float">
            <text:p>-62,2609443664551</text:p>
          </table:table-cell>
          <table:table-cell office:value-type="float" office:value="-62.2466087341309" calcext:value-type="float">
            <text:p>-62,2466087341309</text:p>
          </table:table-cell>
          <table:table-cell office:value-type="float" office:value="-62.2751808166504" calcext:value-type="float">
            <text:p>-62,2751808166504</text:p>
          </table:table-cell>
          <table:table-cell office:value-type="float" office:value="-62.2764282226563" calcext:value-type="float">
            <text:p>-62,2764282226563</text:p>
          </table:table-cell>
          <table:table-cell office:value-type="float" office:value="-62.2624816894531" calcext:value-type="float">
            <text:p>-62,2624816894531</text:p>
          </table:table-cell>
          <table:table-cell office:value-type="float" office:value="-62.2701988220215" calcext:value-type="float">
            <text:p>-62,2701988220215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721481323242" calcext:value-type="float">
            <text:p>-62,2721481323242</text:p>
          </table:table-cell>
          <table:table-cell office:value-type="float" office:value="-62.2614860534668" calcext:value-type="float">
            <text:p>-62,2614860534668</text:p>
          </table:table-cell>
          <table:table-cell office:value-type="float" office:value="-62.2418518066406" calcext:value-type="float">
            <text:p>-62,2418518066406</text:p>
          </table:table-cell>
          <table:table-cell office:value-type="float" office:value="-62.2600746154785" calcext:value-type="float">
            <text:p>-62,2600746154785</text:p>
          </table:table-cell>
          <table:table-cell office:value-type="float" office:value="-62.2641792297363" calcext:value-type="float">
            <text:p>-62,2641792297363</text:p>
          </table:table-cell>
          <table:table-cell office:value-type="float" office:value="-62.2698249816895" calcext:value-type="float">
            <text:p>-62,2698249816895</text:p>
          </table:table-cell>
          <table:table-cell office:value-type="float" office:value="-62.2725257873535" calcext:value-type="float">
            <text:p>-62,2725257873535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2779235839844" calcext:value-type="float">
            <text:p>-62,2779235839844</text:p>
          </table:table-cell>
          <table:table-cell office:value-type="float" office:value="-62.2594528198242" calcext:value-type="float">
            <text:p>-62,2594528198242</text:p>
          </table:table-cell>
          <table:table-cell office:value-type="float" office:value="-62.2677917480469" calcext:value-type="float">
            <text:p>-62,2677917480469</text:p>
          </table:table-cell>
          <table:table-cell office:value-type="float" office:value="-62.2930603027344" calcext:value-type="float">
            <text:p>-62,2930603027344</text:p>
          </table:table-cell>
          <table:table-cell office:value-type="float" office:value="-62.2743110656738" calcext:value-type="float">
            <text:p>-62,2743110656738</text:p>
          </table:table-cell>
          <table:table-cell office:value-type="float" office:value="-62.287525177002" calcext:value-type="float">
            <text:p>-62,287525177002</text:p>
          </table:table-cell>
          <table:table-cell office:value-type="float" office:value="-62.2612800598145" calcext:value-type="float">
            <text:p>-62,2612800598145</text:p>
          </table:table-cell>
          <table:table-cell office:value-type="float" office:value="-62.2761383056641" calcext:value-type="float">
            <text:p>-62,2761383056641</text:p>
          </table:table-cell>
          <table:table-cell office:value-type="float" office:value="-62.2830314636231" calcext:value-type="float">
            <text:p>-62,2830314636231</text:p>
          </table:table-cell>
          <table:table-cell office:value-type="float" office:value="-62.2725677490234" calcext:value-type="float">
            <text:p>-62,2725677490234</text:p>
          </table:table-cell>
          <table:table-cell office:value-type="float" office:value="-62.2816619873047" calcext:value-type="float">
            <text:p>-62,2816619873047</text:p>
          </table:table-cell>
          <table:table-cell office:value-type="float" office:value="-62.2451248168945" calcext:value-type="float">
            <text:p>-62,2451248168945</text:p>
          </table:table-cell>
          <table:table-cell office:value-type="float" office:value="-62.2497978210449" calcext:value-type="float">
            <text:p>-62,2497978210449</text:p>
          </table:table-cell>
          <table:table-cell office:value-type="float" office:value="-62.2496337890625" calcext:value-type="float">
            <text:p>-62,2496337890625</text:p>
          </table:table-cell>
          <table:table-cell office:value-type="float" office:value="-62.287483215332" calcext:value-type="float">
            <text:p>-62,287483215332</text:p>
          </table:table-cell>
          <table:table-cell office:value-type="float" office:value="-62.2760124206543" calcext:value-type="float">
            <text:p>-62,2760124206543</text:p>
          </table:table-cell>
          <table:table-cell office:value-type="float" office:value="-62.2784652709961" calcext:value-type="float">
            <text:p>-62,2784652709961</text:p>
          </table:table-cell>
          <table:table-cell office:value-type="float" office:value="-62.2747650146484" calcext:value-type="float">
            <text:p>-62,2747650146484</text:p>
          </table:table-cell>
          <table:table-cell office:value-type="float" office:value="-62.2519111633301" calcext:value-type="float">
            <text:p>-62,2519111633301</text:p>
          </table:table-cell>
          <table:table-cell office:value-type="float" office:value="-62.2748489379883" calcext:value-type="float">
            <text:p>-62,2748489379883</text:p>
          </table:table-cell>
          <table:table-cell office:value-type="float" office:value="-62.3000907897949" calcext:value-type="float">
            <text:p>-62,3000907897949</text:p>
          </table:table-cell>
          <table:table-cell office:value-type="float" office:value="-62.2770538330078" calcext:value-type="float">
            <text:p>-62,2770538330078</text:p>
          </table:table-cell>
          <table:table-cell office:value-type="float" office:value="-62.2801246643066" calcext:value-type="float">
            <text:p>-62,2801246643066</text:p>
          </table:table-cell>
          <table:table-cell office:value-type="float" office:value="-62.2631454467773" calcext:value-type="float">
            <text:p>-62,2631454467773</text:p>
          </table:table-cell>
          <table:table-cell office:value-type="float" office:value="-62.3000907897949" calcext:value-type="float">
            <text:p>-62,3000907897949</text:p>
          </table:table-cell>
          <table:table-cell office:value-type="float" office:value="-62.2625236511231" calcext:value-type="float">
            <text:p>-62,2625236511231</text:p>
          </table:table-cell>
          <table:table-cell office:value-type="float" office:value="-62.2662544250488" calcext:value-type="float">
            <text:p>-62,2662544250488</text:p>
          </table:table-cell>
          <table:table-cell office:value-type="float" office:value="-62.2654685974121" calcext:value-type="float">
            <text:p>-62,2654685974121</text:p>
          </table:table-cell>
          <table:table-cell office:value-type="float" office:value="-62.2745170593262" calcext:value-type="float">
            <text:p>-62,2745170593262</text:p>
          </table:table-cell>
          <table:table-cell office:value-type="float" office:value="-62.2672119140625" calcext:value-type="float">
            <text:p>-62,2672119140625</text:p>
          </table:table-cell>
          <table:table-cell office:value-type="float" office:value="-62.2684555053711" calcext:value-type="float">
            <text:p>-62,2684555053711</text:p>
          </table:table-cell>
          <table:table-cell office:value-type="float" office:value="-62.2832870483398" calcext:value-type="float">
            <text:p>-62,2832870483398</text:p>
          </table:table-cell>
          <table:table-cell office:value-type="float" office:value="-62.2804985046387" calcext:value-type="float">
            <text:p>-62,2804985046387</text:p>
          </table:table-cell>
          <table:table-cell office:value-type="float" office:value="-62.2616539001465" calcext:value-type="float">
            <text:p>-62,2616539001465</text:p>
          </table:table-cell>
          <table:table-cell office:value-type="float" office:value="-62.2680397033691" calcext:value-type="float">
            <text:p>-62,2680397033691</text:p>
          </table:table-cell>
          <table:table-cell office:value-type="float" office:value="-62.2488479614258" calcext:value-type="float">
            <text:p>-62,2488479614258</text:p>
          </table:table-cell>
          <table:table-cell office:value-type="float" office:value="-62.2638053894043" calcext:value-type="float">
            <text:p>-62,2638053894043</text:p>
          </table:table-cell>
          <table:table-cell office:value-type="float" office:value="-62.2564659118652" calcext:value-type="float">
            <text:p>-62,2564659118652</text:p>
          </table:table-cell>
          <table:table-cell office:value-type="float" office:value="-62.2956809997559" calcext:value-type="float">
            <text:p>-62,2956809997559</text:p>
          </table:table-cell>
          <table:table-cell office:value-type="float" office:value="-62.2632675170898" calcext:value-type="float">
            <text:p>-62,2632675170898</text:p>
          </table:table-cell>
          <table:table-cell office:value-type="float" office:value="-62.2954292297363" calcext:value-type="float">
            <text:p>-62,2954292297363</text:p>
          </table:table-cell>
          <table:table-cell office:value-type="float" office:value="-62.2858200073242" calcext:value-type="float">
            <text:p>-62,2858200073242</text:p>
          </table:table-cell>
          <table:table-cell office:value-type="float" office:value="-62.283576965332" calcext:value-type="float">
            <text:p>-62,283576965332</text:p>
          </table:table-cell>
          <table:table-cell office:value-type="float" office:value="-62.2790451049805" calcext:value-type="float">
            <text:p>-62,2790451049805</text:p>
          </table:table-cell>
          <table:table-cell office:value-type="float" office:value="-62.2869415283203" calcext:value-type="float">
            <text:p>-62,2869415283203</text:p>
          </table:table-cell>
          <table:table-cell office:value-type="float" office:value="-62.2701568603516" calcext:value-type="float">
            <text:p>-62,2701568603516</text:p>
          </table:table-cell>
          <table:table-cell office:value-type="float" office:value="-62.2844924926758" calcext:value-type="float">
            <text:p>-62,2844924926758</text:p>
          </table:table-cell>
          <table:table-cell office:value-type="float" office:value="-62.2913551330566" calcext:value-type="float">
            <text:p>-62,2913551330566</text:p>
          </table:table-cell>
          <table:table-cell office:value-type="float" office:value="-62.2856559753418" calcext:value-type="float">
            <text:p>-62,2856559753418</text:p>
          </table:table-cell>
          <table:table-cell office:value-type="float" office:value="-62.2787971496582" calcext:value-type="float">
            <text:p>-62,2787971496582</text:p>
          </table:table-cell>
          <table:table-cell office:value-type="float" office:value="-62.2742691040039" calcext:value-type="float">
            <text:p>-62,2742691040039</text:p>
          </table:table-cell>
          <table:table-cell office:value-type="float" office:value="-62.2817459106445" calcext:value-type="float">
            <text:p>-62,2817459106445</text:p>
          </table:table-cell>
          <table:table-cell office:value-type="float" office:value="-62.2793769836426" calcext:value-type="float">
            <text:p>-62,2793769836426</text:p>
          </table:table-cell>
          <table:table-cell office:value-type="float" office:value="-62.263973236084" calcext:value-type="float">
            <text:p>-62,263973236084</text:p>
          </table:table-cell>
          <table:table-cell office:value-type="float" office:value="-62.2728996276856" calcext:value-type="float">
            <text:p>-62,2728996276856</text:p>
          </table:table-cell>
          <table:table-cell office:value-type="float" office:value="-62.2714042663574" calcext:value-type="float">
            <text:p>-62,2714042663574</text:p>
          </table:table-cell>
          <table:table-cell office:value-type="float" office:value="-62.2767562866211" calcext:value-type="float">
            <text:p>-62,2767562866211</text:p>
          </table:table-cell>
          <table:table-cell office:value-type="float" office:value="-62.2765922546387" calcext:value-type="float">
            <text:p>-62,2765922546387</text:p>
          </table:table-cell>
          <table:table-cell office:value-type="float" office:value="-62.2845306396484" calcext:value-type="float">
            <text:p>-62,2845306396484</text:p>
          </table:table-cell>
          <table:table-cell office:value-type="float" office:value="-62.283576965332" calcext:value-type="float">
            <text:p>-62,283576965332</text:p>
          </table:table-cell>
          <table:table-cell office:value-type="float" office:value="-62.2766342163086" calcext:value-type="float">
            <text:p>-62,2766342163086</text:p>
          </table:table-cell>
          <table:table-cell office:value-type="float" office:value="-62.275806427002" calcext:value-type="float">
            <text:p>-62,275806427002</text:p>
          </table:table-cell>
          <table:table-cell office:value-type="float" office:value="-62.2789611816406" calcext:value-type="float">
            <text:p>-62,2789611816406</text:p>
          </table:table-cell>
          <table:table-cell office:value-type="float" office:value="-62.2765502929688" calcext:value-type="float">
            <text:p>-62,2765502929688</text:p>
          </table:table-cell>
          <table:table-cell office:value-type="float" office:value="-62.2737274169922" calcext:value-type="float">
            <text:p>-62,2737274169922</text:p>
          </table:table-cell>
          <table:table-cell office:value-type="float" office:value="-62.2741432189941" calcext:value-type="float">
            <text:p>-62,2741432189941</text:p>
          </table:table-cell>
          <table:table-cell office:value-type="float" office:value="-62.2780456542969" calcext:value-type="float">
            <text:p>-62,2780456542969</text:p>
          </table:table-cell>
          <table:table-cell office:value-type="float" office:value="-62.2678337097168" calcext:value-type="float">
            <text:p>-62,2678337097168</text:p>
          </table:table-cell>
          <table:table-cell office:value-type="float" office:value="-62.2843246459961" calcext:value-type="float">
            <text:p>-62,2843246459961</text:p>
          </table:table-cell>
          <table:table-cell office:value-type="float" office:value="-62.2708625793457" calcext:value-type="float">
            <text:p>-62,2708625793457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592887878418" calcext:value-type="float">
            <text:p>-62,2592887878418</text:p>
          </table:table-cell>
          <table:table-cell office:value-type="float" office:value="-62.2929763793945" calcext:value-type="float">
            <text:p>-62,2929763793945</text:p>
          </table:table-cell>
          <table:table-cell office:value-type="float" office:value="-62.2804145812988" calcext:value-type="float">
            <text:p>-62,2804145812988</text:p>
          </table:table-cell>
          <table:table-cell office:value-type="float" office:value="-62.2833671569824" calcext:value-type="float">
            <text:p>-62,2833671569824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806205749512" calcext:value-type="float">
            <text:p>-62,2806205749512</text:p>
          </table:table-cell>
          <table:table-cell office:value-type="float" office:value="-62.275764465332" calcext:value-type="float">
            <text:p>-62,275764465332</text:p>
          </table:table-cell>
          <table:table-cell office:value-type="float" office:value="-62.2687034606934" calcext:value-type="float">
            <text:p>-62,2687034606934</text:p>
          </table:table-cell>
          <table:table-cell office:value-type="float" office:value="-62.2646408081055" calcext:value-type="float">
            <text:p>-62,2646408081055</text:p>
          </table:table-cell>
          <table:table-cell office:value-type="float" office:value="-62.26513671875" calcext:value-type="float">
            <text:p>-62,26513671875</text:p>
          </table:table-cell>
          <table:table-cell office:value-type="float" office:value="-62.2851943969727" calcext:value-type="float">
            <text:p>-62,2851943969727</text:p>
          </table:table-cell>
          <table:table-cell office:value-type="float" office:value="-62.2798767089844" calcext:value-type="float">
            <text:p>-62,2798767089844</text:p>
          </table:table-cell>
          <table:table-cell office:value-type="float" office:value="-62.2705688476563" calcext:value-type="float">
            <text:p>-62,2705688476563</text:p>
          </table:table-cell>
          <table:table-cell office:value-type="float" office:value="-62.2818260192871" calcext:value-type="float">
            <text:p>-62,2818260192871</text:p>
          </table:table-cell>
          <table:table-cell office:value-type="float" office:value="-62.2844924926758" calcext:value-type="float">
            <text:p>-62,2844924926758</text:p>
          </table:table-cell>
          <table:table-cell office:value-type="float" office:value="-62.2575073242188" calcext:value-type="float">
            <text:p>-62,2575073242188</text:p>
          </table:table-cell>
          <table:table-cell office:value-type="float" office:value="-62.2843246459961" calcext:value-type="float">
            <text:p>-62,2843246459961</text:p>
          </table:table-cell>
          <table:table-cell office:value-type="float" office:value="-62.2807884216309" calcext:value-type="float">
            <text:p>-62,2807884216309</text:p>
          </table:table-cell>
          <table:table-cell office:value-type="float" office:value="-62.2858200073242" calcext:value-type="float">
            <text:p>-62,2858200073242</text:p>
          </table:table-cell>
          <table:table-cell office:value-type="float" office:value="-62.2575912475586" calcext:value-type="float">
            <text:p>-62,2575912475586</text:p>
          </table:table-cell>
          <table:table-cell office:value-type="float" office:value="-62.2790451049805" calcext:value-type="float">
            <text:p>-62,2790451049805</text:p>
          </table:table-cell>
          <table:table-cell office:value-type="float" office:value="-62.2777976989746" calcext:value-type="float">
            <text:p>-62,2777976989746</text:p>
          </table:table-cell>
          <table:table-cell office:value-type="float" office:value="-62.2776718139648" calcext:value-type="float">
            <text:p>-62,2776718139648</text:p>
          </table:table-cell>
          <table:table-cell office:value-type="float" office:value="-62.280330657959" calcext:value-type="float">
            <text:p>-62,280330657959</text:p>
          </table:table-cell>
          <table:table-cell office:value-type="float" office:value="-62.2753448486328" calcext:value-type="float">
            <text:p>-62,2753448486328</text:p>
          </table:table-cell>
          <table:table-cell office:value-type="float" office:value="-62.2696571350098" calcext:value-type="float">
            <text:p>-62,2696571350098</text:p>
          </table:table-cell>
          <table:table-cell office:value-type="float" office:value="-62.2671699523926" calcext:value-type="float">
            <text:p>-62,2671699523926</text:p>
          </table:table-cell>
          <table:table-cell office:value-type="float" office:value="-62.2735595703125" calcext:value-type="float">
            <text:p>-62,2735595703125</text:p>
          </table:table-cell>
          <table:table-cell office:value-type="float" office:value="-62.2620239257813" calcext:value-type="float">
            <text:p>-62,2620239257813</text:p>
          </table:table-cell>
          <table:table-cell office:value-type="float" office:value="-62.2811241149902" calcext:value-type="float">
            <text:p>-62,2811241149902</text:p>
          </table:table-cell>
          <table:table-cell office:value-type="float" office:value="-62.2748069763184" calcext:value-type="float">
            <text:p>-62,2748069763184</text:p>
          </table:table-cell>
          <table:table-cell office:value-type="float" office:value="-62.2965965270996" calcext:value-type="float">
            <text:p>-62,2965965270996</text:p>
          </table:table-cell>
          <table:table-cell office:value-type="float" office:value="-62.2765083312988" calcext:value-type="float">
            <text:p>-62,2765083312988</text:p>
          </table:table-cell>
          <table:table-cell office:value-type="float" office:value="-62.2702789306641" calcext:value-type="float">
            <text:p>-62,2702789306641</text:p>
          </table:table-cell>
          <table:table-cell office:value-type="float" office:value="-62.2694511413574" calcext:value-type="float">
            <text:p>-62,2694511413574</text:p>
          </table:table-cell>
          <table:table-cell office:value-type="float" office:value="-62.2810401916504" calcext:value-type="float">
            <text:p>-62,2810401916504</text:p>
          </table:table-cell>
          <table:table-cell office:value-type="float" office:value="-62.2824935913086" calcext:value-type="float">
            <text:p>-62,2824935913086</text:p>
          </table:table-cell>
          <table:table-cell office:value-type="float" office:value="-62.2696990966797" calcext:value-type="float">
            <text:p>-62,2696990966797</text:p>
          </table:table-cell>
          <table:table-cell office:value-type="float" office:value="-62.2834930419922" calcext:value-type="float">
            <text:p>-62,2834930419922</text:p>
          </table:table-cell>
          <table:table-cell office:value-type="float" office:value="-62.2821617126465" calcext:value-type="float">
            <text:p>-62,2821617126465</text:p>
          </table:table-cell>
          <table:table-cell office:value-type="float" office:value="-62.2888984680176" calcext:value-type="float">
            <text:p>-62,2888984680176</text:p>
          </table:table-cell>
          <table:table-cell office:value-type="float" office:value="-62.2799186706543" calcext:value-type="float">
            <text:p>-62,2799186706543</text:p>
          </table:table-cell>
          <table:table-cell office:value-type="float" office:value="-62.2788352966309" calcext:value-type="float">
            <text:p>-62,2788352966309</text:p>
          </table:table-cell>
          <table:table-cell office:value-type="float" office:value="-62.2817878723145" calcext:value-type="float">
            <text:p>-62,2817878723145</text:p>
          </table:table-cell>
          <table:table-cell office:value-type="float" office:value="-62.2834510803223" calcext:value-type="float">
            <text:p>-62,2834510803223</text:p>
          </table:table-cell>
          <table:table-cell office:value-type="float" office:value="-62.2750968933106" calcext:value-type="float">
            <text:p>-62,2750968933106</text:p>
          </table:table-cell>
          <table:table-cell office:value-type="float" office:value="-62.2856941223145" calcext:value-type="float">
            <text:p>-62,2856941223145</text:p>
          </table:table-cell>
          <table:table-cell office:value-type="float" office:value="-62.2859840393066" calcext:value-type="float">
            <text:p>-62,2859840393066</text:p>
          </table:table-cell>
          <table:table-cell office:value-type="float" office:value="-62.283073425293" calcext:value-type="float">
            <text:p>-62,283073425293</text:p>
          </table:table-cell>
          <table:table-cell office:value-type="float" office:value="-62.2846984863281" calcext:value-type="float">
            <text:p>-62,2846984863281</text:p>
          </table:table-cell>
          <table:table-cell office:value-type="float" office:value="-62.2902679443359" calcext:value-type="float">
            <text:p>-62,2902679443359</text:p>
          </table:table-cell>
          <table:table-cell office:value-type="float" office:value="-62.291187286377" calcext:value-type="float">
            <text:p>-62,291187286377</text:p>
          </table:table-cell>
          <table:table-cell office:value-type="float" office:value="-62.2963485717773" calcext:value-type="float">
            <text:p>-62,2963485717773</text:p>
          </table:table-cell>
          <table:table-cell office:value-type="float" office:value="-62.279167175293" calcext:value-type="float">
            <text:p>-62,279167175293</text:p>
          </table:table-cell>
          <table:table-cell office:value-type="float" office:value="-62.2675018310547" calcext:value-type="float">
            <text:p>-62,2675018310547</text:p>
          </table:table-cell>
          <table:table-cell office:value-type="float" office:value="-62.2912712097168" calcext:value-type="float">
            <text:p>-62,2912712097168</text:p>
          </table:table-cell>
          <table:table-cell office:value-type="float" office:value="-62.2709846496582" calcext:value-type="float">
            <text:p>-62,2709846496582</text:p>
          </table:table-cell>
          <table:table-cell office:value-type="float" office:value="-62.2763862609863" calcext:value-type="float">
            <text:p>-62,2763862609863</text:p>
          </table:table-cell>
          <table:table-cell office:value-type="float" office:value="-62.3038864135742" calcext:value-type="float">
            <text:p>-62,3038864135742</text:p>
          </table:table-cell>
          <table:table-cell office:value-type="float" office:value="-62.2991371154785" calcext:value-type="float">
            <text:p>-62,2991371154785</text:p>
          </table:table-cell>
          <table:table-cell office:value-type="float" office:value="-62.2923088073731" calcext:value-type="float">
            <text:p>-62,2923088073731</text:p>
          </table:table-cell>
          <table:table-cell office:value-type="float" office:value="-62.2937622070313" calcext:value-type="float">
            <text:p>-62,2937622070313</text:p>
          </table:table-cell>
          <table:table-cell office:value-type="float" office:value="-62.2851524353027" calcext:value-type="float">
            <text:p>-62,2851524353027</text:p>
          </table:table-cell>
          <table:table-cell office:value-type="float" office:value="-62.2873153686523" calcext:value-type="float">
            <text:p>-62,2873153686523</text:p>
          </table:table-cell>
          <table:table-cell office:value-type="float" office:value="-62.2901039123535" calcext:value-type="float">
            <text:p>-62,2901039123535</text:p>
          </table:table-cell>
          <table:table-cell office:value-type="float" office:value="-62.2872314453125" calcext:value-type="float">
            <text:p>-62,2872314453125</text:p>
          </table:table-cell>
          <table:table-cell office:value-type="float" office:value="-62.2943496704102" calcext:value-type="float">
            <text:p>-62,2943496704102</text:p>
          </table:table-cell>
          <table:table-cell office:value-type="float" office:value="-62.2780456542969" calcext:value-type="float">
            <text:p>-62,2780456542969</text:p>
          </table:table-cell>
          <table:table-cell office:value-type="float" office:value="-62.3110542297363" calcext:value-type="float">
            <text:p>-62,3110542297363</text:p>
          </table:table-cell>
          <table:table-cell office:value-type="float" office:value="-62.298095703125" calcext:value-type="float">
            <text:p>-62,298095703125</text:p>
          </table:table-cell>
          <table:table-cell office:value-type="float" office:value="-62.2853622436523" calcext:value-type="float">
            <text:p>-62,2853622436523</text:p>
          </table:table-cell>
          <table:table-cell office:value-type="float" office:value="-62.2833671569824" calcext:value-type="float">
            <text:p>-62,2833671569824</text:p>
          </table:table-cell>
          <table:table-cell office:value-type="float" office:value="-62.288688659668" calcext:value-type="float">
            <text:p>-62,288688659668</text:p>
          </table:table-cell>
          <table:table-cell office:value-type="float" office:value="-62.2743911743164" calcext:value-type="float">
            <text:p>-62,2743911743164</text:p>
          </table:table-cell>
          <table:table-cell office:value-type="float" office:value="-62.279712677002" calcext:value-type="float">
            <text:p>-62,279712677002</text:p>
          </table:table-cell>
          <table:table-cell office:value-type="float" office:value="-62.2667541503906" calcext:value-type="float">
            <text:p>-62,2667541503906</text:p>
          </table:table-cell>
          <table:table-cell office:value-type="float" office:value="-62.2693672180176" calcext:value-type="float">
            <text:p>-62,2693672180176</text:p>
          </table:table-cell>
          <table:table-cell office:value-type="float" office:value="-62.2667961120606" calcext:value-type="float">
            <text:p>-62,2667961120606</text:p>
          </table:table-cell>
          <table:table-cell office:value-type="float" office:value="-62.2788772583008" calcext:value-type="float">
            <text:p>-62,2788772583008</text:p>
          </table:table-cell>
          <table:table-cell office:value-type="float" office:value="-62.2764663696289" calcext:value-type="float">
            <text:p>-62,2764663696289</text:p>
          </table:table-cell>
          <table:table-cell office:value-type="float" office:value="-62.2805824279785" calcext:value-type="float">
            <text:p>-62,2805824279785</text:p>
          </table:table-cell>
          <table:table-cell office:value-type="float" office:value="-62.2817878723145" calcext:value-type="float">
            <text:p>-62,2817878723145</text:p>
          </table:table-cell>
          <table:table-cell office:value-type="float" office:value="-62.2720642089844" calcext:value-type="float">
            <text:p>-62,2720642089844</text:p>
          </table:table-cell>
          <table:table-cell office:value-type="float" office:value="-62.2626457214356" calcext:value-type="float">
            <text:p>-62,2626457214356</text:p>
          </table:table-cell>
          <table:table-cell office:value-type="float" office:value="-62.2942237854004" calcext:value-type="float">
            <text:p>-62,2942237854004</text:p>
          </table:table-cell>
          <table:table-cell office:value-type="float" office:value="-62.2487640380859" calcext:value-type="float">
            <text:p>-62,2487640380859</text:p>
          </table:table-cell>
          <table:table-cell office:value-type="float" office:value="-62.2613639831543" calcext:value-type="float">
            <text:p>-62,2613639831543</text:p>
          </table:table-cell>
          <table:table-cell office:value-type="float" office:value="-62.2720642089844" calcext:value-type="float">
            <text:p>-62,2720642089844</text:p>
          </table:table-cell>
          <table:table-cell office:value-type="float" office:value="-62.2687034606934" calcext:value-type="float">
            <text:p>-62,2687034606934</text:p>
          </table:table-cell>
          <table:table-cell office:value-type="float" office:value="-62.2758483886719" calcext:value-type="float">
            <text:p>-62,2758483886719</text:p>
          </table:table-cell>
          <table:table-cell office:value-type="float" office:value="-62.2881889343262" calcext:value-type="float">
            <text:p>-62,2881889343262</text:p>
          </table:table-cell>
          <table:table-cell office:value-type="float" office:value="-62.2706527709961" calcext:value-type="float">
            <text:p>-62,2706527709961</text:p>
          </table:table-cell>
          <table:table-cell office:value-type="float" office:value="-62.2816200256348" calcext:value-type="float">
            <text:p>-62,2816200256348</text:p>
          </table:table-cell>
          <table:table-cell office:value-type="float" office:value="-62.2664184570313" calcext:value-type="float">
            <text:p>-62,2664184570313</text:p>
          </table:table-cell>
          <table:table-cell office:value-type="float" office:value="-62.2716102600098" calcext:value-type="float">
            <text:p>-62,2716102600098</text:p>
          </table:table-cell>
          <table:table-cell office:value-type="float" office:value="-62.2780876159668" calcext:value-type="float">
            <text:p>-62,2780876159668</text:p>
          </table:table-cell>
          <table:table-cell office:value-type="float" office:value="-62.2514572143555" calcext:value-type="float">
            <text:p>-62,2514572143555</text:p>
          </table:table-cell>
          <table:table-cell office:value-type="float" office:value="-62.2464027404785" calcext:value-type="float">
            <text:p>-62,2464027404785</text:p>
          </table:table-cell>
          <table:table-cell office:value-type="float" office:value="-62.2502555847168" calcext:value-type="float">
            <text:p>-62,2502555847168</text:p>
          </table:table-cell>
          <table:table-cell office:value-type="float" office:value="-62.2627716064453" calcext:value-type="float">
            <text:p>-62,2627716064453</text:p>
          </table:table-cell>
          <table:table-cell office:value-type="float" office:value="-62.2645988464356" calcext:value-type="float">
            <text:p>-62,2645988464356</text:p>
          </table:table-cell>
          <table:table-cell office:value-type="float" office:value="-62.2518272399902" calcext:value-type="float">
            <text:p>-62,2518272399902</text:p>
          </table:table-cell>
          <table:table-cell office:value-type="float" office:value="-62.2824096679688" calcext:value-type="float">
            <text:p>-62,2824096679688</text:p>
          </table:table-cell>
          <table:table-cell office:value-type="float" office:value="-62.2538986206055" calcext:value-type="float">
            <text:p>-62,2538986206055</text:p>
          </table:table-cell>
          <table:table-cell office:value-type="float" office:value="-62.2489280700684" calcext:value-type="float">
            <text:p>-62,2489280700684</text:p>
          </table:table-cell>
          <table:table-cell office:value-type="float" office:value="-62.2771759033203" calcext:value-type="float">
            <text:p>-62,2771759033203</text:p>
          </table:table-cell>
          <table:table-cell office:value-type="float" office:value="-62.2392044067383" calcext:value-type="float">
            <text:p>-62,2392044067383</text:p>
          </table:table-cell>
          <table:table-cell office:value-type="float" office:value="-62.256217956543" calcext:value-type="float">
            <text:p>-62,256217956543</text:p>
          </table:table-cell>
          <table:table-cell office:value-type="float" office:value="-62.2511672973633" calcext:value-type="float">
            <text:p>-62,2511672973633</text:p>
          </table:table-cell>
          <table:table-cell office:value-type="float" office:value="-62.235237121582" calcext:value-type="float">
            <text:p>-62,235237121582</text:p>
          </table:table-cell>
          <table:table-cell office:value-type="float" office:value="-62.250129699707" calcext:value-type="float">
            <text:p>-62,250129699707</text:p>
          </table:table-cell>
          <table:table-cell office:value-type="float" office:value="-62.263599395752" calcext:value-type="float">
            <text:p>-62,263599395752</text:p>
          </table:table-cell>
          <table:table-cell office:value-type="float" office:value="-62.2755165100098" calcext:value-type="float">
            <text:p>-62,2755165100098</text:p>
          </table:table-cell>
          <table:table-cell office:value-type="float" office:value="-62.2503395080566" calcext:value-type="float">
            <text:p>-62,2503395080566</text:p>
          </table:table-cell>
          <table:table-cell office:value-type="float" office:value="-62.2507095336914" calcext:value-type="float">
            <text:p>-62,2507095336914</text:p>
          </table:table-cell>
          <table:table-cell office:value-type="float" office:value="-62.2535285949707" calcext:value-type="float">
            <text:p>-62,2535285949707</text:p>
          </table:table-cell>
          <table:table-cell office:value-type="float" office:value="-62.255558013916" calcext:value-type="float">
            <text:p>-62,255558013916</text:p>
          </table:table-cell>
          <table:table-cell office:value-type="float" office:value="-62.2527389526367" calcext:value-type="float">
            <text:p>-62,2527389526367</text:p>
          </table:table-cell>
          <table:table-cell office:value-type="float" office:value="-62.2659225463867" calcext:value-type="float">
            <text:p>-62,2659225463867</text:p>
          </table:table-cell>
          <table:table-cell office:value-type="float" office:value="-62.2375526428223" calcext:value-type="float">
            <text:p>-62,2375526428223</text:p>
          </table:table-cell>
          <table:table-cell office:value-type="float" office:value="-62.2470245361328" calcext:value-type="float">
            <text:p>-62,2470245361328</text:p>
          </table:table-cell>
          <table:table-cell office:value-type="float" office:value="-62.2603225708008" calcext:value-type="float">
            <text:p>-62,2603225708008</text:p>
          </table:table-cell>
          <table:table-cell office:value-type="float" office:value="-62.2447509765625" calcext:value-type="float">
            <text:p>-62,2447509765625</text:p>
          </table:table-cell>
          <table:table-cell office:value-type="float" office:value="-62.2560958862305" calcext:value-type="float">
            <text:p>-62,2560958862305</text:p>
          </table:table-cell>
          <table:table-cell office:value-type="float" office:value="-62.2630615234375" calcext:value-type="float">
            <text:p>-62,2630615234375</text:p>
          </table:table-cell>
          <table:table-cell office:value-type="float" office:value="-62.2473564147949" calcext:value-type="float">
            <text:p>-62,2473564147949</text:p>
          </table:table-cell>
          <table:table-cell office:value-type="float" office:value="-62.2446670532227" calcext:value-type="float">
            <text:p>-62,2446670532227</text:p>
          </table:table-cell>
          <table:table-cell office:value-type="float" office:value="-62.2475204467773" calcext:value-type="float">
            <text:p>-62,2475204467773</text:p>
          </table:table-cell>
          <table:table-cell office:value-type="float" office:value="-62.2470245361328" calcext:value-type="float">
            <text:p>-62,2470245361328</text:p>
          </table:table-cell>
          <table:table-cell office:value-type="float" office:value="-62.2552680969238" calcext:value-type="float">
            <text:p>-62,2552680969238</text:p>
          </table:table-cell>
          <table:table-cell office:value-type="float" office:value="-62.2251129150391" calcext:value-type="float">
            <text:p>-62,2251129150391</text:p>
          </table:table-cell>
          <table:table-cell office:value-type="float" office:value="-62.2433433532715" calcext:value-type="float">
            <text:p>-62,2433433532715</text:p>
          </table:table-cell>
          <table:table-cell office:value-type="float" office:value="-62.2512474060059" calcext:value-type="float">
            <text:p>-62,2512474060059</text:p>
          </table:table-cell>
          <table:table-cell office:value-type="float" office:value="-62.2535285949707" calcext:value-type="float">
            <text:p>-62,2535285949707</text:p>
          </table:table-cell>
          <table:table-cell office:value-type="float" office:value="-62.25634765625" calcext:value-type="float">
            <text:p>-62,25634765625</text:p>
          </table:table-cell>
          <table:table-cell office:value-type="float" office:value="-62.2378425598145" calcext:value-type="float">
            <text:p>-62,2378425598145</text:p>
          </table:table-cell>
          <table:table-cell office:value-type="float" office:value="-62.2511253356934" calcext:value-type="float">
            <text:p>-62,2511253356934</text:p>
          </table:table-cell>
          <table:table-cell office:value-type="float" office:value="-62.2481842041016" calcext:value-type="float">
            <text:p>-62,2481842041016</text:p>
          </table:table-cell>
          <table:table-cell office:value-type="float" office:value="-62.2465286254883" calcext:value-type="float">
            <text:p>-62,2465286254883</text:p>
          </table:table-cell>
          <table:table-cell office:value-type="float" office:value="-62.2445449829102" calcext:value-type="float">
            <text:p>-62,2445449829102</text:p>
          </table:table-cell>
          <table:table-cell office:value-type="float" office:value="-62.2572593688965" calcext:value-type="float">
            <text:p>-62,2572593688965</text:p>
          </table:table-cell>
          <table:table-cell office:value-type="float" office:value="-62.2490959167481" calcext:value-type="float">
            <text:p>-62,2490959167481</text:p>
          </table:table-cell>
          <table:table-cell office:value-type="float" office:value="-62.2430953979492" calcext:value-type="float">
            <text:p>-62,2430953979492</text:p>
          </table:table-cell>
          <table:table-cell office:value-type="float" office:value="-62.2342033386231" calcext:value-type="float">
            <text:p>-62,2342033386231</text:p>
          </table:table-cell>
          <table:table-cell office:value-type="float" office:value="-62.2427635192871" calcext:value-type="float">
            <text:p>-62,2427635192871</text:p>
          </table:table-cell>
          <table:table-cell office:value-type="float" office:value="-62.2360610961914" calcext:value-type="float">
            <text:p>-62,2360610961914</text:p>
          </table:table-cell>
          <table:table-cell office:value-type="float" office:value="-62.2263908386231" calcext:value-type="float">
            <text:p>-62,2263908386231</text:p>
          </table:table-cell>
          <table:table-cell office:value-type="float" office:value="-62.2453308105469" calcext:value-type="float">
            <text:p>-62,2453308105469</text:p>
          </table:table-cell>
          <table:table-cell office:value-type="float" office:value="-62.2555160522461" calcext:value-type="float">
            <text:p>-62,2555160522461</text:p>
          </table:table-cell>
          <table:table-cell office:value-type="float" office:value="-62.2441711425781" calcext:value-type="float">
            <text:p>-62,2441711425781</text:p>
          </table:table-cell>
          <table:table-cell office:value-type="float" office:value="-62.2546882629395" calcext:value-type="float">
            <text:p>-62,2546882629395</text:p>
          </table:table-cell>
          <table:table-cell office:value-type="float" office:value="-62.235279083252" calcext:value-type="float">
            <text:p>-62,235279083252</text:p>
          </table:table-cell>
        </table:table-row>
        <table:table-row table:style-name="ro1">
          <table:table-cell office:value-type="float" office:value="-62.3445243835449" calcext:value-type="float">
            <text:p>-62,3445243835449</text:p>
          </table:table-cell>
          <table:table-cell office:value-type="float" office:value="-62.3617515563965" calcext:value-type="float">
            <text:p>-62,3617515563965</text:p>
          </table:table-cell>
          <table:table-cell office:value-type="float" office:value="-62.3713607788086" calcext:value-type="float">
            <text:p>-62,3713607788086</text:p>
          </table:table-cell>
          <table:table-cell office:value-type="float" office:value="-62.3610801696777" calcext:value-type="float">
            <text:p>-62,3610801696777</text:p>
          </table:table-cell>
          <table:table-cell office:value-type="float" office:value="-62.35302734375" calcext:value-type="float">
            <text:p>-62,35302734375</text:p>
          </table:table-cell>
          <table:table-cell office:value-type="float" office:value="-62.3712348937988" calcext:value-type="float">
            <text:p>-62,3712348937988</text:p>
          </table:table-cell>
          <table:table-cell office:value-type="float" office:value="-62.3512687683106" calcext:value-type="float">
            <text:p>-62,3512687683106</text:p>
          </table:table-cell>
          <table:table-cell office:value-type="float" office:value="-62.3639297485352" calcext:value-type="float">
            <text:p>-62,3639297485352</text:p>
          </table:table-cell>
          <table:table-cell office:value-type="float" office:value="-62.3539123535156" calcext:value-type="float">
            <text:p>-62,3539123535156</text:p>
          </table:table-cell>
          <table:table-cell office:value-type="float" office:value="-62.3565902709961" calcext:value-type="float">
            <text:p>-62,3565902709961</text:p>
          </table:table-cell>
          <table:table-cell office:value-type="float" office:value="-62.3647270202637" calcext:value-type="float">
            <text:p>-62,3647270202637</text:p>
          </table:table-cell>
          <table:table-cell office:value-type="float" office:value="-62.3633003234863" calcext:value-type="float">
            <text:p>-62,3633003234863</text:p>
          </table:table-cell>
          <table:table-cell office:value-type="float" office:value="-62.3642654418945" calcext:value-type="float">
            <text:p>-62,3642654418945</text:p>
          </table:table-cell>
          <table:table-cell office:value-type="float" office:value="-62.3743400573731" calcext:value-type="float">
            <text:p>-62,3743400573731</text:p>
          </table:table-cell>
          <table:table-cell office:value-type="float" office:value="-62.3595695495606" calcext:value-type="float">
            <text:p>-62,3595695495606</text:p>
          </table:table-cell>
          <table:table-cell office:value-type="float" office:value="-62.3607025146484" calcext:value-type="float">
            <text:p>-62,3607025146484</text:p>
          </table:table-cell>
          <table:table-cell office:value-type="float" office:value="-62.37060546875" calcext:value-type="float">
            <text:p>-62,37060546875</text:p>
          </table:table-cell>
          <table:table-cell office:value-type="float" office:value="-62.3567199707031" calcext:value-type="float">
            <text:p>-62,3567199707031</text:p>
          </table:table-cell>
          <table:table-cell office:value-type="float" office:value="-62.3746757507324" calcext:value-type="float">
            <text:p>-62,3746757507324</text:p>
          </table:table-cell>
          <table:table-cell office:value-type="float" office:value="-62.3690528869629" calcext:value-type="float">
            <text:p>-62,3690528869629</text:p>
          </table:table-cell>
          <table:table-cell office:value-type="float" office:value="-62.3602409362793" calcext:value-type="float">
            <text:p>-62,3602409362793</text:p>
          </table:table-cell>
          <table:table-cell office:value-type="float" office:value="-62.3418464660645" calcext:value-type="float">
            <text:p>-62,3418464660645</text:p>
          </table:table-cell>
          <table:table-cell office:value-type="float" office:value="-62.3650245666504" calcext:value-type="float">
            <text:p>-62,3650245666504</text:p>
          </table:table-cell>
          <table:table-cell office:value-type="float" office:value="-62.3649368286133" calcext:value-type="float">
            <text:p>-62,3649368286133</text:p>
          </table:table-cell>
          <table:table-cell office:value-type="float" office:value="-62.3841361999512" calcext:value-type="float">
            <text:p>-62,3841361999512</text:p>
          </table:table-cell>
          <table:table-cell office:value-type="float" office:value="-62.3640174865723" calcext:value-type="float">
            <text:p>-62,3640174865723</text:p>
          </table:table-cell>
          <table:table-cell office:value-type="float" office:value="-62.3759803771973" calcext:value-type="float">
            <text:p>-62,3759803771973</text:p>
          </table:table-cell>
          <table:table-cell office:value-type="float" office:value="-62.3691787719727" calcext:value-type="float">
            <text:p>-62,3691787719727</text:p>
          </table:table-cell>
          <table:table-cell office:value-type="float" office:value="-62.3697242736816" calcext:value-type="float">
            <text:p>-62,3697242736816</text:p>
          </table:table-cell>
          <table:table-cell office:value-type="float" office:value="-62.3589401245117" calcext:value-type="float">
            <text:p>-62,3589401245117</text:p>
          </table:table-cell>
          <table:table-cell office:value-type="float" office:value="-62.3578491210938" calcext:value-type="float">
            <text:p>-62,3578491210938</text:p>
          </table:table-cell>
          <table:table-cell office:value-type="float" office:value="-62.3496360778809" calcext:value-type="float">
            <text:p>-62,3496360778809</text:p>
          </table:table-cell>
          <table:table-cell office:value-type="float" office:value="-62.3811111450195" calcext:value-type="float">
            <text:p>-62,3811111450195</text:p>
          </table:table-cell>
          <table:table-cell office:value-type="float" office:value="-62.3680458068848" calcext:value-type="float">
            <text:p>-62,3680458068848</text:p>
          </table:table-cell>
          <table:table-cell office:value-type="float" office:value="-62.3748054504395" calcext:value-type="float">
            <text:p>-62,3748054504395</text:p>
          </table:table-cell>
          <table:table-cell office:value-type="float" office:value="-62.3617935180664" calcext:value-type="float">
            <text:p>-62,3617935180664</text:p>
          </table:table-cell>
          <table:table-cell office:value-type="float" office:value="-62.3665771484375" calcext:value-type="float">
            <text:p>-62,3665771484375</text:p>
          </table:table-cell>
          <table:table-cell office:value-type="float" office:value="-62.3791351318359" calcext:value-type="float">
            <text:p>-62,3791351318359</text:p>
          </table:table-cell>
          <table:table-cell office:value-type="float" office:value="-62.3873748779297" calcext:value-type="float">
            <text:p>-62,3873748779297</text:p>
          </table:table-cell>
          <table:table-cell office:value-type="float" office:value="-62.3637657165527" calcext:value-type="float">
            <text:p>-62,3637657165527</text:p>
          </table:table-cell>
          <table:table-cell office:value-type="float" office:value="-62.3716125488281" calcext:value-type="float">
            <text:p>-62,3716125488281</text:p>
          </table:table-cell>
          <table:table-cell office:value-type="float" office:value="-62.3536987304688" calcext:value-type="float">
            <text:p>-62,3536987304688</text:p>
          </table:table-cell>
          <table:table-cell office:value-type="float" office:value="-62.3491706848145" calcext:value-type="float">
            <text:p>-62,3491706848145</text:p>
          </table:table-cell>
          <table:table-cell office:value-type="float" office:value="-62.3806457519531" calcext:value-type="float">
            <text:p>-62,3806457519531</text:p>
          </table:table-cell>
          <table:table-cell office:value-type="float" office:value="-62.3664054870606" calcext:value-type="float">
            <text:p>-62,3664054870606</text:p>
          </table:table-cell>
          <table:table-cell office:value-type="float" office:value="-62.3885536193848" calcext:value-type="float">
            <text:p>-62,3885536193848</text:p>
          </table:table-cell>
          <table:table-cell office:value-type="float" office:value="-62.3578071594238" calcext:value-type="float">
            <text:p>-62,3578071594238</text:p>
          </table:table-cell>
          <table:table-cell office:value-type="float" office:value="-62.3716545104981" calcext:value-type="float">
            <text:p>-62,3716545104981</text:p>
          </table:table-cell>
          <table:table-cell office:value-type="float" office:value="-62.3735008239746" calcext:value-type="float">
            <text:p>-62,3735008239746</text:p>
          </table:table-cell>
          <table:table-cell office:value-type="float" office:value="-62.3699760437012" calcext:value-type="float">
            <text:p>-62,3699760437012</text:p>
          </table:table-cell>
          <table:table-cell office:value-type="float" office:value="-62.3708992004395" calcext:value-type="float">
            <text:p>-62,3708992004395</text:p>
          </table:table-cell>
          <table:table-cell office:value-type="float" office:value="-62.3537406921387" calcext:value-type="float">
            <text:p>-62,3537406921387</text:p>
          </table:table-cell>
          <table:table-cell office:value-type="float" office:value="-62.3732070922852" calcext:value-type="float">
            <text:p>-62,3732070922852</text:p>
          </table:table-cell>
          <table:table-cell office:value-type="float" office:value="-62.3495483398438" calcext:value-type="float">
            <text:p>-62,3495483398438</text:p>
          </table:table-cell>
          <table:table-cell office:value-type="float" office:value="-62.3623352050781" calcext:value-type="float">
            <text:p>-62,3623352050781</text:p>
          </table:table-cell>
          <table:table-cell office:value-type="float" office:value="-62.3606147766113" calcext:value-type="float">
            <text:p>-62,3606147766113</text:p>
          </table:table-cell>
          <table:table-cell office:value-type="float" office:value="-62.3648109436035" calcext:value-type="float">
            <text:p>-62,3648109436035</text:p>
          </table:table-cell>
          <table:table-cell office:value-type="float" office:value="-62.377326965332" calcext:value-type="float">
            <text:p>-62,377326965332</text:p>
          </table:table-cell>
          <table:table-cell office:value-type="float" office:value="-62.3676643371582" calcext:value-type="float">
            <text:p>-62,3676643371582</text:p>
          </table:table-cell>
          <table:table-cell office:value-type="float" office:value="-62.3737945556641" calcext:value-type="float">
            <text:p>-62,3737945556641</text:p>
          </table:table-cell>
          <table:table-cell office:value-type="float" office:value="-62.3822021484375" calcext:value-type="float">
            <text:p>-62,3822021484375</text:p>
          </table:table-cell>
          <table:table-cell office:value-type="float" office:value="-62.3482933044434" calcext:value-type="float">
            <text:p>-62,3482933044434</text:p>
          </table:table-cell>
          <table:table-cell office:value-type="float" office:value="-62.3678359985352" calcext:value-type="float">
            <text:p>-62,3678359985352</text:p>
          </table:table-cell>
          <table:table-cell office:value-type="float" office:value="-62.3491706848145" calcext:value-type="float">
            <text:p>-62,3491706848145</text:p>
          </table:table-cell>
          <table:table-cell office:value-type="float" office:value="-62.3616638183594" calcext:value-type="float">
            <text:p>-62,3616638183594</text:p>
          </table:table-cell>
          <table:table-cell office:value-type="float" office:value="-62.3721160888672" calcext:value-type="float">
            <text:p>-62,3721160888672</text:p>
          </table:table-cell>
          <table:table-cell office:value-type="float" office:value="-62.3627586364746" calcext:value-type="float">
            <text:p>-62,3627586364746</text:p>
          </table:table-cell>
          <table:table-cell office:value-type="float" office:value="-62.3848075866699" calcext:value-type="float">
            <text:p>-62,3848075866699</text:p>
          </table:table-cell>
          <table:table-cell office:value-type="float" office:value="-62.3687133789063" calcext:value-type="float">
            <text:p>-62,3687133789063</text:p>
          </table:table-cell>
          <table:table-cell office:value-type="float" office:value="-62.3670768737793" calcext:value-type="float">
            <text:p>-62,3670768737793</text:p>
          </table:table-cell>
          <table:table-cell office:value-type="float" office:value="-62.3538665771484" calcext:value-type="float">
            <text:p>-62,3538665771484</text:p>
          </table:table-cell>
          <table:table-cell office:value-type="float" office:value="-62.3595695495606" calcext:value-type="float">
            <text:p>-62,3595695495606</text:p>
          </table:table-cell>
          <table:table-cell office:value-type="float" office:value="-62.3832969665527" calcext:value-type="float">
            <text:p>-62,3832969665527</text:p>
          </table:table-cell>
          <table:table-cell office:value-type="float" office:value="-62.3750991821289" calcext:value-type="float">
            <text:p>-62,3750991821289</text:p>
          </table:table-cell>
          <table:table-cell office:value-type="float" office:value="-62.3660278320313" calcext:value-type="float">
            <text:p>-62,3660278320313</text:p>
          </table:table-cell>
          <table:table-cell office:value-type="float" office:value="-62.3715286254883" calcext:value-type="float">
            <text:p>-62,3715286254883</text:p>
          </table:table-cell>
          <table:table-cell office:value-type="float" office:value="-62.3708114624023" calcext:value-type="float">
            <text:p>-62,3708114624023</text:p>
          </table:table-cell>
          <table:table-cell office:value-type="float" office:value="-62.3769454956055" calcext:value-type="float">
            <text:p>-62,3769454956055</text:p>
          </table:table-cell>
          <table:table-cell office:value-type="float" office:value="-62.3616218566895" calcext:value-type="float">
            <text:p>-62,3616218566895</text:p>
          </table:table-cell>
          <table:table-cell office:value-type="float" office:value="-62.3755607604981" calcext:value-type="float">
            <text:p>-62,3755607604981</text:p>
          </table:table-cell>
          <table:table-cell office:value-type="float" office:value="-62.372371673584" calcext:value-type="float">
            <text:p>-62,372371673584</text:p>
          </table:table-cell>
          <table:table-cell office:value-type="float" office:value="-62.3459091186523" calcext:value-type="float">
            <text:p>-62,3459091186523</text:p>
          </table:table-cell>
          <table:table-cell office:value-type="float" office:value="-62.363639831543" calcext:value-type="float">
            <text:p>-62,363639831543</text:p>
          </table:table-cell>
          <table:table-cell office:value-type="float" office:value="-62.366153717041" calcext:value-type="float">
            <text:p>-62,366153717041</text:p>
          </table:table-cell>
          <table:table-cell office:value-type="float" office:value="-62.3625869750977" calcext:value-type="float">
            <text:p>-62,3625869750977</text:p>
          </table:table-cell>
          <table:table-cell office:value-type="float" office:value="-62.360279083252" calcext:value-type="float">
            <text:p>-62,360279083252</text:p>
          </table:table-cell>
          <table:table-cell office:value-type="float" office:value="-62.3547897338867" calcext:value-type="float">
            <text:p>-62,3547897338867</text:p>
          </table:table-cell>
          <table:table-cell office:value-type="float" office:value="-62.3625869750977" calcext:value-type="float">
            <text:p>-62,3625869750977</text:p>
          </table:table-cell>
          <table:table-cell office:value-type="float" office:value="-62.3651885986328" calcext:value-type="float">
            <text:p>-62,3651885986328</text:p>
          </table:table-cell>
          <table:table-cell office:value-type="float" office:value="-62.3593559265137" calcext:value-type="float">
            <text:p>-62,3593559265137</text:p>
          </table:table-cell>
          <table:table-cell office:value-type="float" office:value="-62.3559188842773" calcext:value-type="float">
            <text:p>-62,3559188842773</text:p>
          </table:table-cell>
          <table:table-cell office:value-type="float" office:value="-62.3627586364746" calcext:value-type="float">
            <text:p>-62,3627586364746</text:p>
          </table:table-cell>
          <table:table-cell office:value-type="float" office:value="-62.3533630371094" calcext:value-type="float">
            <text:p>-62,3533630371094</text:p>
          </table:table-cell>
          <table:table-cell office:value-type="float" office:value="-62.3657760620117" calcext:value-type="float">
            <text:p>-62,3657760620117</text:p>
          </table:table-cell>
          <table:table-cell office:value-type="float" office:value="-62.3581008911133" calcext:value-type="float">
            <text:p>-62,3581008911133</text:p>
          </table:table-cell>
          <table:table-cell office:value-type="float" office:value="-62.3511848449707" calcext:value-type="float">
            <text:p>-62,3511848449707</text:p>
          </table:table-cell>
          <table:table-cell office:value-type="float" office:value="-62.3406753540039" calcext:value-type="float">
            <text:p>-62,3406753540039</text:p>
          </table:table-cell>
          <table:table-cell office:value-type="float" office:value="-62.3822860717773" calcext:value-type="float">
            <text:p>-62,3822860717773</text:p>
          </table:table-cell>
          <table:table-cell office:value-type="float" office:value="-62.3775749206543" calcext:value-type="float">
            <text:p>-62,3775749206543</text:p>
          </table:table-cell>
          <table:table-cell office:value-type="float" office:value="-62.3657760620117" calcext:value-type="float">
            <text:p>-62,3657760620117</text:p>
          </table:table-cell>
          <table:table-cell office:value-type="float" office:value="-62.3407135009766" calcext:value-type="float">
            <text:p>-62,3407135009766</text:p>
          </table:table-cell>
          <table:table-cell office:value-type="float" office:value="-62.348876953125" calcext:value-type="float">
            <text:p>-62,348876953125</text:p>
          </table:table-cell>
          <table:table-cell office:value-type="float" office:value="-62.3568420410156" calcext:value-type="float">
            <text:p>-62,3568420410156</text:p>
          </table:table-cell>
          <table:table-cell office:value-type="float" office:value="-62.3733749389648" calcext:value-type="float">
            <text:p>-62,3733749389648</text:p>
          </table:table-cell>
          <table:table-cell office:value-type="float" office:value="-62.3445243835449" calcext:value-type="float">
            <text:p>-62,3445243835449</text:p>
          </table:table-cell>
          <table:table-cell office:value-type="float" office:value="-62.3701019287109" calcext:value-type="float">
            <text:p>-62,3701019287109</text:p>
          </table:table-cell>
          <table:table-cell office:value-type="float" office:value="-62.3529052734375" calcext:value-type="float">
            <text:p>-62,3529052734375</text:p>
          </table:table-cell>
          <table:table-cell office:value-type="float" office:value="-62.3765716552734" calcext:value-type="float">
            <text:p>-62,3765716552734</text:p>
          </table:table-cell>
          <table:table-cell office:value-type="float" office:value="-62.3659477233887" calcext:value-type="float">
            <text:p>-62,3659477233887</text:p>
          </table:table-cell>
          <table:table-cell office:value-type="float" office:value="-62.357177734375" calcext:value-type="float">
            <text:p>-62,357177734375</text:p>
          </table:table-cell>
          <table:table-cell office:value-type="float" office:value="-62.3504333496094" calcext:value-type="float">
            <text:p>-62,3504333496094</text:p>
          </table:table-cell>
          <table:table-cell office:value-type="float" office:value="-62.3410491943359" calcext:value-type="float">
            <text:p>-62,3410491943359</text:p>
          </table:table-cell>
          <table:table-cell office:value-type="float" office:value="-62.3511009216309" calcext:value-type="float">
            <text:p>-62,3511009216309</text:p>
          </table:table-cell>
          <table:table-cell office:value-type="float" office:value="-62.357177734375" calcext:value-type="float">
            <text:p>-62,357177734375</text:p>
          </table:table-cell>
          <table:table-cell office:value-type="float" office:value="-62.3619155883789" calcext:value-type="float">
            <text:p>-62,3619155883789</text:p>
          </table:table-cell>
          <table:table-cell office:value-type="float" office:value="-62.3562545776367" calcext:value-type="float">
            <text:p>-62,3562545776367</text:p>
          </table:table-cell>
          <table:table-cell office:value-type="float" office:value="-62.3471221923828" calcext:value-type="float">
            <text:p>-62,3471221923828</text:p>
          </table:table-cell>
          <table:table-cell office:value-type="float" office:value="-62.3522758483887" calcext:value-type="float">
            <text:p>-62,3522758483887</text:p>
          </table:table-cell>
          <table:table-cell office:value-type="float" office:value="-62.3509750366211" calcext:value-type="float">
            <text:p>-62,3509750366211</text:p>
          </table:table-cell>
          <table:table-cell office:value-type="float" office:value="-62.3599433898926" calcext:value-type="float">
            <text:p>-62,3599433898926</text:p>
          </table:table-cell>
          <table:table-cell office:value-type="float" office:value="-62.361499786377" calcext:value-type="float">
            <text:p>-62,361499786377</text:p>
          </table:table-cell>
          <table:table-cell office:value-type="float" office:value="-62.3601989746094" calcext:value-type="float">
            <text:p>-62,3601989746094</text:p>
          </table:table-cell>
          <table:table-cell office:value-type="float" office:value="-62.3519821166992" calcext:value-type="float">
            <text:p>-62,3519821166992</text:p>
          </table:table-cell>
          <table:table-cell office:value-type="float" office:value="-62.3516464233398" calcext:value-type="float">
            <text:p>-62,3516464233398</text:p>
          </table:table-cell>
          <table:table-cell office:value-type="float" office:value="-62.3674125671387" calcext:value-type="float">
            <text:p>-62,3674125671387</text:p>
          </table:table-cell>
          <table:table-cell office:value-type="float" office:value="-62.3534469604492" calcext:value-type="float">
            <text:p>-62,3534469604492</text:p>
          </table:table-cell>
          <table:table-cell office:value-type="float" office:value="-62.3570938110352" calcext:value-type="float">
            <text:p>-62,3570938110352</text:p>
          </table:table-cell>
          <table:table-cell office:value-type="float" office:value="-62.3508491516113" calcext:value-type="float">
            <text:p>-62,3508491516113</text:p>
          </table:table-cell>
          <table:table-cell office:value-type="float" office:value="-62.3864059448242" calcext:value-type="float">
            <text:p>-62,3864059448242</text:p>
          </table:table-cell>
          <table:table-cell office:value-type="float" office:value="-62.3609504699707" calcext:value-type="float">
            <text:p>-62,3609504699707</text:p>
          </table:table-cell>
          <table:table-cell office:value-type="float" office:value="-62.3568000793457" calcext:value-type="float">
            <text:p>-62,3568000793457</text:p>
          </table:table-cell>
          <table:table-cell office:value-type="float" office:value="-62.3626708984375" calcext:value-type="float">
            <text:p>-62,3626708984375</text:p>
          </table:table-cell>
          <table:table-cell office:value-type="float" office:value="-62.3544960021973" calcext:value-type="float">
            <text:p>-62,3544960021973</text:p>
          </table:table-cell>
          <table:table-cell office:value-type="float" office:value="-62.3628005981445" calcext:value-type="float">
            <text:p>-62,3628005981445</text:p>
          </table:table-cell>
          <table:table-cell office:value-type="float" office:value="-62.3523979187012" calcext:value-type="float">
            <text:p>-62,3523979187012</text:p>
          </table:table-cell>
          <table:table-cell office:value-type="float" office:value="-62.3578491210938" calcext:value-type="float">
            <text:p>-62,3578491210938</text:p>
          </table:table-cell>
          <table:table-cell office:value-type="float" office:value="-62.3635940551758" calcext:value-type="float">
            <text:p>-62,3635940551758</text:p>
          </table:table-cell>
          <table:table-cell office:value-type="float" office:value="-62.3503494262695" calcext:value-type="float">
            <text:p>-62,3503494262695</text:p>
          </table:table-cell>
          <table:table-cell office:value-type="float" office:value="-62.3574295043945" calcext:value-type="float">
            <text:p>-62,3574295043945</text:p>
          </table:table-cell>
          <table:table-cell office:value-type="float" office:value="-62.3542022705078" calcext:value-type="float">
            <text:p>-62,3542022705078</text:p>
          </table:table-cell>
          <table:table-cell office:value-type="float" office:value="-62.3635940551758" calcext:value-type="float">
            <text:p>-62,3635940551758</text:p>
          </table:table-cell>
          <table:table-cell office:value-type="float" office:value="-62.3384590148926" calcext:value-type="float">
            <text:p>-62,3384590148926</text:p>
          </table:table-cell>
          <table:table-cell office:value-type="float" office:value="-62.347957611084" calcext:value-type="float">
            <text:p>-62,347957611084</text:p>
          </table:table-cell>
          <table:table-cell office:value-type="float" office:value="-62.3421401977539" calcext:value-type="float">
            <text:p>-62,3421401977539</text:p>
          </table:table-cell>
          <table:table-cell office:value-type="float" office:value="-62.3505554199219" calcext:value-type="float">
            <text:p>-62,3505554199219</text:p>
          </table:table-cell>
          <table:table-cell office:value-type="float" office:value="-62.3452377319336" calcext:value-type="float">
            <text:p>-62,3452377319336</text:p>
          </table:table-cell>
          <table:table-cell office:value-type="float" office:value="-62.3414268493652" calcext:value-type="float">
            <text:p>-62,3414268493652</text:p>
          </table:table-cell>
          <table:table-cell office:value-type="float" office:value="-62.3612060546875" calcext:value-type="float">
            <text:p>-62,3612060546875</text:p>
          </table:table-cell>
          <table:table-cell office:value-type="float" office:value="-62.3403434753418" calcext:value-type="float">
            <text:p>-62,3403434753418</text:p>
          </table:table-cell>
          <table:table-cell office:value-type="float" office:value="-62.3549995422363" calcext:value-type="float">
            <text:p>-62,3549995422363</text:p>
          </table:table-cell>
          <table:table-cell office:value-type="float" office:value="-62.3492164611816" calcext:value-type="float">
            <text:p>-62,3492164611816</text:p>
          </table:table-cell>
          <table:table-cell office:value-type="float" office:value="-62.3477516174316" calcext:value-type="float">
            <text:p>-62,3477516174316</text:p>
          </table:table-cell>
          <table:table-cell office:value-type="float" office:value="-62.3338966369629" calcext:value-type="float">
            <text:p>-62,3338966369629</text:p>
          </table:table-cell>
          <table:table-cell office:value-type="float" office:value="-62.3439826965332" calcext:value-type="float">
            <text:p>-62,3439826965332</text:p>
          </table:table-cell>
          <table:table-cell office:value-type="float" office:value="-62.3568840026856" calcext:value-type="float">
            <text:p>-62,3568840026856</text:p>
          </table:table-cell>
          <table:table-cell office:value-type="float" office:value="-62.3318061828613" calcext:value-type="float">
            <text:p>-62,3318061828613</text:p>
          </table:table-cell>
          <table:table-cell office:value-type="float" office:value="-62.3513107299805" calcext:value-type="float">
            <text:p>-62,3513107299805</text:p>
          </table:table-cell>
          <table:table-cell office:value-type="float" office:value="-62.3538665771484" calcext:value-type="float">
            <text:p>-62,3538665771484</text:p>
          </table:table-cell>
          <table:table-cell office:value-type="float" office:value="-62.3537826538086" calcext:value-type="float">
            <text:p>-62,3537826538086</text:p>
          </table:table-cell>
          <table:table-cell office:value-type="float" office:value="-62.3621673583984" calcext:value-type="float">
            <text:p>-62,3621673583984</text:p>
          </table:table-cell>
          <table:table-cell office:value-type="float" office:value="-62.3355293273926" calcext:value-type="float">
            <text:p>-62,3355293273926</text:p>
          </table:table-cell>
          <table:table-cell office:value-type="float" office:value="-62.3455314636231" calcext:value-type="float">
            <text:p>-62,3455314636231</text:p>
          </table:table-cell>
          <table:table-cell office:value-type="float" office:value="-62.3320999145508" calcext:value-type="float">
            <text:p>-62,3320999145508</text:p>
          </table:table-cell>
          <table:table-cell office:value-type="float" office:value="-62.3421401977539" calcext:value-type="float">
            <text:p>-62,3421401977539</text:p>
          </table:table-cell>
          <table:table-cell office:value-type="float" office:value="-62.337703704834" calcext:value-type="float">
            <text:p>-62,337703704834</text:p>
          </table:table-cell>
          <table:table-cell office:value-type="float" office:value="-62.3521919250488" calcext:value-type="float">
            <text:p>-62,3521919250488</text:p>
          </table:table-cell>
          <table:table-cell office:value-type="float" office:value="-62.3429336547852" calcext:value-type="float">
            <text:p>-62,3429336547852</text:p>
          </table:table-cell>
          <table:table-cell office:value-type="float" office:value="-62.3399658203125" calcext:value-type="float">
            <text:p>-62,3399658203125</text:p>
          </table:table-cell>
          <table:table-cell office:value-type="float" office:value="-62.3308906555176" calcext:value-type="float">
            <text:p>-62,3308906555176</text:p>
          </table:table-cell>
          <table:table-cell office:value-type="float" office:value="-62.3432693481445" calcext:value-type="float">
            <text:p>-62,3432693481445</text:p>
          </table:table-cell>
          <table:table-cell office:value-type="float" office:value="-62.3349418640137" calcext:value-type="float">
            <text:p>-62,3349418640137</text:p>
          </table:table-cell>
          <table:table-cell office:value-type="float" office:value="-62.3442726135254" calcext:value-type="float">
            <text:p>-62,3442726135254</text:p>
          </table:table-cell>
          <table:table-cell office:value-type="float" office:value="-62.3506393432617" calcext:value-type="float">
            <text:p>-62,3506393432617</text:p>
          </table:table-cell>
          <table:table-cell office:value-type="float" office:value="-62.3413047790527" calcext:value-type="float">
            <text:p>-62,3413047790527</text:p>
          </table:table-cell>
          <table:table-cell office:value-type="float" office:value="-62.358814239502" calcext:value-type="float">
            <text:p>-62,358814239502</text:p>
          </table:table-cell>
          <table:table-cell office:value-type="float" office:value="-62.3408432006836" calcext:value-type="float">
            <text:p>-62,3408432006836</text:p>
          </table:table-cell>
          <table:table-cell office:value-type="float" office:value="-62.3604927062988" calcext:value-type="float">
            <text:p>-62,3604927062988</text:p>
          </table:table-cell>
          <table:table-cell office:value-type="float" office:value="-62.354621887207" calcext:value-type="float">
            <text:p>-62,354621887207</text:p>
          </table:table-cell>
          <table:table-cell office:value-type="float" office:value="-62.3422622680664" calcext:value-type="float">
            <text:p>-62,3422622680664</text:p>
          </table:table-cell>
          <table:table-cell office:value-type="float" office:value="-62.3526916503906" calcext:value-type="float">
            <text:p>-62,3526916503906</text:p>
          </table:table-cell>
          <table:table-cell office:value-type="float" office:value="-62.3587303161621" calcext:value-type="float">
            <text:p>-62,3587303161621</text:p>
          </table:table-cell>
          <table:table-cell office:value-type="float" office:value="-62.3700180053711" calcext:value-type="float">
            <text:p>-62,3700180053711</text:p>
          </table:table-cell>
          <table:table-cell office:value-type="float" office:value="-62.329761505127" calcext:value-type="float">
            <text:p>-62,329761505127</text:p>
          </table:table-cell>
          <table:table-cell office:value-type="float" office:value="-62.3448181152344" calcext:value-type="float">
            <text:p>-62,3448181152344</text:p>
          </table:table-cell>
          <table:table-cell office:value-type="float" office:value="-62.3434791564941" calcext:value-type="float">
            <text:p>-62,3434791564941</text:p>
          </table:table-cell>
          <table:table-cell office:value-type="float" office:value="-62.3631324768066" calcext:value-type="float">
            <text:p>-62,3631324768066</text:p>
          </table:table-cell>
          <table:table-cell office:value-type="float" office:value="-62.3441467285156" calcext:value-type="float">
            <text:p>-62,3441467285156</text:p>
          </table:table-cell>
          <table:table-cell office:value-type="float" office:value="-62.3477516174316" calcext:value-type="float">
            <text:p>-62,3477516174316</text:p>
          </table:table-cell>
          <table:table-cell office:value-type="float" office:value="-62.3596115112305" calcext:value-type="float">
            <text:p>-62,3596115112305</text:p>
          </table:table-cell>
          <table:table-cell office:value-type="float" office:value="-62.3565902709961" calcext:value-type="float">
            <text:p>-62,3565902709961</text:p>
          </table:table-cell>
          <table:table-cell office:value-type="float" office:value="-62.3638038635254" calcext:value-type="float">
            <text:p>-62,3638038635254</text:p>
          </table:table-cell>
          <table:table-cell office:value-type="float" office:value="-62.3476638793945" calcext:value-type="float">
            <text:p>-62,3476638793945</text:p>
          </table:table-cell>
          <table:table-cell office:value-type="float" office:value="-62.35009765625" calcext:value-type="float">
            <text:p>-62,35009765625</text:p>
          </table:table-cell>
          <table:table-cell office:value-type="float" office:value="-62.3420562744141" calcext:value-type="float">
            <text:p>-62,3420562744141</text:p>
          </table:table-cell>
          <table:table-cell office:value-type="float" office:value="-62.3403854370117" calcext:value-type="float">
            <text:p>-62,3403854370117</text:p>
          </table:table-cell>
          <table:table-cell office:value-type="float" office:value="-62.339168548584" calcext:value-type="float">
            <text:p>-62,339168548584</text:p>
          </table:table-cell>
          <table:table-cell office:value-type="float" office:value="-62.3586463928223" calcext:value-type="float">
            <text:p>-62,3586463928223</text:p>
          </table:table-cell>
          <table:table-cell office:value-type="float" office:value="-62.3621673583984" calcext:value-type="float">
            <text:p>-62,3621673583984</text:p>
          </table:table-cell>
          <table:table-cell office:value-type="float" office:value="-62.3348999023438" calcext:value-type="float">
            <text:p>-62,3348999023438</text:p>
          </table:table-cell>
          <table:table-cell office:value-type="float" office:value="-62.3315582275391" calcext:value-type="float">
            <text:p>-62,3315582275391</text:p>
          </table:table-cell>
          <table:table-cell office:value-type="float" office:value="-62.3590202331543" calcext:value-type="float">
            <text:p>-62,3590202331543</text:p>
          </table:table-cell>
          <table:table-cell office:value-type="float" office:value="-62.3632164001465" calcext:value-type="float">
            <text:p>-62,3632164001465</text:p>
          </table:table-cell>
          <table:table-cell office:value-type="float" office:value="-62.3444023132324" calcext:value-type="float">
            <text:p>-62,3444023132324</text:p>
          </table:table-cell>
          <table:table-cell office:value-type="float" office:value="-62.3557548522949" calcext:value-type="float">
            <text:p>-62,3557548522949</text:p>
          </table:table-cell>
          <table:table-cell office:value-type="float" office:value="-62.3516464233398" calcext:value-type="float">
            <text:p>-62,3516464233398</text:p>
          </table:table-cell>
          <table:table-cell office:value-type="float" office:value="-62.3462409973145" calcext:value-type="float">
            <text:p>-62,3462409973145</text:p>
          </table:table-cell>
          <table:table-cell office:value-type="float" office:value="-62.3506393432617" calcext:value-type="float">
            <text:p>-62,3506393432617</text:p>
          </table:table-cell>
          <table:table-cell office:value-type="float" office:value="-62.3474159240723" calcext:value-type="float">
            <text:p>-62,3474159240723</text:p>
          </table:table-cell>
          <table:table-cell office:value-type="float" office:value="-62.3549156188965" calcext:value-type="float">
            <text:p>-62,3549156188965</text:p>
          </table:table-cell>
          <table:table-cell office:value-type="float" office:value="-62.3501358032227" calcext:value-type="float">
            <text:p>-62,3501358032227</text:p>
          </table:table-cell>
          <table:table-cell office:value-type="float" office:value="-62.3370361328125" calcext:value-type="float">
            <text:p>-62,3370361328125</text:p>
          </table:table-cell>
          <table:table-cell office:value-type="float" office:value="-62.3393363952637" calcext:value-type="float">
            <text:p>-62,3393363952637</text:p>
          </table:table-cell>
          <table:table-cell office:value-type="float" office:value="-62.3536987304688" calcext:value-type="float">
            <text:p>-62,3536987304688</text:p>
          </table:table-cell>
          <table:table-cell office:value-type="float" office:value="-62.3199043273926" calcext:value-type="float">
            <text:p>-62,3199043273926</text:p>
          </table:table-cell>
          <table:table-cell office:value-type="float" office:value="-62.3473739624023" calcext:value-type="float">
            <text:p>-62,3473739624023</text:p>
          </table:table-cell>
          <table:table-cell office:value-type="float" office:value="-62.3409690856934" calcext:value-type="float">
            <text:p>-62,3409690856934</text:p>
          </table:table-cell>
          <table:table-cell office:value-type="float" office:value="-62.3429336547852" calcext:value-type="float">
            <text:p>-62,3429336547852</text:p>
          </table:table-cell>
          <table:table-cell office:value-type="float" office:value="-62.3545761108398" calcext:value-type="float">
            <text:p>-62,3545761108398</text:p>
          </table:table-cell>
          <table:table-cell office:value-type="float" office:value="-62.3332290649414" calcext:value-type="float">
            <text:p>-62,3332290649414</text:p>
          </table:table-cell>
          <table:table-cell office:value-type="float" office:value="-62.3591918945313" calcext:value-type="float">
            <text:p>-62,3591918945313</text:p>
          </table:table-cell>
          <table:table-cell office:value-type="float" office:value="-62.3583908081055" calcext:value-type="float">
            <text:p>-62,3583908081055</text:p>
          </table:table-cell>
          <table:table-cell office:value-type="float" office:value="-62.3344383239746" calcext:value-type="float">
            <text:p>-62,3344383239746</text:p>
          </table:table-cell>
          <table:table-cell office:value-type="float" office:value="-62.3589401245117" calcext:value-type="float">
            <text:p>-62,3589401245117</text:p>
          </table:table-cell>
          <table:table-cell office:value-type="float" office:value="-62.3540763854981" calcext:value-type="float">
            <text:p>-62,3540763854981</text:p>
          </table:table-cell>
          <table:table-cell office:value-type="float" office:value="-62.3745536804199" calcext:value-type="float">
            <text:p>-62,3745536804199</text:p>
          </table:table-cell>
          <table:table-cell office:value-type="float" office:value="-62.3556709289551" calcext:value-type="float">
            <text:p>-62,3556709289551</text:p>
          </table:table-cell>
          <table:table-cell office:value-type="float" office:value="-62.3459510803223" calcext:value-type="float">
            <text:p>-62,3459510803223</text:p>
          </table:table-cell>
          <table:table-cell office:value-type="float" office:value="-62.3564643859863" calcext:value-type="float">
            <text:p>-62,3564643859863</text:p>
          </table:table-cell>
          <table:table-cell office:value-type="float" office:value="-62.3744277954102" calcext:value-type="float">
            <text:p>-62,3744277954102</text:p>
          </table:table-cell>
          <table:table-cell office:value-type="float" office:value="-62.344108581543" calcext:value-type="float">
            <text:p>-62,344108581543</text:p>
          </table:table-cell>
          <table:table-cell office:value-type="float" office:value="-62.3400497436523" calcext:value-type="float">
            <text:p>-62,3400497436523</text:p>
          </table:table-cell>
          <table:table-cell office:value-type="float" office:value="-62.3642234802246" calcext:value-type="float">
            <text:p>-62,3642234802246</text:p>
          </table:table-cell>
          <table:table-cell office:value-type="float" office:value="-62.3721160888672" calcext:value-type="float">
            <text:p>-62,3721160888672</text:p>
          </table:table-cell>
          <table:table-cell office:value-type="float" office:value="-62.3453636169434" calcext:value-type="float">
            <text:p>-62,3453636169434</text:p>
          </table:table-cell>
          <table:table-cell office:value-type="float" office:value="-62.3449440002441" calcext:value-type="float">
            <text:p>-62,3449440002441</text:p>
          </table:table-cell>
          <table:table-cell office:value-type="float" office:value="-62.338623046875" calcext:value-type="float">
            <text:p>-62,338623046875</text:p>
          </table:table-cell>
          <table:table-cell office:value-type="float" office:value="-62.3625030517578" calcext:value-type="float">
            <text:p>-62,3625030517578</text:p>
          </table:table-cell>
          <table:table-cell office:value-type="float" office:value="-62.3648529052734" calcext:value-type="float">
            <text:p>-62,3648529052734</text:p>
          </table:table-cell>
          <table:table-cell office:value-type="float" office:value="-62.3453216552734" calcext:value-type="float">
            <text:p>-62,3453216552734</text:p>
          </table:table-cell>
          <table:table-cell office:value-type="float" office:value="-62.3492164611816" calcext:value-type="float">
            <text:p>-62,3492164611816</text:p>
          </table:table-cell>
          <table:table-cell office:value-type="float" office:value="-62.3550415039063" calcext:value-type="float">
            <text:p>-62,3550415039063</text:p>
          </table:table-cell>
          <table:table-cell office:value-type="float" office:value="-62.3544960021973" calcext:value-type="float">
            <text:p>-62,3544960021973</text:p>
          </table:table-cell>
          <table:table-cell office:value-type="float" office:value="-62.3618354797363" calcext:value-type="float">
            <text:p>-62,3618354797363</text:p>
          </table:table-cell>
          <table:table-cell office:value-type="float" office:value="-62.3432693481445" calcext:value-type="float">
            <text:p>-62,3432693481445</text:p>
          </table:table-cell>
          <table:table-cell office:value-type="float" office:value="-62.3483352661133" calcext:value-type="float">
            <text:p>-62,3483352661133</text:p>
          </table:table-cell>
          <table:table-cell office:value-type="float" office:value="-62.3576393127441" calcext:value-type="float">
            <text:p>-62,3576393127441</text:p>
          </table:table-cell>
          <table:table-cell office:value-type="float" office:value="-62.343189239502" calcext:value-type="float">
            <text:p>-62,343189239502</text:p>
          </table:table-cell>
          <table:table-cell office:value-type="float" office:value="-62.3511428833008" calcext:value-type="float">
            <text:p>-62,3511428833008</text:p>
          </table:table-cell>
          <table:table-cell office:value-type="float" office:value="-62.3550415039063" calcext:value-type="float">
            <text:p>-62,3550415039063</text:p>
          </table:table-cell>
          <table:table-cell office:value-type="float" office:value="-62.3612060546875" calcext:value-type="float">
            <text:p>-62,3612060546875</text:p>
          </table:table-cell>
          <table:table-cell office:value-type="float" office:value="-62.3703117370606" calcext:value-type="float">
            <text:p>-62,3703117370606</text:p>
          </table:table-cell>
          <table:table-cell office:value-type="float" office:value="-62.3591918945313" calcext:value-type="float">
            <text:p>-62,3591918945313</text:p>
          </table:table-cell>
          <table:table-cell office:value-type="float" office:value="-62.3682136535645" calcext:value-type="float">
            <text:p>-62,3682136535645</text:p>
          </table:table-cell>
          <table:table-cell office:value-type="float" office:value="-62.3346519470215" calcext:value-type="float">
            <text:p>-62,3346519470215</text:p>
          </table:table-cell>
          <table:table-cell office:value-type="float" office:value="-62.3443603515625" calcext:value-type="float">
            <text:p>-62,3443603515625</text:p>
          </table:table-cell>
          <table:table-cell office:value-type="float" office:value="-62.3631324768066" calcext:value-type="float">
            <text:p>-62,3631324768066</text:p>
          </table:table-cell>
          <table:table-cell office:value-type="float" office:value="-62.3429336547852" calcext:value-type="float">
            <text:p>-62,3429336547852</text:p>
          </table:table-cell>
          <table:table-cell office:value-type="float" office:value="-62.3595695495606" calcext:value-type="float">
            <text:p>-62,3595695495606</text:p>
          </table:table-cell>
          <table:table-cell office:value-type="float" office:value="-62.3559188842773" calcext:value-type="float">
            <text:p>-62,3559188842773</text:p>
          </table:table-cell>
          <table:table-cell office:value-type="float" office:value="-62.3456153869629" calcext:value-type="float">
            <text:p>-62,3456153869629</text:p>
          </table:table-cell>
          <table:table-cell office:value-type="float" office:value="-62.3544960021973" calcext:value-type="float">
            <text:p>-62,3544960021973</text:p>
          </table:table-cell>
          <table:table-cell office:value-type="float" office:value="-62.3562545776367" calcext:value-type="float">
            <text:p>-62,3562545776367</text:p>
          </table:table-cell>
          <table:table-cell office:value-type="float" office:value="-62.3782920837402" calcext:value-type="float">
            <text:p>-62,3782920837402</text:p>
          </table:table-cell>
          <table:table-cell office:value-type="float" office:value="-62.3564262390137" calcext:value-type="float">
            <text:p>-62,3564262390137</text:p>
          </table:table-cell>
          <table:table-cell office:value-type="float" office:value="-62.3685874938965" calcext:value-type="float">
            <text:p>-62,3685874938965</text:p>
          </table:table-cell>
          <table:table-cell office:value-type="float" office:value="-62.347957611084" calcext:value-type="float">
            <text:p>-62,347957611084</text:p>
          </table:table-cell>
          <table:table-cell office:value-type="float" office:value="-62.3482131958008" calcext:value-type="float">
            <text:p>-62,3482131958008</text:p>
          </table:table-cell>
          <table:table-cell office:value-type="float" office:value="-62.3513526916504" calcext:value-type="float">
            <text:p>-62,3513526916504</text:p>
          </table:table-cell>
          <table:table-cell office:value-type="float" office:value="-62.3379135131836" calcext:value-type="float">
            <text:p>-62,3379135131836</text:p>
          </table:table-cell>
          <table:table-cell office:value-type="float" office:value="-62.3469123840332" calcext:value-type="float">
            <text:p>-62,3469123840332</text:p>
          </table:table-cell>
          <table:table-cell office:value-type="float" office:value="-62.3569259643555" calcext:value-type="float">
            <text:p>-62,3569259643555</text:p>
          </table:table-cell>
          <table:table-cell office:value-type="float" office:value="-62.3505554199219" calcext:value-type="float">
            <text:p>-62,3505554199219</text:p>
          </table:table-cell>
          <table:table-cell office:value-type="float" office:value="-62.3627166748047" calcext:value-type="float">
            <text:p>-62,3627166748047</text:p>
          </table:table-cell>
          <table:table-cell office:value-type="float" office:value="-62.3375778198242" calcext:value-type="float">
            <text:p>-62,3375778198242</text:p>
          </table:table-cell>
          <table:table-cell office:value-type="float" office:value="-62.3623771667481" calcext:value-type="float">
            <text:p>-62,3623771667481</text:p>
          </table:table-cell>
          <table:table-cell office:value-type="float" office:value="-62.3837585449219" calcext:value-type="float">
            <text:p>-62,3837585449219</text:p>
          </table:table-cell>
          <table:table-cell office:value-type="float" office:value="-62.3536567687988" calcext:value-type="float">
            <text:p>-62,3536567687988</text:p>
          </table:table-cell>
          <table:table-cell office:value-type="float" office:value="-62.3442306518555" calcext:value-type="float">
            <text:p>-62,3442306518555</text:p>
          </table:table-cell>
          <table:table-cell office:value-type="float" office:value="-62.3584785461426" calcext:value-type="float">
            <text:p>-62,3584785461426</text:p>
          </table:table-cell>
          <table:table-cell office:value-type="float" office:value="-62.3774108886719" calcext:value-type="float">
            <text:p>-62,3774108886719</text:p>
          </table:table-cell>
          <table:table-cell office:value-type="float" office:value="-62.3739242553711" calcext:value-type="float">
            <text:p>-62,3739242553711</text:p>
          </table:table-cell>
          <table:table-cell office:value-type="float" office:value="-62.3401718139648" calcext:value-type="float">
            <text:p>-62,3401718139648</text:p>
          </table:table-cell>
          <table:table-cell office:value-type="float" office:value="-62.3609085083008" calcext:value-type="float">
            <text:p>-62,3609085083008</text:p>
          </table:table-cell>
          <table:table-cell office:value-type="float" office:value="-62.3594017028809" calcext:value-type="float">
            <text:p>-62,3594017028809</text:p>
          </table:table-cell>
          <table:table-cell office:value-type="float" office:value="-62.3659477233887" calcext:value-type="float">
            <text:p>-62,3659477233887</text:p>
          </table:table-cell>
          <table:table-cell office:value-type="float" office:value="-62.3410491943359" calcext:value-type="float">
            <text:p>-62,3410491943359</text:p>
          </table:table-cell>
          <table:table-cell office:value-type="float" office:value="-62.3463287353516" calcext:value-type="float">
            <text:p>-62,3463287353516</text:p>
          </table:table-cell>
          <table:table-cell office:value-type="float" office:value="-62.3552055358887" calcext:value-type="float">
            <text:p>-62,3552055358887</text:p>
          </table:table-cell>
          <table:table-cell office:value-type="float" office:value="-62.3609085083008" calcext:value-type="float">
            <text:p>-62,3609085083008</text:p>
          </table:table-cell>
          <table:table-cell office:value-type="float" office:value="-62.3532829284668" calcext:value-type="float">
            <text:p>-62,3532829284668</text:p>
          </table:table-cell>
          <table:table-cell office:value-type="float" office:value="-62.3372039794922" calcext:value-type="float">
            <text:p>-62,3372039794922</text:p>
          </table:table-cell>
          <table:table-cell office:value-type="float" office:value="-62.3390426635742" calcext:value-type="float">
            <text:p>-62,3390426635742</text:p>
          </table:table-cell>
          <table:table-cell office:value-type="float" office:value="-62.362922668457" calcext:value-type="float">
            <text:p>-62,362922668457</text:p>
          </table:table-cell>
          <table:table-cell office:value-type="float" office:value="-62.3655700683594" calcext:value-type="float">
            <text:p>-62,3655700683594</text:p>
          </table:table-cell>
          <table:table-cell office:value-type="float" office:value="-62.3497619628906" calcext:value-type="float">
            <text:p>-62,3497619628906</text:p>
          </table:table-cell>
          <table:table-cell office:value-type="float" office:value="-62.3596496582031" calcext:value-type="float">
            <text:p>-62,3596496582031</text:p>
          </table:table-cell>
          <table:table-cell office:value-type="float" office:value="-62.3626289367676" calcext:value-type="float">
            <text:p>-62,3626289367676</text:p>
          </table:table-cell>
          <table:table-cell office:value-type="float" office:value="-62.3487548828125" calcext:value-type="float">
            <text:p>-62,3487548828125</text:p>
          </table:table-cell>
          <table:table-cell office:value-type="float" office:value="-62.364559173584" calcext:value-type="float">
            <text:p>-62,364559173584</text:p>
          </table:table-cell>
          <table:table-cell office:value-type="float" office:value="-62.3658599853516" calcext:value-type="float">
            <text:p>-62,3658599853516</text:p>
          </table:table-cell>
          <table:table-cell office:value-type="float" office:value="-62.3578071594238" calcext:value-type="float">
            <text:p>-62,3578071594238</text:p>
          </table:table-cell>
          <table:table-cell office:value-type="float" office:value="-62.3651885986328" calcext:value-type="float">
            <text:p>-62,3651885986328</text:p>
          </table:table-cell>
          <table:table-cell office:value-type="float" office:value="-62.3518562316895" calcext:value-type="float">
            <text:p>-62,3518562316895</text:p>
          </table:table-cell>
          <table:table-cell office:value-type="float" office:value="-62.3575973510742" calcext:value-type="float">
            <text:p>-62,3575973510742</text:p>
          </table:table-cell>
          <table:table-cell office:value-type="float" office:value="-62.3653182983398" calcext:value-type="float">
            <text:p>-62,3653182983398</text:p>
          </table:table-cell>
          <table:table-cell office:value-type="float" office:value="-62.3698081970215" calcext:value-type="float">
            <text:p>-62,3698081970215</text:p>
          </table:table-cell>
          <table:table-cell office:value-type="float" office:value="-62.3701820373535" calcext:value-type="float">
            <text:p>-62,3701820373535</text:p>
          </table:table-cell>
          <table:table-cell office:value-type="float" office:value="-62.3526496887207" calcext:value-type="float">
            <text:p>-62,3526496887207</text:p>
          </table:table-cell>
          <table:table-cell office:value-type="float" office:value="-62.3726654052734" calcext:value-type="float">
            <text:p>-62,3726654052734</text:p>
          </table:table-cell>
          <table:table-cell office:value-type="float" office:value="-62.3531951904297" calcext:value-type="float">
            <text:p>-62,3531951904297</text:p>
          </table:table-cell>
          <table:table-cell office:value-type="float" office:value="-62.3626289367676" calcext:value-type="float">
            <text:p>-62,3626289367676</text:p>
          </table:table-cell>
          <table:table-cell office:value-type="float" office:value="-62.3462409973145" calcext:value-type="float">
            <text:p>-62,3462409973145</text:p>
          </table:table-cell>
          <table:table-cell office:value-type="float" office:value="-62.3705635070801" calcext:value-type="float">
            <text:p>-62,3705635070801</text:p>
          </table:table-cell>
          <table:table-cell office:value-type="float" office:value="-62.3551254272461" calcext:value-type="float">
            <text:p>-62,3551254272461</text:p>
          </table:table-cell>
          <table:table-cell office:value-type="float" office:value="-62.3599433898926" calcext:value-type="float">
            <text:p>-62,3599433898926</text:p>
          </table:table-cell>
          <table:table-cell office:value-type="float" office:value="-62.358268737793" calcext:value-type="float">
            <text:p>-62,358268737793</text:p>
          </table:table-cell>
          <table:table-cell office:value-type="float" office:value="-62.3527755737305" calcext:value-type="float">
            <text:p>-62,3527755737305</text:p>
          </table:table-cell>
          <table:table-cell office:value-type="float" office:value="-62.3666191101074" calcext:value-type="float">
            <text:p>-62,3666191101074</text:p>
          </table:table-cell>
          <table:table-cell office:value-type="float" office:value="-62.372917175293" calcext:value-type="float">
            <text:p>-62,372917175293</text:p>
          </table:table-cell>
          <table:table-cell office:value-type="float" office:value="-62.356128692627" calcext:value-type="float">
            <text:p>-62,356128692627</text:p>
          </table:table-cell>
          <table:table-cell office:value-type="float" office:value="-62.3331909179688" calcext:value-type="float">
            <text:p>-62,3331909179688</text:p>
          </table:table-cell>
          <table:table-cell office:value-type="float" office:value="-62.3442306518555" calcext:value-type="float">
            <text:p>-62,3442306518555</text:p>
          </table:table-cell>
          <table:table-cell office:value-type="float" office:value="-62.3508911132813" calcext:value-type="float">
            <text:p>-62,3508911132813</text:p>
          </table:table-cell>
          <table:table-cell office:value-type="float" office:value="-62.3567199707031" calcext:value-type="float">
            <text:p>-62,3567199707031</text:p>
          </table:table-cell>
          <table:table-cell office:value-type="float" office:value="-62.3483352661133" calcext:value-type="float">
            <text:p>-62,3483352661133</text:p>
          </table:table-cell>
          <table:table-cell office:value-type="float" office:value="-62.3580131530762" calcext:value-type="float">
            <text:p>-62,3580131530762</text:p>
          </table:table-cell>
          <table:table-cell office:value-type="float" office:value="-62.3673286437988" calcext:value-type="float">
            <text:p>-62,3673286437988</text:p>
          </table:table-cell>
          <table:table-cell office:value-type="float" office:value="-62.3535766601563" calcext:value-type="float">
            <text:p>-62,3535766601563</text:p>
          </table:table-cell>
          <table:table-cell office:value-type="float" office:value="-62.3513107299805" calcext:value-type="float">
            <text:p>-62,3513107299805</text:p>
          </table:table-cell>
          <table:table-cell office:value-type="float" office:value="-62.3694305419922" calcext:value-type="float">
            <text:p>-62,3694305419922</text:p>
          </table:table-cell>
          <table:table-cell office:value-type="float" office:value="-62.365104675293" calcext:value-type="float">
            <text:p>-62,365104675293</text:p>
          </table:table-cell>
          <table:table-cell office:value-type="float" office:value="-62.3531112670898" calcext:value-type="float">
            <text:p>-62,3531112670898</text:p>
          </table:table-cell>
          <table:table-cell office:value-type="float" office:value="-62.3659477233887" calcext:value-type="float">
            <text:p>-62,3659477233887</text:p>
          </table:table-cell>
          <table:table-cell office:value-type="float" office:value="-62.369010925293" calcext:value-type="float">
            <text:p>-62,369010925293</text:p>
          </table:table-cell>
          <table:table-cell office:value-type="float" office:value="-62.3576812744141" calcext:value-type="float">
            <text:p>-62,3576812744141</text:p>
          </table:table-cell>
          <table:table-cell office:value-type="float" office:value="-62.3758583068848" calcext:value-type="float">
            <text:p>-62,3758583068848</text:p>
          </table:table-cell>
          <table:table-cell office:value-type="float" office:value="-62.3481712341309" calcext:value-type="float">
            <text:p>-62,3481712341309</text:p>
          </table:table-cell>
          <table:table-cell office:value-type="float" office:value="-62.363639831543" calcext:value-type="float">
            <text:p>-62,363639831543</text:p>
          </table:table-cell>
          <table:table-cell office:value-type="float" office:value="-62.3696823120117" calcext:value-type="float">
            <text:p>-62,3696823120117</text:p>
          </table:table-cell>
          <table:table-cell office:value-type="float" office:value="-62.3701019287109" calcext:value-type="float">
            <text:p>-62,3701019287109</text:p>
          </table:table-cell>
          <table:table-cell office:value-type="float" office:value="-62.3515625" calcext:value-type="float">
            <text:p>-62,3515625</text:p>
          </table:table-cell>
          <table:table-cell office:value-type="float" office:value="-62.3564262390137" calcext:value-type="float">
            <text:p>-62,3564262390137</text:p>
          </table:table-cell>
          <table:table-cell office:value-type="float" office:value="-62.3578491210938" calcext:value-type="float">
            <text:p>-62,3578491210938</text:p>
          </table:table-cell>
          <table:table-cell office:value-type="float" office:value="-62.3558769226074" calcext:value-type="float">
            <text:p>-62,3558769226074</text:p>
          </table:table-cell>
          <table:table-cell office:value-type="float" office:value="-62.3573913574219" calcext:value-type="float">
            <text:p>-62,3573913574219</text:p>
          </table:table-cell>
          <table:table-cell office:value-type="float" office:value="-62.35302734375" calcext:value-type="float">
            <text:p>-62,35302734375</text:p>
          </table:table-cell>
          <table:table-cell office:value-type="float" office:value="-62.3612442016602" calcext:value-type="float">
            <text:p>-62,3612442016602</text:p>
          </table:table-cell>
          <table:table-cell office:value-type="float" office:value="-62.3579750061035" calcext:value-type="float">
            <text:p>-62,3579750061035</text:p>
          </table:table-cell>
          <table:table-cell office:value-type="float" office:value="-62.3544120788574" calcext:value-type="float">
            <text:p>-62,3544120788574</text:p>
          </table:table-cell>
          <table:table-cell office:value-type="float" office:value="-62.3495063781738" calcext:value-type="float">
            <text:p>-62,3495063781738</text:p>
          </table:table-cell>
          <table:table-cell office:value-type="float" office:value="-62.3756866455078" calcext:value-type="float">
            <text:p>-62,3756866455078</text:p>
          </table:table-cell>
          <table:table-cell office:value-type="float" office:value="-62.381950378418" calcext:value-type="float">
            <text:p>-62,381950378418</text:p>
          </table:table-cell>
          <table:table-cell office:value-type="float" office:value="-62.3586463928223" calcext:value-type="float">
            <text:p>-62,3586463928223</text:p>
          </table:table-cell>
          <table:table-cell office:value-type="float" office:value="-62.3507652282715" calcext:value-type="float">
            <text:p>-62,3507652282715</text:p>
          </table:table-cell>
          <table:table-cell office:value-type="float" office:value="-62.337703704834" calcext:value-type="float">
            <text:p>-62,337703704834</text:p>
          </table:table-cell>
          <table:table-cell office:value-type="float" office:value="-62.3649368286133" calcext:value-type="float">
            <text:p>-62,3649368286133</text:p>
          </table:table-cell>
          <table:table-cell office:value-type="float" office:value="-62.3659477233887" calcext:value-type="float">
            <text:p>-62,3659477233887</text:p>
          </table:table-cell>
          <table:table-cell office:value-type="float" office:value="-62.3573036193848" calcext:value-type="float">
            <text:p>-62,3573036193848</text:p>
          </table:table-cell>
          <table:table-cell office:value-type="float" office:value="-62.3502197265625" calcext:value-type="float">
            <text:p>-62,3502197265625</text:p>
          </table:table-cell>
          <table:table-cell office:value-type="float" office:value="-62.364559173584" calcext:value-type="float">
            <text:p>-62,364559173584</text:p>
          </table:table-cell>
          <table:table-cell office:value-type="float" office:value="-62.3606567382813" calcext:value-type="float">
            <text:p>-62,3606567382813</text:p>
          </table:table-cell>
          <table:table-cell office:value-type="float" office:value="-62.345573425293" calcext:value-type="float">
            <text:p>-62,345573425293</text:p>
          </table:table-cell>
          <table:table-cell office:value-type="float" office:value="-62.3667831420898" calcext:value-type="float">
            <text:p>-62,3667831420898</text:p>
          </table:table-cell>
          <table:table-cell office:value-type="float" office:value="-62.3497619628906" calcext:value-type="float">
            <text:p>-62,3497619628906</text:p>
          </table:table-cell>
          <table:table-cell office:value-type="float" office:value="-62.3669929504395" calcext:value-type="float">
            <text:p>-62,3669929504395</text:p>
          </table:table-cell>
          <table:table-cell office:value-type="float" office:value="-62.3622093200684" calcext:value-type="float">
            <text:p>-62,3622093200684</text:p>
          </table:table-cell>
          <table:table-cell office:value-type="float" office:value="-62.3528175354004" calcext:value-type="float">
            <text:p>-62,3528175354004</text:p>
          </table:table-cell>
          <table:table-cell office:value-type="float" office:value="-62.3824157714844" calcext:value-type="float">
            <text:p>-62,3824157714844</text:p>
          </table:table-cell>
          <table:table-cell office:value-type="float" office:value="-62.3596916198731" calcext:value-type="float">
            <text:p>-62,3596916198731</text:p>
          </table:table-cell>
          <table:table-cell office:value-type="float" office:value="-62.3572616577148" calcext:value-type="float">
            <text:p>-62,3572616577148</text:p>
          </table:table-cell>
          <table:table-cell office:value-type="float" office:value="-62.3701019287109" calcext:value-type="float">
            <text:p>-62,3701019287109</text:p>
          </table:table-cell>
          <table:table-cell office:value-type="float" office:value="-62.3496780395508" calcext:value-type="float">
            <text:p>-62,3496780395508</text:p>
          </table:table-cell>
          <table:table-cell office:value-type="float" office:value="-62.3674125671387" calcext:value-type="float">
            <text:p>-62,3674125671387</text:p>
          </table:table-cell>
          <table:table-cell office:value-type="float" office:value="-62.3362007141113" calcext:value-type="float">
            <text:p>-62,3362007141113</text:p>
          </table:table-cell>
          <table:table-cell office:value-type="float" office:value="-62.3486709594727" calcext:value-type="float">
            <text:p>-62,3486709594727</text:p>
          </table:table-cell>
          <table:table-cell office:value-type="float" office:value="-62.362922668457" calcext:value-type="float">
            <text:p>-62,362922668457</text:p>
          </table:table-cell>
          <table:table-cell office:value-type="float" office:value="-62.3396720886231" calcext:value-type="float">
            <text:p>-62,3396720886231</text:p>
          </table:table-cell>
          <table:table-cell office:value-type="float" office:value="-62.3712348937988" calcext:value-type="float">
            <text:p>-62,3712348937988</text:p>
          </table:table-cell>
          <table:table-cell office:value-type="float" office:value="-62.3663215637207" calcext:value-type="float">
            <text:p>-62,3663215637207</text:p>
          </table:table-cell>
          <table:table-cell office:value-type="float" office:value="-62.3485870361328" calcext:value-type="float">
            <text:p>-62,3485870361328</text:p>
          </table:table-cell>
          <table:table-cell office:value-type="float" office:value="-62.367790222168" calcext:value-type="float">
            <text:p>-62,367790222168</text:p>
          </table:table-cell>
          <table:table-cell office:value-type="float" office:value="-62.3621673583984" calcext:value-type="float">
            <text:p>-62,3621673583984</text:p>
          </table:table-cell>
          <table:table-cell office:value-type="float" office:value="-62.3320579528809" calcext:value-type="float">
            <text:p>-62,3320579528809</text:p>
          </table:table-cell>
          <table:table-cell office:value-type="float" office:value="-62.3593559265137" calcext:value-type="float">
            <text:p>-62,3593559265137</text:p>
          </table:table-cell>
          <table:table-cell office:value-type="float" office:value="-62.3375778198242" calcext:value-type="float">
            <text:p>-62,3375778198242</text:p>
          </table:table-cell>
          <table:table-cell office:value-type="float" office:value="-62.3480834960938" calcext:value-type="float">
            <text:p>-62,3480834960938</text:p>
          </table:table-cell>
          <table:table-cell office:value-type="float" office:value="-62.3591499328613" calcext:value-type="float">
            <text:p>-62,3591499328613</text:p>
          </table:table-cell>
          <table:table-cell office:value-type="float" office:value="-62.3462409973145" calcext:value-type="float">
            <text:p>-62,3462409973145</text:p>
          </table:table-cell>
          <table:table-cell office:value-type="float" office:value="-62.3615798950195" calcext:value-type="float">
            <text:p>-62,3615798950195</text:p>
          </table:table-cell>
          <table:table-cell office:value-type="float" office:value="-62.3581428527832" calcext:value-type="float">
            <text:p>-62,3581428527832</text:p>
          </table:table-cell>
          <table:table-cell office:value-type="float" office:value="-62.3560066223145" calcext:value-type="float">
            <text:p>-62,3560066223145</text:p>
          </table:table-cell>
          <table:table-cell office:value-type="float" office:value="-62.3462409973145" calcext:value-type="float">
            <text:p>-62,3462409973145</text:p>
          </table:table-cell>
          <table:table-cell office:value-type="float" office:value="-62.3458213806152" calcext:value-type="float">
            <text:p>-62,3458213806152</text:p>
          </table:table-cell>
          <table:table-cell office:value-type="float" office:value="-62.346622467041" calcext:value-type="float">
            <text:p>-62,346622467041</text:p>
          </table:table-cell>
          <table:table-cell office:value-type="float" office:value="-62.364559173584" calcext:value-type="float">
            <text:p>-62,364559173584</text:p>
          </table:table-cell>
          <table:table-cell office:value-type="float" office:value="-62.357177734375" calcext:value-type="float">
            <text:p>-62,357177734375</text:p>
          </table:table-cell>
          <table:table-cell office:value-type="float" office:value="-62.3508491516113" calcext:value-type="float">
            <text:p>-62,3508491516113</text:p>
          </table:table-cell>
          <table:table-cell office:value-type="float" office:value="-62.3624649047852" calcext:value-type="float">
            <text:p>-62,3624649047852</text:p>
          </table:table-cell>
          <table:table-cell office:value-type="float" office:value="-62.3653182983398" calcext:value-type="float">
            <text:p>-62,3653182983398</text:p>
          </table:table-cell>
          <table:table-cell office:value-type="float" office:value="-62.3522758483887" calcext:value-type="float">
            <text:p>-62,3522758483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8-19T17:47:54.297226020</dc:date>
    <meta:editing-duration>PT4M18S</meta:editing-duration>
    <meta:editing-cycles>1</meta:editing-cycles>
    <meta:document-statistic meta:table-count="1" meta:cell-count="44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1.089cm" svg:height="14.35cm" xlink:href=".." xlink:type="simple" chart:class="chart:line" chart:style-name="ch1">
        <chart:legend chart:legend-position="end" svg:x="38.21cm" svg:y="4.386cm" style:legend-expansion="high" chart:style-name="ch2"/>
        <chart:plot-area chart:style-name="ch3" table:cell-range-address="optymalizacja_wycinana_z_trace.A1:optymalizacja_wycinana_z_trace.OJ11" svg:x="0.821cm" svg:y="0.287cm" svg:width="36.568cm" svg:height="13.776cm">
          <chart:coordinate-region svg:x="1.839cm" svg:y="0.486cm" svg:width="35.409cm" svg:height="13.3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ymalizacja_wycinana_z_trace.A1:optymalizacja_wycinana_z_trace.OJ1" chart:class="chart:line">
            <chart:data-point chart:repeated="400"/>
          </chart:series>
          <chart:series chart:style-name="ch7" chart:values-cell-range-address="optymalizacja_wycinana_z_trace.A2:optymalizacja_wycinana_z_trace.OJ2" chart:class="chart:line">
            <chart:data-point chart:repeated="400"/>
          </chart:series>
          <chart:series chart:style-name="ch8" chart:values-cell-range-address="optymalizacja_wycinana_z_trace.A3:optymalizacja_wycinana_z_trace.OJ3" chart:class="chart:line">
            <chart:data-point chart:repeated="400"/>
          </chart:series>
          <chart:series chart:style-name="ch9" chart:values-cell-range-address="optymalizacja_wycinana_z_trace.A4:optymalizacja_wycinana_z_trace.OJ4" chart:class="chart:line">
            <chart:data-point chart:repeated="400"/>
          </chart:series>
          <chart:series chart:style-name="ch10" chart:values-cell-range-address="optymalizacja_wycinana_z_trace.A5:optymalizacja_wycinana_z_trace.OJ5" chart:class="chart:line">
            <chart:data-point chart:repeated="400"/>
          </chart:series>
          <chart:series chart:style-name="ch11" chart:values-cell-range-address="optymalizacja_wycinana_z_trace.A6:optymalizacja_wycinana_z_trace.OJ6" chart:class="chart:line">
            <chart:data-point chart:repeated="400"/>
          </chart:series>
          <chart:series chart:style-name="ch12" chart:values-cell-range-address="optymalizacja_wycinana_z_trace.A7:optymalizacja_wycinana_z_trace.OJ7" chart:class="chart:line">
            <chart:data-point chart:repeated="400"/>
          </chart:series>
          <chart:series chart:style-name="ch13" chart:values-cell-range-address="optymalizacja_wycinana_z_trace.A8:optymalizacja_wycinana_z_trace.OJ8" chart:class="chart:line">
            <chart:data-point chart:repeated="400"/>
          </chart:series>
          <chart:series chart:style-name="ch14" chart:values-cell-range-address="optymalizacja_wycinana_z_trace.A9:optymalizacja_wycinana_z_trace.OJ9" chart:class="chart:line">
            <chart:data-point chart:repeated="400"/>
          </chart:series>
          <chart:series chart:style-name="ch15" chart:values-cell-range-address="optymalizacja_wycinana_z_trace.A10:optymalizacja_wycinana_z_trace.OJ10" chart:class="chart:line">
            <chart:data-point chart:repeated="400"/>
          </chart:series>
          <chart:series chart:style-name="ch16" chart:values-cell-range-address="optymalizacja_wycinana_z_trace.A11:optymalizacja_wycinana_z_trace.OJ11" chart:class="chart:line">
            <chart:data-point chart:repeated="4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-62.3341903686523">
                <text:p>-62.3341903686523</text:p>
                <draw:g>
                  <svg:desc>optymalizacja_wycinana_z_trace.A1:optymalizacja_wycinana_z_trace.OJ1</svg:desc>
                </draw:g>
              </table:table-cell>
              <table:table-cell office:value-type="float" office:value="-62.3323936462402">
                <text:p>-62.3323936462402</text:p>
              </table:table-cell>
              <table:table-cell office:value-type="float" office:value="-62.326961517334">
                <text:p>-62.326961517334</text:p>
              </table:table-cell>
              <table:table-cell office:value-type="float" office:value="-62.310718536377">
                <text:p>-62.310718536377</text:p>
              </table:table-cell>
              <table:table-cell office:value-type="float" office:value="-62.3221130371094">
                <text:p>-62.3221130371094</text:p>
              </table:table-cell>
              <table:table-cell office:value-type="float" office:value="-62.3070106506348">
                <text:p>-62.3070106506348</text:p>
              </table:table-cell>
              <table:table-cell office:value-type="float" office:value="-62.3316421508789">
                <text:p>-62.3316421508789</text:p>
              </table:table-cell>
              <table:table-cell office:value-type="float" office:value="-62.3189849853516">
                <text:p>-62.3189849853516</text:p>
              </table:table-cell>
              <table:table-cell office:value-type="float" office:value="-62.3206520080566">
                <text:p>-62.3206520080566</text:p>
              </table:table-cell>
              <table:table-cell office:value-type="float" office:value="-62.3330192565918">
                <text:p>-62.3330192565918</text:p>
              </table:table-cell>
              <table:table-cell office:value-type="float" office:value="-62.3492164611816">
                <text:p>-62.3492164611816</text:p>
              </table:table-cell>
              <table:table-cell office:value-type="float" office:value="-62.3348579406738">
                <text:p>-62.3348579406738</text:p>
              </table:table-cell>
              <table:table-cell office:value-type="float" office:value="-62.3088455200195">
                <text:p>-62.3088455200195</text:p>
              </table:table-cell>
              <table:table-cell office:value-type="float" office:value="-62.3236999511719">
                <text:p>-62.3236999511719</text:p>
              </table:table-cell>
              <table:table-cell office:value-type="float" office:value="-62.3243255615234">
                <text:p>-62.3243255615234</text:p>
              </table:table-cell>
              <table:table-cell office:value-type="float" office:value="-62.3446083068848">
                <text:p>-62.3446083068848</text:p>
              </table:table-cell>
              <table:table-cell office:value-type="float" office:value="-62.3155632019043">
                <text:p>-62.3155632019043</text:p>
              </table:table-cell>
              <table:table-cell office:value-type="float" office:value="-62.3234519958496">
                <text:p>-62.3234519958496</text:p>
              </table:table-cell>
              <table:table-cell office:value-type="float" office:value="-62.3178977966309">
                <text:p>-62.3178977966309</text:p>
              </table:table-cell>
              <table:table-cell office:value-type="float" office:value="-62.3229522705078">
                <text:p>-62.3229522705078</text:p>
              </table:table-cell>
              <table:table-cell office:value-type="float" office:value="-62.3411369323731">
                <text:p>-62.3411369323731</text:p>
              </table:table-cell>
              <table:table-cell office:value-type="float" office:value="-62.3254585266113">
                <text:p>-62.3254585266113</text:p>
              </table:table-cell>
              <table:table-cell office:value-type="float" office:value="-62.3350715637207">
                <text:p>-62.3350715637207</text:p>
              </table:table-cell>
              <table:table-cell office:value-type="float" office:value="-62.3260002136231">
                <text:p>-62.3260002136231</text:p>
              </table:table-cell>
              <table:table-cell office:value-type="float" office:value="-62.3427238464356">
                <text:p>-62.3427238464356</text:p>
              </table:table-cell>
              <table:table-cell office:value-type="float" office:value="-62.3382034301758">
                <text:p>-62.3382034301758</text:p>
              </table:table-cell>
              <table:table-cell office:value-type="float" office:value="-62.3238296508789">
                <text:p>-62.3238296508789</text:p>
              </table:table-cell>
              <table:table-cell office:value-type="float" office:value="-62.3377456665039">
                <text:p>-62.3377456665039</text:p>
              </table:table-cell>
              <table:table-cell office:value-type="float" office:value="-62.3374519348145">
                <text:p>-62.3374519348145</text:p>
              </table:table-cell>
              <table:table-cell office:value-type="float" office:value="-62.3144340515137">
                <text:p>-62.3144340515137</text:p>
              </table:table-cell>
              <table:table-cell office:value-type="float" office:value="-62.3314323425293">
                <text:p>-62.3314323425293</text:p>
              </table:table-cell>
              <table:table-cell office:value-type="float" office:value="-62.3328132629395">
                <text:p>-62.3328132629395</text:p>
              </table:table-cell>
              <table:table-cell office:value-type="float" office:value="-62.3318481445313">
                <text:p>-62.3318481445313</text:p>
              </table:table-cell>
              <table:table-cell office:value-type="float" office:value="-62.3388328552246">
                <text:p>-62.3388328552246</text:p>
              </table:table-cell>
              <table:table-cell office:value-type="float" office:value="-62.3369483947754">
                <text:p>-62.3369483947754</text:p>
              </table:table-cell>
              <table:table-cell office:value-type="float" office:value="-62.3157691955566">
                <text:p>-62.3157691955566</text:p>
              </table:table-cell>
              <table:table-cell office:value-type="float" office:value="-62.3404235839844">
                <text:p>-62.3404235839844</text:p>
              </table:table-cell>
              <table:table-cell office:value-type="float" office:value="-62.3260803222656">
                <text:p>-62.3260803222656</text:p>
              </table:table-cell>
              <table:table-cell office:value-type="float" office:value="-62.3262481689453">
                <text:p>-62.3262481689453</text:p>
              </table:table-cell>
              <table:table-cell office:value-type="float" office:value="-62.3274192810059">
                <text:p>-62.3274192810059</text:p>
              </table:table-cell>
              <table:table-cell office:value-type="float" office:value="-62.3354454040527">
                <text:p>-62.3354454040527</text:p>
              </table:table-cell>
              <table:table-cell office:value-type="float" office:value="-62.3106384277344">
                <text:p>-62.3106384277344</text:p>
              </table:table-cell>
              <table:table-cell office:value-type="float" office:value="-62.3349418640137">
                <text:p>-62.3349418640137</text:p>
              </table:table-cell>
              <table:table-cell office:value-type="float" office:value="-62.3335189819336">
                <text:p>-62.3335189819336</text:p>
              </table:table-cell>
              <table:table-cell office:value-type="float" office:value="-62.3126831054688">
                <text:p>-62.3126831054688</text:p>
              </table:table-cell>
              <table:table-cell office:value-type="float" office:value="-62.3108024597168">
                <text:p>-62.3108024597168</text:p>
              </table:table-cell>
              <table:table-cell office:value-type="float" office:value="-62.3394584655762">
                <text:p>-62.3394584655762</text:p>
              </table:table-cell>
              <table:table-cell office:value-type="float" office:value="-62.3437309265137">
                <text:p>-62.3437309265137</text:p>
              </table:table-cell>
              <table:table-cell office:value-type="float" office:value="-62.3300971984863">
                <text:p>-62.3300971984863</text:p>
              </table:table-cell>
              <table:table-cell office:value-type="float" office:value="-62.3390426635742">
                <text:p>-62.3390426635742</text:p>
              </table:table-cell>
              <table:table-cell office:value-type="float" office:value="-62.339542388916">
                <text:p>-62.339542388916</text:p>
              </table:table-cell>
              <table:table-cell office:value-type="float" office:value="-62.345573425293">
                <text:p>-62.345573425293</text:p>
              </table:table-cell>
              <table:table-cell office:value-type="float" office:value="-62.3367004394531">
                <text:p>-62.3367004394531</text:p>
              </table:table-cell>
              <table:table-cell office:value-type="float" office:value="-62.3242034912109">
                <text:p>-62.3242034912109</text:p>
              </table:table-cell>
              <table:table-cell office:value-type="float" office:value="-62.3369903564453">
                <text:p>-62.3369903564453</text:p>
              </table:table-cell>
              <table:table-cell office:value-type="float" office:value="-62.3491706848145">
                <text:p>-62.3491706848145</text:p>
              </table:table-cell>
              <table:table-cell office:value-type="float" office:value="-62.3214874267578">
                <text:p>-62.3214874267578</text:p>
              </table:table-cell>
              <table:table-cell office:value-type="float" office:value="-62.3339805603027">
                <text:p>-62.3339805603027</text:p>
              </table:table-cell>
              <table:table-cell office:value-type="float" office:value="-62.3444023132324">
                <text:p>-62.3444023132324</text:p>
              </table:table-cell>
              <table:table-cell office:value-type="float" office:value="-62.3341903686523">
                <text:p>-62.3341903686523</text:p>
              </table:table-cell>
              <table:table-cell office:value-type="float" office:value="-62.3568420410156">
                <text:p>-62.3568420410156</text:p>
              </table:table-cell>
              <table:table-cell office:value-type="float" office:value="-62.3417205810547">
                <text:p>-62.3417205810547</text:p>
              </table:table-cell>
              <table:table-cell office:value-type="float" office:value="-62.3543281555176">
                <text:p>-62.3543281555176</text:p>
              </table:table-cell>
              <table:table-cell office:value-type="float" office:value="-62.3412208557129">
                <text:p>-62.3412208557129</text:p>
              </table:table-cell>
              <table:table-cell office:value-type="float" office:value="-62.3570938110352">
                <text:p>-62.3570938110352</text:p>
              </table:table-cell>
              <table:table-cell office:value-type="float" office:value="-62.3388748168945">
                <text:p>-62.3388748168945</text:p>
              </table:table-cell>
              <table:table-cell office:value-type="float" office:value="-62.3310546875">
                <text:p>-62.3310546875</text:p>
              </table:table-cell>
              <table:table-cell office:value-type="float" office:value="-62.3303451538086">
                <text:p>-62.3303451538086</text:p>
              </table:table-cell>
              <table:table-cell office:value-type="float" office:value="-62.3343162536621">
                <text:p>-62.3343162536621</text:p>
              </table:table-cell>
              <table:table-cell office:value-type="float" office:value="-62.3236999511719">
                <text:p>-62.3236999511719</text:p>
              </table:table-cell>
              <table:table-cell office:value-type="float" office:value="-62.3370361328125">
                <text:p>-62.3370361328125</text:p>
              </table:table-cell>
              <table:table-cell office:value-type="float" office:value="-62.3393363952637">
                <text:p>-62.3393363952637</text:p>
              </table:table-cell>
              <table:table-cell office:value-type="float" office:value="-62.3232841491699">
                <text:p>-62.3232841491699</text:p>
              </table:table-cell>
              <table:table-cell office:value-type="float" office:value="-62.3346519470215">
                <text:p>-62.3346519470215</text:p>
              </table:table-cell>
              <table:table-cell office:value-type="float" office:value="-62.3508071899414">
                <text:p>-62.3508071899414</text:p>
              </table:table-cell>
              <table:table-cell office:value-type="float" office:value="-62.3286285400391">
                <text:p>-62.3286285400391</text:p>
              </table:table-cell>
              <table:table-cell office:value-type="float" office:value="-62.3328971862793">
                <text:p>-62.3328971862793</text:p>
              </table:table-cell>
              <table:table-cell office:value-type="float" office:value="-62.3570938110352">
                <text:p>-62.3570938110352</text:p>
              </table:table-cell>
              <table:table-cell office:value-type="float" office:value="-62.3396720886231">
                <text:p>-62.3396720886231</text:p>
              </table:table-cell>
              <table:table-cell office:value-type="float" office:value="-62.3377876281738">
                <text:p>-62.3377876281738</text:p>
              </table:table-cell>
              <table:table-cell office:value-type="float" office:value="-62.3493423461914">
                <text:p>-62.3493423461914</text:p>
              </table:table-cell>
              <table:table-cell office:value-type="float" office:value="-62.3573913574219">
                <text:p>-62.3573913574219</text:p>
              </table:table-cell>
              <table:table-cell office:value-type="float" office:value="-62.3472061157227">
                <text:p>-62.3472061157227</text:p>
              </table:table-cell>
              <table:table-cell office:value-type="float" office:value="-62.3275451660156">
                <text:p>-62.3275451660156</text:p>
              </table:table-cell>
              <table:table-cell office:value-type="float" office:value="-62.3586845397949">
                <text:p>-62.3586845397949</text:p>
              </table:table-cell>
              <table:table-cell office:value-type="float" office:value="-62.3569259643555">
                <text:p>-62.3569259643555</text:p>
              </table:table-cell>
              <table:table-cell office:value-type="float" office:value="-62.3482933044434">
                <text:p>-62.3482933044434</text:p>
              </table:table-cell>
              <table:table-cell office:value-type="float" office:value="-62.343563079834">
                <text:p>-62.343563079834</text:p>
              </table:table-cell>
              <table:table-cell office:value-type="float" office:value="-62.3442726135254">
                <text:p>-62.3442726135254</text:p>
              </table:table-cell>
              <table:table-cell office:value-type="float" office:value="-62.3624649047852">
                <text:p>-62.3624649047852</text:p>
              </table:table-cell>
              <table:table-cell office:value-type="float" office:value="-62.3815727233887">
                <text:p>-62.3815727233887</text:p>
              </table:table-cell>
              <table:table-cell office:value-type="float" office:value="-62.3565902709961">
                <text:p>-62.3565902709961</text:p>
              </table:table-cell>
              <table:table-cell office:value-type="float" office:value="-62.3618354797363">
                <text:p>-62.3618354797363</text:p>
              </table:table-cell>
              <table:table-cell office:value-type="float" office:value="-62.3476638793945">
                <text:p>-62.3476638793945</text:p>
              </table:table-cell>
              <table:table-cell office:value-type="float" office:value="-62.3496360778809">
                <text:p>-62.3496360778809</text:p>
              </table:table-cell>
              <table:table-cell office:value-type="float" office:value="-62.329719543457">
                <text:p>-62.329719543457</text:p>
              </table:table-cell>
              <table:table-cell office:value-type="float" office:value="-62.3394203186035">
                <text:p>-62.3394203186035</text:p>
              </table:table-cell>
              <table:table-cell office:value-type="float" office:value="-62.3201942443848">
                <text:p>-62.3201942443848</text:p>
              </table:table-cell>
              <table:table-cell office:value-type="float" office:value="-62.3403854370117">
                <text:p>-62.3403854370117</text:p>
              </table:table-cell>
              <table:table-cell office:value-type="float" office:value="-62.3359489440918">
                <text:p>-62.3359489440918</text:p>
              </table:table-cell>
              <table:table-cell office:value-type="float" office:value="-62.323657989502">
                <text:p>-62.323657989502</text:p>
              </table:table-cell>
              <table:table-cell office:value-type="float" office:value="-62.349048614502">
                <text:p>-62.349048614502</text:p>
              </table:table-cell>
              <table:table-cell office:value-type="float" office:value="-62.3477516174316">
                <text:p>-62.3477516174316</text:p>
              </table:table-cell>
              <table:table-cell office:value-type="float" office:value="-62.3403434753418">
                <text:p>-62.3403434753418</text:p>
              </table:table-cell>
              <table:table-cell office:value-type="float" office:value="-62.3384170532227">
                <text:p>-62.3384170532227</text:p>
              </table:table-cell>
              <table:table-cell office:value-type="float" office:value="-62.3508491516113">
                <text:p>-62.3508491516113</text:p>
              </table:table-cell>
              <table:table-cell office:value-type="float" office:value="-62.3379135131836">
                <text:p>-62.3379135131836</text:p>
              </table:table-cell>
              <table:table-cell office:value-type="float" office:value="-62.3443603515625">
                <text:p>-62.3443603515625</text:p>
              </table:table-cell>
              <table:table-cell office:value-type="float" office:value="-62.3445663452148">
                <text:p>-62.3445663452148</text:p>
              </table:table-cell>
              <table:table-cell office:value-type="float" office:value="-62.3466606140137">
                <text:p>-62.3466606140137</text:p>
              </table:table-cell>
              <table:table-cell office:value-type="float" office:value="-62.3390007019043">
                <text:p>-62.3390007019043</text:p>
              </table:table-cell>
              <table:table-cell office:value-type="float" office:value="-62.3509330749512">
                <text:p>-62.3509330749512</text:p>
              </table:table-cell>
              <table:table-cell office:value-type="float" office:value="-62.3316421508789">
                <text:p>-62.3316421508789</text:p>
              </table:table-cell>
              <table:table-cell office:value-type="float" office:value="-62.3249549865723">
                <text:p>-62.3249549865723</text:p>
              </table:table-cell>
              <table:table-cell office:value-type="float" office:value="-62.3524436950684">
                <text:p>-62.3524436950684</text:p>
              </table:table-cell>
              <table:table-cell office:value-type="float" office:value="-62.3517723083496">
                <text:p>-62.3517723083496</text:p>
              </table:table-cell>
              <table:table-cell office:value-type="float" office:value="-62.3398361206055">
                <text:p>-62.3398361206055</text:p>
              </table:table-cell>
              <table:table-cell office:value-type="float" office:value="-62.3497200012207">
                <text:p>-62.3497200012207</text:p>
              </table:table-cell>
              <table:table-cell office:value-type="float" office:value="-62.3328971862793">
                <text:p>-62.3328971862793</text:p>
              </table:table-cell>
              <table:table-cell office:value-type="float" office:value="-62.347583770752">
                <text:p>-62.347583770752</text:p>
              </table:table-cell>
              <table:table-cell office:value-type="float" office:value="-62.3398361206055">
                <text:p>-62.3398361206055</text:p>
              </table:table-cell>
              <table:table-cell office:value-type="float" office:value="-62.3456993103027">
                <text:p>-62.3456993103027</text:p>
              </table:table-cell>
              <table:table-cell office:value-type="float" office:value="-62.3469963073731">
                <text:p>-62.3469963073731</text:p>
              </table:table-cell>
              <table:table-cell office:value-type="float" office:value="-62.3513908386231">
                <text:p>-62.3513908386231</text:p>
              </table:table-cell>
              <table:table-cell office:value-type="float" office:value="-62.3583488464356">
                <text:p>-62.3583488464356</text:p>
              </table:table-cell>
              <table:table-cell office:value-type="float" office:value="-62.3580131530762">
                <text:p>-62.3580131530762</text:p>
              </table:table-cell>
              <table:table-cell office:value-type="float" office:value="-62.3391227722168">
                <text:p>-62.3391227722168</text:p>
              </table:table-cell>
              <table:table-cell office:value-type="float" office:value="-62.3436050415039">
                <text:p>-62.3436050415039</text:p>
              </table:table-cell>
              <table:table-cell office:value-type="float" office:value="-62.3365745544434">
                <text:p>-62.3365745544434</text:p>
              </table:table-cell>
              <table:table-cell office:value-type="float" office:value="-62.3425979614258">
                <text:p>-62.3425979614258</text:p>
              </table:table-cell>
              <table:table-cell office:value-type="float" office:value="-62.3446922302246">
                <text:p>-62.3446922302246</text:p>
              </table:table-cell>
              <table:table-cell office:value-type="float" office:value="-62.3299674987793">
                <text:p>-62.3299674987793</text:p>
              </table:table-cell>
              <table:table-cell office:value-type="float" office:value="-62.3503913879395">
                <text:p>-62.3503913879395</text:p>
              </table:table-cell>
              <table:table-cell office:value-type="float" office:value="-62.3295059204102">
                <text:p>-62.3295059204102</text:p>
              </table:table-cell>
              <table:table-cell office:value-type="float" office:value="-62.3156051635742">
                <text:p>-62.3156051635742</text:p>
              </table:table-cell>
              <table:table-cell office:value-type="float" office:value="-62.3242416381836">
                <text:p>-62.3242416381836</text:p>
              </table:table-cell>
              <table:table-cell office:value-type="float" office:value="-62.3323059082031">
                <text:p>-62.3323059082031</text:p>
              </table:table-cell>
              <table:table-cell office:value-type="float" office:value="-62.328296661377">
                <text:p>-62.328296661377</text:p>
              </table:table-cell>
              <table:table-cell office:value-type="float" office:value="-62.3345680236816">
                <text:p>-62.3345680236816</text:p>
              </table:table-cell>
              <table:table-cell office:value-type="float" office:value="-62.3340225219727">
                <text:p>-62.3340225219727</text:p>
              </table:table-cell>
              <table:table-cell office:value-type="float" office:value="-62.3388748168945">
                <text:p>-62.3388748168945</text:p>
              </table:table-cell>
              <table:table-cell office:value-type="float" office:value="-62.3693428039551">
                <text:p>-62.3693428039551</text:p>
              </table:table-cell>
              <table:table-cell office:value-type="float" office:value="-62.3452377319336">
                <text:p>-62.3452377319336</text:p>
              </table:table-cell>
              <table:table-cell office:value-type="float" office:value="-62.3417205810547">
                <text:p>-62.3417205810547</text:p>
              </table:table-cell>
              <table:table-cell office:value-type="float" office:value="-62.3263778686523">
                <text:p>-62.3263778686523</text:p>
              </table:table-cell>
              <table:table-cell office:value-type="float" office:value="-62.3338165283203">
                <text:p>-62.3338165283203</text:p>
              </table:table-cell>
              <table:table-cell office:value-type="float" office:value="-62.3449440002441">
                <text:p>-62.3449440002441</text:p>
              </table:table-cell>
              <table:table-cell office:value-type="float" office:value="-62.349006652832">
                <text:p>-62.349006652832</text:p>
              </table:table-cell>
              <table:table-cell office:value-type="float" office:value="-62.3426818847656">
                <text:p>-62.3426818847656</text:p>
              </table:table-cell>
              <table:table-cell office:value-type="float" office:value="-62.33251953125">
                <text:p>-62.33251953125</text:p>
              </table:table-cell>
              <table:table-cell office:value-type="float" office:value="-62.3126831054688">
                <text:p>-62.3126831054688</text:p>
              </table:table-cell>
              <table:table-cell office:value-type="float" office:value="-62.3272514343262">
                <text:p>-62.3272514343262</text:p>
              </table:table-cell>
              <table:table-cell office:value-type="float" office:value="-62.3304252624512">
                <text:p>-62.3304252624512</text:p>
              </table:table-cell>
              <table:table-cell office:value-type="float" office:value="-62.3290061950684">
                <text:p>-62.3290061950684</text:p>
              </table:table-cell>
              <table:table-cell office:value-type="float" office:value="-62.3407135009766">
                <text:p>-62.3407135009766</text:p>
              </table:table-cell>
              <table:table-cell office:value-type="float" office:value="-62.3332290649414">
                <text:p>-62.3332290649414</text:p>
              </table:table-cell>
              <table:table-cell office:value-type="float" office:value="-62.3275451660156">
                <text:p>-62.3275451660156</text:p>
              </table:table-cell>
              <table:table-cell office:value-type="float" office:value="-62.3393363952637">
                <text:p>-62.3393363952637</text:p>
              </table:table-cell>
              <table:table-cell office:value-type="float" office:value="-62.3212814331055">
                <text:p>-62.3212814331055</text:p>
              </table:table-cell>
              <table:table-cell office:value-type="float" office:value="-62.3320159912109">
                <text:p>-62.3320159912109</text:p>
              </table:table-cell>
              <table:table-cell office:value-type="float" office:value="-62.3398361206055">
                <text:p>-62.3398361206055</text:p>
              </table:table-cell>
              <table:table-cell office:value-type="float" office:value="-62.3471221923828">
                <text:p>-62.3471221923828</text:p>
              </table:table-cell>
              <table:table-cell office:value-type="float" office:value="-62.3323516845703">
                <text:p>-62.3323516845703</text:p>
              </table:table-cell>
              <table:table-cell office:value-type="float" office:value="-62.3444023132324">
                <text:p>-62.3444023132324</text:p>
              </table:table-cell>
              <table:table-cell office:value-type="float" office:value="-62.3407135009766">
                <text:p>-62.3407135009766</text:p>
              </table:table-cell>
              <table:table-cell office:value-type="float" office:value="-62.3419342041016">
                <text:p>-62.3419342041016</text:p>
              </table:table-cell>
              <table:table-cell office:value-type="float" office:value="-62.3507652282715">
                <text:p>-62.3507652282715</text:p>
              </table:table-cell>
              <table:table-cell office:value-type="float" office:value="-62.3218612670898">
                <text:p>-62.3218612670898</text:p>
              </table:table-cell>
              <table:table-cell office:value-type="float" office:value="-62.3438148498535">
                <text:p>-62.3438148498535</text:p>
              </table:table-cell>
              <table:table-cell office:value-type="float" office:value="-62.3550415039063">
                <text:p>-62.3550415039063</text:p>
              </table:table-cell>
              <table:table-cell office:value-type="float" office:value="-62.3458671569824">
                <text:p>-62.3458671569824</text:p>
              </table:table-cell>
              <table:table-cell office:value-type="float" office:value="-62.3527336120606">
                <text:p>-62.3527336120606</text:p>
              </table:table-cell>
              <table:table-cell office:value-type="float" office:value="-62.3478355407715">
                <text:p>-62.3478355407715</text:p>
              </table:table-cell>
              <table:table-cell office:value-type="float" office:value="-62.3539924621582">
                <text:p>-62.3539924621582</text:p>
              </table:table-cell>
              <table:table-cell office:value-type="float" office:value="-62.3368682861328">
                <text:p>-62.3368682861328</text:p>
              </table:table-cell>
              <table:table-cell office:value-type="float" office:value="-62.3442726135254">
                <text:p>-62.3442726135254</text:p>
              </table:table-cell>
              <table:table-cell office:value-type="float" office:value="-62.3295478820801">
                <text:p>-62.3295478820801</text:p>
              </table:table-cell>
              <table:table-cell office:value-type="float" office:value="-62.3427238464356">
                <text:p>-62.3427238464356</text:p>
              </table:table-cell>
              <table:table-cell office:value-type="float" office:value="-62.3364906311035">
                <text:p>-62.3364906311035</text:p>
              </table:table-cell>
              <table:table-cell office:value-type="float" office:value="-62.3344841003418">
                <text:p>-62.3344841003418</text:p>
              </table:table-cell>
              <table:table-cell office:value-type="float" office:value="-62.3335189819336">
                <text:p>-62.3335189819336</text:p>
              </table:table-cell>
              <table:table-cell office:value-type="float" office:value="-62.3305130004883">
                <text:p>-62.3305130004883</text:p>
              </table:table-cell>
              <table:table-cell office:value-type="float" office:value="-62.3291358947754">
                <text:p>-62.3291358947754</text:p>
              </table:table-cell>
              <table:table-cell office:value-type="float" office:value="-62.3318481445313">
                <text:p>-62.3318481445313</text:p>
              </table:table-cell>
              <table:table-cell office:value-type="float" office:value="-62.3129730224609">
                <text:p>-62.3129730224609</text:p>
              </table:table-cell>
              <table:table-cell office:value-type="float" office:value="-62.3244132995606">
                <text:p>-62.3244132995606</text:p>
              </table:table-cell>
              <table:table-cell office:value-type="float" office:value="-62.3352355957031">
                <text:p>-62.3352355957031</text:p>
              </table:table-cell>
              <table:table-cell office:value-type="float" office:value="-62.3448181152344">
                <text:p>-62.3448181152344</text:p>
              </table:table-cell>
              <table:table-cell office:value-type="float" office:value="-62.3238677978516">
                <text:p>-62.3238677978516</text:p>
              </table:table-cell>
              <table:table-cell office:value-type="float" office:value="-62.3243713378906">
                <text:p>-62.3243713378906</text:p>
              </table:table-cell>
              <table:table-cell office:value-type="float" office:value="-62.3150596618652">
                <text:p>-62.3150596618652</text:p>
              </table:table-cell>
              <table:table-cell office:value-type="float" office:value="-62.3258323669434">
                <text:p>-62.3258323669434</text:p>
              </table:table-cell>
              <table:table-cell office:value-type="float" office:value="-62.3267059326172">
                <text:p>-62.3267059326172</text:p>
              </table:table-cell>
              <table:table-cell office:value-type="float" office:value="-62.3320579528809">
                <text:p>-62.3320579528809</text:p>
              </table:table-cell>
              <table:table-cell office:value-type="float" office:value="-62.3150596618652">
                <text:p>-62.3150596618652</text:p>
              </table:table-cell>
              <table:table-cell office:value-type="float" office:value="-62.327880859375">
                <text:p>-62.327880859375</text:p>
              </table:table-cell>
              <table:table-cell office:value-type="float" office:value="-62.3312644958496">
                <text:p>-62.3312644958496</text:p>
              </table:table-cell>
              <table:table-cell office:value-type="float" office:value="-62.3259582519531">
                <text:p>-62.3259582519531</text:p>
              </table:table-cell>
              <table:table-cell office:value-type="float" office:value="-62.3247032165527">
                <text:p>-62.3247032165527</text:p>
              </table:table-cell>
              <table:table-cell office:value-type="float" office:value="-62.3233222961426">
                <text:p>-62.3233222961426</text:p>
              </table:table-cell>
              <table:table-cell office:value-type="float" office:value="-62.3307609558106">
                <text:p>-62.3307609558106</text:p>
              </table:table-cell>
              <table:table-cell office:value-type="float" office:value="-62.3206939697266">
                <text:p>-62.3206939697266</text:p>
              </table:table-cell>
              <table:table-cell office:value-type="float" office:value="-62.3165588378906">
                <text:p>-62.3165588378906</text:p>
              </table:table-cell>
              <table:table-cell office:value-type="float" office:value="-62.3275451660156">
                <text:p>-62.3275451660156</text:p>
              </table:table-cell>
              <table:table-cell office:value-type="float" office:value="-62.3090972900391">
                <text:p>-62.3090972900391</text:p>
              </table:table-cell>
              <table:table-cell office:value-type="float" office:value="-62.3156051635742">
                <text:p>-62.3156051635742</text:p>
              </table:table-cell>
              <table:table-cell office:value-type="float" office:value="-62.317440032959">
                <text:p>-62.317440032959</text:p>
              </table:table-cell>
              <table:table-cell office:value-type="float" office:value="-62.3224067687988">
                <text:p>-62.3224067687988</text:p>
              </table:table-cell>
              <table:table-cell office:value-type="float" office:value="-62.3131446838379">
                <text:p>-62.3131446838379</text:p>
              </table:table-cell>
              <table:table-cell office:value-type="float" office:value="-62.3191070556641">
                <text:p>-62.3191070556641</text:p>
              </table:table-cell>
              <table:table-cell office:value-type="float" office:value="-62.3155212402344">
                <text:p>-62.3155212402344</text:p>
              </table:table-cell>
              <table:table-cell office:value-type="float" office:value="-62.3090972900391">
                <text:p>-62.3090972900391</text:p>
              </table:table-cell>
              <table:table-cell office:value-type="float" office:value="-62.3364067077637">
                <text:p>-62.3364067077637</text:p>
              </table:table-cell>
              <table:table-cell office:value-type="float" office:value="-62.3382453918457">
                <text:p>-62.3382453918457</text:p>
              </table:table-cell>
              <table:table-cell office:value-type="float" office:value="-62.3231582641602">
                <text:p>-62.3231582641602</text:p>
              </table:table-cell>
              <table:table-cell office:value-type="float" office:value="-62.3107643127441">
                <text:p>-62.3107643127441</text:p>
              </table:table-cell>
              <table:table-cell office:value-type="float" office:value="-62.3154792785645">
                <text:p>-62.3154792785645</text:p>
              </table:table-cell>
              <table:table-cell office:value-type="float" office:value="-62.322696685791">
                <text:p>-62.322696685791</text:p>
              </table:table-cell>
              <table:table-cell office:value-type="float" office:value="-62.3361129760742">
                <text:p>-62.3361129760742</text:p>
              </table:table-cell>
              <table:table-cell office:value-type="float" office:value="-62.326416015625">
                <text:p>-62.326416015625</text:p>
              </table:table-cell>
              <table:table-cell office:value-type="float" office:value="-62.3192367553711">
                <text:p>-62.3192367553711</text:p>
              </table:table-cell>
              <table:table-cell office:value-type="float" office:value="-62.3093872070313">
                <text:p>-62.3093872070313</text:p>
              </table:table-cell>
              <table:table-cell office:value-type="float" office:value="-62.3152694702148">
                <text:p>-62.3152694702148</text:p>
              </table:table-cell>
              <table:table-cell office:value-type="float" office:value="-62.3209037780762">
                <text:p>-62.3209037780762</text:p>
              </table:table-cell>
              <table:table-cell office:value-type="float" office:value="-62.3341102600098">
                <text:p>-62.3341102600098</text:p>
              </table:table-cell>
              <table:table-cell office:value-type="float" office:value="-62.3128890991211">
                <text:p>-62.3128890991211</text:p>
              </table:table-cell>
              <table:table-cell office:value-type="float" office:value="-62.3195266723633">
                <text:p>-62.3195266723633</text:p>
              </table:table-cell>
              <table:table-cell office:value-type="float" office:value="-62.3102226257324">
                <text:p>-62.3102226257324</text:p>
              </table:table-cell>
              <table:table-cell office:value-type="float" office:value="-62.3124732971191">
                <text:p>-62.3124732971191</text:p>
              </table:table-cell>
              <table:table-cell office:value-type="float" office:value="-62.3082618713379">
                <text:p>-62.3082618713379</text:p>
              </table:table-cell>
              <table:table-cell office:value-type="float" office:value="-62.3104705810547">
                <text:p>-62.3104705810547</text:p>
              </table:table-cell>
              <table:table-cell office:value-type="float" office:value="-62.3196907043457">
                <text:p>-62.3196907043457</text:p>
              </table:table-cell>
              <table:table-cell office:value-type="float" office:value="-62.3130989074707">
                <text:p>-62.3130989074707</text:p>
              </table:table-cell>
              <table:table-cell office:value-type="float" office:value="-62.2969284057617">
                <text:p>-62.2969284057617</text:p>
              </table:table-cell>
              <table:table-cell office:value-type="float" office:value="-62.3410491943359">
                <text:p>-62.3410491943359</text:p>
              </table:table-cell>
              <table:table-cell office:value-type="float" office:value="-62.3257484436035">
                <text:p>-62.3257484436035</text:p>
              </table:table-cell>
              <table:table-cell office:value-type="float" office:value="-62.3184394836426">
                <text:p>-62.3184394836426</text:p>
              </table:table-cell>
              <table:table-cell office:value-type="float" office:value="-62.3229942321777">
                <text:p>-62.3229942321777</text:p>
              </table:table-cell>
              <table:table-cell office:value-type="float" office:value="-62.327335357666">
                <text:p>-62.327335357666</text:p>
              </table:table-cell>
              <table:table-cell office:value-type="float" office:value="-62.3229522705078">
                <text:p>-62.3229522705078</text:p>
              </table:table-cell>
              <table:table-cell office:value-type="float" office:value="-62.3171501159668">
                <text:p>-62.3171501159668</text:p>
              </table:table-cell>
              <table:table-cell office:value-type="float" office:value="-62.298511505127">
                <text:p>-62.298511505127</text:p>
              </table:table-cell>
              <table:table-cell office:value-type="float" office:value="-62.296012878418">
                <text:p>-62.296012878418</text:p>
              </table:table-cell>
              <table:table-cell office:value-type="float" office:value="-62.3189849853516">
                <text:p>-62.3189849853516</text:p>
              </table:table-cell>
              <table:table-cell office:value-type="float" office:value="-62.324577331543">
                <text:p>-62.324577331543</text:p>
              </table:table-cell>
              <table:table-cell office:value-type="float" office:value="-62.3126831054688">
                <text:p>-62.3126831054688</text:p>
              </table:table-cell>
              <table:table-cell office:value-type="float" office:value="-62.3001327514648">
                <text:p>-62.3001327514648</text:p>
              </table:table-cell>
              <table:table-cell office:value-type="float" office:value="-62.3249549865723">
                <text:p>-62.3249549865723</text:p>
              </table:table-cell>
              <table:table-cell office:value-type="float" office:value="-62.3205680847168">
                <text:p>-62.3205680847168</text:p>
              </table:table-cell>
              <table:table-cell office:value-type="float" office:value="-62.3084297180176">
                <text:p>-62.3084297180176</text:p>
              </table:table-cell>
              <table:table-cell office:value-type="float" office:value="-62.3256645202637">
                <text:p>-62.3256645202637</text:p>
              </table:table-cell>
              <table:table-cell office:value-type="float" office:value="-62.312183380127">
                <text:p>-62.312183380127</text:p>
              </table:table-cell>
              <table:table-cell office:value-type="float" office:value="-62.3169784545898">
                <text:p>-62.3169784545898</text:p>
              </table:table-cell>
              <table:table-cell office:value-type="float" office:value="-62.3088455200195">
                <text:p>-62.3088455200195</text:p>
              </table:table-cell>
              <table:table-cell office:value-type="float" office:value="-62.2994728088379">
                <text:p>-62.2994728088379</text:p>
              </table:table-cell>
              <table:table-cell office:value-type="float" office:value="-62.3045120239258">
                <text:p>-62.3045120239258</text:p>
              </table:table-cell>
              <table:table-cell office:value-type="float" office:value="-62.2934722900391">
                <text:p>-62.2934722900391</text:p>
              </table:table-cell>
              <table:table-cell office:value-type="float" office:value="-62.3120994567871">
                <text:p>-62.3120994567871</text:p>
              </table:table-cell>
              <table:table-cell office:value-type="float" office:value="-62.3043403625488">
                <text:p>-62.3043403625488</text:p>
              </table:table-cell>
              <table:table-cell office:value-type="float" office:value="-62.3072624206543">
                <text:p>-62.3072624206543</text:p>
              </table:table-cell>
              <table:table-cell office:value-type="float" office:value="-62.3096389770508">
                <text:p>-62.3096389770508</text:p>
              </table:table-cell>
              <table:table-cell office:value-type="float" office:value="-62.3020095825195">
                <text:p>-62.3020095825195</text:p>
              </table:table-cell>
              <table:table-cell office:value-type="float" office:value="-62.3287582397461">
                <text:p>-62.3287582397461</text:p>
              </table:table-cell>
              <table:table-cell office:value-type="float" office:value="-62.3156433105469">
                <text:p>-62.3156433105469</text:p>
              </table:table-cell>
              <table:table-cell office:value-type="float" office:value="-62.3033447265625">
                <text:p>-62.3033447265625</text:p>
              </table:table-cell>
              <table:table-cell office:value-type="float" office:value="-62.3056335449219">
                <text:p>-62.3056335449219</text:p>
              </table:table-cell>
              <table:table-cell office:value-type="float" office:value="-62.3185653686523">
                <text:p>-62.3185653686523</text:p>
              </table:table-cell>
              <table:table-cell office:value-type="float" office:value="-62.3119354248047">
                <text:p>-62.3119354248047</text:p>
              </table:table-cell>
              <table:table-cell office:value-type="float" office:value="-62.3172302246094">
                <text:p>-62.3172302246094</text:p>
              </table:table-cell>
              <table:table-cell office:value-type="float" office:value="-62.3012199401856">
                <text:p>-62.3012199401856</text:p>
              </table:table-cell>
              <table:table-cell office:value-type="float" office:value="-62.3065528869629">
                <text:p>-62.3065528869629</text:p>
              </table:table-cell>
              <table:table-cell office:value-type="float" office:value="-62.2964324951172">
                <text:p>-62.2964324951172</text:p>
              </table:table-cell>
              <table:table-cell office:value-type="float" office:value="-62.3221549987793">
                <text:p>-62.3221549987793</text:p>
              </table:table-cell>
              <table:table-cell office:value-type="float" office:value="-62.3114738464356">
                <text:p>-62.3114738464356</text:p>
              </table:table-cell>
              <table:table-cell office:value-type="float" office:value="-62.3033866882324">
                <text:p>-62.3033866882324</text:p>
              </table:table-cell>
              <table:table-cell office:value-type="float" office:value="-62.3235778808594">
                <text:p>-62.3235778808594</text:p>
              </table:table-cell>
              <table:table-cell office:value-type="float" office:value="-62.3104286193848">
                <text:p>-62.3104286193848</text:p>
              </table:table-cell>
              <table:table-cell office:value-type="float" office:value="-62.2924346923828">
                <text:p>-62.2924346923828</text:p>
              </table:table-cell>
              <table:table-cell office:value-type="float" office:value="-62.3100547790527">
                <text:p>-62.3100547790527</text:p>
              </table:table-cell>
              <table:table-cell office:value-type="float" office:value="-62.2878150939941">
                <text:p>-62.2878150939941</text:p>
              </table:table-cell>
              <table:table-cell office:value-type="float" office:value="-62.2989692687988">
                <text:p>-62.2989692687988</text:p>
              </table:table-cell>
              <table:table-cell office:value-type="float" office:value="-62.2908515930176">
                <text:p>-62.2908515930176</text:p>
              </table:table-cell>
              <table:table-cell office:value-type="float" office:value="-62.2969703674316">
                <text:p>-62.2969703674316</text:p>
              </table:table-cell>
              <table:table-cell office:value-type="float" office:value="-62.3106803894043">
                <text:p>-62.3106803894043</text:p>
              </table:table-cell>
              <table:table-cell office:value-type="float" office:value="-62.3052215576172">
                <text:p>-62.3052215576172</text:p>
              </table:table-cell>
              <table:table-cell office:value-type="float" office:value="-62.3024291992188">
                <text:p>-62.3024291992188</text:p>
              </table:table-cell>
              <table:table-cell office:value-type="float" office:value="-62.2963905334473">
                <text:p>-62.2963905334473</text:p>
              </table:table-cell>
              <table:table-cell office:value-type="float" office:value="-62.2994728088379">
                <text:p>-62.2994728088379</text:p>
              </table:table-cell>
              <table:table-cell office:value-type="float" office:value="-62.2937622070313">
                <text:p>-62.2937622070313</text:p>
              </table:table-cell>
              <table:table-cell office:value-type="float" office:value="-62.3099708557129">
                <text:p>-62.3099708557129</text:p>
              </table:table-cell>
              <table:table-cell office:value-type="float" office:value="-62.3125991821289">
                <text:p>-62.3125991821289</text:p>
              </table:table-cell>
              <table:table-cell office:value-type="float" office:value="-62.3131446838379">
                <text:p>-62.3131446838379</text:p>
              </table:table-cell>
              <table:table-cell office:value-type="float" office:value="-62.2942237854004">
                <text:p>-62.2942237854004</text:p>
              </table:table-cell>
              <table:table-cell office:value-type="float" office:value="-62.3103904724121">
                <text:p>-62.3103904724121</text:p>
              </table:table-cell>
              <table:table-cell office:value-type="float" office:value="-62.3074264526367">
                <text:p>-62.3074264526367</text:p>
              </table:table-cell>
              <table:table-cell office:value-type="float" office:value="-62.2995529174805">
                <text:p>-62.2995529174805</text:p>
              </table:table-cell>
              <table:table-cell office:value-type="float" office:value="-62.2897300720215">
                <text:p>-62.2897300720215</text:p>
              </table:table-cell>
              <table:table-cell office:value-type="float" office:value="-62.3062591552734">
                <text:p>-62.3062591552734</text:p>
              </table:table-cell>
              <table:table-cell office:value-type="float" office:value="-62.294807434082">
                <text:p>-62.294807434082</text:p>
              </table:table-cell>
              <table:table-cell office:value-type="float" office:value="-62.2882308959961">
                <text:p>-62.2882308959961</text:p>
              </table:table-cell>
              <table:table-cell office:value-type="float" office:value="-62.3028030395508">
                <text:p>-62.3028030395508</text:p>
              </table:table-cell>
              <table:table-cell office:value-type="float" office:value="-62.3025932312012">
                <text:p>-62.3025932312012</text:p>
              </table:table-cell>
              <table:table-cell office:value-type="float" office:value="-62.3124732971191">
                <text:p>-62.3124732971191</text:p>
              </table:table-cell>
              <table:table-cell office:value-type="float" office:value="-62.2762603759766">
                <text:p>-62.2762603759766</text:p>
              </table:table-cell>
              <table:table-cell office:value-type="float" office:value="-62.2974700927734">
                <text:p>-62.2974700927734</text:p>
              </table:table-cell>
              <table:table-cell office:value-type="float" office:value="-62.3089714050293">
                <text:p>-62.3089714050293</text:p>
              </table:table-cell>
              <table:table-cell office:value-type="float" office:value="-62.2857360839844">
                <text:p>-62.2857360839844</text:p>
              </table:table-cell>
              <table:table-cell office:value-type="float" office:value="-62.2958488464356">
                <text:p>-62.2958488464356</text:p>
              </table:table-cell>
              <table:table-cell office:value-type="float" office:value="-62.2957649230957">
                <text:p>-62.2957649230957</text:p>
              </table:table-cell>
              <table:table-cell office:value-type="float" office:value="-62.2980117797852">
                <text:p>-62.2980117797852</text:p>
              </table:table-cell>
              <table:table-cell office:value-type="float" office:value="-62.2787132263184">
                <text:p>-62.2787132263184</text:p>
              </table:table-cell>
              <table:table-cell office:value-type="float" office:value="-62.2977180480957">
                <text:p>-62.2977180480957</text:p>
              </table:table-cell>
              <table:table-cell office:value-type="float" office:value="-62.2978858947754">
                <text:p>-62.2978858947754</text:p>
              </table:table-cell>
              <table:table-cell office:value-type="float" office:value="-62.2925605773926">
                <text:p>-62.2925605773926</text:p>
              </table:table-cell>
              <table:table-cell office:value-type="float" office:value="-62.3035087585449">
                <text:p>-62.3035087585449</text:p>
              </table:table-cell>
              <table:table-cell office:value-type="float" office:value="-62.284782409668">
                <text:p>-62.284782409668</text:p>
              </table:table-cell>
              <table:table-cell office:value-type="float" office:value="-62.2731056213379">
                <text:p>-62.2731056213379</text:p>
              </table:table-cell>
              <table:table-cell office:value-type="float" office:value="-62.3084716796875">
                <text:p>-62.3084716796875</text:p>
              </table:table-cell>
              <table:table-cell office:value-type="float" office:value="-62.297306060791">
                <text:p>-62.297306060791</text:p>
              </table:table-cell>
              <table:table-cell office:value-type="float" office:value="-62.3061370849609">
                <text:p>-62.3061370849609</text:p>
              </table:table-cell>
              <table:table-cell office:value-type="float" office:value="-62.272647857666">
                <text:p>-62.272647857666</text:p>
              </table:table-cell>
              <table:table-cell office:value-type="float" office:value="-62.2805404663086">
                <text:p>-62.2805404663086</text:p>
              </table:table-cell>
              <table:table-cell office:value-type="float" office:value="-62.2821617126465">
                <text:p>-62.2821617126465</text:p>
              </table:table-cell>
              <table:table-cell office:value-type="float" office:value="-62.2773818969727">
                <text:p>-62.2773818969727</text:p>
              </table:table-cell>
              <table:table-cell office:value-type="float" office:value="-62.295597076416">
                <text:p>-62.295597076416</text:p>
              </table:table-cell>
              <table:table-cell office:value-type="float" office:value="-62.3131828308106">
                <text:p>-62.3131828308106</text:p>
              </table:table-cell>
              <table:table-cell office:value-type="float" office:value="-62.2949333190918">
                <text:p>-62.2949333190918</text:p>
              </table:table-cell>
              <table:table-cell office:value-type="float" office:value="-62.2768402099609">
                <text:p>-62.2768402099609</text:p>
              </table:table-cell>
              <table:table-cell office:value-type="float" office:value="-62.2974281311035">
                <text:p>-62.2974281311035</text:p>
              </table:table-cell>
              <table:table-cell office:value-type="float" office:value="-62.2774658203125">
                <text:p>-62.2774658203125</text:p>
              </table:table-cell>
              <table:table-cell office:value-type="float" office:value="-62.3133926391602">
                <text:p>-62.3133926391602</text:p>
              </table:table-cell>
              <table:table-cell office:value-type="float" office:value="-62.3016777038574">
                <text:p>-62.3016777038574</text:p>
              </table:table-cell>
              <table:table-cell office:value-type="float" office:value="-62.2749710083008">
                <text:p>-62.2749710083008</text:p>
              </table:table-cell>
              <table:table-cell office:value-type="float" office:value="-62.2889785766602">
                <text:p>-62.2889785766602</text:p>
              </table:table-cell>
              <table:table-cell office:value-type="float" office:value="-62.2964744567871">
                <text:p>-62.2964744567871</text:p>
              </table:table-cell>
              <table:table-cell office:value-type="float" office:value="-62.2860260009766">
                <text:p>-62.2860260009766</text:p>
              </table:table-cell>
              <table:table-cell office:value-type="float" office:value="-62.279541015625">
                <text:p>-62.279541015625</text:p>
              </table:table-cell>
              <table:table-cell office:value-type="float" office:value="-62.281867980957">
                <text:p>-62.281867980957</text:p>
              </table:table-cell>
              <table:table-cell office:value-type="float" office:value="-62.2908935546875">
                <text:p>-62.2908935546875</text:p>
              </table:table-cell>
              <table:table-cell office:value-type="float" office:value="-62.2896461486816">
                <text:p>-62.2896461486816</text:p>
              </table:table-cell>
              <table:table-cell office:value-type="float" office:value="-62.2912712097168">
                <text:p>-62.2912712097168</text:p>
              </table:table-cell>
              <table:table-cell office:value-type="float" office:value="-62.2674179077148">
                <text:p>-62.2674179077148</text:p>
              </table:table-cell>
              <table:table-cell office:value-type="float" office:value="-62.2946853637695">
                <text:p>-62.2946853637695</text:p>
              </table:table-cell>
              <table:table-cell office:value-type="float" office:value="-62.2849884033203">
                <text:p>-62.2849884033203</text:p>
              </table:table-cell>
              <table:table-cell office:value-type="float" office:value="-62.2719841003418">
                <text:p>-62.2719841003418</text:p>
              </table:table-cell>
              <table:table-cell office:value-type="float" office:value="-62.3081359863281">
                <text:p>-62.3081359863281</text:p>
              </table:table-cell>
              <table:table-cell office:value-type="float" office:value="-62.298095703125">
                <text:p>-62.298095703125</text:p>
              </table:table-cell>
              <table:table-cell office:value-type="float" office:value="-62.2901840209961">
                <text:p>-62.2901840209961</text:p>
              </table:table-cell>
              <table:table-cell office:value-type="float" office:value="-62.2725677490234">
                <text:p>-62.2725677490234</text:p>
              </table:table-cell>
              <table:table-cell office:value-type="float" office:value="-62.2826194763184">
                <text:p>-62.2826194763184</text:p>
              </table:table-cell>
              <table:table-cell office:value-type="float" office:value="-62.2923088073731">
                <text:p>-62.2923088073731</text:p>
              </table:table-cell>
              <table:table-cell office:value-type="float" office:value="-62.2945976257324">
                <text:p>-62.2945976257324</text:p>
              </table:table-cell>
              <table:table-cell office:value-type="float" office:value="-62.2991371154785">
                <text:p>-62.2991371154785</text:p>
              </table:table-cell>
              <table:table-cell office:value-type="float" office:value="-62.2933921813965">
                <text:p>-62.2933921813965</text:p>
              </table:table-cell>
              <table:table-cell office:value-type="float" office:value="-62.255558013916">
                <text:p>-62.255558013916</text:p>
              </table:table-cell>
              <table:table-cell office:value-type="float" office:value="-62.2854881286621">
                <text:p>-62.2854881286621</text:p>
              </table:table-cell>
              <table:table-cell office:value-type="float" office:value="-62.2720642089844">
                <text:p>-62.2720642089844</text:p>
              </table:table-cell>
              <table:table-cell office:value-type="float" office:value="-62.2974281311035">
                <text:p>-62.2974281311035</text:p>
              </table:table-cell>
              <table:table-cell office:value-type="float" office:value="-62.2801666259766">
                <text:p>-62.2801666259766</text:p>
              </table:table-cell>
              <table:table-cell office:value-type="float" office:value="-62.2924766540527">
                <text:p>-62.2924766540527</text:p>
              </table:table-cell>
              <table:table-cell office:value-type="float" office:value="-62.2772178649902">
                <text:p>-62.2772178649902</text:p>
              </table:table-cell>
              <table:table-cell office:value-type="float" office:value="-62.2805404663086">
                <text:p>-62.2805404663086</text:p>
              </table:table-cell>
              <table:table-cell office:value-type="float" office:value="-62.2920150756836">
                <text:p>-62.2920150756836</text:p>
              </table:table-cell>
              <table:table-cell office:value-type="float" office:value="-62.2720222473145">
                <text:p>-62.2720222473145</text:p>
              </table:table-cell>
              <table:table-cell office:value-type="float" office:value="-62.2993011474609">
                <text:p>-62.2993011474609</text:p>
              </table:table-cell>
              <table:table-cell office:value-type="float" office:value="-62.2915191650391">
                <text:p>-62.2915191650391</text:p>
              </table:table-cell>
              <table:table-cell office:value-type="float" office:value="-62.2821159362793">
                <text:p>-62.2821159362793</text:p>
              </table:table-cell>
              <table:table-cell office:value-type="float" office:value="-62.2951393127441">
                <text:p>-62.2951393127441</text:p>
              </table:table-cell>
              <table:table-cell office:value-type="float" office:value="-62.2928504943848">
                <text:p>-62.2928504943848</text:p>
              </table:table-cell>
              <table:table-cell office:value-type="float" office:value="-62.2951812744141">
                <text:p>-62.2951812744141</text:p>
              </table:table-cell>
              <table:table-cell office:value-type="float" office:value="-62.2765502929688">
                <text:p>-62.2765502929688</text:p>
              </table:table-cell>
              <table:table-cell office:value-type="float" office:value="-62.2597427368164">
                <text:p>-62.2597427368164</text:p>
              </table:table-cell>
              <table:table-cell office:value-type="float" office:value="-62.2972221374512">
                <text:p>-62.2972221374512</text:p>
              </table:table-cell>
              <table:table-cell office:value-type="float" office:value="-62.3181037902832">
                <text:p>-62.3181037902832</text:p>
              </table:table-cell>
              <table:table-cell office:value-type="float" office:value="-62.2772598266602">
                <text:p>-62.2772598266602</text:p>
              </table:table-cell>
              <table:table-cell office:value-type="float" office:value="-62.273063659668">
                <text:p>-62.273063659668</text:p>
              </table:table-cell>
              <table:table-cell office:value-type="float" office:value="-62.2824096679688">
                <text:p>-62.2824096679688</text:p>
              </table:table-cell>
              <table:table-cell office:value-type="float" office:value="-62.2898139953613">
                <text:p>-62.2898139953613</text:p>
              </table:table-cell>
              <table:table-cell office:value-type="float" office:value="-62.267333984375">
                <text:p>-62.267333984375</text:p>
              </table:table-cell>
              <table:table-cell office:value-type="float" office:value="-62.2645149230957">
                <text:p>-62.2645149230957</text:p>
              </table:table-cell>
              <table:table-cell office:value-type="float" office:value="-62.2883949279785">
                <text:p>-62.2883949279785</text:p>
              </table:table-cell>
              <table:table-cell office:value-type="float" office:value="-62.3037223815918">
                <text:p>-62.3037223815918</text:p>
              </table:table-cell>
              <table:table-cell office:value-type="float" office:value="-62.2665061950684">
                <text:p>-62.2665061950684</text:p>
              </table:table-cell>
              <table:table-cell office:value-type="float" office:value="-62.2778816223145">
                <text:p>-62.2778816223145</text:p>
              </table:table-cell>
              <table:table-cell office:value-type="float" office:value="-62.2753028869629">
                <text:p>-62.2753028869629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275634765625">
                <text:p>-62.275634765625</text:p>
              </table:table-cell>
              <table:table-cell office:value-type="float" office:value="-62.262565612793">
                <text:p>-62.262565612793</text:p>
              </table:table-cell>
              <table:table-cell office:value-type="float" office:value="-62.2886505126953">
                <text:p>-62.2886505126953</text:p>
              </table:table-cell>
              <table:table-cell office:value-type="float" office:value="-62.2821998596191">
                <text:p>-62.2821998596191</text:p>
              </table:table-cell>
              <table:table-cell office:value-type="float" office:value="-62.2824096679688">
                <text:p>-62.2824096679688</text:p>
              </table:table-cell>
              <table:table-cell office:value-type="float" office:value="-62.2688713073731">
                <text:p>-62.2688713073731</text:p>
              </table:table-cell>
              <table:table-cell office:value-type="float" office:value="-62.2696189880371">
                <text:p>-62.2696189880371</text:p>
              </table:table-cell>
              <table:table-cell office:value-type="float" office:value="-62.2783393859863">
                <text:p>-62.2783393859863</text:p>
              </table:table-cell>
              <table:table-cell office:value-type="float" office:value="-62.2935981750488">
                <text:p>-62.2935981750488</text:p>
              </table:table-cell>
              <table:table-cell office:value-type="float" office:value="-62.3050117492676">
                <text:p>-62.3050117492676</text:p>
              </table:table-cell>
              <table:table-cell office:value-type="float" office:value="-62.2984275817871">
                <text:p>-62.2984275817871</text:p>
              </table:table-cell>
              <table:table-cell office:value-type="float" office:value="-62.2715682983398">
                <text:p>-62.2715682983398</text:p>
              </table:table-cell>
              <table:table-cell office:value-type="float" office:value="-62.2760543823242">
                <text:p>-62.2760543823242</text:p>
              </table:table-cell>
              <table:table-cell office:value-type="float" office:value="-62.266170501709">
                <text:p>-62.266170501709</text:p>
              </table:table-cell>
            </table:table-row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-62.2380065917969">
                <text:p>-62.2380065917969</text:p>
                <draw:g>
                  <svg:desc>optymalizacja_wycinana_z_trace.A2:optymalizacja_wycinana_z_trace.OJ2</svg:desc>
                </draw:g>
              </table:table-cell>
              <table:table-cell office:value-type="float" office:value="-62.2244529724121">
                <text:p>-62.2244529724121</text:p>
              </table:table-cell>
              <table:table-cell office:value-type="float" office:value="-62.2277145385742">
                <text:p>-62.2277145385742</text:p>
              </table:table-cell>
              <table:table-cell office:value-type="float" office:value="-62.2128562927246">
                <text:p>-62.2128562927246</text:p>
              </table:table-cell>
              <table:table-cell office:value-type="float" office:value="-62.2057685852051">
                <text:p>-62.2057685852051</text:p>
              </table:table-cell>
              <table:table-cell office:value-type="float" office:value="-62.2288284301758">
                <text:p>-62.2288284301758</text:p>
              </table:table-cell>
              <table:table-cell office:value-type="float" office:value="-62.2259368896484">
                <text:p>-62.2259368896484</text:p>
              </table:table-cell>
              <table:table-cell office:value-type="float" office:value="-62.2155380249023">
                <text:p>-62.2155380249023</text:p>
              </table:table-cell>
              <table:table-cell office:value-type="float" office:value="-62.2168960571289">
                <text:p>-62.2168960571289</text:p>
              </table:table-cell>
              <table:table-cell office:value-type="float" office:value="-62.2258567810059">
                <text:p>-62.2258567810059</text:p>
              </table:table-cell>
              <table:table-cell office:value-type="float" office:value="-62.2309799194336">
                <text:p>-62.2309799194336</text:p>
              </table:table-cell>
              <table:table-cell office:value-type="float" office:value="-62.2327156066895">
                <text:p>-62.2327156066895</text:p>
              </table:table-cell>
              <table:table-cell office:value-type="float" office:value="-62.2287063598633">
                <text:p>-62.2287063598633</text:p>
              </table:table-cell>
              <table:table-cell office:value-type="float" office:value="-62.2206954956055">
                <text:p>-62.2206954956055</text:p>
              </table:table-cell>
              <table:table-cell office:value-type="float" office:value="-62.2397422790527">
                <text:p>-62.2397422790527</text:p>
              </table:table-cell>
              <table:table-cell office:value-type="float" office:value="-62.2452049255371">
                <text:p>-62.2452049255371</text:p>
              </table:table-cell>
              <table:table-cell office:value-type="float" office:value="-62.2175598144531">
                <text:p>-62.2175598144531</text:p>
              </table:table-cell>
              <table:table-cell office:value-type="float" office:value="-62.2271766662598">
                <text:p>-62.2271766662598</text:p>
              </table:table-cell>
              <table:table-cell office:value-type="float" office:value="-62.2180938720703">
                <text:p>-62.2180938720703</text:p>
              </table:table-cell>
              <table:table-cell office:value-type="float" office:value="-62.2300682067871">
                <text:p>-62.2300682067871</text:p>
              </table:table-cell>
              <table:table-cell office:value-type="float" office:value="-62.2407379150391">
                <text:p>-62.2407379150391</text:p>
              </table:table-cell>
              <table:table-cell office:value-type="float" office:value="-62.2447509765625">
                <text:p>-62.2447509765625</text:p>
              </table:table-cell>
              <table:table-cell office:value-type="float" office:value="-62.231143951416">
                <text:p>-62.231143951416</text:p>
              </table:table-cell>
              <table:table-cell office:value-type="float" office:value="-62.2332534790039">
                <text:p>-62.2332534790039</text:p>
              </table:table-cell>
              <table:table-cell office:value-type="float" office:value="-62.2478523254395">
                <text:p>-62.2478523254395</text:p>
              </table:table-cell>
              <table:table-cell office:value-type="float" office:value="-62.2306480407715">
                <text:p>-62.2306480407715</text:p>
              </table:table-cell>
              <table:table-cell office:value-type="float" office:value="-62.2164878845215">
                <text:p>-62.2164878845215</text:p>
              </table:table-cell>
              <table:table-cell office:value-type="float" office:value="-62.2165718078613">
                <text:p>-62.2165718078613</text:p>
              </table:table-cell>
              <table:table-cell office:value-type="float" office:value="-62.2314720153809">
                <text:p>-62.2314720153809</text:p>
              </table:table-cell>
              <table:table-cell office:value-type="float" office:value="-62.2385406494141">
                <text:p>-62.2385406494141</text:p>
              </table:table-cell>
              <table:table-cell office:value-type="float" office:value="-62.2513313293457">
                <text:p>-62.2513313293457</text:p>
              </table:table-cell>
              <table:table-cell office:value-type="float" office:value="-62.2262268066406">
                <text:p>-62.2262268066406</text:p>
              </table:table-cell>
              <table:table-cell office:value-type="float" office:value="-62.2226753234863">
                <text:p>-62.2226753234863</text:p>
              </table:table-cell>
              <table:table-cell office:value-type="float" office:value="-62.2375106811523">
                <text:p>-62.2375106811523</text:p>
              </table:table-cell>
              <table:table-cell office:value-type="float" office:value="-62.223503112793">
                <text:p>-62.223503112793</text:p>
              </table:table-cell>
              <table:table-cell office:value-type="float" office:value="-62.2406539916992">
                <text:p>-62.2406539916992</text:p>
              </table:table-cell>
              <table:table-cell office:value-type="float" office:value="-62.2084426879883">
                <text:p>-62.2084426879883</text:p>
              </table:table-cell>
              <table:table-cell office:value-type="float" office:value="-62.2284965515137">
                <text:p>-62.2284965515137</text:p>
              </table:table-cell>
              <table:table-cell office:value-type="float" office:value="-62.252326965332">
                <text:p>-62.252326965332</text:p>
              </table:table-cell>
              <table:table-cell office:value-type="float" office:value="-62.2102165222168">
                <text:p>-62.2102165222168</text:p>
              </table:table-cell>
              <table:table-cell office:value-type="float" office:value="-62.2398681640625">
                <text:p>-62.2398681640625</text:p>
              </table:table-cell>
              <table:table-cell office:value-type="float" office:value="-62.2294082641602">
                <text:p>-62.2294082641602</text:p>
              </table:table-cell>
              <table:table-cell office:value-type="float" office:value="-62.2413139343262">
                <text:p>-62.2413139343262</text:p>
              </table:table-cell>
              <table:table-cell office:value-type="float" office:value="-62.2525329589844">
                <text:p>-62.2525329589844</text:p>
              </table:table-cell>
              <table:table-cell office:value-type="float" office:value="-62.2253570556641">
                <text:p>-62.2253570556641</text:p>
              </table:table-cell>
              <table:table-cell office:value-type="float" office:value="-62.229736328125">
                <text:p>-62.229736328125</text:p>
              </table:table-cell>
              <table:table-cell office:value-type="float" office:value="-62.2326736450195">
                <text:p>-62.2326736450195</text:p>
              </table:table-cell>
              <table:table-cell office:value-type="float" office:value="-62.2237510681152">
                <text:p>-62.2237510681152</text:p>
              </table:table-cell>
              <table:table-cell office:value-type="float" office:value="-62.2278823852539">
                <text:p>-62.2278823852539</text:p>
              </table:table-cell>
              <table:table-cell office:value-type="float" office:value="-62.2235450744629">
                <text:p>-62.2235450744629</text:p>
              </table:table-cell>
              <table:table-cell office:value-type="float" office:value="-62.2251129150391">
                <text:p>-62.2251129150391</text:p>
              </table:table-cell>
              <table:table-cell office:value-type="float" office:value="-62.222225189209">
                <text:p>-62.222225189209</text:p>
              </table:table-cell>
              <table:table-cell office:value-type="float" office:value="-62.2148742675781">
                <text:p>-62.2148742675781</text:p>
              </table:table-cell>
              <table:table-cell office:value-type="float" office:value="-62.2289543151856">
                <text:p>-62.2289543151856</text:p>
              </table:table-cell>
              <table:table-cell office:value-type="float" office:value="-62.2413940429688">
                <text:p>-62.2413940429688</text:p>
              </table:table-cell>
              <table:table-cell office:value-type="float" office:value="-62.2402420043945">
                <text:p>-62.2402420043945</text:p>
              </table:table-cell>
              <table:table-cell office:value-type="float" office:value="-62.2451248168945">
                <text:p>-62.2451248168945</text:p>
              </table:table-cell>
              <table:table-cell office:value-type="float" office:value="-62.2303581237793">
                <text:p>-62.2303581237793</text:p>
              </table:table-cell>
              <table:table-cell office:value-type="float" office:value="-62.2265129089356">
                <text:p>-62.2265129089356</text:p>
              </table:table-cell>
              <table:table-cell office:value-type="float" office:value="-62.2150001525879">
                <text:p>-62.2150001525879</text:p>
              </table:table-cell>
              <table:table-cell office:value-type="float" office:value="-62.233211517334">
                <text:p>-62.233211517334</text:p>
              </table:table-cell>
              <table:table-cell office:value-type="float" office:value="-62.2252349853516">
                <text:p>-62.2252349853516</text:p>
              </table:table-cell>
              <table:table-cell office:value-type="float" office:value="-62.2271766662598">
                <text:p>-62.2271766662598</text:p>
              </table:table-cell>
              <table:table-cell office:value-type="float" office:value="-62.2205696105957">
                <text:p>-62.2205696105957</text:p>
              </table:table-cell>
              <table:table-cell office:value-type="float" office:value="-62.2226753234863">
                <text:p>-62.2226753234863</text:p>
              </table:table-cell>
              <table:table-cell office:value-type="float" office:value="-62.2227592468262">
                <text:p>-62.2227592468262</text:p>
              </table:table-cell>
              <table:table-cell office:value-type="float" office:value="-62.2333717346191">
                <text:p>-62.2333717346191</text:p>
              </table:table-cell>
              <table:table-cell office:value-type="float" office:value="-62.2333374023438">
                <text:p>-62.2333374023438</text:p>
              </table:table-cell>
              <table:table-cell office:value-type="float" office:value="-62.239990234375">
                <text:p>-62.239990234375</text:p>
              </table:table-cell>
              <table:table-cell office:value-type="float" office:value="-62.2415199279785">
                <text:p>-62.2415199279785</text:p>
              </table:table-cell>
              <table:table-cell office:value-type="float" office:value="-62.2441711425781">
                <text:p>-62.2441711425781</text:p>
              </table:table-cell>
              <table:table-cell office:value-type="float" office:value="-62.2400741577148">
                <text:p>-62.2400741577148</text:p>
              </table:table-cell>
              <table:table-cell office:value-type="float" office:value="-62.2302322387695">
                <text:p>-62.2302322387695</text:p>
              </table:table-cell>
              <table:table-cell office:value-type="float" office:value="-62.2328796386719">
                <text:p>-62.2328796386719</text:p>
              </table:table-cell>
              <table:table-cell office:value-type="float" office:value="-62.2416038513184">
                <text:p>-62.2416038513184</text:p>
              </table:table-cell>
              <table:table-cell office:value-type="float" office:value="-62.2388725280762">
                <text:p>-62.2388725280762</text:p>
              </table:table-cell>
              <table:table-cell office:value-type="float" office:value="-62.2405319213867">
                <text:p>-62.2405319213867</text:p>
              </table:table-cell>
              <table:table-cell office:value-type="float" office:value="-62.2248229980469">
                <text:p>-62.2248229980469</text:p>
              </table:table-cell>
              <table:table-cell office:value-type="float" office:value="-62.252986907959">
                <text:p>-62.252986907959</text:p>
              </table:table-cell>
              <table:table-cell office:value-type="float" office:value="-62.2358551025391">
                <text:p>-62.2358551025391</text:p>
              </table:table-cell>
              <table:table-cell office:value-type="float" office:value="-62.214958190918">
                <text:p>-62.214958190918</text:p>
              </table:table-cell>
              <table:table-cell office:value-type="float" office:value="-62.2446250915527">
                <text:p>-62.2446250915527</text:p>
              </table:table-cell>
              <table:table-cell office:value-type="float" office:value="-62.2489280700684">
                <text:p>-62.2489280700684</text:p>
              </table:table-cell>
              <table:table-cell office:value-type="float" office:value="-62.2486801147461">
                <text:p>-62.2486801147461</text:p>
              </table:table-cell>
              <table:table-cell office:value-type="float" office:value="-62.2437553405762">
                <text:p>-62.2437553405762</text:p>
              </table:table-cell>
              <table:table-cell office:value-type="float" office:value="-62.2528648376465">
                <text:p>-62.2528648376465</text:p>
              </table:table-cell>
              <table:table-cell office:value-type="float" office:value="-62.2375526428223">
                <text:p>-62.2375526428223</text:p>
              </table:table-cell>
              <table:table-cell office:value-type="float" office:value="-62.2343254089356">
                <text:p>-62.2343254089356</text:p>
              </table:table-cell>
              <table:table-cell office:value-type="float" office:value="-62.2334175109863">
                <text:p>-62.2334175109863</text:p>
              </table:table-cell>
              <table:table-cell office:value-type="float" office:value="-62.2495498657227">
                <text:p>-62.2495498657227</text:p>
              </table:table-cell>
              <table:table-cell office:value-type="float" office:value="-62.2401580810547">
                <text:p>-62.2401580810547</text:p>
              </table:table-cell>
              <table:table-cell office:value-type="float" office:value="-62.2250747680664">
                <text:p>-62.2250747680664</text:p>
              </table:table-cell>
              <table:table-cell office:value-type="float" office:value="-62.2487640380859">
                <text:p>-62.2487640380859</text:p>
              </table:table-cell>
              <table:table-cell office:value-type="float" office:value="-62.242057800293">
                <text:p>-62.242057800293</text:p>
              </table:table-cell>
              <table:table-cell office:value-type="float" office:value="-62.2402801513672">
                <text:p>-62.2402801513672</text:p>
              </table:table-cell>
              <table:table-cell office:value-type="float" office:value="-62.2538185119629">
                <text:p>-62.2538185119629</text:p>
              </table:table-cell>
              <table:table-cell office:value-type="float" office:value="-62.2449150085449">
                <text:p>-62.2449150085449</text:p>
              </table:table-cell>
              <table:table-cell office:value-type="float" office:value="-62.2364768981934">
                <text:p>-62.2364768981934</text:p>
              </table:table-cell>
              <table:table-cell office:value-type="float" office:value="-62.246940612793">
                <text:p>-62.246940612793</text:p>
              </table:table-cell>
              <table:table-cell office:value-type="float" office:value="-62.2254829406738">
                <text:p>-62.2254829406738</text:p>
              </table:table-cell>
              <table:table-cell office:value-type="float" office:value="-62.233829498291">
                <text:p>-62.233829498291</text:p>
              </table:table-cell>
              <table:table-cell office:value-type="float" office:value="-62.2278823852539">
                <text:p>-62.2278823852539</text:p>
              </table:table-cell>
              <table:table-cell office:value-type="float" office:value="-62.2348213195801">
                <text:p>-62.2348213195801</text:p>
              </table:table-cell>
              <table:table-cell office:value-type="float" office:value="-62.2425956726074">
                <text:p>-62.2425956726074</text:p>
              </table:table-cell>
              <table:table-cell office:value-type="float" office:value="-62.2319259643555">
                <text:p>-62.2319259643555</text:p>
              </table:table-cell>
              <table:table-cell office:value-type="float" office:value="-62.2313537597656">
                <text:p>-62.2313537597656</text:p>
              </table:table-cell>
              <table:table-cell office:value-type="float" office:value="-62.2484741210938">
                <text:p>-62.2484741210938</text:p>
              </table:table-cell>
              <table:table-cell office:value-type="float" office:value="-62.2568855285645">
                <text:p>-62.2568855285645</text:p>
              </table:table-cell>
              <table:table-cell office:value-type="float" office:value="-62.2559700012207">
                <text:p>-62.2559700012207</text:p>
              </table:table-cell>
              <table:table-cell office:value-type="float" office:value="-62.2343254089356">
                <text:p>-62.2343254089356</text:p>
              </table:table-cell>
              <table:table-cell office:value-type="float" office:value="-62.2502136230469">
                <text:p>-62.2502136230469</text:p>
              </table:table-cell>
              <table:table-cell office:value-type="float" office:value="-62.240779876709">
                <text:p>-62.240779876709</text:p>
              </table:table-cell>
              <table:table-cell office:value-type="float" office:value="-62.252368927002">
                <text:p>-62.252368927002</text:p>
              </table:table-cell>
              <table:table-cell office:value-type="float" office:value="-62.2218933105469">
                <text:p>-62.2218933105469</text:p>
              </table:table-cell>
              <table:table-cell office:value-type="float" office:value="-62.2269706726074">
                <text:p>-62.2269706726074</text:p>
              </table:table-cell>
              <table:table-cell office:value-type="float" office:value="-62.2532386779785">
                <text:p>-62.2532386779785</text:p>
              </table:table-cell>
              <table:table-cell office:value-type="float" office:value="-62.2496337890625">
                <text:p>-62.2496337890625</text:p>
              </table:table-cell>
              <table:table-cell office:value-type="float" office:value="-62.2359771728516">
                <text:p>-62.2359771728516</text:p>
              </table:table-cell>
              <table:table-cell office:value-type="float" office:value="-62.230110168457">
                <text:p>-62.230110168457</text:p>
              </table:table-cell>
              <table:table-cell office:value-type="float" office:value="-62.2341613769531">
                <text:p>-62.2341613769531</text:p>
              </table:table-cell>
              <table:table-cell office:value-type="float" office:value="-62.2491798400879">
                <text:p>-62.2491798400879</text:p>
              </table:table-cell>
              <table:table-cell office:value-type="float" office:value="-62.2490119934082">
                <text:p>-62.2490119934082</text:p>
              </table:table-cell>
              <table:table-cell office:value-type="float" office:value="-62.2430114746094">
                <text:p>-62.2430114746094</text:p>
              </table:table-cell>
              <table:table-cell office:value-type="float" office:value="-62.2494277954102">
                <text:p>-62.2494277954102</text:p>
              </table:table-cell>
              <table:table-cell office:value-type="float" office:value="-62.2544364929199">
                <text:p>-62.2544364929199</text:p>
              </table:table-cell>
              <table:table-cell office:value-type="float" office:value="-62.2349052429199">
                <text:p>-62.2349052429199</text:p>
              </table:table-cell>
              <table:table-cell office:value-type="float" office:value="-62.2339134216309">
                <text:p>-62.2339134216309</text:p>
              </table:table-cell>
              <table:table-cell office:value-type="float" office:value="-62.2508354187012">
                <text:p>-62.2508354187012</text:p>
              </table:table-cell>
              <table:table-cell office:value-type="float" office:value="-62.2503395080566">
                <text:p>-62.2503395080566</text:p>
              </table:table-cell>
              <table:table-cell office:value-type="float" office:value="-62.2339935302734">
                <text:p>-62.2339935302734</text:p>
              </table:table-cell>
              <table:table-cell office:value-type="float" office:value="-62.2463188171387">
                <text:p>-62.2463188171387</text:p>
              </table:table-cell>
              <table:table-cell office:value-type="float" office:value="-62.2596626281738">
                <text:p>-62.2596626281738</text:p>
              </table:table-cell>
              <table:table-cell office:value-type="float" office:value="-62.2583351135254">
                <text:p>-62.2583351135254</text:p>
              </table:table-cell>
              <table:table-cell office:value-type="float" office:value="-62.2502555847168">
                <text:p>-62.2502555847168</text:p>
              </table:table-cell>
              <table:table-cell office:value-type="float" office:value="-62.2442131042481">
                <text:p>-62.2442131042481</text:p>
              </table:table-cell>
              <table:table-cell office:value-type="float" office:value="-62.2392463684082">
                <text:p>-62.2392463684082</text:p>
              </table:table-cell>
              <table:table-cell office:value-type="float" office:value="-62.2299041748047">
                <text:p>-62.2299041748047</text:p>
              </table:table-cell>
              <table:table-cell office:value-type="float" office:value="-62.2483901977539">
                <text:p>-62.2483901977539</text:p>
              </table:table-cell>
              <table:table-cell office:value-type="float" office:value="-62.2465705871582">
                <text:p>-62.2465705871582</text:p>
              </table:table-cell>
              <table:table-cell office:value-type="float" office:value="-62.2368049621582">
                <text:p>-62.2368049621582</text:p>
              </table:table-cell>
              <table:table-cell office:value-type="float" office:value="-62.2344093322754">
                <text:p>-62.2344093322754</text:p>
              </table:table-cell>
              <table:table-cell office:value-type="float" office:value="-62.2315979003906">
                <text:p>-62.2315979003906</text:p>
              </table:table-cell>
              <table:table-cell office:value-type="float" office:value="-62.2351531982422">
                <text:p>-62.2351531982422</text:p>
              </table:table-cell>
              <table:table-cell office:value-type="float" office:value="-62.2145919799805">
                <text:p>-62.2145919799805</text:p>
              </table:table-cell>
              <table:table-cell office:value-type="float" office:value="-62.2441711425781">
                <text:p>-62.2441711425781</text:p>
              </table:table-cell>
              <table:table-cell office:value-type="float" office:value="-62.2423057556152">
                <text:p>-62.2423057556152</text:p>
              </table:table-cell>
              <table:table-cell office:value-type="float" office:value="-62.2300262451172">
                <text:p>-62.2300262451172</text:p>
              </table:table-cell>
              <table:table-cell office:value-type="float" office:value="-62.2548942565918">
                <text:p>-62.2548942565918</text:p>
              </table:table-cell>
              <table:table-cell office:value-type="float" office:value="-62.2395362854004">
                <text:p>-62.2395362854004</text:p>
              </table:table-cell>
              <table:table-cell office:value-type="float" office:value="-62.23486328125">
                <text:p>-62.23486328125</text:p>
              </table:table-cell>
              <table:table-cell office:value-type="float" office:value="-62.2351531982422">
                <text:p>-62.2351531982422</text:p>
              </table:table-cell>
              <table:table-cell office:value-type="float" office:value="-62.2310638427734">
                <text:p>-62.2310638427734</text:p>
              </table:table-cell>
              <table:table-cell office:value-type="float" office:value="-62.2358131408691">
                <text:p>-62.2358131408691</text:p>
              </table:table-cell>
              <table:table-cell office:value-type="float" office:value="-62.2397003173828">
                <text:p>-62.2397003173828</text:p>
              </table:table-cell>
              <table:table-cell office:value-type="float" office:value="-62.2311859130859">
                <text:p>-62.2311859130859</text:p>
              </table:table-cell>
              <table:table-cell office:value-type="float" office:value="-62.2475204467773">
                <text:p>-62.2475204467773</text:p>
              </table:table-cell>
              <table:table-cell office:value-type="float" office:value="-62.2433853149414">
                <text:p>-62.2433853149414</text:p>
              </table:table-cell>
              <table:table-cell office:value-type="float" office:value="-62.2306900024414">
                <text:p>-62.2306900024414</text:p>
              </table:table-cell>
              <table:table-cell office:value-type="float" office:value="-62.2371788024902">
                <text:p>-62.2371788024902</text:p>
              </table:table-cell>
              <table:table-cell office:value-type="float" office:value="-62.2347412109375">
                <text:p>-62.2347412109375</text:p>
              </table:table-cell>
              <table:table-cell office:value-type="float" office:value="-62.2350311279297">
                <text:p>-62.2350311279297</text:p>
              </table:table-cell>
              <table:table-cell office:value-type="float" office:value="-62.2397003173828">
                <text:p>-62.2397003173828</text:p>
              </table:table-cell>
              <table:table-cell office:value-type="float" office:value="-62.2451248168945">
                <text:p>-62.2451248168945</text:p>
              </table:table-cell>
              <table:table-cell office:value-type="float" office:value="-62.2517051696777">
                <text:p>-62.2517051696777</text:p>
              </table:table-cell>
              <table:table-cell office:value-type="float" office:value="-62.2342414855957">
                <text:p>-62.2342414855957</text:p>
              </table:table-cell>
              <table:table-cell office:value-type="float" office:value="-62.2333374023438">
                <text:p>-62.2333374023438</text:p>
              </table:table-cell>
              <table:table-cell office:value-type="float" office:value="-62.2459106445313">
                <text:p>-62.2459106445313</text:p>
              </table:table-cell>
              <table:table-cell office:value-type="float" office:value="-62.2325057983398">
                <text:p>-62.2325057983398</text:p>
              </table:table-cell>
              <table:table-cell office:value-type="float" office:value="-62.2303581237793">
                <text:p>-62.2303581237793</text:p>
              </table:table-cell>
              <table:table-cell office:value-type="float" office:value="-62.2269706726074">
                <text:p>-62.2269706726074</text:p>
              </table:table-cell>
              <table:table-cell office:value-type="float" office:value="-62.2368049621582">
                <text:p>-62.2368049621582</text:p>
              </table:table-cell>
              <table:table-cell office:value-type="float" office:value="-62.2353210449219">
                <text:p>-62.2353210449219</text:p>
              </table:table-cell>
              <table:table-cell office:value-type="float" office:value="-62.2391204833984">
                <text:p>-62.2391204833984</text:p>
              </table:table-cell>
              <table:table-cell office:value-type="float" office:value="-62.2320518493652">
                <text:p>-62.2320518493652</text:p>
              </table:table-cell>
              <table:table-cell office:value-type="float" office:value="-62.2510414123535">
                <text:p>-62.2510414123535</text:p>
              </table:table-cell>
              <table:table-cell office:value-type="float" office:value="-62.2435913085938">
                <text:p>-62.2435913085938</text:p>
              </table:table-cell>
              <table:table-cell office:value-type="float" office:value="-62.2506294250488">
                <text:p>-62.2506294250488</text:p>
              </table:table-cell>
              <table:table-cell office:value-type="float" office:value="-62.2294502258301">
                <text:p>-62.2294502258301</text:p>
              </table:table-cell>
              <table:table-cell office:value-type="float" office:value="-62.2292861938477">
                <text:p>-62.2292861938477</text:p>
              </table:table-cell>
              <table:table-cell office:value-type="float" office:value="-62.230152130127">
                <text:p>-62.230152130127</text:p>
              </table:table-cell>
              <table:table-cell office:value-type="float" office:value="-62.2478103637695">
                <text:p>-62.2478103637695</text:p>
              </table:table-cell>
              <table:table-cell office:value-type="float" office:value="-62.2331695556641">
                <text:p>-62.2331695556641</text:p>
              </table:table-cell>
              <table:table-cell office:value-type="float" office:value="-62.2400741577148">
                <text:p>-62.2400741577148</text:p>
              </table:table-cell>
              <table:table-cell office:value-type="float" office:value="-62.2426376342773">
                <text:p>-62.2426376342773</text:p>
              </table:table-cell>
              <table:table-cell office:value-type="float" office:value="-62.2357711791992">
                <text:p>-62.2357711791992</text:p>
              </table:table-cell>
              <table:table-cell office:value-type="float" office:value="-62.2255668640137">
                <text:p>-62.2255668640137</text:p>
              </table:table-cell>
              <table:table-cell office:value-type="float" office:value="-62.2416458129883">
                <text:p>-62.2416458129883</text:p>
              </table:table-cell>
              <table:table-cell office:value-type="float" office:value="-62.2212753295898">
                <text:p>-62.2212753295898</text:p>
              </table:table-cell>
              <table:table-cell office:value-type="float" office:value="-62.2254409790039">
                <text:p>-62.2254409790039</text:p>
              </table:table-cell>
              <table:table-cell office:value-type="float" office:value="-62.2215614318848">
                <text:p>-62.2215614318848</text:p>
              </table:table-cell>
              <table:table-cell office:value-type="float" office:value="-62.2293663024902">
                <text:p>-62.2293663024902</text:p>
              </table:table-cell>
              <table:table-cell office:value-type="float" office:value="-62.2259368896484">
                <text:p>-62.2259368896484</text:p>
              </table:table-cell>
              <table:table-cell office:value-type="float" office:value="-62.2323837280273">
                <text:p>-62.2323837280273</text:p>
              </table:table-cell>
              <table:table-cell office:value-type="float" office:value="-62.2229652404785">
                <text:p>-62.2229652404785</text:p>
              </table:table-cell>
              <table:table-cell office:value-type="float" office:value="-62.244255065918">
                <text:p>-62.244255065918</text:p>
              </table:table-cell>
              <table:table-cell office:value-type="float" office:value="-62.2303161621094">
                <text:p>-62.2303161621094</text:p>
              </table:table-cell>
              <table:table-cell office:value-type="float" office:value="-62.2375526428223">
                <text:p>-62.2375526428223</text:p>
              </table:table-cell>
              <table:table-cell office:value-type="float" office:value="-62.2391204833984">
                <text:p>-62.2391204833984</text:p>
              </table:table-cell>
              <table:table-cell office:value-type="float" office:value="-62.2293281555176">
                <text:p>-62.2293281555176</text:p>
              </table:table-cell>
              <table:table-cell office:value-type="float" office:value="-62.2342414855957">
                <text:p>-62.2342414855957</text:p>
              </table:table-cell>
              <table:table-cell office:value-type="float" office:value="-62.2339935302734">
                <text:p>-62.2339935302734</text:p>
              </table:table-cell>
              <table:table-cell office:value-type="float" office:value="-62.2314720153809">
                <text:p>-62.2314720153809</text:p>
              </table:table-cell>
              <table:table-cell office:value-type="float" office:value="-62.2317619323731">
                <text:p>-62.2317619323731</text:p>
              </table:table-cell>
              <table:table-cell office:value-type="float" office:value="-62.21533203125">
                <text:p>-62.21533203125</text:p>
              </table:table-cell>
              <table:table-cell office:value-type="float" office:value="-62.2285804748535">
                <text:p>-62.2285804748535</text:p>
              </table:table-cell>
              <table:table-cell office:value-type="float" office:value="-62.2065505981445">
                <text:p>-62.2065505981445</text:p>
              </table:table-cell>
              <table:table-cell office:value-type="float" office:value="-62.1614646911621">
                <text:p>-62.1614646911621</text:p>
              </table:table-cell>
              <table:table-cell office:value-type="float" office:value="-62.1259994506836">
                <text:p>-62.1259994506836</text:p>
              </table:table-cell>
              <table:table-cell office:value-type="float" office:value="-62.1505661010742">
                <text:p>-62.1505661010742</text:p>
              </table:table-cell>
              <table:table-cell office:value-type="float" office:value="-62.1568756103516">
                <text:p>-62.1568756103516</text:p>
              </table:table-cell>
              <table:table-cell office:value-type="float" office:value="-62.1638832092285">
                <text:p>-62.1638832092285</text:p>
              </table:table-cell>
              <table:table-cell office:value-type="float" office:value="-62.1759071350098">
                <text:p>-62.1759071350098</text:p>
              </table:table-cell>
              <table:table-cell office:value-type="float" office:value="-62.1542930603027">
                <text:p>-62.1542930603027</text:p>
              </table:table-cell>
              <table:table-cell office:value-type="float" office:value="-62.1856842041016">
                <text:p>-62.1856842041016</text:p>
              </table:table-cell>
              <table:table-cell office:value-type="float" office:value="-62.1500358581543">
                <text:p>-62.1500358581543</text:p>
              </table:table-cell>
              <table:table-cell office:value-type="float" office:value="-62.1609725952148">
                <text:p>-62.1609725952148</text:p>
              </table:table-cell>
              <table:table-cell office:value-type="float" office:value="-62.1527366638184">
                <text:p>-62.1527366638184</text:p>
              </table:table-cell>
              <table:table-cell office:value-type="float" office:value="-62.1641311645508">
                <text:p>-62.1641311645508</text:p>
              </table:table-cell>
              <table:table-cell office:value-type="float" office:value="-62.1687660217285">
                <text:p>-62.1687660217285</text:p>
              </table:table-cell>
              <table:table-cell office:value-type="float" office:value="-62.174674987793">
                <text:p>-62.174674987793</text:p>
              </table:table-cell>
              <table:table-cell office:value-type="float" office:value="-62.166633605957">
                <text:p>-62.166633605957</text:p>
              </table:table-cell>
              <table:table-cell office:value-type="float" office:value="-62.1659317016602">
                <text:p>-62.1659317016602</text:p>
              </table:table-cell>
              <table:table-cell office:value-type="float" office:value="-62.1653213500977">
                <text:p>-62.1653213500977</text:p>
              </table:table-cell>
              <table:table-cell office:value-type="float" office:value="-62.1667938232422">
                <text:p>-62.1667938232422</text:p>
              </table:table-cell>
              <table:table-cell office:value-type="float" office:value="-62.157283782959">
                <text:p>-62.157283782959</text:p>
              </table:table-cell>
              <table:table-cell office:value-type="float" office:value="-62.1621589660645">
                <text:p>-62.1621589660645</text:p>
              </table:table-cell>
              <table:table-cell office:value-type="float" office:value="-62.1570777893066">
                <text:p>-62.1570777893066</text:p>
              </table:table-cell>
              <table:table-cell office:value-type="float" office:value="-62.1713905334473">
                <text:p>-62.1713905334473</text:p>
              </table:table-cell>
              <table:table-cell office:value-type="float" office:value="-62.1756591796875">
                <text:p>-62.1756591796875</text:p>
              </table:table-cell>
              <table:table-cell office:value-type="float" office:value="-62.1593360900879">
                <text:p>-62.1593360900879</text:p>
              </table:table-cell>
              <table:table-cell office:value-type="float" office:value="-62.1697044372559">
                <text:p>-62.1697044372559</text:p>
              </table:table-cell>
              <table:table-cell office:value-type="float" office:value="-62.1715965270996">
                <text:p>-62.1715965270996</text:p>
              </table:table-cell>
              <table:table-cell office:value-type="float" office:value="-62.1574859619141">
                <text:p>-62.1574859619141</text:p>
              </table:table-cell>
              <table:table-cell office:value-type="float" office:value="-62.1432800292969">
                <text:p>-62.1432800292969</text:p>
              </table:table-cell>
              <table:table-cell office:value-type="float" office:value="-62.1694602966309">
                <text:p>-62.1694602966309</text:p>
              </table:table-cell>
              <table:table-cell office:value-type="float" office:value="-62.1669616699219">
                <text:p>-62.1669616699219</text:p>
              </table:table-cell>
              <table:table-cell office:value-type="float" office:value="-62.1708145141602">
                <text:p>-62.1708145141602</text:p>
              </table:table-cell>
              <table:table-cell office:value-type="float" office:value="-62.1660575866699">
                <text:p>-62.1660575866699</text:p>
              </table:table-cell>
              <table:table-cell office:value-type="float" office:value="-62.1754531860352">
                <text:p>-62.1754531860352</text:p>
              </table:table-cell>
              <table:table-cell office:value-type="float" office:value="-62.1691360473633">
                <text:p>-62.1691360473633</text:p>
              </table:table-cell>
              <table:table-cell office:value-type="float" office:value="-62.1695442199707">
                <text:p>-62.1695442199707</text:p>
              </table:table-cell>
              <table:table-cell office:value-type="float" office:value="-62.1778373718262">
                <text:p>-62.1778373718262</text:p>
              </table:table-cell>
              <table:table-cell office:value-type="float" office:value="-62.1685600280762">
                <text:p>-62.1685600280762</text:p>
              </table:table-cell>
              <table:table-cell office:value-type="float" office:value="-62.1695022583008">
                <text:p>-62.1695022583008</text:p>
              </table:table-cell>
              <table:table-cell office:value-type="float" office:value="-62.1798896789551">
                <text:p>-62.1798896789551</text:p>
              </table:table-cell>
              <table:table-cell office:value-type="float" office:value="-62.1800155639648">
                <text:p>-62.1800155639648</text:p>
              </table:table-cell>
              <table:table-cell office:value-type="float" office:value="-62.1530647277832">
                <text:p>-62.1530647277832</text:p>
              </table:table-cell>
              <table:table-cell office:value-type="float" office:value="-62.1754150390625">
                <text:p>-62.1754150390625</text:p>
              </table:table-cell>
              <table:table-cell office:value-type="float" office:value="-62.1682739257813">
                <text:p>-62.1682739257813</text:p>
              </table:table-cell>
              <table:table-cell office:value-type="float" office:value="-62.1744270324707">
                <text:p>-62.1744270324707</text:p>
              </table:table-cell>
              <table:table-cell office:value-type="float" office:value="-62.1715545654297">
                <text:p>-62.1715545654297</text:p>
              </table:table-cell>
              <table:table-cell office:value-type="float" office:value="-62.165153503418">
                <text:p>-62.165153503418</text:p>
              </table:table-cell>
              <table:table-cell office:value-type="float" office:value="-62.172004699707">
                <text:p>-62.172004699707</text:p>
              </table:table-cell>
              <table:table-cell office:value-type="float" office:value="-62.1827659606934">
                <text:p>-62.1827659606934</text:p>
              </table:table-cell>
              <table:table-cell office:value-type="float" office:value="-62.1925926208496">
                <text:p>-62.1925926208496</text:p>
              </table:table-cell>
              <table:table-cell office:value-type="float" office:value="-62.1962127685547">
                <text:p>-62.1962127685547</text:p>
              </table:table-cell>
              <table:table-cell office:value-type="float" office:value="-62.1885223388672">
                <text:p>-62.1885223388672</text:p>
              </table:table-cell>
              <table:table-cell office:value-type="float" office:value="-62.1899185180664">
                <text:p>-62.1899185180664</text:p>
              </table:table-cell>
              <table:table-cell office:value-type="float" office:value="-62.1804656982422">
                <text:p>-62.1804656982422</text:p>
              </table:table-cell>
              <table:table-cell office:value-type="float" office:value="-62.1731986999512">
                <text:p>-62.1731986999512</text:p>
              </table:table-cell>
              <table:table-cell office:value-type="float" office:value="-62.1658134460449">
                <text:p>-62.1658134460449</text:p>
              </table:table-cell>
              <table:table-cell office:value-type="float" office:value="-62.1782035827637">
                <text:p>-62.1782035827637</text:p>
              </table:table-cell>
              <table:table-cell office:value-type="float" office:value="-62.1768074035645">
                <text:p>-62.1768074035645</text:p>
              </table:table-cell>
              <table:table-cell office:value-type="float" office:value="-62.1770935058594">
                <text:p>-62.1770935058594</text:p>
              </table:table-cell>
              <table:table-cell office:value-type="float" office:value="-62.1760292053223">
                <text:p>-62.1760292053223</text:p>
              </table:table-cell>
              <table:table-cell office:value-type="float" office:value="-62.1931266784668">
                <text:p>-62.1931266784668</text:p>
              </table:table-cell>
              <table:table-cell office:value-type="float" office:value="-62.1715545654297">
                <text:p>-62.1715545654297</text:p>
              </table:table-cell>
              <table:table-cell office:value-type="float" office:value="-62.1885643005371">
                <text:p>-62.1885643005371</text:p>
              </table:table-cell>
              <table:table-cell office:value-type="float" office:value="-62.1909484863281">
                <text:p>-62.1909484863281</text:p>
              </table:table-cell>
              <table:table-cell office:value-type="float" office:value="-62.1685180664063">
                <text:p>-62.1685180664063</text:p>
              </table:table-cell>
              <table:table-cell office:value-type="float" office:value="-62.1759490966797">
                <text:p>-62.1759490966797</text:p>
              </table:table-cell>
              <table:table-cell office:value-type="float" office:value="-62.1829299926758">
                <text:p>-62.1829299926758</text:p>
              </table:table-cell>
              <table:table-cell office:value-type="float" office:value="-62.1627769470215">
                <text:p>-62.1627769470215</text:p>
              </table:table-cell>
              <table:table-cell office:value-type="float" office:value="-62.1879425048828">
                <text:p>-62.1879425048828</text:p>
              </table:table-cell>
              <table:table-cell office:value-type="float" office:value="-62.1764831542969">
                <text:p>-62.1764831542969</text:p>
              </table:table-cell>
              <table:table-cell office:value-type="float" office:value="-62.1887664794922">
                <text:p>-62.1887664794922</text:p>
              </table:table-cell>
              <table:table-cell office:value-type="float" office:value="-62.1921005249023">
                <text:p>-62.1921005249023</text:p>
              </table:table-cell>
              <table:table-cell office:value-type="float" office:value="-62.2049446105957">
                <text:p>-62.2049446105957</text:p>
              </table:table-cell>
              <table:table-cell office:value-type="float" office:value="-62.2050666809082">
                <text:p>-62.2050666809082</text:p>
              </table:table-cell>
              <table:table-cell office:value-type="float" office:value="-62.1944847106934">
                <text:p>-62.1944847106934</text:p>
              </table:table-cell>
              <table:table-cell office:value-type="float" office:value="-62.1909065246582">
                <text:p>-62.1909065246582</text:p>
              </table:table-cell>
              <table:table-cell office:value-type="float" office:value="-62.1970367431641">
                <text:p>-62.1970367431641</text:p>
              </table:table-cell>
              <table:table-cell office:value-type="float" office:value="-62.1925506591797">
                <text:p>-62.1925506591797</text:p>
              </table:table-cell>
              <table:table-cell office:value-type="float" office:value="-62.2007827758789">
                <text:p>-62.2007827758789</text:p>
              </table:table-cell>
              <table:table-cell office:value-type="float" office:value="-62.1759490966797">
                <text:p>-62.1759490966797</text:p>
              </table:table-cell>
              <table:table-cell office:value-type="float" office:value="-62.1940727233887">
                <text:p>-62.1940727233887</text:p>
              </table:table-cell>
              <table:table-cell office:value-type="float" office:value="-62.2090644836426">
                <text:p>-62.2090644836426</text:p>
              </table:table-cell>
              <table:table-cell office:value-type="float" office:value="-62.2040367126465">
                <text:p>-62.2040367126465</text:p>
              </table:table-cell>
              <table:table-cell office:value-type="float" office:value="-62.1973648071289">
                <text:p>-62.1973648071289</text:p>
              </table:table-cell>
              <table:table-cell office:value-type="float" office:value="-62.1956787109375">
                <text:p>-62.1956787109375</text:p>
              </table:table-cell>
              <table:table-cell office:value-type="float" office:value="-62.1748809814453">
                <text:p>-62.1748809814453</text:p>
              </table:table-cell>
              <table:table-cell office:value-type="float" office:value="-62.1847763061523">
                <text:p>-62.1847763061523</text:p>
              </table:table-cell>
              <table:table-cell office:value-type="float" office:value="-62.1960487365723">
                <text:p>-62.1960487365723</text:p>
              </table:table-cell>
              <table:table-cell office:value-type="float" office:value="-62.1951026916504">
                <text:p>-62.1951026916504</text:p>
              </table:table-cell>
              <table:table-cell office:value-type="float" office:value="-62.2005386352539">
                <text:p>-62.2005386352539</text:p>
              </table:table-cell>
              <table:table-cell office:value-type="float" office:value="-62.1894264221191">
                <text:p>-62.1894264221191</text:p>
              </table:table-cell>
              <table:table-cell office:value-type="float" office:value="-62.1773834228516">
                <text:p>-62.1773834228516</text:p>
              </table:table-cell>
              <table:table-cell office:value-type="float" office:value="-62.1972389221191">
                <text:p>-62.1972389221191</text:p>
              </table:table-cell>
              <table:table-cell office:value-type="float" office:value="-62.1890563964844">
                <text:p>-62.1890563964844</text:p>
              </table:table-cell>
              <table:table-cell office:value-type="float" office:value="-62.1790657043457">
                <text:p>-62.1790657043457</text:p>
              </table:table-cell>
              <table:table-cell office:value-type="float" office:value="-62.2122383117676">
                <text:p>-62.2122383117676</text:p>
              </table:table-cell>
              <table:table-cell office:value-type="float" office:value="-62.2018966674805">
                <text:p>-62.2018966674805</text:p>
              </table:table-cell>
              <table:table-cell office:value-type="float" office:value="-62.1987228393555">
                <text:p>-62.1987228393555</text:p>
              </table:table-cell>
              <table:table-cell office:value-type="float" office:value="-62.1818199157715">
                <text:p>-62.1818199157715</text:p>
              </table:table-cell>
              <table:table-cell office:value-type="float" office:value="-62.1812858581543">
                <text:p>-62.1812858581543</text:p>
              </table:table-cell>
              <table:table-cell office:value-type="float" office:value="-62.197322845459">
                <text:p>-62.197322845459</text:p>
              </table:table-cell>
              <table:table-cell office:value-type="float" office:value="-62.1975708007813">
                <text:p>-62.1975708007813</text:p>
              </table:table-cell>
              <table:table-cell office:value-type="float" office:value="-62.1937026977539">
                <text:p>-62.1937026977539</text:p>
              </table:table-cell>
              <table:table-cell office:value-type="float" office:value="-62.1926345825195">
                <text:p>-62.1926345825195</text:p>
              </table:table-cell>
              <table:table-cell office:value-type="float" office:value="-62.1787796020508">
                <text:p>-62.1787796020508</text:p>
              </table:table-cell>
              <table:table-cell office:value-type="float" office:value="-62.1935386657715">
                <text:p>-62.1935386657715</text:p>
              </table:table-cell>
              <table:table-cell office:value-type="float" office:value="-62.1780433654785">
                <text:p>-62.1780433654785</text:p>
              </table:table-cell>
              <table:table-cell office:value-type="float" office:value="-62.1882743835449">
                <text:p>-62.1882743835449</text:p>
              </table:table-cell>
              <table:table-cell office:value-type="float" office:value="-62.1950187683106">
                <text:p>-62.1950187683106</text:p>
              </table:table-cell>
              <table:table-cell office:value-type="float" office:value="-62.1966247558594">
                <text:p>-62.1966247558594</text:p>
              </table:table-cell>
              <table:table-cell office:value-type="float" office:value="-62.2037048339844">
                <text:p>-62.2037048339844</text:p>
              </table:table-cell>
              <table:table-cell office:value-type="float" office:value="-62.2048606872559">
                <text:p>-62.2048606872559</text:p>
              </table:table-cell>
              <table:table-cell office:value-type="float" office:value="-62.2085266113281">
                <text:p>-62.2085266113281</text:p>
              </table:table-cell>
              <table:table-cell office:value-type="float" office:value="-62.2013626098633">
                <text:p>-62.2013626098633</text:p>
              </table:table-cell>
              <table:table-cell office:value-type="float" office:value="-62.1954727172852">
                <text:p>-62.1954727172852</text:p>
              </table:table-cell>
              <table:table-cell office:value-type="float" office:value="-62.1963386535645">
                <text:p>-62.1963386535645</text:p>
              </table:table-cell>
              <table:table-cell office:value-type="float" office:value="-62.1975288391113">
                <text:p>-62.1975288391113</text:p>
              </table:table-cell>
              <table:table-cell office:value-type="float" office:value="-62.2079086303711">
                <text:p>-62.2079086303711</text:p>
              </table:table-cell>
              <table:table-cell office:value-type="float" office:value="-62.2056007385254">
                <text:p>-62.2056007385254</text:p>
              </table:table-cell>
              <table:table-cell office:value-type="float" office:value="-62.1869201660156">
                <text:p>-62.1869201660156</text:p>
              </table:table-cell>
              <table:table-cell office:value-type="float" office:value="-62.1930046081543">
                <text:p>-62.1930046081543</text:p>
              </table:table-cell>
              <table:table-cell office:value-type="float" office:value="-62.1886825561523">
                <text:p>-62.1886825561523</text:p>
              </table:table-cell>
              <table:table-cell office:value-type="float" office:value="-62.2063026428223">
                <text:p>-62.2063026428223</text:p>
              </table:table-cell>
              <table:table-cell office:value-type="float" office:value="-62.2034606933594">
                <text:p>-62.2034606933594</text:p>
              </table:table-cell>
              <table:table-cell office:value-type="float" office:value="-62.1932525634766">
                <text:p>-62.1932525634766</text:p>
              </table:table-cell>
              <table:table-cell office:value-type="float" office:value="-62.1833419799805">
                <text:p>-62.1833419799805</text:p>
              </table:table-cell>
              <table:table-cell office:value-type="float" office:value="-62.1888084411621">
                <text:p>-62.1888084411621</text:p>
              </table:table-cell>
              <table:table-cell office:value-type="float" office:value="-62.172004699707">
                <text:p>-62.172004699707</text:p>
              </table:table-cell>
              <table:table-cell office:value-type="float" office:value="-62.1890563964844">
                <text:p>-62.1890563964844</text:p>
              </table:table-cell>
              <table:table-cell office:value-type="float" office:value="-62.2043647766113">
                <text:p>-62.2043647766113</text:p>
              </table:table-cell>
              <table:table-cell office:value-type="float" office:value="-62.204776763916">
                <text:p>-62.204776763916</text:p>
              </table:table-cell>
              <table:table-cell office:value-type="float" office:value="-62.2055625915527">
                <text:p>-62.2055625915527</text:p>
              </table:table-cell>
              <table:table-cell office:value-type="float" office:value="-62.2015228271484">
                <text:p>-62.2015228271484</text:p>
              </table:table-cell>
              <table:table-cell office:value-type="float" office:value="-62.1928367614746">
                <text:p>-62.1928367614746</text:p>
              </table:table-cell>
              <table:table-cell office:value-type="float" office:value="-62.1950607299805">
                <text:p>-62.1950607299805</text:p>
              </table:table-cell>
              <table:table-cell office:value-type="float" office:value="-62.1825218200684">
                <text:p>-62.1825218200684</text:p>
              </table:table-cell>
              <table:table-cell office:value-type="float" office:value="-62.1794815063477">
                <text:p>-62.1794815063477</text:p>
              </table:table-cell>
              <table:table-cell office:value-type="float" office:value="-62.1993408203125">
                <text:p>-62.1993408203125</text:p>
              </table:table-cell>
              <table:table-cell office:value-type="float" office:value="-62.1934127807617">
                <text:p>-62.1934127807617</text:p>
              </table:table-cell>
              <table:table-cell office:value-type="float" office:value="-62.1862602233887">
                <text:p>-62.1862602233887</text:p>
              </table:table-cell>
              <table:table-cell office:value-type="float" office:value="-62.177547454834">
                <text:p>-62.177547454834</text:p>
              </table:table-cell>
              <table:table-cell office:value-type="float" office:value="-62.1867523193359">
                <text:p>-62.1867523193359</text:p>
              </table:table-cell>
              <table:table-cell office:value-type="float" office:value="-62.1984786987305">
                <text:p>-62.1984786987305</text:p>
              </table:table-cell>
              <table:table-cell office:value-type="float" office:value="-62.1736488342285">
                <text:p>-62.1736488342285</text:p>
              </table:table-cell>
              <table:table-cell office:value-type="float" office:value="-62.183464050293">
                <text:p>-62.183464050293</text:p>
              </table:table-cell>
              <table:table-cell office:value-type="float" office:value="-62.1854362487793">
                <text:p>-62.1854362487793</text:p>
              </table:table-cell>
              <table:table-cell office:value-type="float" office:value="-62.1868743896484">
                <text:p>-62.1868743896484</text:p>
              </table:table-cell>
              <table:table-cell office:value-type="float" office:value="-62.187614440918">
                <text:p>-62.187614440918</text:p>
              </table:table-cell>
              <table:table-cell office:value-type="float" office:value="-62.1840400695801">
                <text:p>-62.1840400695801</text:p>
              </table:table-cell>
              <table:table-cell office:value-type="float" office:value="-62.1623268127441">
                <text:p>-62.1623268127441</text:p>
              </table:table-cell>
              <table:table-cell office:value-type="float" office:value="-62.171760559082">
                <text:p>-62.171760559082</text:p>
              </table:table-cell>
              <table:table-cell office:value-type="float" office:value="-62.1748809814453">
                <text:p>-62.1748809814453</text:p>
              </table:table-cell>
              <table:table-cell office:value-type="float" office:value="-62.1670417785645">
                <text:p>-62.1670417785645</text:p>
              </table:table-cell>
              <table:table-cell office:value-type="float" office:value="-62.1505241394043">
                <text:p>-62.1505241394043</text:p>
              </table:table-cell>
              <table:table-cell office:value-type="float" office:value="-62.1666717529297">
                <text:p>-62.1666717529297</text:p>
              </table:table-cell>
              <table:table-cell office:value-type="float" office:value="-62.1948547363281">
                <text:p>-62.1948547363281</text:p>
              </table:table-cell>
              <table:table-cell office:value-type="float" office:value="-62.1599082946777">
                <text:p>-62.1599082946777</text:p>
              </table:table-cell>
              <table:table-cell office:value-type="float" office:value="-62.1765632629395">
                <text:p>-62.1765632629395</text:p>
              </table:table-cell>
              <table:table-cell office:value-type="float" office:value="-62.1823959350586">
                <text:p>-62.1823959350586</text:p>
              </table:table-cell>
              <table:table-cell office:value-type="float" office:value="-62.1553192138672">
                <text:p>-62.1553192138672</text:p>
              </table:table-cell>
              <table:table-cell office:value-type="float" office:value="-62.1614227294922">
                <text:p>-62.1614227294922</text:p>
              </table:table-cell>
              <table:table-cell office:value-type="float" office:value="-62.1643333435059">
                <text:p>-62.1643333435059</text:p>
              </table:table-cell>
              <table:table-cell office:value-type="float" office:value="-62.165771484375">
                <text:p>-62.165771484375</text:p>
              </table:table-cell>
              <table:table-cell office:value-type="float" office:value="-62.1510200500488">
                <text:p>-62.1510200500488</text:p>
              </table:table-cell>
              <table:table-cell office:value-type="float" office:value="-62.1688041687012">
                <text:p>-62.1688041687012</text:p>
              </table:table-cell>
              <table:table-cell office:value-type="float" office:value="-62.1501579284668">
                <text:p>-62.1501579284668</text:p>
              </table:table-cell>
              <table:table-cell office:value-type="float" office:value="-62.1520843505859">
                <text:p>-62.1520843505859</text:p>
              </table:table-cell>
              <table:table-cell office:value-type="float" office:value="-62.1537170410156">
                <text:p>-62.1537170410156</text:p>
              </table:table-cell>
              <table:table-cell office:value-type="float" office:value="-62.153434753418">
                <text:p>-62.153434753418</text:p>
              </table:table-cell>
              <table:table-cell office:value-type="float" office:value="-62.145694732666">
                <text:p>-62.145694732666</text:p>
              </table:table-cell>
              <table:table-cell office:value-type="float" office:value="-62.1822319030762">
                <text:p>-62.1822319030762</text:p>
              </table:table-cell>
              <table:table-cell office:value-type="float" office:value="-62.1811218261719">
                <text:p>-62.1811218261719</text:p>
              </table:table-cell>
              <table:table-cell office:value-type="float" office:value="-62.1705665588379">
                <text:p>-62.1705665588379</text:p>
              </table:table-cell>
              <table:table-cell office:value-type="float" office:value="-62.1777534484863">
                <text:p>-62.1777534484863</text:p>
              </table:table-cell>
              <table:table-cell office:value-type="float" office:value="-62.1576538085938">
                <text:p>-62.1576538085938</text:p>
              </table:table-cell>
              <table:table-cell office:value-type="float" office:value="-62.1724967956543">
                <text:p>-62.1724967956543</text:p>
              </table:table-cell>
              <table:table-cell office:value-type="float" office:value="-62.1673698425293">
                <text:p>-62.1673698425293</text:p>
              </table:table-cell>
              <table:table-cell office:value-type="float" office:value="-62.1733589172363">
                <text:p>-62.1733589172363</text:p>
              </table:table-cell>
              <table:table-cell office:value-type="float" office:value="-62.1565055847168">
                <text:p>-62.1565055847168</text:p>
              </table:table-cell>
              <table:table-cell office:value-type="float" office:value="-62.1646194458008">
                <text:p>-62.1646194458008</text:p>
              </table:table-cell>
              <table:table-cell office:value-type="float" office:value="-62.1577758789063">
                <text:p>-62.1577758789063</text:p>
              </table:table-cell>
              <table:table-cell office:value-type="float" office:value="-62.1599464416504">
                <text:p>-62.1599464416504</text:p>
              </table:table-cell>
              <table:table-cell office:value-type="float" office:value="-62.1795196533203">
                <text:p>-62.1795196533203</text:p>
              </table:table-cell>
              <table:table-cell office:value-type="float" office:value="-62.1551513671875">
                <text:p>-62.1551513671875</text:p>
              </table:table-cell>
              <table:table-cell office:value-type="float" office:value="-62.1528205871582">
                <text:p>-62.1528205871582</text:p>
              </table:table-cell>
              <table:table-cell office:value-type="float" office:value="-62.1446304321289">
                <text:p>-62.1446304321289</text:p>
              </table:table-cell>
              <table:table-cell office:value-type="float" office:value="-62.1463088989258">
                <text:p>-62.1463088989258</text:p>
              </table:table-cell>
              <table:table-cell office:value-type="float" office:value="-62.1469650268555">
                <text:p>-62.1469650268555</text:p>
              </table:table-cell>
              <table:table-cell office:value-type="float" office:value="-62.146842956543">
                <text:p>-62.146842956543</text:p>
              </table:table-cell>
              <table:table-cell office:value-type="float" office:value="-62.1597404479981">
                <text:p>-62.1597404479981</text:p>
              </table:table-cell>
              <table:table-cell office:value-type="float" office:value="-62.1607284545898">
                <text:p>-62.1607284545898</text:p>
              </table:table-cell>
              <table:table-cell office:value-type="float" office:value="-62.1538009643555">
                <text:p>-62.1538009643555</text:p>
              </table:table-cell>
              <table:table-cell office:value-type="float" office:value="-62.144100189209">
                <text:p>-62.144100189209</text:p>
              </table:table-cell>
              <table:table-cell office:value-type="float" office:value="-62.1459808349609">
                <text:p>-62.1459808349609</text:p>
              </table:table-cell>
              <table:table-cell office:value-type="float" office:value="-62.150691986084">
                <text:p>-62.150691986084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62.1008453369141">
                <text:p>-62.1008453369141</text:p>
                <draw:g>
                  <svg:desc>optymalizacja_wycinana_z_trace.A3:optymalizacja_wycinana_z_trace.OJ3</svg:desc>
                </draw:g>
              </table:table-cell>
              <table:table-cell office:value-type="float" office:value="-62.0910377502441">
                <text:p>-62.0910377502441</text:p>
              </table:table-cell>
              <table:table-cell office:value-type="float" office:value="-62.0901832580566">
                <text:p>-62.0901832580566</text:p>
              </table:table-cell>
              <table:table-cell office:value-type="float" office:value="-62.1149406433106">
                <text:p>-62.1149406433106</text:p>
              </table:table-cell>
              <table:table-cell office:value-type="float" office:value="-62.104305267334">
                <text:p>-62.104305267334</text:p>
              </table:table-cell>
              <table:table-cell office:value-type="float" office:value="-62.1035346984863">
                <text:p>-62.1035346984863</text:p>
              </table:table-cell>
              <table:table-cell office:value-type="float" office:value="-62.0937232971191">
                <text:p>-62.0937232971191</text:p>
              </table:table-cell>
              <table:table-cell office:value-type="float" office:value="-62.1114349365234">
                <text:p>-62.1114349365234</text:p>
              </table:table-cell>
              <table:table-cell office:value-type="float" office:value="-62.1014938354492">
                <text:p>-62.1014938354492</text:p>
              </table:table-cell>
              <table:table-cell office:value-type="float" office:value="-62.1210556030273">
                <text:p>-62.1210556030273</text:p>
              </table:table-cell>
              <table:table-cell office:value-type="float" office:value="-62.1234664916992">
                <text:p>-62.1234664916992</text:p>
              </table:table-cell>
              <table:table-cell office:value-type="float" office:value="-62.1126976013184">
                <text:p>-62.1126976013184</text:p>
              </table:table-cell>
              <table:table-cell office:value-type="float" office:value="-62.1300811767578">
                <text:p>-62.1300811767578</text:p>
              </table:table-cell>
              <table:table-cell office:value-type="float" office:value="-62.0975914001465">
                <text:p>-62.0975914001465</text:p>
              </table:table-cell>
              <table:table-cell office:value-type="float" office:value="-62.1134338378906">
                <text:p>-62.1134338378906</text:p>
              </table:table-cell>
              <table:table-cell office:value-type="float" office:value="-62.1207695007324">
                <text:p>-62.1207695007324</text:p>
              </table:table-cell>
              <table:table-cell office:value-type="float" office:value="-62.0942497253418">
                <text:p>-62.0942497253418</text:p>
              </table:table-cell>
              <table:table-cell office:value-type="float" office:value="-62.1002311706543">
                <text:p>-62.1002311706543</text:p>
              </table:table-cell>
              <table:table-cell office:value-type="float" office:value="-62.1008033752441">
                <text:p>-62.1008033752441</text:p>
              </table:table-cell>
              <table:table-cell office:value-type="float" office:value="-62.1066284179688">
                <text:p>-62.1066284179688</text:p>
              </table:table-cell>
              <table:table-cell office:value-type="float" office:value="-62.1086654663086">
                <text:p>-62.1086654663086</text:p>
              </table:table-cell>
              <table:table-cell office:value-type="float" office:value="-62.1192207336426">
                <text:p>-62.1192207336426</text:p>
              </table:table-cell>
              <table:table-cell office:value-type="float" office:value="-62.1137161254883">
                <text:p>-62.1137161254883</text:p>
              </table:table-cell>
              <table:table-cell office:value-type="float" office:value="-62.1087074279785">
                <text:p>-62.1087074279785</text:p>
              </table:table-cell>
              <table:table-cell office:value-type="float" office:value="-62.0966110229492">
                <text:p>-62.0966110229492</text:p>
              </table:table-cell>
              <table:table-cell office:value-type="float" office:value="-62.0949859619141">
                <text:p>-62.0949859619141</text:p>
              </table:table-cell>
              <table:table-cell office:value-type="float" office:value="-62.1132698059082">
                <text:p>-62.1132698059082</text:p>
              </table:table-cell>
              <table:table-cell office:value-type="float" office:value="-62.1191825866699">
                <text:p>-62.1191825866699</text:p>
              </table:table-cell>
              <table:table-cell office:value-type="float" office:value="-62.1184883117676">
                <text:p>-62.1184883117676</text:p>
              </table:table-cell>
              <table:table-cell office:value-type="float" office:value="-62.1144523620606">
                <text:p>-62.1144523620606</text:p>
              </table:table-cell>
              <table:table-cell office:value-type="float" office:value="-62.1059341430664">
                <text:p>-62.1059341430664</text:p>
              </table:table-cell>
              <table:table-cell office:value-type="float" office:value="-62.1205253601074">
                <text:p>-62.1205253601074</text:p>
              </table:table-cell>
              <table:table-cell office:value-type="float" office:value="-62.125545501709">
                <text:p>-62.125545501709</text:p>
              </table:table-cell>
              <table:table-cell office:value-type="float" office:value="-62.1210556030273">
                <text:p>-62.1210556030273</text:p>
              </table:table-cell>
              <table:table-cell office:value-type="float" office:value="-62.1101722717285">
                <text:p>-62.1101722717285</text:p>
              </table:table-cell>
              <table:table-cell office:value-type="float" office:value="-62.1209754943848">
                <text:p>-62.1209754943848</text:p>
              </table:table-cell>
              <table:table-cell office:value-type="float" office:value="-62.1166534423828">
                <text:p>-62.1166534423828</text:p>
              </table:table-cell>
              <table:table-cell office:value-type="float" office:value="-62.1289329528809">
                <text:p>-62.1289329528809</text:p>
              </table:table-cell>
              <table:table-cell office:value-type="float" office:value="-62.1241188049316">
                <text:p>-62.1241188049316</text:p>
              </table:table-cell>
              <table:table-cell office:value-type="float" office:value="-62.1238327026367">
                <text:p>-62.1238327026367</text:p>
              </table:table-cell>
              <table:table-cell office:value-type="float" office:value="-62.1092720031738">
                <text:p>-62.1092720031738</text:p>
              </table:table-cell>
              <table:table-cell office:value-type="float" office:value="-62.1309394836426">
                <text:p>-62.1309394836426</text:p>
              </table:table-cell>
              <table:table-cell office:value-type="float" office:value="-62.1188163757324">
                <text:p>-62.1188163757324</text:p>
              </table:table-cell>
              <table:table-cell office:value-type="float" office:value="-62.1133918762207">
                <text:p>-62.1133918762207</text:p>
              </table:table-cell>
              <table:table-cell office:value-type="float" office:value="-62.1174278259277">
                <text:p>-62.1174278259277</text:p>
              </table:table-cell>
              <table:table-cell office:value-type="float" office:value="-62.1451644897461">
                <text:p>-62.1451644897461</text:p>
              </table:table-cell>
              <table:table-cell office:value-type="float" office:value="-62.1414833068848">
                <text:p>-62.1414833068848</text:p>
              </table:table-cell>
              <table:table-cell office:value-type="float" office:value="-62.1345329284668">
                <text:p>-62.1345329284668</text:p>
              </table:table-cell>
              <table:table-cell office:value-type="float" office:value="-62.1033248901367">
                <text:p>-62.1033248901367</text:p>
              </table:table-cell>
              <table:table-cell office:value-type="float" office:value="-62.1296310424805">
                <text:p>-62.1296310424805</text:p>
              </table:table-cell>
              <table:table-cell office:value-type="float" office:value="-62.1335105895996">
                <text:p>-62.1335105895996</text:p>
              </table:table-cell>
              <table:table-cell office:value-type="float" office:value="-62.1357612609863">
                <text:p>-62.1357612609863</text:p>
              </table:table-cell>
              <table:table-cell office:value-type="float" office:value="-62.1208114624023">
                <text:p>-62.1208114624023</text:p>
              </table:table-cell>
              <table:table-cell office:value-type="float" office:value="-62.1264457702637">
                <text:p>-62.1264457702637</text:p>
              </table:table-cell>
              <table:table-cell office:value-type="float" office:value="-62.1360473632813">
                <text:p>-62.1360473632813</text:p>
              </table:table-cell>
              <table:table-cell office:value-type="float" office:value="-62.1364135742188">
                <text:p>-62.1364135742188</text:p>
              </table:table-cell>
              <table:table-cell office:value-type="float" office:value="-62.122241973877">
                <text:p>-62.122241973877</text:p>
              </table:table-cell>
              <table:table-cell office:value-type="float" office:value="-62.1233024597168">
                <text:p>-62.1233024597168</text:p>
              </table:table-cell>
              <table:table-cell office:value-type="float" office:value="-62.1365356445313">
                <text:p>-62.1365356445313</text:p>
              </table:table-cell>
              <table:table-cell office:value-type="float" office:value="-62.1275482177734">
                <text:p>-62.1275482177734</text:p>
              </table:table-cell>
              <table:table-cell office:value-type="float" office:value="-62.1248550415039">
                <text:p>-62.1248550415039</text:p>
              </table:table-cell>
              <table:table-cell office:value-type="float" office:value="-62.1451644897461">
                <text:p>-62.1451644897461</text:p>
              </table:table-cell>
              <table:table-cell office:value-type="float" office:value="-62.1459045410156">
                <text:p>-62.1459045410156</text:p>
              </table:table-cell>
              <table:table-cell office:value-type="float" office:value="-62.1413612365723">
                <text:p>-62.1413612365723</text:p>
              </table:table-cell>
              <table:table-cell office:value-type="float" office:value="-62.1418533325195">
                <text:p>-62.1418533325195</text:p>
              </table:table-cell>
              <table:table-cell office:value-type="float" office:value="-62.1325302124023">
                <text:p>-62.1325302124023</text:p>
              </table:table-cell>
              <table:table-cell office:value-type="float" office:value="-62.1462287902832">
                <text:p>-62.1462287902832</text:p>
              </table:table-cell>
              <table:table-cell office:value-type="float" office:value="-62.1392364501953">
                <text:p>-62.1392364501953</text:p>
              </table:table-cell>
              <table:table-cell office:value-type="float" office:value="-62.1184883117676">
                <text:p>-62.1184883117676</text:p>
              </table:table-cell>
              <table:table-cell office:value-type="float" office:value="-62.1543769836426">
                <text:p>-62.1543769836426</text:p>
              </table:table-cell>
              <table:table-cell office:value-type="float" office:value="-62.1266479492188">
                <text:p>-62.1266479492188</text:p>
              </table:table-cell>
              <table:table-cell office:value-type="float" office:value="-62.1283683776856">
                <text:p>-62.1283683776856</text:p>
              </table:table-cell>
              <table:table-cell office:value-type="float" office:value="-62.1204872131348">
                <text:p>-62.1204872131348</text:p>
              </table:table-cell>
              <table:table-cell office:value-type="float" office:value="-62.1421813964844">
                <text:p>-62.1421813964844</text:p>
              </table:table-cell>
              <table:table-cell office:value-type="float" office:value="-62.1453285217285">
                <text:p>-62.1453285217285</text:p>
              </table:table-cell>
              <table:table-cell office:value-type="float" office:value="-62.1334266662598">
                <text:p>-62.1334266662598</text:p>
              </table:table-cell>
              <table:table-cell office:value-type="float" office:value="-62.1296730041504">
                <text:p>-62.1296730041504</text:p>
              </table:table-cell>
              <table:table-cell office:value-type="float" office:value="-62.1253852844238">
                <text:p>-62.1253852844238</text:p>
              </table:table-cell>
              <table:table-cell office:value-type="float" office:value="-62.1365776062012">
                <text:p>-62.1365776062012</text:p>
              </table:table-cell>
              <table:table-cell office:value-type="float" office:value="-62.125545501709">
                <text:p>-62.125545501709</text:p>
              </table:table-cell>
              <table:table-cell office:value-type="float" office:value="-62.1191825866699">
                <text:p>-62.1191825866699</text:p>
              </table:table-cell>
              <table:table-cell office:value-type="float" office:value="-62.1359214782715">
                <text:p>-62.1359214782715</text:p>
              </table:table-cell>
              <table:table-cell office:value-type="float" office:value="-62.1488075256348">
                <text:p>-62.1488075256348</text:p>
              </table:table-cell>
              <table:table-cell office:value-type="float" office:value="-62.1572036743164">
                <text:p>-62.1572036743164</text:p>
              </table:table-cell>
              <table:table-cell office:value-type="float" office:value="-62.1299171447754">
                <text:p>-62.1299171447754</text:p>
              </table:table-cell>
              <table:table-cell office:value-type="float" office:value="-62.149829864502">
                <text:p>-62.149829864502</text:p>
              </table:table-cell>
              <table:table-cell office:value-type="float" office:value="-62.1548652648926">
                <text:p>-62.1548652648926</text:p>
              </table:table-cell>
              <table:table-cell office:value-type="float" office:value="-62.1454925537109">
                <text:p>-62.1454925537109</text:p>
              </table:table-cell>
              <table:table-cell office:value-type="float" office:value="-62.1448822021484">
                <text:p>-62.1448822021484</text:p>
              </table:table-cell>
              <table:table-cell office:value-type="float" office:value="-62.1347389221191">
                <text:p>-62.1347389221191</text:p>
              </table:table-cell>
              <table:table-cell office:value-type="float" office:value="-62.1340026855469">
                <text:p>-62.1340026855469</text:p>
              </table:table-cell>
              <table:table-cell office:value-type="float" office:value="-62.1503639221191">
                <text:p>-62.1503639221191</text:p>
              </table:table-cell>
              <table:table-cell office:value-type="float" office:value="-62.1508941650391">
                <text:p>-62.1508941650391</text:p>
              </table:table-cell>
              <table:table-cell office:value-type="float" office:value="-62.1375579833984">
                <text:p>-62.1375579833984</text:p>
              </table:table-cell>
              <table:table-cell office:value-type="float" office:value="-62.1403770446777">
                <text:p>-62.1403770446777</text:p>
              </table:table-cell>
              <table:table-cell office:value-type="float" office:value="-62.1553192138672">
                <text:p>-62.1553192138672</text:p>
              </table:table-cell>
              <table:table-cell office:value-type="float" office:value="-62.1397666931152">
                <text:p>-62.1397666931152</text:p>
              </table:table-cell>
              <table:table-cell office:value-type="float" office:value="-62.1488075256348">
                <text:p>-62.1488075256348</text:p>
              </table:table-cell>
              <table:table-cell office:value-type="float" office:value="-62.1390266418457">
                <text:p>-62.1390266418457</text:p>
              </table:table-cell>
              <table:table-cell office:value-type="float" office:value="-62.1643333435059">
                <text:p>-62.1643333435059</text:p>
              </table:table-cell>
              <table:table-cell office:value-type="float" office:value="-62.1575698852539">
                <text:p>-62.1575698852539</text:p>
              </table:table-cell>
              <table:table-cell office:value-type="float" office:value="-62.1484794616699">
                <text:p>-62.1484794616699</text:p>
              </table:table-cell>
              <table:table-cell office:value-type="float" office:value="-62.1364135742188">
                <text:p>-62.1364135742188</text:p>
              </table:table-cell>
              <table:table-cell office:value-type="float" office:value="-62.1575698852539">
                <text:p>-62.1575698852539</text:p>
              </table:table-cell>
              <table:table-cell office:value-type="float" office:value="-62.1490135192871">
                <text:p>-62.1490135192871</text:p>
              </table:table-cell>
              <table:table-cell office:value-type="float" office:value="-62.161792755127">
                <text:p>-62.161792755127</text:p>
              </table:table-cell>
              <table:table-cell office:value-type="float" office:value="-62.1231002807617">
                <text:p>-62.1231002807617</text:p>
              </table:table-cell>
              <table:table-cell office:value-type="float" office:value="-62.1330223083496">
                <text:p>-62.1330223083496</text:p>
              </table:table-cell>
              <table:table-cell office:value-type="float" office:value="-62.127384185791">
                <text:p>-62.127384185791</text:p>
              </table:table-cell>
              <table:table-cell office:value-type="float" office:value="-62.1610527038574">
                <text:p>-62.1610527038574</text:p>
              </table:table-cell>
              <table:table-cell office:value-type="float" office:value="-62.152042388916">
                <text:p>-62.152042388916</text:p>
              </table:table-cell>
              <table:table-cell office:value-type="float" office:value="-62.1484794616699">
                <text:p>-62.1484794616699</text:p>
              </table:table-cell>
              <table:table-cell office:value-type="float" office:value="-62.1435317993164">
                <text:p>-62.1435317993164</text:p>
              </table:table-cell>
              <table:table-cell office:value-type="float" office:value="-62.1265296936035">
                <text:p>-62.1265296936035</text:p>
              </table:table-cell>
              <table:table-cell office:value-type="float" office:value="-62.1397666931152">
                <text:p>-62.1397666931152</text:p>
              </table:table-cell>
              <table:table-cell office:value-type="float" office:value="-62.1556015014648">
                <text:p>-62.1556015014648</text:p>
              </table:table-cell>
              <table:table-cell office:value-type="float" office:value="-62.1641311645508">
                <text:p>-62.1641311645508</text:p>
              </table:table-cell>
              <table:table-cell office:value-type="float" office:value="-62.1450004577637">
                <text:p>-62.1450004577637</text:p>
              </table:table-cell>
              <table:table-cell office:value-type="float" office:value="-62.1469230651856">
                <text:p>-62.1469230651856</text:p>
              </table:table-cell>
              <table:table-cell office:value-type="float" office:value="-62.1439361572266">
                <text:p>-62.1439361572266</text:p>
              </table:table-cell>
              <table:table-cell office:value-type="float" office:value="-62.1387405395508">
                <text:p>-62.1387405395508</text:p>
              </table:table-cell>
              <table:table-cell office:value-type="float" office:value="-62.1429977416992">
                <text:p>-62.1429977416992</text:p>
              </table:table-cell>
              <table:table-cell office:value-type="float" office:value="-62.1523284912109">
                <text:p>-62.1523284912109</text:p>
              </table:table-cell>
              <table:table-cell office:value-type="float" office:value="-62.1531486511231">
                <text:p>-62.1531486511231</text:p>
              </table:table-cell>
              <table:table-cell office:value-type="float" office:value="-62.1447982788086">
                <text:p>-62.1447982788086</text:p>
              </table:table-cell>
              <table:table-cell office:value-type="float" office:value="-62.1541290283203">
                <text:p>-62.1541290283203</text:p>
              </table:table-cell>
              <table:table-cell office:value-type="float" office:value="-62.1426277160645">
                <text:p>-62.1426277160645</text:p>
              </table:table-cell>
              <table:table-cell office:value-type="float" office:value="-62.1443061828613">
                <text:p>-62.1443061828613</text:p>
              </table:table-cell>
              <table:table-cell office:value-type="float" office:value="-62.1503639221191">
                <text:p>-62.1503639221191</text:p>
              </table:table-cell>
              <table:table-cell office:value-type="float" office:value="-62.1472969055176">
                <text:p>-62.1472969055176</text:p>
              </table:table-cell>
              <table:table-cell office:value-type="float" office:value="-62.1407051086426">
                <text:p>-62.1407051086426</text:p>
              </table:table-cell>
              <table:table-cell office:value-type="float" office:value="-62.1578178405762">
                <text:p>-62.1578178405762</text:p>
              </table:table-cell>
              <table:table-cell office:value-type="float" office:value="-62.1440200805664">
                <text:p>-62.1440200805664</text:p>
              </table:table-cell>
              <table:table-cell office:value-type="float" office:value="-62.1417694091797">
                <text:p>-62.1417694091797</text:p>
              </table:table-cell>
              <table:table-cell office:value-type="float" office:value="-62.1419715881348">
                <text:p>-62.1419715881348</text:p>
              </table:table-cell>
              <table:table-cell office:value-type="float" office:value="-62.1521224975586">
                <text:p>-62.1521224975586</text:p>
              </table:table-cell>
              <table:table-cell office:value-type="float" office:value="-62.1542930603027">
                <text:p>-62.1542930603027</text:p>
              </table:table-cell>
              <table:table-cell office:value-type="float" office:value="-62.1515884399414">
                <text:p>-62.1515884399414</text:p>
              </table:table-cell>
              <table:table-cell office:value-type="float" office:value="-62.1585159301758">
                <text:p>-62.1585159301758</text:p>
              </table:table-cell>
              <table:table-cell office:value-type="float" office:value="-62.1538009643555">
                <text:p>-62.1538009643555</text:p>
              </table:table-cell>
              <table:table-cell office:value-type="float" office:value="-62.1698303222656">
                <text:p>-62.1698303222656</text:p>
              </table:table-cell>
              <table:table-cell office:value-type="float" office:value="-62.1470031738281">
                <text:p>-62.1470031738281</text:p>
              </table:table-cell>
              <table:table-cell office:value-type="float" office:value="-62.1464767456055">
                <text:p>-62.1464767456055</text:p>
              </table:table-cell>
              <table:table-cell office:value-type="float" office:value="-62.1708564758301">
                <text:p>-62.1708564758301</text:p>
              </table:table-cell>
              <table:table-cell office:value-type="float" office:value="-62.1546630859375">
                <text:p>-62.1546630859375</text:p>
              </table:table-cell>
              <table:table-cell office:value-type="float" office:value="-62.1666717529297">
                <text:p>-62.1666717529297</text:p>
              </table:table-cell>
              <table:table-cell office:value-type="float" office:value="-62.1621208190918">
                <text:p>-62.1621208190918</text:p>
              </table:table-cell>
              <table:table-cell office:value-type="float" office:value="-62.1378860473633">
                <text:p>-62.1378860473633</text:p>
              </table:table-cell>
              <table:table-cell office:value-type="float" office:value="-62.1688461303711">
                <text:p>-62.1688461303711</text:p>
              </table:table-cell>
              <table:table-cell office:value-type="float" office:value="-62.1733589172363">
                <text:p>-62.1733589172363</text:p>
              </table:table-cell>
              <table:table-cell office:value-type="float" office:value="-62.1486434936523">
                <text:p>-62.1486434936523</text:p>
              </table:table-cell>
              <table:table-cell office:value-type="float" office:value="-62.1594123840332">
                <text:p>-62.1594123840332</text:p>
              </table:table-cell>
              <table:table-cell office:value-type="float" office:value="-62.1452026367188">
                <text:p>-62.1452026367188</text:p>
              </table:table-cell>
              <table:table-cell office:value-type="float" office:value="-62.1481094360352">
                <text:p>-62.1481094360352</text:p>
              </table:table-cell>
              <table:table-cell office:value-type="float" office:value="-62.1553192138672">
                <text:p>-62.1553192138672</text:p>
              </table:table-cell>
              <table:table-cell office:value-type="float" office:value="-62.1590881347656">
                <text:p>-62.1590881347656</text:p>
              </table:table-cell>
              <table:table-cell office:value-type="float" office:value="-62.1508941650391">
                <text:p>-62.1508941650391</text:p>
              </table:table-cell>
              <table:table-cell office:value-type="float" office:value="-62.1644172668457">
                <text:p>-62.1644172668457</text:p>
              </table:table-cell>
              <table:table-cell office:value-type="float" office:value="-62.1602745056152">
                <text:p>-62.1602745056152</text:p>
              </table:table-cell>
              <table:table-cell office:value-type="float" office:value="-62.149829864502">
                <text:p>-62.149829864502</text:p>
              </table:table-cell>
              <table:table-cell office:value-type="float" office:value="-62.1699943542481">
                <text:p>-62.1699943542481</text:p>
              </table:table-cell>
              <table:table-cell office:value-type="float" office:value="-62.1355934143066">
                <text:p>-62.1355934143066</text:p>
              </table:table-cell>
              <table:table-cell office:value-type="float" office:value="-62.1605606079102">
                <text:p>-62.1605606079102</text:p>
              </table:table-cell>
              <table:table-cell office:value-type="float" office:value="-62.1579399108887">
                <text:p>-62.1579399108887</text:p>
              </table:table-cell>
              <table:table-cell office:value-type="float" office:value="-62.1479072570801">
                <text:p>-62.1479072570801</text:p>
              </table:table-cell>
              <table:table-cell office:value-type="float" office:value="-62.1508140563965">
                <text:p>-62.1508140563965</text:p>
              </table:table-cell>
              <table:table-cell office:value-type="float" office:value="-62.1403770446777">
                <text:p>-62.1403770446777</text:p>
              </table:table-cell>
              <table:table-cell office:value-type="float" office:value="-62.1563415527344">
                <text:p>-62.1563415527344</text:p>
              </table:table-cell>
              <table:table-cell office:value-type="float" office:value="-62.1513862609863">
                <text:p>-62.1513862609863</text:p>
              </table:table-cell>
              <table:table-cell office:value-type="float" office:value="-62.147087097168">
                <text:p>-62.147087097168</text:p>
              </table:table-cell>
              <table:table-cell office:value-type="float" office:value="-62.157283782959">
                <text:p>-62.157283782959</text:p>
              </table:table-cell>
              <table:table-cell office:value-type="float" office:value="-62.1375579833984">
                <text:p>-62.1375579833984</text:p>
              </table:table-cell>
              <table:table-cell office:value-type="float" office:value="-62.1751289367676">
                <text:p>-62.1751289367676</text:p>
              </table:table-cell>
              <table:table-cell office:value-type="float" office:value="-62.1598243713379">
                <text:p>-62.1598243713379</text:p>
              </table:table-cell>
              <table:table-cell office:value-type="float" office:value="-62.1633491516113">
                <text:p>-62.1633491516113</text:p>
              </table:table-cell>
              <table:table-cell office:value-type="float" office:value="-62.1646194458008">
                <text:p>-62.1646194458008</text:p>
              </table:table-cell>
              <table:table-cell office:value-type="float" office:value="-62.1590881347656">
                <text:p>-62.1590881347656</text:p>
              </table:table-cell>
              <table:table-cell office:value-type="float" office:value="-62.1521224975586">
                <text:p>-62.1521224975586</text:p>
              </table:table-cell>
              <table:table-cell office:value-type="float" office:value="-62.1642532348633">
                <text:p>-62.1642532348633</text:p>
              </table:table-cell>
              <table:table-cell office:value-type="float" office:value="-62.1397247314453">
                <text:p>-62.1397247314453</text:p>
              </table:table-cell>
              <table:table-cell office:value-type="float" office:value="-62.1611366271973">
                <text:p>-62.1611366271973</text:p>
              </table:table-cell>
              <table:table-cell office:value-type="float" office:value="-62.151180267334">
                <text:p>-62.151180267334</text:p>
              </table:table-cell>
              <table:table-cell office:value-type="float" office:value="-62.1420555114746">
                <text:p>-62.1420555114746</text:p>
              </table:table-cell>
              <table:table-cell office:value-type="float" office:value="-62.1515502929688">
                <text:p>-62.1515502929688</text:p>
              </table:table-cell>
              <table:table-cell office:value-type="float" office:value="-62.149299621582">
                <text:p>-62.149299621582</text:p>
              </table:table-cell>
              <table:table-cell office:value-type="float" office:value="-62.1601524353027">
                <text:p>-62.1601524353027</text:p>
              </table:table-cell>
              <table:table-cell office:value-type="float" office:value="-62.1478233337402">
                <text:p>-62.1478233337402</text:p>
              </table:table-cell>
              <table:table-cell office:value-type="float" office:value="-62.1399726867676">
                <text:p>-62.1399726867676</text:p>
              </table:table-cell>
              <table:table-cell office:value-type="float" office:value="-62.152286529541">
                <text:p>-62.152286529541</text:p>
              </table:table-cell>
              <table:table-cell office:value-type="float" office:value="-62.1528625488281">
                <text:p>-62.1528625488281</text:p>
              </table:table-cell>
              <table:table-cell office:value-type="float" office:value="-62.1399726867676">
                <text:p>-62.1399726867676</text:p>
              </table:table-cell>
              <table:table-cell office:value-type="float" office:value="-62.1609725952148">
                <text:p>-62.1609725952148</text:p>
              </table:table-cell>
              <table:table-cell office:value-type="float" office:value="-62.1437759399414">
                <text:p>-62.1437759399414</text:p>
              </table:table-cell>
              <table:table-cell office:value-type="float" office:value="-62.1644592285156">
                <text:p>-62.1644592285156</text:p>
              </table:table-cell>
              <table:table-cell office:value-type="float" office:value="-62.1658897399902">
                <text:p>-62.1658897399902</text:p>
              </table:table-cell>
              <table:table-cell office:value-type="float" office:value="-62.1574516296387">
                <text:p>-62.1574516296387</text:p>
              </table:table-cell>
              <table:table-cell office:value-type="float" office:value="-62.149543762207">
                <text:p>-62.149543762207</text:p>
              </table:table-cell>
              <table:table-cell office:value-type="float" office:value="-62.1436920166016">
                <text:p>-62.1436920166016</text:p>
              </table:table-cell>
              <table:table-cell office:value-type="float" office:value="-62.1180000305176">
                <text:p>-62.1180000305176</text:p>
              </table:table-cell>
              <table:table-cell office:value-type="float" office:value="-62.0298957824707">
                <text:p>-62.0298957824707</text:p>
              </table:table-cell>
              <table:table-cell office:value-type="float" office:value="-62.0315895080566">
                <text:p>-62.0315895080566</text:p>
              </table:table-cell>
              <table:table-cell office:value-type="float" office:value="-62.0066719055176">
                <text:p>-62.0066719055176</text:p>
              </table:table-cell>
              <table:table-cell office:value-type="float" office:value="-62.0035705566406">
                <text:p>-62.0035705566406</text:p>
              </table:table-cell>
              <table:table-cell office:value-type="float" office:value="-62.0105400085449">
                <text:p>-62.0105400085449</text:p>
              </table:table-cell>
              <table:table-cell office:value-type="float" office:value="-62.0296134948731">
                <text:p>-62.0296134948731</text:p>
              </table:table-cell>
              <table:table-cell office:value-type="float" office:value="-62.0213813781738">
                <text:p>-62.0213813781738</text:p>
              </table:table-cell>
              <table:table-cell office:value-type="float" office:value="-62.0160598754883">
                <text:p>-62.0160598754883</text:p>
              </table:table-cell>
              <table:table-cell office:value-type="float" office:value="-62.0248527526856">
                <text:p>-62.0248527526856</text:p>
              </table:table-cell>
              <table:table-cell office:value-type="float" office:value="-62.0230331420898">
                <text:p>-62.0230331420898</text:p>
              </table:table-cell>
              <table:table-cell office:value-type="float" office:value="-62.0102157592773">
                <text:p>-62.0102157592773</text:p>
              </table:table-cell>
              <table:table-cell office:value-type="float" office:value="-62.00634765625">
                <text:p>-62.00634765625</text:p>
              </table:table-cell>
              <table:table-cell office:value-type="float" office:value="-62.0208549499512">
                <text:p>-62.0208549499512</text:p>
              </table:table-cell>
              <table:table-cell office:value-type="float" office:value="-62.0285263061523">
                <text:p>-62.0285263061523</text:p>
              </table:table-cell>
              <table:table-cell office:value-type="float" office:value="-62.0262641906738">
                <text:p>-62.0262641906738</text:p>
              </table:table-cell>
              <table:table-cell office:value-type="float" office:value="-62.0210151672363">
                <text:p>-62.0210151672363</text:p>
              </table:table-cell>
              <table:table-cell office:value-type="float" office:value="-62.0229949951172">
                <text:p>-62.0229949951172</text:p>
              </table:table-cell>
              <table:table-cell office:value-type="float" office:value="-62.0221481323242">
                <text:p>-62.0221481323242</text:p>
              </table:table-cell>
              <table:table-cell office:value-type="float" office:value="-62.0152931213379">
                <text:p>-62.0152931213379</text:p>
              </table:table-cell>
              <table:table-cell office:value-type="float" office:value="-62.0172691345215">
                <text:p>-62.0172691345215</text:p>
              </table:table-cell>
              <table:table-cell office:value-type="float" office:value="-62.0131149291992">
                <text:p>-62.0131149291992</text:p>
              </table:table-cell>
              <table:table-cell office:value-type="float" office:value="-62.0060653686523">
                <text:p>-62.0060653686523</text:p>
              </table:table-cell>
              <table:table-cell office:value-type="float" office:value="-62.0227508544922">
                <text:p>-62.0227508544922</text:p>
              </table:table-cell>
              <table:table-cell office:value-type="float" office:value="-62.0253372192383">
                <text:p>-62.0253372192383</text:p>
              </table:table-cell>
              <table:table-cell office:value-type="float" office:value="-62.0146865844727">
                <text:p>-62.0146865844727</text:p>
              </table:table-cell>
              <table:table-cell office:value-type="float" office:value="-62.0202903747559">
                <text:p>-62.0202903747559</text:p>
              </table:table-cell>
              <table:table-cell office:value-type="float" office:value="-62.0248107910156">
                <text:p>-62.0248107910156</text:p>
              </table:table-cell>
              <table:table-cell office:value-type="float" office:value="-62.0179138183594">
                <text:p>-62.0179138183594</text:p>
              </table:table-cell>
              <table:table-cell office:value-type="float" office:value="-62.0276336669922">
                <text:p>-62.0276336669922</text:p>
              </table:table-cell>
              <table:table-cell office:value-type="float" office:value="-62.0214614868164">
                <text:p>-62.0214614868164</text:p>
              </table:table-cell>
              <table:table-cell office:value-type="float" office:value="-62.019287109375">
                <text:p>-62.019287109375</text:p>
              </table:table-cell>
              <table:table-cell office:value-type="float" office:value="-62.0172271728516">
                <text:p>-62.0172271728516</text:p>
              </table:table-cell>
              <table:table-cell office:value-type="float" office:value="-62.0033264160156">
                <text:p>-62.0033264160156</text:p>
              </table:table-cell>
              <table:table-cell office:value-type="float" office:value="-62.0269889831543">
                <text:p>-62.0269889831543</text:p>
              </table:table-cell>
              <table:table-cell office:value-type="float" office:value="-62.0247306823731">
                <text:p>-62.0247306823731</text:p>
              </table:table-cell>
              <table:table-cell office:value-type="float" office:value="-62.0525360107422">
                <text:p>-62.0525360107422</text:p>
              </table:table-cell>
              <table:table-cell office:value-type="float" office:value="-62.0319557189941">
                <text:p>-62.0319557189941</text:p>
              </table:table-cell>
              <table:table-cell office:value-type="float" office:value="-62.0200881958008">
                <text:p>-62.0200881958008</text:p>
              </table:table-cell>
              <table:table-cell office:value-type="float" office:value="-62.009651184082">
                <text:p>-62.009651184082</text:p>
              </table:table-cell>
              <table:table-cell office:value-type="float" office:value="-62.0243263244629">
                <text:p>-62.0243263244629</text:p>
              </table:table-cell>
              <table:table-cell office:value-type="float" office:value="-62.0331687927246">
                <text:p>-62.0331687927246</text:p>
              </table:table-cell>
              <table:table-cell office:value-type="float" office:value="-62.038257598877">
                <text:p>-62.038257598877</text:p>
              </table:table-cell>
              <table:table-cell office:value-type="float" office:value="-62.0416145324707">
                <text:p>-62.0416145324707</text:p>
              </table:table-cell>
              <table:table-cell office:value-type="float" office:value="-62.032844543457">
                <text:p>-62.032844543457</text:p>
              </table:table-cell>
              <table:table-cell office:value-type="float" office:value="-62.0217056274414">
                <text:p>-62.0217056274414</text:p>
              </table:table-cell>
              <table:table-cell office:value-type="float" office:value="-62.0208549499512">
                <text:p>-62.0208549499512</text:p>
              </table:table-cell>
              <table:table-cell office:value-type="float" office:value="-62.0342979431152">
                <text:p>-62.0342979431152</text:p>
              </table:table-cell>
              <table:table-cell office:value-type="float" office:value="-62.0250511169434">
                <text:p>-62.0250511169434</text:p>
              </table:table-cell>
              <table:table-cell office:value-type="float" office:value="-62.0194053649902">
                <text:p>-62.0194053649902</text:p>
              </table:table-cell>
              <table:table-cell office:value-type="float" office:value="-62.0269470214844">
                <text:p>-62.0269470214844</text:p>
              </table:table-cell>
              <table:table-cell office:value-type="float" office:value="-62.0597038269043">
                <text:p>-62.0597038269043</text:p>
              </table:table-cell>
              <table:table-cell office:value-type="float" office:value="-62.0273132324219">
                <text:p>-62.0273132324219</text:p>
              </table:table-cell>
              <table:table-cell office:value-type="float" office:value="-62.0305862426758">
                <text:p>-62.0305862426758</text:p>
              </table:table-cell>
              <table:table-cell office:value-type="float" office:value="-62.0349464416504">
                <text:p>-62.0349464416504</text:p>
              </table:table-cell>
              <table:table-cell office:value-type="float" office:value="-62.0307846069336">
                <text:p>-62.0307846069336</text:p>
              </table:table-cell>
              <table:table-cell office:value-type="float" office:value="-62.0488548278809">
                <text:p>-62.0488548278809</text:p>
              </table:table-cell>
              <table:table-cell office:value-type="float" office:value="-62.042667388916">
                <text:p>-62.042667388916</text:p>
              </table:table-cell>
              <table:table-cell office:value-type="float" office:value="-62.043270111084">
                <text:p>-62.043270111084</text:p>
              </table:table-cell>
              <table:table-cell office:value-type="float" office:value="-62.0462226867676">
                <text:p>-62.0462226867676</text:p>
              </table:table-cell>
              <table:table-cell office:value-type="float" office:value="-62.0540771484375">
                <text:p>-62.0540771484375</text:p>
              </table:table-cell>
              <table:table-cell office:value-type="float" office:value="-62.0707702636719">
                <text:p>-62.0707702636719</text:p>
              </table:table-cell>
              <table:table-cell office:value-type="float" office:value="-62.0408058166504">
                <text:p>-62.0408058166504</text:p>
              </table:table-cell>
              <table:table-cell office:value-type="float" office:value="-62.0510787963867">
                <text:p>-62.0510787963867</text:p>
              </table:table-cell>
              <table:table-cell office:value-type="float" office:value="-62.0299377441406">
                <text:p>-62.0299377441406</text:p>
              </table:table-cell>
              <table:table-cell office:value-type="float" office:value="-62.0130348205566">
                <text:p>-62.0130348205566</text:p>
              </table:table-cell>
              <table:table-cell office:value-type="float" office:value="-62.0372886657715">
                <text:p>-62.0372886657715</text:p>
              </table:table-cell>
              <table:table-cell office:value-type="float" office:value="-62.0598258972168">
                <text:p>-62.0598258972168</text:p>
              </table:table-cell>
              <table:table-cell office:value-type="float" office:value="-62.0613670349121">
                <text:p>-62.0613670349121</text:p>
              </table:table-cell>
              <table:table-cell office:value-type="float" office:value="-62.036075592041">
                <text:p>-62.036075592041</text:p>
              </table:table-cell>
              <table:table-cell office:value-type="float" office:value="-62.0511589050293">
                <text:p>-62.0511589050293</text:p>
              </table:table-cell>
              <table:table-cell office:value-type="float" office:value="-62.0583267211914">
                <text:p>-62.0583267211914</text:p>
              </table:table-cell>
              <table:table-cell office:value-type="float" office:value="-62.0484123229981">
                <text:p>-62.0484123229981</text:p>
              </table:table-cell>
              <table:table-cell office:value-type="float" office:value="-62.0573959350586">
                <text:p>-62.0573959350586</text:p>
              </table:table-cell>
              <table:table-cell office:value-type="float" office:value="-62.0377731323242">
                <text:p>-62.0377731323242</text:p>
              </table:table-cell>
              <table:table-cell office:value-type="float" office:value="-62.0548057556152">
                <text:p>-62.0548057556152</text:p>
              </table:table-cell>
              <table:table-cell office:value-type="float" office:value="-62.038703918457">
                <text:p>-62.038703918457</text:p>
              </table:table-cell>
              <table:table-cell office:value-type="float" office:value="-62.0351867675781">
                <text:p>-62.0351867675781</text:p>
              </table:table-cell>
              <table:table-cell office:value-type="float" office:value="-62.0568695068359">
                <text:p>-62.0568695068359</text:p>
              </table:table-cell>
              <table:table-cell office:value-type="float" office:value="-62.0579605102539">
                <text:p>-62.0579605102539</text:p>
              </table:table-cell>
              <table:table-cell office:value-type="float" office:value="-62.0657424926758">
                <text:p>-62.0657424926758</text:p>
              </table:table-cell>
              <table:table-cell office:value-type="float" office:value="-62.0351066589356">
                <text:p>-62.0351066589356</text:p>
              </table:table-cell>
              <table:table-cell office:value-type="float" office:value="-62.0680122375488">
                <text:p>-62.0680122375488</text:p>
              </table:table-cell>
              <table:table-cell office:value-type="float" office:value="-62.0546455383301">
                <text:p>-62.0546455383301</text:p>
              </table:table-cell>
              <table:table-cell office:value-type="float" office:value="-62.0715065002441">
                <text:p>-62.0715065002441</text:p>
              </table:table-cell>
              <table:table-cell office:value-type="float" office:value="-62.0468711853027">
                <text:p>-62.0468711853027</text:p>
              </table:table-cell>
              <table:table-cell office:value-type="float" office:value="-62.0534248352051">
                <text:p>-62.0534248352051</text:p>
              </table:table-cell>
              <table:table-cell office:value-type="float" office:value="-62.0456581115723">
                <text:p>-62.0456581115723</text:p>
              </table:table-cell>
              <table:table-cell office:value-type="float" office:value="-62.0543174743652">
                <text:p>-62.0543174743652</text:p>
              </table:table-cell>
              <table:table-cell office:value-type="float" office:value="-62.0589752197266">
                <text:p>-62.0589752197266</text:p>
              </table:table-cell>
              <table:table-cell office:value-type="float" office:value="-62.0442810058594">
                <text:p>-62.0442810058594</text:p>
              </table:table-cell>
              <table:table-cell office:value-type="float" office:value="-62.0471954345703">
                <text:p>-62.0471954345703</text:p>
              </table:table-cell>
              <table:table-cell office:value-type="float" office:value="-62.0544776916504">
                <text:p>-62.0544776916504</text:p>
              </table:table-cell>
              <table:table-cell office:value-type="float" office:value="-62.0525360107422">
                <text:p>-62.0525360107422</text:p>
              </table:table-cell>
              <table:table-cell office:value-type="float" office:value="-62.0680961608887">
                <text:p>-62.0680961608887</text:p>
              </table:table-cell>
              <table:table-cell office:value-type="float" office:value="-62.0672836303711">
                <text:p>-62.0672836303711</text:p>
              </table:table-cell>
              <table:table-cell office:value-type="float" office:value="-62.067569732666">
                <text:p>-62.067569732666</text:p>
              </table:table-cell>
              <table:table-cell office:value-type="float" office:value="-62.0545616149902">
                <text:p>-62.0545616149902</text:p>
              </table:table-cell>
              <table:table-cell office:value-type="float" office:value="-62.0680541992188">
                <text:p>-62.0680541992188</text:p>
              </table:table-cell>
              <table:table-cell office:value-type="float" office:value="-62.0509986877441">
                <text:p>-62.0509986877441</text:p>
              </table:table-cell>
              <table:table-cell office:value-type="float" office:value="-62.0510787963867">
                <text:p>-62.0510787963867</text:p>
              </table:table-cell>
              <table:table-cell office:value-type="float" office:value="-62.0399169921875">
                <text:p>-62.0399169921875</text:p>
              </table:table-cell>
              <table:table-cell office:value-type="float" office:value="-62.0585289001465">
                <text:p>-62.0585289001465</text:p>
              </table:table-cell>
              <table:table-cell office:value-type="float" office:value="-62.0484123229981">
                <text:p>-62.0484123229981</text:p>
              </table:table-cell>
              <table:table-cell office:value-type="float" office:value="-62.0384216308594">
                <text:p>-62.0384216308594</text:p>
              </table:table-cell>
              <table:table-cell office:value-type="float" office:value="-62.0680122375488">
                <text:p>-62.0680122375488</text:p>
              </table:table-cell>
              <table:table-cell office:value-type="float" office:value="-62.0582885742188">
                <text:p>-62.0582885742188</text:p>
              </table:table-cell>
              <table:table-cell office:value-type="float" office:value="-62.0665969848633">
                <text:p>-62.0665969848633</text:p>
              </table:table-cell>
              <table:table-cell office:value-type="float" office:value="-62.0567474365234">
                <text:p>-62.0567474365234</text:p>
              </table:table-cell>
              <table:table-cell office:value-type="float" office:value="-62.0596237182617">
                <text:p>-62.0596237182617</text:p>
              </table:table-cell>
              <table:table-cell office:value-type="float" office:value="-62.0680961608887">
                <text:p>-62.0680961608887</text:p>
              </table:table-cell>
              <table:table-cell office:value-type="float" office:value="-62.0442390441895">
                <text:p>-62.0442390441895</text:p>
              </table:table-cell>
              <table:table-cell office:value-type="float" office:value="-62.0482063293457">
                <text:p>-62.0482063293457</text:p>
              </table:table-cell>
              <table:table-cell office:value-type="float" office:value="-62.0464248657227">
                <text:p>-62.0464248657227</text:p>
              </table:table-cell>
              <table:table-cell office:value-type="float" office:value="-62.0513648986816">
                <text:p>-62.0513648986816</text:p>
              </table:table-cell>
              <table:table-cell office:value-type="float" office:value="-62.0668792724609">
                <text:p>-62.0668792724609</text:p>
              </table:table-cell>
              <table:table-cell office:value-type="float" office:value="-62.061164855957">
                <text:p>-62.061164855957</text:p>
              </table:table-cell>
              <table:table-cell office:value-type="float" office:value="-62.0444068908691">
                <text:p>-62.0444068908691</text:p>
              </table:table-cell>
              <table:table-cell office:value-type="float" office:value="-62.072395324707">
                <text:p>-62.072395324707</text:p>
              </table:table-cell>
              <table:table-cell office:value-type="float" office:value="-62.0649719238281">
                <text:p>-62.0649719238281</text:p>
              </table:table-cell>
              <table:table-cell office:value-type="float" office:value="-62.0575180053711">
                <text:p>-62.0575180053711</text:p>
              </table:table-cell>
              <table:table-cell office:value-type="float" office:value="-62.0619735717773">
                <text:p>-62.0619735717773</text:p>
              </table:table-cell>
              <table:table-cell office:value-type="float" office:value="-62.0772666931152">
                <text:p>-62.0772666931152</text:p>
              </table:table-cell>
              <table:table-cell office:value-type="float" office:value="-62.0667190551758">
                <text:p>-62.0667190551758</text:p>
              </table:table-cell>
              <table:table-cell office:value-type="float" office:value="-62.0664710998535">
                <text:p>-62.0664710998535</text:p>
              </table:table-cell>
              <table:table-cell office:value-type="float" office:value="-62.0525779724121">
                <text:p>-62.0525779724121</text:p>
              </table:table-cell>
              <table:table-cell office:value-type="float" office:value="-62.0538749694824">
                <text:p>-62.0538749694824</text:p>
              </table:table-cell>
              <table:table-cell office:value-type="float" office:value="-62.0620956420898">
                <text:p>-62.0620956420898</text:p>
              </table:table-cell>
              <table:table-cell office:value-type="float" office:value="-62.0690269470215">
                <text:p>-62.0690269470215</text:p>
              </table:table-cell>
              <table:table-cell office:value-type="float" office:value="-62.0605163574219">
                <text:p>-62.0605163574219</text:p>
              </table:table-cell>
              <table:table-cell office:value-type="float" office:value="-62.072883605957">
                <text:p>-62.072883605957</text:p>
              </table:table-cell>
              <table:table-cell office:value-type="float" office:value="-62.0802307128906">
                <text:p>-62.0802307128906</text:p>
              </table:table-cell>
              <table:table-cell office:value-type="float" office:value="-62.0427856445313">
                <text:p>-62.0427856445313</text:p>
              </table:table-cell>
              <table:table-cell office:value-type="float" office:value="-62.0451736450195">
                <text:p>-62.0451736450195</text:p>
              </table:table-cell>
              <table:table-cell office:value-type="float" office:value="-62.0488548278809">
                <text:p>-62.0488548278809</text:p>
              </table:table-cell>
              <table:table-cell office:value-type="float" office:value="-62.0741386413574">
                <text:p>-62.0741386413574</text:p>
              </table:table-cell>
              <table:table-cell office:value-type="float" office:value="-62.0506744384766">
                <text:p>-62.0506744384766</text:p>
              </table:table-cell>
              <table:table-cell office:value-type="float" office:value="-62.0493392944336">
                <text:p>-62.0493392944336</text:p>
              </table:table-cell>
              <table:table-cell office:value-type="float" office:value="-62.0528984069824">
                <text:p>-62.0528984069824</text:p>
              </table:table-cell>
              <table:table-cell office:value-type="float" office:value="-62.0437545776367">
                <text:p>-62.0437545776367</text:p>
              </table:table-cell>
              <table:table-cell office:value-type="float" office:value="-62.0421409606934">
                <text:p>-62.0421409606934</text:p>
              </table:table-cell>
              <table:table-cell office:value-type="float" office:value="-62.0688247680664">
                <text:p>-62.0688247680664</text:p>
              </table:table-cell>
              <table:table-cell office:value-type="float" office:value="-62.0477180480957">
                <text:p>-62.0477180480957</text:p>
              </table:table-cell>
              <table:table-cell office:value-type="float" office:value="-62.0643653869629">
                <text:p>-62.0643653869629</text:p>
              </table:table-cell>
              <table:table-cell office:value-type="float" office:value="-62.0557365417481">
                <text:p>-62.0557365417481</text:p>
              </table:table-cell>
              <table:table-cell office:value-type="float" office:value="-62.0467071533203">
                <text:p>-62.0467071533203</text:p>
              </table:table-cell>
              <table:table-cell office:value-type="float" office:value="-62.064567565918">
                <text:p>-62.064567565918</text:p>
              </table:table-cell>
              <table:table-cell office:value-type="float" office:value="-62.0449676513672">
                <text:p>-62.0449676513672</text:p>
              </table:table-cell>
              <table:table-cell office:value-type="float" office:value="-62.0632705688477">
                <text:p>-62.0632705688477</text:p>
              </table:table-cell>
              <table:table-cell office:value-type="float" office:value="-62.0596618652344">
                <text:p>-62.0596618652344</text:p>
              </table:table-cell>
              <table:table-cell office:value-type="float" office:value="-62.0464668273926">
                <text:p>-62.0464668273926</text:p>
              </table:table-cell>
              <table:table-cell office:value-type="float" office:value="-62.044807434082">
                <text:p>-62.044807434082</text:p>
              </table:table-cell>
              <table:table-cell office:value-type="float" office:value="-62.0542793273926">
                <text:p>-62.0542793273926</text:p>
              </table:table-cell>
              <table:table-cell office:value-type="float" office:value="-62.05322265625">
                <text:p>-62.05322265625</text:p>
              </table:table-cell>
              <table:table-cell office:value-type="float" office:value="-62.0467910766602">
                <text:p>-62.0467910766602</text:p>
              </table:table-cell>
              <table:table-cell office:value-type="float" office:value="-62.0601119995117">
                <text:p>-62.0601119995117</text:p>
              </table:table-cell>
              <table:table-cell office:value-type="float" office:value="-62.0546798706055">
                <text:p>-62.0546798706055</text:p>
              </table:table-cell>
              <table:table-cell office:value-type="float" office:value="-62.0410461425781">
                <text:p>-62.0410461425781</text:p>
              </table:table-cell>
              <table:table-cell office:value-type="float" office:value="-62.0404434204102">
                <text:p>-62.0404434204102</text:p>
              </table:table-cell>
              <table:table-cell office:value-type="float" office:value="-62.0540771484375">
                <text:p>-62.0540771484375</text:p>
              </table:table-cell>
              <table:table-cell office:value-type="float" office:value="-62.0623397827148">
                <text:p>-62.0623397827148</text:p>
              </table:table-cell>
              <table:table-cell office:value-type="float" office:value="-62.0481643676758">
                <text:p>-62.0481643676758</text:p>
              </table:table-cell>
              <table:table-cell office:value-type="float" office:value="-62.0539131164551">
                <text:p>-62.0539131164551</text:p>
              </table:table-cell>
              <table:table-cell office:value-type="float" office:value="-62.0547637939453">
                <text:p>-62.0547637939453</text:p>
              </table:table-cell>
              <table:table-cell office:value-type="float" office:value="-62.0369682312012">
                <text:p>-62.0369682312012</text:p>
              </table:table-cell>
              <table:table-cell office:value-type="float" office:value="-62.0552482604981">
                <text:p>-62.0552482604981</text:p>
              </table:table-cell>
              <table:table-cell office:value-type="float" office:value="-62.0595016479492">
                <text:p>-62.0595016479492</text:p>
              </table:table-cell>
              <table:table-cell office:value-type="float" office:value="-62.0588150024414">
                <text:p>-62.0588150024414</text:p>
              </table:table-cell>
              <table:table-cell office:value-type="float" office:value="-62.0451736450195">
                <text:p>-62.0451736450195</text:p>
              </table:table-cell>
              <table:table-cell office:value-type="float" office:value="-62.0439987182617">
                <text:p>-62.0439987182617</text:p>
              </table:table-cell>
              <table:table-cell office:value-type="float" office:value="-62.0480041503906">
                <text:p>-62.0480041503906</text:p>
              </table:table-cell>
              <table:table-cell office:value-type="float" office:value="-62.0237617492676">
                <text:p>-62.0237617492676</text:p>
              </table:table-cell>
              <table:table-cell office:value-type="float" office:value="-62.0417327880859">
                <text:p>-62.0417327880859</text:p>
              </table:table-cell>
              <table:table-cell office:value-type="float" office:value="-62.0414924621582">
                <text:p>-62.0414924621582</text:p>
              </table:table-cell>
              <table:table-cell office:value-type="float" office:value="-62.0432281494141">
                <text:p>-62.0432281494141</text:p>
              </table:table-cell>
              <table:table-cell office:value-type="float" office:value="-62.0595855712891">
                <text:p>-62.0595855712891</text:p>
              </table:table-cell>
              <table:table-cell office:value-type="float" office:value="-62.0422172546387">
                <text:p>-62.0422172546387</text:p>
              </table:table-cell>
              <table:table-cell office:value-type="float" office:value="-62.0449676513672">
                <text:p>-62.0449676513672</text:p>
              </table:table-cell>
              <table:table-cell office:value-type="float" office:value="-62.0416145324707">
                <text:p>-62.0416145324707</text:p>
              </table:table-cell>
              <table:table-cell office:value-type="float" office:value="-62.0544013977051">
                <text:p>-62.0544013977051</text:p>
              </table:table-cell>
              <table:table-cell office:value-type="float" office:value="-62.0541534423828">
                <text:p>-62.0541534423828</text:p>
              </table:table-cell>
              <table:table-cell office:value-type="float" office:value="-62.0586547851563">
                <text:p>-62.0586547851563</text:p>
              </table:table-cell>
              <table:table-cell office:value-type="float" office:value="-62.043514251709">
                <text:p>-62.043514251709</text:p>
              </table:table-cell>
              <table:table-cell office:value-type="float" office:value="-62.0553321838379">
                <text:p>-62.0553321838379</text:p>
              </table:table-cell>
              <table:table-cell office:value-type="float" office:value="-62.0469512939453">
                <text:p>-62.0469512939453</text:p>
              </table:table-cell>
              <table:table-cell office:value-type="float" office:value="-62.0398330688477">
                <text:p>-62.0398330688477</text:p>
              </table:table-cell>
              <table:table-cell office:value-type="float" office:value="-62.0307464599609">
                <text:p>-62.0307464599609</text:p>
              </table:table-cell>
              <table:table-cell office:value-type="float" office:value="-62.0509147644043">
                <text:p>-62.0509147644043</text:p>
              </table:table-cell>
              <table:table-cell office:value-type="float" office:value="-62.0403213500977">
                <text:p>-62.0403213500977</text:p>
              </table:table-cell>
              <table:table-cell office:value-type="float" office:value="-62.0490570068359">
                <text:p>-62.0490570068359</text:p>
              </table:table-cell>
              <table:table-cell office:value-type="float" office:value="-62.0458183288574">
                <text:p>-62.0458183288574</text:p>
              </table:table-cell>
              <table:table-cell office:value-type="float" office:value="-62.0444412231445">
                <text:p>-62.0444412231445</text:p>
              </table:table-cell>
              <table:table-cell office:value-type="float" office:value="-62.0541954040527">
                <text:p>-62.0541954040527</text:p>
              </table:table-cell>
              <table:table-cell office:value-type="float" office:value="-62.0393104553223">
                <text:p>-62.0393104553223</text:p>
              </table:table-cell>
              <table:table-cell office:value-type="float" office:value="-62.0565872192383">
                <text:p>-62.0565872192383</text:p>
              </table:table-cell>
              <table:table-cell office:value-type="float" office:value="-62.044807434082">
                <text:p>-62.044807434082</text:p>
              </table:table-cell>
              <table:table-cell office:value-type="float" office:value="-62.0368423461914">
                <text:p>-62.0368423461914</text:p>
              </table:table-cell>
              <table:table-cell office:value-type="float" office:value="-62.0540351867676">
                <text:p>-62.0540351867676</text:p>
              </table:table-cell>
              <table:table-cell office:value-type="float" office:value="-62.0613250732422">
                <text:p>-62.0613250732422</text:p>
              </table:table-cell>
              <table:table-cell office:value-type="float" office:value="-62.0634346008301">
                <text:p>-62.0634346008301</text:p>
              </table:table-cell>
              <table:table-cell office:value-type="float" office:value="-62.0418968200684">
                <text:p>-62.0418968200684</text:p>
              </table:table-cell>
              <table:table-cell office:value-type="float" office:value="-62.0390663146973">
                <text:p>-62.0390663146973</text:p>
              </table:table-cell>
            </table:table-row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-62.0190811157227">
                <text:p>-62.0190811157227</text:p>
                <draw:g>
                  <svg:desc>optymalizacja_wycinana_z_trace.A4:optymalizacja_wycinana_z_trace.OJ4</svg:desc>
                </draw:g>
              </table:table-cell>
              <table:table-cell office:value-type="float" office:value="-62.0028839111328">
                <text:p>-62.0028839111328</text:p>
              </table:table-cell>
              <table:table-cell office:value-type="float" office:value="-62.0161361694336">
                <text:p>-62.0161361694336</text:p>
              </table:table-cell>
              <table:table-cell office:value-type="float" office:value="-62.0122299194336">
                <text:p>-62.0122299194336</text:p>
              </table:table-cell>
              <table:table-cell office:value-type="float" office:value="-62.0190811157227">
                <text:p>-62.0190811157227</text:p>
              </table:table-cell>
              <table:table-cell office:value-type="float" office:value="-62.0333290100098">
                <text:p>-62.0333290100098</text:p>
              </table:table-cell>
              <table:table-cell office:value-type="float" office:value="-62.0218658447266">
                <text:p>-62.0218658447266</text:p>
              </table:table-cell>
              <table:table-cell office:value-type="float" office:value="-62.0279159545898">
                <text:p>-62.0279159545898</text:p>
              </table:table-cell>
              <table:table-cell office:value-type="float" office:value="-62.0282020568848">
                <text:p>-62.0282020568848</text:p>
              </table:table-cell>
              <table:table-cell office:value-type="float" office:value="-62.0412483215332">
                <text:p>-62.0412483215332</text:p>
              </table:table-cell>
              <table:table-cell office:value-type="float" office:value="-62.0435562133789">
                <text:p>-62.0435562133789</text:p>
              </table:table-cell>
              <table:table-cell office:value-type="float" office:value="-62.0346603393555">
                <text:p>-62.0346603393555</text:p>
              </table:table-cell>
              <table:table-cell office:value-type="float" office:value="-62.019889831543">
                <text:p>-62.019889831543</text:p>
              </table:table-cell>
              <table:table-cell office:value-type="float" office:value="-62.0348625183106">
                <text:p>-62.0348625183106</text:p>
              </table:table-cell>
              <table:table-cell office:value-type="float" office:value="-62.0030860900879">
                <text:p>-62.0030860900879</text:p>
              </table:table-cell>
              <table:table-cell office:value-type="float" office:value="-62.0094909667969">
                <text:p>-62.0094909667969</text:p>
              </table:table-cell>
              <table:table-cell office:value-type="float" office:value="-62.013599395752">
                <text:p>-62.013599395752</text:p>
              </table:table-cell>
              <table:table-cell office:value-type="float" office:value="-62.0263442993164">
                <text:p>-62.0263442993164</text:p>
              </table:table-cell>
              <table:table-cell office:value-type="float" office:value="-62.0232772827148">
                <text:p>-62.0232772827148</text:p>
              </table:table-cell>
              <table:table-cell office:value-type="float" office:value="-62.0270729064941">
                <text:p>-62.0270729064941</text:p>
              </table:table-cell>
              <table:table-cell office:value-type="float" office:value="-62.0195274353027">
                <text:p>-62.0195274353027</text:p>
              </table:table-cell>
              <table:table-cell office:value-type="float" office:value="-62.0098495483398">
                <text:p>-62.0098495483398</text:p>
              </table:table-cell>
              <table:table-cell office:value-type="float" office:value="-62.0184364318848">
                <text:p>-62.0184364318848</text:p>
              </table:table-cell>
              <table:table-cell office:value-type="float" office:value="-62.0121078491211">
                <text:p>-62.0121078491211</text:p>
              </table:table-cell>
              <table:table-cell office:value-type="float" office:value="-62.0227508544922">
                <text:p>-62.0227508544922</text:p>
              </table:table-cell>
              <table:table-cell office:value-type="float" office:value="-62.0079574584961">
                <text:p>-62.0079574584961</text:p>
              </table:table-cell>
              <table:table-cell office:value-type="float" office:value="-62.009449005127">
                <text:p>-62.009449005127</text:p>
              </table:table-cell>
              <table:table-cell office:value-type="float" office:value="-62.0208549499512">
                <text:p>-62.0208549499512</text:p>
              </table:table-cell>
              <table:table-cell office:value-type="float" office:value="-62.0204544067383">
                <text:p>-62.0204544067383</text:p>
              </table:table-cell>
              <table:table-cell office:value-type="float" office:value="-62.0005950927734">
                <text:p>-62.0005950927734</text:p>
              </table:table-cell>
              <table:table-cell office:value-type="float" office:value="-62.0239601135254">
                <text:p>-62.0239601135254</text:p>
              </table:table-cell>
              <table:table-cell office:value-type="float" office:value="-62.0272331237793">
                <text:p>-62.0272331237793</text:p>
              </table:table-cell>
              <table:table-cell office:value-type="float" office:value="-62.0146064758301">
                <text:p>-62.0146064758301</text:p>
              </table:table-cell>
              <table:table-cell office:value-type="float" office:value="-62.0146064758301">
                <text:p>-62.0146064758301</text:p>
              </table:table-cell>
              <table:table-cell office:value-type="float" office:value="-62.0247688293457">
                <text:p>-62.0247688293457</text:p>
              </table:table-cell>
              <table:table-cell office:value-type="float" office:value="-62.0290489196777">
                <text:p>-62.0290489196777</text:p>
              </table:table-cell>
              <table:table-cell office:value-type="float" office:value="-62.0078811645508">
                <text:p>-62.0078811645508</text:p>
              </table:table-cell>
              <table:table-cell office:value-type="float" office:value="-62.0216217041016">
                <text:p>-62.0216217041016</text:p>
              </table:table-cell>
              <table:table-cell office:value-type="float" office:value="-62.0307846069336">
                <text:p>-62.0307846069336</text:p>
              </table:table-cell>
              <table:table-cell office:value-type="float" office:value="-62.0237617492676">
                <text:p>-62.0237617492676</text:p>
              </table:table-cell>
              <table:table-cell office:value-type="float" office:value="-62.0283241271973">
                <text:p>-62.0283241271973</text:p>
              </table:table-cell>
              <table:table-cell office:value-type="float" office:value="-62.0138816833496">
                <text:p>-62.0138816833496</text:p>
              </table:table-cell>
              <table:table-cell office:value-type="float" office:value="-62.0073165893555">
                <text:p>-62.0073165893555</text:p>
              </table:table-cell>
              <table:table-cell office:value-type="float" office:value="-62.0262641906738">
                <text:p>-62.0262641906738</text:p>
              </table:table-cell>
              <table:table-cell office:value-type="float" office:value="-61.9993438720703">
                <text:p>-61.9993438720703</text:p>
              </table:table-cell>
              <table:table-cell office:value-type="float" office:value="-62.0252952575684">
                <text:p>-62.0252952575684</text:p>
              </table:table-cell>
              <table:table-cell office:value-type="float" office:value="-62.0176696777344">
                <text:p>-62.0176696777344</text:p>
              </table:table-cell>
              <table:table-cell office:value-type="float" office:value="-62.0178718566895">
                <text:p>-62.0178718566895</text:p>
              </table:table-cell>
              <table:table-cell office:value-type="float" office:value="-62.022834777832">
                <text:p>-62.022834777832</text:p>
              </table:table-cell>
              <table:table-cell office:value-type="float" office:value="-62.0173873901367">
                <text:p>-62.0173873901367</text:p>
              </table:table-cell>
              <table:table-cell office:value-type="float" office:value="-62.0166625976563">
                <text:p>-62.0166625976563</text:p>
              </table:table-cell>
              <table:table-cell office:value-type="float" office:value="-62.0294914245606">
                <text:p>-62.0294914245606</text:p>
              </table:table-cell>
              <table:table-cell office:value-type="float" office:value="-62.0180740356445">
                <text:p>-62.0180740356445</text:p>
              </table:table-cell>
              <table:table-cell office:value-type="float" office:value="-62.0304222106934">
                <text:p>-62.0304222106934</text:p>
              </table:table-cell>
              <table:table-cell office:value-type="float" office:value="-62.0170669555664">
                <text:p>-62.0170669555664</text:p>
              </table:table-cell>
              <table:table-cell office:value-type="float" office:value="-62.0003929138184">
                <text:p>-62.0003929138184</text:p>
              </table:table-cell>
              <table:table-cell office:value-type="float" office:value="-62.0142440795898">
                <text:p>-62.0142440795898</text:p>
              </table:table-cell>
              <table:table-cell office:value-type="float" office:value="-62.0416984558106">
                <text:p>-62.0416984558106</text:p>
              </table:table-cell>
              <table:table-cell office:value-type="float" office:value="-62.0175933837891">
                <text:p>-62.0175933837891</text:p>
              </table:table-cell>
              <table:table-cell office:value-type="float" office:value="-62.0223503112793">
                <text:p>-62.0223503112793</text:p>
              </table:table-cell>
              <table:table-cell office:value-type="float" office:value="-62.0254173278809">
                <text:p>-62.0254173278809</text:p>
              </table:table-cell>
              <table:table-cell office:value-type="float" office:value="-62.0385398864746">
                <text:p>-62.0385398864746</text:p>
              </table:table-cell>
              <table:table-cell office:value-type="float" office:value="-62.0216636657715">
                <text:p>-62.0216636657715</text:p>
              </table:table-cell>
              <table:table-cell office:value-type="float" office:value="-62.0373268127441">
                <text:p>-62.0373268127441</text:p>
              </table:table-cell>
              <table:table-cell office:value-type="float" office:value="-62.0262222290039">
                <text:p>-62.0262222290039</text:p>
              </table:table-cell>
              <table:table-cell office:value-type="float" office:value="-62.0110588073731">
                <text:p>-62.0110588073731</text:p>
              </table:table-cell>
              <table:table-cell office:value-type="float" office:value="-62.0273551940918">
                <text:p>-62.0273551940918</text:p>
              </table:table-cell>
              <table:table-cell office:value-type="float" office:value="-62.0057067871094">
                <text:p>-62.0057067871094</text:p>
              </table:table-cell>
              <table:table-cell office:value-type="float" office:value="-62.0298156738281">
                <text:p>-62.0298156738281</text:p>
              </table:table-cell>
              <table:table-cell office:value-type="float" office:value="-62.0143241882324">
                <text:p>-62.0143241882324</text:p>
              </table:table-cell>
              <table:table-cell office:value-type="float" office:value="-62.0108985900879">
                <text:p>-62.0108985900879</text:p>
              </table:table-cell>
              <table:table-cell office:value-type="float" office:value="-62.038948059082">
                <text:p>-62.038948059082</text:p>
              </table:table-cell>
              <table:table-cell office:value-type="float" office:value="-62.0359573364258">
                <text:p>-62.0359573364258</text:p>
              </table:table-cell>
              <table:table-cell office:value-type="float" office:value="-62.0313911437988">
                <text:p>-62.0313911437988</text:p>
              </table:table-cell>
              <table:table-cell office:value-type="float" office:value="-62.0225486755371">
                <text:p>-62.0225486755371</text:p>
              </table:table-cell>
              <table:table-cell office:value-type="float" office:value="-62.0432281494141">
                <text:p>-62.0432281494141</text:p>
              </table:table-cell>
              <table:table-cell office:value-type="float" office:value="-62.0337753295898">
                <text:p>-62.0337753295898</text:p>
              </table:table-cell>
              <table:table-cell office:value-type="float" office:value="-62.0142860412598">
                <text:p>-62.0142860412598</text:p>
              </table:table-cell>
              <table:table-cell office:value-type="float" office:value="-62.0342178344727">
                <text:p>-62.0342178344727</text:p>
              </table:table-cell>
              <table:table-cell office:value-type="float" office:value="-62.021297454834">
                <text:p>-62.021297454834</text:p>
              </table:table-cell>
              <table:table-cell office:value-type="float" office:value="-62.0082817077637">
                <text:p>-62.0082817077637</text:p>
              </table:table-cell>
              <table:table-cell office:value-type="float" office:value="-62.0116653442383">
                <text:p>-62.0116653442383</text:p>
              </table:table-cell>
              <table:table-cell office:value-type="float" office:value="-62.0171089172363">
                <text:p>-62.0171089172363</text:p>
              </table:table-cell>
              <table:table-cell office:value-type="float" office:value="-62.0319137573242">
                <text:p>-62.0319137573242</text:p>
              </table:table-cell>
              <table:table-cell office:value-type="float" office:value="-62.0166244506836">
                <text:p>-62.0166244506836</text:p>
              </table:table-cell>
              <table:table-cell office:value-type="float" office:value="-62.0235595703125">
                <text:p>-62.0235595703125</text:p>
              </table:table-cell>
              <table:table-cell office:value-type="float" office:value="-62.0405616760254">
                <text:p>-62.0405616760254</text:p>
              </table:table-cell>
              <table:table-cell office:value-type="float" office:value="-62.0163841247559">
                <text:p>-62.0163841247559</text:p>
              </table:table-cell>
              <table:table-cell office:value-type="float" office:value="-62.0047760009766">
                <text:p>-62.0047760009766</text:p>
              </table:table-cell>
              <table:table-cell office:value-type="float" office:value="-62.0258178710938">
                <text:p>-62.0258178710938</text:p>
              </table:table-cell>
              <table:table-cell office:value-type="float" office:value="-62.0194053649902">
                <text:p>-62.0194053649902</text:p>
              </table:table-cell>
              <table:table-cell office:value-type="float" office:value="-62.0312690734863">
                <text:p>-62.0312690734863</text:p>
              </table:table-cell>
              <table:table-cell office:value-type="float" office:value="-62.0355911254883">
                <text:p>-62.0355911254883</text:p>
              </table:table-cell>
              <table:table-cell office:value-type="float" office:value="-62.0141639709473">
                <text:p>-62.0141639709473</text:p>
              </table:table-cell>
              <table:table-cell office:value-type="float" office:value="-62.0251350402832">
                <text:p>-62.0251350402832</text:p>
              </table:table-cell>
              <table:table-cell office:value-type="float" office:value="-62.0315132141113">
                <text:p>-62.0315132141113</text:p>
              </table:table-cell>
              <table:table-cell office:value-type="float" office:value="-62.0155334472656">
                <text:p>-62.0155334472656</text:p>
              </table:table-cell>
              <table:table-cell office:value-type="float" office:value="-62.0059432983398">
                <text:p>-62.0059432983398</text:p>
              </table:table-cell>
              <table:table-cell office:value-type="float" office:value="-62.0246505737305">
                <text:p>-62.0246505737305</text:p>
              </table:table-cell>
              <table:table-cell office:value-type="float" office:value="-62.0209808349609">
                <text:p>-62.0209808349609</text:p>
              </table:table-cell>
              <table:table-cell office:value-type="float" office:value="-62.0115852355957">
                <text:p>-62.0115852355957</text:p>
              </table:table-cell>
              <table:table-cell office:value-type="float" office:value="-62.0236434936523">
                <text:p>-62.0236434936523</text:p>
              </table:table-cell>
              <table:table-cell office:value-type="float" office:value="-62.0111808776856">
                <text:p>-62.0111808776856</text:p>
              </table:table-cell>
              <table:table-cell office:value-type="float" office:value="-62.0282020568848">
                <text:p>-62.0282020568848</text:p>
              </table:table-cell>
              <table:table-cell office:value-type="float" office:value="-62.015251159668">
                <text:p>-62.015251159668</text:p>
              </table:table-cell>
              <table:table-cell office:value-type="float" office:value="-62.0273551940918">
                <text:p>-62.0273551940918</text:p>
              </table:table-cell>
              <table:table-cell office:value-type="float" office:value="-62.0280380249023">
                <text:p>-62.0280380249023</text:p>
              </table:table-cell>
              <table:table-cell office:value-type="float" office:value="-62.0163421630859">
                <text:p>-62.0163421630859</text:p>
              </table:table-cell>
              <table:table-cell office:value-type="float" office:value="-62.0145683288574">
                <text:p>-62.0145683288574</text:p>
              </table:table-cell>
              <table:table-cell office:value-type="float" office:value="-62.029411315918">
                <text:p>-62.029411315918</text:p>
              </table:table-cell>
              <table:table-cell office:value-type="float" office:value="-62.0218238830566">
                <text:p>-62.0218238830566</text:p>
              </table:table-cell>
              <table:table-cell office:value-type="float" office:value="-62.0221900939941">
                <text:p>-62.0221900939941</text:p>
              </table:table-cell>
              <table:table-cell office:value-type="float" office:value="-62.0311050415039">
                <text:p>-62.0311050415039</text:p>
              </table:table-cell>
              <table:table-cell office:value-type="float" office:value="-62.0270309448242">
                <text:p>-62.0270309448242</text:p>
              </table:table-cell>
              <table:table-cell office:value-type="float" office:value="-62.031795501709">
                <text:p>-62.031795501709</text:p>
              </table:table-cell>
              <table:table-cell office:value-type="float" office:value="-62.0222663879395">
                <text:p>-62.0222663879395</text:p>
              </table:table-cell>
              <table:table-cell office:value-type="float" office:value="-62.0248908996582">
                <text:p>-62.0248908996582</text:p>
              </table:table-cell>
              <table:table-cell office:value-type="float" office:value="-62.0179138183594">
                <text:p>-62.0179138183594</text:p>
              </table:table-cell>
              <table:table-cell office:value-type="float" office:value="-62.0247306823731">
                <text:p>-62.0247306823731</text:p>
              </table:table-cell>
              <table:table-cell office:value-type="float" office:value="-62.0186386108398">
                <text:p>-62.0186386108398</text:p>
              </table:table-cell>
              <table:table-cell office:value-type="float" office:value="-62.0144844055176">
                <text:p>-62.0144844055176</text:p>
              </table:table-cell>
              <table:table-cell office:value-type="float" office:value="-62.0216217041016">
                <text:p>-62.0216217041016</text:p>
              </table:table-cell>
              <table:table-cell office:value-type="float" office:value="-62.0303802490234">
                <text:p>-62.0303802490234</text:p>
              </table:table-cell>
              <table:table-cell office:value-type="float" office:value="-62.0364837646484">
                <text:p>-62.0364837646484</text:p>
              </table:table-cell>
              <table:table-cell office:value-type="float" office:value="-62.0337333679199">
                <text:p>-62.0337333679199</text:p>
              </table:table-cell>
              <table:table-cell office:value-type="float" office:value="-62.0251770019531">
                <text:p>-62.0251770019531</text:p>
              </table:table-cell>
              <table:table-cell office:value-type="float" office:value="-62.0222663879395">
                <text:p>-62.0222663879395</text:p>
              </table:table-cell>
              <table:table-cell office:value-type="float" office:value="-62.017993927002">
                <text:p>-62.017993927002</text:p>
              </table:table-cell>
              <table:table-cell office:value-type="float" office:value="-62.0185585021973">
                <text:p>-62.0185585021973</text:p>
              </table:table-cell>
              <table:table-cell office:value-type="float" office:value="-62.0425033569336">
                <text:p>-62.0425033569336</text:p>
              </table:table-cell>
              <table:table-cell office:value-type="float" office:value="-62.0380554199219">
                <text:p>-62.0380554199219</text:p>
              </table:table-cell>
              <table:table-cell office:value-type="float" office:value="-62.0210990905762">
                <text:p>-62.0210990905762</text:p>
              </table:table-cell>
              <table:table-cell office:value-type="float" office:value="-62.0168609619141">
                <text:p>-62.0168609619141</text:p>
              </table:table-cell>
              <table:table-cell office:value-type="float" office:value="-62.0120277404785">
                <text:p>-62.0120277404785</text:p>
              </table:table-cell>
              <table:table-cell office:value-type="float" office:value="-62.0273895263672">
                <text:p>-62.0273895263672</text:p>
              </table:table-cell>
              <table:table-cell office:value-type="float" office:value="-62.0221061706543">
                <text:p>-62.0221061706543</text:p>
              </table:table-cell>
              <table:table-cell office:value-type="float" office:value="-62.0427436828613">
                <text:p>-62.0427436828613</text:p>
              </table:table-cell>
              <table:table-cell office:value-type="float" office:value="-62.0317535400391">
                <text:p>-62.0317535400391</text:p>
              </table:table-cell>
              <table:table-cell office:value-type="float" office:value="-62.024284362793">
                <text:p>-62.024284362793</text:p>
              </table:table-cell>
              <table:table-cell office:value-type="float" office:value="-62.0349044799805">
                <text:p>-62.0349044799805</text:p>
              </table:table-cell>
              <table:table-cell office:value-type="float" office:value="-62.0279998779297">
                <text:p>-62.0279998779297</text:p>
              </table:table-cell>
              <table:table-cell office:value-type="float" office:value="-62.0198059082031">
                <text:p>-62.0198059082031</text:p>
              </table:table-cell>
              <table:table-cell office:value-type="float" office:value="-62.0218238830566">
                <text:p>-62.0218238830566</text:p>
              </table:table-cell>
              <table:table-cell office:value-type="float" office:value="-62.0278816223145">
                <text:p>-62.0278816223145</text:p>
              </table:table-cell>
              <table:table-cell office:value-type="float" office:value="-62.025577545166">
                <text:p>-62.025577545166</text:p>
              </table:table-cell>
              <table:table-cell office:value-type="float" office:value="-62.0124740600586">
                <text:p>-62.0124740600586</text:p>
              </table:table-cell>
              <table:table-cell office:value-type="float" office:value="-62.0350646972656">
                <text:p>-62.0350646972656</text:p>
              </table:table-cell>
              <table:table-cell office:value-type="float" office:value="-62.0365600585938">
                <text:p>-62.0365600585938</text:p>
              </table:table-cell>
              <table:table-cell office:value-type="float" office:value="-62.0321159362793">
                <text:p>-62.0321159362793</text:p>
              </table:table-cell>
              <table:table-cell office:value-type="float" office:value="-62.0301017761231">
                <text:p>-62.0301017761231</text:p>
              </table:table-cell>
              <table:table-cell office:value-type="float" office:value="-62.0271911621094">
                <text:p>-62.0271911621094</text:p>
              </table:table-cell>
              <table:table-cell office:value-type="float" office:value="-62.0316734313965">
                <text:p>-62.0316734313965</text:p>
              </table:table-cell>
              <table:table-cell office:value-type="float" office:value="-62.0251770019531">
                <text:p>-62.0251770019531</text:p>
              </table:table-cell>
              <table:table-cell office:value-type="float" office:value="-62.0252532958984">
                <text:p>-62.0252532958984</text:p>
              </table:table-cell>
              <table:table-cell office:value-type="float" office:value="-62.0178718566895">
                <text:p>-62.0178718566895</text:p>
              </table:table-cell>
              <table:table-cell office:value-type="float" office:value="-62.022590637207">
                <text:p>-62.022590637207</text:p>
              </table:table-cell>
              <table:table-cell office:value-type="float" office:value="-62.0474357604981">
                <text:p>-62.0474357604981</text:p>
              </table:table-cell>
              <table:table-cell office:value-type="float" office:value="-62.0454177856445">
                <text:p>-62.0454177856445</text:p>
              </table:table-cell>
              <table:table-cell office:value-type="float" office:value="-62.0207366943359">
                <text:p>-62.0207366943359</text:p>
              </table:table-cell>
              <table:table-cell office:value-type="float" office:value="-62.0357131958008">
                <text:p>-62.0357131958008</text:p>
              </table:table-cell>
              <table:table-cell office:value-type="float" office:value="-62.0263061523438">
                <text:p>-62.0263061523438</text:p>
              </table:table-cell>
              <table:table-cell office:value-type="float" office:value="-62.0146064758301">
                <text:p>-62.0146064758301</text:p>
              </table:table-cell>
              <table:table-cell office:value-type="float" office:value="-62.0322799682617">
                <text:p>-62.0322799682617</text:p>
              </table:table-cell>
              <table:table-cell office:value-type="float" office:value="-62.0319557189941">
                <text:p>-62.0319557189941</text:p>
              </table:table-cell>
              <table:table-cell office:value-type="float" office:value="-62.0127143859863">
                <text:p>-62.0127143859863</text:p>
              </table:table-cell>
              <table:table-cell office:value-type="float" office:value="-62.0242462158203">
                <text:p>-62.0242462158203</text:p>
              </table:table-cell>
              <table:table-cell office:value-type="float" office:value="-62.0469131469727">
                <text:p>-62.0469131469727</text:p>
              </table:table-cell>
              <table:table-cell office:value-type="float" office:value="-62.0160598754883">
                <text:p>-62.0160598754883</text:p>
              </table:table-cell>
              <table:table-cell office:value-type="float" office:value="-62.0252113342285">
                <text:p>-62.0252113342285</text:p>
              </table:table-cell>
              <table:table-cell office:value-type="float" office:value="-62.0311050415039">
                <text:p>-62.0311050415039</text:p>
              </table:table-cell>
              <table:table-cell office:value-type="float" office:value="-62.0231971740723">
                <text:p>-62.0231971740723</text:p>
              </table:table-cell>
              <table:table-cell office:value-type="float" office:value="-62.0292930603027">
                <text:p>-62.0292930603027</text:p>
              </table:table-cell>
              <table:table-cell office:value-type="float" office:value="-62.0032920837402">
                <text:p>-62.0032920837402</text:p>
              </table:table-cell>
              <table:table-cell office:value-type="float" office:value="-62.027717590332">
                <text:p>-62.027717590332</text:p>
              </table:table-cell>
              <table:table-cell office:value-type="float" office:value="-62.0295753479004">
                <text:p>-62.0295753479004</text:p>
              </table:table-cell>
              <table:table-cell office:value-type="float" office:value="-62.0285263061523">
                <text:p>-62.0285263061523</text:p>
              </table:table-cell>
              <table:table-cell office:value-type="float" office:value="-62.0177116394043">
                <text:p>-62.0177116394043</text:p>
              </table:table-cell>
              <table:table-cell office:value-type="float" office:value="-62.0177917480469">
                <text:p>-62.0177917480469</text:p>
              </table:table-cell>
              <table:table-cell office:value-type="float" office:value="-62.0317153930664">
                <text:p>-62.0317153930664</text:p>
              </table:table-cell>
              <table:table-cell office:value-type="float" office:value="-62.0198478698731">
                <text:p>-62.0198478698731</text:p>
              </table:table-cell>
              <table:table-cell office:value-type="float" office:value="-62.0324821472168">
                <text:p>-62.0324821472168</text:p>
              </table:table-cell>
              <table:table-cell office:value-type="float" office:value="-62.0605964660645">
                <text:p>-62.0605964660645</text:p>
              </table:table-cell>
              <table:table-cell office:value-type="float" office:value="-62.0223083496094">
                <text:p>-62.0223083496094</text:p>
              </table:table-cell>
              <table:table-cell office:value-type="float" office:value="-62.0401191711426">
                <text:p>-62.0401191711426</text:p>
              </table:table-cell>
              <table:table-cell office:value-type="float" office:value="-62.0248527526856">
                <text:p>-62.0248527526856</text:p>
              </table:table-cell>
              <table:table-cell office:value-type="float" office:value="-62.0237197875977">
                <text:p>-62.0237197875977</text:p>
              </table:table-cell>
              <table:table-cell office:value-type="float" office:value="-62.0370864868164">
                <text:p>-62.0370864868164</text:p>
              </table:table-cell>
              <table:table-cell office:value-type="float" office:value="-62.0186386108398">
                <text:p>-62.0186386108398</text:p>
              </table:table-cell>
              <table:table-cell office:value-type="float" office:value="-62.013843536377">
                <text:p>-62.013843536377</text:p>
              </table:table-cell>
              <table:table-cell office:value-type="float" office:value="-61.9450378417969">
                <text:p>-61.9450378417969</text:p>
              </table:table-cell>
              <table:table-cell office:value-type="float" office:value="-61.8734436035156">
                <text:p>-61.8734436035156</text:p>
              </table:table-cell>
              <table:table-cell office:value-type="float" office:value="-61.865478515625">
                <text:p>-61.865478515625</text:p>
              </table:table-cell>
              <table:table-cell office:value-type="float" office:value="-61.870231628418">
                <text:p>-61.870231628418</text:p>
              </table:table-cell>
              <table:table-cell office:value-type="float" office:value="-61.8700752258301">
                <text:p>-61.8700752258301</text:p>
              </table:table-cell>
              <table:table-cell office:value-type="float" office:value="-61.861515045166">
                <text:p>-61.861515045166</text:p>
              </table:table-cell>
              <table:table-cell office:value-type="float" office:value="-61.8689231872559">
                <text:p>-61.8689231872559</text:p>
              </table:table-cell>
              <table:table-cell office:value-type="float" office:value="-61.8625450134277">
                <text:p>-61.8625450134277</text:p>
              </table:table-cell>
              <table:table-cell office:value-type="float" office:value="-61.8696784973145">
                <text:p>-61.8696784973145</text:p>
              </table:table-cell>
              <table:table-cell office:value-type="float" office:value="-61.8713417053223">
                <text:p>-61.8713417053223</text:p>
              </table:table-cell>
              <table:table-cell office:value-type="float" office:value="-61.8872566223145">
                <text:p>-61.8872566223145</text:p>
              </table:table-cell>
              <table:table-cell office:value-type="float" office:value="-61.8577537536621">
                <text:p>-61.8577537536621</text:p>
              </table:table-cell>
              <table:table-cell office:value-type="float" office:value="-61.8665885925293">
                <text:p>-61.8665885925293</text:p>
              </table:table-cell>
              <table:table-cell office:value-type="float" office:value="-61.8682479858398">
                <text:p>-61.8682479858398</text:p>
              </table:table-cell>
              <table:table-cell office:value-type="float" office:value="-61.879035949707">
                <text:p>-61.879035949707</text:p>
              </table:table-cell>
              <table:table-cell office:value-type="float" office:value="-61.8678131103516">
                <text:p>-61.8678131103516</text:p>
              </table:table-cell>
              <table:table-cell office:value-type="float" office:value="-61.8858642578125">
                <text:p>-61.8858642578125</text:p>
              </table:table-cell>
              <table:table-cell office:value-type="float" office:value="-61.8863792419434">
                <text:p>-61.8863792419434</text:p>
              </table:table-cell>
              <table:table-cell office:value-type="float" office:value="-61.8756256103516">
                <text:p>-61.8756256103516</text:p>
              </table:table-cell>
              <table:table-cell office:value-type="float" office:value="-61.8810997009277">
                <text:p>-61.8810997009277</text:p>
              </table:table-cell>
              <table:table-cell office:value-type="float" office:value="-61.8794708251953">
                <text:p>-61.8794708251953</text:p>
              </table:table-cell>
              <table:table-cell office:value-type="float" office:value="-61.8542709350586">
                <text:p>-61.8542709350586</text:p>
              </table:table-cell>
              <table:table-cell office:value-type="float" office:value="-61.8903121948242">
                <text:p>-61.8903121948242</text:p>
              </table:table-cell>
              <table:table-cell office:value-type="float" office:value="-61.8597755432129">
                <text:p>-61.8597755432129</text:p>
              </table:table-cell>
              <table:table-cell office:value-type="float" office:value="-61.8694801330566">
                <text:p>-61.8694801330566</text:p>
              </table:table-cell>
              <table:table-cell office:value-type="float" office:value="-61.8744354248047">
                <text:p>-61.8744354248047</text:p>
              </table:table-cell>
              <table:table-cell office:value-type="float" office:value="-61.8703536987305">
                <text:p>-61.8703536987305</text:p>
              </table:table-cell>
              <table:table-cell office:value-type="float" office:value="-61.8652801513672">
                <text:p>-61.8652801513672</text:p>
              </table:table-cell>
              <table:table-cell office:value-type="float" office:value="-61.8745155334473">
                <text:p>-61.8745155334473</text:p>
              </table:table-cell>
              <table:table-cell office:value-type="float" office:value="-61.8706283569336">
                <text:p>-61.8706283569336</text:p>
              </table:table-cell>
              <table:table-cell office:value-type="float" office:value="-61.8664665222168">
                <text:p>-61.8664665222168</text:p>
              </table:table-cell>
              <table:table-cell office:value-type="float" office:value="-61.8718566894531">
                <text:p>-61.8718566894531</text:p>
              </table:table-cell>
              <table:table-cell office:value-type="float" office:value="-61.8672218322754">
                <text:p>-61.8672218322754</text:p>
              </table:table-cell>
              <table:table-cell office:value-type="float" office:value="-61.9013671875">
                <text:p>-61.9013671875</text:p>
              </table:table-cell>
              <table:table-cell office:value-type="float" office:value="-61.8703117370606">
                <text:p>-61.8703117370606</text:p>
              </table:table-cell>
              <table:table-cell office:value-type="float" office:value="-61.8574371337891">
                <text:p>-61.8574371337891</text:p>
              </table:table-cell>
              <table:table-cell office:value-type="float" office:value="-61.8538360595703">
                <text:p>-61.8538360595703</text:p>
              </table:table-cell>
              <table:table-cell office:value-type="float" office:value="-61.8791961669922">
                <text:p>-61.8791961669922</text:p>
              </table:table-cell>
              <table:table-cell office:value-type="float" office:value="-61.8701553344727">
                <text:p>-61.8701553344727</text:p>
              </table:table-cell>
              <table:table-cell office:value-type="float" office:value="-61.8591003417969">
                <text:p>-61.8591003417969</text:p>
              </table:table-cell>
              <table:table-cell office:value-type="float" office:value="-61.8944091796875">
                <text:p>-61.8944091796875</text:p>
              </table:table-cell>
              <table:table-cell office:value-type="float" office:value="-61.8757019042969">
                <text:p>-61.8757019042969</text:p>
              </table:table-cell>
              <table:table-cell office:value-type="float" office:value="-61.8675346374512">
                <text:p>-61.8675346374512</text:p>
              </table:table-cell>
              <table:table-cell office:value-type="float" office:value="-61.8678550720215">
                <text:p>-61.8678550720215</text:p>
              </table:table-cell>
              <table:table-cell office:value-type="float" office:value="-61.8594169616699">
                <text:p>-61.8594169616699</text:p>
              </table:table-cell>
              <table:table-cell office:value-type="float" office:value="-61.8667030334473">
                <text:p>-61.8667030334473</text:p>
              </table:table-cell>
              <table:table-cell office:value-type="float" office:value="-61.8709449768066">
                <text:p>-61.8709449768066</text:p>
              </table:table-cell>
              <table:table-cell office:value-type="float" office:value="-61.8667449951172">
                <text:p>-61.8667449951172</text:p>
              </table:table-cell>
              <table:table-cell office:value-type="float" office:value="-61.8685684204102">
                <text:p>-61.8685684204102</text:p>
              </table:table-cell>
              <table:table-cell office:value-type="float" office:value="-61.8825302124023">
                <text:p>-61.8825302124023</text:p>
              </table:table-cell>
              <table:table-cell office:value-type="float" office:value="-61.8732452392578">
                <text:p>-61.8732452392578</text:p>
              </table:table-cell>
              <table:table-cell office:value-type="float" office:value="-61.8878517150879">
                <text:p>-61.8878517150879</text:p>
              </table:table-cell>
              <table:table-cell office:value-type="float" office:value="-61.8629417419434">
                <text:p>-61.8629417419434</text:p>
              </table:table-cell>
              <table:table-cell office:value-type="float" office:value="-61.8667449951172">
                <text:p>-61.8667449951172</text:p>
              </table:table-cell>
              <table:table-cell office:value-type="float" office:value="-61.8723754882813">
                <text:p>-61.8723754882813</text:p>
              </table:table-cell>
              <table:table-cell office:value-type="float" office:value="-61.8736839294434">
                <text:p>-61.8736839294434</text:p>
              </table:table-cell>
              <table:table-cell office:value-type="float" office:value="-61.8775291442871">
                <text:p>-61.8775291442871</text:p>
              </table:table-cell>
              <table:table-cell office:value-type="float" office:value="-61.8730087280273">
                <text:p>-61.8730087280273</text:p>
              </table:table-cell>
              <table:table-cell office:value-type="float" office:value="-61.8652381896973">
                <text:p>-61.8652381896973</text:p>
              </table:table-cell>
              <table:table-cell office:value-type="float" office:value="-61.869556427002">
                <text:p>-61.869556427002</text:p>
              </table:table-cell>
              <table:table-cell office:value-type="float" office:value="-61.8778877258301">
                <text:p>-61.8778877258301</text:p>
              </table:table-cell>
              <table:table-cell office:value-type="float" office:value="-61.8771705627441">
                <text:p>-61.8771705627441</text:p>
              </table:table-cell>
              <table:table-cell office:value-type="float" office:value="-61.8486175537109">
                <text:p>-61.8486175537109</text:p>
              </table:table-cell>
              <table:table-cell office:value-type="float" office:value="-61.8754272460938">
                <text:p>-61.8754272460938</text:p>
              </table:table-cell>
              <table:table-cell office:value-type="float" office:value="-61.8897209167481">
                <text:p>-61.8897209167481</text:p>
              </table:table-cell>
              <table:table-cell office:value-type="float" office:value="-61.8882484436035">
                <text:p>-61.8882484436035</text:p>
              </table:table-cell>
              <table:table-cell office:value-type="float" office:value="-61.8758239746094">
                <text:p>-61.8758239746094</text:p>
              </table:table-cell>
              <table:table-cell office:value-type="float" office:value="-61.874870300293">
                <text:p>-61.874870300293</text:p>
              </table:table-cell>
              <table:table-cell office:value-type="float" office:value="-61.8659515380859">
                <text:p>-61.8659515380859</text:p>
              </table:table-cell>
              <table:table-cell office:value-type="float" office:value="-61.8876113891602">
                <text:p>-61.8876113891602</text:p>
              </table:table-cell>
              <table:table-cell office:value-type="float" office:value="-61.8772888183594">
                <text:p>-61.8772888183594</text:p>
              </table:table-cell>
              <table:table-cell office:value-type="float" office:value="-61.8818550109863">
                <text:p>-61.8818550109863</text:p>
              </table:table-cell>
              <table:table-cell office:value-type="float" office:value="-61.8774871826172">
                <text:p>-61.8774871826172</text:p>
              </table:table-cell>
              <table:table-cell office:value-type="float" office:value="-61.8740386962891">
                <text:p>-61.8740386962891</text:p>
              </table:table-cell>
              <table:table-cell office:value-type="float" office:value="-61.8781623840332">
                <text:p>-61.8781623840332</text:p>
              </table:table-cell>
              <table:table-cell office:value-type="float" office:value="-61.8831253051758">
                <text:p>-61.8831253051758</text:p>
              </table:table-cell>
              <table:table-cell office:value-type="float" office:value="-61.8914260864258">
                <text:p>-61.8914260864258</text:p>
              </table:table-cell>
              <table:table-cell office:value-type="float" office:value="-61.8901557922363">
                <text:p>-61.8901557922363</text:p>
              </table:table-cell>
              <table:table-cell office:value-type="float" office:value="-61.8803825378418">
                <text:p>-61.8803825378418</text:p>
              </table:table-cell>
              <table:table-cell office:value-type="float" office:value="-61.8672981262207">
                <text:p>-61.8672981262207</text:p>
              </table:table-cell>
              <table:table-cell office:value-type="float" office:value="-61.8945655822754">
                <text:p>-61.8945655822754</text:p>
              </table:table-cell>
              <table:table-cell office:value-type="float" office:value="-61.8861389160156">
                <text:p>-61.8861389160156</text:p>
              </table:table-cell>
              <table:table-cell office:value-type="float" office:value="-61.8940467834473">
                <text:p>-61.8940467834473</text:p>
              </table:table-cell>
              <table:table-cell office:value-type="float" office:value="-61.8811798095703">
                <text:p>-61.8811798095703</text:p>
              </table:table-cell>
              <table:table-cell office:value-type="float" office:value="-61.8797912597656">
                <text:p>-61.8797912597656</text:p>
              </table:table-cell>
              <table:table-cell office:value-type="float" office:value="-61.8792724609375">
                <text:p>-61.8792724609375</text:p>
              </table:table-cell>
              <table:table-cell office:value-type="float" office:value="-61.8818168640137">
                <text:p>-61.8818168640137</text:p>
              </table:table-cell>
              <table:table-cell office:value-type="float" office:value="-61.8850326538086">
                <text:p>-61.8850326538086</text:p>
              </table:table-cell>
              <table:table-cell office:value-type="float" office:value="-61.8976669311523">
                <text:p>-61.8976669311523</text:p>
              </table:table-cell>
              <table:table-cell office:value-type="float" office:value="-61.8831253051758">
                <text:p>-61.8831253051758</text:p>
              </table:table-cell>
              <table:table-cell office:value-type="float" office:value="-61.8971900939941">
                <text:p>-61.8971900939941</text:p>
              </table:table-cell>
              <table:table-cell office:value-type="float" office:value="-61.8882865905762">
                <text:p>-61.8882865905762</text:p>
              </table:table-cell>
              <table:table-cell office:value-type="float" office:value="-61.8855056762695">
                <text:p>-61.8855056762695</text:p>
              </table:table-cell>
              <table:table-cell office:value-type="float" office:value="-61.875545501709">
                <text:p>-61.875545501709</text:p>
              </table:table-cell>
              <table:table-cell office:value-type="float" office:value="-61.9016075134277">
                <text:p>-61.9016075134277</text:p>
              </table:table-cell>
              <table:table-cell office:value-type="float" office:value="-61.8826484680176">
                <text:p>-61.8826484680176</text:p>
              </table:table-cell>
              <table:table-cell office:value-type="float" office:value="-61.8740386962891">
                <text:p>-61.8740386962891</text:p>
              </table:table-cell>
              <table:table-cell office:value-type="float" office:value="-61.8940887451172">
                <text:p>-61.8940887451172</text:p>
              </table:table-cell>
              <table:table-cell office:value-type="float" office:value="-61.8828468322754">
                <text:p>-61.8828468322754</text:p>
              </table:table-cell>
              <table:table-cell office:value-type="float" office:value="-61.8920631408691">
                <text:p>-61.8920631408691</text:p>
              </table:table-cell>
              <table:table-cell office:value-type="float" office:value="-61.8692436218262">
                <text:p>-61.8692436218262</text:p>
              </table:table-cell>
              <table:table-cell office:value-type="float" office:value="-61.8861045837402">
                <text:p>-61.8861045837402</text:p>
              </table:table-cell>
              <table:table-cell office:value-type="float" office:value="-61.8839149475098">
                <text:p>-61.8839149475098</text:p>
              </table:table-cell>
              <table:table-cell office:value-type="float" office:value="-61.8998527526856">
                <text:p>-61.8998527526856</text:p>
              </table:table-cell>
              <table:table-cell office:value-type="float" office:value="-61.8853874206543">
                <text:p>-61.8853874206543</text:p>
              </table:table-cell>
              <table:table-cell office:value-type="float" office:value="-61.8900337219238">
                <text:p>-61.8900337219238</text:p>
              </table:table-cell>
              <table:table-cell office:value-type="float" office:value="-61.8865013122559">
                <text:p>-61.8865013122559</text:p>
              </table:table-cell>
              <table:table-cell office:value-type="float" office:value="-61.8849906921387">
                <text:p>-61.8849906921387</text:p>
              </table:table-cell>
              <table:table-cell office:value-type="float" office:value="-61.9049873352051">
                <text:p>-61.9049873352051</text:p>
              </table:table-cell>
              <table:table-cell office:value-type="float" office:value="-61.8946838378906">
                <text:p>-61.8946838378906</text:p>
              </table:table-cell>
              <table:table-cell office:value-type="float" office:value="-61.884952545166">
                <text:p>-61.884952545166</text:p>
              </table:table-cell>
              <table:table-cell office:value-type="float" office:value="-61.8942108154297">
                <text:p>-61.8942108154297</text:p>
              </table:table-cell>
              <table:table-cell office:value-type="float" office:value="-61.8866996765137">
                <text:p>-61.8866996765137</text:p>
              </table:table-cell>
              <table:table-cell office:value-type="float" office:value="-61.8798294067383">
                <text:p>-61.8798294067383</text:p>
              </table:table-cell>
              <table:table-cell office:value-type="float" office:value="-61.8870544433594">
                <text:p>-61.8870544433594</text:p>
              </table:table-cell>
              <table:table-cell office:value-type="float" office:value="-61.8929748535156">
                <text:p>-61.8929748535156</text:p>
              </table:table-cell>
              <table:table-cell office:value-type="float" office:value="-61.8844757080078">
                <text:p>-61.8844757080078</text:p>
              </table:table-cell>
              <table:table-cell office:value-type="float" office:value="-61.8768920898438">
                <text:p>-61.8768920898438</text:p>
              </table:table-cell>
              <table:table-cell office:value-type="float" office:value="-61.8884048461914">
                <text:p>-61.8884048461914</text:p>
              </table:table-cell>
              <table:table-cell office:value-type="float" office:value="-61.8797492980957">
                <text:p>-61.8797492980957</text:p>
              </table:table-cell>
              <table:table-cell office:value-type="float" office:value="-61.8760223388672">
                <text:p>-61.8760223388672</text:p>
              </table:table-cell>
              <table:table-cell office:value-type="float" office:value="-61.8747138977051">
                <text:p>-61.8747138977051</text:p>
              </table:table-cell>
              <table:table-cell office:value-type="float" office:value="-61.8789978027344">
                <text:p>-61.8789978027344</text:p>
              </table:table-cell>
              <table:table-cell office:value-type="float" office:value="-61.8975868225098">
                <text:p>-61.8975868225098</text:p>
              </table:table-cell>
              <table:table-cell office:value-type="float" office:value="-61.8720550537109">
                <text:p>-61.8720550537109</text:p>
              </table:table-cell>
              <table:table-cell office:value-type="float" office:value="-61.8834800720215">
                <text:p>-61.8834800720215</text:p>
              </table:table-cell>
              <table:table-cell office:value-type="float" office:value="-61.8934516906738">
                <text:p>-61.8934516906738</text:p>
              </table:table-cell>
              <table:table-cell office:value-type="float" office:value="-61.8888816833496">
                <text:p>-61.8888816833496</text:p>
              </table:table-cell>
              <table:table-cell office:value-type="float" office:value="-61.8844337463379">
                <text:p>-61.8844337463379</text:p>
              </table:table-cell>
              <table:table-cell office:value-type="float" office:value="-61.9002914428711">
                <text:p>-61.9002914428711</text:p>
              </table:table-cell>
              <table:table-cell office:value-type="float" office:value="-61.8699150085449">
                <text:p>-61.8699150085449</text:p>
              </table:table-cell>
              <table:table-cell office:value-type="float" office:value="-61.889835357666">
                <text:p>-61.889835357666</text:p>
              </table:table-cell>
              <table:table-cell office:value-type="float" office:value="-61.8899154663086">
                <text:p>-61.8899154663086</text:p>
              </table:table-cell>
              <table:table-cell office:value-type="float" office:value="-61.8832397460938">
                <text:p>-61.8832397460938</text:p>
              </table:table-cell>
              <table:table-cell office:value-type="float" office:value="-61.8859825134277">
                <text:p>-61.8859825134277</text:p>
              </table:table-cell>
              <table:table-cell office:value-type="float" office:value="-61.8768539428711">
                <text:p>-61.8768539428711</text:p>
              </table:table-cell>
              <table:table-cell office:value-type="float" office:value="-61.868091583252">
                <text:p>-61.868091583252</text:p>
              </table:table-cell>
              <table:table-cell office:value-type="float" office:value="-61.8925399780273">
                <text:p>-61.8925399780273</text:p>
              </table:table-cell>
              <table:table-cell office:value-type="float" office:value="-61.8977890014648">
                <text:p>-61.8977890014648</text:p>
              </table:table-cell>
              <table:table-cell office:value-type="float" office:value="-61.8761787414551">
                <text:p>-61.8761787414551</text:p>
              </table:table-cell>
              <table:table-cell office:value-type="float" office:value="-61.9070549011231">
                <text:p>-61.9070549011231</text:p>
              </table:table-cell>
              <table:table-cell office:value-type="float" office:value="-61.897388458252">
                <text:p>-61.897388458252</text:p>
              </table:table-cell>
              <table:table-cell office:value-type="float" office:value="-61.8971481323242">
                <text:p>-61.8971481323242</text:p>
              </table:table-cell>
              <table:table-cell office:value-type="float" office:value="-61.8768119812012">
                <text:p>-61.8768119812012</text:p>
              </table:table-cell>
              <table:table-cell office:value-type="float" office:value="-61.8947639465332">
                <text:p>-61.8947639465332</text:p>
              </table:table-cell>
              <table:table-cell office:value-type="float" office:value="-61.8957595825195">
                <text:p>-61.8957595825195</text:p>
              </table:table-cell>
              <table:table-cell office:value-type="float" office:value="-61.896354675293">
                <text:p>-61.896354675293</text:p>
              </table:table-cell>
              <table:table-cell office:value-type="float" office:value="-61.9032745361328">
                <text:p>-61.9032745361328</text:p>
              </table:table-cell>
              <table:table-cell office:value-type="float" office:value="-61.8852653503418">
                <text:p>-61.8852653503418</text:p>
              </table:table-cell>
              <table:table-cell office:value-type="float" office:value="-61.8983421325684">
                <text:p>-61.8983421325684</text:p>
              </table:table-cell>
              <table:table-cell office:value-type="float" office:value="-61.8843955993652">
                <text:p>-61.8843955993652</text:p>
              </table:table-cell>
              <table:table-cell office:value-type="float" office:value="-61.8850326538086">
                <text:p>-61.8850326538086</text:p>
              </table:table-cell>
              <table:table-cell office:value-type="float" office:value="-61.8814964294434">
                <text:p>-61.8814964294434</text:p>
              </table:table-cell>
              <table:table-cell office:value-type="float" office:value="-61.8827285766602">
                <text:p>-61.8827285766602</text:p>
              </table:table-cell>
              <table:table-cell office:value-type="float" office:value="-61.8863410949707">
                <text:p>-61.8863410949707</text:p>
              </table:table-cell>
              <table:table-cell office:value-type="float" office:value="-61.8924179077148">
                <text:p>-61.8924179077148</text:p>
              </table:table-cell>
              <table:table-cell office:value-type="float" office:value="-61.8750686645508">
                <text:p>-61.8750686645508</text:p>
              </table:table-cell>
              <table:table-cell office:value-type="float" office:value="-61.8806648254395">
                <text:p>-61.8806648254395</text:p>
              </table:table-cell>
              <table:table-cell office:value-type="float" office:value="-61.8866577148438">
                <text:p>-61.8866577148438</text:p>
              </table:table-cell>
              <table:table-cell office:value-type="float" office:value="-61.8674163818359">
                <text:p>-61.8674163818359</text:p>
              </table:table-cell>
              <table:table-cell office:value-type="float" office:value="-61.8814201354981">
                <text:p>-61.8814201354981</text:p>
              </table:table-cell>
              <table:table-cell office:value-type="float" office:value="-61.8915061950684">
                <text:p>-61.8915061950684</text:p>
              </table:table-cell>
              <table:table-cell office:value-type="float" office:value="-61.9131088256836">
                <text:p>-61.9131088256836</text:p>
              </table:table-cell>
              <table:table-cell office:value-type="float" office:value="-61.8947257995606">
                <text:p>-61.8947257995606</text:p>
              </table:table-cell>
              <table:table-cell office:value-type="float" office:value="-61.9000930786133">
                <text:p>-61.9000930786133</text:p>
              </table:table-cell>
              <table:table-cell office:value-type="float" office:value="-61.8983001708984">
                <text:p>-61.8983001708984</text:p>
              </table:table-cell>
              <table:table-cell office:value-type="float" office:value="-61.9109153747559">
                <text:p>-61.9109153747559</text:p>
              </table:table-cell>
              <table:table-cell office:value-type="float" office:value="-61.8990173339844">
                <text:p>-61.8990173339844</text:p>
              </table:table-cell>
              <table:table-cell office:value-type="float" office:value="-61.8832817077637">
                <text:p>-61.8832817077637</text:p>
              </table:table-cell>
              <table:table-cell office:value-type="float" office:value="-61.8989791870117">
                <text:p>-61.8989791870117</text:p>
              </table:table-cell>
              <table:table-cell office:value-type="float" office:value="-61.8851089477539">
                <text:p>-61.8851089477539</text:p>
              </table:table-cell>
              <table:table-cell office:value-type="float" office:value="-61.897705078125">
                <text:p>-61.897705078125</text:p>
              </table:table-cell>
              <table:table-cell office:value-type="float" office:value="-61.8916244506836">
                <text:p>-61.8916244506836</text:p>
              </table:table-cell>
              <table:table-cell office:value-type="float" office:value="-61.9017219543457">
                <text:p>-61.9017219543457</text:p>
              </table:table-cell>
              <table:table-cell office:value-type="float" office:value="-61.8907890319824">
                <text:p>-61.8907890319824</text:p>
              </table:table-cell>
              <table:table-cell office:value-type="float" office:value="-61.9054679870606">
                <text:p>-61.9054679870606</text:p>
              </table:table-cell>
              <table:table-cell office:value-type="float" office:value="-61.8924980163574">
                <text:p>-61.8924980163574</text:p>
              </table:table-cell>
              <table:table-cell office:value-type="float" office:value="-61.9030380249023">
                <text:p>-61.9030380249023</text:p>
              </table:table-cell>
              <table:table-cell office:value-type="float" office:value="-61.902042388916">
                <text:p>-61.902042388916</text:p>
              </table:table-cell>
              <table:table-cell office:value-type="float" office:value="-61.908447265625">
                <text:p>-61.908447265625</text:p>
              </table:table-cell>
              <table:table-cell office:value-type="float" office:value="-61.8968734741211">
                <text:p>-61.8968734741211</text:p>
              </table:table-cell>
              <table:table-cell office:value-type="float" office:value="-61.9045104980469">
                <text:p>-61.9045104980469</text:p>
              </table:table-cell>
              <table:table-cell office:value-type="float" office:value="-61.8979072570801">
                <text:p>-61.8979072570801</text:p>
              </table:table-cell>
              <table:table-cell office:value-type="float" office:value="-61.8826484680176">
                <text:p>-61.8826484680176</text:p>
              </table:table-cell>
              <table:table-cell office:value-type="float" office:value="-61.8866577148438">
                <text:p>-61.8866577148438</text:p>
              </table:table-cell>
              <table:table-cell office:value-type="float" office:value="-61.8938903808594">
                <text:p>-61.8938903808594</text:p>
              </table:table-cell>
              <table:table-cell office:value-type="float" office:value="-61.8998947143555">
                <text:p>-61.8998947143555</text:p>
              </table:table-cell>
              <table:table-cell office:value-type="float" office:value="-61.8922576904297">
                <text:p>-61.8922576904297</text:p>
              </table:table-cell>
              <table:table-cell office:value-type="float" office:value="-61.8766975402832">
                <text:p>-61.8766975402832</text:p>
              </table:table-cell>
              <table:table-cell office:value-type="float" office:value="-61.8893585205078">
                <text:p>-61.8893585205078</text:p>
              </table:table-cell>
              <table:table-cell office:value-type="float" office:value="-61.8852310180664">
                <text:p>-61.8852310180664</text:p>
              </table:table-cell>
              <table:table-cell office:value-type="float" office:value="-61.8824081420898">
                <text:p>-61.8824081420898</text:p>
              </table:table-cell>
              <table:table-cell office:value-type="float" office:value="-61.8961982727051">
                <text:p>-61.8961982727051</text:p>
              </table:table-cell>
              <table:table-cell office:value-type="float" office:value="-61.8863410949707">
                <text:p>-61.8863410949707</text:p>
              </table:table-cell>
              <table:table-cell office:value-type="float" office:value="-61.8879318237305">
                <text:p>-61.8879318237305</text:p>
              </table:table-cell>
              <table:table-cell office:value-type="float" office:value="-61.9021606445313">
                <text:p>-61.9021606445313</text:p>
              </table:table-cell>
              <table:table-cell office:value-type="float" office:value="-61.8797912597656">
                <text:p>-61.8797912597656</text:p>
              </table:table-cell>
              <table:table-cell office:value-type="float" office:value="-61.8804244995117">
                <text:p>-61.8804244995117</text:p>
              </table:table-cell>
              <table:table-cell office:value-type="float" office:value="-61.8992576599121">
                <text:p>-61.8992576599121</text:p>
              </table:table-cell>
              <table:table-cell office:value-type="float" office:value="-61.8749923706055">
                <text:p>-61.8749923706055</text:p>
              </table:table-cell>
              <table:table-cell office:value-type="float" office:value="-61.8893585205078">
                <text:p>-61.8893585205078</text:p>
              </table:table-cell>
              <table:table-cell office:value-type="float" office:value="-61.8754692077637">
                <text:p>-61.8754692077637</text:p>
              </table:table-cell>
              <table:table-cell office:value-type="float" office:value="-61.8924980163574">
                <text:p>-61.8924980163574</text:p>
              </table:table-cell>
              <table:table-cell office:value-type="float" office:value="-61.8882865905762">
                <text:p>-61.8882865905762</text:p>
              </table:table-cell>
              <table:table-cell office:value-type="float" office:value="-61.8957214355469">
                <text:p>-61.8957214355469</text:p>
              </table:table-cell>
              <table:table-cell office:value-type="float" office:value="-61.898738861084">
                <text:p>-61.898738861084</text:p>
              </table:table-cell>
              <table:table-cell office:value-type="float" office:value="-61.8933334350586">
                <text:p>-61.8933334350586</text:p>
              </table:table-cell>
              <table:table-cell office:value-type="float" office:value="-61.881534576416">
                <text:p>-61.881534576416</text:p>
              </table:table-cell>
              <table:table-cell office:value-type="float" office:value="-61.8966331481934">
                <text:p>-61.8966331481934</text:p>
              </table:table-cell>
              <table:table-cell office:value-type="float" office:value="-61.8868980407715">
                <text:p>-61.8868980407715</text:p>
              </table:table-cell>
              <table:table-cell office:value-type="float" office:value="-61.8922576904297">
                <text:p>-61.8922576904297</text:p>
              </table:table-cell>
            </table:table-row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-61.7291526794434">
                <text:p>-61.7291526794434</text:p>
                <draw:g>
                  <svg:desc>optymalizacja_wycinana_z_trace.A5:optymalizacja_wycinana_z_trace.OJ5</svg:desc>
                </draw:g>
              </table:table-cell>
              <table:table-cell office:value-type="float" office:value="-61.7035675048828">
                <text:p>-61.7035675048828</text:p>
              </table:table-cell>
              <table:table-cell office:value-type="float" office:value="-61.7113075256348">
                <text:p>-61.7113075256348</text:p>
              </table:table-cell>
              <table:table-cell office:value-type="float" office:value="-61.7213172912598">
                <text:p>-61.7213172912598</text:p>
              </table:table-cell>
              <table:table-cell office:value-type="float" office:value="-61.7273216247559">
                <text:p>-61.7273216247559</text:p>
              </table:table-cell>
              <table:table-cell office:value-type="float" office:value="-61.7117767333984">
                <text:p>-61.7117767333984</text:p>
              </table:table-cell>
              <table:table-cell office:value-type="float" office:value="-61.7350463867188">
                <text:p>-61.7350463867188</text:p>
              </table:table-cell>
              <table:table-cell office:value-type="float" office:value="-61.7351226806641">
                <text:p>-61.7351226806641</text:p>
              </table:table-cell>
              <table:table-cell office:value-type="float" office:value="-61.7305183410645">
                <text:p>-61.7305183410645</text:p>
              </table:table-cell>
              <table:table-cell office:value-type="float" office:value="-61.7387924194336">
                <text:p>-61.7387924194336</text:p>
              </table:table-cell>
              <table:table-cell office:value-type="float" office:value="-61.7417602539063">
                <text:p>-61.7417602539063</text:p>
              </table:table-cell>
              <table:table-cell office:value-type="float" office:value="-61.7474250793457">
                <text:p>-61.7474250793457</text:p>
              </table:table-cell>
              <table:table-cell office:value-type="float" office:value="-61.7372703552246">
                <text:p>-61.7372703552246</text:p>
              </table:table-cell>
              <table:table-cell office:value-type="float" office:value="-61.7184753417969">
                <text:p>-61.7184753417969</text:p>
              </table:table-cell>
              <table:table-cell office:value-type="float" office:value="-61.7361755371094">
                <text:p>-61.7361755371094</text:p>
              </table:table-cell>
              <table:table-cell office:value-type="float" office:value="-61.7004585266113">
                <text:p>-61.7004585266113</text:p>
              </table:table-cell>
              <table:table-cell office:value-type="float" office:value="-61.7132568359375">
                <text:p>-61.7132568359375</text:p>
              </table:table-cell>
              <table:table-cell office:value-type="float" office:value="-61.7143058776856">
                <text:p>-61.7143058776856</text:p>
              </table:table-cell>
              <table:table-cell office:value-type="float" office:value="-61.7286834716797">
                <text:p>-61.7286834716797</text:p>
              </table:table-cell>
              <table:table-cell office:value-type="float" office:value="-61.7342643737793">
                <text:p>-61.7342643737793</text:p>
              </table:table-cell>
              <table:table-cell office:value-type="float" office:value="-61.7337951660156">
                <text:p>-61.7337951660156</text:p>
              </table:table-cell>
              <table:table-cell office:value-type="float" office:value="-61.7303237915039">
                <text:p>-61.7303237915039</text:p>
              </table:table-cell>
              <table:table-cell office:value-type="float" office:value="-61.7200317382813">
                <text:p>-61.7200317382813</text:p>
              </table:table-cell>
              <table:table-cell office:value-type="float" office:value="-61.721549987793">
                <text:p>-61.721549987793</text:p>
              </table:table-cell>
              <table:table-cell office:value-type="float" office:value="-61.7238502502441">
                <text:p>-61.7238502502441</text:p>
              </table:table-cell>
              <table:table-cell office:value-type="float" office:value="-61.7212409973145">
                <text:p>-61.7212409973145</text:p>
              </table:table-cell>
              <table:table-cell office:value-type="float" office:value="-61.7116584777832">
                <text:p>-61.7116584777832</text:p>
              </table:table-cell>
              <table:table-cell office:value-type="float" office:value="-61.7250175476074">
                <text:p>-61.7250175476074</text:p>
              </table:table-cell>
              <table:table-cell office:value-type="float" office:value="-61.7227210998535">
                <text:p>-61.7227210998535</text:p>
              </table:table-cell>
              <table:table-cell office:value-type="float" office:value="-61.7430877685547">
                <text:p>-61.7430877685547</text:p>
              </table:table-cell>
              <table:table-cell office:value-type="float" office:value="-61.7333641052246">
                <text:p>-61.7333641052246</text:p>
              </table:table-cell>
              <table:table-cell office:value-type="float" office:value="-61.7180061340332">
                <text:p>-61.7180061340332</text:p>
              </table:table-cell>
              <table:table-cell office:value-type="float" office:value="-61.7338371276856">
                <text:p>-61.7338371276856</text:p>
              </table:table-cell>
              <table:table-cell office:value-type="float" office:value="-61.7344589233398">
                <text:p>-61.7344589233398</text:p>
              </table:table-cell>
              <table:table-cell office:value-type="float" office:value="-61.7115020751953">
                <text:p>-61.7115020751953</text:p>
              </table:table-cell>
              <table:table-cell office:value-type="float" office:value="-61.7015037536621">
                <text:p>-61.7015037536621</text:p>
              </table:table-cell>
              <table:table-cell office:value-type="float" office:value="-61.7314529418945">
                <text:p>-61.7314529418945</text:p>
              </table:table-cell>
              <table:table-cell office:value-type="float" office:value="-61.7100257873535">
                <text:p>-61.7100257873535</text:p>
              </table:table-cell>
              <table:table-cell office:value-type="float" office:value="-61.7238502502441">
                <text:p>-61.7238502502441</text:p>
              </table:table-cell>
              <table:table-cell office:value-type="float" office:value="-61.7313766479492">
                <text:p>-61.7313766479492</text:p>
              </table:table-cell>
              <table:table-cell office:value-type="float" office:value="-61.7196426391602">
                <text:p>-61.7196426391602</text:p>
              </table:table-cell>
              <table:table-cell office:value-type="float" office:value="-61.7267761230469">
                <text:p>-61.7267761230469</text:p>
              </table:table-cell>
              <table:table-cell office:value-type="float" office:value="-61.7117767333984">
                <text:p>-61.7117767333984</text:p>
              </table:table-cell>
              <table:table-cell office:value-type="float" office:value="-61.711540222168">
                <text:p>-61.711540222168</text:p>
              </table:table-cell>
              <table:table-cell office:value-type="float" office:value="-61.7283325195313">
                <text:p>-61.7283325195313</text:p>
              </table:table-cell>
              <table:table-cell office:value-type="float" office:value="-61.7363700866699">
                <text:p>-61.7363700866699</text:p>
              </table:table-cell>
              <table:table-cell office:value-type="float" office:value="-61.7255668640137">
                <text:p>-61.7255668640137</text:p>
              </table:table-cell>
              <table:table-cell office:value-type="float" office:value="-61.7289581298828">
                <text:p>-61.7289581298828</text:p>
              </table:table-cell>
              <table:table-cell office:value-type="float" office:value="-61.6996421813965">
                <text:p>-61.6996421813965</text:p>
              </table:table-cell>
              <table:table-cell office:value-type="float" office:value="-61.7185897827148">
                <text:p>-61.7185897827148</text:p>
              </table:table-cell>
              <table:table-cell office:value-type="float" office:value="-61.7208099365234">
                <text:p>-61.7208099365234</text:p>
              </table:table-cell>
              <table:table-cell office:value-type="float" office:value="-61.727668762207">
                <text:p>-61.727668762207</text:p>
              </table:table-cell>
              <table:table-cell office:value-type="float" office:value="-61.7229499816895">
                <text:p>-61.7229499816895</text:p>
              </table:table-cell>
              <table:table-cell office:value-type="float" office:value="-61.7139930725098">
                <text:p>-61.7139930725098</text:p>
              </table:table-cell>
              <table:table-cell office:value-type="float" office:value="-61.7208480834961">
                <text:p>-61.7208480834961</text:p>
              </table:table-cell>
              <table:table-cell office:value-type="float" office:value="-61.7036437988281">
                <text:p>-61.7036437988281</text:p>
              </table:table-cell>
              <table:table-cell office:value-type="float" office:value="-61.7062492370606">
                <text:p>-61.7062492370606</text:p>
              </table:table-cell>
              <table:table-cell office:value-type="float" office:value="-61.737190246582">
                <text:p>-61.737190246582</text:p>
              </table:table-cell>
              <table:table-cell office:value-type="float" office:value="-61.7107620239258">
                <text:p>-61.7107620239258</text:p>
              </table:table-cell>
              <table:table-cell office:value-type="float" office:value="-61.730598449707">
                <text:p>-61.730598449707</text:p>
              </table:table-cell>
              <table:table-cell office:value-type="float" office:value="-61.7229499816895">
                <text:p>-61.7229499816895</text:p>
              </table:table-cell>
              <table:table-cell office:value-type="float" office:value="-61.7102203369141">
                <text:p>-61.7102203369141</text:p>
              </table:table-cell>
              <table:table-cell office:value-type="float" office:value="-61.7346916198731">
                <text:p>-61.7346916198731</text:p>
              </table:table-cell>
              <table:table-cell office:value-type="float" office:value="-61.7284889221191">
                <text:p>-61.7284889221191</text:p>
              </table:table-cell>
              <table:table-cell office:value-type="float" office:value="-61.7129440307617">
                <text:p>-61.7129440307617</text:p>
              </table:table-cell>
              <table:table-cell office:value-type="float" office:value="-61.7284507751465">
                <text:p>-61.7284507751465</text:p>
              </table:table-cell>
              <table:table-cell office:value-type="float" office:value="-61.7139549255371">
                <text:p>-61.7139549255371</text:p>
              </table:table-cell>
              <table:table-cell office:value-type="float" office:value="-61.7148132324219">
                <text:p>-61.7148132324219</text:p>
              </table:table-cell>
              <table:table-cell office:value-type="float" office:value="-61.7116584777832">
                <text:p>-61.7116584777832</text:p>
              </table:table-cell>
              <table:table-cell office:value-type="float" office:value="-61.7290725708008">
                <text:p>-61.7290725708008</text:p>
              </table:table-cell>
              <table:table-cell office:value-type="float" office:value="-61.7152824401856">
                <text:p>-61.7152824401856</text:p>
              </table:table-cell>
              <table:table-cell office:value-type="float" office:value="-61.7238883972168">
                <text:p>-61.7238883972168</text:p>
              </table:table-cell>
              <table:table-cell office:value-type="float" office:value="-61.7205772399902">
                <text:p>-61.7205772399902</text:p>
              </table:table-cell>
              <table:table-cell office:value-type="float" office:value="-61.7167587280273">
                <text:p>-61.7167587280273</text:p>
              </table:table-cell>
              <table:table-cell office:value-type="float" office:value="-61.7289199829102">
                <text:p>-61.7289199829102</text:p>
              </table:table-cell>
              <table:table-cell office:value-type="float" office:value="-61.7189788818359">
                <text:p>-61.7189788818359</text:p>
              </table:table-cell>
              <table:table-cell office:value-type="float" office:value="-61.7189788818359">
                <text:p>-61.7189788818359</text:p>
              </table:table-cell>
              <table:table-cell office:value-type="float" office:value="-61.707145690918">
                <text:p>-61.707145690918</text:p>
              </table:table-cell>
              <table:table-cell office:value-type="float" office:value="-61.7113456726074">
                <text:p>-61.7113456726074</text:p>
              </table:table-cell>
              <table:table-cell office:value-type="float" office:value="-61.7076110839844">
                <text:p>-61.7076110839844</text:p>
              </table:table-cell>
              <table:table-cell office:value-type="float" office:value="-61.6949768066406">
                <text:p>-61.6949768066406</text:p>
              </table:table-cell>
              <table:table-cell office:value-type="float" office:value="-61.7236938476563">
                <text:p>-61.7236938476563</text:p>
              </table:table-cell>
              <table:table-cell office:value-type="float" office:value="-61.718864440918">
                <text:p>-61.718864440918</text:p>
              </table:table-cell>
              <table:table-cell office:value-type="float" office:value="-61.7030639648438">
                <text:p>-61.7030639648438</text:p>
              </table:table-cell>
              <table:table-cell office:value-type="float" office:value="-61.6983146667481">
                <text:p>-61.6983146667481</text:p>
              </table:table-cell>
              <table:table-cell office:value-type="float" office:value="-61.7038803100586">
                <text:p>-61.7038803100586</text:p>
              </table:table-cell>
              <table:table-cell office:value-type="float" office:value="-61.7220191955566">
                <text:p>-61.7220191955566</text:p>
              </table:table-cell>
              <table:table-cell office:value-type="float" office:value="-61.7233047485352">
                <text:p>-61.7233047485352</text:p>
              </table:table-cell>
              <table:table-cell office:value-type="float" office:value="-61.7027893066406">
                <text:p>-61.7027893066406</text:p>
              </table:table-cell>
              <table:table-cell office:value-type="float" office:value="-61.726188659668">
                <text:p>-61.726188659668</text:p>
              </table:table-cell>
              <table:table-cell office:value-type="float" office:value="-61.7047729492188">
                <text:p>-61.7047729492188</text:p>
              </table:table-cell>
              <table:table-cell office:value-type="float" office:value="-61.6916351318359">
                <text:p>-61.6916351318359</text:p>
              </table:table-cell>
              <table:table-cell office:value-type="float" office:value="-61.7060928344727">
                <text:p>-61.7060928344727</text:p>
              </table:table-cell>
              <table:table-cell office:value-type="float" office:value="-61.716682434082">
                <text:p>-61.716682434082</text:p>
              </table:table-cell>
              <table:table-cell office:value-type="float" office:value="-61.7117347717285">
                <text:p>-61.7117347717285</text:p>
              </table:table-cell>
              <table:table-cell office:value-type="float" office:value="-61.706714630127">
                <text:p>-61.706714630127</text:p>
              </table:table-cell>
              <table:table-cell office:value-type="float" office:value="-61.727668762207">
                <text:p>-61.727668762207</text:p>
              </table:table-cell>
              <table:table-cell office:value-type="float" office:value="-61.7091293334961">
                <text:p>-61.7091293334961</text:p>
              </table:table-cell>
              <table:table-cell office:value-type="float" office:value="-61.7130966186523">
                <text:p>-61.7130966186523</text:p>
              </table:table-cell>
              <table:table-cell office:value-type="float" office:value="-61.7190170288086">
                <text:p>-61.7190170288086</text:p>
              </table:table-cell>
              <table:table-cell office:value-type="float" office:value="-61.7295417785645">
                <text:p>-61.7295417785645</text:p>
              </table:table-cell>
              <table:table-cell office:value-type="float" office:value="-61.7127876281738">
                <text:p>-61.7127876281738</text:p>
              </table:table-cell>
              <table:table-cell office:value-type="float" office:value="-61.7203407287598">
                <text:p>-61.7203407287598</text:p>
              </table:table-cell>
              <table:table-cell office:value-type="float" office:value="-61.7102584838867">
                <text:p>-61.7102584838867</text:p>
              </table:table-cell>
              <table:table-cell office:value-type="float" office:value="-61.7109184265137">
                <text:p>-61.7109184265137</text:p>
              </table:table-cell>
              <table:table-cell office:value-type="float" office:value="-61.7058639526367">
                <text:p>-61.7058639526367</text:p>
              </table:table-cell>
              <table:table-cell office:value-type="float" office:value="-61.7139549255371">
                <text:p>-61.7139549255371</text:p>
              </table:table-cell>
              <table:table-cell office:value-type="float" office:value="-61.7141494750977">
                <text:p>-61.7141494750977</text:p>
              </table:table-cell>
              <table:table-cell office:value-type="float" office:value="-61.7088928222656">
                <text:p>-61.7088928222656</text:p>
              </table:table-cell>
              <table:table-cell office:value-type="float" office:value="-61.6944313049316">
                <text:p>-61.6944313049316</text:p>
              </table:table-cell>
              <table:table-cell office:value-type="float" office:value="-61.7073783874512">
                <text:p>-61.7073783874512</text:p>
              </table:table-cell>
              <table:table-cell office:value-type="float" office:value="-61.7058639526367">
                <text:p>-61.7058639526367</text:p>
              </table:table-cell>
              <table:table-cell office:value-type="float" office:value="-61.7041893005371">
                <text:p>-61.7041893005371</text:p>
              </table:table-cell>
              <table:table-cell office:value-type="float" office:value="-61.709400177002">
                <text:p>-61.709400177002</text:p>
              </table:table-cell>
              <table:table-cell office:value-type="float" office:value="-61.6981620788574">
                <text:p>-61.6981620788574</text:p>
              </table:table-cell>
              <table:table-cell office:value-type="float" office:value="-61.6865501403809">
                <text:p>-61.6865501403809</text:p>
              </table:table-cell>
              <table:table-cell office:value-type="float" office:value="-61.6889991760254">
                <text:p>-61.6889991760254</text:p>
              </table:table-cell>
              <table:table-cell office:value-type="float" office:value="-61.7058219909668">
                <text:p>-61.7058219909668</text:p>
              </table:table-cell>
              <table:table-cell office:value-type="float" office:value="-61.6941223144531">
                <text:p>-61.6941223144531</text:p>
              </table:table-cell>
              <table:table-cell office:value-type="float" office:value="-61.7091674804688">
                <text:p>-61.7091674804688</text:p>
              </table:table-cell>
              <table:table-cell office:value-type="float" office:value="-61.703254699707">
                <text:p>-61.703254699707</text:p>
              </table:table-cell>
              <table:table-cell office:value-type="float" office:value="-61.7012329101563">
                <text:p>-61.7012329101563</text:p>
              </table:table-cell>
              <table:table-cell office:value-type="float" office:value="-61.6980857849121">
                <text:p>-61.6980857849121</text:p>
              </table:table-cell>
              <table:table-cell office:value-type="float" office:value="-61.6941223144531">
                <text:p>-61.6941223144531</text:p>
              </table:table-cell>
              <table:table-cell office:value-type="float" office:value="-61.7154769897461">
                <text:p>-61.7154769897461</text:p>
              </table:table-cell>
              <table:table-cell office:value-type="float" office:value="-61.7127494812012">
                <text:p>-61.7127494812012</text:p>
              </table:table-cell>
              <table:table-cell office:value-type="float" office:value="-61.718864440918">
                <text:p>-61.718864440918</text:p>
              </table:table-cell>
              <table:table-cell office:value-type="float" office:value="-61.7101783752441">
                <text:p>-61.7101783752441</text:p>
              </table:table-cell>
              <table:table-cell office:value-type="float" office:value="-61.7144622802734">
                <text:p>-61.7144622802734</text:p>
              </table:table-cell>
              <table:table-cell office:value-type="float" office:value="-61.694393157959">
                <text:p>-61.694393157959</text:p>
              </table:table-cell>
              <table:table-cell office:value-type="float" office:value="-61.7077255249023">
                <text:p>-61.7077255249023</text:p>
              </table:table-cell>
              <table:table-cell office:value-type="float" office:value="-61.6962585449219">
                <text:p>-61.6962585449219</text:p>
              </table:table-cell>
              <table:table-cell office:value-type="float" office:value="-61.7048492431641">
                <text:p>-61.7048492431641</text:p>
              </table:table-cell>
              <table:table-cell office:value-type="float" office:value="-61.7005310058594">
                <text:p>-61.7005310058594</text:p>
              </table:table-cell>
              <table:table-cell office:value-type="float" office:value="-61.7013893127441">
                <text:p>-61.7013893127441</text:p>
              </table:table-cell>
              <table:table-cell office:value-type="float" office:value="-61.7141075134277">
                <text:p>-61.7141075134277</text:p>
              </table:table-cell>
              <table:table-cell office:value-type="float" office:value="-61.703914642334">
                <text:p>-61.703914642334</text:p>
              </table:table-cell>
              <table:table-cell office:value-type="float" office:value="-61.7050857543945">
                <text:p>-61.7050857543945</text:p>
              </table:table-cell>
              <table:table-cell office:value-type="float" office:value="-61.7041893005371">
                <text:p>-61.7041893005371</text:p>
              </table:table-cell>
              <table:table-cell office:value-type="float" office:value="-61.6919479370117">
                <text:p>-61.6919479370117</text:p>
              </table:table-cell>
              <table:table-cell office:value-type="float" office:value="-61.694278717041">
                <text:p>-61.694278717041</text:p>
              </table:table-cell>
              <table:table-cell office:value-type="float" office:value="-61.7002601623535">
                <text:p>-61.7002601623535</text:p>
              </table:table-cell>
              <table:table-cell office:value-type="float" office:value="-61.6888389587402">
                <text:p>-61.6888389587402</text:p>
              </table:table-cell>
              <table:table-cell office:value-type="float" office:value="-61.7199516296387">
                <text:p>-61.7199516296387</text:p>
              </table:table-cell>
              <table:table-cell office:value-type="float" office:value="-61.7174224853516">
                <text:p>-61.7174224853516</text:p>
              </table:table-cell>
              <table:table-cell office:value-type="float" office:value="-61.7007675170898">
                <text:p>-61.7007675170898</text:p>
              </table:table-cell>
              <table:table-cell office:value-type="float" office:value="-61.6861610412598">
                <text:p>-61.6861610412598</text:p>
              </table:table-cell>
              <table:table-cell office:value-type="float" office:value="-61.7042694091797">
                <text:p>-61.7042694091797</text:p>
              </table:table-cell>
              <table:table-cell office:value-type="float" office:value="-61.7139549255371">
                <text:p>-61.7139549255371</text:p>
              </table:table-cell>
              <table:table-cell office:value-type="float" office:value="-61.7192535400391">
                <text:p>-61.7192535400391</text:p>
              </table:table-cell>
              <table:table-cell office:value-type="float" office:value="-61.7157440185547">
                <text:p>-61.7157440185547</text:p>
              </table:table-cell>
              <table:table-cell office:value-type="float" office:value="-61.71142578125">
                <text:p>-61.71142578125</text:p>
              </table:table-cell>
              <table:table-cell office:value-type="float" office:value="-61.695484161377">
                <text:p>-61.695484161377</text:p>
              </table:table-cell>
              <table:table-cell office:value-type="float" office:value="-61.7090530395508">
                <text:p>-61.7090530395508</text:p>
              </table:table-cell>
              <table:table-cell office:value-type="float" office:value="-61.7078056335449">
                <text:p>-61.7078056335449</text:p>
              </table:table-cell>
              <table:table-cell office:value-type="float" office:value="-61.6962585449219">
                <text:p>-61.6962585449219</text:p>
              </table:table-cell>
              <table:table-cell office:value-type="float" office:value="-61.7106819152832">
                <text:p>-61.7106819152832</text:p>
              </table:table-cell>
              <table:table-cell office:value-type="float" office:value="-61.7130966186523">
                <text:p>-61.7130966186523</text:p>
              </table:table-cell>
              <table:table-cell office:value-type="float" office:value="-61.7046585083008">
                <text:p>-61.7046585083008</text:p>
              </table:table-cell>
              <table:table-cell office:value-type="float" office:value="-61.7170333862305">
                <text:p>-61.7170333862305</text:p>
              </table:table-cell>
              <table:table-cell office:value-type="float" office:value="-61.7037200927734">
                <text:p>-61.7037200927734</text:p>
              </table:table-cell>
              <table:table-cell office:value-type="float" office:value="-61.7139549255371">
                <text:p>-61.7139549255371</text:p>
              </table:table-cell>
              <table:table-cell office:value-type="float" office:value="-61.7211608886719">
                <text:p>-61.7211608886719</text:p>
              </table:table-cell>
              <table:table-cell office:value-type="float" office:value="-61.7153167724609">
                <text:p>-61.7153167724609</text:p>
              </table:table-cell>
              <table:table-cell office:value-type="float" office:value="-61.7187080383301">
                <text:p>-61.7187080383301</text:p>
              </table:table-cell>
              <table:table-cell office:value-type="float" office:value="-61.686824798584">
                <text:p>-61.686824798584</text:p>
              </table:table-cell>
              <table:table-cell office:value-type="float" office:value="-61.6992530822754">
                <text:p>-61.6992530822754</text:p>
              </table:table-cell>
              <table:table-cell office:value-type="float" office:value="-61.6971893310547">
                <text:p>-61.6971893310547</text:p>
              </table:table-cell>
              <table:table-cell office:value-type="float" office:value="-61.6970367431641">
                <text:p>-61.6970367431641</text:p>
              </table:table-cell>
              <table:table-cell office:value-type="float" office:value="-61.6930732727051">
                <text:p>-61.6930732727051</text:p>
              </table:table-cell>
              <table:table-cell office:value-type="float" office:value="-61.6884117126465">
                <text:p>-61.6884117126465</text:p>
              </table:table-cell>
              <table:table-cell office:value-type="float" office:value="-61.7176971435547">
                <text:p>-61.7176971435547</text:p>
              </table:table-cell>
              <table:table-cell office:value-type="float" office:value="-61.7199172973633">
                <text:p>-61.7199172973633</text:p>
              </table:table-cell>
              <table:table-cell office:value-type="float" office:value="-61.6907806396484">
                <text:p>-61.6907806396484</text:p>
              </table:table-cell>
              <table:table-cell office:value-type="float" office:value="-61.7000694274902">
                <text:p>-61.7000694274902</text:p>
              </table:table-cell>
              <table:table-cell office:value-type="float" office:value="-61.6851921081543">
                <text:p>-61.6851921081543</text:p>
              </table:table-cell>
              <table:table-cell office:value-type="float" office:value="-61.7045783996582">
                <text:p>-61.7045783996582</text:p>
              </table:table-cell>
              <table:table-cell office:value-type="float" office:value="-61.697811126709">
                <text:p>-61.697811126709</text:p>
              </table:table-cell>
              <table:table-cell office:value-type="float" office:value="-61.6987075805664">
                <text:p>-61.6987075805664</text:p>
              </table:table-cell>
              <table:table-cell office:value-type="float" office:value="-61.7063255310059">
                <text:p>-61.7063255310059</text:p>
              </table:table-cell>
              <table:table-cell office:value-type="float" office:value="-61.7102928161621">
                <text:p>-61.7102928161621</text:p>
              </table:table-cell>
              <table:table-cell office:value-type="float" office:value="-61.7048110961914">
                <text:p>-61.7048110961914</text:p>
              </table:table-cell>
              <table:table-cell office:value-type="float" office:value="-61.6855812072754">
                <text:p>-61.6855812072754</text:p>
              </table:table-cell>
              <table:table-cell office:value-type="float" office:value="-61.6199760437012">
                <text:p>-61.6199760437012</text:p>
              </table:table-cell>
              <table:table-cell office:value-type="float" office:value="-61.6072731018066">
                <text:p>-61.6072731018066</text:p>
              </table:table-cell>
              <table:table-cell office:value-type="float" office:value="-61.6128082275391">
                <text:p>-61.6128082275391</text:p>
              </table:table-cell>
              <table:table-cell office:value-type="float" office:value="-61.5945892333984">
                <text:p>-61.5945892333984</text:p>
              </table:table-cell>
              <table:table-cell office:value-type="float" office:value="-61.6026229858398">
                <text:p>-61.6026229858398</text:p>
              </table:table-cell>
              <table:table-cell office:value-type="float" office:value="-61.6125030517578">
                <text:p>-61.6125030517578</text:p>
              </table:table-cell>
              <table:table-cell office:value-type="float" office:value="-61.6057357788086">
                <text:p>-61.6057357788086</text:p>
              </table:table-cell>
              <table:table-cell office:value-type="float" office:value="-61.5948600769043">
                <text:p>-61.5948600769043</text:p>
              </table:table-cell>
              <table:table-cell office:value-type="float" office:value="-61.6201667785645">
                <text:p>-61.6201667785645</text:p>
              </table:table-cell>
              <table:table-cell office:value-type="float" office:value="-61.6159706115723">
                <text:p>-61.6159706115723</text:p>
              </table:table-cell>
              <table:table-cell office:value-type="float" office:value="-61.6292991638184">
                <text:p>-61.6292991638184</text:p>
              </table:table-cell>
              <table:table-cell office:value-type="float" office:value="-61.6030807495117">
                <text:p>-61.6030807495117</text:p>
              </table:table-cell>
              <table:table-cell office:value-type="float" office:value="-61.6100807189941">
                <text:p>-61.6100807189941</text:p>
              </table:table-cell>
              <table:table-cell office:value-type="float" office:value="-61.6085815429688">
                <text:p>-61.6085815429688</text:p>
              </table:table-cell>
              <table:table-cell office:value-type="float" office:value="-61.622127532959">
                <text:p>-61.622127532959</text:p>
              </table:table-cell>
              <table:table-cell office:value-type="float" office:value="-61.6005821228027">
                <text:p>-61.6005821228027</text:p>
              </table:table-cell>
              <table:table-cell office:value-type="float" office:value="-61.614315032959">
                <text:p>-61.614315032959</text:p>
              </table:table-cell>
              <table:table-cell office:value-type="float" office:value="-61.6249809265137">
                <text:p>-61.6249809265137</text:p>
              </table:table-cell>
              <table:table-cell office:value-type="float" office:value="-61.6189308166504">
                <text:p>-61.6189308166504</text:p>
              </table:table-cell>
              <table:table-cell office:value-type="float" office:value="-61.6061973571777">
                <text:p>-61.6061973571777</text:p>
              </table:table-cell>
              <table:table-cell office:value-type="float" office:value="-61.6110420227051">
                <text:p>-61.6110420227051</text:p>
              </table:table-cell>
              <table:table-cell office:value-type="float" office:value="-61.6236686706543">
                <text:p>-61.6236686706543</text:p>
              </table:table-cell>
              <table:table-cell office:value-type="float" office:value="-61.6156578063965">
                <text:p>-61.6156578063965</text:p>
              </table:table-cell>
              <table:table-cell office:value-type="float" office:value="-61.6220932006836">
                <text:p>-61.6220932006836</text:p>
              </table:table-cell>
              <table:table-cell office:value-type="float" office:value="-61.5932426452637">
                <text:p>-61.5932426452637</text:p>
              </table:table-cell>
              <table:table-cell office:value-type="float" office:value="-61.6232833862305">
                <text:p>-61.6232833862305</text:p>
              </table:table-cell>
              <table:table-cell office:value-type="float" office:value="-61.6155052185059">
                <text:p>-61.6155052185059</text:p>
              </table:table-cell>
              <table:table-cell office:value-type="float" office:value="-61.5960121154785">
                <text:p>-61.5960121154785</text:p>
              </table:table-cell>
              <table:table-cell office:value-type="float" office:value="-61.5937843322754">
                <text:p>-61.5937843322754</text:p>
              </table:table-cell>
              <table:table-cell office:value-type="float" office:value="-61.6080436706543">
                <text:p>-61.6080436706543</text:p>
              </table:table-cell>
              <table:table-cell office:value-type="float" office:value="-61.6099662780762">
                <text:p>-61.6099662780762</text:p>
              </table:table-cell>
              <table:table-cell office:value-type="float" office:value="-61.61962890625">
                <text:p>-61.61962890625</text:p>
              </table:table-cell>
              <table:table-cell office:value-type="float" office:value="-61.6180076599121">
                <text:p>-61.6180076599121</text:p>
              </table:table-cell>
              <table:table-cell office:value-type="float" office:value="-61.6118125915527">
                <text:p>-61.6118125915527</text:p>
              </table:table-cell>
              <table:table-cell office:value-type="float" office:value="-61.6059646606445">
                <text:p>-61.6059646606445</text:p>
              </table:table-cell>
              <table:table-cell office:value-type="float" office:value="-61.6147003173828">
                <text:p>-61.6147003173828</text:p>
              </table:table-cell>
              <table:table-cell office:value-type="float" office:value="-61.6381683349609">
                <text:p>-61.6381683349609</text:p>
              </table:table-cell>
              <table:table-cell office:value-type="float" office:value="-61.5916709899902">
                <text:p>-61.5916709899902</text:p>
              </table:table-cell>
              <table:table-cell office:value-type="float" office:value="-61.6051177978516">
                <text:p>-61.6051177978516</text:p>
              </table:table-cell>
              <table:table-cell office:value-type="float" office:value="-61.6136207580566">
                <text:p>-61.6136207580566</text:p>
              </table:table-cell>
              <table:table-cell office:value-type="float" office:value="-61.6231689453125">
                <text:p>-61.6231689453125</text:p>
              </table:table-cell>
              <table:table-cell office:value-type="float" office:value="-61.6287612915039">
                <text:p>-61.6287612915039</text:p>
              </table:table-cell>
              <table:table-cell office:value-type="float" office:value="-61.615047454834">
                <text:p>-61.615047454834</text:p>
              </table:table-cell>
              <table:table-cell office:value-type="float" office:value="-61.5993919372559">
                <text:p>-61.5993919372559</text:p>
              </table:table-cell>
              <table:table-cell office:value-type="float" office:value="-61.6038131713867">
                <text:p>-61.6038131713867</text:p>
              </table:table-cell>
              <table:table-cell office:value-type="float" office:value="-61.597469329834">
                <text:p>-61.597469329834</text:p>
              </table:table-cell>
              <table:table-cell office:value-type="float" office:value="-61.6137733459473">
                <text:p>-61.6137733459473</text:p>
              </table:table-cell>
              <table:table-cell office:value-type="float" office:value="-61.6120796203613">
                <text:p>-61.6120796203613</text:p>
              </table:table-cell>
              <table:table-cell office:value-type="float" office:value="-61.6349296569824">
                <text:p>-61.6349296569824</text:p>
              </table:table-cell>
              <table:table-cell office:value-type="float" office:value="-61.6244812011719">
                <text:p>-61.6244812011719</text:p>
              </table:table-cell>
              <table:table-cell office:value-type="float" office:value="-61.57958984375">
                <text:p>-61.57958984375</text:p>
              </table:table-cell>
              <table:table-cell office:value-type="float" office:value="-61.610538482666">
                <text:p>-61.610538482666</text:p>
              </table:table-cell>
              <table:table-cell office:value-type="float" office:value="-61.6125030517578">
                <text:p>-61.6125030517578</text:p>
              </table:table-cell>
              <table:table-cell office:value-type="float" office:value="-61.6040420532227">
                <text:p>-61.6040420532227</text:p>
              </table:table-cell>
              <table:table-cell office:value-type="float" office:value="-61.6229782104492">
                <text:p>-61.6229782104492</text:p>
              </table:table-cell>
              <table:table-cell office:value-type="float" office:value="-61.6096572875977">
                <text:p>-61.6096572875977</text:p>
              </table:table-cell>
              <table:table-cell office:value-type="float" office:value="-61.6203956604004">
                <text:p>-61.6203956604004</text:p>
              </table:table-cell>
              <table:table-cell office:value-type="float" office:value="-61.6186256408691">
                <text:p>-61.6186256408691</text:p>
              </table:table-cell>
              <table:table-cell office:value-type="float" office:value="-61.6081581115723">
                <text:p>-61.6081581115723</text:p>
              </table:table-cell>
              <table:table-cell office:value-type="float" office:value="-61.6018524169922">
                <text:p>-61.6018524169922</text:p>
              </table:table-cell>
              <table:table-cell office:value-type="float" office:value="-61.6138534545898">
                <text:p>-61.6138534545898</text:p>
              </table:table-cell>
              <table:table-cell office:value-type="float" office:value="-61.6102333068848">
                <text:p>-61.6102333068848</text:p>
              </table:table-cell>
              <table:table-cell office:value-type="float" office:value="-61.610466003418">
                <text:p>-61.610466003418</text:p>
              </table:table-cell>
              <table:table-cell office:value-type="float" office:value="-61.6007385253906">
                <text:p>-61.6007385253906</text:p>
              </table:table-cell>
              <table:table-cell office:value-type="float" office:value="-61.616584777832">
                <text:p>-61.616584777832</text:p>
              </table:table-cell>
              <table:table-cell office:value-type="float" office:value="-61.6337356567383">
                <text:p>-61.6337356567383</text:p>
              </table:table-cell>
              <table:table-cell office:value-type="float" office:value="-61.6017761230469">
                <text:p>-61.6017761230469</text:p>
              </table:table-cell>
              <table:table-cell office:value-type="float" office:value="-61.6080436706543">
                <text:p>-61.6080436706543</text:p>
              </table:table-cell>
              <table:table-cell office:value-type="float" office:value="-61.6047744750977">
                <text:p>-61.6047744750977</text:p>
              </table:table-cell>
              <table:table-cell office:value-type="float" office:value="-61.6169319152832">
                <text:p>-61.6169319152832</text:p>
              </table:table-cell>
              <table:table-cell office:value-type="float" office:value="-61.6255569458008">
                <text:p>-61.6255569458008</text:p>
              </table:table-cell>
              <table:table-cell office:value-type="float" office:value="-61.6067695617676">
                <text:p>-61.6067695617676</text:p>
              </table:table-cell>
              <table:table-cell office:value-type="float" office:value="-61.6234016418457">
                <text:p>-61.6234016418457</text:p>
              </table:table-cell>
              <table:table-cell office:value-type="float" office:value="-61.6232109069824">
                <text:p>-61.6232109069824</text:p>
              </table:table-cell>
              <table:table-cell office:value-type="float" office:value="-61.6092720031738">
                <text:p>-61.6092720031738</text:p>
              </table:table-cell>
              <table:table-cell office:value-type="float" office:value="-61.6218605041504">
                <text:p>-61.6218605041504</text:p>
              </table:table-cell>
              <table:table-cell office:value-type="float" office:value="-61.6223220825195">
                <text:p>-61.6223220825195</text:p>
              </table:table-cell>
              <table:table-cell office:value-type="float" office:value="-61.615047454834">
                <text:p>-61.615047454834</text:p>
              </table:table-cell>
              <table:table-cell office:value-type="float" office:value="-61.6111564636231">
                <text:p>-61.6111564636231</text:p>
              </table:table-cell>
              <table:table-cell office:value-type="float" office:value="-61.6088485717773">
                <text:p>-61.6088485717773</text:p>
              </table:table-cell>
              <table:table-cell office:value-type="float" office:value="-61.6348876953125">
                <text:p>-61.6348876953125</text:p>
              </table:table-cell>
              <table:table-cell office:value-type="float" office:value="-61.6360855102539">
                <text:p>-61.6360855102539</text:p>
              </table:table-cell>
              <table:table-cell office:value-type="float" office:value="-61.6193962097168">
                <text:p>-61.6193962097168</text:p>
              </table:table-cell>
              <table:table-cell office:value-type="float" office:value="-61.6150054931641">
                <text:p>-61.6150054931641</text:p>
              </table:table-cell>
              <table:table-cell office:value-type="float" office:value="-61.6047744750977">
                <text:p>-61.6047744750977</text:p>
              </table:table-cell>
              <table:table-cell office:value-type="float" office:value="-61.628604888916">
                <text:p>-61.628604888916</text:p>
              </table:table-cell>
              <table:table-cell office:value-type="float" office:value="-61.6205520629883">
                <text:p>-61.6205520629883</text:p>
              </table:table-cell>
              <table:table-cell office:value-type="float" office:value="-61.6286811828613">
                <text:p>-61.6286811828613</text:p>
              </table:table-cell>
              <table:table-cell office:value-type="float" office:value="-61.6266403198242">
                <text:p>-61.6266403198242</text:p>
              </table:table-cell>
              <table:table-cell office:value-type="float" office:value="-61.6305313110352">
                <text:p>-61.6305313110352</text:p>
              </table:table-cell>
              <table:table-cell office:value-type="float" office:value="-61.6185874938965">
                <text:p>-61.6185874938965</text:p>
              </table:table-cell>
              <table:table-cell office:value-type="float" office:value="-61.624210357666">
                <text:p>-61.624210357666</text:p>
              </table:table-cell>
              <table:table-cell office:value-type="float" office:value="-61.623477935791">
                <text:p>-61.623477935791</text:p>
              </table:table-cell>
              <table:table-cell office:value-type="float" office:value="-61.6348533630371">
                <text:p>-61.6348533630371</text:p>
              </table:table-cell>
              <table:table-cell office:value-type="float" office:value="-61.6189727783203">
                <text:p>-61.6189727783203</text:p>
              </table:table-cell>
              <table:table-cell office:value-type="float" office:value="-61.639289855957">
                <text:p>-61.639289855957</text:p>
              </table:table-cell>
              <table:table-cell office:value-type="float" office:value="-61.6218605041504">
                <text:p>-61.6218605041504</text:p>
              </table:table-cell>
              <table:table-cell office:value-type="float" office:value="-61.6370124816895">
                <text:p>-61.6370124816895</text:p>
              </table:table-cell>
              <table:table-cell office:value-type="float" office:value="-61.6509552001953">
                <text:p>-61.6509552001953</text:p>
              </table:table-cell>
              <table:table-cell office:value-type="float" office:value="-61.6169319152832">
                <text:p>-61.6169319152832</text:p>
              </table:table-cell>
              <table:table-cell office:value-type="float" office:value="-61.6137733459473">
                <text:p>-61.6137733459473</text:p>
              </table:table-cell>
              <table:table-cell office:value-type="float" office:value="-61.6445007324219">
                <text:p>-61.6445007324219</text:p>
              </table:table-cell>
              <table:table-cell office:value-type="float" office:value="-61.6115417480469">
                <text:p>-61.6115417480469</text:p>
              </table:table-cell>
              <table:table-cell office:value-type="float" office:value="-61.6409111022949">
                <text:p>-61.6409111022949</text:p>
              </table:table-cell>
              <table:table-cell office:value-type="float" office:value="-61.6435356140137">
                <text:p>-61.6435356140137</text:p>
              </table:table-cell>
              <table:table-cell office:value-type="float" office:value="-61.627254486084">
                <text:p>-61.627254486084</text:p>
              </table:table-cell>
              <table:table-cell office:value-type="float" office:value="-61.630916595459">
                <text:p>-61.630916595459</text:p>
              </table:table-cell>
              <table:table-cell office:value-type="float" office:value="-61.6250953674316">
                <text:p>-61.6250953674316</text:p>
              </table:table-cell>
              <table:table-cell office:value-type="float" office:value="-61.6442337036133">
                <text:p>-61.6442337036133</text:p>
              </table:table-cell>
              <table:table-cell office:value-type="float" office:value="-61.6467056274414">
                <text:p>-61.6467056274414</text:p>
              </table:table-cell>
              <table:table-cell office:value-type="float" office:value="-61.6261749267578">
                <text:p>-61.6261749267578</text:p>
              </table:table-cell>
              <table:table-cell office:value-type="float" office:value="-61.6246337890625">
                <text:p>-61.6246337890625</text:p>
              </table:table-cell>
              <table:table-cell office:value-type="float" office:value="-61.6284484863281">
                <text:p>-61.6284484863281</text:p>
              </table:table-cell>
              <table:table-cell office:value-type="float" office:value="-61.6336975097656">
                <text:p>-61.6336975097656</text:p>
              </table:table-cell>
              <table:table-cell office:value-type="float" office:value="-61.6542015075684">
                <text:p>-61.6542015075684</text:p>
              </table:table-cell>
              <table:table-cell office:value-type="float" office:value="-61.6455841064453">
                <text:p>-61.6455841064453</text:p>
              </table:table-cell>
              <table:table-cell office:value-type="float" office:value="-61.6321144104004">
                <text:p>-61.6321144104004</text:p>
              </table:table-cell>
              <table:table-cell office:value-type="float" office:value="-61.6392135620117">
                <text:p>-61.6392135620117</text:p>
              </table:table-cell>
              <table:table-cell office:value-type="float" office:value="-61.6372833251953">
                <text:p>-61.6372833251953</text:p>
              </table:table-cell>
              <table:table-cell office:value-type="float" office:value="-61.6557083129883">
                <text:p>-61.6557083129883</text:p>
              </table:table-cell>
              <table:table-cell office:value-type="float" office:value="-61.6284484863281">
                <text:p>-61.6284484863281</text:p>
              </table:table-cell>
              <table:table-cell office:value-type="float" office:value="-61.6382865905762">
                <text:p>-61.6382865905762</text:p>
              </table:table-cell>
              <table:table-cell office:value-type="float" office:value="-61.6341552734375">
                <text:p>-61.6341552734375</text:p>
              </table:table-cell>
              <table:table-cell office:value-type="float" office:value="-61.6354331970215">
                <text:p>-61.6354331970215</text:p>
              </table:table-cell>
              <table:table-cell office:value-type="float" office:value="-61.6337356567383">
                <text:p>-61.6337356567383</text:p>
              </table:table-cell>
              <table:table-cell office:value-type="float" office:value="-61.6291465759277">
                <text:p>-61.6291465759277</text:p>
              </table:table-cell>
              <table:table-cell office:value-type="float" office:value="-61.6352729797363">
                <text:p>-61.6352729797363</text:p>
              </table:table-cell>
              <table:table-cell office:value-type="float" office:value="-61.6242866516113">
                <text:p>-61.6242866516113</text:p>
              </table:table-cell>
              <table:table-cell office:value-type="float" office:value="-61.6262893676758">
                <text:p>-61.6262893676758</text:p>
              </table:table-cell>
              <table:table-cell office:value-type="float" office:value="-61.6408729553223">
                <text:p>-61.6408729553223</text:p>
              </table:table-cell>
              <table:table-cell office:value-type="float" office:value="-61.6606216430664">
                <text:p>-61.6606216430664</text:p>
              </table:table-cell>
              <table:table-cell office:value-type="float" office:value="-61.6467437744141">
                <text:p>-61.6467437744141</text:p>
              </table:table-cell>
              <table:table-cell office:value-type="float" office:value="-61.6358528137207">
                <text:p>-61.6358528137207</text:p>
              </table:table-cell>
              <table:table-cell office:value-type="float" office:value="-61.6602363586426">
                <text:p>-61.6602363586426</text:p>
              </table:table-cell>
              <table:table-cell office:value-type="float" office:value="-61.6545486450195">
                <text:p>-61.6545486450195</text:p>
              </table:table-cell>
              <table:table-cell office:value-type="float" office:value="-61.6507225036621">
                <text:p>-61.6507225036621</text:p>
              </table:table-cell>
              <table:table-cell office:value-type="float" office:value="-61.6343498229981">
                <text:p>-61.6343498229981</text:p>
              </table:table-cell>
              <table:table-cell office:value-type="float" office:value="-61.6321144104004">
                <text:p>-61.6321144104004</text:p>
              </table:table-cell>
              <table:table-cell office:value-type="float" office:value="-61.6352729797363">
                <text:p>-61.6352729797363</text:p>
              </table:table-cell>
              <table:table-cell office:value-type="float" office:value="-61.6416816711426">
                <text:p>-61.6416816711426</text:p>
              </table:table-cell>
              <table:table-cell office:value-type="float" office:value="-61.6393661499023">
                <text:p>-61.6393661499023</text:p>
              </table:table-cell>
              <table:table-cell office:value-type="float" office:value="-61.6479034423828">
                <text:p>-61.6479034423828</text:p>
              </table:table-cell>
              <table:table-cell office:value-type="float" office:value="-61.6491355895996">
                <text:p>-61.6491355895996</text:p>
              </table:table-cell>
              <table:table-cell office:value-type="float" office:value="-61.6516876220703">
                <text:p>-61.6516876220703</text:p>
              </table:table-cell>
              <table:table-cell office:value-type="float" office:value="-61.6492156982422">
                <text:p>-61.6492156982422</text:p>
              </table:table-cell>
              <table:table-cell office:value-type="float" office:value="-61.6434593200684">
                <text:p>-61.6434593200684</text:p>
              </table:table-cell>
              <table:table-cell office:value-type="float" office:value="-61.6636428833008">
                <text:p>-61.6636428833008</text:p>
              </table:table-cell>
              <table:table-cell office:value-type="float" office:value="-61.6362800598145">
                <text:p>-61.6362800598145</text:p>
              </table:table-cell>
              <table:table-cell office:value-type="float" office:value="-61.6362800598145">
                <text:p>-61.6362800598145</text:p>
              </table:table-cell>
              <table:table-cell office:value-type="float" office:value="-61.6325378417969">
                <text:p>-61.6325378417969</text:p>
              </table:table-cell>
              <table:table-cell office:value-type="float" office:value="-61.6406784057617">
                <text:p>-61.6406784057617</text:p>
              </table:table-cell>
              <table:table-cell office:value-type="float" office:value="-61.6531944274902">
                <text:p>-61.6531944274902</text:p>
              </table:table-cell>
              <table:table-cell office:value-type="float" office:value="-61.6486358642578">
                <text:p>-61.6486358642578</text:p>
              </table:table-cell>
              <table:table-cell office:value-type="float" office:value="-61.6592292785645">
                <text:p>-61.6592292785645</text:p>
              </table:table-cell>
              <table:table-cell office:value-type="float" office:value="-61.6561737060547">
                <text:p>-61.6561737060547</text:p>
              </table:table-cell>
              <table:table-cell office:value-type="float" office:value="-61.6492156982422">
                <text:p>-61.6492156982422</text:p>
              </table:table-cell>
              <table:table-cell office:value-type="float" office:value="-61.6568336486816">
                <text:p>-61.6568336486816</text:p>
              </table:table-cell>
              <table:table-cell office:value-type="float" office:value="-61.662483215332">
                <text:p>-61.662483215332</text:p>
              </table:table-cell>
              <table:table-cell office:value-type="float" office:value="-61.6487884521484">
                <text:p>-61.6487884521484</text:p>
              </table:table-cell>
              <table:table-cell office:value-type="float" office:value="-61.6397933959961">
                <text:p>-61.6397933959961</text:p>
              </table:table-cell>
              <table:table-cell office:value-type="float" office:value="-61.6417617797852">
                <text:p>-61.6417617797852</text:p>
              </table:table-cell>
              <table:table-cell office:value-type="float" office:value="-61.6533126831055">
                <text:p>-61.6533126831055</text:p>
              </table:table-cell>
              <table:table-cell office:value-type="float" office:value="-61.6581878662109">
                <text:p>-61.6581878662109</text:p>
              </table:table-cell>
              <table:table-cell office:value-type="float" office:value="-61.6487503051758">
                <text:p>-61.6487503051758</text:p>
              </table:table-cell>
              <table:table-cell office:value-type="float" office:value="-61.6601982116699">
                <text:p>-61.6601982116699</text:p>
              </table:table-cell>
              <table:table-cell office:value-type="float" office:value="-61.6646881103516">
                <text:p>-61.6646881103516</text:p>
              </table:table-cell>
              <table:table-cell office:value-type="float" office:value="-61.6504898071289">
                <text:p>-61.6504898071289</text:p>
              </table:table-cell>
              <table:table-cell office:value-type="float" office:value="-61.6629829406738">
                <text:p>-61.6629829406738</text:p>
              </table:table-cell>
              <table:table-cell office:value-type="float" office:value="-61.6458168029785">
                <text:p>-61.6458168029785</text:p>
              </table:table-cell>
              <table:table-cell office:value-type="float" office:value="-61.6579933166504">
                <text:p>-61.6579933166504</text:p>
              </table:table-cell>
              <table:table-cell office:value-type="float" office:value="-61.6376686096191">
                <text:p>-61.6376686096191</text:p>
              </table:table-cell>
              <table:table-cell office:value-type="float" office:value="-61.6633338928223">
                <text:p>-61.6633338928223</text:p>
              </table:table-cell>
              <table:table-cell office:value-type="float" office:value="-61.6543960571289">
                <text:p>-61.6543960571289</text:p>
              </table:table-cell>
              <table:table-cell office:value-type="float" office:value="-61.6466255187988">
                <text:p>-61.6466255187988</text:p>
              </table:table-cell>
              <table:table-cell office:value-type="float" office:value="-61.6496810913086">
                <text:p>-61.6496810913086</text:p>
              </table:table-cell>
              <table:table-cell office:value-type="float" office:value="-61.6516494750977">
                <text:p>-61.6516494750977</text:p>
              </table:table-cell>
              <table:table-cell office:value-type="float" office:value="-61.6576461791992">
                <text:p>-61.6576461791992</text:p>
              </table:table-cell>
              <table:table-cell office:value-type="float" office:value="-61.648365020752">
                <text:p>-61.648365020752</text:p>
              </table:table-cell>
              <table:table-cell office:value-type="float" office:value="-61.6505699157715">
                <text:p>-61.6505699157715</text:p>
              </table:table-cell>
              <table:table-cell office:value-type="float" office:value="-61.6587677001953">
                <text:p>-61.6587677001953</text:p>
              </table:table-cell>
              <table:table-cell office:value-type="float" office:value="-61.629451751709">
                <text:p>-61.629451751709</text:p>
              </table:table-cell>
              <table:table-cell office:value-type="float" office:value="-61.6631774902344">
                <text:p>-61.6631774902344</text:p>
              </table:table-cell>
              <table:table-cell office:value-type="float" office:value="-61.6420288085938">
                <text:p>-61.6420288085938</text:p>
              </table:table-cell>
              <table:table-cell office:value-type="float" office:value="-61.6473236083984">
                <text:p>-61.6473236083984</text:p>
              </table:table-cell>
              <table:table-cell office:value-type="float" office:value="-61.6507225036621">
                <text:p>-61.6507225036621</text:p>
              </table:table-cell>
              <table:table-cell office:value-type="float" office:value="-61.6666603088379">
                <text:p>-61.6666603088379</text:p>
              </table:table-cell>
              <table:table-cell office:value-type="float" office:value="-61.6642990112305">
                <text:p>-61.6642990112305</text:p>
              </table:table-cell>
              <table:table-cell office:value-type="float" office:value="-61.6541633605957">
                <text:p>-61.6541633605957</text:p>
              </table:table-cell>
              <table:table-cell office:value-type="float" office:value="-61.6574897766113">
                <text:p>-61.6574897766113</text:p>
              </table:table-cell>
              <table:table-cell office:value-type="float" office:value="-61.6461639404297">
                <text:p>-61.6461639404297</text:p>
              </table:table-cell>
              <table:table-cell office:value-type="float" office:value="-61.6704216003418">
                <text:p>-61.6704216003418</text:p>
              </table:table-cell>
              <table:table-cell office:value-type="float" office:value="-61.6577606201172">
                <text:p>-61.6577606201172</text:p>
              </table:table-cell>
              <table:table-cell office:value-type="float" office:value="-61.6484451293945">
                <text:p>-61.6484451293945</text:p>
              </table:table-cell>
              <table:table-cell office:value-type="float" office:value="-61.6672439575195">
                <text:p>-61.6672439575195</text:p>
              </table:table-cell>
              <table:table-cell office:value-type="float" office:value="-61.6617088317871">
                <text:p>-61.6617088317871</text:p>
              </table:table-cell>
              <table:table-cell office:value-type="float" office:value="-61.6374359130859">
                <text:p>-61.6374359130859</text:p>
              </table:table-cell>
              <table:table-cell office:value-type="float" office:value="-61.6484451293945">
                <text:p>-61.6484451293945</text:p>
              </table:table-cell>
              <table:table-cell office:value-type="float" office:value="-61.6683654785156">
                <text:p>-61.6683654785156</text:p>
              </table:table-cell>
              <table:table-cell office:value-type="float" office:value="-61.6491355895996">
                <text:p>-61.6491355895996</text:p>
              </table:table-cell>
              <table:table-cell office:value-type="float" office:value="-61.6598892211914">
                <text:p>-61.6598892211914</text:p>
              </table:table-cell>
              <table:table-cell office:value-type="float" office:value="-61.6644172668457">
                <text:p>-61.6644172668457</text:p>
              </table:table-cell>
              <table:table-cell office:value-type="float" office:value="-61.6590347290039">
                <text:p>-61.6590347290039</text:p>
              </table:table-cell>
              <table:table-cell office:value-type="float" office:value="-61.6693382263184">
                <text:p>-61.6693382263184</text:p>
              </table:table-cell>
              <table:table-cell office:value-type="float" office:value="-61.6777076721191">
                <text:p>-61.6777076721191</text:p>
              </table:table-cell>
              <table:table-cell office:value-type="float" office:value="-61.6518440246582">
                <text:p>-61.6518440246582</text:p>
              </table:table-cell>
              <table:table-cell office:value-type="float" office:value="-61.6531944274902">
                <text:p>-61.6531944274902</text:p>
              </table:table-cell>
              <table:table-cell office:value-type="float" office:value="-61.6656188964844">
                <text:p>-61.6656188964844</text:p>
              </table:table-cell>
              <table:table-cell office:value-type="float" office:value="-61.6739845275879">
                <text:p>-61.6739845275879</text:p>
              </table:table-cell>
              <table:table-cell office:value-type="float" office:value="-61.668830871582">
                <text:p>-61.668830871582</text:p>
              </table:table-cell>
              <table:table-cell office:value-type="float" office:value="-61.6555557250977">
                <text:p>-61.6555557250977</text:p>
              </table:table-cell>
              <table:table-cell office:value-type="float" office:value="-61.6622886657715">
                <text:p>-61.6622886657715</text:p>
              </table:table-cell>
              <table:table-cell office:value-type="float" office:value="-61.666934967041">
                <text:p>-61.666934967041</text:p>
              </table:table-cell>
              <table:table-cell office:value-type="float" office:value="-61.6729774475098">
                <text:p>-61.6729774475098</text:p>
              </table:table-cell>
              <table:table-cell office:value-type="float" office:value="-61.6526947021484">
                <text:p>-61.6526947021484</text:p>
              </table:table-cell>
              <table:table-cell office:value-type="float" office:value="-61.6506080627441">
                <text:p>-61.6506080627441</text:p>
              </table:table-cell>
              <table:table-cell office:value-type="float" office:value="-61.6624031066895">
                <text:p>-61.6624031066895</text:p>
              </table:table-cell>
              <table:table-cell office:value-type="float" office:value="-61.6594619750977">
                <text:p>-61.6594619750977</text:p>
              </table:table-cell>
            </table:table-row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-61.8937339782715">
                <text:p>-61.8937339782715</text:p>
                <draw:g>
                  <svg:desc>optymalizacja_wycinana_z_trace.A6:optymalizacja_wycinana_z_trace.OJ6</svg:desc>
                </draw:g>
              </table:table-cell>
              <table:table-cell office:value-type="float" office:value="-61.919605255127">
                <text:p>-61.919605255127</text:p>
              </table:table-cell>
              <table:table-cell office:value-type="float" office:value="-61.9005699157715">
                <text:p>-61.9005699157715</text:p>
              </table:table-cell>
              <table:table-cell office:value-type="float" office:value="-61.8894004821777">
                <text:p>-61.8894004821777</text:p>
              </table:table-cell>
              <table:table-cell office:value-type="float" office:value="-61.9080505371094">
                <text:p>-61.9080505371094</text:p>
              </table:table-cell>
              <table:table-cell office:value-type="float" office:value="-61.8897209167481">
                <text:p>-61.8897209167481</text:p>
              </table:table-cell>
              <table:table-cell office:value-type="float" office:value="-61.9188079833984">
                <text:p>-61.9188079833984</text:p>
              </table:table-cell>
              <table:table-cell office:value-type="float" office:value="-61.9073753356934">
                <text:p>-61.9073753356934</text:p>
              </table:table-cell>
              <table:table-cell office:value-type="float" office:value="-61.8909873962402">
                <text:p>-61.8909873962402</text:p>
              </table:table-cell>
              <table:table-cell office:value-type="float" office:value="-61.9091262817383">
                <text:p>-61.9091262817383</text:p>
              </table:table-cell>
              <table:table-cell office:value-type="float" office:value="-61.9059028625488">
                <text:p>-61.9059028625488</text:p>
              </table:table-cell>
              <table:table-cell office:value-type="float" office:value="-61.9194869995117">
                <text:p>-61.9194869995117</text:p>
              </table:table-cell>
              <table:table-cell office:value-type="float" office:value="-61.9145812988281">
                <text:p>-61.9145812988281</text:p>
              </table:table-cell>
              <table:table-cell office:value-type="float" office:value="-61.884952545166">
                <text:p>-61.884952545166</text:p>
              </table:table-cell>
              <table:table-cell office:value-type="float" office:value="-61.9000930786133">
                <text:p>-61.9000930786133</text:p>
              </table:table-cell>
              <table:table-cell office:value-type="float" office:value="-61.9049873352051">
                <text:p>-61.9049873352051</text:p>
              </table:table-cell>
              <table:table-cell office:value-type="float" office:value="-61.906063079834">
                <text:p>-61.906063079834</text:p>
              </table:table-cell>
              <table:table-cell office:value-type="float" office:value="-61.8962326049805">
                <text:p>-61.8962326049805</text:p>
              </table:table-cell>
              <table:table-cell office:value-type="float" office:value="-61.9128303527832">
                <text:p>-61.9128303527832</text:p>
              </table:table-cell>
              <table:table-cell office:value-type="float" office:value="-61.9294967651367">
                <text:p>-61.9294967651367</text:p>
              </table:table-cell>
              <table:table-cell office:value-type="float" office:value="-61.9195289611816">
                <text:p>-61.9195289611816</text:p>
              </table:table-cell>
              <table:table-cell office:value-type="float" office:value="-61.9280204772949">
                <text:p>-61.9280204772949</text:p>
              </table:table-cell>
              <table:table-cell office:value-type="float" office:value="-61.9181671142578">
                <text:p>-61.9181671142578</text:p>
              </table:table-cell>
              <table:table-cell office:value-type="float" office:value="-61.9180908203125">
                <text:p>-61.9180908203125</text:p>
              </table:table-cell>
              <table:table-cell office:value-type="float" office:value="-61.9145431518555">
                <text:p>-61.9145431518555</text:p>
              </table:table-cell>
              <table:table-cell office:value-type="float" office:value="-61.8935356140137">
                <text:p>-61.8935356140137</text:p>
              </table:table-cell>
              <table:table-cell office:value-type="float" office:value="-61.9061813354492">
                <text:p>-61.9061813354492</text:p>
              </table:table-cell>
              <table:table-cell office:value-type="float" office:value="-61.8970718383789">
                <text:p>-61.8970718383789</text:p>
              </table:table-cell>
              <table:table-cell office:value-type="float" office:value="-61.9238319396973">
                <text:p>-61.9238319396973</text:p>
              </table:table-cell>
              <table:table-cell office:value-type="float" office:value="-61.9273414611816">
                <text:p>-61.9273414611816</text:p>
              </table:table-cell>
              <table:table-cell office:value-type="float" office:value="-61.9336090087891">
                <text:p>-61.9336090087891</text:p>
              </table:table-cell>
              <table:table-cell office:value-type="float" office:value="-61.9131889343262">
                <text:p>-61.9131889343262</text:p>
              </table:table-cell>
              <table:table-cell office:value-type="float" office:value="-61.9154586791992">
                <text:p>-61.9154586791992</text:p>
              </table:table-cell>
              <table:table-cell office:value-type="float" office:value="-61.9279441833496">
                <text:p>-61.9279441833496</text:p>
              </table:table-cell>
              <table:table-cell office:value-type="float" office:value="-61.9051475524902">
                <text:p>-61.9051475524902</text:p>
              </table:table-cell>
              <table:table-cell office:value-type="float" office:value="-61.9251480102539">
                <text:p>-61.9251480102539</text:p>
              </table:table-cell>
              <table:table-cell office:value-type="float" office:value="-61.9306144714356">
                <text:p>-61.9306144714356</text:p>
              </table:table-cell>
              <table:table-cell office:value-type="float" office:value="-61.9085693359375">
                <text:p>-61.9085693359375</text:p>
              </table:table-cell>
              <table:table-cell office:value-type="float" office:value="-61.9039916992188">
                <text:p>-61.9039916992188</text:p>
              </table:table-cell>
              <table:table-cell office:value-type="float" office:value="-61.9304161071777">
                <text:p>-61.9304161071777</text:p>
              </table:table-cell>
              <table:table-cell office:value-type="float" office:value="-61.9300956726074">
                <text:p>-61.9300956726074</text:p>
              </table:table-cell>
              <table:table-cell office:value-type="float" office:value="-61.9145050048828">
                <text:p>-61.9145050048828</text:p>
              </table:table-cell>
              <table:table-cell office:value-type="float" office:value="-61.9204444885254">
                <text:p>-61.9204444885254</text:p>
              </table:table-cell>
              <table:table-cell office:value-type="float" office:value="-61.9106788635254">
                <text:p>-61.9106788635254</text:p>
              </table:table-cell>
              <table:table-cell office:value-type="float" office:value="-61.9180488586426">
                <text:p>-61.9180488586426</text:p>
              </table:table-cell>
              <table:table-cell office:value-type="float" office:value="-61.9235534667969">
                <text:p>-61.9235534667969</text:p>
              </table:table-cell>
              <table:table-cell office:value-type="float" office:value="-61.9188499450684">
                <text:p>-61.9188499450684</text:p>
              </table:table-cell>
              <table:table-cell office:value-type="float" office:value="-61.9319305419922">
                <text:p>-61.9319305419922</text:p>
              </table:table-cell>
              <table:table-cell office:value-type="float" office:value="-61.926944732666">
                <text:p>-61.926944732666</text:p>
              </table:table-cell>
              <table:table-cell office:value-type="float" office:value="-61.9287376403809">
                <text:p>-61.9287376403809</text:p>
              </table:table-cell>
              <table:table-cell office:value-type="float" office:value="-61.9347267150879">
                <text:p>-61.9347267150879</text:p>
              </table:table-cell>
              <table:table-cell office:value-type="float" office:value="-61.9257469177246">
                <text:p>-61.9257469177246</text:p>
              </table:table-cell>
              <table:table-cell office:value-type="float" office:value="-61.9229164123535">
                <text:p>-61.9229164123535</text:p>
              </table:table-cell>
              <table:table-cell office:value-type="float" office:value="-61.9284629821777">
                <text:p>-61.9284629821777</text:p>
              </table:table-cell>
              <table:table-cell office:value-type="float" office:value="-61.9349250793457">
                <text:p>-61.9349250793457</text:p>
              </table:table-cell>
              <table:table-cell office:value-type="float" office:value="-61.9201240539551">
                <text:p>-61.9201240539551</text:p>
              </table:table-cell>
              <table:table-cell office:value-type="float" office:value="-61.9134254455566">
                <text:p>-61.9134254455566</text:p>
              </table:table-cell>
              <table:table-cell office:value-type="float" office:value="-61.9121932983398">
                <text:p>-61.9121932983398</text:p>
              </table:table-cell>
              <table:table-cell office:value-type="float" office:value="-61.9180488586426">
                <text:p>-61.9180488586426</text:p>
              </table:table-cell>
              <table:table-cell office:value-type="float" office:value="-61.9319305419922">
                <text:p>-61.9319305419922</text:p>
              </table:table-cell>
              <table:table-cell office:value-type="float" office:value="-61.9330902099609">
                <text:p>-61.9330902099609</text:p>
              </table:table-cell>
              <table:table-cell office:value-type="float" office:value="-61.9291000366211">
                <text:p>-61.9291000366211</text:p>
              </table:table-cell>
              <table:table-cell office:value-type="float" office:value="-61.9161338806152">
                <text:p>-61.9161338806152</text:p>
              </table:table-cell>
              <table:table-cell office:value-type="float" office:value="-61.9368858337402">
                <text:p>-61.9368858337402</text:p>
              </table:table-cell>
              <table:table-cell office:value-type="float" office:value="-61.9302978515625">
                <text:p>-61.9302978515625</text:p>
              </table:table-cell>
              <table:table-cell office:value-type="float" office:value="-61.9106407165527">
                <text:p>-61.9106407165527</text:p>
              </table:table-cell>
              <table:table-cell office:value-type="float" office:value="-61.9218788146973">
                <text:p>-61.9218788146973</text:p>
              </table:table-cell>
              <table:table-cell office:value-type="float" office:value="-61.9335708618164">
                <text:p>-61.9335708618164</text:p>
              </table:table-cell>
              <table:table-cell office:value-type="float" office:value="-61.9342880249023">
                <text:p>-61.9342880249023</text:p>
              </table:table-cell>
              <table:table-cell office:value-type="float" office:value="-61.9111557006836">
                <text:p>-61.9111557006836</text:p>
              </table:table-cell>
              <table:table-cell office:value-type="float" office:value="-61.9318962097168">
                <text:p>-61.9318962097168</text:p>
              </table:table-cell>
              <table:table-cell office:value-type="float" office:value="-61.9322128295898">
                <text:p>-61.9322128295898</text:p>
              </table:table-cell>
              <table:table-cell office:value-type="float" office:value="-61.9536399841309">
                <text:p>-61.9536399841309</text:p>
              </table:table-cell>
              <table:table-cell office:value-type="float" office:value="-61.9431610107422">
                <text:p>-61.9431610107422</text:p>
              </table:table-cell>
              <table:table-cell office:value-type="float" office:value="-61.9308547973633">
                <text:p>-61.9308547973633</text:p>
              </table:table-cell>
              <table:table-cell office:value-type="float" office:value="-61.9318542480469">
                <text:p>-61.9318542480469</text:p>
              </table:table-cell>
              <table:table-cell office:value-type="float" office:value="-61.9260673522949">
                <text:p>-61.9260673522949</text:p>
              </table:table-cell>
              <table:table-cell office:value-type="float" office:value="-61.9239921569824">
                <text:p>-61.9239921569824</text:p>
              </table:table-cell>
              <table:table-cell office:value-type="float" office:value="-61.9387245178223">
                <text:p>-61.9387245178223</text:p>
              </table:table-cell>
              <table:table-cell office:value-type="float" office:value="-61.929615020752">
                <text:p>-61.929615020752</text:p>
              </table:table-cell>
              <table:table-cell office:value-type="float" office:value="-61.9412803649902">
                <text:p>-61.9412803649902</text:p>
              </table:table-cell>
              <table:table-cell office:value-type="float" office:value="-61.944637298584">
                <text:p>-61.944637298584</text:p>
              </table:table-cell>
              <table:table-cell office:value-type="float" office:value="-61.9410018920898">
                <text:p>-61.9410018920898</text:p>
              </table:table-cell>
              <table:table-cell office:value-type="float" office:value="-61.9272232055664">
                <text:p>-61.9272232055664</text:p>
              </table:table-cell>
              <table:table-cell office:value-type="float" office:value="-61.9538383483887">
                <text:p>-61.9538383483887</text:p>
              </table:table-cell>
              <table:table-cell office:value-type="float" office:value="-61.940559387207">
                <text:p>-61.940559387207</text:p>
              </table:table-cell>
              <table:table-cell office:value-type="float" office:value="-61.9318542480469">
                <text:p>-61.9318542480469</text:p>
              </table:table-cell>
              <table:table-cell office:value-type="float" office:value="-61.9338073730469">
                <text:p>-61.9338073730469</text:p>
              </table:table-cell>
              <table:table-cell office:value-type="float" office:value="-61.9370040893555">
                <text:p>-61.9370040893555</text:p>
              </table:table-cell>
              <table:table-cell office:value-type="float" office:value="-61.9473190307617">
                <text:p>-61.9473190307617</text:p>
              </table:table-cell>
              <table:table-cell office:value-type="float" office:value="-61.9525566101074">
                <text:p>-61.9525566101074</text:p>
              </table:table-cell>
              <table:table-cell office:value-type="float" office:value="-61.9295387268066">
                <text:p>-61.9295387268066</text:p>
              </table:table-cell>
              <table:table-cell office:value-type="float" office:value="-61.9271430969238">
                <text:p>-61.9271430969238</text:p>
              </table:table-cell>
              <table:table-cell office:value-type="float" office:value="-61.9364471435547">
                <text:p>-61.9364471435547</text:p>
              </table:table-cell>
              <table:table-cell office:value-type="float" office:value="-61.9272232055664">
                <text:p>-61.9272232055664</text:p>
              </table:table-cell>
              <table:table-cell office:value-type="float" office:value="-61.9434394836426">
                <text:p>-61.9434394836426</text:p>
              </table:table-cell>
              <table:table-cell office:value-type="float" office:value="-61.9261054992676">
                <text:p>-61.9261054992676</text:p>
              </table:table-cell>
              <table:table-cell office:value-type="float" office:value="-61.9290199279785">
                <text:p>-61.9290199279785</text:p>
              </table:table-cell>
              <table:table-cell office:value-type="float" office:value="-61.9416007995606">
                <text:p>-61.9416007995606</text:p>
              </table:table-cell>
              <table:table-cell office:value-type="float" office:value="-61.9288597106934">
                <text:p>-61.9288597106934</text:p>
              </table:table-cell>
              <table:table-cell office:value-type="float" office:value="-61.924991607666">
                <text:p>-61.924991607666</text:p>
              </table:table-cell>
              <table:table-cell office:value-type="float" office:value="-61.9372825622559">
                <text:p>-61.9372825622559</text:p>
              </table:table-cell>
              <table:table-cell office:value-type="float" office:value="-61.9410018920898">
                <text:p>-61.9410018920898</text:p>
              </table:table-cell>
              <table:table-cell office:value-type="float" office:value="-61.94091796875">
                <text:p>-61.94091796875</text:p>
              </table:table-cell>
              <table:table-cell office:value-type="float" office:value="-61.9231567382813">
                <text:p>-61.9231567382813</text:p>
              </table:table-cell>
              <table:table-cell office:value-type="float" office:value="-61.938404083252">
                <text:p>-61.938404083252</text:p>
              </table:table-cell>
              <table:table-cell office:value-type="float" office:value="-61.9275436401367">
                <text:p>-61.9275436401367</text:p>
              </table:table-cell>
              <table:table-cell office:value-type="float" office:value="-61.9372444152832">
                <text:p>-61.9372444152832</text:p>
              </table:table-cell>
              <table:table-cell office:value-type="float" office:value="-61.9508399963379">
                <text:p>-61.9508399963379</text:p>
              </table:table-cell>
              <table:table-cell office:value-type="float" office:value="-61.9438781738281">
                <text:p>-61.9438781738281</text:p>
              </table:table-cell>
              <table:table-cell office:value-type="float" office:value="-61.9413986206055">
                <text:p>-61.9413986206055</text:p>
              </table:table-cell>
              <table:table-cell office:value-type="float" office:value="-61.9355278015137">
                <text:p>-61.9355278015137</text:p>
              </table:table-cell>
              <table:table-cell office:value-type="float" office:value="-61.9545593261719">
                <text:p>-61.9545593261719</text:p>
              </table:table-cell>
              <table:table-cell office:value-type="float" office:value="-61.9368438720703">
                <text:p>-61.9368438720703</text:p>
              </table:table-cell>
              <table:table-cell office:value-type="float" office:value="-61.9441184997559">
                <text:p>-61.9441184997559</text:p>
              </table:table-cell>
              <table:table-cell office:value-type="float" office:value="-61.9374046325684">
                <text:p>-61.9374046325684</text:p>
              </table:table-cell>
              <table:table-cell office:value-type="float" office:value="-61.9487991333008">
                <text:p>-61.9487991333008</text:p>
              </table:table-cell>
              <table:table-cell office:value-type="float" office:value="-61.9491577148438">
                <text:p>-61.9491577148438</text:p>
              </table:table-cell>
              <table:table-cell office:value-type="float" office:value="-61.9397583007813">
                <text:p>-61.9397583007813</text:p>
              </table:table-cell>
              <table:table-cell office:value-type="float" office:value="-61.9413223266602">
                <text:p>-61.9413223266602</text:p>
              </table:table-cell>
              <table:table-cell office:value-type="float" office:value="-61.9283790588379">
                <text:p>-61.9283790588379</text:p>
              </table:table-cell>
              <table:table-cell office:value-type="float" office:value="-61.9364471435547">
                <text:p>-61.9364471435547</text:p>
              </table:table-cell>
              <table:table-cell office:value-type="float" office:value="-61.9429969787598">
                <text:p>-61.9429969787598</text:p>
              </table:table-cell>
              <table:table-cell office:value-type="float" office:value="-61.9429206848145">
                <text:p>-61.9429206848145</text:p>
              </table:table-cell>
              <table:table-cell office:value-type="float" office:value="-61.9316558837891">
                <text:p>-61.9316558837891</text:p>
              </table:table-cell>
              <table:table-cell office:value-type="float" office:value="-61.9484786987305">
                <text:p>-61.9484786987305</text:p>
              </table:table-cell>
              <table:table-cell office:value-type="float" office:value="-61.9359664916992">
                <text:p>-61.9359664916992</text:p>
              </table:table-cell>
              <table:table-cell office:value-type="float" office:value="-61.9194869995117">
                <text:p>-61.9194869995117</text:p>
              </table:table-cell>
              <table:table-cell office:value-type="float" office:value="-61.9247512817383">
                <text:p>-61.9247512817383</text:p>
              </table:table-cell>
              <table:table-cell office:value-type="float" office:value="-61.9399642944336">
                <text:p>-61.9399642944336</text:p>
              </table:table-cell>
              <table:table-cell office:value-type="float" office:value="-61.9383659362793">
                <text:p>-61.9383659362793</text:p>
              </table:table-cell>
              <table:table-cell office:value-type="float" office:value="-61.9199676513672">
                <text:p>-61.9199676513672</text:p>
              </table:table-cell>
              <table:table-cell office:value-type="float" office:value="-61.9341697692871">
                <text:p>-61.9341697692871</text:p>
              </table:table-cell>
              <table:table-cell office:value-type="float" office:value="-61.9246292114258">
                <text:p>-61.9246292114258</text:p>
              </table:table-cell>
              <table:table-cell office:value-type="float" office:value="-61.9459190368652">
                <text:p>-61.9459190368652</text:p>
              </table:table-cell>
              <table:table-cell office:value-type="float" office:value="-61.9455184936523">
                <text:p>-61.9455184936523</text:p>
              </table:table-cell>
              <table:table-cell office:value-type="float" office:value="-61.9519157409668">
                <text:p>-61.9519157409668</text:p>
              </table:table-cell>
              <table:table-cell office:value-type="float" office:value="-61.939884185791">
                <text:p>-61.939884185791</text:p>
              </table:table-cell>
              <table:table-cell office:value-type="float" office:value="-61.9493560791016">
                <text:p>-61.9493560791016</text:p>
              </table:table-cell>
              <table:table-cell office:value-type="float" office:value="-61.939079284668">
                <text:p>-61.939079284668</text:p>
              </table:table-cell>
              <table:table-cell office:value-type="float" office:value="-61.9502754211426">
                <text:p>-61.9502754211426</text:p>
              </table:table-cell>
              <table:table-cell office:value-type="float" office:value="-61.9629707336426">
                <text:p>-61.9629707336426</text:p>
              </table:table-cell>
              <table:table-cell office:value-type="float" office:value="-61.9473190307617">
                <text:p>-61.9473190307617</text:p>
              </table:table-cell>
              <table:table-cell office:value-type="float" office:value="-61.9373245239258">
                <text:p>-61.9373245239258</text:p>
              </table:table-cell>
              <table:table-cell office:value-type="float" office:value="-61.9432373046875">
                <text:p>-61.9432373046875</text:p>
              </table:table-cell>
              <table:table-cell office:value-type="float" office:value="-61.9505577087402">
                <text:p>-61.9505577087402</text:p>
              </table:table-cell>
              <table:table-cell office:value-type="float" office:value="-61.9516754150391">
                <text:p>-61.9516754150391</text:p>
              </table:table-cell>
              <table:table-cell office:value-type="float" office:value="-61.9322128295898">
                <text:p>-61.9322128295898</text:p>
              </table:table-cell>
              <table:table-cell office:value-type="float" office:value="-61.9402389526367">
                <text:p>-61.9402389526367</text:p>
              </table:table-cell>
              <table:table-cell office:value-type="float" office:value="-61.9376449584961">
                <text:p>-61.9376449584961</text:p>
              </table:table-cell>
              <table:table-cell office:value-type="float" office:value="-61.9518775939941">
                <text:p>-61.9518775939941</text:p>
              </table:table-cell>
              <table:table-cell office:value-type="float" office:value="-61.9495964050293">
                <text:p>-61.9495964050293</text:p>
              </table:table-cell>
              <table:table-cell office:value-type="float" office:value="-61.9496383666992">
                <text:p>-61.9496383666992</text:p>
              </table:table-cell>
              <table:table-cell office:value-type="float" office:value="-61.9426002502441">
                <text:p>-61.9426002502441</text:p>
              </table:table-cell>
              <table:table-cell office:value-type="float" office:value="-61.9345283508301">
                <text:p>-61.9345283508301</text:p>
              </table:table-cell>
              <table:table-cell office:value-type="float" office:value="-61.9317321777344">
                <text:p>-61.9317321777344</text:p>
              </table:table-cell>
              <table:table-cell office:value-type="float" office:value="-61.9581260681152">
                <text:p>-61.9581260681152</text:p>
              </table:table-cell>
              <table:table-cell office:value-type="float" office:value="-61.95263671875">
                <text:p>-61.95263671875</text:p>
              </table:table-cell>
              <table:table-cell office:value-type="float" office:value="-61.9287033081055">
                <text:p>-61.9287033081055</text:p>
              </table:table-cell>
              <table:table-cell office:value-type="float" office:value="-61.9314575195313">
                <text:p>-61.9314575195313</text:p>
              </table:table-cell>
              <table:table-cell office:value-type="float" office:value="-61.959285736084">
                <text:p>-61.959285736084</text:p>
              </table:table-cell>
              <table:table-cell office:value-type="float" office:value="-61.9396820068359">
                <text:p>-61.9396820068359</text:p>
              </table:table-cell>
              <table:table-cell office:value-type="float" office:value="-61.9528770446777">
                <text:p>-61.9528770446777</text:p>
              </table:table-cell>
              <table:table-cell office:value-type="float" office:value="-61.9418029785156">
                <text:p>-61.9418029785156</text:p>
              </table:table-cell>
              <table:table-cell office:value-type="float" office:value="-61.9467964172363">
                <text:p>-61.9467964172363</text:p>
              </table:table-cell>
              <table:table-cell office:value-type="float" office:value="-61.947437286377">
                <text:p>-61.947437286377</text:p>
              </table:table-cell>
              <table:table-cell office:value-type="float" office:value="-61.9422798156738">
                <text:p>-61.9422798156738</text:p>
              </table:table-cell>
              <table:table-cell office:value-type="float" office:value="-61.9330139160156">
                <text:p>-61.9330139160156</text:p>
              </table:table-cell>
              <table:table-cell office:value-type="float" office:value="-61.9462776184082">
                <text:p>-61.9462776184082</text:p>
              </table:table-cell>
              <table:table-cell office:value-type="float" office:value="-61.9442367553711">
                <text:p>-61.9442367553711</text:p>
              </table:table-cell>
              <table:table-cell office:value-type="float" office:value="-61.944637298584">
                <text:p>-61.944637298584</text:p>
              </table:table-cell>
              <table:table-cell office:value-type="float" office:value="-61.9640083312988">
                <text:p>-61.9640083312988</text:p>
              </table:table-cell>
              <table:table-cell office:value-type="float" office:value="-61.9524383544922">
                <text:p>-61.9524383544922</text:p>
              </table:table-cell>
              <table:table-cell office:value-type="float" office:value="-61.9263877868652">
                <text:p>-61.9263877868652</text:p>
              </table:table-cell>
              <table:table-cell office:value-type="float" office:value="-61.9337692260742">
                <text:p>-61.9337692260742</text:p>
              </table:table-cell>
              <table:table-cell office:value-type="float" office:value="-61.9510383605957">
                <text:p>-61.9510383605957</text:p>
              </table:table-cell>
              <table:table-cell office:value-type="float" office:value="-61.9519157409668">
                <text:p>-61.9519157409668</text:p>
              </table:table-cell>
              <table:table-cell office:value-type="float" office:value="-61.9299354553223">
                <text:p>-61.9299354553223</text:p>
              </table:table-cell>
              <table:table-cell office:value-type="float" office:value="-61.9250335693359">
                <text:p>-61.9250335693359</text:p>
              </table:table-cell>
              <table:table-cell office:value-type="float" office:value="-61.9278602600098">
                <text:p>-61.9278602600098</text:p>
              </table:table-cell>
              <table:table-cell office:value-type="float" office:value="-61.9426002502441">
                <text:p>-61.9426002502441</text:p>
              </table:table-cell>
              <table:table-cell office:value-type="float" office:value="-61.9625701904297">
                <text:p>-61.9625701904297</text:p>
              </table:table-cell>
              <table:table-cell office:value-type="float" office:value="-61.9592056274414">
                <text:p>-61.9592056274414</text:p>
              </table:table-cell>
              <table:table-cell office:value-type="float" office:value="-61.9504356384277">
                <text:p>-61.9504356384277</text:p>
              </table:table-cell>
              <table:table-cell office:value-type="float" office:value="-61.9433174133301">
                <text:p>-61.9433174133301</text:p>
              </table:table-cell>
              <table:table-cell office:value-type="float" office:value="-61.9443206787109">
                <text:p>-61.9443206787109</text:p>
              </table:table-cell>
              <table:table-cell office:value-type="float" office:value="-61.9459190368652">
                <text:p>-61.9459190368652</text:p>
              </table:table-cell>
              <table:table-cell office:value-type="float" office:value="-61.9407196044922">
                <text:p>-61.9407196044922</text:p>
              </table:table-cell>
              <table:table-cell office:value-type="float" office:value="-61.9640083312988">
                <text:p>-61.9640083312988</text:p>
              </table:table-cell>
              <table:table-cell office:value-type="float" office:value="-61.945240020752">
                <text:p>-61.945240020752</text:p>
              </table:table-cell>
              <table:table-cell office:value-type="float" office:value="-61.9611663818359">
                <text:p>-61.9611663818359</text:p>
              </table:table-cell>
              <table:table-cell office:value-type="float" office:value="-61.9512786865234">
                <text:p>-61.9512786865234</text:p>
              </table:table-cell>
              <table:table-cell office:value-type="float" office:value="-61.9449996948242">
                <text:p>-61.9449996948242</text:p>
              </table:table-cell>
              <table:table-cell office:value-type="float" office:value="-61.9717102050781">
                <text:p>-61.9717102050781</text:p>
              </table:table-cell>
              <table:table-cell office:value-type="float" office:value="-61.9503173828125">
                <text:p>-61.9503173828125</text:p>
              </table:table-cell>
              <table:table-cell office:value-type="float" office:value="-61.9472770690918">
                <text:p>-61.9472770690918</text:p>
              </table:table-cell>
              <table:table-cell office:value-type="float" office:value="-61.9499588012695">
                <text:p>-61.9499588012695</text:p>
              </table:table-cell>
              <table:table-cell office:value-type="float" office:value="-61.9531593322754">
                <text:p>-61.9531593322754</text:p>
              </table:table-cell>
              <table:table-cell office:value-type="float" office:value="-61.9332504272461">
                <text:p>-61.9332504272461</text:p>
              </table:table-cell>
              <table:table-cell office:value-type="float" office:value="-61.9489974975586">
                <text:p>-61.9489974975586</text:p>
              </table:table-cell>
              <table:table-cell office:value-type="float" office:value="-61.9370460510254">
                <text:p>-61.9370460510254</text:p>
              </table:table-cell>
              <table:table-cell office:value-type="float" office:value="-61.9445991516113">
                <text:p>-61.9445991516113</text:p>
              </table:table-cell>
              <table:table-cell office:value-type="float" office:value="-61.9480781555176">
                <text:p>-61.9480781555176</text:p>
              </table:table-cell>
              <table:table-cell office:value-type="float" office:value="-61.9489974975586">
                <text:p>-61.9489974975586</text:p>
              </table:table-cell>
              <table:table-cell office:value-type="float" office:value="-61.9551200866699">
                <text:p>-61.9551200866699</text:p>
              </table:table-cell>
              <table:table-cell office:value-type="float" office:value="-61.9418029785156">
                <text:p>-61.9418029785156</text:p>
              </table:table-cell>
              <table:table-cell office:value-type="float" office:value="-61.9533576965332">
                <text:p>-61.9533576965332</text:p>
              </table:table-cell>
              <table:table-cell office:value-type="float" office:value="-61.9343681335449">
                <text:p>-61.9343681335449</text:p>
              </table:table-cell>
              <table:table-cell office:value-type="float" office:value="-61.9570808410645">
                <text:p>-61.9570808410645</text:p>
              </table:table-cell>
              <table:table-cell office:value-type="float" office:value="-61.9374046325684">
                <text:p>-61.9374046325684</text:p>
              </table:table-cell>
              <table:table-cell office:value-type="float" office:value="-61.956241607666">
                <text:p>-61.956241607666</text:p>
              </table:table-cell>
              <table:table-cell office:value-type="float" office:value="-61.9281005859375">
                <text:p>-61.9281005859375</text:p>
              </table:table-cell>
              <table:table-cell office:value-type="float" office:value="-61.9265441894531">
                <text:p>-61.9265441894531</text:p>
              </table:table-cell>
              <table:table-cell office:value-type="float" office:value="-61.951717376709">
                <text:p>-61.951717376709</text:p>
              </table:table-cell>
              <table:table-cell office:value-type="float" office:value="-61.9509963989258">
                <text:p>-61.9509963989258</text:p>
              </table:table-cell>
              <table:table-cell office:value-type="float" office:value="-61.9520378112793">
                <text:p>-61.9520378112793</text:p>
              </table:table-cell>
              <table:table-cell office:value-type="float" office:value="-61.9354476928711">
                <text:p>-61.9354476928711</text:p>
              </table:table-cell>
              <table:table-cell office:value-type="float" office:value="-61.9497184753418">
                <text:p>-61.9497184753418</text:p>
              </table:table-cell>
              <table:table-cell office:value-type="float" office:value="-61.9392433166504">
                <text:p>-61.9392433166504</text:p>
              </table:table-cell>
              <table:table-cell office:value-type="float" office:value="-61.9578857421875">
                <text:p>-61.9578857421875</text:p>
              </table:table-cell>
              <table:table-cell office:value-type="float" office:value="-61.9393196105957">
                <text:p>-61.9393196105957</text:p>
              </table:table-cell>
              <table:table-cell office:value-type="float" office:value="-61.9494781494141">
                <text:p>-61.9494781494141</text:p>
              </table:table-cell>
              <table:table-cell office:value-type="float" office:value="-61.9443206787109">
                <text:p>-61.9443206787109</text:p>
              </table:table-cell>
              <table:table-cell office:value-type="float" office:value="-61.9300575256348">
                <text:p>-61.9300575256348</text:p>
              </table:table-cell>
              <table:table-cell office:value-type="float" office:value="-61.9465560913086">
                <text:p>-61.9465560913086</text:p>
              </table:table-cell>
              <table:table-cell office:value-type="float" office:value="-61.9344100952148">
                <text:p>-61.9344100952148</text:p>
              </table:table-cell>
              <table:table-cell office:value-type="float" office:value="-61.9421195983887">
                <text:p>-61.9421195983887</text:p>
              </table:table-cell>
              <table:table-cell office:value-type="float" office:value="-61.9387626647949">
                <text:p>-61.9387626647949</text:p>
              </table:table-cell>
              <table:table-cell office:value-type="float" office:value="-61.9371681213379">
                <text:p>-61.9371681213379</text:p>
              </table:table-cell>
              <table:table-cell office:value-type="float" office:value="-61.9477996826172">
                <text:p>-61.9477996826172</text:p>
              </table:table-cell>
              <table:table-cell office:value-type="float" office:value="-61.936164855957">
                <text:p>-61.936164855957</text:p>
              </table:table-cell>
              <table:table-cell office:value-type="float" office:value="-61.9511566162109">
                <text:p>-61.9511566162109</text:p>
              </table:table-cell>
              <table:table-cell office:value-type="float" office:value="-61.9447174072266">
                <text:p>-61.9447174072266</text:p>
              </table:table-cell>
              <table:table-cell office:value-type="float" office:value="-61.9480361938477">
                <text:p>-61.9480361938477</text:p>
              </table:table-cell>
              <table:table-cell office:value-type="float" office:value="-61.9400825500488">
                <text:p>-61.9400825500488</text:p>
              </table:table-cell>
              <table:table-cell office:value-type="float" office:value="-61.9416389465332">
                <text:p>-61.9416389465332</text:p>
              </table:table-cell>
              <table:table-cell office:value-type="float" office:value="-61.962287902832">
                <text:p>-61.962287902832</text:p>
              </table:table-cell>
              <table:table-cell office:value-type="float" office:value="-61.9505996704102">
                <text:p>-61.9505996704102</text:p>
              </table:table-cell>
              <table:table-cell office:value-type="float" office:value="-61.9385223388672">
                <text:p>-61.9385223388672</text:p>
              </table:table-cell>
              <table:table-cell office:value-type="float" office:value="-61.9402389526367">
                <text:p>-61.9402389526367</text:p>
              </table:table-cell>
              <table:table-cell office:value-type="float" office:value="-61.931095123291">
                <text:p>-61.931095123291</text:p>
              </table:table-cell>
              <table:table-cell office:value-type="float" office:value="-61.9167785644531">
                <text:p>-61.9167785644531</text:p>
              </table:table-cell>
              <table:table-cell office:value-type="float" office:value="-61.9523162841797">
                <text:p>-61.9523162841797</text:p>
              </table:table-cell>
              <table:table-cell office:value-type="float" office:value="-61.9468765258789">
                <text:p>-61.9468765258789</text:p>
              </table:table-cell>
              <table:table-cell office:value-type="float" office:value="-61.9237518310547">
                <text:p>-61.9237518310547</text:p>
              </table:table-cell>
              <table:table-cell office:value-type="float" office:value="-61.9413223266602">
                <text:p>-61.9413223266602</text:p>
              </table:table-cell>
              <table:table-cell office:value-type="float" office:value="-61.9410018920898">
                <text:p>-61.9410018920898</text:p>
              </table:table-cell>
              <table:table-cell office:value-type="float" office:value="-61.9514770507813">
                <text:p>-61.9514770507813</text:p>
              </table:table-cell>
              <table:table-cell office:value-type="float" office:value="-61.9532012939453">
                <text:p>-61.9532012939453</text:p>
              </table:table-cell>
              <table:table-cell office:value-type="float" office:value="-61.9523582458496">
                <text:p>-61.9523582458496</text:p>
              </table:table-cell>
              <table:table-cell office:value-type="float" office:value="-61.941837310791">
                <text:p>-61.941837310791</text:p>
              </table:table-cell>
              <table:table-cell office:value-type="float" office:value="-61.9335289001465">
                <text:p>-61.9335289001465</text:p>
              </table:table-cell>
              <table:table-cell office:value-type="float" office:value="-61.944637298584">
                <text:p>-61.944637298584</text:p>
              </table:table-cell>
              <table:table-cell office:value-type="float" office:value="-61.9441986083984">
                <text:p>-61.9441986083984</text:p>
              </table:table-cell>
              <table:table-cell office:value-type="float" office:value="-61.9584007263184">
                <text:p>-61.9584007263184</text:p>
              </table:table-cell>
              <table:table-cell office:value-type="float" office:value="-61.9486770629883">
                <text:p>-61.9486770629883</text:p>
              </table:table-cell>
              <table:table-cell office:value-type="float" office:value="-61.9525184631348">
                <text:p>-61.9525184631348</text:p>
              </table:table-cell>
              <table:table-cell office:value-type="float" office:value="-61.9536399841309">
                <text:p>-61.9536399841309</text:p>
              </table:table-cell>
              <table:table-cell office:value-type="float" office:value="-61.962646484375">
                <text:p>-61.962646484375</text:p>
              </table:table-cell>
              <table:table-cell office:value-type="float" office:value="-61.9524383544922">
                <text:p>-61.9524383544922</text:p>
              </table:table-cell>
              <table:table-cell office:value-type="float" office:value="-61.9487991333008">
                <text:p>-61.9487991333008</text:p>
              </table:table-cell>
              <table:table-cell office:value-type="float" office:value="-61.9577598571777">
                <text:p>-61.9577598571777</text:p>
              </table:table-cell>
              <table:table-cell office:value-type="float" office:value="-61.9443206787109">
                <text:p>-61.9443206787109</text:p>
              </table:table-cell>
              <table:table-cell office:value-type="float" office:value="-61.952995300293">
                <text:p>-61.952995300293</text:p>
              </table:table-cell>
              <table:table-cell office:value-type="float" office:value="-61.9463577270508">
                <text:p>-61.9463577270508</text:p>
              </table:table-cell>
              <table:table-cell office:value-type="float" office:value="-61.9463157653809">
                <text:p>-61.9463157653809</text:p>
              </table:table-cell>
              <table:table-cell office:value-type="float" office:value="-61.9598426818848">
                <text:p>-61.9598426818848</text:p>
              </table:table-cell>
              <table:table-cell office:value-type="float" office:value="-61.9406433105469">
                <text:p>-61.9406433105469</text:p>
              </table:table-cell>
              <table:table-cell office:value-type="float" office:value="-61.9434776306152">
                <text:p>-61.9434776306152</text:p>
              </table:table-cell>
              <table:table-cell office:value-type="float" office:value="-61.9420394897461">
                <text:p>-61.9420394897461</text:p>
              </table:table-cell>
              <table:table-cell office:value-type="float" office:value="-61.9465980529785">
                <text:p>-61.9465980529785</text:p>
              </table:table-cell>
              <table:table-cell office:value-type="float" office:value="-61.9400825500488">
                <text:p>-61.9400825500488</text:p>
              </table:table-cell>
              <table:table-cell office:value-type="float" office:value="-61.9624900817871">
                <text:p>-61.9624900817871</text:p>
              </table:table-cell>
              <table:table-cell office:value-type="float" office:value="-61.9385223388672">
                <text:p>-61.9385223388672</text:p>
              </table:table-cell>
              <table:table-cell office:value-type="float" office:value="-61.9446754455566">
                <text:p>-61.9446754455566</text:p>
              </table:table-cell>
              <table:table-cell office:value-type="float" office:value="-61.9517974853516">
                <text:p>-61.9517974853516</text:p>
              </table:table-cell>
              <table:table-cell office:value-type="float" office:value="-61.9453582763672">
                <text:p>-61.9453582763672</text:p>
              </table:table-cell>
              <table:table-cell office:value-type="float" office:value="-61.9487571716309">
                <text:p>-61.9487571716309</text:p>
              </table:table-cell>
              <table:table-cell office:value-type="float" office:value="-61.938606262207">
                <text:p>-61.938606262207</text:p>
              </table:table-cell>
              <table:table-cell office:value-type="float" office:value="-61.948356628418">
                <text:p>-61.948356628418</text:p>
              </table:table-cell>
              <table:table-cell office:value-type="float" office:value="-61.9348068237305">
                <text:p>-61.9348068237305</text:p>
              </table:table-cell>
              <table:table-cell office:value-type="float" office:value="-61.9364471435547">
                <text:p>-61.9364471435547</text:p>
              </table:table-cell>
              <table:table-cell office:value-type="float" office:value="-61.9482383728027">
                <text:p>-61.9482383728027</text:p>
              </table:table-cell>
              <table:table-cell office:value-type="float" office:value="-61.9558372497559">
                <text:p>-61.9558372497559</text:p>
              </table:table-cell>
              <table:table-cell office:value-type="float" office:value="-61.9550399780273">
                <text:p>-61.9550399780273</text:p>
              </table:table-cell>
              <table:table-cell office:value-type="float" office:value="-61.9467544555664">
                <text:p>-61.9467544555664</text:p>
              </table:table-cell>
              <table:table-cell office:value-type="float" office:value="-61.9614448547363">
                <text:p>-61.9614448547363</text:p>
              </table:table-cell>
              <table:table-cell office:value-type="float" office:value="-61.9529190063477">
                <text:p>-61.9529190063477</text:p>
              </table:table-cell>
              <table:table-cell office:value-type="float" office:value="-61.949275970459">
                <text:p>-61.949275970459</text:p>
              </table:table-cell>
              <table:table-cell office:value-type="float" office:value="-61.9576034545898">
                <text:p>-61.9576034545898</text:p>
              </table:table-cell>
              <table:table-cell office:value-type="float" office:value="-61.9447593688965">
                <text:p>-61.9447593688965</text:p>
              </table:table-cell>
              <table:table-cell office:value-type="float" office:value="-61.9454383850098">
                <text:p>-61.9454383850098</text:p>
              </table:table-cell>
              <table:table-cell office:value-type="float" office:value="-61.9645309448242">
                <text:p>-61.9645309448242</text:p>
              </table:table-cell>
              <table:table-cell office:value-type="float" office:value="-61.9517593383789">
                <text:p>-61.9517593383789</text:p>
              </table:table-cell>
              <table:table-cell office:value-type="float" office:value="-61.9757614135742">
                <text:p>-61.9757614135742</text:p>
              </table:table-cell>
              <table:table-cell office:value-type="float" office:value="-61.9562797546387">
                <text:p>-61.9562797546387</text:p>
              </table:table-cell>
              <table:table-cell office:value-type="float" office:value="-61.9433174133301">
                <text:p>-61.9433174133301</text:p>
              </table:table-cell>
              <table:table-cell office:value-type="float" office:value="-61.9555969238281">
                <text:p>-61.9555969238281</text:p>
              </table:table-cell>
              <table:table-cell office:value-type="float" office:value="-61.9690208435059">
                <text:p>-61.9690208435059</text:p>
              </table:table-cell>
              <table:table-cell office:value-type="float" office:value="-61.9593620300293">
                <text:p>-61.9593620300293</text:p>
              </table:table-cell>
              <table:table-cell office:value-type="float" office:value="-61.9700241088867">
                <text:p>-61.9700241088867</text:p>
              </table:table-cell>
              <table:table-cell office:value-type="float" office:value="-61.9686622619629">
                <text:p>-61.9686622619629</text:p>
              </table:table-cell>
              <table:table-cell office:value-type="float" office:value="-61.9705467224121">
                <text:p>-61.9705467224121</text:p>
              </table:table-cell>
              <table:table-cell office:value-type="float" office:value="-61.9587211608887">
                <text:p>-61.9587211608887</text:p>
              </table:table-cell>
              <table:table-cell office:value-type="float" office:value="-61.9688606262207">
                <text:p>-61.9688606262207</text:p>
              </table:table-cell>
              <table:table-cell office:value-type="float" office:value="-61.9534416198731">
                <text:p>-61.9534416198731</text:p>
              </table:table-cell>
              <table:table-cell office:value-type="float" office:value="-61.9576454162598">
                <text:p>-61.9576454162598</text:p>
              </table:table-cell>
              <table:table-cell office:value-type="float" office:value="-61.960563659668">
                <text:p>-61.960563659668</text:p>
              </table:table-cell>
              <table:table-cell office:value-type="float" office:value="-61.9605255126953">
                <text:p>-61.9605255126953</text:p>
              </table:table-cell>
              <table:table-cell office:value-type="float" office:value="-61.9753570556641">
                <text:p>-61.9753570556641</text:p>
              </table:table-cell>
              <table:table-cell office:value-type="float" office:value="-61.9665794372559">
                <text:p>-61.9665794372559</text:p>
              </table:table-cell>
              <table:table-cell office:value-type="float" office:value="-61.950798034668">
                <text:p>-61.950798034668</text:p>
              </table:table-cell>
              <table:table-cell office:value-type="float" office:value="-61.9520378112793">
                <text:p>-61.9520378112793</text:p>
              </table:table-cell>
              <table:table-cell office:value-type="float" office:value="-61.9746360778809">
                <text:p>-61.9746360778809</text:p>
              </table:table-cell>
              <table:table-cell office:value-type="float" office:value="-61.9766426086426">
                <text:p>-61.9766426086426</text:p>
              </table:table-cell>
              <table:table-cell office:value-type="float" office:value="-61.9748382568359">
                <text:p>-61.9748382568359</text:p>
              </table:table-cell>
              <table:table-cell office:value-type="float" office:value="-61.9577598571777">
                <text:p>-61.9577598571777</text:p>
              </table:table-cell>
              <table:table-cell office:value-type="float" office:value="-61.9609642028809">
                <text:p>-61.9609642028809</text:p>
              </table:table-cell>
              <table:table-cell office:value-type="float" office:value="-61.9617691040039">
                <text:p>-61.9617691040039</text:p>
              </table:table-cell>
              <table:table-cell office:value-type="float" office:value="-61.9635276794434">
                <text:p>-61.9635276794434</text:p>
              </table:table-cell>
              <table:table-cell office:value-type="float" office:value="-61.9539222717285">
                <text:p>-61.9539222717285</text:p>
              </table:table-cell>
              <table:table-cell office:value-type="float" office:value="-61.967658996582">
                <text:p>-61.967658996582</text:p>
              </table:table-cell>
              <table:table-cell office:value-type="float" office:value="-61.9696235656738">
                <text:p>-61.9696235656738</text:p>
              </table:table-cell>
              <table:table-cell office:value-type="float" office:value="-61.9508399963379">
                <text:p>-61.9508399963379</text:p>
              </table:table-cell>
              <table:table-cell office:value-type="float" office:value="-61.959602355957">
                <text:p>-61.959602355957</text:p>
              </table:table-cell>
              <table:table-cell office:value-type="float" office:value="-61.961727142334">
                <text:p>-61.961727142334</text:p>
              </table:table-cell>
              <table:table-cell office:value-type="float" office:value="-61.9721908569336">
                <text:p>-61.9721908569336</text:p>
              </table:table-cell>
              <table:table-cell office:value-type="float" office:value="-61.9725494384766">
                <text:p>-61.9725494384766</text:p>
              </table:table-cell>
              <table:table-cell office:value-type="float" office:value="-61.968620300293">
                <text:p>-61.968620300293</text:p>
              </table:table-cell>
              <table:table-cell office:value-type="float" office:value="-61.9792518615723">
                <text:p>-61.9792518615723</text:p>
              </table:table-cell>
              <table:table-cell office:value-type="float" office:value="-61.9702644348145">
                <text:p>-61.9702644348145</text:p>
              </table:table-cell>
              <table:table-cell office:value-type="float" office:value="-61.9710693359375">
                <text:p>-61.9710693359375</text:p>
              </table:table-cell>
              <table:table-cell office:value-type="float" office:value="-61.9772415161133">
                <text:p>-61.9772415161133</text:p>
              </table:table-cell>
              <table:table-cell office:value-type="float" office:value="-61.9796943664551">
                <text:p>-61.9796943664551</text:p>
              </table:table-cell>
              <table:table-cell office:value-type="float" office:value="-61.9873657226563">
                <text:p>-61.9873657226563</text:p>
              </table:table-cell>
              <table:table-cell office:value-type="float" office:value="-61.9671783447266">
                <text:p>-61.9671783447266</text:p>
              </table:table-cell>
              <table:table-cell office:value-type="float" office:value="-61.9635696411133">
                <text:p>-61.9635696411133</text:p>
              </table:table-cell>
              <table:table-cell office:value-type="float" office:value="-61.9816207885742">
                <text:p>-61.9816207885742</text:p>
              </table:table-cell>
              <table:table-cell office:value-type="float" office:value="-61.9748382568359">
                <text:p>-61.9748382568359</text:p>
              </table:table-cell>
              <table:table-cell office:value-type="float" office:value="-61.9675788879395">
                <text:p>-61.9675788879395</text:p>
              </table:table-cell>
              <table:table-cell office:value-type="float" office:value="-61.9801750183106">
                <text:p>-61.9801750183106</text:p>
              </table:table-cell>
              <table:table-cell office:value-type="float" office:value="-61.9652137756348">
                <text:p>-61.9652137756348</text:p>
              </table:table-cell>
              <table:table-cell office:value-type="float" office:value="-61.9804573059082">
                <text:p>-61.9804573059082</text:p>
              </table:table-cell>
              <table:table-cell office:value-type="float" office:value="-61.9856758117676">
                <text:p>-61.9856758117676</text:p>
              </table:table-cell>
              <table:table-cell office:value-type="float" office:value="-61.9626083374023">
                <text:p>-61.9626083374023</text:p>
              </table:table-cell>
              <table:table-cell office:value-type="float" office:value="-61.9741935729981">
                <text:p>-61.9741935729981</text:p>
              </table:table-cell>
              <table:table-cell office:value-type="float" office:value="-61.9640884399414">
                <text:p>-61.9640884399414</text:p>
              </table:table-cell>
              <table:table-cell office:value-type="float" office:value="-61.9608879089356">
                <text:p>-61.9608879089356</text:p>
              </table:table-cell>
              <table:table-cell office:value-type="float" office:value="-61.9938354492188">
                <text:p>-61.9938354492188</text:p>
              </table:table-cell>
              <table:table-cell office:value-type="float" office:value="-61.9813804626465">
                <text:p>-61.9813804626465</text:p>
              </table:table-cell>
              <table:table-cell office:value-type="float" office:value="-61.9667778015137">
                <text:p>-61.9667778015137</text:p>
              </table:table-cell>
              <table:table-cell office:value-type="float" office:value="-61.9897766113281">
                <text:p>-61.9897766113281</text:p>
              </table:table-cell>
              <table:table-cell office:value-type="float" office:value="-61.9859580993652">
                <text:p>-61.9859580993652</text:p>
              </table:table-cell>
              <table:table-cell office:value-type="float" office:value="-61.9723892211914">
                <text:p>-61.9723892211914</text:p>
              </table:table-cell>
              <table:table-cell office:value-type="float" office:value="-61.9857940673828">
                <text:p>-61.9857940673828</text:p>
              </table:table-cell>
              <table:table-cell office:value-type="float" office:value="-61.9560775756836">
                <text:p>-61.9560775756836</text:p>
              </table:table-cell>
              <table:table-cell office:value-type="float" office:value="-61.9843902587891">
                <text:p>-61.9843902587891</text:p>
              </table:table-cell>
              <table:table-cell office:value-type="float" office:value="-61.9941177368164">
                <text:p>-61.9941177368164</text:p>
              </table:table-cell>
              <table:table-cell office:value-type="float" office:value="-61.9758377075195">
                <text:p>-61.9758377075195</text:p>
              </table:table-cell>
              <table:table-cell office:value-type="float" office:value="-61.9761199951172">
                <text:p>-61.9761199951172</text:p>
              </table:table-cell>
              <table:table-cell office:value-type="float" office:value="-61.9846725463867">
                <text:p>-61.9846725463867</text:p>
              </table:table-cell>
              <table:table-cell office:value-type="float" office:value="-61.9833488464356">
                <text:p>-61.9833488464356</text:p>
              </table:table-cell>
              <table:table-cell office:value-type="float" office:value="-61.9654541015625">
                <text:p>-61.9654541015625</text:p>
              </table:table-cell>
              <table:table-cell office:value-type="float" office:value="-61.9937133789063">
                <text:p>-61.9937133789063</text:p>
              </table:table-cell>
              <table:table-cell office:value-type="float" office:value="-61.9962882995606">
                <text:p>-61.9962882995606</text:p>
              </table:table-cell>
              <table:table-cell office:value-type="float" office:value="-61.9877662658691">
                <text:p>-61.9877662658691</text:p>
              </table:table-cell>
              <table:table-cell office:value-type="float" office:value="-61.9746742248535">
                <text:p>-61.9746742248535</text:p>
              </table:table-cell>
              <table:table-cell office:value-type="float" office:value="-61.9791717529297">
                <text:p>-61.9791717529297</text:p>
              </table:table-cell>
              <table:table-cell office:value-type="float" office:value="-61.9751167297363">
                <text:p>-61.9751167297363</text:p>
              </table:table-cell>
              <table:table-cell office:value-type="float" office:value="-61.9909400939941">
                <text:p>-61.9909400939941</text:p>
              </table:table-cell>
              <table:table-cell office:value-type="float" office:value="-61.9773254394531">
                <text:p>-61.9773254394531</text:p>
              </table:table-cell>
              <table:table-cell office:value-type="float" office:value="-61.993953704834">
                <text:p>-61.993953704834</text:p>
              </table:table-cell>
              <table:table-cell office:value-type="float" office:value="-61.9920654296875">
                <text:p>-61.9920654296875</text:p>
              </table:table-cell>
              <table:table-cell office:value-type="float" office:value="-61.9690628051758">
                <text:p>-61.9690628051758</text:p>
              </table:table-cell>
              <table:table-cell office:value-type="float" office:value="-61.9543190002441">
                <text:p>-61.9543190002441</text:p>
              </table:table-cell>
              <table:table-cell office:value-type="float" office:value="-61.9853515625">
                <text:p>-61.9853515625</text:p>
              </table:table-cell>
              <table:table-cell office:value-type="float" office:value="-62.0108985900879">
                <text:p>-62.0108985900879</text:p>
              </table:table-cell>
              <table:table-cell office:value-type="float" office:value="-62.0097732543945">
                <text:p>-62.0097732543945</text:p>
              </table:table-cell>
              <table:table-cell office:value-type="float" office:value="-61.9890937805176">
                <text:p>-61.9890937805176</text:p>
              </table:table-cell>
              <table:table-cell office:value-type="float" office:value="-61.9978561401367">
                <text:p>-61.9978561401367</text:p>
              </table:table-cell>
              <table:table-cell office:value-type="float" office:value="-61.9829063415527">
                <text:p>-61.9829063415527</text:p>
              </table:table-cell>
              <table:table-cell office:value-type="float" office:value="-61.994197845459">
                <text:p>-61.994197845459</text:p>
              </table:table-cell>
              <table:table-cell office:value-type="float" office:value="-61.9852752685547">
                <text:p>-61.9852752685547</text:p>
              </table:table-cell>
              <table:table-cell office:value-type="float" office:value="-61.9972915649414">
                <text:p>-61.9972915649414</text:p>
              </table:table-cell>
              <table:table-cell office:value-type="float" office:value="-61.9956436157227">
                <text:p>-61.9956436157227</text:p>
              </table:table-cell>
              <table:table-cell office:value-type="float" office:value="-61.9937553405762">
                <text:p>-61.9937553405762</text:p>
              </table:table-cell>
              <table:table-cell office:value-type="float" office:value="-61.9985008239746">
                <text:p>-61.9985008239746</text:p>
              </table:table-cell>
              <table:table-cell office:value-type="float" office:value="-61.9972534179688">
                <text:p>-61.9972534179688</text:p>
              </table:table-cell>
              <table:table-cell office:value-type="float" office:value="-62.0007133483887">
                <text:p>-62.0007133483887</text:p>
              </table:table-cell>
              <table:table-cell office:value-type="float" office:value="-62.0059089660645">
                <text:p>-62.0059089660645</text:p>
              </table:table-cell>
              <table:table-cell office:value-type="float" office:value="-61.9848709106445">
                <text:p>-61.9848709106445</text:p>
              </table:table-cell>
              <table:table-cell office:value-type="float" office:value="-61.9970512390137">
                <text:p>-61.9970512390137</text:p>
              </table:table-cell>
              <table:table-cell office:value-type="float" office:value="-62.005744934082">
                <text:p>-62.005744934082</text:p>
              </table:table-cell>
              <table:table-cell office:value-type="float" office:value="-61.9945602416992">
                <text:p>-61.9945602416992</text:p>
              </table:table-cell>
              <table:table-cell office:value-type="float" office:value="-61.9862403869629">
                <text:p>-61.9862403869629</text:p>
              </table:table-cell>
              <table:table-cell office:value-type="float" office:value="-61.9715080261231">
                <text:p>-61.9715080261231</text:p>
              </table:table-cell>
              <table:table-cell office:value-type="float" office:value="-61.9902992248535">
                <text:p>-61.9902992248535</text:p>
              </table:table-cell>
              <table:table-cell office:value-type="float" office:value="-61.9910583496094">
                <text:p>-61.9910583496094</text:p>
              </table:table-cell>
              <table:table-cell office:value-type="float" office:value="-61.9894943237305">
                <text:p>-61.9894943237305</text:p>
              </table:table-cell>
              <table:table-cell office:value-type="float" office:value="-62.0011940002441">
                <text:p>-62.0011940002441</text:p>
              </table:table-cell>
            </table:table-row>
            <table:table-row>
              <table:table-cell office:value-type="string">
                <text:p>Wiersz 7</text:p>
                <draw:g>
                  <svg:desc/>
                </draw:g>
              </table:table-cell>
              <table:table-cell office:value-type="float" office:value="-62.1445922851563">
                <text:p>-62.1445922851563</text:p>
                <draw:g>
                  <svg:desc>optymalizacja_wycinana_z_trace.A7:optymalizacja_wycinana_z_trace.OJ7</svg:desc>
                </draw:g>
              </table:table-cell>
              <table:table-cell office:value-type="float" office:value="-62.1376419067383">
                <text:p>-62.1376419067383</text:p>
              </table:table-cell>
              <table:table-cell office:value-type="float" office:value="-62.1361656188965">
                <text:p>-62.1361656188965</text:p>
              </table:table-cell>
              <table:table-cell office:value-type="float" office:value="-62.1333503723145">
                <text:p>-62.1333503723145</text:p>
              </table:table-cell>
              <table:table-cell office:value-type="float" office:value="-62.1119232177734">
                <text:p>-62.1119232177734</text:p>
              </table:table-cell>
              <table:table-cell office:value-type="float" office:value="-62.1340408325195">
                <text:p>-62.1340408325195</text:p>
              </table:table-cell>
              <table:table-cell office:value-type="float" office:value="-62.1371116638184">
                <text:p>-62.1371116638184</text:p>
              </table:table-cell>
              <table:table-cell office:value-type="float" office:value="-62.1272621154785">
                <text:p>-62.1272621154785</text:p>
              </table:table-cell>
              <table:table-cell office:value-type="float" office:value="-62.1334686279297">
                <text:p>-62.1334686279297</text:p>
              </table:table-cell>
              <table:table-cell office:value-type="float" office:value="-62.1246109008789">
                <text:p>-62.1246109008789</text:p>
              </table:table-cell>
              <table:table-cell office:value-type="float" office:value="-62.1299171447754">
                <text:p>-62.1299171447754</text:p>
              </table:table-cell>
              <table:table-cell office:value-type="float" office:value="-62.1382522583008">
                <text:p>-62.1382522583008</text:p>
              </table:table-cell>
              <table:table-cell office:value-type="float" office:value="-62.1228141784668">
                <text:p>-62.1228141784668</text:p>
              </table:table-cell>
              <table:table-cell office:value-type="float" office:value="-62.121509552002">
                <text:p>-62.121509552002</text:p>
              </table:table-cell>
              <table:table-cell office:value-type="float" office:value="-62.1405029296875">
                <text:p>-62.1405029296875</text:p>
              </table:table-cell>
              <table:table-cell office:value-type="float" office:value="-62.1447982788086">
                <text:p>-62.1447982788086</text:p>
              </table:table-cell>
              <table:table-cell office:value-type="float" office:value="-62.1313095092773">
                <text:p>-62.1313095092773</text:p>
              </table:table-cell>
              <table:table-cell office:value-type="float" office:value="-62.1316299438477">
                <text:p>-62.1316299438477</text:p>
              </table:table-cell>
              <table:table-cell office:value-type="float" office:value="-62.1376419067383">
                <text:p>-62.1376419067383</text:p>
              </table:table-cell>
              <table:table-cell office:value-type="float" office:value="-62.1350212097168">
                <text:p>-62.1350212097168</text:p>
              </table:table-cell>
              <table:table-cell office:value-type="float" office:value="-62.1239967346191">
                <text:p>-62.1239967346191</text:p>
              </table:table-cell>
              <table:table-cell office:value-type="float" office:value="-62.1683502197266">
                <text:p>-62.1683502197266</text:p>
              </table:table-cell>
              <table:table-cell office:value-type="float" office:value="-62.1260757446289">
                <text:p>-62.1260757446289</text:p>
              </table:table-cell>
              <table:table-cell office:value-type="float" office:value="-62.1547889709473">
                <text:p>-62.1547889709473</text:p>
              </table:table-cell>
              <table:table-cell office:value-type="float" office:value="-62.1437759399414">
                <text:p>-62.1437759399414</text:p>
              </table:table-cell>
              <table:table-cell office:value-type="float" office:value="-62.1411972045898">
                <text:p>-62.1411972045898</text:p>
              </table:table-cell>
              <table:table-cell office:value-type="float" office:value="-62.1447982788086">
                <text:p>-62.1447982788086</text:p>
              </table:table-cell>
              <table:table-cell office:value-type="float" office:value="-62.156421661377">
                <text:p>-62.156421661377</text:p>
              </table:table-cell>
              <table:table-cell office:value-type="float" office:value="-62.1443862915039">
                <text:p>-62.1443862915039</text:p>
              </table:table-cell>
              <table:table-cell office:value-type="float" office:value="-62.1474990844727">
                <text:p>-62.1474990844727</text:p>
              </table:table-cell>
              <table:table-cell office:value-type="float" office:value="-62.1539688110352">
                <text:p>-62.1539688110352</text:p>
              </table:table-cell>
              <table:table-cell office:value-type="float" office:value="-62.1375999450684">
                <text:p>-62.1375999450684</text:p>
              </table:table-cell>
              <table:table-cell office:value-type="float" office:value="-62.1405868530273">
                <text:p>-62.1405868530273</text:p>
              </table:table-cell>
              <table:table-cell office:value-type="float" office:value="-62.1413612365723">
                <text:p>-62.1413612365723</text:p>
              </table:table-cell>
              <table:table-cell office:value-type="float" office:value="-62.1407890319824">
                <text:p>-62.1407890319824</text:p>
              </table:table-cell>
              <table:table-cell office:value-type="float" office:value="-62.1365776062012">
                <text:p>-62.1365776062012</text:p>
              </table:table-cell>
              <table:table-cell office:value-type="float" office:value="-62.1416053771973">
                <text:p>-62.1416053771973</text:p>
              </table:table-cell>
              <table:table-cell office:value-type="float" office:value="-62.1314697265625">
                <text:p>-62.1314697265625</text:p>
              </table:table-cell>
              <table:table-cell office:value-type="float" office:value="-62.1563034057617">
                <text:p>-62.1563034057617</text:p>
              </table:table-cell>
              <table:table-cell office:value-type="float" office:value="-62.1294288635254">
                <text:p>-62.1294288635254</text:p>
              </table:table-cell>
              <table:table-cell office:value-type="float" office:value="-62.1381301879883">
                <text:p>-62.1381301879883</text:p>
              </table:table-cell>
              <table:table-cell office:value-type="float" office:value="-62.1375579833984">
                <text:p>-62.1375579833984</text:p>
              </table:table-cell>
              <table:table-cell office:value-type="float" office:value="-62.142505645752">
                <text:p>-62.142505645752</text:p>
              </table:table-cell>
              <table:table-cell office:value-type="float" office:value="-62.1560134887695">
                <text:p>-62.1560134887695</text:p>
              </table:table-cell>
              <table:table-cell office:value-type="float" office:value="-62.1487655639648">
                <text:p>-62.1487655639648</text:p>
              </table:table-cell>
              <table:table-cell office:value-type="float" office:value="-62.1407051086426">
                <text:p>-62.1407051086426</text:p>
              </table:table-cell>
              <table:table-cell office:value-type="float" office:value="-62.1597023010254">
                <text:p>-62.1597023010254</text:p>
              </table:table-cell>
              <table:table-cell office:value-type="float" office:value="-62.1397666931152">
                <text:p>-62.1397666931152</text:p>
              </table:table-cell>
              <table:table-cell office:value-type="float" office:value="-62.1479873657227">
                <text:p>-62.1479873657227</text:p>
              </table:table-cell>
              <table:table-cell office:value-type="float" office:value="-62.1614646911621">
                <text:p>-62.1614646911621</text:p>
              </table:table-cell>
              <table:table-cell office:value-type="float" office:value="-62.1497459411621">
                <text:p>-62.1497459411621</text:p>
              </table:table-cell>
              <table:table-cell office:value-type="float" office:value="-62.1359214782715">
                <text:p>-62.1359214782715</text:p>
              </table:table-cell>
              <table:table-cell office:value-type="float" office:value="-62.1349411010742">
                <text:p>-62.1349411010742</text:p>
              </table:table-cell>
              <table:table-cell office:value-type="float" office:value="-62.1509780883789">
                <text:p>-62.1509780883789</text:p>
              </table:table-cell>
              <table:table-cell office:value-type="float" office:value="-62.1508522033691">
                <text:p>-62.1508522033691</text:p>
              </table:table-cell>
              <table:table-cell office:value-type="float" office:value="-62.1503219604492">
                <text:p>-62.1503219604492</text:p>
              </table:table-cell>
              <table:table-cell office:value-type="float" office:value="-62.1403350830078">
                <text:p>-62.1403350830078</text:p>
              </table:table-cell>
              <table:table-cell office:value-type="float" office:value="-62.1527366638184">
                <text:p>-62.1527366638184</text:p>
              </table:table-cell>
              <table:table-cell office:value-type="float" office:value="-62.1512641906738">
                <text:p>-62.1512641906738</text:p>
              </table:table-cell>
              <table:table-cell office:value-type="float" office:value="-62.1190605163574">
                <text:p>-62.1190605163574</text:p>
              </table:table-cell>
              <table:table-cell office:value-type="float" office:value="-62.1418952941895">
                <text:p>-62.1418952941895</text:p>
              </table:table-cell>
              <table:table-cell office:value-type="float" office:value="-62.155933380127">
                <text:p>-62.155933380127</text:p>
              </table:table-cell>
              <table:table-cell office:value-type="float" office:value="-62.1491737365723">
                <text:p>-62.1491737365723</text:p>
              </table:table-cell>
              <table:table-cell office:value-type="float" office:value="-62.147331237793">
                <text:p>-62.147331237793</text:p>
              </table:table-cell>
              <table:table-cell office:value-type="float" office:value="-62.1319160461426">
                <text:p>-62.1319160461426</text:p>
              </table:table-cell>
              <table:table-cell office:value-type="float" office:value="-62.1419715881348">
                <text:p>-62.1419715881348</text:p>
              </table:table-cell>
              <table:table-cell office:value-type="float" office:value="-62.1673698425293">
                <text:p>-62.1673698425293</text:p>
              </table:table-cell>
              <table:table-cell office:value-type="float" office:value="-62.1420555114746">
                <text:p>-62.1420555114746</text:p>
              </table:table-cell>
              <table:table-cell office:value-type="float" office:value="-62.1470031738281">
                <text:p>-62.1470031738281</text:p>
              </table:table-cell>
              <table:table-cell office:value-type="float" office:value="-62.1567916870117">
                <text:p>-62.1567916870117</text:p>
              </table:table-cell>
              <table:table-cell office:value-type="float" office:value="-62.1353492736816">
                <text:p>-62.1353492736816</text:p>
              </table:table-cell>
              <table:table-cell office:value-type="float" office:value="-62.1441841125488">
                <text:p>-62.1441841125488</text:p>
              </table:table-cell>
              <table:table-cell office:value-type="float" office:value="-62.1618309020996">
                <text:p>-62.1618309020996</text:p>
              </table:table-cell>
              <table:table-cell office:value-type="float" office:value="-62.1492156982422">
                <text:p>-62.1492156982422</text:p>
              </table:table-cell>
              <table:table-cell office:value-type="float" office:value="-62.1468849182129">
                <text:p>-62.1468849182129</text:p>
              </table:table-cell>
              <table:table-cell office:value-type="float" office:value="-62.1381301879883">
                <text:p>-62.1381301879883</text:p>
              </table:table-cell>
              <table:table-cell office:value-type="float" office:value="-62.1308135986328">
                <text:p>-62.1308135986328</text:p>
              </table:table-cell>
              <table:table-cell office:value-type="float" office:value="-62.1569976806641">
                <text:p>-62.1569976806641</text:p>
              </table:table-cell>
              <table:table-cell office:value-type="float" office:value="-62.1668357849121">
                <text:p>-62.1668357849121</text:p>
              </table:table-cell>
              <table:table-cell office:value-type="float" office:value="-62.1395606994629">
                <text:p>-62.1395606994629</text:p>
              </table:table-cell>
              <table:table-cell office:value-type="float" office:value="-62.1386222839356">
                <text:p>-62.1386222839356</text:p>
              </table:table-cell>
              <table:table-cell office:value-type="float" office:value="-62.1433219909668">
                <text:p>-62.1433219909668</text:p>
              </table:table-cell>
              <table:table-cell office:value-type="float" office:value="-62.1336364746094">
                <text:p>-62.1336364746094</text:p>
              </table:table-cell>
              <table:table-cell office:value-type="float" office:value="-62.1731567382813">
                <text:p>-62.1731567382813</text:p>
              </table:table-cell>
              <table:table-cell office:value-type="float" office:value="-62.1644592285156">
                <text:p>-62.1644592285156</text:p>
              </table:table-cell>
              <table:table-cell office:value-type="float" office:value="-62.1513442993164">
                <text:p>-62.1513442993164</text:p>
              </table:table-cell>
              <table:table-cell office:value-type="float" office:value="-62.1551933288574">
                <text:p>-62.1551933288574</text:p>
              </table:table-cell>
              <table:table-cell office:value-type="float" office:value="-62.1526527404785">
                <text:p>-62.1526527404785</text:p>
              </table:table-cell>
              <table:table-cell office:value-type="float" office:value="-62.1457786560059">
                <text:p>-62.1457786560059</text:p>
              </table:table-cell>
              <table:table-cell office:value-type="float" office:value="-62.1405448913574">
                <text:p>-62.1405448913574</text:p>
              </table:table-cell>
              <table:table-cell office:value-type="float" office:value="-62.1413192749023">
                <text:p>-62.1413192749023</text:p>
              </table:table-cell>
              <table:table-cell office:value-type="float" office:value="-62.1623268127441">
                <text:p>-62.1623268127441</text:p>
              </table:table-cell>
              <table:table-cell office:value-type="float" office:value="-62.1599464416504">
                <text:p>-62.1599464416504</text:p>
              </table:table-cell>
              <table:table-cell office:value-type="float" office:value="-62.1684341430664">
                <text:p>-62.1684341430664</text:p>
              </table:table-cell>
              <table:table-cell office:value-type="float" office:value="-62.1586761474609">
                <text:p>-62.1586761474609</text:p>
              </table:table-cell>
              <table:table-cell office:value-type="float" office:value="-62.1594123840332">
                <text:p>-62.1594123840332</text:p>
              </table:table-cell>
              <table:table-cell office:value-type="float" office:value="-62.1544570922852">
                <text:p>-62.1544570922852</text:p>
              </table:table-cell>
              <table:table-cell office:value-type="float" office:value="-62.1724128723145">
                <text:p>-62.1724128723145</text:p>
              </table:table-cell>
              <table:table-cell office:value-type="float" office:value="-62.1521224975586">
                <text:p>-62.1521224975586</text:p>
              </table:table-cell>
              <table:table-cell office:value-type="float" office:value="-62.1418952941895">
                <text:p>-62.1418952941895</text:p>
              </table:table-cell>
              <table:table-cell office:value-type="float" office:value="-62.1540870666504">
                <text:p>-62.1540870666504</text:p>
              </table:table-cell>
              <table:table-cell office:value-type="float" office:value="-62.1524505615234">
                <text:p>-62.1524505615234</text:p>
              </table:table-cell>
              <table:table-cell office:value-type="float" office:value="-62.1544570922852">
                <text:p>-62.1544570922852</text:p>
              </table:table-cell>
              <table:table-cell office:value-type="float" office:value="-62.1501159667969">
                <text:p>-62.1501159667969</text:p>
              </table:table-cell>
              <table:table-cell office:value-type="float" office:value="-62.1392364501953">
                <text:p>-62.1392364501953</text:p>
              </table:table-cell>
              <table:table-cell office:value-type="float" office:value="-62.1443061828613">
                <text:p>-62.1443061828613</text:p>
              </table:table-cell>
              <table:table-cell office:value-type="float" office:value="-62.1467208862305">
                <text:p>-62.1467208862305</text:p>
              </table:table-cell>
              <table:table-cell office:value-type="float" office:value="-62.1388244628906">
                <text:p>-62.1388244628906</text:p>
              </table:table-cell>
              <table:table-cell office:value-type="float" office:value="-62.1547470092773">
                <text:p>-62.1547470092773</text:p>
              </table:table-cell>
              <table:table-cell office:value-type="float" office:value="-62.1553573608398">
                <text:p>-62.1553573608398</text:p>
              </table:table-cell>
              <table:table-cell office:value-type="float" office:value="-62.1613388061523">
                <text:p>-62.1613388061523</text:p>
              </table:table-cell>
              <table:table-cell office:value-type="float" office:value="-62.1702003479004">
                <text:p>-62.1702003479004</text:p>
              </table:table-cell>
              <table:table-cell office:value-type="float" office:value="-62.161548614502">
                <text:p>-62.161548614502</text:p>
              </table:table-cell>
              <table:table-cell office:value-type="float" office:value="-62.1472129821777">
                <text:p>-62.1472129821777</text:p>
              </table:table-cell>
              <table:table-cell office:value-type="float" office:value="-62.1567077636719">
                <text:p>-62.1567077636719</text:p>
              </table:table-cell>
              <table:table-cell office:value-type="float" office:value="-62.1464767456055">
                <text:p>-62.1464767456055</text:p>
              </table:table-cell>
              <table:table-cell office:value-type="float" office:value="-62.1504859924316">
                <text:p>-62.1504859924316</text:p>
              </table:table-cell>
              <table:table-cell office:value-type="float" office:value="-62.171802520752">
                <text:p>-62.171802520752</text:p>
              </table:table-cell>
              <table:table-cell office:value-type="float" office:value="-62.1461067199707">
                <text:p>-62.1461067199707</text:p>
              </table:table-cell>
              <table:table-cell office:value-type="float" office:value="-62.160888671875">
                <text:p>-62.160888671875</text:p>
              </table:table-cell>
              <table:table-cell office:value-type="float" office:value="-62.1471290588379">
                <text:p>-62.1471290588379</text:p>
              </table:table-cell>
              <table:table-cell office:value-type="float" office:value="-62.1674957275391">
                <text:p>-62.1674957275391</text:p>
              </table:table-cell>
              <table:table-cell office:value-type="float" office:value="-62.1445922851563">
                <text:p>-62.1445922851563</text:p>
              </table:table-cell>
              <table:table-cell office:value-type="float" office:value="-62.1686820983887">
                <text:p>-62.1686820983887</text:p>
              </table:table-cell>
              <table:table-cell office:value-type="float" office:value="-62.1732788085938">
                <text:p>-62.1732788085938</text:p>
              </table:table-cell>
              <table:table-cell office:value-type="float" office:value="-62.1615867614746">
                <text:p>-62.1615867614746</text:p>
              </table:table-cell>
              <table:table-cell office:value-type="float" office:value="-62.1682739257813">
                <text:p>-62.1682739257813</text:p>
              </table:table-cell>
              <table:table-cell office:value-type="float" office:value="-62.1646194458008">
                <text:p>-62.1646194458008</text:p>
              </table:table-cell>
              <table:table-cell office:value-type="float" office:value="-62.1656455993652">
                <text:p>-62.1656455993652</text:p>
              </table:table-cell>
              <table:table-cell office:value-type="float" office:value="-62.1646614074707">
                <text:p>-62.1646614074707</text:p>
              </table:table-cell>
              <table:table-cell office:value-type="float" office:value="-62.1554412841797">
                <text:p>-62.1554412841797</text:p>
              </table:table-cell>
              <table:table-cell office:value-type="float" office:value="-62.1697463989258">
                <text:p>-62.1697463989258</text:p>
              </table:table-cell>
              <table:table-cell office:value-type="float" office:value="-62.1349830627441">
                <text:p>-62.1349830627441</text:p>
              </table:table-cell>
              <table:table-cell office:value-type="float" office:value="-62.1454925537109">
                <text:p>-62.1454925537109</text:p>
              </table:table-cell>
              <table:table-cell office:value-type="float" office:value="-62.1759490966797">
                <text:p>-62.1759490966797</text:p>
              </table:table-cell>
              <table:table-cell office:value-type="float" office:value="-62.1565475463867">
                <text:p>-62.1565475463867</text:p>
              </table:table-cell>
              <table:table-cell office:value-type="float" office:value="-62.1501579284668">
                <text:p>-62.1501579284668</text:p>
              </table:table-cell>
              <table:table-cell office:value-type="float" office:value="-62.1644172668457">
                <text:p>-62.1644172668457</text:p>
              </table:table-cell>
              <table:table-cell office:value-type="float" office:value="-62.1484375">
                <text:p>-62.1484375</text:p>
              </table:table-cell>
              <table:table-cell office:value-type="float" office:value="-62.1502799987793">
                <text:p>-62.1502799987793</text:p>
              </table:table-cell>
              <table:table-cell office:value-type="float" office:value="-62.1543769836426">
                <text:p>-62.1543769836426</text:p>
              </table:table-cell>
              <table:table-cell office:value-type="float" office:value="-62.1569976806641">
                <text:p>-62.1569976806641</text:p>
              </table:table-cell>
              <table:table-cell office:value-type="float" office:value="-62.145450592041">
                <text:p>-62.145450592041</text:p>
              </table:table-cell>
              <table:table-cell office:value-type="float" office:value="-62.1704483032227">
                <text:p>-62.1704483032227</text:p>
              </table:table-cell>
              <table:table-cell office:value-type="float" office:value="-62.1631469726563">
                <text:p>-62.1631469726563</text:p>
              </table:table-cell>
              <table:table-cell office:value-type="float" office:value="-62.1565055847168">
                <text:p>-62.1565055847168</text:p>
              </table:table-cell>
              <table:table-cell office:value-type="float" office:value="-62.1632690429688">
                <text:p>-62.1632690429688</text:p>
              </table:table-cell>
              <table:table-cell office:value-type="float" office:value="-62.1587600708008">
                <text:p>-62.1587600708008</text:p>
              </table:table-cell>
              <table:table-cell office:value-type="float" office:value="-62.1739768981934">
                <text:p>-62.1739768981934</text:p>
              </table:table-cell>
              <table:table-cell office:value-type="float" office:value="-62.1861381530762">
                <text:p>-62.1861381530762</text:p>
              </table:table-cell>
              <table:table-cell office:value-type="float" office:value="-62.160888671875">
                <text:p>-62.160888671875</text:p>
              </table:table-cell>
              <table:table-cell office:value-type="float" office:value="-62.1765251159668">
                <text:p>-62.1765251159668</text:p>
              </table:table-cell>
              <table:table-cell office:value-type="float" office:value="-62.1790657043457">
                <text:p>-62.1790657043457</text:p>
              </table:table-cell>
              <table:table-cell office:value-type="float" office:value="-62.1672058105469">
                <text:p>-62.1672058105469</text:p>
              </table:table-cell>
              <table:table-cell office:value-type="float" office:value="-62.1768074035645">
                <text:p>-62.1768074035645</text:p>
              </table:table-cell>
              <table:table-cell office:value-type="float" office:value="-62.1800918579102">
                <text:p>-62.1800918579102</text:p>
              </table:table-cell>
              <table:table-cell office:value-type="float" office:value="-62.1929206848145">
                <text:p>-62.1929206848145</text:p>
              </table:table-cell>
              <table:table-cell office:value-type="float" office:value="-62.1650314331055">
                <text:p>-62.1650314331055</text:p>
              </table:table-cell>
              <table:table-cell office:value-type="float" office:value="-62.1875724792481">
                <text:p>-62.1875724792481</text:p>
              </table:table-cell>
              <table:table-cell office:value-type="float" office:value="-62.1627769470215">
                <text:p>-62.1627769470215</text:p>
              </table:table-cell>
              <table:table-cell office:value-type="float" office:value="-62.1741409301758">
                <text:p>-62.1741409301758</text:p>
              </table:table-cell>
              <table:table-cell office:value-type="float" office:value="-62.1741828918457">
                <text:p>-62.1741828918457</text:p>
              </table:table-cell>
              <table:table-cell office:value-type="float" office:value="-62.1865043640137">
                <text:p>-62.1865043640137</text:p>
              </table:table-cell>
              <table:table-cell office:value-type="float" office:value="-62.1806297302246">
                <text:p>-62.1806297302246</text:p>
              </table:table-cell>
              <table:table-cell office:value-type="float" office:value="-62.1876564025879">
                <text:p>-62.1876564025879</text:p>
              </table:table-cell>
              <table:table-cell office:value-type="float" office:value="-62.1862602233887">
                <text:p>-62.1862602233887</text:p>
              </table:table-cell>
              <table:table-cell office:value-type="float" office:value="-62.1662216186523">
                <text:p>-62.1662216186523</text:p>
              </table:table-cell>
              <table:table-cell office:value-type="float" office:value="-62.1872482299805">
                <text:p>-62.1872482299805</text:p>
              </table:table-cell>
              <table:table-cell office:value-type="float" office:value="-62.172908782959">
                <text:p>-62.172908782959</text:p>
              </table:table-cell>
              <table:table-cell office:value-type="float" office:value="-62.1738510131836">
                <text:p>-62.1738510131836</text:p>
              </table:table-cell>
              <table:table-cell office:value-type="float" office:value="-62.1766052246094">
                <text:p>-62.1766052246094</text:p>
              </table:table-cell>
              <table:table-cell office:value-type="float" office:value="-62.2008247375488">
                <text:p>-62.2008247375488</text:p>
              </table:table-cell>
              <table:table-cell office:value-type="float" office:value="-62.1826820373535">
                <text:p>-62.1826820373535</text:p>
              </table:table-cell>
              <table:table-cell office:value-type="float" office:value="-62.19189453125">
                <text:p>-62.19189453125</text:p>
              </table:table-cell>
              <table:table-cell office:value-type="float" office:value="-62.1763572692871">
                <text:p>-62.1763572692871</text:p>
              </table:table-cell>
              <table:table-cell office:value-type="float" office:value="-62.1789894104004">
                <text:p>-62.1789894104004</text:p>
              </table:table-cell>
              <table:table-cell office:value-type="float" office:value="-62.1728286743164">
                <text:p>-62.1728286743164</text:p>
              </table:table-cell>
              <table:table-cell office:value-type="float" office:value="-62.1635131835938">
                <text:p>-62.1635131835938</text:p>
              </table:table-cell>
              <table:table-cell office:value-type="float" office:value="-62.1701583862305">
                <text:p>-62.1701583862305</text:p>
              </table:table-cell>
              <table:table-cell office:value-type="float" office:value="-62.1844520568848">
                <text:p>-62.1844520568848</text:p>
              </table:table-cell>
              <table:table-cell office:value-type="float" office:value="-62.1624908447266">
                <text:p>-62.1624908447266</text:p>
              </table:table-cell>
              <table:table-cell office:value-type="float" office:value="-62.177547454834">
                <text:p>-62.177547454834</text:p>
              </table:table-cell>
              <table:table-cell office:value-type="float" office:value="-62.1909065246582">
                <text:p>-62.1909065246582</text:p>
              </table:table-cell>
              <table:table-cell office:value-type="float" office:value="-62.1816558837891">
                <text:p>-62.1816558837891</text:p>
              </table:table-cell>
              <table:table-cell office:value-type="float" office:value="-62.177547454834">
                <text:p>-62.177547454834</text:p>
              </table:table-cell>
              <table:table-cell office:value-type="float" office:value="-62.1894264221191">
                <text:p>-62.1894264221191</text:p>
              </table:table-cell>
              <table:table-cell office:value-type="float" office:value="-62.1539268493652">
                <text:p>-62.1539268493652</text:p>
              </table:table-cell>
              <table:table-cell office:value-type="float" office:value="-62.1835899353027">
                <text:p>-62.1835899353027</text:p>
              </table:table-cell>
              <table:table-cell office:value-type="float" office:value="-62.1941146850586">
                <text:p>-62.1941146850586</text:p>
              </table:table-cell>
              <table:table-cell office:value-type="float" office:value="-62.1722946166992">
                <text:p>-62.1722946166992</text:p>
              </table:table-cell>
              <table:table-cell office:value-type="float" office:value="-62.1760711669922">
                <text:p>-62.1760711669922</text:p>
              </table:table-cell>
              <table:table-cell office:value-type="float" office:value="-62.1831359863281">
                <text:p>-62.1831359863281</text:p>
              </table:table-cell>
              <table:table-cell office:value-type="float" office:value="-62.1655235290527">
                <text:p>-62.1655235290527</text:p>
              </table:table-cell>
              <table:table-cell office:value-type="float" office:value="-62.1636390686035">
                <text:p>-62.1636390686035</text:p>
              </table:table-cell>
              <table:table-cell office:value-type="float" office:value="-62.1738090515137">
                <text:p>-62.1738090515137</text:p>
              </table:table-cell>
              <table:table-cell office:value-type="float" office:value="-62.1804237365723">
                <text:p>-62.1804237365723</text:p>
              </table:table-cell>
              <table:table-cell office:value-type="float" office:value="-62.1930847167969">
                <text:p>-62.1930847167969</text:p>
              </table:table-cell>
              <table:table-cell office:value-type="float" office:value="-62.1991386413574">
                <text:p>-62.1991386413574</text:p>
              </table:table-cell>
              <table:table-cell office:value-type="float" office:value="-62.1894264221191">
                <text:p>-62.1894264221191</text:p>
              </table:table-cell>
              <table:table-cell office:value-type="float" office:value="-62.1874504089356">
                <text:p>-62.1874504089356</text:p>
              </table:table-cell>
              <table:table-cell office:value-type="float" office:value="-62.1960487365723">
                <text:p>-62.1960487365723</text:p>
              </table:table-cell>
              <table:table-cell office:value-type="float" office:value="-62.1952285766602">
                <text:p>-62.1952285766602</text:p>
              </table:table-cell>
              <table:table-cell office:value-type="float" office:value="-62.1821060180664">
                <text:p>-62.1821060180664</text:p>
              </table:table-cell>
              <table:table-cell office:value-type="float" office:value="-62.2062187194824">
                <text:p>-62.2062187194824</text:p>
              </table:table-cell>
              <table:table-cell office:value-type="float" office:value="-62.1939086914063">
                <text:p>-62.1939086914063</text:p>
              </table:table-cell>
              <table:table-cell office:value-type="float" office:value="-62.1924705505371">
                <text:p>-62.1924705505371</text:p>
              </table:table-cell>
              <table:table-cell office:value-type="float" office:value="-62.2056007385254">
                <text:p>-62.2056007385254</text:p>
              </table:table-cell>
              <table:table-cell office:value-type="float" office:value="-62.1910285949707">
                <text:p>-62.1910285949707</text:p>
              </table:table-cell>
              <table:table-cell office:value-type="float" office:value="-62.1788635253906">
                <text:p>-62.1788635253906</text:p>
              </table:table-cell>
              <table:table-cell office:value-type="float" office:value="-62.1870803833008">
                <text:p>-62.1870803833008</text:p>
              </table:table-cell>
              <table:table-cell office:value-type="float" office:value="-62.1884803771973">
                <text:p>-62.1884803771973</text:p>
              </table:table-cell>
              <table:table-cell office:value-type="float" office:value="-62.2058868408203">
                <text:p>-62.2058868408203</text:p>
              </table:table-cell>
              <table:table-cell office:value-type="float" office:value="-62.199836730957">
                <text:p>-62.199836730957</text:p>
              </table:table-cell>
              <table:table-cell office:value-type="float" office:value="-62.1951446533203">
                <text:p>-62.1951446533203</text:p>
              </table:table-cell>
              <table:table-cell office:value-type="float" office:value="-62.1937446594238">
                <text:p>-62.1937446594238</text:p>
              </table:table-cell>
              <table:table-cell office:value-type="float" office:value="-62.202018737793">
                <text:p>-62.202018737793</text:p>
              </table:table-cell>
              <table:table-cell office:value-type="float" office:value="-62.1904945373535">
                <text:p>-62.1904945373535</text:p>
              </table:table-cell>
              <table:table-cell office:value-type="float" office:value="-62.209888458252">
                <text:p>-62.209888458252</text:p>
              </table:table-cell>
              <table:table-cell office:value-type="float" office:value="-62.1899604797363">
                <text:p>-62.1899604797363</text:p>
              </table:table-cell>
              <table:table-cell office:value-type="float" office:value="-62.2190017700195">
                <text:p>-62.2190017700195</text:p>
              </table:table-cell>
              <table:table-cell office:value-type="float" office:value="-62.1832580566406">
                <text:p>-62.1832580566406</text:p>
              </table:table-cell>
              <table:table-cell office:value-type="float" office:value="-62.184986114502">
                <text:p>-62.184986114502</text:p>
              </table:table-cell>
              <table:table-cell office:value-type="float" office:value="-62.1823539733887">
                <text:p>-62.1823539733887</text:p>
              </table:table-cell>
              <table:table-cell office:value-type="float" office:value="-62.181697845459">
                <text:p>-62.181697845459</text:p>
              </table:table-cell>
              <table:table-cell office:value-type="float" office:value="-62.2023887634277">
                <text:p>-62.2023887634277</text:p>
              </table:table-cell>
              <table:table-cell office:value-type="float" office:value="-62.1985206604004">
                <text:p>-62.1985206604004</text:p>
              </table:table-cell>
              <table:table-cell office:value-type="float" office:value="-62.2093925476074">
                <text:p>-62.2093925476074</text:p>
              </table:table-cell>
              <table:table-cell office:value-type="float" office:value="-62.1951446533203">
                <text:p>-62.1951446533203</text:p>
              </table:table-cell>
              <table:table-cell office:value-type="float" office:value="-62.2040786743164">
                <text:p>-62.2040786743164</text:p>
              </table:table-cell>
              <table:table-cell office:value-type="float" office:value="-62.209846496582">
                <text:p>-62.209846496582</text:p>
              </table:table-cell>
              <table:table-cell office:value-type="float" office:value="-62.2090644836426">
                <text:p>-62.2090644836426</text:p>
              </table:table-cell>
              <table:table-cell office:value-type="float" office:value="-62.1869201660156">
                <text:p>-62.1869201660156</text:p>
              </table:table-cell>
              <table:table-cell office:value-type="float" office:value="-62.1984786987305">
                <text:p>-62.1984786987305</text:p>
              </table:table-cell>
              <table:table-cell office:value-type="float" office:value="-62.1929206848145">
                <text:p>-62.1929206848145</text:p>
              </table:table-cell>
              <table:table-cell office:value-type="float" office:value="-62.2009468078613">
                <text:p>-62.2009468078613</text:p>
              </table:table-cell>
              <table:table-cell office:value-type="float" office:value="-62.2147979736328">
                <text:p>-62.2147979736328</text:p>
              </table:table-cell>
              <table:table-cell office:value-type="float" office:value="-62.1958045959473">
                <text:p>-62.1958045959473</text:p>
              </table:table-cell>
              <table:table-cell office:value-type="float" office:value="-62.2079925537109">
                <text:p>-62.2079925537109</text:p>
              </table:table-cell>
              <table:table-cell office:value-type="float" office:value="-62.1780433654785">
                <text:p>-62.1780433654785</text:p>
              </table:table-cell>
              <table:table-cell office:value-type="float" office:value="-62.1955947875977">
                <text:p>-62.1955947875977</text:p>
              </table:table-cell>
              <table:table-cell office:value-type="float" office:value="-62.1899604797363">
                <text:p>-62.1899604797363</text:p>
              </table:table-cell>
              <table:table-cell office:value-type="float" office:value="-62.1928787231445">
                <text:p>-62.1928787231445</text:p>
              </table:table-cell>
              <table:table-cell office:value-type="float" office:value="-62.2225914001465">
                <text:p>-62.2225914001465</text:p>
              </table:table-cell>
              <table:table-cell office:value-type="float" office:value="-62.2100524902344">
                <text:p>-62.2100524902344</text:p>
              </table:table-cell>
              <table:table-cell office:value-type="float" office:value="-62.2303581237793">
                <text:p>-62.2303581237793</text:p>
              </table:table-cell>
              <table:table-cell office:value-type="float" office:value="-62.2226753234863">
                <text:p>-62.2226753234863</text:p>
              </table:table-cell>
              <table:table-cell office:value-type="float" office:value="-62.2126121520996">
                <text:p>-62.2126121520996</text:p>
              </table:table-cell>
              <table:table-cell office:value-type="float" office:value="-62.2220153808594">
                <text:p>-62.2220153808594</text:p>
              </table:table-cell>
              <table:table-cell office:value-type="float" office:value="-62.1900024414063">
                <text:p>-62.1900024414063</text:p>
              </table:table-cell>
              <table:table-cell office:value-type="float" office:value="-62.2095985412598">
                <text:p>-62.2095985412598</text:p>
              </table:table-cell>
              <table:table-cell office:value-type="float" office:value="-62.2276725769043">
                <text:p>-62.2276725769043</text:p>
              </table:table-cell>
              <table:table-cell office:value-type="float" office:value="-62.2147979736328">
                <text:p>-62.2147979736328</text:p>
              </table:table-cell>
              <table:table-cell office:value-type="float" office:value="-62.211784362793">
                <text:p>-62.211784362793</text:p>
              </table:table-cell>
              <table:table-cell office:value-type="float" office:value="-62.2044067382813">
                <text:p>-62.2044067382813</text:p>
              </table:table-cell>
              <table:table-cell office:value-type="float" office:value="-62.2066345214844">
                <text:p>-62.2066345214844</text:p>
              </table:table-cell>
              <table:table-cell office:value-type="float" office:value="-62.2046966552734">
                <text:p>-62.2046966552734</text:p>
              </table:table-cell>
              <table:table-cell office:value-type="float" office:value="-62.2161979675293">
                <text:p>-62.2161979675293</text:p>
              </table:table-cell>
              <table:table-cell office:value-type="float" office:value="-62.2032127380371">
                <text:p>-62.2032127380371</text:p>
              </table:table-cell>
              <table:table-cell office:value-type="float" office:value="-62.2056846618652">
                <text:p>-62.2056846618652</text:p>
              </table:table-cell>
              <table:table-cell office:value-type="float" office:value="-62.219123840332">
                <text:p>-62.219123840332</text:p>
              </table:table-cell>
              <table:table-cell office:value-type="float" office:value="-62.2103805541992">
                <text:p>-62.2103805541992</text:p>
              </table:table-cell>
              <table:table-cell office:value-type="float" office:value="-62.2168617248535">
                <text:p>-62.2168617248535</text:p>
              </table:table-cell>
              <table:table-cell office:value-type="float" office:value="-62.2023048400879">
                <text:p>-62.2023048400879</text:p>
              </table:table-cell>
              <table:table-cell office:value-type="float" office:value="-62.2153739929199">
                <text:p>-62.2153739929199</text:p>
              </table:table-cell>
              <table:table-cell office:value-type="float" office:value="-62.2423057556152">
                <text:p>-62.2423057556152</text:p>
              </table:table-cell>
              <table:table-cell office:value-type="float" office:value="-62.2029647827148">
                <text:p>-62.2029647827148</text:p>
              </table:table-cell>
              <table:table-cell office:value-type="float" office:value="-62.2177658081055">
                <text:p>-62.2177658081055</text:p>
              </table:table-cell>
              <table:table-cell office:value-type="float" office:value="-62.2289543151856">
                <text:p>-62.2289543151856</text:p>
              </table:table-cell>
              <table:table-cell office:value-type="float" office:value="-62.2231712341309">
                <text:p>-62.2231712341309</text:p>
              </table:table-cell>
              <table:table-cell office:value-type="float" office:value="-62.2176856994629">
                <text:p>-62.2176856994629</text:p>
              </table:table-cell>
              <table:table-cell office:value-type="float" office:value="-62.2247009277344">
                <text:p>-62.2247009277344</text:p>
              </table:table-cell>
              <table:table-cell office:value-type="float" office:value="-62.2126922607422">
                <text:p>-62.2126922607422</text:p>
              </table:table-cell>
              <table:table-cell office:value-type="float" office:value="-62.2249488830566">
                <text:p>-62.2249488830566</text:p>
              </table:table-cell>
              <table:table-cell office:value-type="float" office:value="-62.2170639038086">
                <text:p>-62.2170639038086</text:p>
              </table:table-cell>
              <table:table-cell office:value-type="float" office:value="-62.2335395812988">
                <text:p>-62.2335395812988</text:p>
              </table:table-cell>
              <table:table-cell office:value-type="float" office:value="-62.2259368896484">
                <text:p>-62.2259368896484</text:p>
              </table:table-cell>
              <table:table-cell office:value-type="float" office:value="-62.236930847168">
                <text:p>-62.236930847168</text:p>
              </table:table-cell>
              <table:table-cell office:value-type="float" office:value="-62.2271766662598">
                <text:p>-62.2271766662598</text:p>
              </table:table-cell>
              <table:table-cell office:value-type="float" office:value="-62.2200736999512">
                <text:p>-62.2200736999512</text:p>
              </table:table-cell>
              <table:table-cell office:value-type="float" office:value="-62.2283325195313">
                <text:p>-62.2283325195313</text:p>
              </table:table-cell>
              <table:table-cell office:value-type="float" office:value="-62.2356452941895">
                <text:p>-62.2356452941895</text:p>
              </table:table-cell>
              <table:table-cell office:value-type="float" office:value="-62.2159080505371">
                <text:p>-62.2159080505371</text:p>
              </table:table-cell>
              <table:table-cell office:value-type="float" office:value="-62.21240234375">
                <text:p>-62.21240234375</text:p>
              </table:table-cell>
              <table:table-cell office:value-type="float" office:value="-62.2131462097168">
                <text:p>-62.2131462097168</text:p>
              </table:table-cell>
              <table:table-cell office:value-type="float" office:value="-62.2250747680664">
                <text:p>-62.2250747680664</text:p>
              </table:table-cell>
              <table:table-cell office:value-type="float" office:value="-62.2428436279297">
                <text:p>-62.2428436279297</text:p>
              </table:table-cell>
              <table:table-cell office:value-type="float" office:value="-62.2368049621582">
                <text:p>-62.2368049621582</text:p>
              </table:table-cell>
              <table:table-cell office:value-type="float" office:value="-62.2212753295898">
                <text:p>-62.2212753295898</text:p>
              </table:table-cell>
              <table:table-cell office:value-type="float" office:value="-62.2409019470215">
                <text:p>-62.2409019470215</text:p>
              </table:table-cell>
              <table:table-cell office:value-type="float" office:value="-62.2362251281738">
                <text:p>-62.2362251281738</text:p>
              </table:table-cell>
              <table:table-cell office:value-type="float" office:value="-62.2327575683594">
                <text:p>-62.2327575683594</text:p>
              </table:table-cell>
              <table:table-cell office:value-type="float" office:value="-62.2398262023926">
                <text:p>-62.2398262023926</text:p>
              </table:table-cell>
              <table:table-cell office:value-type="float" office:value="-62.2271766662598">
                <text:p>-62.2271766662598</text:p>
              </table:table-cell>
              <table:table-cell office:value-type="float" office:value="-62.2216835021973">
                <text:p>-62.2216835021973</text:p>
              </table:table-cell>
              <table:table-cell office:value-type="float" office:value="-62.230110168457">
                <text:p>-62.230110168457</text:p>
              </table:table-cell>
              <table:table-cell office:value-type="float" office:value="-62.2362251281738">
                <text:p>-62.2362251281738</text:p>
              </table:table-cell>
              <table:table-cell office:value-type="float" office:value="-62.2294082641602">
                <text:p>-62.2294082641602</text:p>
              </table:table-cell>
              <table:table-cell office:value-type="float" office:value="-62.2267227172852">
                <text:p>-62.2267227172852</text:p>
              </table:table-cell>
              <table:table-cell office:value-type="float" office:value="-62.2238731384277">
                <text:p>-62.2238731384277</text:p>
              </table:table-cell>
              <table:table-cell office:value-type="float" office:value="-62.2490959167481">
                <text:p>-62.2490959167481</text:p>
              </table:table-cell>
              <table:table-cell office:value-type="float" office:value="-62.2449989318848">
                <text:p>-62.2449989318848</text:p>
              </table:table-cell>
              <table:table-cell office:value-type="float" office:value="-62.2555961608887">
                <text:p>-62.2555961608887</text:p>
              </table:table-cell>
              <table:table-cell office:value-type="float" office:value="-62.2427635192871">
                <text:p>-62.2427635192871</text:p>
              </table:table-cell>
              <table:table-cell office:value-type="float" office:value="-62.2282485961914">
                <text:p>-62.2282485961914</text:p>
              </table:table-cell>
              <table:table-cell office:value-type="float" office:value="-62.2480583190918">
                <text:p>-62.2480583190918</text:p>
              </table:table-cell>
              <table:table-cell office:value-type="float" office:value="-62.2381706237793">
                <text:p>-62.2381706237793</text:p>
              </table:table-cell>
              <table:table-cell office:value-type="float" office:value="-62.253776550293">
                <text:p>-62.253776550293</text:p>
              </table:table-cell>
              <table:table-cell office:value-type="float" office:value="-62.2326316833496">
                <text:p>-62.2326316833496</text:p>
              </table:table-cell>
              <table:table-cell office:value-type="float" office:value="-62.2441711425781">
                <text:p>-62.2441711425781</text:p>
              </table:table-cell>
              <table:table-cell office:value-type="float" office:value="-62.2209854125977">
                <text:p>-62.2209854125977</text:p>
              </table:table-cell>
              <table:table-cell office:value-type="float" office:value="-62.2231292724609">
                <text:p>-62.2231292724609</text:p>
              </table:table-cell>
              <table:table-cell office:value-type="float" office:value="-62.2300262451172">
                <text:p>-62.2300262451172</text:p>
              </table:table-cell>
              <table:table-cell office:value-type="float" office:value="-62.2335815429688">
                <text:p>-62.2335815429688</text:p>
              </table:table-cell>
              <table:table-cell office:value-type="float" office:value="-62.2497596740723">
                <text:p>-62.2497596740723</text:p>
              </table:table-cell>
              <table:table-cell office:value-type="float" office:value="-62.2402420043945">
                <text:p>-62.2402420043945</text:p>
              </table:table-cell>
              <table:table-cell office:value-type="float" office:value="-62.2314338684082">
                <text:p>-62.2314338684082</text:p>
              </table:table-cell>
              <table:table-cell office:value-type="float" office:value="-62.2285804748535">
                <text:p>-62.2285804748535</text:p>
              </table:table-cell>
              <table:table-cell office:value-type="float" office:value="-62.2457427978516">
                <text:p>-62.2457427978516</text:p>
              </table:table-cell>
              <table:table-cell office:value-type="float" office:value="-62.2534027099609">
                <text:p>-62.2534027099609</text:p>
              </table:table-cell>
              <table:table-cell office:value-type="float" office:value="-62.2427215576172">
                <text:p>-62.2427215576172</text:p>
              </table:table-cell>
              <table:table-cell office:value-type="float" office:value="-62.2349472045898">
                <text:p>-62.2349472045898</text:p>
              </table:table-cell>
              <table:table-cell office:value-type="float" office:value="-62.2372207641602">
                <text:p>-62.2372207641602</text:p>
              </table:table-cell>
              <table:table-cell office:value-type="float" office:value="-62.2738914489746">
                <text:p>-62.2738914489746</text:p>
              </table:table-cell>
              <table:table-cell office:value-type="float" office:value="-62.2432594299316">
                <text:p>-62.2432594299316</text:p>
              </table:table-cell>
              <table:table-cell office:value-type="float" office:value="-62.2602005004883">
                <text:p>-62.2602005004883</text:p>
              </table:table-cell>
              <table:table-cell office:value-type="float" office:value="-62.2207374572754">
                <text:p>-62.2207374572754</text:p>
              </table:table-cell>
              <table:table-cell office:value-type="float" office:value="-62.2584609985352">
                <text:p>-62.2584609985352</text:p>
              </table:table-cell>
              <table:table-cell office:value-type="float" office:value="-62.2419357299805">
                <text:p>-62.2419357299805</text:p>
              </table:table-cell>
              <table:table-cell office:value-type="float" office:value="-62.2415199279785">
                <text:p>-62.2415199279785</text:p>
              </table:table-cell>
              <table:table-cell office:value-type="float" office:value="-62.2485160827637">
                <text:p>-62.2485160827637</text:p>
              </table:table-cell>
              <table:table-cell office:value-type="float" office:value="-62.2387504577637">
                <text:p>-62.2387504577637</text:p>
              </table:table-cell>
              <table:table-cell office:value-type="float" office:value="-62.2506675720215">
                <text:p>-62.2506675720215</text:p>
              </table:table-cell>
              <table:table-cell office:value-type="float" office:value="-62.2417678833008">
                <text:p>-62.2417678833008</text:p>
              </table:table-cell>
              <table:table-cell office:value-type="float" office:value="-62.2460708618164">
                <text:p>-62.2460708618164</text:p>
              </table:table-cell>
              <table:table-cell office:value-type="float" office:value="-62.2560119628906">
                <text:p>-62.2560119628906</text:p>
              </table:table-cell>
              <table:table-cell office:value-type="float" office:value="-62.2613220214844">
                <text:p>-62.2613220214844</text:p>
              </table:table-cell>
              <table:table-cell office:value-type="float" office:value="-62.2684936523438">
                <text:p>-62.2684936523438</text:p>
              </table:table-cell>
              <table:table-cell office:value-type="float" office:value="-62.2446250915527">
                <text:p>-62.2446250915527</text:p>
              </table:table-cell>
              <table:table-cell office:value-type="float" office:value="-62.2701568603516">
                <text:p>-62.2701568603516</text:p>
              </table:table-cell>
              <table:table-cell office:value-type="float" office:value="-62.2496337890625">
                <text:p>-62.2496337890625</text:p>
              </table:table-cell>
              <table:table-cell office:value-type="float" office:value="-62.2553482055664">
                <text:p>-62.2553482055664</text:p>
              </table:table-cell>
              <table:table-cell office:value-type="float" office:value="-62.2627296447754">
                <text:p>-62.2627296447754</text:p>
              </table:table-cell>
              <table:table-cell office:value-type="float" office:value="-62.2497978210449">
                <text:p>-62.2497978210449</text:p>
              </table:table-cell>
              <table:table-cell office:value-type="float" office:value="-62.2455368041992">
                <text:p>-62.2455368041992</text:p>
              </table:table-cell>
              <table:table-cell office:value-type="float" office:value="-62.2378845214844">
                <text:p>-62.2378845214844</text:p>
              </table:table-cell>
              <table:table-cell office:value-type="float" office:value="-62.2670059204102">
                <text:p>-62.2670059204102</text:p>
              </table:table-cell>
              <table:table-cell office:value-type="float" office:value="-62.2636413574219">
                <text:p>-62.2636413574219</text:p>
              </table:table-cell>
              <table:table-cell office:value-type="float" office:value="-62.2535285949707">
                <text:p>-62.2535285949707</text:p>
              </table:table-cell>
              <table:table-cell office:value-type="float" office:value="-62.2762184143066">
                <text:p>-62.2762184143066</text:p>
              </table:table-cell>
              <table:table-cell office:value-type="float" office:value="-62.2445831298828">
                <text:p>-62.2445831298828</text:p>
              </table:table-cell>
              <table:table-cell office:value-type="float" office:value="-62.2516212463379">
                <text:p>-62.2516212463379</text:p>
              </table:table-cell>
              <table:table-cell office:value-type="float" office:value="-62.2360191345215">
                <text:p>-62.2360191345215</text:p>
              </table:table-cell>
              <table:table-cell office:value-type="float" office:value="-62.2425537109375">
                <text:p>-62.2425537109375</text:p>
              </table:table-cell>
              <table:table-cell office:value-type="float" office:value="-62.2616119384766">
                <text:p>-62.2616119384766</text:p>
              </table:table-cell>
              <table:table-cell office:value-type="float" office:value="-62.2588729858398">
                <text:p>-62.2588729858398</text:p>
              </table:table-cell>
              <table:table-cell office:value-type="float" office:value="-62.2499656677246">
                <text:p>-62.2499656677246</text:p>
              </table:table-cell>
              <table:table-cell office:value-type="float" office:value="-62.2610740661621">
                <text:p>-62.2610740661621</text:p>
              </table:table-cell>
              <table:table-cell office:value-type="float" office:value="-62.2636833190918">
                <text:p>-62.2636833190918</text:p>
              </table:table-cell>
              <table:table-cell office:value-type="float" office:value="-62.254810333252">
                <text:p>-62.254810333252</text:p>
              </table:table-cell>
              <table:table-cell office:value-type="float" office:value="-62.2564315795898">
                <text:p>-62.2564315795898</text:p>
              </table:table-cell>
              <table:table-cell office:value-type="float" office:value="-62.2633934020996">
                <text:p>-62.2633934020996</text:p>
              </table:table-cell>
              <table:table-cell office:value-type="float" office:value="-62.2431335449219">
                <text:p>-62.2431335449219</text:p>
              </table:table-cell>
              <table:table-cell office:value-type="float" office:value="-62.2772178649902">
                <text:p>-62.2772178649902</text:p>
              </table:table-cell>
              <table:table-cell office:value-type="float" office:value="-62.2705268859863">
                <text:p>-62.2705268859863</text:p>
              </table:table-cell>
              <table:table-cell office:value-type="float" office:value="-62.2710304260254">
                <text:p>-62.2710304260254</text:p>
              </table:table-cell>
              <table:table-cell office:value-type="float" office:value="-62.2672119140625">
                <text:p>-62.2672119140625</text:p>
              </table:table-cell>
              <table:table-cell office:value-type="float" office:value="-62.2665061950684">
                <text:p>-62.2665061950684</text:p>
              </table:table-cell>
              <table:table-cell office:value-type="float" office:value="-62.26318359375">
                <text:p>-62.26318359375</text:p>
              </table:table-cell>
              <table:table-cell office:value-type="float" office:value="-62.2650527954102">
                <text:p>-62.2650527954102</text:p>
              </table:table-cell>
              <table:table-cell office:value-type="float" office:value="-62.2563858032227">
                <text:p>-62.2563858032227</text:p>
              </table:table-cell>
              <table:table-cell office:value-type="float" office:value="-62.2670860290527">
                <text:p>-62.2670860290527</text:p>
              </table:table-cell>
              <table:table-cell office:value-type="float" office:value="-62.2457847595215">
                <text:p>-62.2457847595215</text:p>
              </table:table-cell>
              <table:table-cell office:value-type="float" office:value="-62.2699089050293">
                <text:p>-62.2699089050293</text:p>
              </table:table-cell>
              <table:table-cell office:value-type="float" office:value="-62.2642211914063">
                <text:p>-62.2642211914063</text:p>
              </table:table-cell>
              <table:table-cell office:value-type="float" office:value="-62.2474784851074">
                <text:p>-62.2474784851074</text:p>
              </table:table-cell>
              <table:table-cell office:value-type="float" office:value="-62.2553062438965">
                <text:p>-62.2553062438965</text:p>
              </table:table-cell>
              <table:table-cell office:value-type="float" office:value="-62.2600746154785">
                <text:p>-62.2600746154785</text:p>
              </table:table-cell>
              <table:table-cell office:value-type="float" office:value="-62.2684555053711">
                <text:p>-62.2684555053711</text:p>
              </table:table-cell>
              <table:table-cell office:value-type="float" office:value="-62.2724838256836">
                <text:p>-62.2724838256836</text:p>
              </table:table-cell>
              <table:table-cell office:value-type="float" office:value="-62.2701568603516">
                <text:p>-62.2701568603516</text:p>
              </table:table-cell>
              <table:table-cell office:value-type="float" office:value="-62.2665863037109">
                <text:p>-62.2665863037109</text:p>
              </table:table-cell>
              <table:table-cell office:value-type="float" office:value="-62.2751808166504">
                <text:p>-62.2751808166504</text:p>
              </table:table-cell>
              <table:table-cell office:value-type="float" office:value="-62.2543983459473">
                <text:p>-62.2543983459473</text:p>
              </table:table-cell>
              <table:table-cell office:value-type="float" office:value="-62.2509994506836">
                <text:p>-62.2509994506836</text:p>
              </table:table-cell>
              <table:table-cell office:value-type="float" office:value="-62.2736854553223">
                <text:p>-62.2736854553223</text:p>
              </table:table-cell>
              <table:table-cell office:value-type="float" office:value="-62.259578704834">
                <text:p>-62.259578704834</text:p>
              </table:table-cell>
              <table:table-cell office:value-type="float" office:value="-62.2686614990234">
                <text:p>-62.2686614990234</text:p>
              </table:table-cell>
              <table:table-cell office:value-type="float" office:value="-62.2535667419434">
                <text:p>-62.2535667419434</text:p>
              </table:table-cell>
              <table:table-cell office:value-type="float" office:value="-62.2623977661133">
                <text:p>-62.2623977661133</text:p>
              </table:table-cell>
              <table:table-cell office:value-type="float" office:value="-62.2644309997559">
                <text:p>-62.2644309997559</text:p>
              </table:table-cell>
              <table:table-cell office:value-type="float" office:value="-62.2614440917969">
                <text:p>-62.2614440917969</text:p>
              </table:table-cell>
              <table:table-cell office:value-type="float" office:value="-62.2749328613281">
                <text:p>-62.2749328613281</text:p>
              </table:table-cell>
              <table:table-cell office:value-type="float" office:value="-62.2667541503906">
                <text:p>-62.2667541503906</text:p>
              </table:table-cell>
              <table:table-cell office:value-type="float" office:value="-62.2776336669922">
                <text:p>-62.2776336669922</text:p>
              </table:table-cell>
              <table:table-cell office:value-type="float" office:value="-62.2637252807617">
                <text:p>-62.2637252807617</text:p>
              </table:table-cell>
              <table:table-cell office:value-type="float" office:value="-62.2893104553223">
                <text:p>-62.2893104553223</text:p>
              </table:table-cell>
              <table:table-cell office:value-type="float" office:value="-62.2873153686523">
                <text:p>-62.2873153686523</text:p>
              </table:table-cell>
              <table:table-cell office:value-type="float" office:value="-62.2662963867188">
                <text:p>-62.2662963867188</text:p>
              </table:table-cell>
              <table:table-cell office:value-type="float" office:value="-62.2713623046875">
                <text:p>-62.2713623046875</text:p>
              </table:table-cell>
              <table:table-cell office:value-type="float" office:value="-62.2607841491699">
                <text:p>-62.2607841491699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-62.2268447875977">
                <text:p>-62.2268447875977</text:p>
                <draw:g>
                  <svg:desc>optymalizacja_wycinana_z_trace.A8:optymalizacja_wycinana_z_trace.OJ8</svg:desc>
                </draw:g>
              </table:table-cell>
              <table:table-cell office:value-type="float" office:value="-62.2200736999512">
                <text:p>-62.2200736999512</text:p>
              </table:table-cell>
              <table:table-cell office:value-type="float" office:value="-62.2461166381836">
                <text:p>-62.2461166381836</text:p>
              </table:table-cell>
              <table:table-cell office:value-type="float" office:value="-62.2350730895996">
                <text:p>-62.2350730895996</text:p>
              </table:table-cell>
              <table:table-cell office:value-type="float" office:value="-62.2346153259277">
                <text:p>-62.2346153259277</text:p>
              </table:table-cell>
              <table:table-cell office:value-type="float" office:value="-62.2311019897461">
                <text:p>-62.2311019897461</text:p>
              </table:table-cell>
              <table:table-cell office:value-type="float" office:value="-62.2011947631836">
                <text:p>-62.2011947631836</text:p>
              </table:table-cell>
              <table:table-cell office:value-type="float" office:value="-62.2333374023438">
                <text:p>-62.2333374023438</text:p>
              </table:table-cell>
              <table:table-cell office:value-type="float" office:value="-62.2299041748047">
                <text:p>-62.2299041748047</text:p>
              </table:table-cell>
              <table:table-cell office:value-type="float" office:value="-62.227840423584">
                <text:p>-62.227840423584</text:p>
              </table:table-cell>
              <table:table-cell office:value-type="float" office:value="-62.2240371704102">
                <text:p>-62.2240371704102</text:p>
              </table:table-cell>
              <table:table-cell office:value-type="float" office:value="-62.2135162353516">
                <text:p>-62.2135162353516</text:p>
              </table:table-cell>
              <table:table-cell office:value-type="float" office:value="-62.2138442993164">
                <text:p>-62.2138442993164</text:p>
              </table:table-cell>
              <table:table-cell office:value-type="float" office:value="-62.2247009277344">
                <text:p>-62.2247009277344</text:p>
              </table:table-cell>
              <table:table-cell office:value-type="float" office:value="-62.2206535339356">
                <text:p>-62.2206535339356</text:p>
              </table:table-cell>
              <table:table-cell office:value-type="float" office:value="-62.2342414855957">
                <text:p>-62.2342414855957</text:p>
              </table:table-cell>
              <table:table-cell office:value-type="float" office:value="-62.2295722961426">
                <text:p>-62.2295722961426</text:p>
              </table:table-cell>
              <table:table-cell office:value-type="float" office:value="-62.2171859741211">
                <text:p>-62.2171859741211</text:p>
              </table:table-cell>
              <table:table-cell office:value-type="float" office:value="-62.2194137573242">
                <text:p>-62.2194137573242</text:p>
              </table:table-cell>
              <table:table-cell office:value-type="float" office:value="-62.2250747680664">
                <text:p>-62.2250747680664</text:p>
              </table:table-cell>
              <table:table-cell office:value-type="float" office:value="-62.2216835021973">
                <text:p>-62.2216835021973</text:p>
              </table:table-cell>
              <table:table-cell office:value-type="float" office:value="-62.2418518066406">
                <text:p>-62.2418518066406</text:p>
              </table:table-cell>
              <table:table-cell office:value-type="float" office:value="-62.2291603088379">
                <text:p>-62.2291603088379</text:p>
              </table:table-cell>
              <table:table-cell office:value-type="float" office:value="-62.2138061523438">
                <text:p>-62.2138061523438</text:p>
              </table:table-cell>
              <table:table-cell office:value-type="float" office:value="-62.2435913085938">
                <text:p>-62.2435913085938</text:p>
              </table:table-cell>
              <table:table-cell office:value-type="float" office:value="-62.2285804748535">
                <text:p>-62.2285804748535</text:p>
              </table:table-cell>
              <table:table-cell office:value-type="float" office:value="-62.2349891662598">
                <text:p>-62.2349891662598</text:p>
              </table:table-cell>
              <table:table-cell office:value-type="float" office:value="-62.2421417236328">
                <text:p>-62.2421417236328</text:p>
              </table:table-cell>
              <table:table-cell office:value-type="float" office:value="-62.2252349853516">
                <text:p>-62.2252349853516</text:p>
              </table:table-cell>
              <table:table-cell office:value-type="float" office:value="-62.2252349853516">
                <text:p>-62.2252349853516</text:p>
              </table:table-cell>
              <table:table-cell office:value-type="float" office:value="-62.2432174682617">
                <text:p>-62.2432174682617</text:p>
              </table:table-cell>
              <table:table-cell office:value-type="float" office:value="-62.221435546875">
                <text:p>-62.221435546875</text:p>
              </table:table-cell>
              <table:table-cell office:value-type="float" office:value="-62.2302742004395">
                <text:p>-62.2302742004395</text:p>
              </table:table-cell>
              <table:table-cell office:value-type="float" office:value="-62.2377586364746">
                <text:p>-62.2377586364746</text:p>
              </table:table-cell>
              <table:table-cell office:value-type="float" office:value="-62.2224311828613">
                <text:p>-62.2224311828613</text:p>
              </table:table-cell>
              <table:table-cell office:value-type="float" office:value="-62.2335815429688">
                <text:p>-62.2335815429688</text:p>
              </table:table-cell>
              <table:table-cell office:value-type="float" office:value="-62.2531967163086">
                <text:p>-62.2531967163086</text:p>
              </table:table-cell>
              <table:table-cell office:value-type="float" office:value="-62.2572174072266">
                <text:p>-62.2572174072266</text:p>
              </table:table-cell>
              <table:table-cell office:value-type="float" office:value="-62.2336196899414">
                <text:p>-62.2336196899414</text:p>
              </table:table-cell>
              <table:table-cell office:value-type="float" office:value="-62.2339935302734">
                <text:p>-62.2339935302734</text:p>
              </table:table-cell>
              <table:table-cell office:value-type="float" office:value="-62.2258987426758">
                <text:p>-62.2258987426758</text:p>
              </table:table-cell>
              <table:table-cell office:value-type="float" office:value="-62.2196655273438">
                <text:p>-62.2196655273438</text:p>
              </table:table-cell>
              <table:table-cell office:value-type="float" office:value="-62.2410697937012">
                <text:p>-62.2410697937012</text:p>
              </table:table-cell>
              <table:table-cell office:value-type="float" office:value="-62.2329635620117">
                <text:p>-62.2329635620117</text:p>
              </table:table-cell>
              <table:table-cell office:value-type="float" office:value="-62.2094764709473">
                <text:p>-62.2094764709473</text:p>
              </table:table-cell>
              <table:table-cell office:value-type="float" office:value="-62.219123840332">
                <text:p>-62.219123840332</text:p>
              </table:table-cell>
              <table:table-cell office:value-type="float" office:value="-62.2161979675293">
                <text:p>-62.2161979675293</text:p>
              </table:table-cell>
              <table:table-cell office:value-type="float" office:value="-62.2349891662598">
                <text:p>-62.2349891662598</text:p>
              </table:table-cell>
              <table:table-cell office:value-type="float" office:value="-62.2315559387207">
                <text:p>-62.2315559387207</text:p>
              </table:table-cell>
              <table:table-cell office:value-type="float" office:value="-62.2270545959473">
                <text:p>-62.2270545959473</text:p>
              </table:table-cell>
              <table:table-cell office:value-type="float" office:value="-62.2238349914551">
                <text:p>-62.2238349914551</text:p>
              </table:table-cell>
              <table:table-cell office:value-type="float" office:value="-62.2287063598633">
                <text:p>-62.2287063598633</text:p>
              </table:table-cell>
              <table:table-cell office:value-type="float" office:value="-62.2330055236816">
                <text:p>-62.2330055236816</text:p>
              </table:table-cell>
              <table:table-cell office:value-type="float" office:value="-62.2310638427734">
                <text:p>-62.2310638427734</text:p>
              </table:table-cell>
              <table:table-cell office:value-type="float" office:value="-62.2286643981934">
                <text:p>-62.2286643981934</text:p>
              </table:table-cell>
              <table:table-cell office:value-type="float" office:value="-62.2181358337402">
                <text:p>-62.2181358337402</text:p>
              </table:table-cell>
              <table:table-cell office:value-type="float" office:value="-62.2382507324219">
                <text:p>-62.2382507324219</text:p>
              </table:table-cell>
              <table:table-cell office:value-type="float" office:value="-62.2254829406738">
                <text:p>-62.2254829406738</text:p>
              </table:table-cell>
              <table:table-cell office:value-type="float" office:value="-62.2356452941895">
                <text:p>-62.2356452941895</text:p>
              </table:table-cell>
              <table:table-cell office:value-type="float" office:value="-62.2282066345215">
                <text:p>-62.2282066345215</text:p>
              </table:table-cell>
              <table:table-cell office:value-type="float" office:value="-62.2217254638672">
                <text:p>-62.2217254638672</text:p>
              </table:table-cell>
              <table:table-cell office:value-type="float" office:value="-62.2186737060547">
                <text:p>-62.2186737060547</text:p>
              </table:table-cell>
              <table:table-cell office:value-type="float" office:value="-62.2305641174316">
                <text:p>-62.2305641174316</text:p>
              </table:table-cell>
              <table:table-cell office:value-type="float" office:value="-62.2454528808594">
                <text:p>-62.2454528808594</text:p>
              </table:table-cell>
              <table:table-cell office:value-type="float" office:value="-62.2317199707031">
                <text:p>-62.2317199707031</text:p>
              </table:table-cell>
              <table:table-cell office:value-type="float" office:value="-62.2384986877441">
                <text:p>-62.2384986877441</text:p>
              </table:table-cell>
              <table:table-cell office:value-type="float" office:value="-62.2561836242676">
                <text:p>-62.2561836242676</text:p>
              </table:table-cell>
              <table:table-cell office:value-type="float" office:value="-62.2421836853027">
                <text:p>-62.2421836853027</text:p>
              </table:table-cell>
              <table:table-cell office:value-type="float" office:value="-62.2307319641113">
                <text:p>-62.2307319641113</text:p>
              </table:table-cell>
              <table:table-cell office:value-type="float" office:value="-62.2413558959961">
                <text:p>-62.2413558959961</text:p>
              </table:table-cell>
              <table:table-cell office:value-type="float" office:value="-62.2420158386231">
                <text:p>-62.2420158386231</text:p>
              </table:table-cell>
              <table:table-cell office:value-type="float" office:value="-62.2320098876953">
                <text:p>-62.2320098876953</text:p>
              </table:table-cell>
              <table:table-cell office:value-type="float" office:value="-62.2304000854492">
                <text:p>-62.2304000854492</text:p>
              </table:table-cell>
              <table:table-cell office:value-type="float" office:value="-62.2154960632324">
                <text:p>-62.2154960632324</text:p>
              </table:table-cell>
              <table:table-cell office:value-type="float" office:value="-62.2387504577637">
                <text:p>-62.2387504577637</text:p>
              </table:table-cell>
              <table:table-cell office:value-type="float" office:value="-62.2330055236816">
                <text:p>-62.2330055236816</text:p>
              </table:table-cell>
              <table:table-cell office:value-type="float" office:value="-62.2282485961914">
                <text:p>-62.2282485961914</text:p>
              </table:table-cell>
              <table:table-cell office:value-type="float" office:value="-62.2341613769531">
                <text:p>-62.2341613769531</text:p>
              </table:table-cell>
              <table:table-cell office:value-type="float" office:value="-62.2351112365723">
                <text:p>-62.2351112365723</text:p>
              </table:table-cell>
              <table:table-cell office:value-type="float" office:value="-62.251579284668">
                <text:p>-62.251579284668</text:p>
              </table:table-cell>
              <table:table-cell office:value-type="float" office:value="-62.2399520874023">
                <text:p>-62.2399520874023</text:p>
              </table:table-cell>
              <table:table-cell office:value-type="float" office:value="-62.2426376342773">
                <text:p>-62.2426376342773</text:p>
              </table:table-cell>
              <table:table-cell office:value-type="float" office:value="-62.2291603088379">
                <text:p>-62.2291603088379</text:p>
              </table:table-cell>
              <table:table-cell office:value-type="float" office:value="-62.2280883789063">
                <text:p>-62.2280883789063</text:p>
              </table:table-cell>
              <table:table-cell office:value-type="float" office:value="-62.2416038513184">
                <text:p>-62.2416038513184</text:p>
              </table:table-cell>
              <table:table-cell office:value-type="float" office:value="-62.2362670898438">
                <text:p>-62.2362670898438</text:p>
              </table:table-cell>
              <table:table-cell office:value-type="float" office:value="-62.2284164428711">
                <text:p>-62.2284164428711</text:p>
              </table:table-cell>
              <table:table-cell office:value-type="float" office:value="-62.2221412658691">
                <text:p>-62.2221412658691</text:p>
              </table:table-cell>
              <table:table-cell office:value-type="float" office:value="-62.239990234375">
                <text:p>-62.239990234375</text:p>
              </table:table-cell>
              <table:table-cell office:value-type="float" office:value="-62.2343254089356">
                <text:p>-62.2343254089356</text:p>
              </table:table-cell>
              <table:table-cell office:value-type="float" office:value="-62.2474784851074">
                <text:p>-62.2474784851074</text:p>
              </table:table-cell>
              <table:table-cell office:value-type="float" office:value="-62.2377967834473">
                <text:p>-62.2377967834473</text:p>
              </table:table-cell>
              <table:table-cell office:value-type="float" office:value="-62.2379188537598">
                <text:p>-62.2379188537598</text:p>
              </table:table-cell>
              <table:table-cell office:value-type="float" office:value="-62.2416839599609">
                <text:p>-62.2416839599609</text:p>
              </table:table-cell>
              <table:table-cell office:value-type="float" office:value="-62.2296180725098">
                <text:p>-62.2296180725098</text:p>
              </table:table-cell>
              <table:table-cell office:value-type="float" office:value="-62.2432594299316">
                <text:p>-62.2432594299316</text:p>
              </table:table-cell>
              <table:table-cell office:value-type="float" office:value="-62.2155380249023">
                <text:p>-62.2155380249023</text:p>
              </table:table-cell>
              <table:table-cell office:value-type="float" office:value="-62.2544364929199">
                <text:p>-62.2544364929199</text:p>
              </table:table-cell>
              <table:table-cell office:value-type="float" office:value="-62.2342414855957">
                <text:p>-62.2342414855957</text:p>
              </table:table-cell>
              <table:table-cell office:value-type="float" office:value="-62.2402420043945">
                <text:p>-62.2402420043945</text:p>
              </table:table-cell>
              <table:table-cell office:value-type="float" office:value="-62.219123840332">
                <text:p>-62.219123840332</text:p>
              </table:table-cell>
              <table:table-cell office:value-type="float" office:value="-62.2546463012695">
                <text:p>-62.2546463012695</text:p>
              </table:table-cell>
              <table:table-cell office:value-type="float" office:value="-62.2421836853027">
                <text:p>-62.2421836853027</text:p>
              </table:table-cell>
              <table:table-cell office:value-type="float" office:value="-62.2480583190918">
                <text:p>-62.2480583190918</text:p>
              </table:table-cell>
              <table:table-cell office:value-type="float" office:value="-62.2416839599609">
                <text:p>-62.2416839599609</text:p>
              </table:table-cell>
              <table:table-cell office:value-type="float" office:value="-62.2417259216309">
                <text:p>-62.2417259216309</text:p>
              </table:table-cell>
              <table:table-cell office:value-type="float" office:value="-62.2481422424316">
                <text:p>-62.2481422424316</text:p>
              </table:table-cell>
              <table:table-cell office:value-type="float" office:value="-62.255184173584">
                <text:p>-62.255184173584</text:p>
              </table:table-cell>
              <table:table-cell office:value-type="float" office:value="-62.2473564147949">
                <text:p>-62.2473564147949</text:p>
              </table:table-cell>
              <table:table-cell office:value-type="float" office:value="-62.2542304992676">
                <text:p>-62.2542304992676</text:p>
              </table:table-cell>
              <table:table-cell office:value-type="float" office:value="-62.2421836853027">
                <text:p>-62.2421836853027</text:p>
              </table:table-cell>
              <table:table-cell office:value-type="float" office:value="-62.2457427978516">
                <text:p>-62.2457427978516</text:p>
              </table:table-cell>
              <table:table-cell office:value-type="float" office:value="-62.2354393005371">
                <text:p>-62.2354393005371</text:p>
              </table:table-cell>
              <table:table-cell office:value-type="float" office:value="-62.2382965087891">
                <text:p>-62.2382965087891</text:p>
              </table:table-cell>
              <table:table-cell office:value-type="float" office:value="-62.2364349365234">
                <text:p>-62.2364349365234</text:p>
              </table:table-cell>
              <table:table-cell office:value-type="float" office:value="-62.2461967468262">
                <text:p>-62.2461967468262</text:p>
              </table:table-cell>
              <table:table-cell office:value-type="float" office:value="-62.2616119384766">
                <text:p>-62.2616119384766</text:p>
              </table:table-cell>
              <table:table-cell office:value-type="float" office:value="-62.2461585998535">
                <text:p>-62.2461585998535</text:p>
              </table:table-cell>
              <table:table-cell office:value-type="float" office:value="-62.2517051696777">
                <text:p>-62.2517051696777</text:p>
              </table:table-cell>
              <table:table-cell office:value-type="float" office:value="-62.2505874633789">
                <text:p>-62.2505874633789</text:p>
              </table:table-cell>
              <table:table-cell office:value-type="float" office:value="-62.2555961608887">
                <text:p>-62.2555961608887</text:p>
              </table:table-cell>
              <table:table-cell office:value-type="float" office:value="-62.2540245056152">
                <text:p>-62.2540245056152</text:p>
              </table:table-cell>
              <table:table-cell office:value-type="float" office:value="-62.2404899597168">
                <text:p>-62.2404899597168</text:p>
              </table:table-cell>
              <table:table-cell office:value-type="float" office:value="-62.2698249816895">
                <text:p>-62.2698249816895</text:p>
              </table:table-cell>
              <table:table-cell office:value-type="float" office:value="-62.2527809143066">
                <text:p>-62.2527809143066</text:p>
              </table:table-cell>
              <table:table-cell office:value-type="float" office:value="-62.2612800598145">
                <text:p>-62.2612800598145</text:p>
              </table:table-cell>
              <table:table-cell office:value-type="float" office:value="-62.2432174682617">
                <text:p>-62.2432174682617</text:p>
              </table:table-cell>
              <table:table-cell office:value-type="float" office:value="-62.2637634277344">
                <text:p>-62.2637634277344</text:p>
              </table:table-cell>
              <table:table-cell office:value-type="float" office:value="-62.2545204162598">
                <text:p>-62.2545204162598</text:p>
              </table:table-cell>
              <table:table-cell office:value-type="float" office:value="-62.2563056945801">
                <text:p>-62.2563056945801</text:p>
              </table:table-cell>
              <table:table-cell office:value-type="float" office:value="-62.2734375">
                <text:p>-62.2734375</text:p>
              </table:table-cell>
              <table:table-cell office:value-type="float" office:value="-62.2636833190918">
                <text:p>-62.2636833190918</text:p>
              </table:table-cell>
              <table:table-cell office:value-type="float" office:value="-62.2479362487793">
                <text:p>-62.2479362487793</text:p>
              </table:table-cell>
              <table:table-cell office:value-type="float" office:value="-62.2572593688965">
                <text:p>-62.2572593688965</text:p>
              </table:table-cell>
              <table:table-cell office:value-type="float" office:value="-62.2755928039551">
                <text:p>-62.2755928039551</text:p>
              </table:table-cell>
              <table:table-cell office:value-type="float" office:value="-62.2714042663574">
                <text:p>-62.2714042663574</text:p>
              </table:table-cell>
              <table:table-cell office:value-type="float" office:value="-62.2754707336426">
                <text:p>-62.2754707336426</text:p>
              </table:table-cell>
              <table:table-cell office:value-type="float" office:value="-62.2585830688477">
                <text:p>-62.2585830688477</text:p>
              </table:table-cell>
              <table:table-cell office:value-type="float" office:value="-62.2451629638672">
                <text:p>-62.2451629638672</text:p>
              </table:table-cell>
              <table:table-cell office:value-type="float" office:value="-62.2630615234375">
                <text:p>-62.2630615234375</text:p>
              </table:table-cell>
              <table:table-cell office:value-type="float" office:value="-62.2689971923828">
                <text:p>-62.2689971923828</text:p>
              </table:table-cell>
              <table:table-cell office:value-type="float" office:value="-62.2699089050293">
                <text:p>-62.2699089050293</text:p>
              </table:table-cell>
              <table:table-cell office:value-type="float" office:value="-62.267749786377">
                <text:p>-62.267749786377</text:p>
              </table:table-cell>
              <table:table-cell office:value-type="float" office:value="-62.2404479980469">
                <text:p>-62.2404479980469</text:p>
              </table:table-cell>
              <table:table-cell office:value-type="float" office:value="-62.2458267211914">
                <text:p>-62.2458267211914</text:p>
              </table:table-cell>
              <table:table-cell office:value-type="float" office:value="-62.2794990539551">
                <text:p>-62.2794990539551</text:p>
              </table:table-cell>
              <table:table-cell office:value-type="float" office:value="-62.2750968933106">
                <text:p>-62.2750968933106</text:p>
              </table:table-cell>
              <table:table-cell office:value-type="float" office:value="-62.2504196166992">
                <text:p>-62.2504196166992</text:p>
              </table:table-cell>
              <table:table-cell office:value-type="float" office:value="-62.2546043395996">
                <text:p>-62.2546043395996</text:p>
              </table:table-cell>
              <table:table-cell office:value-type="float" office:value="-62.2574234008789">
                <text:p>-62.2574234008789</text:p>
              </table:table-cell>
              <table:table-cell office:value-type="float" office:value="-62.2676658630371">
                <text:p>-62.2676658630371</text:p>
              </table:table-cell>
              <table:table-cell office:value-type="float" office:value="-62.2581291198731">
                <text:p>-62.2581291198731</text:p>
              </table:table-cell>
              <table:table-cell office:value-type="float" office:value="-62.2569694519043">
                <text:p>-62.2569694519043</text:p>
              </table:table-cell>
              <table:table-cell office:value-type="float" office:value="-62.2740173339844">
                <text:p>-62.2740173339844</text:p>
              </table:table-cell>
              <table:table-cell office:value-type="float" office:value="-62.2646789550781">
                <text:p>-62.2646789550781</text:p>
              </table:table-cell>
              <table:table-cell office:value-type="float" office:value="-62.2680816650391">
                <text:p>-62.2680816650391</text:p>
              </table:table-cell>
              <table:table-cell office:value-type="float" office:value="-62.2667961120606">
                <text:p>-62.2667961120606</text:p>
              </table:table-cell>
              <table:table-cell office:value-type="float" office:value="-62.2698249816895">
                <text:p>-62.2698249816895</text:p>
              </table:table-cell>
              <table:table-cell office:value-type="float" office:value="-62.2792930603027">
                <text:p>-62.2792930603027</text:p>
              </table:table-cell>
              <table:table-cell office:value-type="float" office:value="-62.280704498291">
                <text:p>-62.280704498291</text:p>
              </table:table-cell>
              <table:table-cell office:value-type="float" office:value="-62.2870254516602">
                <text:p>-62.2870254516602</text:p>
              </table:table-cell>
              <table:table-cell office:value-type="float" office:value="-62.2759704589844">
                <text:p>-62.2759704589844</text:p>
              </table:table-cell>
              <table:table-cell office:value-type="float" office:value="-62.287483215332">
                <text:p>-62.287483215332</text:p>
              </table:table-cell>
              <table:table-cell office:value-type="float" office:value="-62.2716522216797">
                <text:p>-62.2716522216797</text:p>
              </table:table-cell>
              <table:table-cell office:value-type="float" office:value="-62.2745170593262">
                <text:p>-62.2745170593262</text:p>
              </table:table-cell>
              <table:table-cell office:value-type="float" office:value="-62.2560958862305">
                <text:p>-62.2560958862305</text:p>
              </table:table-cell>
              <table:table-cell office:value-type="float" office:value="-62.2829093933106">
                <text:p>-62.2829093933106</text:p>
              </table:table-cell>
              <table:table-cell office:value-type="float" office:value="-62.2901840209961">
                <text:p>-62.2901840209961</text:p>
              </table:table-cell>
              <table:table-cell office:value-type="float" office:value="-62.2841949462891">
                <text:p>-62.2841949462891</text:p>
              </table:table-cell>
              <table:table-cell office:value-type="float" office:value="-62.2755928039551">
                <text:p>-62.2755928039551</text:p>
              </table:table-cell>
              <table:table-cell office:value-type="float" office:value="-62.2765922546387">
                <text:p>-62.2765922546387</text:p>
              </table:table-cell>
              <table:table-cell office:value-type="float" office:value="-62.2811660766602">
                <text:p>-62.2811660766602</text:p>
              </table:table-cell>
              <table:table-cell office:value-type="float" office:value="-62.2754325866699">
                <text:p>-62.2754325866699</text:p>
              </table:table-cell>
              <table:table-cell office:value-type="float" office:value="-62.2802505493164">
                <text:p>-62.2802505493164</text:p>
              </table:table-cell>
              <table:table-cell office:value-type="float" office:value="-62.2734375">
                <text:p>-62.2734375</text:p>
              </table:table-cell>
              <table:table-cell office:value-type="float" office:value="-62.2888565063477">
                <text:p>-62.2888565063477</text:p>
              </table:table-cell>
              <table:table-cell office:value-type="float" office:value="-62.3050956726074">
                <text:p>-62.3050956726074</text:p>
              </table:table-cell>
              <table:table-cell office:value-type="float" office:value="-62.2948913574219">
                <text:p>-62.2948913574219</text:p>
              </table:table-cell>
              <table:table-cell office:value-type="float" office:value="-62.2913932800293">
                <text:p>-62.2913932800293</text:p>
              </table:table-cell>
              <table:table-cell office:value-type="float" office:value="-62.2898941040039">
                <text:p>-62.2898941040039</text:p>
              </table:table-cell>
              <table:table-cell office:value-type="float" office:value="-62.2957649230957">
                <text:p>-62.2957649230957</text:p>
              </table:table-cell>
              <table:table-cell office:value-type="float" office:value="-62.3035926818848">
                <text:p>-62.3035926818848</text:p>
              </table:table-cell>
              <table:table-cell office:value-type="float" office:value="-62.2959289550781">
                <text:p>-62.2959289550781</text:p>
              </table:table-cell>
              <table:table-cell office:value-type="float" office:value="-62.2991371154785">
                <text:p>-62.2991371154785</text:p>
              </table:table-cell>
              <table:table-cell office:value-type="float" office:value="-62.2941818237305">
                <text:p>-62.2941818237305</text:p>
              </table:table-cell>
              <table:table-cell office:value-type="float" office:value="-62.2765083312988">
                <text:p>-62.2765083312988</text:p>
              </table:table-cell>
              <table:table-cell office:value-type="float" office:value="-62.2881050109863">
                <text:p>-62.2881050109863</text:p>
              </table:table-cell>
              <table:table-cell office:value-type="float" office:value="-62.2936401367188">
                <text:p>-62.2936401367188</text:p>
              </table:table-cell>
              <table:table-cell office:value-type="float" office:value="-62.3042602539063">
                <text:p>-62.3042602539063</text:p>
              </table:table-cell>
              <table:table-cell office:value-type="float" office:value="-62.290225982666">
                <text:p>-62.290225982666</text:p>
              </table:table-cell>
              <table:table-cell office:value-type="float" office:value="-62.2843246459961">
                <text:p>-62.2843246459961</text:p>
              </table:table-cell>
              <table:table-cell office:value-type="float" office:value="-62.299259185791">
                <text:p>-62.299259185791</text:p>
              </table:table-cell>
              <table:table-cell office:value-type="float" office:value="-62.278003692627">
                <text:p>-62.278003692627</text:p>
              </table:table-cell>
              <table:table-cell office:value-type="float" office:value="-62.2800407409668">
                <text:p>-62.2800407409668</text:p>
              </table:table-cell>
              <table:table-cell office:value-type="float" office:value="-62.2924346923828">
                <text:p>-62.2924346923828</text:p>
              </table:table-cell>
              <table:table-cell office:value-type="float" office:value="-62.2969284057617">
                <text:p>-62.2969284057617</text:p>
              </table:table-cell>
              <table:table-cell office:value-type="float" office:value="-62.2902679443359">
                <text:p>-62.2902679443359</text:p>
              </table:table-cell>
              <table:table-cell office:value-type="float" office:value="-62.2853202819824">
                <text:p>-62.2853202819824</text:p>
              </table:table-cell>
              <table:table-cell office:value-type="float" office:value="-62.2971343994141">
                <text:p>-62.2971343994141</text:p>
              </table:table-cell>
              <table:table-cell office:value-type="float" office:value="-62.2734375">
                <text:p>-62.2734375</text:p>
              </table:table-cell>
              <table:table-cell office:value-type="float" office:value="-62.2802925109863">
                <text:p>-62.2802925109863</text:p>
              </table:table-cell>
              <table:table-cell office:value-type="float" office:value="-62.2890625">
                <text:p>-62.2890625</text:p>
              </table:table-cell>
              <table:table-cell office:value-type="float" office:value="-62.2755508422852">
                <text:p>-62.2755508422852</text:p>
              </table:table-cell>
              <table:table-cell office:value-type="float" office:value="-62.299259185791">
                <text:p>-62.299259185791</text:p>
              </table:table-cell>
              <table:table-cell office:value-type="float" office:value="-62.3005523681641">
                <text:p>-62.3005523681641</text:p>
              </table:table-cell>
              <table:table-cell office:value-type="float" office:value="-62.2903518676758">
                <text:p>-62.2903518676758</text:p>
              </table:table-cell>
              <table:table-cell office:value-type="float" office:value="-62.2872314453125">
                <text:p>-62.2872314453125</text:p>
              </table:table-cell>
              <table:table-cell office:value-type="float" office:value="-62.2896881103516">
                <text:p>-62.2896881103516</text:p>
              </table:table-cell>
              <table:table-cell office:value-type="float" office:value="-62.2724838256836">
                <text:p>-62.2724838256836</text:p>
              </table:table-cell>
              <table:table-cell office:value-type="float" office:value="-62.2833251953125">
                <text:p>-62.2833251953125</text:p>
              </table:table-cell>
              <table:table-cell office:value-type="float" office:value="-62.3077201843262">
                <text:p>-62.3077201843262</text:p>
              </table:table-cell>
              <table:table-cell office:value-type="float" office:value="-62.2954711914063">
                <text:p>-62.2954711914063</text:p>
              </table:table-cell>
              <table:table-cell office:value-type="float" office:value="-62.30859375">
                <text:p>-62.30859375</text:p>
              </table:table-cell>
              <table:table-cell office:value-type="float" office:value="-62.2951393127441">
                <text:p>-62.2951393127441</text:p>
              </table:table-cell>
              <table:table-cell office:value-type="float" office:value="-62.2940979003906">
                <text:p>-62.2940979003906</text:p>
              </table:table-cell>
              <table:table-cell office:value-type="float" office:value="-62.2957229614258">
                <text:p>-62.2957229614258</text:p>
              </table:table-cell>
              <table:table-cell office:value-type="float" office:value="-62.2962188720703">
                <text:p>-62.2962188720703</text:p>
              </table:table-cell>
              <table:table-cell office:value-type="float" office:value="-62.2890205383301">
                <text:p>-62.2890205383301</text:p>
              </table:table-cell>
              <table:table-cell office:value-type="float" office:value="-62.2831611633301">
                <text:p>-62.2831611633301</text:p>
              </table:table-cell>
              <table:table-cell office:value-type="float" office:value="-62.3059692382813">
                <text:p>-62.3059692382813</text:p>
              </table:table-cell>
              <table:table-cell office:value-type="float" office:value="-62.2901458740234">
                <text:p>-62.2901458740234</text:p>
              </table:table-cell>
              <table:table-cell office:value-type="float" office:value="-62.3030090332031">
                <text:p>-62.3030090332031</text:p>
              </table:table-cell>
              <table:table-cell office:value-type="float" office:value="-62.298469543457">
                <text:p>-62.298469543457</text:p>
              </table:table-cell>
              <table:table-cell office:value-type="float" office:value="-62.2905616760254">
                <text:p>-62.2905616760254</text:p>
              </table:table-cell>
              <table:table-cell office:value-type="float" office:value="-62.3063888549805">
                <text:p>-62.3063888549805</text:p>
              </table:table-cell>
              <table:table-cell office:value-type="float" office:value="-62.2938461303711">
                <text:p>-62.2938461303711</text:p>
              </table:table-cell>
              <table:table-cell office:value-type="float" office:value="-62.299259185791">
                <text:p>-62.299259185791</text:p>
              </table:table-cell>
              <table:table-cell office:value-type="float" office:value="-62.3089714050293">
                <text:p>-62.3089714050293</text:p>
              </table:table-cell>
              <table:table-cell office:value-type="float" office:value="-62.3006782531738">
                <text:p>-62.3006782531738</text:p>
              </table:table-cell>
              <table:table-cell office:value-type="float" office:value="-62.2928085327148">
                <text:p>-62.2928085327148</text:p>
              </table:table-cell>
              <table:table-cell office:value-type="float" office:value="-62.2982215881348">
                <text:p>-62.2982215881348</text:p>
              </table:table-cell>
              <table:table-cell office:value-type="float" office:value="-62.2871513366699">
                <text:p>-62.2871513366699</text:p>
              </table:table-cell>
              <table:table-cell office:value-type="float" office:value="-62.2825355529785">
                <text:p>-62.2825355529785</text:p>
              </table:table-cell>
              <table:table-cell office:value-type="float" office:value="-62.298469543457">
                <text:p>-62.298469543457</text:p>
              </table:table-cell>
              <table:table-cell office:value-type="float" office:value="-62.2800025939941">
                <text:p>-62.2800025939941</text:p>
              </table:table-cell>
              <table:table-cell office:value-type="float" office:value="-62.2878150939941">
                <text:p>-62.2878150939941</text:p>
              </table:table-cell>
              <table:table-cell office:value-type="float" office:value="-62.2932243347168">
                <text:p>-62.2932243347168</text:p>
              </table:table-cell>
              <table:table-cell office:value-type="float" office:value="-62.303466796875">
                <text:p>-62.303466796875</text:p>
              </table:table-cell>
              <table:table-cell office:value-type="float" office:value="-62.2858200073242">
                <text:p>-62.2858200073242</text:p>
              </table:table-cell>
              <table:table-cell office:value-type="float" office:value="-62.3087615966797">
                <text:p>-62.3087615966797</text:p>
              </table:table-cell>
              <table:table-cell office:value-type="float" office:value="-62.3135147094727">
                <text:p>-62.3135147094727</text:p>
              </table:table-cell>
              <table:table-cell office:value-type="float" office:value="-62.2888145446777">
                <text:p>-62.2888145446777</text:p>
              </table:table-cell>
              <table:table-cell office:value-type="float" office:value="-62.2851104736328">
                <text:p>-62.2851104736328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3217391967773">
                <text:p>-62.3217391967773</text:p>
              </table:table-cell>
              <table:table-cell office:value-type="float" office:value="-62.3211135864258">
                <text:p>-62.3211135864258</text:p>
              </table:table-cell>
              <table:table-cell office:value-type="float" office:value="-62.2891883850098">
                <text:p>-62.2891883850098</text:p>
              </table:table-cell>
              <table:table-cell office:value-type="float" office:value="-62.2985534667969">
                <text:p>-62.2985534667969</text:p>
              </table:table-cell>
              <table:table-cell office:value-type="float" office:value="-62.2941818237305">
                <text:p>-62.2941818237305</text:p>
              </table:table-cell>
              <table:table-cell office:value-type="float" office:value="-62.3141403198242">
                <text:p>-62.3141403198242</text:p>
              </table:table-cell>
              <table:table-cell office:value-type="float" office:value="-62.3053016662598">
                <text:p>-62.3053016662598</text:p>
              </table:table-cell>
              <table:table-cell office:value-type="float" office:value="-62.3073844909668">
                <text:p>-62.3073844909668</text:p>
              </table:table-cell>
              <table:table-cell office:value-type="float" office:value="-62.3078880310059">
                <text:p>-62.3078880310059</text:p>
              </table:table-cell>
              <table:table-cell office:value-type="float" office:value="-62.296802520752">
                <text:p>-62.296802520752</text:p>
              </table:table-cell>
              <table:table-cell office:value-type="float" office:value="-62.2931022644043">
                <text:p>-62.2931022644043</text:p>
              </table:table-cell>
              <table:table-cell office:value-type="float" office:value="-62.3035926818848">
                <text:p>-62.3035926818848</text:p>
              </table:table-cell>
              <table:table-cell office:value-type="float" office:value="-62.3088455200195">
                <text:p>-62.3088455200195</text:p>
              </table:table-cell>
              <table:table-cell office:value-type="float" office:value="-62.3208618164063">
                <text:p>-62.3208618164063</text:p>
              </table:table-cell>
              <table:table-cell office:value-type="float" office:value="-62.3063049316406">
                <text:p>-62.3063049316406</text:p>
              </table:table-cell>
              <table:table-cell office:value-type="float" office:value="-62.2978019714356">
                <text:p>-62.2978019714356</text:p>
              </table:table-cell>
              <table:table-cell office:value-type="float" office:value="-62.3039283752441">
                <text:p>-62.3039283752441</text:p>
              </table:table-cell>
              <table:table-cell office:value-type="float" office:value="-62.2934341430664">
                <text:p>-62.2934341430664</text:p>
              </table:table-cell>
              <table:table-cell office:value-type="float" office:value="-62.307804107666">
                <text:p>-62.307804107666</text:p>
              </table:table-cell>
              <table:table-cell office:value-type="float" office:value="-62.294059753418">
                <text:p>-62.294059753418</text:p>
              </table:table-cell>
              <table:table-cell office:value-type="float" office:value="-62.2980537414551">
                <text:p>-62.2980537414551</text:p>
              </table:table-cell>
              <table:table-cell office:value-type="float" office:value="-62.305549621582">
                <text:p>-62.305549621582</text:p>
              </table:table-cell>
              <table:table-cell office:value-type="float" office:value="-62.2949333190918">
                <text:p>-62.2949333190918</text:p>
              </table:table-cell>
              <table:table-cell office:value-type="float" office:value="-62.3276672363281">
                <text:p>-62.3276672363281</text:p>
              </table:table-cell>
              <table:table-cell office:value-type="float" office:value="-62.3064727783203">
                <text:p>-62.3064727783203</text:p>
              </table:table-cell>
              <table:table-cell office:value-type="float" office:value="-62.3150596618652">
                <text:p>-62.3150596618652</text:p>
              </table:table-cell>
              <table:table-cell office:value-type="float" office:value="-62.304012298584">
                <text:p>-62.304012298584</text:p>
              </table:table-cell>
              <table:table-cell office:value-type="float" office:value="-62.3057632446289">
                <text:p>-62.3057632446289</text:p>
              </table:table-cell>
              <table:table-cell office:value-type="float" office:value="-62.3106384277344">
                <text:p>-62.3106384277344</text:p>
              </table:table-cell>
              <table:table-cell office:value-type="float" office:value="-62.3147659301758">
                <text:p>-62.3147659301758</text:p>
              </table:table-cell>
              <table:table-cell office:value-type="float" office:value="-62.3076820373535">
                <text:p>-62.3076820373535</text:p>
              </table:table-cell>
              <table:table-cell office:value-type="float" office:value="-62.3014259338379">
                <text:p>-62.3014259338379</text:p>
              </table:table-cell>
              <table:table-cell office:value-type="float" office:value="-62.3166885375977">
                <text:p>-62.3166885375977</text:p>
              </table:table-cell>
              <table:table-cell office:value-type="float" office:value="-62.3185234069824">
                <text:p>-62.3185234069824</text:p>
              </table:table-cell>
              <table:table-cell office:value-type="float" office:value="-62.3180618286133">
                <text:p>-62.3180618286133</text:p>
              </table:table-cell>
              <table:table-cell office:value-type="float" office:value="-62.3364067077637">
                <text:p>-62.3364067077637</text:p>
              </table:table-cell>
              <table:table-cell office:value-type="float" office:value="-62.3369483947754">
                <text:p>-62.3369483947754</text:p>
              </table:table-cell>
              <table:table-cell office:value-type="float" office:value="-62.3425178527832">
                <text:p>-62.3425178527832</text:p>
              </table:table-cell>
              <table:table-cell office:value-type="float" office:value="-62.3199844360352">
                <text:p>-62.3199844360352</text:p>
              </table:table-cell>
              <table:table-cell office:value-type="float" office:value="-62.3390007019043">
                <text:p>-62.3390007019043</text:p>
              </table:table-cell>
              <table:table-cell office:value-type="float" office:value="-62.3300971984863">
                <text:p>-62.3300971984863</text:p>
              </table:table-cell>
              <table:table-cell office:value-type="float" office:value="-62.3332290649414">
                <text:p>-62.3332290649414</text:p>
              </table:table-cell>
              <table:table-cell office:value-type="float" office:value="-62.3134346008301">
                <text:p>-62.3134346008301</text:p>
              </table:table-cell>
              <table:table-cell office:value-type="float" office:value="-62.3283805847168">
                <text:p>-62.3283805847168</text:p>
              </table:table-cell>
              <table:table-cell office:value-type="float" office:value="-62.3156433105469">
                <text:p>-62.3156433105469</text:p>
              </table:table-cell>
              <table:table-cell office:value-type="float" office:value="-62.3239517211914">
                <text:p>-62.3239517211914</text:p>
              </table:table-cell>
              <table:table-cell office:value-type="float" office:value="-62.343189239502">
                <text:p>-62.343189239502</text:p>
              </table:table-cell>
              <table:table-cell office:value-type="float" office:value="-62.3392944335938">
                <text:p>-62.3392944335938</text:p>
              </table:table-cell>
              <table:table-cell office:value-type="float" office:value="-62.3329772949219">
                <text:p>-62.3329772949219</text:p>
              </table:table-cell>
              <table:table-cell office:value-type="float" office:value="-62.3341484069824">
                <text:p>-62.3341484069824</text:p>
              </table:table-cell>
              <table:table-cell office:value-type="float" office:value="-62.3298416137695">
                <text:p>-62.3298416137695</text:p>
              </table:table-cell>
              <table:table-cell office:value-type="float" office:value="-62.3303871154785">
                <text:p>-62.3303871154785</text:p>
              </table:table-cell>
              <table:table-cell office:value-type="float" office:value="-62.3396301269531">
                <text:p>-62.3396301269531</text:p>
              </table:table-cell>
              <table:table-cell office:value-type="float" office:value="-62.3449440002441">
                <text:p>-62.3449440002441</text:p>
              </table:table-cell>
              <table:table-cell office:value-type="float" office:value="-62.3467864990234">
                <text:p>-62.3467864990234</text:p>
              </table:table-cell>
              <table:table-cell office:value-type="float" office:value="-62.3419723510742">
                <text:p>-62.3419723510742</text:p>
              </table:table-cell>
              <table:table-cell office:value-type="float" office:value="-62.3213653564453">
                <text:p>-62.3213653564453</text:p>
              </table:table-cell>
              <table:table-cell office:value-type="float" office:value="-62.3195686340332">
                <text:p>-62.3195686340332</text:p>
              </table:table-cell>
              <table:table-cell office:value-type="float" office:value="-62.3300094604492">
                <text:p>-62.3300094604492</text:p>
              </table:table-cell>
              <table:table-cell office:value-type="float" office:value="-62.3436889648438">
                <text:p>-62.3436889648438</text:p>
              </table:table-cell>
              <table:table-cell office:value-type="float" office:value="-62.342098236084">
                <text:p>-62.342098236084</text:p>
              </table:table-cell>
              <table:table-cell office:value-type="float" office:value="-62.3295936584473">
                <text:p>-62.3295936584473</text:p>
              </table:table-cell>
              <table:table-cell office:value-type="float" office:value="-62.3368263244629">
                <text:p>-62.3368263244629</text:p>
              </table:table-cell>
              <table:table-cell office:value-type="float" office:value="-62.3394203186035">
                <text:p>-62.3394203186035</text:p>
              </table:table-cell>
              <table:table-cell office:value-type="float" office:value="-62.3332290649414">
                <text:p>-62.3332290649414</text:p>
              </table:table-cell>
              <table:table-cell office:value-type="float" office:value="-62.3197746276856">
                <text:p>-62.3197746276856</text:p>
              </table:table-cell>
              <table:table-cell office:value-type="float" office:value="-62.3364067077637">
                <text:p>-62.3364067077637</text:p>
              </table:table-cell>
              <table:table-cell office:value-type="float" office:value="-62.3395004272461">
                <text:p>-62.3395004272461</text:p>
              </table:table-cell>
              <table:table-cell office:value-type="float" office:value="-62.3480834960938">
                <text:p>-62.3480834960938</text:p>
              </table:table-cell>
              <table:table-cell office:value-type="float" office:value="-62.3340225219727">
                <text:p>-62.3340225219727</text:p>
              </table:table-cell>
              <table:table-cell office:value-type="float" office:value="-62.3404655456543">
                <text:p>-62.3404655456543</text:p>
              </table:table-cell>
              <table:table-cell office:value-type="float" office:value="-62.3268775939941">
                <text:p>-62.3268775939941</text:p>
              </table:table-cell>
              <table:table-cell office:value-type="float" office:value="-62.3266258239746">
                <text:p>-62.3266258239746</text:p>
              </table:table-cell>
              <table:table-cell office:value-type="float" office:value="-62.3435173034668">
                <text:p>-62.3435173034668</text:p>
              </table:table-cell>
              <table:table-cell office:value-type="float" office:value="-62.3380393981934">
                <text:p>-62.3380393981934</text:p>
              </table:table-cell>
              <table:table-cell office:value-type="float" office:value="-62.3443183898926">
                <text:p>-62.3443183898926</text:p>
              </table:table-cell>
              <table:table-cell office:value-type="float" office:value="-62.3407974243164">
                <text:p>-62.3407974243164</text:p>
              </table:table-cell>
              <table:table-cell office:value-type="float" office:value="-62.3669929504395">
                <text:p>-62.3669929504395</text:p>
              </table:table-cell>
              <table:table-cell office:value-type="float" office:value="-62.3367004394531">
                <text:p>-62.3367004394531</text:p>
              </table:table-cell>
              <table:table-cell office:value-type="float" office:value="-62.3426818847656">
                <text:p>-62.3426818847656</text:p>
              </table:table-cell>
              <table:table-cell office:value-type="float" office:value="-62.340633392334">
                <text:p>-62.340633392334</text:p>
              </table:table-cell>
              <table:table-cell office:value-type="float" office:value="-62.3424339294434">
                <text:p>-62.3424339294434</text:p>
              </table:table-cell>
              <table:table-cell office:value-type="float" office:value="-62.3272972106934">
                <text:p>-62.3272972106934</text:p>
              </table:table-cell>
              <table:table-cell office:value-type="float" office:value="-62.3495941162109">
                <text:p>-62.3495941162109</text:p>
              </table:table-cell>
              <table:table-cell office:value-type="float" office:value="-62.3324356079102">
                <text:p>-62.3324356079102</text:p>
              </table:table-cell>
              <table:table-cell office:value-type="float" office:value="-62.3446083068848">
                <text:p>-62.3446083068848</text:p>
              </table:table-cell>
              <table:table-cell office:value-type="float" office:value="-62.3529853820801">
                <text:p>-62.3529853820801</text:p>
              </table:table-cell>
              <table:table-cell office:value-type="float" office:value="-62.3539123535156">
                <text:p>-62.3539123535156</text:p>
              </table:table-cell>
              <table:table-cell office:value-type="float" office:value="-62.3460311889648">
                <text:p>-62.3460311889648</text:p>
              </table:table-cell>
              <table:table-cell office:value-type="float" office:value="-62.3396301269531">
                <text:p>-62.3396301269531</text:p>
              </table:table-cell>
              <table:table-cell office:value-type="float" office:value="-62.3306388854981">
                <text:p>-62.3306388854981</text:p>
              </table:table-cell>
              <table:table-cell office:value-type="float" office:value="-62.3476219177246">
                <text:p>-62.3476219177246</text:p>
              </table:table-cell>
              <table:table-cell office:value-type="float" office:value="-62.3290901184082">
                <text:p>-62.3290901184082</text:p>
              </table:table-cell>
              <table:table-cell office:value-type="float" office:value="-62.3208236694336">
                <text:p>-62.3208236694336</text:p>
              </table:table-cell>
              <table:table-cell office:value-type="float" office:value="-62.3379554748535">
                <text:p>-62.3379554748535</text:p>
              </table:table-cell>
              <table:table-cell office:value-type="float" office:value="-62.3617935180664">
                <text:p>-62.3617935180664</text:p>
              </table:table-cell>
              <table:table-cell office:value-type="float" office:value="-62.3247871398926">
                <text:p>-62.3247871398926</text:p>
              </table:table-cell>
              <table:table-cell office:value-type="float" office:value="-62.3505554199219">
                <text:p>-62.3505554199219</text:p>
              </table:table-cell>
              <table:table-cell office:value-type="float" office:value="-62.3413429260254">
                <text:p>-62.3413429260254</text:p>
              </table:table-cell>
              <table:table-cell office:value-type="float" office:value="-62.3182754516602">
                <text:p>-62.3182754516602</text:p>
              </table:table-cell>
              <table:table-cell office:value-type="float" office:value="-62.3469963073731">
                <text:p>-62.3469963073731</text:p>
              </table:table-cell>
              <table:table-cell office:value-type="float" office:value="-62.350471496582">
                <text:p>-62.350471496582</text:p>
              </table:table-cell>
              <table:table-cell office:value-type="float" office:value="-62.3428916931152">
                <text:p>-62.3428916931152</text:p>
              </table:table-cell>
              <table:table-cell office:value-type="float" office:value="-62.3458213806152">
                <text:p>-62.3458213806152</text:p>
              </table:table-cell>
              <table:table-cell office:value-type="float" office:value="-62.3311386108398">
                <text:p>-62.3311386108398</text:p>
              </table:table-cell>
              <table:table-cell office:value-type="float" office:value="-62.3328971862793">
                <text:p>-62.3328971862793</text:p>
              </table:table-cell>
              <table:table-cell office:value-type="float" office:value="-62.3411750793457">
                <text:p>-62.3411750793457</text:p>
              </table:table-cell>
              <table:table-cell office:value-type="float" office:value="-62.3298835754395">
                <text:p>-62.3298835754395</text:p>
              </table:table-cell>
              <table:table-cell office:value-type="float" office:value="-62.3503913879395">
                <text:p>-62.3503913879395</text:p>
              </table:table-cell>
              <table:table-cell office:value-type="float" office:value="-62.3401718139648">
                <text:p>-62.3401718139648</text:p>
              </table:table-cell>
              <table:table-cell office:value-type="float" office:value="-62.3500137329102">
                <text:p>-62.3500137329102</text:p>
              </table:table-cell>
              <table:table-cell office:value-type="float" office:value="-62.3470802307129">
                <text:p>-62.3470802307129</text:p>
              </table:table-cell>
              <table:table-cell office:value-type="float" office:value="-62.3344383239746">
                <text:p>-62.3344383239746</text:p>
              </table:table-cell>
              <table:table-cell office:value-type="float" office:value="-62.3315582275391">
                <text:p>-62.3315582275391</text:p>
              </table:table-cell>
              <table:table-cell office:value-type="float" office:value="-62.3312225341797">
                <text:p>-62.3312225341797</text:p>
              </table:table-cell>
              <table:table-cell office:value-type="float" office:value="-62.3320999145508">
                <text:p>-62.3320999145508</text:p>
              </table:table-cell>
              <table:table-cell office:value-type="float" office:value="-62.3479995727539">
                <text:p>-62.3479995727539</text:p>
              </table:table-cell>
              <table:table-cell office:value-type="float" office:value="-62.3229942321777">
                <text:p>-62.3229942321777</text:p>
              </table:table-cell>
              <table:table-cell office:value-type="float" office:value="-62.327880859375">
                <text:p>-62.327880859375</text:p>
              </table:table-cell>
              <table:table-cell office:value-type="float" office:value="-62.3708572387695">
                <text:p>-62.3708572387695</text:p>
              </table:table-cell>
              <table:table-cell office:value-type="float" office:value="-62.3418045043945">
                <text:p>-62.3418045043945</text:p>
              </table:table-cell>
              <table:table-cell office:value-type="float" office:value="-62.3497619628906">
                <text:p>-62.3497619628906</text:p>
              </table:table-cell>
              <table:table-cell office:value-type="float" office:value="-62.3333549499512">
                <text:p>-62.3333549499512</text:p>
              </table:table-cell>
              <table:table-cell office:value-type="float" office:value="-62.3481712341309">
                <text:p>-62.3481712341309</text:p>
              </table:table-cell>
              <table:table-cell office:value-type="float" office:value="-62.326042175293">
                <text:p>-62.326042175293</text:p>
              </table:table-cell>
              <table:table-cell office:value-type="float" office:value="-62.3447380065918">
                <text:p>-62.3447380065918</text:p>
              </table:table-cell>
              <table:table-cell office:value-type="float" office:value="-62.3524436950684">
                <text:p>-62.3524436950684</text:p>
              </table:table-cell>
              <table:table-cell office:value-type="float" office:value="-62.3609085083008">
                <text:p>-62.3609085083008</text:p>
              </table:table-cell>
              <table:table-cell office:value-type="float" office:value="-62.3603210449219">
                <text:p>-62.3603210449219</text:p>
              </table:table-cell>
              <table:table-cell office:value-type="float" office:value="-62.3458213806152">
                <text:p>-62.3458213806152</text:p>
              </table:table-cell>
              <table:table-cell office:value-type="float" office:value="-62.3564643859863">
                <text:p>-62.3564643859863</text:p>
              </table:table-cell>
              <table:table-cell office:value-type="float" office:value="-62.3628807067871">
                <text:p>-62.3628807067871</text:p>
              </table:table-cell>
              <table:table-cell office:value-type="float" office:value="-62.3713607788086">
                <text:p>-62.3713607788086</text:p>
              </table:table-cell>
              <table:table-cell office:value-type="float" office:value="-62.3613700866699">
                <text:p>-62.3613700866699</text:p>
              </table:table-cell>
              <table:table-cell office:value-type="float" office:value="-62.3563385009766">
                <text:p>-62.3563385009766</text:p>
              </table:table-cell>
              <table:table-cell office:value-type="float" office:value="-62.3763160705566">
                <text:p>-62.3763160705566</text:p>
              </table:table-cell>
              <table:table-cell office:value-type="float" office:value="-62.3615798950195">
                <text:p>-62.3615798950195</text:p>
              </table:table-cell>
              <table:table-cell office:value-type="float" office:value="-62.3543281555176">
                <text:p>-62.3543281555176</text:p>
              </table:table-cell>
              <table:table-cell office:value-type="float" office:value="-62.3752250671387">
                <text:p>-62.3752250671387</text:p>
              </table:table-cell>
              <table:table-cell office:value-type="float" office:value="-62.3652763366699">
                <text:p>-62.3652763366699</text:p>
              </table:table-cell>
              <table:table-cell office:value-type="float" office:value="-62.3650627136231">
                <text:p>-62.3650627136231</text:p>
              </table:table-cell>
              <table:table-cell office:value-type="float" office:value="-62.3843879699707">
                <text:p>-62.3843879699707</text:p>
              </table:table-cell>
              <table:table-cell office:value-type="float" office:value="-62.3822441101074">
                <text:p>-62.3822441101074</text:p>
              </table:table-cell>
              <table:table-cell office:value-type="float" office:value="-62.3711090087891">
                <text:p>-62.3711090087891</text:p>
              </table:table-cell>
              <table:table-cell office:value-type="float" office:value="-62.3657341003418">
                <text:p>-62.3657341003418</text:p>
              </table:table-cell>
              <table:table-cell office:value-type="float" office:value="-62.3659477233887">
                <text:p>-62.3659477233887</text:p>
              </table:table-cell>
              <table:table-cell office:value-type="float" office:value="-62.3740921020508">
                <text:p>-62.3740921020508</text:p>
              </table:table-cell>
              <table:table-cell office:value-type="float" office:value="-62.3756446838379">
                <text:p>-62.3756446838379</text:p>
              </table:table-cell>
              <table:table-cell office:value-type="float" office:value="-62.3818244934082">
                <text:p>-62.3818244934082</text:p>
              </table:table-cell>
              <table:table-cell office:value-type="float" office:value="-62.3611640930176">
                <text:p>-62.3611640930176</text:p>
              </table:table-cell>
              <table:table-cell office:value-type="float" office:value="-62.3722839355469">
                <text:p>-62.3722839355469</text:p>
              </table:table-cell>
              <table:table-cell office:value-type="float" office:value="-62.3634300231934">
                <text:p>-62.3634300231934</text:p>
              </table:table-cell>
              <table:table-cell office:value-type="float" office:value="-62.3906555175781">
                <text:p>-62.3906555175781</text:p>
              </table:table-cell>
              <table:table-cell office:value-type="float" office:value="-62.381404876709">
                <text:p>-62.381404876709</text:p>
              </table:table-cell>
              <table:table-cell office:value-type="float" office:value="-62.3853530883789">
                <text:p>-62.3853530883789</text:p>
              </table:table-cell>
              <table:table-cell office:value-type="float" office:value="-62.3767395019531">
                <text:p>-62.3767395019531</text:p>
              </table:table-cell>
            </table:table-row>
            <table:table-row>
              <table:table-cell office:value-type="string">
                <text:p>Wiersz 9</text:p>
                <draw:g>
                  <svg:desc/>
                </draw:g>
              </table:table-cell>
              <table:table-cell office:value-type="float" office:value="-62.3904914855957">
                <text:p>-62.3904914855957</text:p>
                <draw:g>
                  <svg:desc>optymalizacja_wycinana_z_trace.A9:optymalizacja_wycinana_z_trace.OJ9</svg:desc>
                </draw:g>
              </table:table-cell>
              <table:table-cell office:value-type="float" office:value="-62.378963470459">
                <text:p>-62.378963470459</text:p>
              </table:table-cell>
              <table:table-cell office:value-type="float" office:value="-62.382453918457">
                <text:p>-62.382453918457</text:p>
              </table:table-cell>
              <table:table-cell office:value-type="float" office:value="-62.3936462402344">
                <text:p>-62.3936462402344</text:p>
              </table:table-cell>
              <table:table-cell office:value-type="float" office:value="-62.3908271789551">
                <text:p>-62.3908271789551</text:p>
              </table:table-cell>
              <table:table-cell office:value-type="float" office:value="-62.3915824890137">
                <text:p>-62.3915824890137</text:p>
              </table:table-cell>
              <table:table-cell office:value-type="float" office:value="-62.3987426757813">
                <text:p>-62.3987426757813</text:p>
              </table:table-cell>
              <table:table-cell office:value-type="float" office:value="-62.3902778625488">
                <text:p>-62.3902778625488</text:p>
              </table:table-cell>
              <table:table-cell office:value-type="float" office:value="-62.4077186584473">
                <text:p>-62.4077186584473</text:p>
              </table:table-cell>
              <table:table-cell office:value-type="float" office:value="-62.3888931274414">
                <text:p>-62.3888931274414</text:p>
              </table:table-cell>
              <table:table-cell office:value-type="float" office:value="-62.3807334899902">
                <text:p>-62.3807334899902</text:p>
              </table:table-cell>
              <table:table-cell office:value-type="float" office:value="-62.388973236084">
                <text:p>-62.388973236084</text:p>
              </table:table-cell>
              <table:table-cell office:value-type="float" office:value="-62.3841361999512">
                <text:p>-62.3841361999512</text:p>
              </table:table-cell>
              <table:table-cell office:value-type="float" office:value="-62.3806037902832">
                <text:p>-62.3806037902832</text:p>
              </table:table-cell>
              <table:table-cell office:value-type="float" office:value="-62.3832550048828">
                <text:p>-62.3832550048828</text:p>
              </table:table-cell>
              <table:table-cell office:value-type="float" office:value="-62.3936882019043">
                <text:p>-62.3936882019043</text:p>
              </table:table-cell>
              <table:table-cell office:value-type="float" office:value="-62.3841361999512">
                <text:p>-62.3841361999512</text:p>
              </table:table-cell>
              <table:table-cell office:value-type="float" office:value="-62.3774108886719">
                <text:p>-62.3774108886719</text:p>
              </table:table-cell>
              <table:table-cell office:value-type="float" office:value="-62.3734588623047">
                <text:p>-62.3734588623047</text:p>
              </table:table-cell>
              <table:table-cell office:value-type="float" office:value="-62.3886375427246">
                <text:p>-62.3886375427246</text:p>
              </table:table-cell>
              <table:table-cell office:value-type="float" office:value="-62.3846435546875">
                <text:p>-62.3846435546875</text:p>
              </table:table-cell>
              <table:table-cell office:value-type="float" office:value="-62.3875465393066">
                <text:p>-62.3875465393066</text:p>
              </table:table-cell>
              <table:table-cell office:value-type="float" office:value="-62.3788795471191">
                <text:p>-62.3788795471191</text:p>
              </table:table-cell>
              <table:table-cell office:value-type="float" office:value="-62.3733367919922">
                <text:p>-62.3733367919922</text:p>
              </table:table-cell>
              <table:table-cell office:value-type="float" office:value="-62.3598213195801">
                <text:p>-62.3598213195801</text:p>
              </table:table-cell>
              <table:table-cell office:value-type="float" office:value="-62.3610801696777">
                <text:p>-62.3610801696777</text:p>
              </table:table-cell>
              <table:table-cell office:value-type="float" office:value="-62.379093170166">
                <text:p>-62.379093170166</text:p>
              </table:table-cell>
              <table:table-cell office:value-type="float" office:value="-62.3735885620117">
                <text:p>-62.3735885620117</text:p>
              </table:table-cell>
              <table:table-cell office:value-type="float" office:value="-62.3680839538574">
                <text:p>-62.3680839538574</text:p>
              </table:table-cell>
              <table:table-cell office:value-type="float" office:value="-62.3510627746582">
                <text:p>-62.3510627746582</text:p>
              </table:table-cell>
              <table:table-cell office:value-type="float" office:value="-62.3506813049316">
                <text:p>-62.3506813049316</text:p>
              </table:table-cell>
              <table:table-cell office:value-type="float" office:value="-62.3767814636231">
                <text:p>-62.3767814636231</text:p>
              </table:table-cell>
              <table:table-cell office:value-type="float" office:value="-62.366153717041">
                <text:p>-62.366153717041</text:p>
              </table:table-cell>
              <table:table-cell office:value-type="float" office:value="-62.3497200012207">
                <text:p>-62.3497200012207</text:p>
              </table:table-cell>
              <table:table-cell office:value-type="float" office:value="-62.3569679260254">
                <text:p>-62.3569679260254</text:p>
              </table:table-cell>
              <table:table-cell office:value-type="float" office:value="-62.354118347168">
                <text:p>-62.354118347168</text:p>
              </table:table-cell>
              <table:table-cell office:value-type="float" office:value="-62.3636779785156">
                <text:p>-62.3636779785156</text:p>
              </table:table-cell>
              <table:table-cell office:value-type="float" office:value="-62.3536148071289">
                <text:p>-62.3536148071289</text:p>
              </table:table-cell>
              <table:table-cell office:value-type="float" office:value="-62.3791770935059">
                <text:p>-62.3791770935059</text:p>
              </table:table-cell>
              <table:table-cell office:value-type="float" office:value="-62.3487129211426">
                <text:p>-62.3487129211426</text:p>
              </table:table-cell>
              <table:table-cell office:value-type="float" office:value="-62.357723236084">
                <text:p>-62.357723236084</text:p>
              </table:table-cell>
              <table:table-cell office:value-type="float" office:value="-62.3424758911133">
                <text:p>-62.3424758911133</text:p>
              </table:table-cell>
              <table:table-cell office:value-type="float" office:value="-62.3500556945801">
                <text:p>-62.3500556945801</text:p>
              </table:table-cell>
              <table:table-cell office:value-type="float" office:value="-62.3664474487305">
                <text:p>-62.3664474487305</text:p>
              </table:table-cell>
              <table:table-cell office:value-type="float" office:value="-62.3566741943359">
                <text:p>-62.3566741943359</text:p>
              </table:table-cell>
              <table:table-cell office:value-type="float" office:value="-62.3456573486328">
                <text:p>-62.3456573486328</text:p>
              </table:table-cell>
              <table:table-cell office:value-type="float" office:value="-62.3743019104004">
                <text:p>-62.3743019104004</text:p>
              </table:table-cell>
              <table:table-cell office:value-type="float" office:value="-62.3517723083496">
                <text:p>-62.3517723083496</text:p>
              </table:table-cell>
              <table:table-cell office:value-type="float" office:value="-62.3690948486328">
                <text:p>-62.3690948486328</text:p>
              </table:table-cell>
              <table:table-cell office:value-type="float" office:value="-62.3493423461914">
                <text:p>-62.3493423461914</text:p>
              </table:table-cell>
              <table:table-cell office:value-type="float" office:value="-62.3474998474121">
                <text:p>-62.3474998474121</text:p>
              </table:table-cell>
              <table:table-cell office:value-type="float" office:value="-62.3325614929199">
                <text:p>-62.3325614929199</text:p>
              </table:table-cell>
              <table:table-cell office:value-type="float" office:value="-62.3485488891602">
                <text:p>-62.3485488891602</text:p>
              </table:table-cell>
              <table:table-cell office:value-type="float" office:value="-62.3346939086914">
                <text:p>-62.3346939086914</text:p>
              </table:table-cell>
              <table:table-cell office:value-type="float" office:value="-62.3440666198731">
                <text:p>-62.3440666198731</text:p>
              </table:table-cell>
              <table:table-cell office:value-type="float" office:value="-62.3436050415039">
                <text:p>-62.3436050415039</text:p>
              </table:table-cell>
              <table:table-cell office:value-type="float" office:value="-62.3563385009766">
                <text:p>-62.3563385009766</text:p>
              </table:table-cell>
              <table:table-cell office:value-type="float" office:value="-62.3365325927734">
                <text:p>-62.3365325927734</text:p>
              </table:table-cell>
              <table:table-cell office:value-type="float" office:value="-62.3391227722168">
                <text:p>-62.3391227722168</text:p>
              </table:table-cell>
              <table:table-cell office:value-type="float" office:value="-62.3480834960938">
                <text:p>-62.3480834960938</text:p>
              </table:table-cell>
              <table:table-cell office:value-type="float" office:value="-62.3563842773438">
                <text:p>-62.3563842773438</text:p>
              </table:table-cell>
              <table:table-cell office:value-type="float" office:value="-62.3379974365234">
                <text:p>-62.3379974365234</text:p>
              </table:table-cell>
              <table:table-cell office:value-type="float" office:value="-62.3290061950684">
                <text:p>-62.3290061950684</text:p>
              </table:table-cell>
              <table:table-cell office:value-type="float" office:value="-62.3445243835449">
                <text:p>-62.3445243835449</text:p>
              </table:table-cell>
              <table:table-cell office:value-type="float" office:value="-62.3398780822754">
                <text:p>-62.3398780822754</text:p>
              </table:table-cell>
              <table:table-cell office:value-type="float" office:value="-62.3465766906738">
                <text:p>-62.3465766906738</text:p>
              </table:table-cell>
              <table:table-cell office:value-type="float" office:value="-62.3523178100586">
                <text:p>-62.3523178100586</text:p>
              </table:table-cell>
              <table:table-cell office:value-type="float" office:value="-62.3340225219727">
                <text:p>-62.3340225219727</text:p>
              </table:table-cell>
              <table:table-cell office:value-type="float" office:value="-62.3412628173828">
                <text:p>-62.3412628173828</text:p>
              </table:table-cell>
              <table:table-cell office:value-type="float" office:value="-62.3394203186035">
                <text:p>-62.3394203186035</text:p>
              </table:table-cell>
              <table:table-cell office:value-type="float" office:value="-62.3201942443848">
                <text:p>-62.3201942443848</text:p>
              </table:table-cell>
              <table:table-cell office:value-type="float" office:value="-62.3217391967773">
                <text:p>-62.3217391967773</text:p>
              </table:table-cell>
              <table:table-cell office:value-type="float" office:value="-62.3175621032715">
                <text:p>-62.3175621032715</text:p>
              </table:table-cell>
              <table:table-cell office:value-type="float" office:value="-62.3154792785645">
                <text:p>-62.3154792785645</text:p>
              </table:table-cell>
              <table:table-cell office:value-type="float" office:value="-62.3314323425293">
                <text:p>-62.3314323425293</text:p>
              </table:table-cell>
              <table:table-cell office:value-type="float" office:value="-62.3260002136231">
                <text:p>-62.3260002136231</text:p>
              </table:table-cell>
              <table:table-cell office:value-type="float" office:value="-62.3009300231934">
                <text:p>-62.3009300231934</text:p>
              </table:table-cell>
              <table:table-cell office:value-type="float" office:value="-62.326961517334">
                <text:p>-62.326961517334</text:p>
              </table:table-cell>
              <table:table-cell office:value-type="float" office:value="-62.3211135864258">
                <text:p>-62.3211135864258</text:p>
              </table:table-cell>
              <table:table-cell office:value-type="float" office:value="-62.3093032836914">
                <text:p>-62.3093032836914</text:p>
              </table:table-cell>
              <table:table-cell office:value-type="float" office:value="-62.310848236084">
                <text:p>-62.310848236084</text:p>
              </table:table-cell>
              <table:table-cell office:value-type="float" office:value="-62.2963485717773">
                <text:p>-62.2963485717773</text:p>
              </table:table-cell>
              <table:table-cell office:value-type="float" office:value="-62.2992172241211">
                <text:p>-62.2992172241211</text:p>
              </table:table-cell>
              <table:table-cell office:value-type="float" office:value="-62.3203201293945">
                <text:p>-62.3203201293945</text:p>
              </table:table-cell>
              <table:table-cell office:value-type="float" office:value="-62.3190231323242">
                <text:p>-62.3190231323242</text:p>
              </table:table-cell>
              <table:table-cell office:value-type="float" office:value="-62.3051795959473">
                <text:p>-62.3051795959473</text:p>
              </table:table-cell>
              <table:table-cell office:value-type="float" office:value="-62.3094711303711">
                <text:p>-62.3094711303711</text:p>
              </table:table-cell>
              <table:table-cell office:value-type="float" office:value="-62.3112640380859">
                <text:p>-62.3112640380859</text:p>
              </table:table-cell>
              <table:table-cell office:value-type="float" office:value="-62.3098869323731">
                <text:p>-62.3098869323731</text:p>
              </table:table-cell>
              <table:table-cell office:value-type="float" office:value="-62.3008003234863">
                <text:p>-62.3008003234863</text:p>
              </table:table-cell>
              <table:table-cell office:value-type="float" office:value="-62.3070106506348">
                <text:p>-62.3070106506348</text:p>
              </table:table-cell>
              <table:table-cell office:value-type="float" office:value="-62.3125610351563">
                <text:p>-62.3125610351563</text:p>
              </table:table-cell>
              <table:table-cell office:value-type="float" office:value="-62.2879829406738">
                <text:p>-62.2879829406738</text:p>
              </table:table-cell>
              <table:table-cell office:value-type="float" office:value="-62.2884368896484">
                <text:p>-62.2884368896484</text:p>
              </table:table-cell>
              <table:table-cell office:value-type="float" office:value="-62.2995529174805">
                <text:p>-62.2995529174805</text:p>
              </table:table-cell>
              <table:table-cell office:value-type="float" office:value="-62.2909774780273">
                <text:p>-62.2909774780273</text:p>
              </table:table-cell>
              <table:table-cell office:value-type="float" office:value="-62.3083038330078">
                <text:p>-62.3083038330078</text:p>
              </table:table-cell>
              <table:table-cell office:value-type="float" office:value="-62.3053016662598">
                <text:p>-62.3053016662598</text:p>
              </table:table-cell>
              <table:table-cell office:value-type="float" office:value="-62.3012199401856">
                <text:p>-62.3012199401856</text:p>
              </table:table-cell>
              <table:table-cell office:value-type="float" office:value="-62.2911415100098">
                <text:p>-62.2911415100098</text:p>
              </table:table-cell>
              <table:table-cell office:value-type="float" office:value="-62.2892684936523">
                <text:p>-62.2892684936523</text:p>
              </table:table-cell>
              <table:table-cell office:value-type="float" office:value="-62.2896881103516">
                <text:p>-62.2896881103516</text:p>
              </table:table-cell>
              <table:table-cell office:value-type="float" office:value="-62.281867980957">
                <text:p>-62.281867980957</text:p>
              </table:table-cell>
              <table:table-cell office:value-type="float" office:value="-62.3011779785156">
                <text:p>-62.3011779785156</text:p>
              </table:table-cell>
              <table:table-cell office:value-type="float" office:value="-62.3018035888672">
                <text:p>-62.3018035888672</text:p>
              </table:table-cell>
              <table:table-cell office:value-type="float" office:value="-62.2897300720215">
                <text:p>-62.2897300720215</text:p>
              </table:table-cell>
              <table:table-cell office:value-type="float" office:value="-62.2878570556641">
                <text:p>-62.2878570556641</text:p>
              </table:table-cell>
              <table:table-cell office:value-type="float" office:value="-62.2824516296387">
                <text:p>-62.2824516296387</text:p>
              </table:table-cell>
              <table:table-cell office:value-type="float" office:value="-62.2729377746582">
                <text:p>-62.2729377746582</text:p>
              </table:table-cell>
              <table:table-cell office:value-type="float" office:value="-62.2900199890137">
                <text:p>-62.2900199890137</text:p>
              </table:table-cell>
              <table:table-cell office:value-type="float" office:value="-62.2930183410645">
                <text:p>-62.2930183410645</text:p>
              </table:table-cell>
              <table:table-cell office:value-type="float" office:value="-62.2773017883301">
                <text:p>-62.2773017883301</text:p>
              </table:table-cell>
              <table:table-cell office:value-type="float" office:value="-62.2800827026367">
                <text:p>-62.2800827026367</text:p>
              </table:table-cell>
              <table:table-cell office:value-type="float" office:value="-62.2816200256348">
                <text:p>-62.2816200256348</text:p>
              </table:table-cell>
              <table:table-cell office:value-type="float" office:value="-62.2949333190918">
                <text:p>-62.2949333190918</text:p>
              </table:table-cell>
              <table:table-cell office:value-type="float" office:value="-62.2785873413086">
                <text:p>-62.2785873413086</text:p>
              </table:table-cell>
              <table:table-cell office:value-type="float" office:value="-62.2843246459961">
                <text:p>-62.2843246459961</text:p>
              </table:table-cell>
              <table:table-cell office:value-type="float" office:value="-62.2764663696289">
                <text:p>-62.2764663696289</text:p>
              </table:table-cell>
              <table:table-cell office:value-type="float" office:value="-62.2637634277344">
                <text:p>-62.2637634277344</text:p>
              </table:table-cell>
              <table:table-cell office:value-type="float" office:value="-62.2715263366699">
                <text:p>-62.2715263366699</text:p>
              </table:table-cell>
              <table:table-cell office:value-type="float" office:value="-62.2859039306641">
                <text:p>-62.2859039306641</text:p>
              </table:table-cell>
              <table:table-cell office:value-type="float" office:value="-62.2959289550781">
                <text:p>-62.2959289550781</text:p>
              </table:table-cell>
              <table:table-cell office:value-type="float" office:value="-62.2835350036621">
                <text:p>-62.2835350036621</text:p>
              </table:table-cell>
              <table:table-cell office:value-type="float" office:value="-62.2654266357422">
                <text:p>-62.2654266357422</text:p>
              </table:table-cell>
              <table:table-cell office:value-type="float" office:value="-62.2660064697266">
                <text:p>-62.2660064697266</text:p>
              </table:table-cell>
              <table:table-cell office:value-type="float" office:value="-62.2622337341309">
                <text:p>-62.2622337341309</text:p>
              </table:table-cell>
              <table:table-cell office:value-type="float" office:value="-62.2670860290527">
                <text:p>-62.2670860290527</text:p>
              </table:table-cell>
              <table:table-cell office:value-type="float" office:value="-62.2662124633789">
                <text:p>-62.2662124633789</text:p>
              </table:table-cell>
              <table:table-cell office:value-type="float" office:value="-62.2890625">
                <text:p>-62.2890625</text:p>
              </table:table-cell>
              <table:table-cell office:value-type="float" office:value="-62.2659225463867">
                <text:p>-62.2659225463867</text:p>
              </table:table-cell>
              <table:table-cell office:value-type="float" office:value="-62.2605323791504">
                <text:p>-62.2605323791504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2754707336426">
                <text:p>-62.2754707336426</text:p>
              </table:table-cell>
              <table:table-cell office:value-type="float" office:value="-62.2647209167481">
                <text:p>-62.2647209167481</text:p>
              </table:table-cell>
              <table:table-cell office:value-type="float" office:value="-62.266544342041">
                <text:p>-62.266544342041</text:p>
              </table:table-cell>
              <table:table-cell office:value-type="float" office:value="-62.2491798400879">
                <text:p>-62.2491798400879</text:p>
              </table:table-cell>
              <table:table-cell office:value-type="float" office:value="-62.2636413574219">
                <text:p>-62.2636413574219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773818969727">
                <text:p>-62.2773818969727</text:p>
              </table:table-cell>
              <table:table-cell office:value-type="float" office:value="-62.2761383056641">
                <text:p>-62.2761383056641</text:p>
              </table:table-cell>
              <table:table-cell office:value-type="float" office:value="-62.2648048400879">
                <text:p>-62.2648048400879</text:p>
              </table:table-cell>
              <table:table-cell office:value-type="float" office:value="-62.2682876586914">
                <text:p>-62.2682876586914</text:p>
              </table:table-cell>
              <table:table-cell office:value-type="float" office:value="-62.2699890136719">
                <text:p>-62.2699890136719</text:p>
              </table:table-cell>
              <table:table-cell office:value-type="float" office:value="-62.2585411071777">
                <text:p>-62.2585411071777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557220458984">
                <text:p>-62.2557220458984</text:p>
              </table:table-cell>
              <table:table-cell office:value-type="float" office:value="-62.2647209167481">
                <text:p>-62.2647209167481</text:p>
              </table:table-cell>
              <table:table-cell office:value-type="float" office:value="-62.2346992492676">
                <text:p>-62.2346992492676</text:p>
              </table:table-cell>
              <table:table-cell office:value-type="float" office:value="-62.2693290710449">
                <text:p>-62.2693290710449</text:p>
              </table:table-cell>
              <table:table-cell office:value-type="float" office:value="-62.2719421386719">
                <text:p>-62.2719421386719</text:p>
              </table:table-cell>
              <table:table-cell office:value-type="float" office:value="-62.2612800598145">
                <text:p>-62.2612800598145</text:p>
              </table:table-cell>
              <table:table-cell office:value-type="float" office:value="-62.2672538757324">
                <text:p>-62.2672538757324</text:p>
              </table:table-cell>
              <table:table-cell office:value-type="float" office:value="-62.2481842041016">
                <text:p>-62.2481842041016</text:p>
              </table:table-cell>
              <table:table-cell office:value-type="float" office:value="-62.2453727722168">
                <text:p>-62.2453727722168</text:p>
              </table:table-cell>
              <table:table-cell office:value-type="float" office:value="-62.2715263366699">
                <text:p>-62.2715263366699</text:p>
              </table:table-cell>
              <table:table-cell office:value-type="float" office:value="-62.2601165771484">
                <text:p>-62.2601165771484</text:p>
              </table:table-cell>
              <table:table-cell office:value-type="float" office:value="-62.2535667419434">
                <text:p>-62.2535667419434</text:p>
              </table:table-cell>
              <table:table-cell office:value-type="float" office:value="-62.2575492858887">
                <text:p>-62.2575492858887</text:p>
              </table:table-cell>
              <table:table-cell office:value-type="float" office:value="-62.2733955383301">
                <text:p>-62.2733955383301</text:p>
              </table:table-cell>
              <table:table-cell office:value-type="float" office:value="-62.2725677490234">
                <text:p>-62.2725677490234</text:p>
              </table:table-cell>
              <table:table-cell office:value-type="float" office:value="-62.2636413574219">
                <text:p>-62.2636413574219</text:p>
              </table:table-cell>
              <table:table-cell office:value-type="float" office:value="-62.2712364196777">
                <text:p>-62.2712364196777</text:p>
              </table:table-cell>
              <table:table-cell office:value-type="float" office:value="-62.2559700012207">
                <text:p>-62.2559700012207</text:p>
              </table:table-cell>
              <table:table-cell office:value-type="float" office:value="-62.2526969909668">
                <text:p>-62.2526969909668</text:p>
              </table:table-cell>
              <table:table-cell office:value-type="float" office:value="-62.2722320556641">
                <text:p>-62.2722320556641</text:p>
              </table:table-cell>
              <table:table-cell office:value-type="float" office:value="-62.2611122131348">
                <text:p>-62.2611122131348</text:p>
              </table:table-cell>
              <table:table-cell office:value-type="float" office:value="-62.2623977661133">
                <text:p>-62.2623977661133</text:p>
              </table:table-cell>
              <table:table-cell office:value-type="float" office:value="-62.2621917724609">
                <text:p>-62.2621917724609</text:p>
              </table:table-cell>
              <table:table-cell office:value-type="float" office:value="-62.2465286254883">
                <text:p>-62.2465286254883</text:p>
              </table:table-cell>
              <table:table-cell office:value-type="float" office:value="-62.2539825439453">
                <text:p>-62.2539825439453</text:p>
              </table:table-cell>
              <table:table-cell office:value-type="float" office:value="-62.2289962768555">
                <text:p>-62.2289962768555</text:p>
              </table:table-cell>
              <table:table-cell office:value-type="float" office:value="-62.2589988708496">
                <text:p>-62.2589988708496</text:p>
              </table:table-cell>
              <table:table-cell office:value-type="float" office:value="-62.2425956726074">
                <text:p>-62.2425956726074</text:p>
              </table:table-cell>
              <table:table-cell office:value-type="float" office:value="-62.240406036377">
                <text:p>-62.240406036377</text:p>
              </table:table-cell>
              <table:table-cell office:value-type="float" office:value="-62.2432174682617">
                <text:p>-62.2432174682617</text:p>
              </table:table-cell>
              <table:table-cell office:value-type="float" office:value="-62.2343254089356">
                <text:p>-62.2343254089356</text:p>
              </table:table-cell>
              <table:table-cell office:value-type="float" office:value="-62.2242851257324">
                <text:p>-62.2242851257324</text:p>
              </table:table-cell>
              <table:table-cell office:value-type="float" office:value="-62.2589988708496">
                <text:p>-62.2589988708496</text:p>
              </table:table-cell>
              <table:table-cell office:value-type="float" office:value="-62.2339935302734">
                <text:p>-62.2339935302734</text:p>
              </table:table-cell>
              <table:table-cell office:value-type="float" office:value="-62.2446670532227">
                <text:p>-62.2446670532227</text:p>
              </table:table-cell>
              <table:table-cell office:value-type="float" office:value="-62.2265129089356">
                <text:p>-62.2265129089356</text:p>
              </table:table-cell>
              <table:table-cell office:value-type="float" office:value="-62.2480201721191">
                <text:p>-62.2480201721191</text:p>
              </table:table-cell>
              <table:table-cell office:value-type="float" office:value="-62.2408218383789">
                <text:p>-62.2408218383789</text:p>
              </table:table-cell>
              <table:table-cell office:value-type="float" office:value="-62.239372253418">
                <text:p>-62.239372253418</text:p>
              </table:table-cell>
              <table:table-cell office:value-type="float" office:value="-62.2435913085938">
                <text:p>-62.2435913085938</text:p>
              </table:table-cell>
              <table:table-cell office:value-type="float" office:value="-62.2325057983398">
                <text:p>-62.2325057983398</text:p>
              </table:table-cell>
              <table:table-cell office:value-type="float" office:value="-62.2306060791016">
                <text:p>-62.2306060791016</text:p>
              </table:table-cell>
              <table:table-cell office:value-type="float" office:value="-62.2285385131836">
                <text:p>-62.2285385131836</text:p>
              </table:table-cell>
              <table:table-cell office:value-type="float" office:value="-62.2294502258301">
                <text:p>-62.2294502258301</text:p>
              </table:table-cell>
              <table:table-cell office:value-type="float" office:value="-62.2401161193848">
                <text:p>-62.2401161193848</text:p>
              </table:table-cell>
              <table:table-cell office:value-type="float" office:value="-62.2360191345215">
                <text:p>-62.2360191345215</text:p>
              </table:table-cell>
              <table:table-cell office:value-type="float" office:value="-62.2345314025879">
                <text:p>-62.2345314025879</text:p>
              </table:table-cell>
              <table:table-cell office:value-type="float" office:value="-62.2157821655273">
                <text:p>-62.2157821655273</text:p>
              </table:table-cell>
              <table:table-cell office:value-type="float" office:value="-62.2337875366211">
                <text:p>-62.2337875366211</text:p>
              </table:table-cell>
              <table:table-cell office:value-type="float" office:value="-62.2212295532227">
                <text:p>-62.2212295532227</text:p>
              </table:table-cell>
              <table:table-cell office:value-type="float" office:value="-62.1997146606445">
                <text:p>-62.1997146606445</text:p>
              </table:table-cell>
              <table:table-cell office:value-type="float" office:value="-62.2169799804688">
                <text:p>-62.2169799804688</text:p>
              </table:table-cell>
              <table:table-cell office:value-type="float" office:value="-62.20263671875">
                <text:p>-62.20263671875</text:p>
              </table:table-cell>
              <table:table-cell office:value-type="float" office:value="-62.2205276489258">
                <text:p>-62.2205276489258</text:p>
              </table:table-cell>
              <table:table-cell office:value-type="float" office:value="-62.2107543945313">
                <text:p>-62.2107543945313</text:p>
              </table:table-cell>
              <table:table-cell office:value-type="float" office:value="-62.2224311828613">
                <text:p>-62.2224311828613</text:p>
              </table:table-cell>
              <table:table-cell office:value-type="float" office:value="-62.2026786804199">
                <text:p>-62.2026786804199</text:p>
              </table:table-cell>
              <table:table-cell office:value-type="float" office:value="-62.2179718017578">
                <text:p>-62.2179718017578</text:p>
              </table:table-cell>
              <table:table-cell office:value-type="float" office:value="-62.1949806213379">
                <text:p>-62.1949806213379</text:p>
              </table:table-cell>
              <table:table-cell office:value-type="float" office:value="-62.2163619995117">
                <text:p>-62.2163619995117</text:p>
              </table:table-cell>
              <table:table-cell office:value-type="float" office:value="-62.2014808654785">
                <text:p>-62.2014808654785</text:p>
              </table:table-cell>
              <table:table-cell office:value-type="float" office:value="-62.205436706543">
                <text:p>-62.205436706543</text:p>
              </table:table-cell>
              <table:table-cell office:value-type="float" office:value="-62.1948966979981">
                <text:p>-62.1948966979981</text:p>
              </table:table-cell>
              <table:table-cell office:value-type="float" office:value="-62.1979026794434">
                <text:p>-62.1979026794434</text:p>
              </table:table-cell>
              <table:table-cell office:value-type="float" office:value="-62.199878692627">
                <text:p>-62.199878692627</text:p>
              </table:table-cell>
              <table:table-cell office:value-type="float" office:value="-62.1844100952148">
                <text:p>-62.1844100952148</text:p>
              </table:table-cell>
              <table:table-cell office:value-type="float" office:value="-62.184326171875">
                <text:p>-62.184326171875</text:p>
              </table:table-cell>
              <table:table-cell office:value-type="float" office:value="-62.1895484924316">
                <text:p>-62.1895484924316</text:p>
              </table:table-cell>
              <table:table-cell office:value-type="float" office:value="-62.1931686401367">
                <text:p>-62.1931686401367</text:p>
              </table:table-cell>
              <table:table-cell office:value-type="float" office:value="-62.2013969421387">
                <text:p>-62.2013969421387</text:p>
              </table:table-cell>
              <table:table-cell office:value-type="float" office:value="-62.1907424926758">
                <text:p>-62.1907424926758</text:p>
              </table:table-cell>
              <table:table-cell office:value-type="float" office:value="-62.1798095703125">
                <text:p>-62.1798095703125</text:p>
              </table:table-cell>
              <table:table-cell office:value-type="float" office:value="-62.1788635253906">
                <text:p>-62.1788635253906</text:p>
              </table:table-cell>
              <table:table-cell office:value-type="float" office:value="-62.197322845459">
                <text:p>-62.197322845459</text:p>
              </table:table-cell>
              <table:table-cell office:value-type="float" office:value="-62.1782455444336">
                <text:p>-62.1782455444336</text:p>
              </table:table-cell>
              <table:table-cell office:value-type="float" office:value="-62.1923866271973">
                <text:p>-62.1923866271973</text:p>
              </table:table-cell>
              <table:table-cell office:value-type="float" office:value="-62.1963806152344">
                <text:p>-62.1963806152344</text:p>
              </table:table-cell>
              <table:table-cell office:value-type="float" office:value="-62.1904945373535">
                <text:p>-62.1904945373535</text:p>
              </table:table-cell>
              <table:table-cell office:value-type="float" office:value="-62.1846580505371">
                <text:p>-62.1846580505371</text:p>
              </table:table-cell>
              <table:table-cell office:value-type="float" office:value="-62.1802177429199">
                <text:p>-62.1802177429199</text:p>
              </table:table-cell>
              <table:table-cell office:value-type="float" office:value="-62.1767692565918">
                <text:p>-62.1767692565918</text:p>
              </table:table-cell>
              <table:table-cell office:value-type="float" office:value="-62.1803016662598">
                <text:p>-62.1803016662598</text:p>
              </table:table-cell>
              <table:table-cell office:value-type="float" office:value="-62.1760292053223">
                <text:p>-62.1760292053223</text:p>
              </table:table-cell>
              <table:table-cell office:value-type="float" office:value="-62.2000389099121">
                <text:p>-62.2000389099121</text:p>
              </table:table-cell>
              <table:table-cell office:value-type="float" office:value="-62.1780433654785">
                <text:p>-62.1780433654785</text:p>
              </table:table-cell>
              <table:table-cell office:value-type="float" office:value="-62.1852760314941">
                <text:p>-62.1852760314941</text:p>
              </table:table-cell>
              <table:table-cell office:value-type="float" office:value="-62.1819877624512">
                <text:p>-62.1819877624512</text:p>
              </table:table-cell>
              <table:table-cell office:value-type="float" office:value="-62.1731986999512">
                <text:p>-62.1731986999512</text:p>
              </table:table-cell>
              <table:table-cell office:value-type="float" office:value="-62.1825981140137">
                <text:p>-62.1825981140137</text:p>
              </table:table-cell>
              <table:table-cell office:value-type="float" office:value="-62.1731567382813">
                <text:p>-62.1731567382813</text:p>
              </table:table-cell>
              <table:table-cell office:value-type="float" office:value="-62.1853103637695">
                <text:p>-62.1853103637695</text:p>
              </table:table-cell>
              <table:table-cell office:value-type="float" office:value="-62.1752052307129">
                <text:p>-62.1752052307129</text:p>
              </table:table-cell>
              <table:table-cell office:value-type="float" office:value="-62.1711006164551">
                <text:p>-62.1711006164551</text:p>
              </table:table-cell>
              <table:table-cell office:value-type="float" office:value="-62.1823120117188">
                <text:p>-62.1823120117188</text:p>
              </table:table-cell>
              <table:table-cell office:value-type="float" office:value="-62.1711845397949">
                <text:p>-62.1711845397949</text:p>
              </table:table-cell>
              <table:table-cell office:value-type="float" office:value="-62.17578125">
                <text:p>-62.17578125</text:p>
              </table:table-cell>
              <table:table-cell office:value-type="float" office:value="-62.1625289916992">
                <text:p>-62.1625289916992</text:p>
              </table:table-cell>
              <table:table-cell office:value-type="float" office:value="-62.142505645752">
                <text:p>-62.142505645752</text:p>
              </table:table-cell>
              <table:table-cell office:value-type="float" office:value="-62.1512222290039">
                <text:p>-62.1512222290039</text:p>
              </table:table-cell>
              <table:table-cell office:value-type="float" office:value="-62.172004699707">
                <text:p>-62.172004699707</text:p>
              </table:table-cell>
              <table:table-cell office:value-type="float" office:value="-62.1578178405762">
                <text:p>-62.1578178405762</text:p>
              </table:table-cell>
              <table:table-cell office:value-type="float" office:value="-62.1696281433106">
                <text:p>-62.1696281433106</text:p>
              </table:table-cell>
              <table:table-cell office:value-type="float" office:value="-62.1740188598633">
                <text:p>-62.1740188598633</text:p>
              </table:table-cell>
              <table:table-cell office:value-type="float" office:value="-62.1553573608398">
                <text:p>-62.1553573608398</text:p>
              </table:table-cell>
              <table:table-cell office:value-type="float" office:value="-62.1708564758301">
                <text:p>-62.1708564758301</text:p>
              </table:table-cell>
              <table:table-cell office:value-type="float" office:value="-62.1589660644531">
                <text:p>-62.1589660644531</text:p>
              </table:table-cell>
              <table:table-cell office:value-type="float" office:value="-62.1772613525391">
                <text:p>-62.1772613525391</text:p>
              </table:table-cell>
              <table:table-cell office:value-type="float" office:value="-62.166015625">
                <text:p>-62.166015625</text:p>
              </table:table-cell>
              <table:table-cell office:value-type="float" office:value="-62.1613388061523">
                <text:p>-62.1613388061523</text:p>
              </table:table-cell>
              <table:table-cell office:value-type="float" office:value="-62.166877746582">
                <text:p>-62.166877746582</text:p>
              </table:table-cell>
              <table:table-cell office:value-type="float" office:value="-62.1550750732422">
                <text:p>-62.1550750732422</text:p>
              </table:table-cell>
              <table:table-cell office:value-type="float" office:value="-62.1560974121094">
                <text:p>-62.1560974121094</text:p>
              </table:table-cell>
              <table:table-cell office:value-type="float" office:value="-62.1572036743164">
                <text:p>-62.1572036743164</text:p>
              </table:table-cell>
              <table:table-cell office:value-type="float" office:value="-62.1611366271973">
                <text:p>-62.1611366271973</text:p>
              </table:table-cell>
              <table:table-cell office:value-type="float" office:value="-62.1387825012207">
                <text:p>-62.1387825012207</text:p>
              </table:table-cell>
              <table:table-cell office:value-type="float" office:value="-62.1509780883789">
                <text:p>-62.1509780883789</text:p>
              </table:table-cell>
              <table:table-cell office:value-type="float" office:value="-62.1479873657227">
                <text:p>-62.1479873657227</text:p>
              </table:table-cell>
              <table:table-cell office:value-type="float" office:value="-62.1461067199707">
                <text:p>-62.1461067199707</text:p>
              </table:table-cell>
              <table:table-cell office:value-type="float" office:value="-62.1180000305176">
                <text:p>-62.1180000305176</text:p>
              </table:table-cell>
              <table:table-cell office:value-type="float" office:value="-62.1453285217285">
                <text:p>-62.1453285217285</text:p>
              </table:table-cell>
              <table:table-cell office:value-type="float" office:value="-62.1491737365723">
                <text:p>-62.1491737365723</text:p>
              </table:table-cell>
              <table:table-cell office:value-type="float" office:value="-62.1382102966309">
                <text:p>-62.1382102966309</text:p>
              </table:table-cell>
              <table:table-cell office:value-type="float" office:value="-62.1413192749023">
                <text:p>-62.1413192749023</text:p>
              </table:table-cell>
              <table:table-cell office:value-type="float" office:value="-62.1499938964844">
                <text:p>-62.1499938964844</text:p>
              </table:table-cell>
              <table:table-cell office:value-type="float" office:value="-62.1346969604492">
                <text:p>-62.1346969604492</text:p>
              </table:table-cell>
              <table:table-cell office:value-type="float" office:value="-62.1272201538086">
                <text:p>-62.1272201538086</text:p>
              </table:table-cell>
              <table:table-cell office:value-type="float" office:value="-62.1429138183594">
                <text:p>-62.1429138183594</text:p>
              </table:table-cell>
              <table:table-cell office:value-type="float" office:value="-62.1438980102539">
                <text:p>-62.1438980102539</text:p>
              </table:table-cell>
              <table:table-cell office:value-type="float" office:value="-62.1432418823242">
                <text:p>-62.1432418823242</text:p>
              </table:table-cell>
              <table:table-cell office:value-type="float" office:value="-62.1489295959473">
                <text:p>-62.1489295959473</text:p>
              </table:table-cell>
              <table:table-cell office:value-type="float" office:value="-62.1350212097168">
                <text:p>-62.1350212097168</text:p>
              </table:table-cell>
              <table:table-cell office:value-type="float" office:value="-62.1398048400879">
                <text:p>-62.1398048400879</text:p>
              </table:table-cell>
              <table:table-cell office:value-type="float" office:value="-62.1389923095703">
                <text:p>-62.1389923095703</text:p>
              </table:table-cell>
              <table:table-cell office:value-type="float" office:value="-62.14794921875">
                <text:p>-62.14794921875</text:p>
              </table:table-cell>
              <table:table-cell office:value-type="float" office:value="-62.1202392578125">
                <text:p>-62.1202392578125</text:p>
              </table:table-cell>
              <table:table-cell office:value-type="float" office:value="-62.122200012207">
                <text:p>-62.122200012207</text:p>
              </table:table-cell>
              <table:table-cell office:value-type="float" office:value="-62.1352691650391">
                <text:p>-62.1352691650391</text:p>
              </table:table-cell>
              <table:table-cell office:value-type="float" office:value="-62.147087097168">
                <text:p>-62.147087097168</text:p>
              </table:table-cell>
              <table:table-cell office:value-type="float" office:value="-62.1317138671875">
                <text:p>-62.1317138671875</text:p>
              </table:table-cell>
              <table:table-cell office:value-type="float" office:value="-62.1389083862305">
                <text:p>-62.1389083862305</text:p>
              </table:table-cell>
              <table:table-cell office:value-type="float" office:value="-62.1546630859375">
                <text:p>-62.1546630859375</text:p>
              </table:table-cell>
              <table:table-cell office:value-type="float" office:value="-62.1486053466797">
                <text:p>-62.1486053466797</text:p>
              </table:table-cell>
              <table:table-cell office:value-type="float" office:value="-62.129997253418">
                <text:p>-62.129997253418</text:p>
              </table:table-cell>
              <table:table-cell office:value-type="float" office:value="-62.1218338012695">
                <text:p>-62.1218338012695</text:p>
              </table:table-cell>
              <table:table-cell office:value-type="float" office:value="-62.1375579833984">
                <text:p>-62.1375579833984</text:p>
              </table:table-cell>
              <table:table-cell office:value-type="float" office:value="-62.1180381774902">
                <text:p>-62.1180381774902</text:p>
              </table:table-cell>
              <table:table-cell office:value-type="float" office:value="-62.1262435913086">
                <text:p>-62.1262435913086</text:p>
              </table:table-cell>
              <table:table-cell office:value-type="float" office:value="-62.1359634399414">
                <text:p>-62.1359634399414</text:p>
              </table:table-cell>
              <table:table-cell office:value-type="float" office:value="-62.1264457702637">
                <text:p>-62.1264457702637</text:p>
              </table:table-cell>
              <table:table-cell office:value-type="float" office:value="-62.1380462646484">
                <text:p>-62.1380462646484</text:p>
              </table:table-cell>
              <table:table-cell office:value-type="float" office:value="-62.1195068359375">
                <text:p>-62.1195068359375</text:p>
              </table:table-cell>
              <table:table-cell office:value-type="float" office:value="-62.1219139099121">
                <text:p>-62.1219139099121</text:p>
              </table:table-cell>
              <table:table-cell office:value-type="float" office:value="-62.110782623291">
                <text:p>-62.110782623291</text:p>
              </table:table-cell>
              <table:table-cell office:value-type="float" office:value="-62.1322059631348">
                <text:p>-62.1322059631348</text:p>
              </table:table-cell>
              <table:table-cell office:value-type="float" office:value="-62.1285705566406">
                <text:p>-62.1285705566406</text:p>
              </table:table-cell>
              <table:table-cell office:value-type="float" office:value="-62.1219139099121">
                <text:p>-62.1219139099121</text:p>
              </table:table-cell>
              <table:table-cell office:value-type="float" office:value="-62.1254692077637">
                <text:p>-62.1254692077637</text:p>
              </table:table-cell>
              <table:table-cell office:value-type="float" office:value="-62.110538482666">
                <text:p>-62.110538482666</text:p>
              </table:table-cell>
              <table:table-cell office:value-type="float" office:value="-62.1074028015137">
                <text:p>-62.1074028015137</text:p>
              </table:table-cell>
              <table:table-cell office:value-type="float" office:value="-62.1186904907227">
                <text:p>-62.1186904907227</text:p>
              </table:table-cell>
              <table:table-cell office:value-type="float" office:value="-62.1160430908203">
                <text:p>-62.1160430908203</text:p>
              </table:table-cell>
              <table:table-cell office:value-type="float" office:value="-62.1156311035156">
                <text:p>-62.1156311035156</text:p>
              </table:table-cell>
              <table:table-cell office:value-type="float" office:value="-62.1329383850098">
                <text:p>-62.1329383850098</text:p>
              </table:table-cell>
              <table:table-cell office:value-type="float" office:value="-62.106502532959">
                <text:p>-62.106502532959</text:p>
              </table:table-cell>
              <table:table-cell office:value-type="float" office:value="-62.1131477355957">
                <text:p>-62.1131477355957</text:p>
              </table:table-cell>
              <table:table-cell office:value-type="float" office:value="-62.1247291564941">
                <text:p>-62.1247291564941</text:p>
              </table:table-cell>
              <table:table-cell office:value-type="float" office:value="-62.1037330627441">
                <text:p>-62.1037330627441</text:p>
              </table:table-cell>
              <table:table-cell office:value-type="float" office:value="-62.1132278442383">
                <text:p>-62.1132278442383</text:p>
              </table:table-cell>
              <table:table-cell office:value-type="float" office:value="-62.1302833557129">
                <text:p>-62.1302833557129</text:p>
              </table:table-cell>
              <table:table-cell office:value-type="float" office:value="-62.1211395263672">
                <text:p>-62.1211395263672</text:p>
              </table:table-cell>
              <table:table-cell office:value-type="float" office:value="-62.1059341430664">
                <text:p>-62.1059341430664</text:p>
              </table:table-cell>
              <table:table-cell office:value-type="float" office:value="-62.1151428222656">
                <text:p>-62.1151428222656</text:p>
              </table:table-cell>
              <table:table-cell office:value-type="float" office:value="-62.1149406433106">
                <text:p>-62.1149406433106</text:p>
              </table:table-cell>
              <table:table-cell office:value-type="float" office:value="-62.1151847839356">
                <text:p>-62.1151847839356</text:p>
              </table:table-cell>
              <table:table-cell office:value-type="float" office:value="-62.1131477355957">
                <text:p>-62.1131477355957</text:p>
              </table:table-cell>
              <table:table-cell office:value-type="float" office:value="-62.090633392334">
                <text:p>-62.090633392334</text:p>
              </table:table-cell>
              <table:table-cell office:value-type="float" office:value="-62.1080932617188">
                <text:p>-62.1080932617188</text:p>
              </table:table-cell>
              <table:table-cell office:value-type="float" office:value="-62.1039390563965">
                <text:p>-62.1039390563965</text:p>
              </table:table-cell>
              <table:table-cell office:value-type="float" office:value="-62.1146545410156">
                <text:p>-62.1146545410156</text:p>
              </table:table-cell>
              <table:table-cell office:value-type="float" office:value="-62.1154708862305">
                <text:p>-62.1154708862305</text:p>
              </table:table-cell>
              <table:table-cell office:value-type="float" office:value="-62.1142883300781">
                <text:p>-62.1142883300781</text:p>
              </table:table-cell>
              <table:table-cell office:value-type="float" office:value="-62.0862846374512">
                <text:p>-62.0862846374512</text:p>
              </table:table-cell>
              <table:table-cell office:value-type="float" office:value="-62.1132698059082">
                <text:p>-62.1132698059082</text:p>
              </table:table-cell>
              <table:table-cell office:value-type="float" office:value="-62.104305267334">
                <text:p>-62.104305267334</text:p>
              </table:table-cell>
              <table:table-cell office:value-type="float" office:value="-62.1098022460938">
                <text:p>-62.1098022460938</text:p>
              </table:table-cell>
              <table:table-cell office:value-type="float" office:value="-62.095027923584">
                <text:p>-62.095027923584</text:p>
              </table:table-cell>
              <table:table-cell office:value-type="float" office:value="-62.1155128479004">
                <text:p>-62.1155128479004</text:p>
              </table:table-cell>
              <table:table-cell office:value-type="float" office:value="-62.1114349365234">
                <text:p>-62.1114349365234</text:p>
              </table:table-cell>
              <table:table-cell office:value-type="float" office:value="-62.1207695007324">
                <text:p>-62.1207695007324</text:p>
              </table:table-cell>
              <table:table-cell office:value-type="float" office:value="-62.1106185913086">
                <text:p>-62.1106185913086</text:p>
              </table:table-cell>
              <table:table-cell office:value-type="float" office:value="-62.1161613464356">
                <text:p>-62.1161613464356</text:p>
              </table:table-cell>
              <table:table-cell office:value-type="float" office:value="-62.1046295166016">
                <text:p>-62.1046295166016</text:p>
              </table:table-cell>
              <table:table-cell office:value-type="float" office:value="-62.1040992736816">
                <text:p>-62.1040992736816</text:p>
              </table:table-cell>
              <table:table-cell office:value-type="float" office:value="-62.1020240783691">
                <text:p>-62.1020240783691</text:p>
              </table:table-cell>
              <table:table-cell office:value-type="float" office:value="-62.0888023376465">
                <text:p>-62.0888023376465</text:p>
              </table:table-cell>
              <table:table-cell office:value-type="float" office:value="-62.1130218505859">
                <text:p>-62.1130218505859</text:p>
              </table:table-cell>
              <table:table-cell office:value-type="float" office:value="-62.1041412353516">
                <text:p>-62.1041412353516</text:p>
              </table:table-cell>
              <table:table-cell office:value-type="float" office:value="-62.0947799682617">
                <text:p>-62.0947799682617</text:p>
              </table:table-cell>
              <table:table-cell office:value-type="float" office:value="-62.0923805236816">
                <text:p>-62.0923805236816</text:p>
              </table:table-cell>
              <table:table-cell office:value-type="float" office:value="-62.0872993469238">
                <text:p>-62.0872993469238</text:p>
              </table:table-cell>
              <table:table-cell office:value-type="float" office:value="-62.1006393432617">
                <text:p>-62.1006393432617</text:p>
              </table:table-cell>
              <table:table-cell office:value-type="float" office:value="-62.0929107666016">
                <text:p>-62.0929107666016</text:p>
              </table:table-cell>
              <table:table-cell office:value-type="float" office:value="-62.0933151245117">
                <text:p>-62.0933151245117</text:p>
              </table:table-cell>
              <table:table-cell office:value-type="float" office:value="-62.099666595459">
                <text:p>-62.099666595459</text:p>
              </table:table-cell>
              <table:table-cell office:value-type="float" office:value="-62.1078491210938">
                <text:p>-62.1078491210938</text:p>
              </table:table-cell>
              <table:table-cell office:value-type="float" office:value="-62.0986862182617">
                <text:p>-62.0986862182617</text:p>
              </table:table-cell>
              <table:table-cell office:value-type="float" office:value="-62.0838432312012">
                <text:p>-62.0838432312012</text:p>
              </table:table-cell>
              <table:table-cell office:value-type="float" office:value="-62.0994987487793">
                <text:p>-62.0994987487793</text:p>
              </table:table-cell>
              <table:table-cell office:value-type="float" office:value="-62.0998268127441">
                <text:p>-62.0998268127441</text:p>
              </table:table-cell>
              <table:table-cell office:value-type="float" office:value="-62.1131057739258">
                <text:p>-62.1131057739258</text:p>
              </table:table-cell>
              <table:table-cell office:value-type="float" office:value="-62.1028366088867">
                <text:p>-62.1028366088867</text:p>
              </table:table-cell>
              <table:table-cell office:value-type="float" office:value="-62.1069488525391">
                <text:p>-62.1069488525391</text:p>
              </table:table-cell>
              <table:table-cell office:value-type="float" office:value="-62.0829544067383">
                <text:p>-62.0829544067383</text:p>
              </table:table-cell>
              <table:table-cell office:value-type="float" office:value="-62.1137161254883">
                <text:p>-62.1137161254883</text:p>
              </table:table-cell>
              <table:table-cell office:value-type="float" office:value="-62.0875434875488">
                <text:p>-62.0875434875488</text:p>
              </table:table-cell>
              <table:table-cell office:value-type="float" office:value="-62.0988082885742">
                <text:p>-62.0988082885742</text:p>
              </table:table-cell>
              <table:table-cell office:value-type="float" office:value="-62.1030807495117">
                <text:p>-62.1030807495117</text:p>
              </table:table-cell>
              <table:table-cell office:value-type="float" office:value="-62.1122093200684">
                <text:p>-62.1122093200684</text:p>
              </table:table-cell>
              <table:table-cell office:value-type="float" office:value="-62.0966529846191">
                <text:p>-62.0966529846191</text:p>
              </table:table-cell>
              <table:table-cell office:value-type="float" office:value="-62.0886383056641">
                <text:p>-62.0886383056641</text:p>
              </table:table-cell>
              <table:table-cell office:value-type="float" office:value="-62.0875816345215">
                <text:p>-62.0875816345215</text:p>
              </table:table-cell>
              <table:table-cell office:value-type="float" office:value="-62.0911636352539">
                <text:p>-62.0911636352539</text:p>
              </table:table-cell>
              <table:table-cell office:value-type="float" office:value="-62.0884780883789">
                <text:p>-62.0884780883789</text:p>
              </table:table-cell>
              <table:table-cell office:value-type="float" office:value="-62.0965690612793">
                <text:p>-62.0965690612793</text:p>
              </table:table-cell>
              <table:table-cell office:value-type="float" office:value="-62.0992965698242">
                <text:p>-62.0992965698242</text:p>
              </table:table-cell>
              <table:table-cell office:value-type="float" office:value="-62.0890884399414">
                <text:p>-62.0890884399414</text:p>
              </table:table-cell>
              <table:table-cell office:value-type="float" office:value="-62.0889663696289">
                <text:p>-62.0889663696289</text:p>
              </table:table-cell>
              <table:table-cell office:value-type="float" office:value="-62.1093139648438">
                <text:p>-62.1093139648438</text:p>
              </table:table-cell>
              <table:table-cell office:value-type="float" office:value="-62.1154289245606">
                <text:p>-62.1154289245606</text:p>
              </table:table-cell>
              <table:table-cell office:value-type="float" office:value="-62.0900230407715">
                <text:p>-62.0900230407715</text:p>
              </table:table-cell>
              <table:table-cell office:value-type="float" office:value="-62.0973472595215">
                <text:p>-62.0973472595215</text:p>
              </table:table-cell>
              <table:table-cell office:value-type="float" office:value="-62.0953903198242">
                <text:p>-62.0953903198242</text:p>
              </table:table-cell>
              <table:table-cell office:value-type="float" office:value="-62.1080513000488">
                <text:p>-62.1080513000488</text:p>
              </table:table-cell>
              <table:table-cell office:value-type="float" office:value="-62.1023483276367">
                <text:p>-62.1023483276367</text:p>
              </table:table-cell>
              <table:table-cell office:value-type="float" office:value="-62.0814476013184">
                <text:p>-62.0814476013184</text:p>
              </table:table-cell>
              <table:table-cell office:value-type="float" office:value="-62.104793548584">
                <text:p>-62.104793548584</text:p>
              </table:table-cell>
              <table:table-cell office:value-type="float" office:value="-62.0918922424316">
                <text:p>-62.0918922424316</text:p>
              </table:table-cell>
              <table:table-cell office:value-type="float" office:value="-62.0952301025391">
                <text:p>-62.0952301025391</text:p>
              </table:table-cell>
              <table:table-cell office:value-type="float" office:value="-62.0848197937012">
                <text:p>-62.0848197937012</text:p>
              </table:table-cell>
              <table:table-cell office:value-type="float" office:value="-62.0932731628418">
                <text:p>-62.0932731628418</text:p>
              </table:table-cell>
              <table:table-cell office:value-type="float" office:value="-62.0742645263672">
                <text:p>-62.0742645263672</text:p>
              </table:table-cell>
              <table:table-cell office:value-type="float" office:value="-62.0779533386231">
                <text:p>-62.0779533386231</text:p>
              </table:table-cell>
              <table:table-cell office:value-type="float" office:value="-62.0707702636719">
                <text:p>-62.0707702636719</text:p>
              </table:table-cell>
              <table:table-cell office:value-type="float" office:value="-62.0781974792481">
                <text:p>-62.0781974792481</text:p>
              </table:table-cell>
              <table:table-cell office:value-type="float" office:value="-62.0733261108398">
                <text:p>-62.0733261108398</text:p>
              </table:table-cell>
              <table:table-cell office:value-type="float" office:value="-62.1021461486816">
                <text:p>-62.1021461486816</text:p>
              </table:table-cell>
              <table:table-cell office:value-type="float" office:value="-62.0938034057617">
                <text:p>-62.0938034057617</text:p>
              </table:table-cell>
              <table:table-cell office:value-type="float" office:value="-62.0731239318848">
                <text:p>-62.0731239318848</text:p>
              </table:table-cell>
              <table:table-cell office:value-type="float" office:value="-62.1088676452637">
                <text:p>-62.1088676452637</text:p>
              </table:table-cell>
              <table:table-cell office:value-type="float" office:value="-62.0862007141113">
                <text:p>-62.0862007141113</text:p>
              </table:table-cell>
              <table:table-cell office:value-type="float" office:value="-62.0928688049316">
                <text:p>-62.0928688049316</text:p>
              </table:table-cell>
              <table:table-cell office:value-type="float" office:value="-62.091609954834">
                <text:p>-62.091609954834</text:p>
              </table:table-cell>
              <table:table-cell office:value-type="float" office:value="-62.0804710388184">
                <text:p>-62.0804710388184</text:p>
              </table:table-cell>
              <table:table-cell office:value-type="float" office:value="-62.0762939453125">
                <text:p>-62.0762939453125</text:p>
              </table:table-cell>
              <table:table-cell office:value-type="float" office:value="-62.078483581543">
                <text:p>-62.078483581543</text:p>
              </table:table-cell>
            </table:table-row>
            <table:table-row>
              <table:table-cell office:value-type="string">
                <text:p>Wiersz 10</text:p>
                <draw:g>
                  <svg:desc/>
                </draw:g>
              </table:table-cell>
              <table:table-cell office:value-type="float" office:value="-62.2021827697754">
                <text:p>-62.2021827697754</text:p>
                <draw:g>
                  <svg:desc>optymalizacja_wycinana_z_trace.A10:optymalizacja_wycinana_z_trace.OJ10</svg:desc>
                </draw:g>
              </table:table-cell>
              <table:table-cell office:value-type="float" office:value="-62.1895904541016">
                <text:p>-62.1895904541016</text:p>
              </table:table-cell>
              <table:table-cell office:value-type="float" office:value="-62.1995887756348">
                <text:p>-62.1995887756348</text:p>
              </table:table-cell>
              <table:table-cell office:value-type="float" office:value="-62.2070426940918">
                <text:p>-62.2070426940918</text:p>
              </table:table-cell>
              <table:table-cell office:value-type="float" office:value="-62.2146301269531">
                <text:p>-62.2146301269531</text:p>
              </table:table-cell>
              <table:table-cell office:value-type="float" office:value="-62.1863403320313">
                <text:p>-62.1863403320313</text:p>
              </table:table-cell>
              <table:table-cell office:value-type="float" office:value="-62.2042045593262">
                <text:p>-62.2042045593262</text:p>
              </table:table-cell>
              <table:table-cell office:value-type="float" office:value="-62.1971206665039">
                <text:p>-62.1971206665039</text:p>
              </table:table-cell>
              <table:table-cell office:value-type="float" office:value="-62.197078704834">
                <text:p>-62.197078704834</text:p>
              </table:table-cell>
              <table:table-cell office:value-type="float" office:value="-62.2128562927246">
                <text:p>-62.2128562927246</text:p>
              </table:table-cell>
              <table:table-cell office:value-type="float" office:value="-62.1986808776856">
                <text:p>-62.1986808776856</text:p>
              </table:table-cell>
              <table:table-cell office:value-type="float" office:value="-62.2050666809082">
                <text:p>-62.2050666809082</text:p>
              </table:table-cell>
              <table:table-cell office:value-type="float" office:value="-62.2042427062988">
                <text:p>-62.2042427062988</text:p>
              </table:table-cell>
              <table:table-cell office:value-type="float" office:value="-62.1990547180176">
                <text:p>-62.1990547180176</text:p>
              </table:table-cell>
              <table:table-cell office:value-type="float" office:value="-62.2395362854004">
                <text:p>-62.2395362854004</text:p>
              </table:table-cell>
              <table:table-cell office:value-type="float" office:value="-62.2121124267578">
                <text:p>-62.2121124267578</text:p>
              </table:table-cell>
              <table:table-cell office:value-type="float" office:value="-62.2158241271973">
                <text:p>-62.2158241271973</text:p>
              </table:table-cell>
              <table:table-cell office:value-type="float" office:value="-62.2156219482422">
                <text:p>-62.2156219482422</text:p>
              </table:table-cell>
              <table:table-cell office:value-type="float" office:value="-62.2081565856934">
                <text:p>-62.2081565856934</text:p>
              </table:table-cell>
              <table:table-cell office:value-type="float" office:value="-62.2141342163086">
                <text:p>-62.2141342163086</text:p>
              </table:table-cell>
              <table:table-cell office:value-type="float" office:value="-62.2121124267578">
                <text:p>-62.2121124267578</text:p>
              </table:table-cell>
              <table:table-cell office:value-type="float" office:value="-62.2223472595215">
                <text:p>-62.2223472595215</text:p>
              </table:table-cell>
              <table:table-cell office:value-type="float" office:value="-62.2241630554199">
                <text:p>-62.2241630554199</text:p>
              </table:table-cell>
              <table:table-cell office:value-type="float" office:value="-62.2219352722168">
                <text:p>-62.2219352722168</text:p>
              </table:table-cell>
              <table:table-cell office:value-type="float" office:value="-62.2265129089356">
                <text:p>-62.2265129089356</text:p>
              </table:table-cell>
              <table:table-cell office:value-type="float" office:value="-62.2209854125977">
                <text:p>-62.2209854125977</text:p>
              </table:table-cell>
              <table:table-cell office:value-type="float" office:value="-62.2095565795898">
                <text:p>-62.2095565795898</text:p>
              </table:table-cell>
              <table:table-cell office:value-type="float" office:value="-62.2108383178711">
                <text:p>-62.2108383178711</text:p>
              </table:table-cell>
              <table:table-cell office:value-type="float" office:value="-62.2239952087402">
                <text:p>-62.2239952087402</text:p>
              </table:table-cell>
              <table:table-cell office:value-type="float" office:value="-62.2121124267578">
                <text:p>-62.2121124267578</text:p>
              </table:table-cell>
              <table:table-cell office:value-type="float" office:value="-62.2360191345215">
                <text:p>-62.2360191345215</text:p>
              </table:table-cell>
              <table:table-cell office:value-type="float" office:value="-62.2123222351074">
                <text:p>-62.2123222351074</text:p>
              </table:table-cell>
              <table:table-cell office:value-type="float" office:value="-62.2173957824707">
                <text:p>-62.2173957824707</text:p>
              </table:table-cell>
              <table:table-cell office:value-type="float" office:value="-62.2204895019531">
                <text:p>-62.2204895019531</text:p>
              </table:table-cell>
              <table:table-cell office:value-type="float" office:value="-62.2047386169434">
                <text:p>-62.2047386169434</text:p>
              </table:table-cell>
              <table:table-cell office:value-type="float" office:value="-62.2091903686523">
                <text:p>-62.2091903686523</text:p>
              </table:table-cell>
              <table:table-cell office:value-type="float" office:value="-62.2266006469727">
                <text:p>-62.2266006469727</text:p>
              </table:table-cell>
              <table:table-cell office:value-type="float" office:value="-62.2237510681152">
                <text:p>-62.2237510681152</text:p>
              </table:table-cell>
              <table:table-cell office:value-type="float" office:value="-62.222225189209">
                <text:p>-62.222225189209</text:p>
              </table:table-cell>
              <table:table-cell office:value-type="float" office:value="-62.2063865661621">
                <text:p>-62.2063865661621</text:p>
              </table:table-cell>
              <table:table-cell office:value-type="float" office:value="-62.2001647949219">
                <text:p>-62.2001647949219</text:p>
              </table:table-cell>
              <table:table-cell office:value-type="float" office:value="-62.2053947448731">
                <text:p>-62.2053947448731</text:p>
              </table:table-cell>
              <table:table-cell office:value-type="float" office:value="-62.2146720886231">
                <text:p>-62.2146720886231</text:p>
              </table:table-cell>
              <table:table-cell office:value-type="float" office:value="-62.2177658081055">
                <text:p>-62.2177658081055</text:p>
              </table:table-cell>
              <table:table-cell office:value-type="float" office:value="-62.2226333618164">
                <text:p>-62.2226333618164</text:p>
              </table:table-cell>
              <table:table-cell office:value-type="float" office:value="-62.1989707946777">
                <text:p>-62.1989707946777</text:p>
              </table:table-cell>
              <table:table-cell office:value-type="float" office:value="-62.2287063598633">
                <text:p>-62.2287063598633</text:p>
              </table:table-cell>
              <table:table-cell office:value-type="float" office:value="-62.2229232788086">
                <text:p>-62.2229232788086</text:p>
              </table:table-cell>
              <table:table-cell office:value-type="float" office:value="-62.2220573425293">
                <text:p>-62.2220573425293</text:p>
              </table:table-cell>
              <table:table-cell office:value-type="float" office:value="-62.2238731384277">
                <text:p>-62.2238731384277</text:p>
              </table:table-cell>
              <table:table-cell office:value-type="float" office:value="-62.2095184326172">
                <text:p>-62.2095184326172</text:p>
              </table:table-cell>
              <table:table-cell office:value-type="float" office:value="-62.2190856933594">
                <text:p>-62.2190856933594</text:p>
              </table:table-cell>
              <table:table-cell office:value-type="float" office:value="-62.2302322387695">
                <text:p>-62.2302322387695</text:p>
              </table:table-cell>
              <table:table-cell office:value-type="float" office:value="-62.225772857666">
                <text:p>-62.225772857666</text:p>
              </table:table-cell>
              <table:table-cell office:value-type="float" office:value="-62.2253570556641">
                <text:p>-62.2253570556641</text:p>
              </table:table-cell>
              <table:table-cell office:value-type="float" office:value="-62.2144241333008">
                <text:p>-62.2144241333008</text:p>
              </table:table-cell>
              <table:table-cell office:value-type="float" office:value="-62.2039527893066">
                <text:p>-62.2039527893066</text:p>
              </table:table-cell>
              <table:table-cell office:value-type="float" office:value="-62.2280044555664">
                <text:p>-62.2280044555664</text:p>
              </table:table-cell>
              <table:table-cell office:value-type="float" office:value="-62.2048606872559">
                <text:p>-62.2048606872559</text:p>
              </table:table-cell>
              <table:table-cell office:value-type="float" office:value="-62.2228813171387">
                <text:p>-62.2228813171387</text:p>
              </table:table-cell>
              <table:table-cell office:value-type="float" office:value="-62.2169380187988">
                <text:p>-62.2169380187988</text:p>
              </table:table-cell>
              <table:table-cell office:value-type="float" office:value="-62.2338714599609">
                <text:p>-62.2338714599609</text:p>
              </table:table-cell>
              <table:table-cell office:value-type="float" office:value="-62.2333374023438">
                <text:p>-62.2333374023438</text:p>
              </table:table-cell>
              <table:table-cell office:value-type="float" office:value="-62.2362251281738">
                <text:p>-62.2362251281738</text:p>
              </table:table-cell>
              <table:table-cell office:value-type="float" office:value="-62.2341613769531">
                <text:p>-62.2341613769531</text:p>
              </table:table-cell>
              <table:table-cell office:value-type="float" office:value="-62.227840423584">
                <text:p>-62.227840423584</text:p>
              </table:table-cell>
              <table:table-cell office:value-type="float" office:value="-62.2303581237793">
                <text:p>-62.2303581237793</text:p>
              </table:table-cell>
              <table:table-cell office:value-type="float" office:value="-62.225772857666">
                <text:p>-62.225772857666</text:p>
              </table:table-cell>
              <table:table-cell office:value-type="float" office:value="-62.2152900695801">
                <text:p>-62.2152900695801</text:p>
              </table:table-cell>
              <table:table-cell office:value-type="float" office:value="-62.2082405090332">
                <text:p>-62.2082405090332</text:p>
              </table:table-cell>
              <table:table-cell office:value-type="float" office:value="-62.2174758911133">
                <text:p>-62.2174758911133</text:p>
              </table:table-cell>
              <table:table-cell office:value-type="float" office:value="-62.2154159545898">
                <text:p>-62.2154159545898</text:p>
              </table:table-cell>
              <table:table-cell office:value-type="float" office:value="-62.2309379577637">
                <text:p>-62.2309379577637</text:p>
              </table:table-cell>
              <table:table-cell office:value-type="float" office:value="-62.2158241271973">
                <text:p>-62.2158241271973</text:p>
              </table:table-cell>
              <table:table-cell office:value-type="float" office:value="-62.2308120727539">
                <text:p>-62.2308120727539</text:p>
              </table:table-cell>
              <table:table-cell office:value-type="float" office:value="-62.203914642334">
                <text:p>-62.203914642334</text:p>
              </table:table-cell>
              <table:table-cell office:value-type="float" office:value="-62.2168617248535">
                <text:p>-62.2168617248535</text:p>
              </table:table-cell>
              <table:table-cell office:value-type="float" office:value="-62.2022247314453">
                <text:p>-62.2022247314453</text:p>
              </table:table-cell>
              <table:table-cell office:value-type="float" office:value="-62.2294082641602">
                <text:p>-62.2294082641602</text:p>
              </table:table-cell>
              <table:table-cell office:value-type="float" office:value="-62.2213935852051">
                <text:p>-62.2213935852051</text:p>
              </table:table-cell>
              <table:table-cell office:value-type="float" office:value="-62.2353210449219">
                <text:p>-62.2353210449219</text:p>
              </table:table-cell>
              <table:table-cell office:value-type="float" office:value="-62.2174758911133">
                <text:p>-62.2174758911133</text:p>
              </table:table-cell>
              <table:table-cell office:value-type="float" office:value="-62.2387084960938">
                <text:p>-62.2387084960938</text:p>
              </table:table-cell>
              <table:table-cell office:value-type="float" office:value="-62.2247009277344">
                <text:p>-62.2247009277344</text:p>
              </table:table-cell>
              <table:table-cell office:value-type="float" office:value="-62.2293663024902">
                <text:p>-62.2293663024902</text:p>
              </table:table-cell>
              <table:table-cell office:value-type="float" office:value="-62.2369728088379">
                <text:p>-62.2369728088379</text:p>
              </table:table-cell>
              <table:table-cell office:value-type="float" office:value="-62.2227592468262">
                <text:p>-62.2227592468262</text:p>
              </table:table-cell>
              <table:table-cell office:value-type="float" office:value="-62.2387886047363">
                <text:p>-62.2387886047363</text:p>
              </table:table-cell>
              <table:table-cell office:value-type="float" office:value="-62.2563056945801">
                <text:p>-62.2563056945801</text:p>
              </table:table-cell>
              <table:table-cell office:value-type="float" office:value="-62.2384605407715">
                <text:p>-62.2384605407715</text:p>
              </table:table-cell>
              <table:table-cell office:value-type="float" office:value="-62.2342033386231">
                <text:p>-62.2342033386231</text:p>
              </table:table-cell>
              <table:table-cell office:value-type="float" office:value="-62.2557220458984">
                <text:p>-62.2557220458984</text:p>
              </table:table-cell>
              <table:table-cell office:value-type="float" office:value="-62.2511253356934">
                <text:p>-62.2511253356934</text:p>
              </table:table-cell>
              <table:table-cell office:value-type="float" office:value="-62.2530288696289">
                <text:p>-62.2530288696289</text:p>
              </table:table-cell>
              <table:table-cell office:value-type="float" office:value="-62.2233772277832">
                <text:p>-62.2233772277832</text:p>
              </table:table-cell>
              <table:table-cell office:value-type="float" office:value="-62.2290382385254">
                <text:p>-62.2290382385254</text:p>
              </table:table-cell>
              <table:table-cell office:value-type="float" office:value="-62.2320518493652">
                <text:p>-62.2320518493652</text:p>
              </table:table-cell>
              <table:table-cell office:value-type="float" office:value="-62.227424621582">
                <text:p>-62.227424621582</text:p>
              </table:table-cell>
              <table:table-cell office:value-type="float" office:value="-62.2247009277344">
                <text:p>-62.2247009277344</text:p>
              </table:table-cell>
              <table:table-cell office:value-type="float" office:value="-62.2364768981934">
                <text:p>-62.2364768981934</text:p>
              </table:table-cell>
              <table:table-cell office:value-type="float" office:value="-62.2466087341309">
                <text:p>-62.2466087341309</text:p>
              </table:table-cell>
              <table:table-cell office:value-type="float" office:value="-62.2322998046875">
                <text:p>-62.2322998046875</text:p>
              </table:table-cell>
              <table:table-cell office:value-type="float" office:value="-62.2332954406738">
                <text:p>-62.2332954406738</text:p>
              </table:table-cell>
              <table:table-cell office:value-type="float" office:value="-62.2593727111816">
                <text:p>-62.2593727111816</text:p>
              </table:table-cell>
              <table:table-cell office:value-type="float" office:value="-62.239372253418">
                <text:p>-62.239372253418</text:p>
              </table:table-cell>
              <table:table-cell office:value-type="float" office:value="-62.2454528808594">
                <text:p>-62.2454528808594</text:p>
              </table:table-cell>
              <table:table-cell office:value-type="float" office:value="-62.2363929748535">
                <text:p>-62.2363929748535</text:p>
              </table:table-cell>
              <table:table-cell office:value-type="float" office:value="-62.2394523620606">
                <text:p>-62.2394523620606</text:p>
              </table:table-cell>
              <table:table-cell office:value-type="float" office:value="-62.2443351745606">
                <text:p>-62.2443351745606</text:p>
              </table:table-cell>
              <table:table-cell office:value-type="float" office:value="-62.2531127929688">
                <text:p>-62.2531127929688</text:p>
              </table:table-cell>
              <table:table-cell office:value-type="float" office:value="-62.2262687683106">
                <text:p>-62.2262687683106</text:p>
              </table:table-cell>
              <table:table-cell office:value-type="float" office:value="-62.2343254089356">
                <text:p>-62.2343254089356</text:p>
              </table:table-cell>
              <table:table-cell office:value-type="float" office:value="-62.2488479614258">
                <text:p>-62.2488479614258</text:p>
              </table:table-cell>
              <table:table-cell office:value-type="float" office:value="-62.2327575683594">
                <text:p>-62.2327575683594</text:p>
              </table:table-cell>
              <table:table-cell office:value-type="float" office:value="-62.2396202087402">
                <text:p>-62.2396202087402</text:p>
              </table:table-cell>
              <table:table-cell office:value-type="float" office:value="-62.2502136230469">
                <text:p>-62.2502136230469</text:p>
              </table:table-cell>
              <table:table-cell office:value-type="float" office:value="-62.2660903930664">
                <text:p>-62.2660903930664</text:p>
              </table:table-cell>
              <table:table-cell office:value-type="float" office:value="-62.2560958862305">
                <text:p>-62.2560958862305</text:p>
              </table:table-cell>
              <table:table-cell office:value-type="float" office:value="-62.2250289916992">
                <text:p>-62.2250289916992</text:p>
              </table:table-cell>
              <table:table-cell office:value-type="float" office:value="-62.2460289001465">
                <text:p>-62.2460289001465</text:p>
              </table:table-cell>
              <table:table-cell office:value-type="float" office:value="-62.2375526428223">
                <text:p>-62.2375526428223</text:p>
              </table:table-cell>
              <table:table-cell office:value-type="float" office:value="-62.2600326538086">
                <text:p>-62.2600326538086</text:p>
              </table:table-cell>
              <table:table-cell office:value-type="float" office:value="-62.233455657959">
                <text:p>-62.233455657959</text:p>
              </table:table-cell>
              <table:table-cell office:value-type="float" office:value="-62.2402000427246">
                <text:p>-62.2402000427246</text:p>
              </table:table-cell>
              <table:table-cell office:value-type="float" office:value="-62.2492599487305">
                <text:p>-62.2492599487305</text:p>
              </table:table-cell>
              <table:table-cell office:value-type="float" office:value="-62.2450828552246">
                <text:p>-62.2450828552246</text:p>
              </table:table-cell>
              <table:table-cell office:value-type="float" office:value="-62.2344093322754">
                <text:p>-62.2344093322754</text:p>
              </table:table-cell>
              <table:table-cell office:value-type="float" office:value="-62.2528648376465">
                <text:p>-62.2528648376465</text:p>
              </table:table-cell>
              <table:table-cell office:value-type="float" office:value="-62.2276344299316">
                <text:p>-62.2276344299316</text:p>
              </table:table-cell>
              <table:table-cell office:value-type="float" office:value="-62.2316360473633">
                <text:p>-62.2316360473633</text:p>
              </table:table-cell>
              <table:table-cell office:value-type="float" office:value="-62.2370567321777">
                <text:p>-62.2370567321777</text:p>
              </table:table-cell>
              <table:table-cell office:value-type="float" office:value="-62.2536506652832">
                <text:p>-62.2536506652832</text:p>
              </table:table-cell>
              <table:table-cell office:value-type="float" office:value="-62.2409439086914">
                <text:p>-62.2409439086914</text:p>
              </table:table-cell>
              <table:table-cell office:value-type="float" office:value="-62.2492599487305">
                <text:p>-62.2492599487305</text:p>
              </table:table-cell>
              <table:table-cell office:value-type="float" office:value="-62.2463607788086">
                <text:p>-62.2463607788086</text:p>
              </table:table-cell>
              <table:table-cell office:value-type="float" office:value="-62.2471885681152">
                <text:p>-62.2471885681152</text:p>
              </table:table-cell>
              <table:table-cell office:value-type="float" office:value="-62.2532386779785">
                <text:p>-62.2532386779785</text:p>
              </table:table-cell>
              <table:table-cell office:value-type="float" office:value="-62.2234191894531">
                <text:p>-62.2234191894531</text:p>
              </table:table-cell>
              <table:table-cell office:value-type="float" office:value="-62.2427635192871">
                <text:p>-62.2427635192871</text:p>
              </table:table-cell>
              <table:table-cell office:value-type="float" office:value="-62.2207794189453">
                <text:p>-62.2207794189453</text:p>
              </table:table-cell>
              <table:table-cell office:value-type="float" office:value="-62.2545623779297">
                <text:p>-62.2545623779297</text:p>
              </table:table-cell>
              <table:table-cell office:value-type="float" office:value="-62.2574234008789">
                <text:p>-62.2574234008789</text:p>
              </table:table-cell>
              <table:table-cell office:value-type="float" office:value="-62.2481422424316">
                <text:p>-62.2481422424316</text:p>
              </table:table-cell>
              <table:table-cell office:value-type="float" office:value="-62.2620239257813">
                <text:p>-62.2620239257813</text:p>
              </table:table-cell>
              <table:table-cell office:value-type="float" office:value="-62.2587089538574">
                <text:p>-62.2587089538574</text:p>
              </table:table-cell>
              <table:table-cell office:value-type="float" office:value="-62.2505874633789">
                <text:p>-62.2505874633789</text:p>
              </table:table-cell>
              <table:table-cell office:value-type="float" office:value="-62.2675018310547">
                <text:p>-62.2675018310547</text:p>
              </table:table-cell>
              <table:table-cell office:value-type="float" office:value="-62.2461166381836">
                <text:p>-62.2461166381836</text:p>
              </table:table-cell>
              <table:table-cell office:value-type="float" office:value="-62.2688713073731">
                <text:p>-62.2688713073731</text:p>
              </table:table-cell>
              <table:table-cell office:value-type="float" office:value="-62.2602424621582">
                <text:p>-62.2602424621582</text:p>
              </table:table-cell>
              <table:table-cell office:value-type="float" office:value="-62.2500076293945">
                <text:p>-62.2500076293945</text:p>
              </table:table-cell>
              <table:table-cell office:value-type="float" office:value="-62.252368927002">
                <text:p>-62.252368927002</text:p>
              </table:table-cell>
              <table:table-cell office:value-type="float" office:value="-62.2443771362305">
                <text:p>-62.2443771362305</text:p>
              </table:table-cell>
              <table:table-cell office:value-type="float" office:value="-62.2642211914063">
                <text:p>-62.2642211914063</text:p>
              </table:table-cell>
              <table:table-cell office:value-type="float" office:value="-62.2760963439941">
                <text:p>-62.2760963439941</text:p>
              </table:table-cell>
              <table:table-cell office:value-type="float" office:value="-62.2402420043945">
                <text:p>-62.2402420043945</text:p>
              </table:table-cell>
              <table:table-cell office:value-type="float" office:value="-62.2479782104492">
                <text:p>-62.2479782104492</text:p>
              </table:table-cell>
              <table:table-cell office:value-type="float" office:value="-62.2650108337402">
                <text:p>-62.2650108337402</text:p>
              </table:table-cell>
              <table:table-cell office:value-type="float" office:value="-62.2775497436523">
                <text:p>-62.2775497436523</text:p>
              </table:table-cell>
              <table:table-cell office:value-type="float" office:value="-62.2718162536621">
                <text:p>-62.2718162536621</text:p>
              </table:table-cell>
              <table:table-cell office:value-type="float" office:value="-62.2804145812988">
                <text:p>-62.2804145812988</text:p>
              </table:table-cell>
              <table:table-cell office:value-type="float" office:value="-62.2707824707031">
                <text:p>-62.2707824707031</text:p>
              </table:table-cell>
              <table:table-cell office:value-type="float" office:value="-62.2609443664551">
                <text:p>-62.2609443664551</text:p>
              </table:table-cell>
              <table:table-cell office:value-type="float" office:value="-62.2466087341309">
                <text:p>-62.2466087341309</text:p>
              </table:table-cell>
              <table:table-cell office:value-type="float" office:value="-62.2751808166504">
                <text:p>-62.2751808166504</text:p>
              </table:table-cell>
              <table:table-cell office:value-type="float" office:value="-62.2764282226563">
                <text:p>-62.2764282226563</text:p>
              </table:table-cell>
              <table:table-cell office:value-type="float" office:value="-62.2624816894531">
                <text:p>-62.2624816894531</text:p>
              </table:table-cell>
              <table:table-cell office:value-type="float" office:value="-62.2701988220215">
                <text:p>-62.2701988220215</text:p>
              </table:table-cell>
              <table:table-cell office:value-type="float" office:value="-62.2677917480469">
                <text:p>-62.2677917480469</text:p>
              </table:table-cell>
              <table:table-cell office:value-type="float" office:value="-62.2721481323242">
                <text:p>-62.2721481323242</text:p>
              </table:table-cell>
              <table:table-cell office:value-type="float" office:value="-62.2614860534668">
                <text:p>-62.2614860534668</text:p>
              </table:table-cell>
              <table:table-cell office:value-type="float" office:value="-62.2418518066406">
                <text:p>-62.2418518066406</text:p>
              </table:table-cell>
              <table:table-cell office:value-type="float" office:value="-62.2600746154785">
                <text:p>-62.2600746154785</text:p>
              </table:table-cell>
              <table:table-cell office:value-type="float" office:value="-62.2641792297363">
                <text:p>-62.2641792297363</text:p>
              </table:table-cell>
              <table:table-cell office:value-type="float" office:value="-62.2698249816895">
                <text:p>-62.2698249816895</text:p>
              </table:table-cell>
              <table:table-cell office:value-type="float" office:value="-62.2725257873535">
                <text:p>-62.2725257873535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2779235839844">
                <text:p>-62.2779235839844</text:p>
              </table:table-cell>
              <table:table-cell office:value-type="float" office:value="-62.2594528198242">
                <text:p>-62.2594528198242</text:p>
              </table:table-cell>
              <table:table-cell office:value-type="float" office:value="-62.2677917480469">
                <text:p>-62.2677917480469</text:p>
              </table:table-cell>
              <table:table-cell office:value-type="float" office:value="-62.2930603027344">
                <text:p>-62.2930603027344</text:p>
              </table:table-cell>
              <table:table-cell office:value-type="float" office:value="-62.2743110656738">
                <text:p>-62.2743110656738</text:p>
              </table:table-cell>
              <table:table-cell office:value-type="float" office:value="-62.287525177002">
                <text:p>-62.287525177002</text:p>
              </table:table-cell>
              <table:table-cell office:value-type="float" office:value="-62.2612800598145">
                <text:p>-62.2612800598145</text:p>
              </table:table-cell>
              <table:table-cell office:value-type="float" office:value="-62.2761383056641">
                <text:p>-62.2761383056641</text:p>
              </table:table-cell>
              <table:table-cell office:value-type="float" office:value="-62.2830314636231">
                <text:p>-62.2830314636231</text:p>
              </table:table-cell>
              <table:table-cell office:value-type="float" office:value="-62.2725677490234">
                <text:p>-62.2725677490234</text:p>
              </table:table-cell>
              <table:table-cell office:value-type="float" office:value="-62.2816619873047">
                <text:p>-62.2816619873047</text:p>
              </table:table-cell>
              <table:table-cell office:value-type="float" office:value="-62.2451248168945">
                <text:p>-62.2451248168945</text:p>
              </table:table-cell>
              <table:table-cell office:value-type="float" office:value="-62.2497978210449">
                <text:p>-62.2497978210449</text:p>
              </table:table-cell>
              <table:table-cell office:value-type="float" office:value="-62.2496337890625">
                <text:p>-62.2496337890625</text:p>
              </table:table-cell>
              <table:table-cell office:value-type="float" office:value="-62.287483215332">
                <text:p>-62.287483215332</text:p>
              </table:table-cell>
              <table:table-cell office:value-type="float" office:value="-62.2760124206543">
                <text:p>-62.2760124206543</text:p>
              </table:table-cell>
              <table:table-cell office:value-type="float" office:value="-62.2784652709961">
                <text:p>-62.2784652709961</text:p>
              </table:table-cell>
              <table:table-cell office:value-type="float" office:value="-62.2747650146484">
                <text:p>-62.2747650146484</text:p>
              </table:table-cell>
              <table:table-cell office:value-type="float" office:value="-62.2519111633301">
                <text:p>-62.2519111633301</text:p>
              </table:table-cell>
              <table:table-cell office:value-type="float" office:value="-62.2748489379883">
                <text:p>-62.2748489379883</text:p>
              </table:table-cell>
              <table:table-cell office:value-type="float" office:value="-62.3000907897949">
                <text:p>-62.3000907897949</text:p>
              </table:table-cell>
              <table:table-cell office:value-type="float" office:value="-62.2770538330078">
                <text:p>-62.2770538330078</text:p>
              </table:table-cell>
              <table:table-cell office:value-type="float" office:value="-62.2801246643066">
                <text:p>-62.2801246643066</text:p>
              </table:table-cell>
              <table:table-cell office:value-type="float" office:value="-62.2631454467773">
                <text:p>-62.2631454467773</text:p>
              </table:table-cell>
              <table:table-cell office:value-type="float" office:value="-62.3000907897949">
                <text:p>-62.3000907897949</text:p>
              </table:table-cell>
              <table:table-cell office:value-type="float" office:value="-62.2625236511231">
                <text:p>-62.2625236511231</text:p>
              </table:table-cell>
              <table:table-cell office:value-type="float" office:value="-62.2662544250488">
                <text:p>-62.2662544250488</text:p>
              </table:table-cell>
              <table:table-cell office:value-type="float" office:value="-62.2654685974121">
                <text:p>-62.2654685974121</text:p>
              </table:table-cell>
              <table:table-cell office:value-type="float" office:value="-62.2745170593262">
                <text:p>-62.2745170593262</text:p>
              </table:table-cell>
              <table:table-cell office:value-type="float" office:value="-62.2672119140625">
                <text:p>-62.2672119140625</text:p>
              </table:table-cell>
              <table:table-cell office:value-type="float" office:value="-62.2684555053711">
                <text:p>-62.2684555053711</text:p>
              </table:table-cell>
              <table:table-cell office:value-type="float" office:value="-62.2832870483398">
                <text:p>-62.2832870483398</text:p>
              </table:table-cell>
              <table:table-cell office:value-type="float" office:value="-62.2804985046387">
                <text:p>-62.2804985046387</text:p>
              </table:table-cell>
              <table:table-cell office:value-type="float" office:value="-62.2616539001465">
                <text:p>-62.2616539001465</text:p>
              </table:table-cell>
              <table:table-cell office:value-type="float" office:value="-62.2680397033691">
                <text:p>-62.2680397033691</text:p>
              </table:table-cell>
              <table:table-cell office:value-type="float" office:value="-62.2488479614258">
                <text:p>-62.2488479614258</text:p>
              </table:table-cell>
              <table:table-cell office:value-type="float" office:value="-62.2638053894043">
                <text:p>-62.2638053894043</text:p>
              </table:table-cell>
              <table:table-cell office:value-type="float" office:value="-62.2564659118652">
                <text:p>-62.2564659118652</text:p>
              </table:table-cell>
              <table:table-cell office:value-type="float" office:value="-62.2956809997559">
                <text:p>-62.2956809997559</text:p>
              </table:table-cell>
              <table:table-cell office:value-type="float" office:value="-62.2632675170898">
                <text:p>-62.2632675170898</text:p>
              </table:table-cell>
              <table:table-cell office:value-type="float" office:value="-62.2954292297363">
                <text:p>-62.2954292297363</text:p>
              </table:table-cell>
              <table:table-cell office:value-type="float" office:value="-62.2858200073242">
                <text:p>-62.2858200073242</text:p>
              </table:table-cell>
              <table:table-cell office:value-type="float" office:value="-62.283576965332">
                <text:p>-62.283576965332</text:p>
              </table:table-cell>
              <table:table-cell office:value-type="float" office:value="-62.2790451049805">
                <text:p>-62.2790451049805</text:p>
              </table:table-cell>
              <table:table-cell office:value-type="float" office:value="-62.2869415283203">
                <text:p>-62.2869415283203</text:p>
              </table:table-cell>
              <table:table-cell office:value-type="float" office:value="-62.2701568603516">
                <text:p>-62.2701568603516</text:p>
              </table:table-cell>
              <table:table-cell office:value-type="float" office:value="-62.2844924926758">
                <text:p>-62.2844924926758</text:p>
              </table:table-cell>
              <table:table-cell office:value-type="float" office:value="-62.2913551330566">
                <text:p>-62.2913551330566</text:p>
              </table:table-cell>
              <table:table-cell office:value-type="float" office:value="-62.2856559753418">
                <text:p>-62.2856559753418</text:p>
              </table:table-cell>
              <table:table-cell office:value-type="float" office:value="-62.2787971496582">
                <text:p>-62.2787971496582</text:p>
              </table:table-cell>
              <table:table-cell office:value-type="float" office:value="-62.2742691040039">
                <text:p>-62.2742691040039</text:p>
              </table:table-cell>
              <table:table-cell office:value-type="float" office:value="-62.2817459106445">
                <text:p>-62.2817459106445</text:p>
              </table:table-cell>
              <table:table-cell office:value-type="float" office:value="-62.2793769836426">
                <text:p>-62.2793769836426</text:p>
              </table:table-cell>
              <table:table-cell office:value-type="float" office:value="-62.263973236084">
                <text:p>-62.263973236084</text:p>
              </table:table-cell>
              <table:table-cell office:value-type="float" office:value="-62.2728996276856">
                <text:p>-62.2728996276856</text:p>
              </table:table-cell>
              <table:table-cell office:value-type="float" office:value="-62.2714042663574">
                <text:p>-62.2714042663574</text:p>
              </table:table-cell>
              <table:table-cell office:value-type="float" office:value="-62.2767562866211">
                <text:p>-62.2767562866211</text:p>
              </table:table-cell>
              <table:table-cell office:value-type="float" office:value="-62.2765922546387">
                <text:p>-62.2765922546387</text:p>
              </table:table-cell>
              <table:table-cell office:value-type="float" office:value="-62.2845306396484">
                <text:p>-62.2845306396484</text:p>
              </table:table-cell>
              <table:table-cell office:value-type="float" office:value="-62.283576965332">
                <text:p>-62.283576965332</text:p>
              </table:table-cell>
              <table:table-cell office:value-type="float" office:value="-62.2766342163086">
                <text:p>-62.2766342163086</text:p>
              </table:table-cell>
              <table:table-cell office:value-type="float" office:value="-62.275806427002">
                <text:p>-62.275806427002</text:p>
              </table:table-cell>
              <table:table-cell office:value-type="float" office:value="-62.2789611816406">
                <text:p>-62.2789611816406</text:p>
              </table:table-cell>
              <table:table-cell office:value-type="float" office:value="-62.2765502929688">
                <text:p>-62.2765502929688</text:p>
              </table:table-cell>
              <table:table-cell office:value-type="float" office:value="-62.2737274169922">
                <text:p>-62.2737274169922</text:p>
              </table:table-cell>
              <table:table-cell office:value-type="float" office:value="-62.2741432189941">
                <text:p>-62.2741432189941</text:p>
              </table:table-cell>
              <table:table-cell office:value-type="float" office:value="-62.2780456542969">
                <text:p>-62.2780456542969</text:p>
              </table:table-cell>
              <table:table-cell office:value-type="float" office:value="-62.2678337097168">
                <text:p>-62.2678337097168</text:p>
              </table:table-cell>
              <table:table-cell office:value-type="float" office:value="-62.2843246459961">
                <text:p>-62.2843246459961</text:p>
              </table:table-cell>
              <table:table-cell office:value-type="float" office:value="-62.2708625793457">
                <text:p>-62.2708625793457</text:p>
              </table:table-cell>
              <table:table-cell office:value-type="float" office:value="-62.2705688476563">
                <text:p>-62.2705688476563</text:p>
              </table:table-cell>
              <table:table-cell office:value-type="float" office:value="-62.2592887878418">
                <text:p>-62.2592887878418</text:p>
              </table:table-cell>
              <table:table-cell office:value-type="float" office:value="-62.2929763793945">
                <text:p>-62.2929763793945</text:p>
              </table:table-cell>
              <table:table-cell office:value-type="float" office:value="-62.2804145812988">
                <text:p>-62.2804145812988</text:p>
              </table:table-cell>
              <table:table-cell office:value-type="float" office:value="-62.2833671569824">
                <text:p>-62.2833671569824</text:p>
              </table:table-cell>
              <table:table-cell office:value-type="float" office:value="-62.2702789306641">
                <text:p>-62.2702789306641</text:p>
              </table:table-cell>
              <table:table-cell office:value-type="float" office:value="-62.2806205749512">
                <text:p>-62.2806205749512</text:p>
              </table:table-cell>
              <table:table-cell office:value-type="float" office:value="-62.275764465332">
                <text:p>-62.275764465332</text:p>
              </table:table-cell>
              <table:table-cell office:value-type="float" office:value="-62.2687034606934">
                <text:p>-62.2687034606934</text:p>
              </table:table-cell>
              <table:table-cell office:value-type="float" office:value="-62.2646408081055">
                <text:p>-62.2646408081055</text:p>
              </table:table-cell>
              <table:table-cell office:value-type="float" office:value="-62.26513671875">
                <text:p>-62.26513671875</text:p>
              </table:table-cell>
              <table:table-cell office:value-type="float" office:value="-62.2851943969727">
                <text:p>-62.2851943969727</text:p>
              </table:table-cell>
              <table:table-cell office:value-type="float" office:value="-62.2798767089844">
                <text:p>-62.2798767089844</text:p>
              </table:table-cell>
              <table:table-cell office:value-type="float" office:value="-62.2705688476563">
                <text:p>-62.2705688476563</text:p>
              </table:table-cell>
              <table:table-cell office:value-type="float" office:value="-62.2818260192871">
                <text:p>-62.2818260192871</text:p>
              </table:table-cell>
              <table:table-cell office:value-type="float" office:value="-62.2844924926758">
                <text:p>-62.2844924926758</text:p>
              </table:table-cell>
              <table:table-cell office:value-type="float" office:value="-62.2575073242188">
                <text:p>-62.2575073242188</text:p>
              </table:table-cell>
              <table:table-cell office:value-type="float" office:value="-62.2843246459961">
                <text:p>-62.2843246459961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2858200073242">
                <text:p>-62.2858200073242</text:p>
              </table:table-cell>
              <table:table-cell office:value-type="float" office:value="-62.2575912475586">
                <text:p>-62.2575912475586</text:p>
              </table:table-cell>
              <table:table-cell office:value-type="float" office:value="-62.2790451049805">
                <text:p>-62.2790451049805</text:p>
              </table:table-cell>
              <table:table-cell office:value-type="float" office:value="-62.2777976989746">
                <text:p>-62.2777976989746</text:p>
              </table:table-cell>
              <table:table-cell office:value-type="float" office:value="-62.2776718139648">
                <text:p>-62.2776718139648</text:p>
              </table:table-cell>
              <table:table-cell office:value-type="float" office:value="-62.280330657959">
                <text:p>-62.280330657959</text:p>
              </table:table-cell>
              <table:table-cell office:value-type="float" office:value="-62.2753448486328">
                <text:p>-62.2753448486328</text:p>
              </table:table-cell>
              <table:table-cell office:value-type="float" office:value="-62.2696571350098">
                <text:p>-62.2696571350098</text:p>
              </table:table-cell>
              <table:table-cell office:value-type="float" office:value="-62.2671699523926">
                <text:p>-62.2671699523926</text:p>
              </table:table-cell>
              <table:table-cell office:value-type="float" office:value="-62.2735595703125">
                <text:p>-62.2735595703125</text:p>
              </table:table-cell>
              <table:table-cell office:value-type="float" office:value="-62.2620239257813">
                <text:p>-62.2620239257813</text:p>
              </table:table-cell>
              <table:table-cell office:value-type="float" office:value="-62.2811241149902">
                <text:p>-62.2811241149902</text:p>
              </table:table-cell>
              <table:table-cell office:value-type="float" office:value="-62.2748069763184">
                <text:p>-62.2748069763184</text:p>
              </table:table-cell>
              <table:table-cell office:value-type="float" office:value="-62.2965965270996">
                <text:p>-62.2965965270996</text:p>
              </table:table-cell>
              <table:table-cell office:value-type="float" office:value="-62.2765083312988">
                <text:p>-62.2765083312988</text:p>
              </table:table-cell>
              <table:table-cell office:value-type="float" office:value="-62.2702789306641">
                <text:p>-62.2702789306641</text:p>
              </table:table-cell>
              <table:table-cell office:value-type="float" office:value="-62.2694511413574">
                <text:p>-62.2694511413574</text:p>
              </table:table-cell>
              <table:table-cell office:value-type="float" office:value="-62.2810401916504">
                <text:p>-62.2810401916504</text:p>
              </table:table-cell>
              <table:table-cell office:value-type="float" office:value="-62.2824935913086">
                <text:p>-62.2824935913086</text:p>
              </table:table-cell>
              <table:table-cell office:value-type="float" office:value="-62.2696990966797">
                <text:p>-62.2696990966797</text:p>
              </table:table-cell>
              <table:table-cell office:value-type="float" office:value="-62.2834930419922">
                <text:p>-62.2834930419922</text:p>
              </table:table-cell>
              <table:table-cell office:value-type="float" office:value="-62.2821617126465">
                <text:p>-62.2821617126465</text:p>
              </table:table-cell>
              <table:table-cell office:value-type="float" office:value="-62.2888984680176">
                <text:p>-62.2888984680176</text:p>
              </table:table-cell>
              <table:table-cell office:value-type="float" office:value="-62.2799186706543">
                <text:p>-62.2799186706543</text:p>
              </table:table-cell>
              <table:table-cell office:value-type="float" office:value="-62.2788352966309">
                <text:p>-62.2788352966309</text:p>
              </table:table-cell>
              <table:table-cell office:value-type="float" office:value="-62.2817878723145">
                <text:p>-62.2817878723145</text:p>
              </table:table-cell>
              <table:table-cell office:value-type="float" office:value="-62.2834510803223">
                <text:p>-62.2834510803223</text:p>
              </table:table-cell>
              <table:table-cell office:value-type="float" office:value="-62.2750968933106">
                <text:p>-62.2750968933106</text:p>
              </table:table-cell>
              <table:table-cell office:value-type="float" office:value="-62.2856941223145">
                <text:p>-62.2856941223145</text:p>
              </table:table-cell>
              <table:table-cell office:value-type="float" office:value="-62.2859840393066">
                <text:p>-62.2859840393066</text:p>
              </table:table-cell>
              <table:table-cell office:value-type="float" office:value="-62.283073425293">
                <text:p>-62.283073425293</text:p>
              </table:table-cell>
              <table:table-cell office:value-type="float" office:value="-62.2846984863281">
                <text:p>-62.2846984863281</text:p>
              </table:table-cell>
              <table:table-cell office:value-type="float" office:value="-62.2902679443359">
                <text:p>-62.2902679443359</text:p>
              </table:table-cell>
              <table:table-cell office:value-type="float" office:value="-62.291187286377">
                <text:p>-62.291187286377</text:p>
              </table:table-cell>
              <table:table-cell office:value-type="float" office:value="-62.2963485717773">
                <text:p>-62.2963485717773</text:p>
              </table:table-cell>
              <table:table-cell office:value-type="float" office:value="-62.279167175293">
                <text:p>-62.279167175293</text:p>
              </table:table-cell>
              <table:table-cell office:value-type="float" office:value="-62.2675018310547">
                <text:p>-62.2675018310547</text:p>
              </table:table-cell>
              <table:table-cell office:value-type="float" office:value="-62.2912712097168">
                <text:p>-62.2912712097168</text:p>
              </table:table-cell>
              <table:table-cell office:value-type="float" office:value="-62.2709846496582">
                <text:p>-62.2709846496582</text:p>
              </table:table-cell>
              <table:table-cell office:value-type="float" office:value="-62.2763862609863">
                <text:p>-62.2763862609863</text:p>
              </table:table-cell>
              <table:table-cell office:value-type="float" office:value="-62.3038864135742">
                <text:p>-62.3038864135742</text:p>
              </table:table-cell>
              <table:table-cell office:value-type="float" office:value="-62.2991371154785">
                <text:p>-62.2991371154785</text:p>
              </table:table-cell>
              <table:table-cell office:value-type="float" office:value="-62.2923088073731">
                <text:p>-62.2923088073731</text:p>
              </table:table-cell>
              <table:table-cell office:value-type="float" office:value="-62.2937622070313">
                <text:p>-62.2937622070313</text:p>
              </table:table-cell>
              <table:table-cell office:value-type="float" office:value="-62.2851524353027">
                <text:p>-62.2851524353027</text:p>
              </table:table-cell>
              <table:table-cell office:value-type="float" office:value="-62.2873153686523">
                <text:p>-62.2873153686523</text:p>
              </table:table-cell>
              <table:table-cell office:value-type="float" office:value="-62.2901039123535">
                <text:p>-62.2901039123535</text:p>
              </table:table-cell>
              <table:table-cell office:value-type="float" office:value="-62.2872314453125">
                <text:p>-62.2872314453125</text:p>
              </table:table-cell>
              <table:table-cell office:value-type="float" office:value="-62.2943496704102">
                <text:p>-62.2943496704102</text:p>
              </table:table-cell>
              <table:table-cell office:value-type="float" office:value="-62.2780456542969">
                <text:p>-62.2780456542969</text:p>
              </table:table-cell>
              <table:table-cell office:value-type="float" office:value="-62.3110542297363">
                <text:p>-62.3110542297363</text:p>
              </table:table-cell>
              <table:table-cell office:value-type="float" office:value="-62.298095703125">
                <text:p>-62.298095703125</text:p>
              </table:table-cell>
              <table:table-cell office:value-type="float" office:value="-62.2853622436523">
                <text:p>-62.2853622436523</text:p>
              </table:table-cell>
              <table:table-cell office:value-type="float" office:value="-62.2833671569824">
                <text:p>-62.2833671569824</text:p>
              </table:table-cell>
              <table:table-cell office:value-type="float" office:value="-62.288688659668">
                <text:p>-62.288688659668</text:p>
              </table:table-cell>
              <table:table-cell office:value-type="float" office:value="-62.2743911743164">
                <text:p>-62.2743911743164</text:p>
              </table:table-cell>
              <table:table-cell office:value-type="float" office:value="-62.279712677002">
                <text:p>-62.279712677002</text:p>
              </table:table-cell>
              <table:table-cell office:value-type="float" office:value="-62.2667541503906">
                <text:p>-62.2667541503906</text:p>
              </table:table-cell>
              <table:table-cell office:value-type="float" office:value="-62.2693672180176">
                <text:p>-62.2693672180176</text:p>
              </table:table-cell>
              <table:table-cell office:value-type="float" office:value="-62.2667961120606">
                <text:p>-62.2667961120606</text:p>
              </table:table-cell>
              <table:table-cell office:value-type="float" office:value="-62.2788772583008">
                <text:p>-62.2788772583008</text:p>
              </table:table-cell>
              <table:table-cell office:value-type="float" office:value="-62.2764663696289">
                <text:p>-62.2764663696289</text:p>
              </table:table-cell>
              <table:table-cell office:value-type="float" office:value="-62.2805824279785">
                <text:p>-62.2805824279785</text:p>
              </table:table-cell>
              <table:table-cell office:value-type="float" office:value="-62.2817878723145">
                <text:p>-62.2817878723145</text:p>
              </table:table-cell>
              <table:table-cell office:value-type="float" office:value="-62.2720642089844">
                <text:p>-62.2720642089844</text:p>
              </table:table-cell>
              <table:table-cell office:value-type="float" office:value="-62.2626457214356">
                <text:p>-62.2626457214356</text:p>
              </table:table-cell>
              <table:table-cell office:value-type="float" office:value="-62.2942237854004">
                <text:p>-62.2942237854004</text:p>
              </table:table-cell>
              <table:table-cell office:value-type="float" office:value="-62.2487640380859">
                <text:p>-62.2487640380859</text:p>
              </table:table-cell>
              <table:table-cell office:value-type="float" office:value="-62.2613639831543">
                <text:p>-62.2613639831543</text:p>
              </table:table-cell>
              <table:table-cell office:value-type="float" office:value="-62.2720642089844">
                <text:p>-62.2720642089844</text:p>
              </table:table-cell>
              <table:table-cell office:value-type="float" office:value="-62.2687034606934">
                <text:p>-62.2687034606934</text:p>
              </table:table-cell>
              <table:table-cell office:value-type="float" office:value="-62.2758483886719">
                <text:p>-62.2758483886719</text:p>
              </table:table-cell>
              <table:table-cell office:value-type="float" office:value="-62.2881889343262">
                <text:p>-62.2881889343262</text:p>
              </table:table-cell>
              <table:table-cell office:value-type="float" office:value="-62.2706527709961">
                <text:p>-62.2706527709961</text:p>
              </table:table-cell>
              <table:table-cell office:value-type="float" office:value="-62.2816200256348">
                <text:p>-62.2816200256348</text:p>
              </table:table-cell>
              <table:table-cell office:value-type="float" office:value="-62.2664184570313">
                <text:p>-62.2664184570313</text:p>
              </table:table-cell>
              <table:table-cell office:value-type="float" office:value="-62.2716102600098">
                <text:p>-62.2716102600098</text:p>
              </table:table-cell>
              <table:table-cell office:value-type="float" office:value="-62.2780876159668">
                <text:p>-62.2780876159668</text:p>
              </table:table-cell>
              <table:table-cell office:value-type="float" office:value="-62.2514572143555">
                <text:p>-62.2514572143555</text:p>
              </table:table-cell>
              <table:table-cell office:value-type="float" office:value="-62.2464027404785">
                <text:p>-62.2464027404785</text:p>
              </table:table-cell>
              <table:table-cell office:value-type="float" office:value="-62.2502555847168">
                <text:p>-62.2502555847168</text:p>
              </table:table-cell>
              <table:table-cell office:value-type="float" office:value="-62.2627716064453">
                <text:p>-62.2627716064453</text:p>
              </table:table-cell>
              <table:table-cell office:value-type="float" office:value="-62.2645988464356">
                <text:p>-62.2645988464356</text:p>
              </table:table-cell>
              <table:table-cell office:value-type="float" office:value="-62.2518272399902">
                <text:p>-62.2518272399902</text:p>
              </table:table-cell>
              <table:table-cell office:value-type="float" office:value="-62.2824096679688">
                <text:p>-62.2824096679688</text:p>
              </table:table-cell>
              <table:table-cell office:value-type="float" office:value="-62.2538986206055">
                <text:p>-62.2538986206055</text:p>
              </table:table-cell>
              <table:table-cell office:value-type="float" office:value="-62.2489280700684">
                <text:p>-62.2489280700684</text:p>
              </table:table-cell>
              <table:table-cell office:value-type="float" office:value="-62.2771759033203">
                <text:p>-62.2771759033203</text:p>
              </table:table-cell>
              <table:table-cell office:value-type="float" office:value="-62.2392044067383">
                <text:p>-62.2392044067383</text:p>
              </table:table-cell>
              <table:table-cell office:value-type="float" office:value="-62.256217956543">
                <text:p>-62.256217956543</text:p>
              </table:table-cell>
              <table:table-cell office:value-type="float" office:value="-62.2511672973633">
                <text:p>-62.2511672973633</text:p>
              </table:table-cell>
              <table:table-cell office:value-type="float" office:value="-62.235237121582">
                <text:p>-62.235237121582</text:p>
              </table:table-cell>
              <table:table-cell office:value-type="float" office:value="-62.250129699707">
                <text:p>-62.250129699707</text:p>
              </table:table-cell>
              <table:table-cell office:value-type="float" office:value="-62.263599395752">
                <text:p>-62.263599395752</text:p>
              </table:table-cell>
              <table:table-cell office:value-type="float" office:value="-62.2755165100098">
                <text:p>-62.2755165100098</text:p>
              </table:table-cell>
              <table:table-cell office:value-type="float" office:value="-62.2503395080566">
                <text:p>-62.2503395080566</text:p>
              </table:table-cell>
              <table:table-cell office:value-type="float" office:value="-62.2507095336914">
                <text:p>-62.2507095336914</text:p>
              </table:table-cell>
              <table:table-cell office:value-type="float" office:value="-62.2535285949707">
                <text:p>-62.2535285949707</text:p>
              </table:table-cell>
              <table:table-cell office:value-type="float" office:value="-62.255558013916">
                <text:p>-62.255558013916</text:p>
              </table:table-cell>
              <table:table-cell office:value-type="float" office:value="-62.2527389526367">
                <text:p>-62.2527389526367</text:p>
              </table:table-cell>
              <table:table-cell office:value-type="float" office:value="-62.2659225463867">
                <text:p>-62.2659225463867</text:p>
              </table:table-cell>
              <table:table-cell office:value-type="float" office:value="-62.2375526428223">
                <text:p>-62.2375526428223</text:p>
              </table:table-cell>
              <table:table-cell office:value-type="float" office:value="-62.2470245361328">
                <text:p>-62.2470245361328</text:p>
              </table:table-cell>
              <table:table-cell office:value-type="float" office:value="-62.2603225708008">
                <text:p>-62.2603225708008</text:p>
              </table:table-cell>
              <table:table-cell office:value-type="float" office:value="-62.2447509765625">
                <text:p>-62.2447509765625</text:p>
              </table:table-cell>
              <table:table-cell office:value-type="float" office:value="-62.2560958862305">
                <text:p>-62.2560958862305</text:p>
              </table:table-cell>
              <table:table-cell office:value-type="float" office:value="-62.2630615234375">
                <text:p>-62.2630615234375</text:p>
              </table:table-cell>
              <table:table-cell office:value-type="float" office:value="-62.2473564147949">
                <text:p>-62.2473564147949</text:p>
              </table:table-cell>
              <table:table-cell office:value-type="float" office:value="-62.2446670532227">
                <text:p>-62.2446670532227</text:p>
              </table:table-cell>
              <table:table-cell office:value-type="float" office:value="-62.2475204467773">
                <text:p>-62.2475204467773</text:p>
              </table:table-cell>
              <table:table-cell office:value-type="float" office:value="-62.2470245361328">
                <text:p>-62.2470245361328</text:p>
              </table:table-cell>
              <table:table-cell office:value-type="float" office:value="-62.2552680969238">
                <text:p>-62.2552680969238</text:p>
              </table:table-cell>
              <table:table-cell office:value-type="float" office:value="-62.2251129150391">
                <text:p>-62.2251129150391</text:p>
              </table:table-cell>
              <table:table-cell office:value-type="float" office:value="-62.2433433532715">
                <text:p>-62.2433433532715</text:p>
              </table:table-cell>
              <table:table-cell office:value-type="float" office:value="-62.2512474060059">
                <text:p>-62.2512474060059</text:p>
              </table:table-cell>
              <table:table-cell office:value-type="float" office:value="-62.2535285949707">
                <text:p>-62.2535285949707</text:p>
              </table:table-cell>
              <table:table-cell office:value-type="float" office:value="-62.25634765625">
                <text:p>-62.25634765625</text:p>
              </table:table-cell>
              <table:table-cell office:value-type="float" office:value="-62.2378425598145">
                <text:p>-62.2378425598145</text:p>
              </table:table-cell>
              <table:table-cell office:value-type="float" office:value="-62.2511253356934">
                <text:p>-62.2511253356934</text:p>
              </table:table-cell>
              <table:table-cell office:value-type="float" office:value="-62.2481842041016">
                <text:p>-62.2481842041016</text:p>
              </table:table-cell>
              <table:table-cell office:value-type="float" office:value="-62.2465286254883">
                <text:p>-62.2465286254883</text:p>
              </table:table-cell>
              <table:table-cell office:value-type="float" office:value="-62.2445449829102">
                <text:p>-62.2445449829102</text:p>
              </table:table-cell>
              <table:table-cell office:value-type="float" office:value="-62.2572593688965">
                <text:p>-62.2572593688965</text:p>
              </table:table-cell>
              <table:table-cell office:value-type="float" office:value="-62.2490959167481">
                <text:p>-62.2490959167481</text:p>
              </table:table-cell>
              <table:table-cell office:value-type="float" office:value="-62.2430953979492">
                <text:p>-62.2430953979492</text:p>
              </table:table-cell>
              <table:table-cell office:value-type="float" office:value="-62.2342033386231">
                <text:p>-62.2342033386231</text:p>
              </table:table-cell>
              <table:table-cell office:value-type="float" office:value="-62.2427635192871">
                <text:p>-62.2427635192871</text:p>
              </table:table-cell>
              <table:table-cell office:value-type="float" office:value="-62.2360610961914">
                <text:p>-62.2360610961914</text:p>
              </table:table-cell>
              <table:table-cell office:value-type="float" office:value="-62.2263908386231">
                <text:p>-62.2263908386231</text:p>
              </table:table-cell>
              <table:table-cell office:value-type="float" office:value="-62.2453308105469">
                <text:p>-62.2453308105469</text:p>
              </table:table-cell>
              <table:table-cell office:value-type="float" office:value="-62.2555160522461">
                <text:p>-62.2555160522461</text:p>
              </table:table-cell>
              <table:table-cell office:value-type="float" office:value="-62.2441711425781">
                <text:p>-62.2441711425781</text:p>
              </table:table-cell>
              <table:table-cell office:value-type="float" office:value="-62.2546882629395">
                <text:p>-62.2546882629395</text:p>
              </table:table-cell>
              <table:table-cell office:value-type="float" office:value="-62.235279083252">
                <text:p>-62.235279083252</text:p>
              </table:table-cell>
            </table:table-row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-62.3445243835449">
                <text:p>-62.3445243835449</text:p>
                <draw:g>
                  <svg:desc>optymalizacja_wycinana_z_trace.A11:optymalizacja_wycinana_z_trace.OJ11</svg:desc>
                </draw:g>
              </table:table-cell>
              <table:table-cell office:value-type="float" office:value="-62.3617515563965">
                <text:p>-62.3617515563965</text:p>
              </table:table-cell>
              <table:table-cell office:value-type="float" office:value="-62.3713607788086">
                <text:p>-62.3713607788086</text:p>
              </table:table-cell>
              <table:table-cell office:value-type="float" office:value="-62.3610801696777">
                <text:p>-62.3610801696777</text:p>
              </table:table-cell>
              <table:table-cell office:value-type="float" office:value="-62.35302734375">
                <text:p>-62.35302734375</text:p>
              </table:table-cell>
              <table:table-cell office:value-type="float" office:value="-62.3712348937988">
                <text:p>-62.3712348937988</text:p>
              </table:table-cell>
              <table:table-cell office:value-type="float" office:value="-62.3512687683106">
                <text:p>-62.3512687683106</text:p>
              </table:table-cell>
              <table:table-cell office:value-type="float" office:value="-62.3639297485352">
                <text:p>-62.3639297485352</text:p>
              </table:table-cell>
              <table:table-cell office:value-type="float" office:value="-62.3539123535156">
                <text:p>-62.3539123535156</text:p>
              </table:table-cell>
              <table:table-cell office:value-type="float" office:value="-62.3565902709961">
                <text:p>-62.3565902709961</text:p>
              </table:table-cell>
              <table:table-cell office:value-type="float" office:value="-62.3647270202637">
                <text:p>-62.3647270202637</text:p>
              </table:table-cell>
              <table:table-cell office:value-type="float" office:value="-62.3633003234863">
                <text:p>-62.3633003234863</text:p>
              </table:table-cell>
              <table:table-cell office:value-type="float" office:value="-62.3642654418945">
                <text:p>-62.3642654418945</text:p>
              </table:table-cell>
              <table:table-cell office:value-type="float" office:value="-62.3743400573731">
                <text:p>-62.3743400573731</text:p>
              </table:table-cell>
              <table:table-cell office:value-type="float" office:value="-62.3595695495606">
                <text:p>-62.3595695495606</text:p>
              </table:table-cell>
              <table:table-cell office:value-type="float" office:value="-62.3607025146484">
                <text:p>-62.3607025146484</text:p>
              </table:table-cell>
              <table:table-cell office:value-type="float" office:value="-62.37060546875">
                <text:p>-62.37060546875</text:p>
              </table:table-cell>
              <table:table-cell office:value-type="float" office:value="-62.3567199707031">
                <text:p>-62.3567199707031</text:p>
              </table:table-cell>
              <table:table-cell office:value-type="float" office:value="-62.3746757507324">
                <text:p>-62.3746757507324</text:p>
              </table:table-cell>
              <table:table-cell office:value-type="float" office:value="-62.3690528869629">
                <text:p>-62.3690528869629</text:p>
              </table:table-cell>
              <table:table-cell office:value-type="float" office:value="-62.3602409362793">
                <text:p>-62.3602409362793</text:p>
              </table:table-cell>
              <table:table-cell office:value-type="float" office:value="-62.3418464660645">
                <text:p>-62.3418464660645</text:p>
              </table:table-cell>
              <table:table-cell office:value-type="float" office:value="-62.3650245666504">
                <text:p>-62.3650245666504</text:p>
              </table:table-cell>
              <table:table-cell office:value-type="float" office:value="-62.3649368286133">
                <text:p>-62.3649368286133</text:p>
              </table:table-cell>
              <table:table-cell office:value-type="float" office:value="-62.3841361999512">
                <text:p>-62.3841361999512</text:p>
              </table:table-cell>
              <table:table-cell office:value-type="float" office:value="-62.3640174865723">
                <text:p>-62.3640174865723</text:p>
              </table:table-cell>
              <table:table-cell office:value-type="float" office:value="-62.3759803771973">
                <text:p>-62.3759803771973</text:p>
              </table:table-cell>
              <table:table-cell office:value-type="float" office:value="-62.3691787719727">
                <text:p>-62.3691787719727</text:p>
              </table:table-cell>
              <table:table-cell office:value-type="float" office:value="-62.3697242736816">
                <text:p>-62.3697242736816</text:p>
              </table:table-cell>
              <table:table-cell office:value-type="float" office:value="-62.3589401245117">
                <text:p>-62.3589401245117</text:p>
              </table:table-cell>
              <table:table-cell office:value-type="float" office:value="-62.3578491210938">
                <text:p>-62.3578491210938</text:p>
              </table:table-cell>
              <table:table-cell office:value-type="float" office:value="-62.3496360778809">
                <text:p>-62.3496360778809</text:p>
              </table:table-cell>
              <table:table-cell office:value-type="float" office:value="-62.3811111450195">
                <text:p>-62.3811111450195</text:p>
              </table:table-cell>
              <table:table-cell office:value-type="float" office:value="-62.3680458068848">
                <text:p>-62.3680458068848</text:p>
              </table:table-cell>
              <table:table-cell office:value-type="float" office:value="-62.3748054504395">
                <text:p>-62.3748054504395</text:p>
              </table:table-cell>
              <table:table-cell office:value-type="float" office:value="-62.3617935180664">
                <text:p>-62.3617935180664</text:p>
              </table:table-cell>
              <table:table-cell office:value-type="float" office:value="-62.3665771484375">
                <text:p>-62.3665771484375</text:p>
              </table:table-cell>
              <table:table-cell office:value-type="float" office:value="-62.3791351318359">
                <text:p>-62.3791351318359</text:p>
              </table:table-cell>
              <table:table-cell office:value-type="float" office:value="-62.3873748779297">
                <text:p>-62.3873748779297</text:p>
              </table:table-cell>
              <table:table-cell office:value-type="float" office:value="-62.3637657165527">
                <text:p>-62.3637657165527</text:p>
              </table:table-cell>
              <table:table-cell office:value-type="float" office:value="-62.3716125488281">
                <text:p>-62.3716125488281</text:p>
              </table:table-cell>
              <table:table-cell office:value-type="float" office:value="-62.3536987304688">
                <text:p>-62.3536987304688</text:p>
              </table:table-cell>
              <table:table-cell office:value-type="float" office:value="-62.3491706848145">
                <text:p>-62.3491706848145</text:p>
              </table:table-cell>
              <table:table-cell office:value-type="float" office:value="-62.3806457519531">
                <text:p>-62.3806457519531</text:p>
              </table:table-cell>
              <table:table-cell office:value-type="float" office:value="-62.3664054870606">
                <text:p>-62.3664054870606</text:p>
              </table:table-cell>
              <table:table-cell office:value-type="float" office:value="-62.3885536193848">
                <text:p>-62.3885536193848</text:p>
              </table:table-cell>
              <table:table-cell office:value-type="float" office:value="-62.3578071594238">
                <text:p>-62.3578071594238</text:p>
              </table:table-cell>
              <table:table-cell office:value-type="float" office:value="-62.3716545104981">
                <text:p>-62.3716545104981</text:p>
              </table:table-cell>
              <table:table-cell office:value-type="float" office:value="-62.3735008239746">
                <text:p>-62.3735008239746</text:p>
              </table:table-cell>
              <table:table-cell office:value-type="float" office:value="-62.3699760437012">
                <text:p>-62.3699760437012</text:p>
              </table:table-cell>
              <table:table-cell office:value-type="float" office:value="-62.3708992004395">
                <text:p>-62.3708992004395</text:p>
              </table:table-cell>
              <table:table-cell office:value-type="float" office:value="-62.3537406921387">
                <text:p>-62.3537406921387</text:p>
              </table:table-cell>
              <table:table-cell office:value-type="float" office:value="-62.3732070922852">
                <text:p>-62.3732070922852</text:p>
              </table:table-cell>
              <table:table-cell office:value-type="float" office:value="-62.3495483398438">
                <text:p>-62.3495483398438</text:p>
              </table:table-cell>
              <table:table-cell office:value-type="float" office:value="-62.3623352050781">
                <text:p>-62.3623352050781</text:p>
              </table:table-cell>
              <table:table-cell office:value-type="float" office:value="-62.3606147766113">
                <text:p>-62.3606147766113</text:p>
              </table:table-cell>
              <table:table-cell office:value-type="float" office:value="-62.3648109436035">
                <text:p>-62.3648109436035</text:p>
              </table:table-cell>
              <table:table-cell office:value-type="float" office:value="-62.377326965332">
                <text:p>-62.377326965332</text:p>
              </table:table-cell>
              <table:table-cell office:value-type="float" office:value="-62.3676643371582">
                <text:p>-62.3676643371582</text:p>
              </table:table-cell>
              <table:table-cell office:value-type="float" office:value="-62.3737945556641">
                <text:p>-62.3737945556641</text:p>
              </table:table-cell>
              <table:table-cell office:value-type="float" office:value="-62.3822021484375">
                <text:p>-62.3822021484375</text:p>
              </table:table-cell>
              <table:table-cell office:value-type="float" office:value="-62.3482933044434">
                <text:p>-62.3482933044434</text:p>
              </table:table-cell>
              <table:table-cell office:value-type="float" office:value="-62.3678359985352">
                <text:p>-62.3678359985352</text:p>
              </table:table-cell>
              <table:table-cell office:value-type="float" office:value="-62.3491706848145">
                <text:p>-62.3491706848145</text:p>
              </table:table-cell>
              <table:table-cell office:value-type="float" office:value="-62.3616638183594">
                <text:p>-62.3616638183594</text:p>
              </table:table-cell>
              <table:table-cell office:value-type="float" office:value="-62.3721160888672">
                <text:p>-62.3721160888672</text:p>
              </table:table-cell>
              <table:table-cell office:value-type="float" office:value="-62.3627586364746">
                <text:p>-62.3627586364746</text:p>
              </table:table-cell>
              <table:table-cell office:value-type="float" office:value="-62.3848075866699">
                <text:p>-62.3848075866699</text:p>
              </table:table-cell>
              <table:table-cell office:value-type="float" office:value="-62.3687133789063">
                <text:p>-62.3687133789063</text:p>
              </table:table-cell>
              <table:table-cell office:value-type="float" office:value="-62.3670768737793">
                <text:p>-62.3670768737793</text:p>
              </table:table-cell>
              <table:table-cell office:value-type="float" office:value="-62.3538665771484">
                <text:p>-62.3538665771484</text:p>
              </table:table-cell>
              <table:table-cell office:value-type="float" office:value="-62.3595695495606">
                <text:p>-62.3595695495606</text:p>
              </table:table-cell>
              <table:table-cell office:value-type="float" office:value="-62.3832969665527">
                <text:p>-62.3832969665527</text:p>
              </table:table-cell>
              <table:table-cell office:value-type="float" office:value="-62.3750991821289">
                <text:p>-62.3750991821289</text:p>
              </table:table-cell>
              <table:table-cell office:value-type="float" office:value="-62.3660278320313">
                <text:p>-62.3660278320313</text:p>
              </table:table-cell>
              <table:table-cell office:value-type="float" office:value="-62.3715286254883">
                <text:p>-62.3715286254883</text:p>
              </table:table-cell>
              <table:table-cell office:value-type="float" office:value="-62.3708114624023">
                <text:p>-62.3708114624023</text:p>
              </table:table-cell>
              <table:table-cell office:value-type="float" office:value="-62.3769454956055">
                <text:p>-62.3769454956055</text:p>
              </table:table-cell>
              <table:table-cell office:value-type="float" office:value="-62.3616218566895">
                <text:p>-62.3616218566895</text:p>
              </table:table-cell>
              <table:table-cell office:value-type="float" office:value="-62.3755607604981">
                <text:p>-62.3755607604981</text:p>
              </table:table-cell>
              <table:table-cell office:value-type="float" office:value="-62.372371673584">
                <text:p>-62.372371673584</text:p>
              </table:table-cell>
              <table:table-cell office:value-type="float" office:value="-62.3459091186523">
                <text:p>-62.3459091186523</text:p>
              </table:table-cell>
              <table:table-cell office:value-type="float" office:value="-62.363639831543">
                <text:p>-62.363639831543</text:p>
              </table:table-cell>
              <table:table-cell office:value-type="float" office:value="-62.366153717041">
                <text:p>-62.366153717041</text:p>
              </table:table-cell>
              <table:table-cell office:value-type="float" office:value="-62.3625869750977">
                <text:p>-62.3625869750977</text:p>
              </table:table-cell>
              <table:table-cell office:value-type="float" office:value="-62.360279083252">
                <text:p>-62.360279083252</text:p>
              </table:table-cell>
              <table:table-cell office:value-type="float" office:value="-62.3547897338867">
                <text:p>-62.3547897338867</text:p>
              </table:table-cell>
              <table:table-cell office:value-type="float" office:value="-62.3625869750977">
                <text:p>-62.3625869750977</text:p>
              </table:table-cell>
              <table:table-cell office:value-type="float" office:value="-62.3651885986328">
                <text:p>-62.3651885986328</text:p>
              </table:table-cell>
              <table:table-cell office:value-type="float" office:value="-62.3593559265137">
                <text:p>-62.3593559265137</text:p>
              </table:table-cell>
              <table:table-cell office:value-type="float" office:value="-62.3559188842773">
                <text:p>-62.3559188842773</text:p>
              </table:table-cell>
              <table:table-cell office:value-type="float" office:value="-62.3627586364746">
                <text:p>-62.3627586364746</text:p>
              </table:table-cell>
              <table:table-cell office:value-type="float" office:value="-62.3533630371094">
                <text:p>-62.3533630371094</text:p>
              </table:table-cell>
              <table:table-cell office:value-type="float" office:value="-62.3657760620117">
                <text:p>-62.3657760620117</text:p>
              </table:table-cell>
              <table:table-cell office:value-type="float" office:value="-62.3581008911133">
                <text:p>-62.3581008911133</text:p>
              </table:table-cell>
              <table:table-cell office:value-type="float" office:value="-62.3511848449707">
                <text:p>-62.3511848449707</text:p>
              </table:table-cell>
              <table:table-cell office:value-type="float" office:value="-62.3406753540039">
                <text:p>-62.3406753540039</text:p>
              </table:table-cell>
              <table:table-cell office:value-type="float" office:value="-62.3822860717773">
                <text:p>-62.3822860717773</text:p>
              </table:table-cell>
              <table:table-cell office:value-type="float" office:value="-62.3775749206543">
                <text:p>-62.3775749206543</text:p>
              </table:table-cell>
              <table:table-cell office:value-type="float" office:value="-62.3657760620117">
                <text:p>-62.3657760620117</text:p>
              </table:table-cell>
              <table:table-cell office:value-type="float" office:value="-62.3407135009766">
                <text:p>-62.3407135009766</text:p>
              </table:table-cell>
              <table:table-cell office:value-type="float" office:value="-62.348876953125">
                <text:p>-62.348876953125</text:p>
              </table:table-cell>
              <table:table-cell office:value-type="float" office:value="-62.3568420410156">
                <text:p>-62.3568420410156</text:p>
              </table:table-cell>
              <table:table-cell office:value-type="float" office:value="-62.3733749389648">
                <text:p>-62.3733749389648</text:p>
              </table:table-cell>
              <table:table-cell office:value-type="float" office:value="-62.3445243835449">
                <text:p>-62.3445243835449</text:p>
              </table:table-cell>
              <table:table-cell office:value-type="float" office:value="-62.3701019287109">
                <text:p>-62.3701019287109</text:p>
              </table:table-cell>
              <table:table-cell office:value-type="float" office:value="-62.3529052734375">
                <text:p>-62.3529052734375</text:p>
              </table:table-cell>
              <table:table-cell office:value-type="float" office:value="-62.3765716552734">
                <text:p>-62.3765716552734</text:p>
              </table:table-cell>
              <table:table-cell office:value-type="float" office:value="-62.3659477233887">
                <text:p>-62.3659477233887</text:p>
              </table:table-cell>
              <table:table-cell office:value-type="float" office:value="-62.357177734375">
                <text:p>-62.357177734375</text:p>
              </table:table-cell>
              <table:table-cell office:value-type="float" office:value="-62.3504333496094">
                <text:p>-62.3504333496094</text:p>
              </table:table-cell>
              <table:table-cell office:value-type="float" office:value="-62.3410491943359">
                <text:p>-62.3410491943359</text:p>
              </table:table-cell>
              <table:table-cell office:value-type="float" office:value="-62.3511009216309">
                <text:p>-62.3511009216309</text:p>
              </table:table-cell>
              <table:table-cell office:value-type="float" office:value="-62.357177734375">
                <text:p>-62.357177734375</text:p>
              </table:table-cell>
              <table:table-cell office:value-type="float" office:value="-62.3619155883789">
                <text:p>-62.3619155883789</text:p>
              </table:table-cell>
              <table:table-cell office:value-type="float" office:value="-62.3562545776367">
                <text:p>-62.3562545776367</text:p>
              </table:table-cell>
              <table:table-cell office:value-type="float" office:value="-62.3471221923828">
                <text:p>-62.3471221923828</text:p>
              </table:table-cell>
              <table:table-cell office:value-type="float" office:value="-62.3522758483887">
                <text:p>-62.3522758483887</text:p>
              </table:table-cell>
              <table:table-cell office:value-type="float" office:value="-62.3509750366211">
                <text:p>-62.3509750366211</text:p>
              </table:table-cell>
              <table:table-cell office:value-type="float" office:value="-62.3599433898926">
                <text:p>-62.3599433898926</text:p>
              </table:table-cell>
              <table:table-cell office:value-type="float" office:value="-62.361499786377">
                <text:p>-62.361499786377</text:p>
              </table:table-cell>
              <table:table-cell office:value-type="float" office:value="-62.3601989746094">
                <text:p>-62.3601989746094</text:p>
              </table:table-cell>
              <table:table-cell office:value-type="float" office:value="-62.3519821166992">
                <text:p>-62.3519821166992</text:p>
              </table:table-cell>
              <table:table-cell office:value-type="float" office:value="-62.3516464233398">
                <text:p>-62.3516464233398</text:p>
              </table:table-cell>
              <table:table-cell office:value-type="float" office:value="-62.3674125671387">
                <text:p>-62.3674125671387</text:p>
              </table:table-cell>
              <table:table-cell office:value-type="float" office:value="-62.3534469604492">
                <text:p>-62.3534469604492</text:p>
              </table:table-cell>
              <table:table-cell office:value-type="float" office:value="-62.3570938110352">
                <text:p>-62.3570938110352</text:p>
              </table:table-cell>
              <table:table-cell office:value-type="float" office:value="-62.3508491516113">
                <text:p>-62.3508491516113</text:p>
              </table:table-cell>
              <table:table-cell office:value-type="float" office:value="-62.3864059448242">
                <text:p>-62.3864059448242</text:p>
              </table:table-cell>
              <table:table-cell office:value-type="float" office:value="-62.3609504699707">
                <text:p>-62.3609504699707</text:p>
              </table:table-cell>
              <table:table-cell office:value-type="float" office:value="-62.3568000793457">
                <text:p>-62.3568000793457</text:p>
              </table:table-cell>
              <table:table-cell office:value-type="float" office:value="-62.3626708984375">
                <text:p>-62.3626708984375</text:p>
              </table:table-cell>
              <table:table-cell office:value-type="float" office:value="-62.3544960021973">
                <text:p>-62.3544960021973</text:p>
              </table:table-cell>
              <table:table-cell office:value-type="float" office:value="-62.3628005981445">
                <text:p>-62.3628005981445</text:p>
              </table:table-cell>
              <table:table-cell office:value-type="float" office:value="-62.3523979187012">
                <text:p>-62.3523979187012</text:p>
              </table:table-cell>
              <table:table-cell office:value-type="float" office:value="-62.3578491210938">
                <text:p>-62.3578491210938</text:p>
              </table:table-cell>
              <table:table-cell office:value-type="float" office:value="-62.3635940551758">
                <text:p>-62.3635940551758</text:p>
              </table:table-cell>
              <table:table-cell office:value-type="float" office:value="-62.3503494262695">
                <text:p>-62.3503494262695</text:p>
              </table:table-cell>
              <table:table-cell office:value-type="float" office:value="-62.3574295043945">
                <text:p>-62.3574295043945</text:p>
              </table:table-cell>
              <table:table-cell office:value-type="float" office:value="-62.3542022705078">
                <text:p>-62.3542022705078</text:p>
              </table:table-cell>
              <table:table-cell office:value-type="float" office:value="-62.3635940551758">
                <text:p>-62.3635940551758</text:p>
              </table:table-cell>
              <table:table-cell office:value-type="float" office:value="-62.3384590148926">
                <text:p>-62.3384590148926</text:p>
              </table:table-cell>
              <table:table-cell office:value-type="float" office:value="-62.347957611084">
                <text:p>-62.347957611084</text:p>
              </table:table-cell>
              <table:table-cell office:value-type="float" office:value="-62.3421401977539">
                <text:p>-62.3421401977539</text:p>
              </table:table-cell>
              <table:table-cell office:value-type="float" office:value="-62.3505554199219">
                <text:p>-62.3505554199219</text:p>
              </table:table-cell>
              <table:table-cell office:value-type="float" office:value="-62.3452377319336">
                <text:p>-62.3452377319336</text:p>
              </table:table-cell>
              <table:table-cell office:value-type="float" office:value="-62.3414268493652">
                <text:p>-62.3414268493652</text:p>
              </table:table-cell>
              <table:table-cell office:value-type="float" office:value="-62.3612060546875">
                <text:p>-62.3612060546875</text:p>
              </table:table-cell>
              <table:table-cell office:value-type="float" office:value="-62.3403434753418">
                <text:p>-62.3403434753418</text:p>
              </table:table-cell>
              <table:table-cell office:value-type="float" office:value="-62.3549995422363">
                <text:p>-62.3549995422363</text:p>
              </table:table-cell>
              <table:table-cell office:value-type="float" office:value="-62.3492164611816">
                <text:p>-62.3492164611816</text:p>
              </table:table-cell>
              <table:table-cell office:value-type="float" office:value="-62.3477516174316">
                <text:p>-62.3477516174316</text:p>
              </table:table-cell>
              <table:table-cell office:value-type="float" office:value="-62.3338966369629">
                <text:p>-62.3338966369629</text:p>
              </table:table-cell>
              <table:table-cell office:value-type="float" office:value="-62.3439826965332">
                <text:p>-62.3439826965332</text:p>
              </table:table-cell>
              <table:table-cell office:value-type="float" office:value="-62.3568840026856">
                <text:p>-62.3568840026856</text:p>
              </table:table-cell>
              <table:table-cell office:value-type="float" office:value="-62.3318061828613">
                <text:p>-62.3318061828613</text:p>
              </table:table-cell>
              <table:table-cell office:value-type="float" office:value="-62.3513107299805">
                <text:p>-62.3513107299805</text:p>
              </table:table-cell>
              <table:table-cell office:value-type="float" office:value="-62.3538665771484">
                <text:p>-62.3538665771484</text:p>
              </table:table-cell>
              <table:table-cell office:value-type="float" office:value="-62.3537826538086">
                <text:p>-62.3537826538086</text:p>
              </table:table-cell>
              <table:table-cell office:value-type="float" office:value="-62.3621673583984">
                <text:p>-62.3621673583984</text:p>
              </table:table-cell>
              <table:table-cell office:value-type="float" office:value="-62.3355293273926">
                <text:p>-62.3355293273926</text:p>
              </table:table-cell>
              <table:table-cell office:value-type="float" office:value="-62.3455314636231">
                <text:p>-62.3455314636231</text:p>
              </table:table-cell>
              <table:table-cell office:value-type="float" office:value="-62.3320999145508">
                <text:p>-62.3320999145508</text:p>
              </table:table-cell>
              <table:table-cell office:value-type="float" office:value="-62.3421401977539">
                <text:p>-62.3421401977539</text:p>
              </table:table-cell>
              <table:table-cell office:value-type="float" office:value="-62.337703704834">
                <text:p>-62.337703704834</text:p>
              </table:table-cell>
              <table:table-cell office:value-type="float" office:value="-62.3521919250488">
                <text:p>-62.3521919250488</text:p>
              </table:table-cell>
              <table:table-cell office:value-type="float" office:value="-62.3429336547852">
                <text:p>-62.3429336547852</text:p>
              </table:table-cell>
              <table:table-cell office:value-type="float" office:value="-62.3399658203125">
                <text:p>-62.3399658203125</text:p>
              </table:table-cell>
              <table:table-cell office:value-type="float" office:value="-62.3308906555176">
                <text:p>-62.3308906555176</text:p>
              </table:table-cell>
              <table:table-cell office:value-type="float" office:value="-62.3432693481445">
                <text:p>-62.3432693481445</text:p>
              </table:table-cell>
              <table:table-cell office:value-type="float" office:value="-62.3349418640137">
                <text:p>-62.3349418640137</text:p>
              </table:table-cell>
              <table:table-cell office:value-type="float" office:value="-62.3442726135254">
                <text:p>-62.3442726135254</text:p>
              </table:table-cell>
              <table:table-cell office:value-type="float" office:value="-62.3506393432617">
                <text:p>-62.3506393432617</text:p>
              </table:table-cell>
              <table:table-cell office:value-type="float" office:value="-62.3413047790527">
                <text:p>-62.3413047790527</text:p>
              </table:table-cell>
              <table:table-cell office:value-type="float" office:value="-62.358814239502">
                <text:p>-62.358814239502</text:p>
              </table:table-cell>
              <table:table-cell office:value-type="float" office:value="-62.3408432006836">
                <text:p>-62.3408432006836</text:p>
              </table:table-cell>
              <table:table-cell office:value-type="float" office:value="-62.3604927062988">
                <text:p>-62.3604927062988</text:p>
              </table:table-cell>
              <table:table-cell office:value-type="float" office:value="-62.354621887207">
                <text:p>-62.354621887207</text:p>
              </table:table-cell>
              <table:table-cell office:value-type="float" office:value="-62.3422622680664">
                <text:p>-62.3422622680664</text:p>
              </table:table-cell>
              <table:table-cell office:value-type="float" office:value="-62.3526916503906">
                <text:p>-62.3526916503906</text:p>
              </table:table-cell>
              <table:table-cell office:value-type="float" office:value="-62.3587303161621">
                <text:p>-62.3587303161621</text:p>
              </table:table-cell>
              <table:table-cell office:value-type="float" office:value="-62.3700180053711">
                <text:p>-62.3700180053711</text:p>
              </table:table-cell>
              <table:table-cell office:value-type="float" office:value="-62.329761505127">
                <text:p>-62.329761505127</text:p>
              </table:table-cell>
              <table:table-cell office:value-type="float" office:value="-62.3448181152344">
                <text:p>-62.3448181152344</text:p>
              </table:table-cell>
              <table:table-cell office:value-type="float" office:value="-62.3434791564941">
                <text:p>-62.3434791564941</text:p>
              </table:table-cell>
              <table:table-cell office:value-type="float" office:value="-62.3631324768066">
                <text:p>-62.3631324768066</text:p>
              </table:table-cell>
              <table:table-cell office:value-type="float" office:value="-62.3441467285156">
                <text:p>-62.3441467285156</text:p>
              </table:table-cell>
              <table:table-cell office:value-type="float" office:value="-62.3477516174316">
                <text:p>-62.3477516174316</text:p>
              </table:table-cell>
              <table:table-cell office:value-type="float" office:value="-62.3596115112305">
                <text:p>-62.3596115112305</text:p>
              </table:table-cell>
              <table:table-cell office:value-type="float" office:value="-62.3565902709961">
                <text:p>-62.3565902709961</text:p>
              </table:table-cell>
              <table:table-cell office:value-type="float" office:value="-62.3638038635254">
                <text:p>-62.3638038635254</text:p>
              </table:table-cell>
              <table:table-cell office:value-type="float" office:value="-62.3476638793945">
                <text:p>-62.3476638793945</text:p>
              </table:table-cell>
              <table:table-cell office:value-type="float" office:value="-62.35009765625">
                <text:p>-62.35009765625</text:p>
              </table:table-cell>
              <table:table-cell office:value-type="float" office:value="-62.3420562744141">
                <text:p>-62.3420562744141</text:p>
              </table:table-cell>
              <table:table-cell office:value-type="float" office:value="-62.3403854370117">
                <text:p>-62.3403854370117</text:p>
              </table:table-cell>
              <table:table-cell office:value-type="float" office:value="-62.339168548584">
                <text:p>-62.339168548584</text:p>
              </table:table-cell>
              <table:table-cell office:value-type="float" office:value="-62.3586463928223">
                <text:p>-62.3586463928223</text:p>
              </table:table-cell>
              <table:table-cell office:value-type="float" office:value="-62.3621673583984">
                <text:p>-62.3621673583984</text:p>
              </table:table-cell>
              <table:table-cell office:value-type="float" office:value="-62.3348999023438">
                <text:p>-62.3348999023438</text:p>
              </table:table-cell>
              <table:table-cell office:value-type="float" office:value="-62.3315582275391">
                <text:p>-62.3315582275391</text:p>
              </table:table-cell>
              <table:table-cell office:value-type="float" office:value="-62.3590202331543">
                <text:p>-62.3590202331543</text:p>
              </table:table-cell>
              <table:table-cell office:value-type="float" office:value="-62.3632164001465">
                <text:p>-62.3632164001465</text:p>
              </table:table-cell>
              <table:table-cell office:value-type="float" office:value="-62.3444023132324">
                <text:p>-62.3444023132324</text:p>
              </table:table-cell>
              <table:table-cell office:value-type="float" office:value="-62.3557548522949">
                <text:p>-62.3557548522949</text:p>
              </table:table-cell>
              <table:table-cell office:value-type="float" office:value="-62.3516464233398">
                <text:p>-62.3516464233398</text:p>
              </table:table-cell>
              <table:table-cell office:value-type="float" office:value="-62.3462409973145">
                <text:p>-62.3462409973145</text:p>
              </table:table-cell>
              <table:table-cell office:value-type="float" office:value="-62.3506393432617">
                <text:p>-62.3506393432617</text:p>
              </table:table-cell>
              <table:table-cell office:value-type="float" office:value="-62.3474159240723">
                <text:p>-62.3474159240723</text:p>
              </table:table-cell>
              <table:table-cell office:value-type="float" office:value="-62.3549156188965">
                <text:p>-62.3549156188965</text:p>
              </table:table-cell>
              <table:table-cell office:value-type="float" office:value="-62.3501358032227">
                <text:p>-62.3501358032227</text:p>
              </table:table-cell>
              <table:table-cell office:value-type="float" office:value="-62.3370361328125">
                <text:p>-62.3370361328125</text:p>
              </table:table-cell>
              <table:table-cell office:value-type="float" office:value="-62.3393363952637">
                <text:p>-62.3393363952637</text:p>
              </table:table-cell>
              <table:table-cell office:value-type="float" office:value="-62.3536987304688">
                <text:p>-62.3536987304688</text:p>
              </table:table-cell>
              <table:table-cell office:value-type="float" office:value="-62.3199043273926">
                <text:p>-62.3199043273926</text:p>
              </table:table-cell>
              <table:table-cell office:value-type="float" office:value="-62.3473739624023">
                <text:p>-62.3473739624023</text:p>
              </table:table-cell>
              <table:table-cell office:value-type="float" office:value="-62.3409690856934">
                <text:p>-62.3409690856934</text:p>
              </table:table-cell>
              <table:table-cell office:value-type="float" office:value="-62.3429336547852">
                <text:p>-62.3429336547852</text:p>
              </table:table-cell>
              <table:table-cell office:value-type="float" office:value="-62.3545761108398">
                <text:p>-62.3545761108398</text:p>
              </table:table-cell>
              <table:table-cell office:value-type="float" office:value="-62.3332290649414">
                <text:p>-62.3332290649414</text:p>
              </table:table-cell>
              <table:table-cell office:value-type="float" office:value="-62.3591918945313">
                <text:p>-62.3591918945313</text:p>
              </table:table-cell>
              <table:table-cell office:value-type="float" office:value="-62.3583908081055">
                <text:p>-62.3583908081055</text:p>
              </table:table-cell>
              <table:table-cell office:value-type="float" office:value="-62.3344383239746">
                <text:p>-62.3344383239746</text:p>
              </table:table-cell>
              <table:table-cell office:value-type="float" office:value="-62.3589401245117">
                <text:p>-62.3589401245117</text:p>
              </table:table-cell>
              <table:table-cell office:value-type="float" office:value="-62.3540763854981">
                <text:p>-62.3540763854981</text:p>
              </table:table-cell>
              <table:table-cell office:value-type="float" office:value="-62.3745536804199">
                <text:p>-62.3745536804199</text:p>
              </table:table-cell>
              <table:table-cell office:value-type="float" office:value="-62.3556709289551">
                <text:p>-62.3556709289551</text:p>
              </table:table-cell>
              <table:table-cell office:value-type="float" office:value="-62.3459510803223">
                <text:p>-62.3459510803223</text:p>
              </table:table-cell>
              <table:table-cell office:value-type="float" office:value="-62.3564643859863">
                <text:p>-62.3564643859863</text:p>
              </table:table-cell>
              <table:table-cell office:value-type="float" office:value="-62.3744277954102">
                <text:p>-62.3744277954102</text:p>
              </table:table-cell>
              <table:table-cell office:value-type="float" office:value="-62.344108581543">
                <text:p>-62.344108581543</text:p>
              </table:table-cell>
              <table:table-cell office:value-type="float" office:value="-62.3400497436523">
                <text:p>-62.3400497436523</text:p>
              </table:table-cell>
              <table:table-cell office:value-type="float" office:value="-62.3642234802246">
                <text:p>-62.3642234802246</text:p>
              </table:table-cell>
              <table:table-cell office:value-type="float" office:value="-62.3721160888672">
                <text:p>-62.3721160888672</text:p>
              </table:table-cell>
              <table:table-cell office:value-type="float" office:value="-62.3453636169434">
                <text:p>-62.3453636169434</text:p>
              </table:table-cell>
              <table:table-cell office:value-type="float" office:value="-62.3449440002441">
                <text:p>-62.3449440002441</text:p>
              </table:table-cell>
              <table:table-cell office:value-type="float" office:value="-62.338623046875">
                <text:p>-62.338623046875</text:p>
              </table:table-cell>
              <table:table-cell office:value-type="float" office:value="-62.3625030517578">
                <text:p>-62.3625030517578</text:p>
              </table:table-cell>
              <table:table-cell office:value-type="float" office:value="-62.3648529052734">
                <text:p>-62.3648529052734</text:p>
              </table:table-cell>
              <table:table-cell office:value-type="float" office:value="-62.3453216552734">
                <text:p>-62.3453216552734</text:p>
              </table:table-cell>
              <table:table-cell office:value-type="float" office:value="-62.3492164611816">
                <text:p>-62.3492164611816</text:p>
              </table:table-cell>
              <table:table-cell office:value-type="float" office:value="-62.3550415039063">
                <text:p>-62.3550415039063</text:p>
              </table:table-cell>
              <table:table-cell office:value-type="float" office:value="-62.3544960021973">
                <text:p>-62.3544960021973</text:p>
              </table:table-cell>
              <table:table-cell office:value-type="float" office:value="-62.3618354797363">
                <text:p>-62.3618354797363</text:p>
              </table:table-cell>
              <table:table-cell office:value-type="float" office:value="-62.3432693481445">
                <text:p>-62.3432693481445</text:p>
              </table:table-cell>
              <table:table-cell office:value-type="float" office:value="-62.3483352661133">
                <text:p>-62.3483352661133</text:p>
              </table:table-cell>
              <table:table-cell office:value-type="float" office:value="-62.3576393127441">
                <text:p>-62.3576393127441</text:p>
              </table:table-cell>
              <table:table-cell office:value-type="float" office:value="-62.343189239502">
                <text:p>-62.343189239502</text:p>
              </table:table-cell>
              <table:table-cell office:value-type="float" office:value="-62.3511428833008">
                <text:p>-62.3511428833008</text:p>
              </table:table-cell>
              <table:table-cell office:value-type="float" office:value="-62.3550415039063">
                <text:p>-62.3550415039063</text:p>
              </table:table-cell>
              <table:table-cell office:value-type="float" office:value="-62.3612060546875">
                <text:p>-62.3612060546875</text:p>
              </table:table-cell>
              <table:table-cell office:value-type="float" office:value="-62.3703117370606">
                <text:p>-62.3703117370606</text:p>
              </table:table-cell>
              <table:table-cell office:value-type="float" office:value="-62.3591918945313">
                <text:p>-62.3591918945313</text:p>
              </table:table-cell>
              <table:table-cell office:value-type="float" office:value="-62.3682136535645">
                <text:p>-62.3682136535645</text:p>
              </table:table-cell>
              <table:table-cell office:value-type="float" office:value="-62.3346519470215">
                <text:p>-62.3346519470215</text:p>
              </table:table-cell>
              <table:table-cell office:value-type="float" office:value="-62.3443603515625">
                <text:p>-62.3443603515625</text:p>
              </table:table-cell>
              <table:table-cell office:value-type="float" office:value="-62.3631324768066">
                <text:p>-62.3631324768066</text:p>
              </table:table-cell>
              <table:table-cell office:value-type="float" office:value="-62.3429336547852">
                <text:p>-62.3429336547852</text:p>
              </table:table-cell>
              <table:table-cell office:value-type="float" office:value="-62.3595695495606">
                <text:p>-62.3595695495606</text:p>
              </table:table-cell>
              <table:table-cell office:value-type="float" office:value="-62.3559188842773">
                <text:p>-62.3559188842773</text:p>
              </table:table-cell>
              <table:table-cell office:value-type="float" office:value="-62.3456153869629">
                <text:p>-62.3456153869629</text:p>
              </table:table-cell>
              <table:table-cell office:value-type="float" office:value="-62.3544960021973">
                <text:p>-62.3544960021973</text:p>
              </table:table-cell>
              <table:table-cell office:value-type="float" office:value="-62.3562545776367">
                <text:p>-62.3562545776367</text:p>
              </table:table-cell>
              <table:table-cell office:value-type="float" office:value="-62.3782920837402">
                <text:p>-62.3782920837402</text:p>
              </table:table-cell>
              <table:table-cell office:value-type="float" office:value="-62.3564262390137">
                <text:p>-62.3564262390137</text:p>
              </table:table-cell>
              <table:table-cell office:value-type="float" office:value="-62.3685874938965">
                <text:p>-62.3685874938965</text:p>
              </table:table-cell>
              <table:table-cell office:value-type="float" office:value="-62.347957611084">
                <text:p>-62.347957611084</text:p>
              </table:table-cell>
              <table:table-cell office:value-type="float" office:value="-62.3482131958008">
                <text:p>-62.3482131958008</text:p>
              </table:table-cell>
              <table:table-cell office:value-type="float" office:value="-62.3513526916504">
                <text:p>-62.3513526916504</text:p>
              </table:table-cell>
              <table:table-cell office:value-type="float" office:value="-62.3379135131836">
                <text:p>-62.3379135131836</text:p>
              </table:table-cell>
              <table:table-cell office:value-type="float" office:value="-62.3469123840332">
                <text:p>-62.3469123840332</text:p>
              </table:table-cell>
              <table:table-cell office:value-type="float" office:value="-62.3569259643555">
                <text:p>-62.3569259643555</text:p>
              </table:table-cell>
              <table:table-cell office:value-type="float" office:value="-62.3505554199219">
                <text:p>-62.3505554199219</text:p>
              </table:table-cell>
              <table:table-cell office:value-type="float" office:value="-62.3627166748047">
                <text:p>-62.3627166748047</text:p>
              </table:table-cell>
              <table:table-cell office:value-type="float" office:value="-62.3375778198242">
                <text:p>-62.3375778198242</text:p>
              </table:table-cell>
              <table:table-cell office:value-type="float" office:value="-62.3623771667481">
                <text:p>-62.3623771667481</text:p>
              </table:table-cell>
              <table:table-cell office:value-type="float" office:value="-62.3837585449219">
                <text:p>-62.3837585449219</text:p>
              </table:table-cell>
              <table:table-cell office:value-type="float" office:value="-62.3536567687988">
                <text:p>-62.3536567687988</text:p>
              </table:table-cell>
              <table:table-cell office:value-type="float" office:value="-62.3442306518555">
                <text:p>-62.3442306518555</text:p>
              </table:table-cell>
              <table:table-cell office:value-type="float" office:value="-62.3584785461426">
                <text:p>-62.3584785461426</text:p>
              </table:table-cell>
              <table:table-cell office:value-type="float" office:value="-62.3774108886719">
                <text:p>-62.3774108886719</text:p>
              </table:table-cell>
              <table:table-cell office:value-type="float" office:value="-62.3739242553711">
                <text:p>-62.3739242553711</text:p>
              </table:table-cell>
              <table:table-cell office:value-type="float" office:value="-62.3401718139648">
                <text:p>-62.3401718139648</text:p>
              </table:table-cell>
              <table:table-cell office:value-type="float" office:value="-62.3609085083008">
                <text:p>-62.3609085083008</text:p>
              </table:table-cell>
              <table:table-cell office:value-type="float" office:value="-62.3594017028809">
                <text:p>-62.3594017028809</text:p>
              </table:table-cell>
              <table:table-cell office:value-type="float" office:value="-62.3659477233887">
                <text:p>-62.3659477233887</text:p>
              </table:table-cell>
              <table:table-cell office:value-type="float" office:value="-62.3410491943359">
                <text:p>-62.3410491943359</text:p>
              </table:table-cell>
              <table:table-cell office:value-type="float" office:value="-62.3463287353516">
                <text:p>-62.3463287353516</text:p>
              </table:table-cell>
              <table:table-cell office:value-type="float" office:value="-62.3552055358887">
                <text:p>-62.3552055358887</text:p>
              </table:table-cell>
              <table:table-cell office:value-type="float" office:value="-62.3609085083008">
                <text:p>-62.3609085083008</text:p>
              </table:table-cell>
              <table:table-cell office:value-type="float" office:value="-62.3532829284668">
                <text:p>-62.3532829284668</text:p>
              </table:table-cell>
              <table:table-cell office:value-type="float" office:value="-62.3372039794922">
                <text:p>-62.3372039794922</text:p>
              </table:table-cell>
              <table:table-cell office:value-type="float" office:value="-62.3390426635742">
                <text:p>-62.3390426635742</text:p>
              </table:table-cell>
              <table:table-cell office:value-type="float" office:value="-62.362922668457">
                <text:p>-62.362922668457</text:p>
              </table:table-cell>
              <table:table-cell office:value-type="float" office:value="-62.3655700683594">
                <text:p>-62.3655700683594</text:p>
              </table:table-cell>
              <table:table-cell office:value-type="float" office:value="-62.3497619628906">
                <text:p>-62.3497619628906</text:p>
              </table:table-cell>
              <table:table-cell office:value-type="float" office:value="-62.3596496582031">
                <text:p>-62.3596496582031</text:p>
              </table:table-cell>
              <table:table-cell office:value-type="float" office:value="-62.3626289367676">
                <text:p>-62.3626289367676</text:p>
              </table:table-cell>
              <table:table-cell office:value-type="float" office:value="-62.3487548828125">
                <text:p>-62.3487548828125</text:p>
              </table:table-cell>
              <table:table-cell office:value-type="float" office:value="-62.364559173584">
                <text:p>-62.364559173584</text:p>
              </table:table-cell>
              <table:table-cell office:value-type="float" office:value="-62.3658599853516">
                <text:p>-62.3658599853516</text:p>
              </table:table-cell>
              <table:table-cell office:value-type="float" office:value="-62.3578071594238">
                <text:p>-62.3578071594238</text:p>
              </table:table-cell>
              <table:table-cell office:value-type="float" office:value="-62.3651885986328">
                <text:p>-62.3651885986328</text:p>
              </table:table-cell>
              <table:table-cell office:value-type="float" office:value="-62.3518562316895">
                <text:p>-62.3518562316895</text:p>
              </table:table-cell>
              <table:table-cell office:value-type="float" office:value="-62.3575973510742">
                <text:p>-62.3575973510742</text:p>
              </table:table-cell>
              <table:table-cell office:value-type="float" office:value="-62.3653182983398">
                <text:p>-62.3653182983398</text:p>
              </table:table-cell>
              <table:table-cell office:value-type="float" office:value="-62.3698081970215">
                <text:p>-62.3698081970215</text:p>
              </table:table-cell>
              <table:table-cell office:value-type="float" office:value="-62.3701820373535">
                <text:p>-62.3701820373535</text:p>
              </table:table-cell>
              <table:table-cell office:value-type="float" office:value="-62.3526496887207">
                <text:p>-62.3526496887207</text:p>
              </table:table-cell>
              <table:table-cell office:value-type="float" office:value="-62.3726654052734">
                <text:p>-62.3726654052734</text:p>
              </table:table-cell>
              <table:table-cell office:value-type="float" office:value="-62.3531951904297">
                <text:p>-62.3531951904297</text:p>
              </table:table-cell>
              <table:table-cell office:value-type="float" office:value="-62.3626289367676">
                <text:p>-62.3626289367676</text:p>
              </table:table-cell>
              <table:table-cell office:value-type="float" office:value="-62.3462409973145">
                <text:p>-62.3462409973145</text:p>
              </table:table-cell>
              <table:table-cell office:value-type="float" office:value="-62.3705635070801">
                <text:p>-62.3705635070801</text:p>
              </table:table-cell>
              <table:table-cell office:value-type="float" office:value="-62.3551254272461">
                <text:p>-62.3551254272461</text:p>
              </table:table-cell>
              <table:table-cell office:value-type="float" office:value="-62.3599433898926">
                <text:p>-62.3599433898926</text:p>
              </table:table-cell>
              <table:table-cell office:value-type="float" office:value="-62.358268737793">
                <text:p>-62.358268737793</text:p>
              </table:table-cell>
              <table:table-cell office:value-type="float" office:value="-62.3527755737305">
                <text:p>-62.3527755737305</text:p>
              </table:table-cell>
              <table:table-cell office:value-type="float" office:value="-62.3666191101074">
                <text:p>-62.3666191101074</text:p>
              </table:table-cell>
              <table:table-cell office:value-type="float" office:value="-62.372917175293">
                <text:p>-62.372917175293</text:p>
              </table:table-cell>
              <table:table-cell office:value-type="float" office:value="-62.356128692627">
                <text:p>-62.356128692627</text:p>
              </table:table-cell>
              <table:table-cell office:value-type="float" office:value="-62.3331909179688">
                <text:p>-62.3331909179688</text:p>
              </table:table-cell>
              <table:table-cell office:value-type="float" office:value="-62.3442306518555">
                <text:p>-62.3442306518555</text:p>
              </table:table-cell>
              <table:table-cell office:value-type="float" office:value="-62.3508911132813">
                <text:p>-62.3508911132813</text:p>
              </table:table-cell>
              <table:table-cell office:value-type="float" office:value="-62.3567199707031">
                <text:p>-62.3567199707031</text:p>
              </table:table-cell>
              <table:table-cell office:value-type="float" office:value="-62.3483352661133">
                <text:p>-62.3483352661133</text:p>
              </table:table-cell>
              <table:table-cell office:value-type="float" office:value="-62.3580131530762">
                <text:p>-62.3580131530762</text:p>
              </table:table-cell>
              <table:table-cell office:value-type="float" office:value="-62.3673286437988">
                <text:p>-62.3673286437988</text:p>
              </table:table-cell>
              <table:table-cell office:value-type="float" office:value="-62.3535766601563">
                <text:p>-62.3535766601563</text:p>
              </table:table-cell>
              <table:table-cell office:value-type="float" office:value="-62.3513107299805">
                <text:p>-62.3513107299805</text:p>
              </table:table-cell>
              <table:table-cell office:value-type="float" office:value="-62.3694305419922">
                <text:p>-62.3694305419922</text:p>
              </table:table-cell>
              <table:table-cell office:value-type="float" office:value="-62.365104675293">
                <text:p>-62.365104675293</text:p>
              </table:table-cell>
              <table:table-cell office:value-type="float" office:value="-62.3531112670898">
                <text:p>-62.3531112670898</text:p>
              </table:table-cell>
              <table:table-cell office:value-type="float" office:value="-62.3659477233887">
                <text:p>-62.3659477233887</text:p>
              </table:table-cell>
              <table:table-cell office:value-type="float" office:value="-62.369010925293">
                <text:p>-62.369010925293</text:p>
              </table:table-cell>
              <table:table-cell office:value-type="float" office:value="-62.3576812744141">
                <text:p>-62.3576812744141</text:p>
              </table:table-cell>
              <table:table-cell office:value-type="float" office:value="-62.3758583068848">
                <text:p>-62.3758583068848</text:p>
              </table:table-cell>
              <table:table-cell office:value-type="float" office:value="-62.3481712341309">
                <text:p>-62.3481712341309</text:p>
              </table:table-cell>
              <table:table-cell office:value-type="float" office:value="-62.363639831543">
                <text:p>-62.363639831543</text:p>
              </table:table-cell>
              <table:table-cell office:value-type="float" office:value="-62.3696823120117">
                <text:p>-62.3696823120117</text:p>
              </table:table-cell>
              <table:table-cell office:value-type="float" office:value="-62.3701019287109">
                <text:p>-62.3701019287109</text:p>
              </table:table-cell>
              <table:table-cell office:value-type="float" office:value="-62.3515625">
                <text:p>-62.3515625</text:p>
              </table:table-cell>
              <table:table-cell office:value-type="float" office:value="-62.3564262390137">
                <text:p>-62.3564262390137</text:p>
              </table:table-cell>
              <table:table-cell office:value-type="float" office:value="-62.3578491210938">
                <text:p>-62.3578491210938</text:p>
              </table:table-cell>
              <table:table-cell office:value-type="float" office:value="-62.3558769226074">
                <text:p>-62.3558769226074</text:p>
              </table:table-cell>
              <table:table-cell office:value-type="float" office:value="-62.3573913574219">
                <text:p>-62.3573913574219</text:p>
              </table:table-cell>
              <table:table-cell office:value-type="float" office:value="-62.35302734375">
                <text:p>-62.35302734375</text:p>
              </table:table-cell>
              <table:table-cell office:value-type="float" office:value="-62.3612442016602">
                <text:p>-62.3612442016602</text:p>
              </table:table-cell>
              <table:table-cell office:value-type="float" office:value="-62.3579750061035">
                <text:p>-62.3579750061035</text:p>
              </table:table-cell>
              <table:table-cell office:value-type="float" office:value="-62.3544120788574">
                <text:p>-62.3544120788574</text:p>
              </table:table-cell>
              <table:table-cell office:value-type="float" office:value="-62.3495063781738">
                <text:p>-62.3495063781738</text:p>
              </table:table-cell>
              <table:table-cell office:value-type="float" office:value="-62.3756866455078">
                <text:p>-62.3756866455078</text:p>
              </table:table-cell>
              <table:table-cell office:value-type="float" office:value="-62.381950378418">
                <text:p>-62.381950378418</text:p>
              </table:table-cell>
              <table:table-cell office:value-type="float" office:value="-62.3586463928223">
                <text:p>-62.3586463928223</text:p>
              </table:table-cell>
              <table:table-cell office:value-type="float" office:value="-62.3507652282715">
                <text:p>-62.3507652282715</text:p>
              </table:table-cell>
              <table:table-cell office:value-type="float" office:value="-62.337703704834">
                <text:p>-62.337703704834</text:p>
              </table:table-cell>
              <table:table-cell office:value-type="float" office:value="-62.3649368286133">
                <text:p>-62.3649368286133</text:p>
              </table:table-cell>
              <table:table-cell office:value-type="float" office:value="-62.3659477233887">
                <text:p>-62.3659477233887</text:p>
              </table:table-cell>
              <table:table-cell office:value-type="float" office:value="-62.3573036193848">
                <text:p>-62.3573036193848</text:p>
              </table:table-cell>
              <table:table-cell office:value-type="float" office:value="-62.3502197265625">
                <text:p>-62.3502197265625</text:p>
              </table:table-cell>
              <table:table-cell office:value-type="float" office:value="-62.364559173584">
                <text:p>-62.364559173584</text:p>
              </table:table-cell>
              <table:table-cell office:value-type="float" office:value="-62.3606567382813">
                <text:p>-62.3606567382813</text:p>
              </table:table-cell>
              <table:table-cell office:value-type="float" office:value="-62.345573425293">
                <text:p>-62.345573425293</text:p>
              </table:table-cell>
              <table:table-cell office:value-type="float" office:value="-62.3667831420898">
                <text:p>-62.3667831420898</text:p>
              </table:table-cell>
              <table:table-cell office:value-type="float" office:value="-62.3497619628906">
                <text:p>-62.3497619628906</text:p>
              </table:table-cell>
              <table:table-cell office:value-type="float" office:value="-62.3669929504395">
                <text:p>-62.3669929504395</text:p>
              </table:table-cell>
              <table:table-cell office:value-type="float" office:value="-62.3622093200684">
                <text:p>-62.3622093200684</text:p>
              </table:table-cell>
              <table:table-cell office:value-type="float" office:value="-62.3528175354004">
                <text:p>-62.3528175354004</text:p>
              </table:table-cell>
              <table:table-cell office:value-type="float" office:value="-62.3824157714844">
                <text:p>-62.3824157714844</text:p>
              </table:table-cell>
              <table:table-cell office:value-type="float" office:value="-62.3596916198731">
                <text:p>-62.3596916198731</text:p>
              </table:table-cell>
              <table:table-cell office:value-type="float" office:value="-62.3572616577148">
                <text:p>-62.3572616577148</text:p>
              </table:table-cell>
              <table:table-cell office:value-type="float" office:value="-62.3701019287109">
                <text:p>-62.3701019287109</text:p>
              </table:table-cell>
              <table:table-cell office:value-type="float" office:value="-62.3496780395508">
                <text:p>-62.3496780395508</text:p>
              </table:table-cell>
              <table:table-cell office:value-type="float" office:value="-62.3674125671387">
                <text:p>-62.3674125671387</text:p>
              </table:table-cell>
              <table:table-cell office:value-type="float" office:value="-62.3362007141113">
                <text:p>-62.3362007141113</text:p>
              </table:table-cell>
              <table:table-cell office:value-type="float" office:value="-62.3486709594727">
                <text:p>-62.3486709594727</text:p>
              </table:table-cell>
              <table:table-cell office:value-type="float" office:value="-62.362922668457">
                <text:p>-62.362922668457</text:p>
              </table:table-cell>
              <table:table-cell office:value-type="float" office:value="-62.3396720886231">
                <text:p>-62.3396720886231</text:p>
              </table:table-cell>
              <table:table-cell office:value-type="float" office:value="-62.3712348937988">
                <text:p>-62.3712348937988</text:p>
              </table:table-cell>
              <table:table-cell office:value-type="float" office:value="-62.3663215637207">
                <text:p>-62.3663215637207</text:p>
              </table:table-cell>
              <table:table-cell office:value-type="float" office:value="-62.3485870361328">
                <text:p>-62.3485870361328</text:p>
              </table:table-cell>
              <table:table-cell office:value-type="float" office:value="-62.367790222168">
                <text:p>-62.367790222168</text:p>
              </table:table-cell>
              <table:table-cell office:value-type="float" office:value="-62.3621673583984">
                <text:p>-62.3621673583984</text:p>
              </table:table-cell>
              <table:table-cell office:value-type="float" office:value="-62.3320579528809">
                <text:p>-62.3320579528809</text:p>
              </table:table-cell>
              <table:table-cell office:value-type="float" office:value="-62.3593559265137">
                <text:p>-62.3593559265137</text:p>
              </table:table-cell>
              <table:table-cell office:value-type="float" office:value="-62.3375778198242">
                <text:p>-62.3375778198242</text:p>
              </table:table-cell>
              <table:table-cell office:value-type="float" office:value="-62.3480834960938">
                <text:p>-62.3480834960938</text:p>
              </table:table-cell>
              <table:table-cell office:value-type="float" office:value="-62.3591499328613">
                <text:p>-62.3591499328613</text:p>
              </table:table-cell>
              <table:table-cell office:value-type="float" office:value="-62.3462409973145">
                <text:p>-62.3462409973145</text:p>
              </table:table-cell>
              <table:table-cell office:value-type="float" office:value="-62.3615798950195">
                <text:p>-62.3615798950195</text:p>
              </table:table-cell>
              <table:table-cell office:value-type="float" office:value="-62.3581428527832">
                <text:p>-62.3581428527832</text:p>
              </table:table-cell>
              <table:table-cell office:value-type="float" office:value="-62.3560066223145">
                <text:p>-62.3560066223145</text:p>
              </table:table-cell>
              <table:table-cell office:value-type="float" office:value="-62.3462409973145">
                <text:p>-62.3462409973145</text:p>
              </table:table-cell>
              <table:table-cell office:value-type="float" office:value="-62.3458213806152">
                <text:p>-62.3458213806152</text:p>
              </table:table-cell>
              <table:table-cell office:value-type="float" office:value="-62.346622467041">
                <text:p>-62.346622467041</text:p>
              </table:table-cell>
              <table:table-cell office:value-type="float" office:value="-62.364559173584">
                <text:p>-62.364559173584</text:p>
              </table:table-cell>
              <table:table-cell office:value-type="float" office:value="-62.357177734375">
                <text:p>-62.357177734375</text:p>
              </table:table-cell>
              <table:table-cell office:value-type="float" office:value="-62.3508491516113">
                <text:p>-62.3508491516113</text:p>
              </table:table-cell>
              <table:table-cell office:value-type="float" office:value="-62.3624649047852">
                <text:p>-62.3624649047852</text:p>
              </table:table-cell>
              <table:table-cell office:value-type="float" office:value="-62.3653182983398">
                <text:p>-62.3653182983398</text:p>
              </table:table-cell>
              <table:table-cell office:value-type="float" office:value="-62.3522758483887">
                <text:p>-62.3522758483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optymalizacja_wycinana_z_trace.A9:optymalizacja_wycinana_z_trace.OJ9" svg:x="0.32cm" svg:y="0.18cm" svg:width="12.667cm" svg:height="8.64cm">
          <chart:coordinate-region svg:x="1.338cm" svg:y="0.38cm" svg:width="11.64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ymalizacja_wycinana_z_trace.A9:optymalizacja_wycinana_z_trace.OJ9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</table:table-row>
          </table:table-header-rows>
          <table:table-rows>
            <table:table-row>
              <table:table-cell office:value-type="string">
                <text:p>Wiersz 9</text:p>
                <draw:g>
                  <svg:desc/>
                </draw:g>
              </table:table-cell>
              <table:table-cell office:value-type="float" office:value="-62.3904914855957">
                <text:p>-62.3904914855957</text:p>
                <draw:g>
                  <svg:desc>optymalizacja_wycinana_z_trace.A9:optymalizacja_wycinana_z_trace.OJ9</svg:desc>
                </draw:g>
              </table:table-cell>
              <table:table-cell office:value-type="float" office:value="-62.378963470459">
                <text:p>-62.378963470459</text:p>
              </table:table-cell>
              <table:table-cell office:value-type="float" office:value="-62.382453918457">
                <text:p>-62.382453918457</text:p>
              </table:table-cell>
              <table:table-cell office:value-type="float" office:value="-62.3936462402344">
                <text:p>-62.3936462402344</text:p>
              </table:table-cell>
              <table:table-cell office:value-type="float" office:value="-62.3908271789551">
                <text:p>-62.3908271789551</text:p>
              </table:table-cell>
              <table:table-cell office:value-type="float" office:value="-62.3915824890137">
                <text:p>-62.3915824890137</text:p>
              </table:table-cell>
              <table:table-cell office:value-type="float" office:value="-62.3987426757813">
                <text:p>-62.3987426757813</text:p>
              </table:table-cell>
              <table:table-cell office:value-type="float" office:value="-62.3902778625488">
                <text:p>-62.3902778625488</text:p>
              </table:table-cell>
              <table:table-cell office:value-type="float" office:value="-62.4077186584473">
                <text:p>-62.4077186584473</text:p>
              </table:table-cell>
              <table:table-cell office:value-type="float" office:value="-62.3888931274414">
                <text:p>-62.3888931274414</text:p>
              </table:table-cell>
              <table:table-cell office:value-type="float" office:value="-62.3807334899902">
                <text:p>-62.3807334899902</text:p>
              </table:table-cell>
              <table:table-cell office:value-type="float" office:value="-62.388973236084">
                <text:p>-62.388973236084</text:p>
              </table:table-cell>
              <table:table-cell office:value-type="float" office:value="-62.3841361999512">
                <text:p>-62.3841361999512</text:p>
              </table:table-cell>
              <table:table-cell office:value-type="float" office:value="-62.3806037902832">
                <text:p>-62.3806037902832</text:p>
              </table:table-cell>
              <table:table-cell office:value-type="float" office:value="-62.3832550048828">
                <text:p>-62.3832550048828</text:p>
              </table:table-cell>
              <table:table-cell office:value-type="float" office:value="-62.3936882019043">
                <text:p>-62.3936882019043</text:p>
              </table:table-cell>
              <table:table-cell office:value-type="float" office:value="-62.3841361999512">
                <text:p>-62.3841361999512</text:p>
              </table:table-cell>
              <table:table-cell office:value-type="float" office:value="-62.3774108886719">
                <text:p>-62.3774108886719</text:p>
              </table:table-cell>
              <table:table-cell office:value-type="float" office:value="-62.3734588623047">
                <text:p>-62.3734588623047</text:p>
              </table:table-cell>
              <table:table-cell office:value-type="float" office:value="-62.3886375427246">
                <text:p>-62.3886375427246</text:p>
              </table:table-cell>
              <table:table-cell office:value-type="float" office:value="-62.3846435546875">
                <text:p>-62.3846435546875</text:p>
              </table:table-cell>
              <table:table-cell office:value-type="float" office:value="-62.3875465393066">
                <text:p>-62.3875465393066</text:p>
              </table:table-cell>
              <table:table-cell office:value-type="float" office:value="-62.3788795471191">
                <text:p>-62.3788795471191</text:p>
              </table:table-cell>
              <table:table-cell office:value-type="float" office:value="-62.3733367919922">
                <text:p>-62.3733367919922</text:p>
              </table:table-cell>
              <table:table-cell office:value-type="float" office:value="-62.3598213195801">
                <text:p>-62.3598213195801</text:p>
              </table:table-cell>
              <table:table-cell office:value-type="float" office:value="-62.3610801696777">
                <text:p>-62.3610801696777</text:p>
              </table:table-cell>
              <table:table-cell office:value-type="float" office:value="-62.379093170166">
                <text:p>-62.379093170166</text:p>
              </table:table-cell>
              <table:table-cell office:value-type="float" office:value="-62.3735885620117">
                <text:p>-62.3735885620117</text:p>
              </table:table-cell>
              <table:table-cell office:value-type="float" office:value="-62.3680839538574">
                <text:p>-62.3680839538574</text:p>
              </table:table-cell>
              <table:table-cell office:value-type="float" office:value="-62.3510627746582">
                <text:p>-62.3510627746582</text:p>
              </table:table-cell>
              <table:table-cell office:value-type="float" office:value="-62.3506813049316">
                <text:p>-62.3506813049316</text:p>
              </table:table-cell>
              <table:table-cell office:value-type="float" office:value="-62.3767814636231">
                <text:p>-62.3767814636231</text:p>
              </table:table-cell>
              <table:table-cell office:value-type="float" office:value="-62.366153717041">
                <text:p>-62.366153717041</text:p>
              </table:table-cell>
              <table:table-cell office:value-type="float" office:value="-62.3497200012207">
                <text:p>-62.3497200012207</text:p>
              </table:table-cell>
              <table:table-cell office:value-type="float" office:value="-62.3569679260254">
                <text:p>-62.3569679260254</text:p>
              </table:table-cell>
              <table:table-cell office:value-type="float" office:value="-62.354118347168">
                <text:p>-62.354118347168</text:p>
              </table:table-cell>
              <table:table-cell office:value-type="float" office:value="-62.3636779785156">
                <text:p>-62.3636779785156</text:p>
              </table:table-cell>
              <table:table-cell office:value-type="float" office:value="-62.3536148071289">
                <text:p>-62.3536148071289</text:p>
              </table:table-cell>
              <table:table-cell office:value-type="float" office:value="-62.3791770935059">
                <text:p>-62.3791770935059</text:p>
              </table:table-cell>
              <table:table-cell office:value-type="float" office:value="-62.3487129211426">
                <text:p>-62.3487129211426</text:p>
              </table:table-cell>
              <table:table-cell office:value-type="float" office:value="-62.357723236084">
                <text:p>-62.357723236084</text:p>
              </table:table-cell>
              <table:table-cell office:value-type="float" office:value="-62.3424758911133">
                <text:p>-62.3424758911133</text:p>
              </table:table-cell>
              <table:table-cell office:value-type="float" office:value="-62.3500556945801">
                <text:p>-62.3500556945801</text:p>
              </table:table-cell>
              <table:table-cell office:value-type="float" office:value="-62.3664474487305">
                <text:p>-62.3664474487305</text:p>
              </table:table-cell>
              <table:table-cell office:value-type="float" office:value="-62.3566741943359">
                <text:p>-62.3566741943359</text:p>
              </table:table-cell>
              <table:table-cell office:value-type="float" office:value="-62.3456573486328">
                <text:p>-62.3456573486328</text:p>
              </table:table-cell>
              <table:table-cell office:value-type="float" office:value="-62.3743019104004">
                <text:p>-62.3743019104004</text:p>
              </table:table-cell>
              <table:table-cell office:value-type="float" office:value="-62.3517723083496">
                <text:p>-62.3517723083496</text:p>
              </table:table-cell>
              <table:table-cell office:value-type="float" office:value="-62.3690948486328">
                <text:p>-62.3690948486328</text:p>
              </table:table-cell>
              <table:table-cell office:value-type="float" office:value="-62.3493423461914">
                <text:p>-62.3493423461914</text:p>
              </table:table-cell>
              <table:table-cell office:value-type="float" office:value="-62.3474998474121">
                <text:p>-62.3474998474121</text:p>
              </table:table-cell>
              <table:table-cell office:value-type="float" office:value="-62.3325614929199">
                <text:p>-62.3325614929199</text:p>
              </table:table-cell>
              <table:table-cell office:value-type="float" office:value="-62.3485488891602">
                <text:p>-62.3485488891602</text:p>
              </table:table-cell>
              <table:table-cell office:value-type="float" office:value="-62.3346939086914">
                <text:p>-62.3346939086914</text:p>
              </table:table-cell>
              <table:table-cell office:value-type="float" office:value="-62.3440666198731">
                <text:p>-62.3440666198731</text:p>
              </table:table-cell>
              <table:table-cell office:value-type="float" office:value="-62.3436050415039">
                <text:p>-62.3436050415039</text:p>
              </table:table-cell>
              <table:table-cell office:value-type="float" office:value="-62.3563385009766">
                <text:p>-62.3563385009766</text:p>
              </table:table-cell>
              <table:table-cell office:value-type="float" office:value="-62.3365325927734">
                <text:p>-62.3365325927734</text:p>
              </table:table-cell>
              <table:table-cell office:value-type="float" office:value="-62.3391227722168">
                <text:p>-62.3391227722168</text:p>
              </table:table-cell>
              <table:table-cell office:value-type="float" office:value="-62.3480834960938">
                <text:p>-62.3480834960938</text:p>
              </table:table-cell>
              <table:table-cell office:value-type="float" office:value="-62.3563842773438">
                <text:p>-62.3563842773438</text:p>
              </table:table-cell>
              <table:table-cell office:value-type="float" office:value="-62.3379974365234">
                <text:p>-62.3379974365234</text:p>
              </table:table-cell>
              <table:table-cell office:value-type="float" office:value="-62.3290061950684">
                <text:p>-62.3290061950684</text:p>
              </table:table-cell>
              <table:table-cell office:value-type="float" office:value="-62.3445243835449">
                <text:p>-62.3445243835449</text:p>
              </table:table-cell>
              <table:table-cell office:value-type="float" office:value="-62.3398780822754">
                <text:p>-62.3398780822754</text:p>
              </table:table-cell>
              <table:table-cell office:value-type="float" office:value="-62.3465766906738">
                <text:p>-62.3465766906738</text:p>
              </table:table-cell>
              <table:table-cell office:value-type="float" office:value="-62.3523178100586">
                <text:p>-62.3523178100586</text:p>
              </table:table-cell>
              <table:table-cell office:value-type="float" office:value="-62.3340225219727">
                <text:p>-62.3340225219727</text:p>
              </table:table-cell>
              <table:table-cell office:value-type="float" office:value="-62.3412628173828">
                <text:p>-62.3412628173828</text:p>
              </table:table-cell>
              <table:table-cell office:value-type="float" office:value="-62.3394203186035">
                <text:p>-62.3394203186035</text:p>
              </table:table-cell>
              <table:table-cell office:value-type="float" office:value="-62.3201942443848">
                <text:p>-62.3201942443848</text:p>
              </table:table-cell>
              <table:table-cell office:value-type="float" office:value="-62.3217391967773">
                <text:p>-62.3217391967773</text:p>
              </table:table-cell>
              <table:table-cell office:value-type="float" office:value="-62.3175621032715">
                <text:p>-62.3175621032715</text:p>
              </table:table-cell>
              <table:table-cell office:value-type="float" office:value="-62.3154792785645">
                <text:p>-62.3154792785645</text:p>
              </table:table-cell>
              <table:table-cell office:value-type="float" office:value="-62.3314323425293">
                <text:p>-62.3314323425293</text:p>
              </table:table-cell>
              <table:table-cell office:value-type="float" office:value="-62.3260002136231">
                <text:p>-62.3260002136231</text:p>
              </table:table-cell>
              <table:table-cell office:value-type="float" office:value="-62.3009300231934">
                <text:p>-62.3009300231934</text:p>
              </table:table-cell>
              <table:table-cell office:value-type="float" office:value="-62.326961517334">
                <text:p>-62.326961517334</text:p>
              </table:table-cell>
              <table:table-cell office:value-type="float" office:value="-62.3211135864258">
                <text:p>-62.3211135864258</text:p>
              </table:table-cell>
              <table:table-cell office:value-type="float" office:value="-62.3093032836914">
                <text:p>-62.3093032836914</text:p>
              </table:table-cell>
              <table:table-cell office:value-type="float" office:value="-62.310848236084">
                <text:p>-62.310848236084</text:p>
              </table:table-cell>
              <table:table-cell office:value-type="float" office:value="-62.2963485717773">
                <text:p>-62.2963485717773</text:p>
              </table:table-cell>
              <table:table-cell office:value-type="float" office:value="-62.2992172241211">
                <text:p>-62.2992172241211</text:p>
              </table:table-cell>
              <table:table-cell office:value-type="float" office:value="-62.3203201293945">
                <text:p>-62.3203201293945</text:p>
              </table:table-cell>
              <table:table-cell office:value-type="float" office:value="-62.3190231323242">
                <text:p>-62.3190231323242</text:p>
              </table:table-cell>
              <table:table-cell office:value-type="float" office:value="-62.3051795959473">
                <text:p>-62.3051795959473</text:p>
              </table:table-cell>
              <table:table-cell office:value-type="float" office:value="-62.3094711303711">
                <text:p>-62.3094711303711</text:p>
              </table:table-cell>
              <table:table-cell office:value-type="float" office:value="-62.3112640380859">
                <text:p>-62.3112640380859</text:p>
              </table:table-cell>
              <table:table-cell office:value-type="float" office:value="-62.3098869323731">
                <text:p>-62.3098869323731</text:p>
              </table:table-cell>
              <table:table-cell office:value-type="float" office:value="-62.3008003234863">
                <text:p>-62.3008003234863</text:p>
              </table:table-cell>
              <table:table-cell office:value-type="float" office:value="-62.3070106506348">
                <text:p>-62.3070106506348</text:p>
              </table:table-cell>
              <table:table-cell office:value-type="float" office:value="-62.3125610351563">
                <text:p>-62.3125610351563</text:p>
              </table:table-cell>
              <table:table-cell office:value-type="float" office:value="-62.2879829406738">
                <text:p>-62.2879829406738</text:p>
              </table:table-cell>
              <table:table-cell office:value-type="float" office:value="-62.2884368896484">
                <text:p>-62.2884368896484</text:p>
              </table:table-cell>
              <table:table-cell office:value-type="float" office:value="-62.2995529174805">
                <text:p>-62.2995529174805</text:p>
              </table:table-cell>
              <table:table-cell office:value-type="float" office:value="-62.2909774780273">
                <text:p>-62.2909774780273</text:p>
              </table:table-cell>
              <table:table-cell office:value-type="float" office:value="-62.3083038330078">
                <text:p>-62.3083038330078</text:p>
              </table:table-cell>
              <table:table-cell office:value-type="float" office:value="-62.3053016662598">
                <text:p>-62.3053016662598</text:p>
              </table:table-cell>
              <table:table-cell office:value-type="float" office:value="-62.3012199401856">
                <text:p>-62.3012199401856</text:p>
              </table:table-cell>
              <table:table-cell office:value-type="float" office:value="-62.2911415100098">
                <text:p>-62.2911415100098</text:p>
              </table:table-cell>
              <table:table-cell office:value-type="float" office:value="-62.2892684936523">
                <text:p>-62.2892684936523</text:p>
              </table:table-cell>
              <table:table-cell office:value-type="float" office:value="-62.2896881103516">
                <text:p>-62.2896881103516</text:p>
              </table:table-cell>
              <table:table-cell office:value-type="float" office:value="-62.281867980957">
                <text:p>-62.281867980957</text:p>
              </table:table-cell>
              <table:table-cell office:value-type="float" office:value="-62.3011779785156">
                <text:p>-62.3011779785156</text:p>
              </table:table-cell>
              <table:table-cell office:value-type="float" office:value="-62.3018035888672">
                <text:p>-62.3018035888672</text:p>
              </table:table-cell>
              <table:table-cell office:value-type="float" office:value="-62.2897300720215">
                <text:p>-62.2897300720215</text:p>
              </table:table-cell>
              <table:table-cell office:value-type="float" office:value="-62.2878570556641">
                <text:p>-62.2878570556641</text:p>
              </table:table-cell>
              <table:table-cell office:value-type="float" office:value="-62.2824516296387">
                <text:p>-62.2824516296387</text:p>
              </table:table-cell>
              <table:table-cell office:value-type="float" office:value="-62.2729377746582">
                <text:p>-62.2729377746582</text:p>
              </table:table-cell>
              <table:table-cell office:value-type="float" office:value="-62.2900199890137">
                <text:p>-62.2900199890137</text:p>
              </table:table-cell>
              <table:table-cell office:value-type="float" office:value="-62.2930183410645">
                <text:p>-62.2930183410645</text:p>
              </table:table-cell>
              <table:table-cell office:value-type="float" office:value="-62.2773017883301">
                <text:p>-62.2773017883301</text:p>
              </table:table-cell>
              <table:table-cell office:value-type="float" office:value="-62.2800827026367">
                <text:p>-62.2800827026367</text:p>
              </table:table-cell>
              <table:table-cell office:value-type="float" office:value="-62.2816200256348">
                <text:p>-62.2816200256348</text:p>
              </table:table-cell>
              <table:table-cell office:value-type="float" office:value="-62.2949333190918">
                <text:p>-62.2949333190918</text:p>
              </table:table-cell>
              <table:table-cell office:value-type="float" office:value="-62.2785873413086">
                <text:p>-62.2785873413086</text:p>
              </table:table-cell>
              <table:table-cell office:value-type="float" office:value="-62.2843246459961">
                <text:p>-62.2843246459961</text:p>
              </table:table-cell>
              <table:table-cell office:value-type="float" office:value="-62.2764663696289">
                <text:p>-62.2764663696289</text:p>
              </table:table-cell>
              <table:table-cell office:value-type="float" office:value="-62.2637634277344">
                <text:p>-62.2637634277344</text:p>
              </table:table-cell>
              <table:table-cell office:value-type="float" office:value="-62.2715263366699">
                <text:p>-62.2715263366699</text:p>
              </table:table-cell>
              <table:table-cell office:value-type="float" office:value="-62.2859039306641">
                <text:p>-62.2859039306641</text:p>
              </table:table-cell>
              <table:table-cell office:value-type="float" office:value="-62.2959289550781">
                <text:p>-62.2959289550781</text:p>
              </table:table-cell>
              <table:table-cell office:value-type="float" office:value="-62.2835350036621">
                <text:p>-62.2835350036621</text:p>
              </table:table-cell>
              <table:table-cell office:value-type="float" office:value="-62.2654266357422">
                <text:p>-62.2654266357422</text:p>
              </table:table-cell>
              <table:table-cell office:value-type="float" office:value="-62.2660064697266">
                <text:p>-62.2660064697266</text:p>
              </table:table-cell>
              <table:table-cell office:value-type="float" office:value="-62.2622337341309">
                <text:p>-62.2622337341309</text:p>
              </table:table-cell>
              <table:table-cell office:value-type="float" office:value="-62.2670860290527">
                <text:p>-62.2670860290527</text:p>
              </table:table-cell>
              <table:table-cell office:value-type="float" office:value="-62.2662124633789">
                <text:p>-62.2662124633789</text:p>
              </table:table-cell>
              <table:table-cell office:value-type="float" office:value="-62.2890625">
                <text:p>-62.2890625</text:p>
              </table:table-cell>
              <table:table-cell office:value-type="float" office:value="-62.2659225463867">
                <text:p>-62.2659225463867</text:p>
              </table:table-cell>
              <table:table-cell office:value-type="float" office:value="-62.2605323791504">
                <text:p>-62.2605323791504</text:p>
              </table:table-cell>
              <table:table-cell office:value-type="float" office:value="-62.2807884216309">
                <text:p>-62.2807884216309</text:p>
              </table:table-cell>
              <table:table-cell office:value-type="float" office:value="-62.2754707336426">
                <text:p>-62.2754707336426</text:p>
              </table:table-cell>
              <table:table-cell office:value-type="float" office:value="-62.2647209167481">
                <text:p>-62.2647209167481</text:p>
              </table:table-cell>
              <table:table-cell office:value-type="float" office:value="-62.266544342041">
                <text:p>-62.266544342041</text:p>
              </table:table-cell>
              <table:table-cell office:value-type="float" office:value="-62.2491798400879">
                <text:p>-62.2491798400879</text:p>
              </table:table-cell>
              <table:table-cell office:value-type="float" office:value="-62.2636413574219">
                <text:p>-62.2636413574219</text:p>
              </table:table-cell>
              <table:table-cell office:value-type="float" office:value="-62.2683296203613">
                <text:p>-62.2683296203613</text:p>
              </table:table-cell>
              <table:table-cell office:value-type="float" office:value="-62.2773818969727">
                <text:p>-62.2773818969727</text:p>
              </table:table-cell>
              <table:table-cell office:value-type="float" office:value="-62.2761383056641">
                <text:p>-62.2761383056641</text:p>
              </table:table-cell>
              <table:table-cell office:value-type="float" office:value="-62.2648048400879">
                <text:p>-62.2648048400879</text:p>
              </table:table-cell>
              <table:table-cell office:value-type="float" office:value="-62.2682876586914">
                <text:p>-62.2682876586914</text:p>
              </table:table-cell>
              <table:table-cell office:value-type="float" office:value="-62.2699890136719">
                <text:p>-62.2699890136719</text:p>
              </table:table-cell>
              <table:table-cell office:value-type="float" office:value="-62.2585411071777">
                <text:p>-62.2585411071777</text:p>
              </table:table-cell>
              <table:table-cell office:value-type="float" office:value="-62.2717742919922">
                <text:p>-62.2717742919922</text:p>
              </table:table-cell>
              <table:table-cell office:value-type="float" office:value="-62.2557220458984">
                <text:p>-62.2557220458984</text:p>
              </table:table-cell>
              <table:table-cell office:value-type="float" office:value="-62.2647209167481">
                <text:p>-62.2647209167481</text:p>
              </table:table-cell>
              <table:table-cell office:value-type="float" office:value="-62.2346992492676">
                <text:p>-62.2346992492676</text:p>
              </table:table-cell>
              <table:table-cell office:value-type="float" office:value="-62.2693290710449">
                <text:p>-62.2693290710449</text:p>
              </table:table-cell>
              <table:table-cell office:value-type="float" office:value="-62.2719421386719">
                <text:p>-62.2719421386719</text:p>
              </table:table-cell>
              <table:table-cell office:value-type="float" office:value="-62.2612800598145">
                <text:p>-62.2612800598145</text:p>
              </table:table-cell>
              <table:table-cell office:value-type="float" office:value="-62.2672538757324">
                <text:p>-62.2672538757324</text:p>
              </table:table-cell>
              <table:table-cell office:value-type="float" office:value="-62.2481842041016">
                <text:p>-62.2481842041016</text:p>
              </table:table-cell>
              <table:table-cell office:value-type="float" office:value="-62.2453727722168">
                <text:p>-62.2453727722168</text:p>
              </table:table-cell>
              <table:table-cell office:value-type="float" office:value="-62.2715263366699">
                <text:p>-62.2715263366699</text:p>
              </table:table-cell>
              <table:table-cell office:value-type="float" office:value="-62.2601165771484">
                <text:p>-62.2601165771484</text:p>
              </table:table-cell>
              <table:table-cell office:value-type="float" office:value="-62.2535667419434">
                <text:p>-62.2535667419434</text:p>
              </table:table-cell>
              <table:table-cell office:value-type="float" office:value="-62.2575492858887">
                <text:p>-62.2575492858887</text:p>
              </table:table-cell>
              <table:table-cell office:value-type="float" office:value="-62.2733955383301">
                <text:p>-62.2733955383301</text:p>
              </table:table-cell>
              <table:table-cell office:value-type="float" office:value="-62.2725677490234">
                <text:p>-62.2725677490234</text:p>
              </table:table-cell>
              <table:table-cell office:value-type="float" office:value="-62.2636413574219">
                <text:p>-62.2636413574219</text:p>
              </table:table-cell>
              <table:table-cell office:value-type="float" office:value="-62.2712364196777">
                <text:p>-62.2712364196777</text:p>
              </table:table-cell>
              <table:table-cell office:value-type="float" office:value="-62.2559700012207">
                <text:p>-62.2559700012207</text:p>
              </table:table-cell>
              <table:table-cell office:value-type="float" office:value="-62.2526969909668">
                <text:p>-62.2526969909668</text:p>
              </table:table-cell>
              <table:table-cell office:value-type="float" office:value="-62.2722320556641">
                <text:p>-62.2722320556641</text:p>
              </table:table-cell>
              <table:table-cell office:value-type="float" office:value="-62.2611122131348">
                <text:p>-62.2611122131348</text:p>
              </table:table-cell>
              <table:table-cell office:value-type="float" office:value="-62.2623977661133">
                <text:p>-62.2623977661133</text:p>
              </table:table-cell>
              <table:table-cell office:value-type="float" office:value="-62.2621917724609">
                <text:p>-62.2621917724609</text:p>
              </table:table-cell>
              <table:table-cell office:value-type="float" office:value="-62.2465286254883">
                <text:p>-62.2465286254883</text:p>
              </table:table-cell>
              <table:table-cell office:value-type="float" office:value="-62.2539825439453">
                <text:p>-62.2539825439453</text:p>
              </table:table-cell>
              <table:table-cell office:value-type="float" office:value="-62.2289962768555">
                <text:p>-62.2289962768555</text:p>
              </table:table-cell>
              <table:table-cell office:value-type="float" office:value="-62.2589988708496">
                <text:p>-62.2589988708496</text:p>
              </table:table-cell>
              <table:table-cell office:value-type="float" office:value="-62.2425956726074">
                <text:p>-62.2425956726074</text:p>
              </table:table-cell>
              <table:table-cell office:value-type="float" office:value="-62.240406036377">
                <text:p>-62.240406036377</text:p>
              </table:table-cell>
              <table:table-cell office:value-type="float" office:value="-62.2432174682617">
                <text:p>-62.2432174682617</text:p>
              </table:table-cell>
              <table:table-cell office:value-type="float" office:value="-62.2343254089356">
                <text:p>-62.2343254089356</text:p>
              </table:table-cell>
              <table:table-cell office:value-type="float" office:value="-62.2242851257324">
                <text:p>-62.2242851257324</text:p>
              </table:table-cell>
              <table:table-cell office:value-type="float" office:value="-62.2589988708496">
                <text:p>-62.2589988708496</text:p>
              </table:table-cell>
              <table:table-cell office:value-type="float" office:value="-62.2339935302734">
                <text:p>-62.2339935302734</text:p>
              </table:table-cell>
              <table:table-cell office:value-type="float" office:value="-62.2446670532227">
                <text:p>-62.2446670532227</text:p>
              </table:table-cell>
              <table:table-cell office:value-type="float" office:value="-62.2265129089356">
                <text:p>-62.2265129089356</text:p>
              </table:table-cell>
              <table:table-cell office:value-type="float" office:value="-62.2480201721191">
                <text:p>-62.2480201721191</text:p>
              </table:table-cell>
              <table:table-cell office:value-type="float" office:value="-62.2408218383789">
                <text:p>-62.2408218383789</text:p>
              </table:table-cell>
              <table:table-cell office:value-type="float" office:value="-62.239372253418">
                <text:p>-62.239372253418</text:p>
              </table:table-cell>
              <table:table-cell office:value-type="float" office:value="-62.2435913085938">
                <text:p>-62.2435913085938</text:p>
              </table:table-cell>
              <table:table-cell office:value-type="float" office:value="-62.2325057983398">
                <text:p>-62.2325057983398</text:p>
              </table:table-cell>
              <table:table-cell office:value-type="float" office:value="-62.2306060791016">
                <text:p>-62.2306060791016</text:p>
              </table:table-cell>
              <table:table-cell office:value-type="float" office:value="-62.2285385131836">
                <text:p>-62.2285385131836</text:p>
              </table:table-cell>
              <table:table-cell office:value-type="float" office:value="-62.2294502258301">
                <text:p>-62.2294502258301</text:p>
              </table:table-cell>
              <table:table-cell office:value-type="float" office:value="-62.2401161193848">
                <text:p>-62.2401161193848</text:p>
              </table:table-cell>
              <table:table-cell office:value-type="float" office:value="-62.2360191345215">
                <text:p>-62.2360191345215</text:p>
              </table:table-cell>
              <table:table-cell office:value-type="float" office:value="-62.2345314025879">
                <text:p>-62.2345314025879</text:p>
              </table:table-cell>
              <table:table-cell office:value-type="float" office:value="-62.2157821655273">
                <text:p>-62.2157821655273</text:p>
              </table:table-cell>
              <table:table-cell office:value-type="float" office:value="-62.2337875366211">
                <text:p>-62.2337875366211</text:p>
              </table:table-cell>
              <table:table-cell office:value-type="float" office:value="-62.2212295532227">
                <text:p>-62.2212295532227</text:p>
              </table:table-cell>
              <table:table-cell office:value-type="float" office:value="-62.1997146606445">
                <text:p>-62.1997146606445</text:p>
              </table:table-cell>
              <table:table-cell office:value-type="float" office:value="-62.2169799804688">
                <text:p>-62.2169799804688</text:p>
              </table:table-cell>
              <table:table-cell office:value-type="float" office:value="-62.20263671875">
                <text:p>-62.20263671875</text:p>
              </table:table-cell>
              <table:table-cell office:value-type="float" office:value="-62.2205276489258">
                <text:p>-62.2205276489258</text:p>
              </table:table-cell>
              <table:table-cell office:value-type="float" office:value="-62.2107543945313">
                <text:p>-62.2107543945313</text:p>
              </table:table-cell>
              <table:table-cell office:value-type="float" office:value="-62.2224311828613">
                <text:p>-62.2224311828613</text:p>
              </table:table-cell>
              <table:table-cell office:value-type="float" office:value="-62.2026786804199">
                <text:p>-62.2026786804199</text:p>
              </table:table-cell>
              <table:table-cell office:value-type="float" office:value="-62.2179718017578">
                <text:p>-62.2179718017578</text:p>
              </table:table-cell>
              <table:table-cell office:value-type="float" office:value="-62.1949806213379">
                <text:p>-62.1949806213379</text:p>
              </table:table-cell>
              <table:table-cell office:value-type="float" office:value="-62.2163619995117">
                <text:p>-62.2163619995117</text:p>
              </table:table-cell>
              <table:table-cell office:value-type="float" office:value="-62.2014808654785">
                <text:p>-62.2014808654785</text:p>
              </table:table-cell>
              <table:table-cell office:value-type="float" office:value="-62.205436706543">
                <text:p>-62.205436706543</text:p>
              </table:table-cell>
              <table:table-cell office:value-type="float" office:value="-62.1948966979981">
                <text:p>-62.1948966979981</text:p>
              </table:table-cell>
              <table:table-cell office:value-type="float" office:value="-62.1979026794434">
                <text:p>-62.1979026794434</text:p>
              </table:table-cell>
              <table:table-cell office:value-type="float" office:value="-62.199878692627">
                <text:p>-62.199878692627</text:p>
              </table:table-cell>
              <table:table-cell office:value-type="float" office:value="-62.1844100952148">
                <text:p>-62.1844100952148</text:p>
              </table:table-cell>
              <table:table-cell office:value-type="float" office:value="-62.184326171875">
                <text:p>-62.184326171875</text:p>
              </table:table-cell>
              <table:table-cell office:value-type="float" office:value="-62.1895484924316">
                <text:p>-62.1895484924316</text:p>
              </table:table-cell>
              <table:table-cell office:value-type="float" office:value="-62.1931686401367">
                <text:p>-62.1931686401367</text:p>
              </table:table-cell>
              <table:table-cell office:value-type="float" office:value="-62.2013969421387">
                <text:p>-62.2013969421387</text:p>
              </table:table-cell>
              <table:table-cell office:value-type="float" office:value="-62.1907424926758">
                <text:p>-62.1907424926758</text:p>
              </table:table-cell>
              <table:table-cell office:value-type="float" office:value="-62.1798095703125">
                <text:p>-62.1798095703125</text:p>
              </table:table-cell>
              <table:table-cell office:value-type="float" office:value="-62.1788635253906">
                <text:p>-62.1788635253906</text:p>
              </table:table-cell>
              <table:table-cell office:value-type="float" office:value="-62.197322845459">
                <text:p>-62.197322845459</text:p>
              </table:table-cell>
              <table:table-cell office:value-type="float" office:value="-62.1782455444336">
                <text:p>-62.1782455444336</text:p>
              </table:table-cell>
              <table:table-cell office:value-type="float" office:value="-62.1923866271973">
                <text:p>-62.1923866271973</text:p>
              </table:table-cell>
              <table:table-cell office:value-type="float" office:value="-62.1963806152344">
                <text:p>-62.1963806152344</text:p>
              </table:table-cell>
              <table:table-cell office:value-type="float" office:value="-62.1904945373535">
                <text:p>-62.1904945373535</text:p>
              </table:table-cell>
              <table:table-cell office:value-type="float" office:value="-62.1846580505371">
                <text:p>-62.1846580505371</text:p>
              </table:table-cell>
              <table:table-cell office:value-type="float" office:value="-62.1802177429199">
                <text:p>-62.1802177429199</text:p>
              </table:table-cell>
              <table:table-cell office:value-type="float" office:value="-62.1767692565918">
                <text:p>-62.1767692565918</text:p>
              </table:table-cell>
              <table:table-cell office:value-type="float" office:value="-62.1803016662598">
                <text:p>-62.1803016662598</text:p>
              </table:table-cell>
              <table:table-cell office:value-type="float" office:value="-62.1760292053223">
                <text:p>-62.1760292053223</text:p>
              </table:table-cell>
              <table:table-cell office:value-type="float" office:value="-62.2000389099121">
                <text:p>-62.2000389099121</text:p>
              </table:table-cell>
              <table:table-cell office:value-type="float" office:value="-62.1780433654785">
                <text:p>-62.1780433654785</text:p>
              </table:table-cell>
              <table:table-cell office:value-type="float" office:value="-62.1852760314941">
                <text:p>-62.1852760314941</text:p>
              </table:table-cell>
              <table:table-cell office:value-type="float" office:value="-62.1819877624512">
                <text:p>-62.1819877624512</text:p>
              </table:table-cell>
              <table:table-cell office:value-type="float" office:value="-62.1731986999512">
                <text:p>-62.1731986999512</text:p>
              </table:table-cell>
              <table:table-cell office:value-type="float" office:value="-62.1825981140137">
                <text:p>-62.1825981140137</text:p>
              </table:table-cell>
              <table:table-cell office:value-type="float" office:value="-62.1731567382813">
                <text:p>-62.1731567382813</text:p>
              </table:table-cell>
              <table:table-cell office:value-type="float" office:value="-62.1853103637695">
                <text:p>-62.1853103637695</text:p>
              </table:table-cell>
              <table:table-cell office:value-type="float" office:value="-62.1752052307129">
                <text:p>-62.1752052307129</text:p>
              </table:table-cell>
              <table:table-cell office:value-type="float" office:value="-62.1711006164551">
                <text:p>-62.1711006164551</text:p>
              </table:table-cell>
              <table:table-cell office:value-type="float" office:value="-62.1823120117188">
                <text:p>-62.1823120117188</text:p>
              </table:table-cell>
              <table:table-cell office:value-type="float" office:value="-62.1711845397949">
                <text:p>-62.1711845397949</text:p>
              </table:table-cell>
              <table:table-cell office:value-type="float" office:value="-62.17578125">
                <text:p>-62.17578125</text:p>
              </table:table-cell>
              <table:table-cell office:value-type="float" office:value="-62.1625289916992">
                <text:p>-62.1625289916992</text:p>
              </table:table-cell>
              <table:table-cell office:value-type="float" office:value="-62.142505645752">
                <text:p>-62.142505645752</text:p>
              </table:table-cell>
              <table:table-cell office:value-type="float" office:value="-62.1512222290039">
                <text:p>-62.1512222290039</text:p>
              </table:table-cell>
              <table:table-cell office:value-type="float" office:value="-62.172004699707">
                <text:p>-62.172004699707</text:p>
              </table:table-cell>
              <table:table-cell office:value-type="float" office:value="-62.1578178405762">
                <text:p>-62.1578178405762</text:p>
              </table:table-cell>
              <table:table-cell office:value-type="float" office:value="-62.1696281433106">
                <text:p>-62.1696281433106</text:p>
              </table:table-cell>
              <table:table-cell office:value-type="float" office:value="-62.1740188598633">
                <text:p>-62.1740188598633</text:p>
              </table:table-cell>
              <table:table-cell office:value-type="float" office:value="-62.1553573608398">
                <text:p>-62.1553573608398</text:p>
              </table:table-cell>
              <table:table-cell office:value-type="float" office:value="-62.1708564758301">
                <text:p>-62.1708564758301</text:p>
              </table:table-cell>
              <table:table-cell office:value-type="float" office:value="-62.1589660644531">
                <text:p>-62.1589660644531</text:p>
              </table:table-cell>
              <table:table-cell office:value-type="float" office:value="-62.1772613525391">
                <text:p>-62.1772613525391</text:p>
              </table:table-cell>
              <table:table-cell office:value-type="float" office:value="-62.166015625">
                <text:p>-62.166015625</text:p>
              </table:table-cell>
              <table:table-cell office:value-type="float" office:value="-62.1613388061523">
                <text:p>-62.1613388061523</text:p>
              </table:table-cell>
              <table:table-cell office:value-type="float" office:value="-62.166877746582">
                <text:p>-62.166877746582</text:p>
              </table:table-cell>
              <table:table-cell office:value-type="float" office:value="-62.1550750732422">
                <text:p>-62.1550750732422</text:p>
              </table:table-cell>
              <table:table-cell office:value-type="float" office:value="-62.1560974121094">
                <text:p>-62.1560974121094</text:p>
              </table:table-cell>
              <table:table-cell office:value-type="float" office:value="-62.1572036743164">
                <text:p>-62.1572036743164</text:p>
              </table:table-cell>
              <table:table-cell office:value-type="float" office:value="-62.1611366271973">
                <text:p>-62.1611366271973</text:p>
              </table:table-cell>
              <table:table-cell office:value-type="float" office:value="-62.1387825012207">
                <text:p>-62.1387825012207</text:p>
              </table:table-cell>
              <table:table-cell office:value-type="float" office:value="-62.1509780883789">
                <text:p>-62.1509780883789</text:p>
              </table:table-cell>
              <table:table-cell office:value-type="float" office:value="-62.1479873657227">
                <text:p>-62.1479873657227</text:p>
              </table:table-cell>
              <table:table-cell office:value-type="float" office:value="-62.1461067199707">
                <text:p>-62.1461067199707</text:p>
              </table:table-cell>
              <table:table-cell office:value-type="float" office:value="-62.1180000305176">
                <text:p>-62.1180000305176</text:p>
              </table:table-cell>
              <table:table-cell office:value-type="float" office:value="-62.1453285217285">
                <text:p>-62.1453285217285</text:p>
              </table:table-cell>
              <table:table-cell office:value-type="float" office:value="-62.1491737365723">
                <text:p>-62.1491737365723</text:p>
              </table:table-cell>
              <table:table-cell office:value-type="float" office:value="-62.1382102966309">
                <text:p>-62.1382102966309</text:p>
              </table:table-cell>
              <table:table-cell office:value-type="float" office:value="-62.1413192749023">
                <text:p>-62.1413192749023</text:p>
              </table:table-cell>
              <table:table-cell office:value-type="float" office:value="-62.1499938964844">
                <text:p>-62.1499938964844</text:p>
              </table:table-cell>
              <table:table-cell office:value-type="float" office:value="-62.1346969604492">
                <text:p>-62.1346969604492</text:p>
              </table:table-cell>
              <table:table-cell office:value-type="float" office:value="-62.1272201538086">
                <text:p>-62.1272201538086</text:p>
              </table:table-cell>
              <table:table-cell office:value-type="float" office:value="-62.1429138183594">
                <text:p>-62.1429138183594</text:p>
              </table:table-cell>
              <table:table-cell office:value-type="float" office:value="-62.1438980102539">
                <text:p>-62.1438980102539</text:p>
              </table:table-cell>
              <table:table-cell office:value-type="float" office:value="-62.1432418823242">
                <text:p>-62.1432418823242</text:p>
              </table:table-cell>
              <table:table-cell office:value-type="float" office:value="-62.1489295959473">
                <text:p>-62.1489295959473</text:p>
              </table:table-cell>
              <table:table-cell office:value-type="float" office:value="-62.1350212097168">
                <text:p>-62.1350212097168</text:p>
              </table:table-cell>
              <table:table-cell office:value-type="float" office:value="-62.1398048400879">
                <text:p>-62.1398048400879</text:p>
              </table:table-cell>
              <table:table-cell office:value-type="float" office:value="-62.1389923095703">
                <text:p>-62.1389923095703</text:p>
              </table:table-cell>
              <table:table-cell office:value-type="float" office:value="-62.14794921875">
                <text:p>-62.14794921875</text:p>
              </table:table-cell>
              <table:table-cell office:value-type="float" office:value="-62.1202392578125">
                <text:p>-62.1202392578125</text:p>
              </table:table-cell>
              <table:table-cell office:value-type="float" office:value="-62.122200012207">
                <text:p>-62.122200012207</text:p>
              </table:table-cell>
              <table:table-cell office:value-type="float" office:value="-62.1352691650391">
                <text:p>-62.1352691650391</text:p>
              </table:table-cell>
              <table:table-cell office:value-type="float" office:value="-62.147087097168">
                <text:p>-62.147087097168</text:p>
              </table:table-cell>
              <table:table-cell office:value-type="float" office:value="-62.1317138671875">
                <text:p>-62.1317138671875</text:p>
              </table:table-cell>
              <table:table-cell office:value-type="float" office:value="-62.1389083862305">
                <text:p>-62.1389083862305</text:p>
              </table:table-cell>
              <table:table-cell office:value-type="float" office:value="-62.1546630859375">
                <text:p>-62.1546630859375</text:p>
              </table:table-cell>
              <table:table-cell office:value-type="float" office:value="-62.1486053466797">
                <text:p>-62.1486053466797</text:p>
              </table:table-cell>
              <table:table-cell office:value-type="float" office:value="-62.129997253418">
                <text:p>-62.129997253418</text:p>
              </table:table-cell>
              <table:table-cell office:value-type="float" office:value="-62.1218338012695">
                <text:p>-62.1218338012695</text:p>
              </table:table-cell>
              <table:table-cell office:value-type="float" office:value="-62.1375579833984">
                <text:p>-62.1375579833984</text:p>
              </table:table-cell>
              <table:table-cell office:value-type="float" office:value="-62.1180381774902">
                <text:p>-62.1180381774902</text:p>
              </table:table-cell>
              <table:table-cell office:value-type="float" office:value="-62.1262435913086">
                <text:p>-62.1262435913086</text:p>
              </table:table-cell>
              <table:table-cell office:value-type="float" office:value="-62.1359634399414">
                <text:p>-62.1359634399414</text:p>
              </table:table-cell>
              <table:table-cell office:value-type="float" office:value="-62.1264457702637">
                <text:p>-62.1264457702637</text:p>
              </table:table-cell>
              <table:table-cell office:value-type="float" office:value="-62.1380462646484">
                <text:p>-62.1380462646484</text:p>
              </table:table-cell>
              <table:table-cell office:value-type="float" office:value="-62.1195068359375">
                <text:p>-62.1195068359375</text:p>
              </table:table-cell>
              <table:table-cell office:value-type="float" office:value="-62.1219139099121">
                <text:p>-62.1219139099121</text:p>
              </table:table-cell>
              <table:table-cell office:value-type="float" office:value="-62.110782623291">
                <text:p>-62.110782623291</text:p>
              </table:table-cell>
              <table:table-cell office:value-type="float" office:value="-62.1322059631348">
                <text:p>-62.1322059631348</text:p>
              </table:table-cell>
              <table:table-cell office:value-type="float" office:value="-62.1285705566406">
                <text:p>-62.1285705566406</text:p>
              </table:table-cell>
              <table:table-cell office:value-type="float" office:value="-62.1219139099121">
                <text:p>-62.1219139099121</text:p>
              </table:table-cell>
              <table:table-cell office:value-type="float" office:value="-62.1254692077637">
                <text:p>-62.1254692077637</text:p>
              </table:table-cell>
              <table:table-cell office:value-type="float" office:value="-62.110538482666">
                <text:p>-62.110538482666</text:p>
              </table:table-cell>
              <table:table-cell office:value-type="float" office:value="-62.1074028015137">
                <text:p>-62.1074028015137</text:p>
              </table:table-cell>
              <table:table-cell office:value-type="float" office:value="-62.1186904907227">
                <text:p>-62.1186904907227</text:p>
              </table:table-cell>
              <table:table-cell office:value-type="float" office:value="-62.1160430908203">
                <text:p>-62.1160430908203</text:p>
              </table:table-cell>
              <table:table-cell office:value-type="float" office:value="-62.1156311035156">
                <text:p>-62.1156311035156</text:p>
              </table:table-cell>
              <table:table-cell office:value-type="float" office:value="-62.1329383850098">
                <text:p>-62.1329383850098</text:p>
              </table:table-cell>
              <table:table-cell office:value-type="float" office:value="-62.106502532959">
                <text:p>-62.106502532959</text:p>
              </table:table-cell>
              <table:table-cell office:value-type="float" office:value="-62.1131477355957">
                <text:p>-62.1131477355957</text:p>
              </table:table-cell>
              <table:table-cell office:value-type="float" office:value="-62.1247291564941">
                <text:p>-62.1247291564941</text:p>
              </table:table-cell>
              <table:table-cell office:value-type="float" office:value="-62.1037330627441">
                <text:p>-62.1037330627441</text:p>
              </table:table-cell>
              <table:table-cell office:value-type="float" office:value="-62.1132278442383">
                <text:p>-62.1132278442383</text:p>
              </table:table-cell>
              <table:table-cell office:value-type="float" office:value="-62.1302833557129">
                <text:p>-62.1302833557129</text:p>
              </table:table-cell>
              <table:table-cell office:value-type="float" office:value="-62.1211395263672">
                <text:p>-62.1211395263672</text:p>
              </table:table-cell>
              <table:table-cell office:value-type="float" office:value="-62.1059341430664">
                <text:p>-62.1059341430664</text:p>
              </table:table-cell>
              <table:table-cell office:value-type="float" office:value="-62.1151428222656">
                <text:p>-62.1151428222656</text:p>
              </table:table-cell>
              <table:table-cell office:value-type="float" office:value="-62.1149406433106">
                <text:p>-62.1149406433106</text:p>
              </table:table-cell>
              <table:table-cell office:value-type="float" office:value="-62.1151847839356">
                <text:p>-62.1151847839356</text:p>
              </table:table-cell>
              <table:table-cell office:value-type="float" office:value="-62.1131477355957">
                <text:p>-62.1131477355957</text:p>
              </table:table-cell>
              <table:table-cell office:value-type="float" office:value="-62.090633392334">
                <text:p>-62.090633392334</text:p>
              </table:table-cell>
              <table:table-cell office:value-type="float" office:value="-62.1080932617188">
                <text:p>-62.1080932617188</text:p>
              </table:table-cell>
              <table:table-cell office:value-type="float" office:value="-62.1039390563965">
                <text:p>-62.1039390563965</text:p>
              </table:table-cell>
              <table:table-cell office:value-type="float" office:value="-62.1146545410156">
                <text:p>-62.1146545410156</text:p>
              </table:table-cell>
              <table:table-cell office:value-type="float" office:value="-62.1154708862305">
                <text:p>-62.1154708862305</text:p>
              </table:table-cell>
              <table:table-cell office:value-type="float" office:value="-62.1142883300781">
                <text:p>-62.1142883300781</text:p>
              </table:table-cell>
              <table:table-cell office:value-type="float" office:value="-62.0862846374512">
                <text:p>-62.0862846374512</text:p>
              </table:table-cell>
              <table:table-cell office:value-type="float" office:value="-62.1132698059082">
                <text:p>-62.1132698059082</text:p>
              </table:table-cell>
              <table:table-cell office:value-type="float" office:value="-62.104305267334">
                <text:p>-62.104305267334</text:p>
              </table:table-cell>
              <table:table-cell office:value-type="float" office:value="-62.1098022460938">
                <text:p>-62.1098022460938</text:p>
              </table:table-cell>
              <table:table-cell office:value-type="float" office:value="-62.095027923584">
                <text:p>-62.095027923584</text:p>
              </table:table-cell>
              <table:table-cell office:value-type="float" office:value="-62.1155128479004">
                <text:p>-62.1155128479004</text:p>
              </table:table-cell>
              <table:table-cell office:value-type="float" office:value="-62.1114349365234">
                <text:p>-62.1114349365234</text:p>
              </table:table-cell>
              <table:table-cell office:value-type="float" office:value="-62.1207695007324">
                <text:p>-62.1207695007324</text:p>
              </table:table-cell>
              <table:table-cell office:value-type="float" office:value="-62.1106185913086">
                <text:p>-62.1106185913086</text:p>
              </table:table-cell>
              <table:table-cell office:value-type="float" office:value="-62.1161613464356">
                <text:p>-62.1161613464356</text:p>
              </table:table-cell>
              <table:table-cell office:value-type="float" office:value="-62.1046295166016">
                <text:p>-62.1046295166016</text:p>
              </table:table-cell>
              <table:table-cell office:value-type="float" office:value="-62.1040992736816">
                <text:p>-62.1040992736816</text:p>
              </table:table-cell>
              <table:table-cell office:value-type="float" office:value="-62.1020240783691">
                <text:p>-62.1020240783691</text:p>
              </table:table-cell>
              <table:table-cell office:value-type="float" office:value="-62.0888023376465">
                <text:p>-62.0888023376465</text:p>
              </table:table-cell>
              <table:table-cell office:value-type="float" office:value="-62.1130218505859">
                <text:p>-62.1130218505859</text:p>
              </table:table-cell>
              <table:table-cell office:value-type="float" office:value="-62.1041412353516">
                <text:p>-62.1041412353516</text:p>
              </table:table-cell>
              <table:table-cell office:value-type="float" office:value="-62.0947799682617">
                <text:p>-62.0947799682617</text:p>
              </table:table-cell>
              <table:table-cell office:value-type="float" office:value="-62.0923805236816">
                <text:p>-62.0923805236816</text:p>
              </table:table-cell>
              <table:table-cell office:value-type="float" office:value="-62.0872993469238">
                <text:p>-62.0872993469238</text:p>
              </table:table-cell>
              <table:table-cell office:value-type="float" office:value="-62.1006393432617">
                <text:p>-62.1006393432617</text:p>
              </table:table-cell>
              <table:table-cell office:value-type="float" office:value="-62.0929107666016">
                <text:p>-62.0929107666016</text:p>
              </table:table-cell>
              <table:table-cell office:value-type="float" office:value="-62.0933151245117">
                <text:p>-62.0933151245117</text:p>
              </table:table-cell>
              <table:table-cell office:value-type="float" office:value="-62.099666595459">
                <text:p>-62.099666595459</text:p>
              </table:table-cell>
              <table:table-cell office:value-type="float" office:value="-62.1078491210938">
                <text:p>-62.1078491210938</text:p>
              </table:table-cell>
              <table:table-cell office:value-type="float" office:value="-62.0986862182617">
                <text:p>-62.0986862182617</text:p>
              </table:table-cell>
              <table:table-cell office:value-type="float" office:value="-62.0838432312012">
                <text:p>-62.0838432312012</text:p>
              </table:table-cell>
              <table:table-cell office:value-type="float" office:value="-62.0994987487793">
                <text:p>-62.0994987487793</text:p>
              </table:table-cell>
              <table:table-cell office:value-type="float" office:value="-62.0998268127441">
                <text:p>-62.0998268127441</text:p>
              </table:table-cell>
              <table:table-cell office:value-type="float" office:value="-62.1131057739258">
                <text:p>-62.1131057739258</text:p>
              </table:table-cell>
              <table:table-cell office:value-type="float" office:value="-62.1028366088867">
                <text:p>-62.1028366088867</text:p>
              </table:table-cell>
              <table:table-cell office:value-type="float" office:value="-62.1069488525391">
                <text:p>-62.1069488525391</text:p>
              </table:table-cell>
              <table:table-cell office:value-type="float" office:value="-62.0829544067383">
                <text:p>-62.0829544067383</text:p>
              </table:table-cell>
              <table:table-cell office:value-type="float" office:value="-62.1137161254883">
                <text:p>-62.1137161254883</text:p>
              </table:table-cell>
              <table:table-cell office:value-type="float" office:value="-62.0875434875488">
                <text:p>-62.0875434875488</text:p>
              </table:table-cell>
              <table:table-cell office:value-type="float" office:value="-62.0988082885742">
                <text:p>-62.0988082885742</text:p>
              </table:table-cell>
              <table:table-cell office:value-type="float" office:value="-62.1030807495117">
                <text:p>-62.1030807495117</text:p>
              </table:table-cell>
              <table:table-cell office:value-type="float" office:value="-62.1122093200684">
                <text:p>-62.1122093200684</text:p>
              </table:table-cell>
              <table:table-cell office:value-type="float" office:value="-62.0966529846191">
                <text:p>-62.0966529846191</text:p>
              </table:table-cell>
              <table:table-cell office:value-type="float" office:value="-62.0886383056641">
                <text:p>-62.0886383056641</text:p>
              </table:table-cell>
              <table:table-cell office:value-type="float" office:value="-62.0875816345215">
                <text:p>-62.0875816345215</text:p>
              </table:table-cell>
              <table:table-cell office:value-type="float" office:value="-62.0911636352539">
                <text:p>-62.0911636352539</text:p>
              </table:table-cell>
              <table:table-cell office:value-type="float" office:value="-62.0884780883789">
                <text:p>-62.0884780883789</text:p>
              </table:table-cell>
              <table:table-cell office:value-type="float" office:value="-62.0965690612793">
                <text:p>-62.0965690612793</text:p>
              </table:table-cell>
              <table:table-cell office:value-type="float" office:value="-62.0992965698242">
                <text:p>-62.0992965698242</text:p>
              </table:table-cell>
              <table:table-cell office:value-type="float" office:value="-62.0890884399414">
                <text:p>-62.0890884399414</text:p>
              </table:table-cell>
              <table:table-cell office:value-type="float" office:value="-62.0889663696289">
                <text:p>-62.0889663696289</text:p>
              </table:table-cell>
              <table:table-cell office:value-type="float" office:value="-62.1093139648438">
                <text:p>-62.1093139648438</text:p>
              </table:table-cell>
              <table:table-cell office:value-type="float" office:value="-62.1154289245606">
                <text:p>-62.1154289245606</text:p>
              </table:table-cell>
              <table:table-cell office:value-type="float" office:value="-62.0900230407715">
                <text:p>-62.0900230407715</text:p>
              </table:table-cell>
              <table:table-cell office:value-type="float" office:value="-62.0973472595215">
                <text:p>-62.0973472595215</text:p>
              </table:table-cell>
              <table:table-cell office:value-type="float" office:value="-62.0953903198242">
                <text:p>-62.0953903198242</text:p>
              </table:table-cell>
              <table:table-cell office:value-type="float" office:value="-62.1080513000488">
                <text:p>-62.1080513000488</text:p>
              </table:table-cell>
              <table:table-cell office:value-type="float" office:value="-62.1023483276367">
                <text:p>-62.1023483276367</text:p>
              </table:table-cell>
              <table:table-cell office:value-type="float" office:value="-62.0814476013184">
                <text:p>-62.0814476013184</text:p>
              </table:table-cell>
              <table:table-cell office:value-type="float" office:value="-62.104793548584">
                <text:p>-62.104793548584</text:p>
              </table:table-cell>
              <table:table-cell office:value-type="float" office:value="-62.0918922424316">
                <text:p>-62.0918922424316</text:p>
              </table:table-cell>
              <table:table-cell office:value-type="float" office:value="-62.0952301025391">
                <text:p>-62.0952301025391</text:p>
              </table:table-cell>
              <table:table-cell office:value-type="float" office:value="-62.0848197937012">
                <text:p>-62.0848197937012</text:p>
              </table:table-cell>
              <table:table-cell office:value-type="float" office:value="-62.0932731628418">
                <text:p>-62.0932731628418</text:p>
              </table:table-cell>
              <table:table-cell office:value-type="float" office:value="-62.0742645263672">
                <text:p>-62.0742645263672</text:p>
              </table:table-cell>
              <table:table-cell office:value-type="float" office:value="-62.0779533386231">
                <text:p>-62.0779533386231</text:p>
              </table:table-cell>
              <table:table-cell office:value-type="float" office:value="-62.0707702636719">
                <text:p>-62.0707702636719</text:p>
              </table:table-cell>
              <table:table-cell office:value-type="float" office:value="-62.0781974792481">
                <text:p>-62.0781974792481</text:p>
              </table:table-cell>
              <table:table-cell office:value-type="float" office:value="-62.0733261108398">
                <text:p>-62.0733261108398</text:p>
              </table:table-cell>
              <table:table-cell office:value-type="float" office:value="-62.1021461486816">
                <text:p>-62.1021461486816</text:p>
              </table:table-cell>
              <table:table-cell office:value-type="float" office:value="-62.0938034057617">
                <text:p>-62.0938034057617</text:p>
              </table:table-cell>
              <table:table-cell office:value-type="float" office:value="-62.0731239318848">
                <text:p>-62.0731239318848</text:p>
              </table:table-cell>
              <table:table-cell office:value-type="float" office:value="-62.1088676452637">
                <text:p>-62.1088676452637</text:p>
              </table:table-cell>
              <table:table-cell office:value-type="float" office:value="-62.0862007141113">
                <text:p>-62.0862007141113</text:p>
              </table:table-cell>
              <table:table-cell office:value-type="float" office:value="-62.0928688049316">
                <text:p>-62.0928688049316</text:p>
              </table:table-cell>
              <table:table-cell office:value-type="float" office:value="-62.091609954834">
                <text:p>-62.091609954834</text:p>
              </table:table-cell>
              <table:table-cell office:value-type="float" office:value="-62.0804710388184">
                <text:p>-62.0804710388184</text:p>
              </table:table-cell>
              <table:table-cell office:value-type="float" office:value="-62.0762939453125">
                <text:p>-62.0762939453125</text:p>
              </table:table-cell>
              <table:table-cell office:value-type="float" office:value="-62.078483581543">
                <text:p>-62.078483581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